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8.7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8mm"/>
    </style:style>
    <style:style style:name="co12" style:family="table-column">
      <style:table-column-properties fo:break-before="auto" style:column-width="7.58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16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2.22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17.34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34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5.17mm"/>
    </style:style>
    <style:style style:name="co25" style:family="table-column">
      <style:table-column-properties fo:break-before="auto" style:column-width="30.6mm"/>
    </style:style>
    <style:style style:name="co26" style:family="table-column">
      <style:table-column-properties fo:break-before="auto" style:column-width="9.67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7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21.17mm"/>
    </style:style>
    <style:style style:name="co32" style:family="table-column">
      <style:table-column-properties fo:break-before="auto" style:column-width="10.94mm"/>
    </style:style>
    <style:style style:name="co33" style:family="table-column">
      <style:table-column-properties fo:break-before="auto" style:column-width="26.44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2.05mm"/>
    </style:style>
    <style:style style:name="co37" style:family="table-column">
      <style:table-column-properties fo:break-before="auto" style:column-width="27.39mm"/>
    </style:style>
    <style:style style:name="co38" style:family="table-column">
      <style:table-column-properties fo:break-before="auto" style:column-width="14.13mm"/>
    </style:style>
    <style:style style:name="co39" style:family="table-column">
      <style:table-column-properties fo:break-before="auto" style:column-width="23.09mm"/>
    </style:style>
    <style:style style:name="co40" style:family="table-column">
      <style:table-column-properties fo:break-before="auto" style:column-width="22.28mm"/>
    </style:style>
    <style:style style:name="co41" style:family="table-column">
      <style:table-column-properties fo:break-before="auto" style:column-width="14.45mm"/>
    </style:style>
    <style:style style:name="co42" style:family="table-column">
      <style:table-column-properties fo:break-before="auto" style:column-width="22.12mm"/>
    </style:style>
    <style:style style:name="co43" style:family="table-column">
      <style:table-column-properties fo:break-before="auto" style:column-width="10.62mm"/>
    </style:style>
    <style:style style:name="co44" style:family="table-column">
      <style:table-column-properties fo:break-before="auto" style:column-width="6.61mm"/>
    </style:style>
    <style:style style:name="co45" style:family="table-column">
      <style:table-column-properties fo:break-before="auto" style:column-width="5.82mm"/>
    </style:style>
    <style:style style:name="co46" style:family="table-column">
      <style:table-column-properties fo:break-before="auto" style:column-width="21.48mm"/>
    </style:style>
    <style:style style:name="co47" style:family="table-column">
      <style:table-column-properties fo:break-before="auto" style:column-width="13.58mm"/>
    </style:style>
    <style:style style:name="co48" style:family="table-column">
      <style:table-column-properties fo:break-before="auto" style:column-width="14.94mm"/>
    </style:style>
    <style:style style:name="co49" style:family="table-column">
      <style:table-column-properties fo:break-before="auto" style:column-width="10.46mm"/>
    </style:style>
    <style:style style:name="co50" style:family="table-column">
      <style:table-column-properties fo:break-before="auto" style:column-width="9.33mm"/>
    </style:style>
    <style:style style:name="co51" style:family="table-column">
      <style:table-column-properties fo:break-before="auto" style:column-width="12.14mm"/>
    </style:style>
    <style:style style:name="co52" style:family="table-column">
      <style:table-column-properties fo:break-before="auto" style:column-width="5.98mm"/>
    </style:style>
    <style:style style:name="co53" style:family="table-column">
      <style:table-column-properties fo:break-before="auto" style:column-width="8.38mm"/>
    </style:style>
    <style:style style:name="co54" style:family="table-column">
      <style:table-column-properties fo:break-before="auto" style:column-width="17.82mm"/>
    </style:style>
    <style:style style:name="co55" style:family="table-column">
      <style:table-column-properties fo:break-before="auto" style:column-width="57.45mm"/>
    </style:style>
    <style:style style:name="co56" style:family="table-column">
      <style:table-column-properties fo:break-before="auto" style:column-width="14.38mm"/>
    </style:style>
    <style:style style:name="co57" style:family="table-column">
      <style:table-column-properties fo:break-before="auto" style:column-width="131.07mm"/>
    </style:style>
    <style:style style:name="co58" style:family="table-column">
      <style:table-column-properties fo:break-before="auto" style:column-width="10.71mm"/>
    </style:style>
    <style:style style:name="co59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4" style:family="table-cell" style:parent-style-name="Default" style:data-style-name="N107"/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/>
    <style:style style:name="ce24" style:family="table-cell" style:parent-style-name="Default" style:data-style-name="N108"/>
    <style:style style:name="ce37" style:family="table-cell" style:parent-style-name="Default" style:data-style-name="N109"/>
    <style:style style:name="ce38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map style:condition="cell-content()=[.$P3]" style:apply-style-name="destaque" style:base-cell-address="resumo.L3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0"/>
    <style:style style:name="ce33" style:family="table-cell" style:parent-style-name="Default">
      <style:table-cell-properties fo:background-color="#83caff"/>
    </style:style>
    <style:style style:name="ce3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c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Default"/>
        <table:table-column table:style-name="co9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042747" calcext:value-type="float">
            <text:p>0,042747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12926357" calcext:value-type="float">
            <text:p>129263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47" calcext:value-type="float">
            <text:p>-47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a.config</text:p>
          </table:table-cell>
          <table:table-cell table:formula="of:=CONCATENATE(&quot;r&quot;;[.B2];&quot;-&quot;;[.C2];&quot;-&quot;;[.E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14" table:formula="of:=[.J2]" office:value-type="float" office:value="-47" calcext:value-type="float">
            <text:p>-47,0</text:p>
          </table:table-cell>
          <table:table-cell table:style-name="ce14" table:formula="of:=[.I2]" office:value-type="float" office:value="0.042747" calcext:value-type="float">
            <text:p>0,0</text:p>
          </table:table-cell>
          <table:table-cell table:formula="of:=[.U2]" office:value-type="float" office:value="-47" calcext:value-type="float">
            <text:p>-47</text:p>
          </table:table-cell>
          <table:table-cell table:formula="of:=[.V2]" office:value-type="float" office:value="0.000243" calcext:value-type="float">
            <text:p>0,000243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7" table:formula="of:=ROUND(AVERAGE([.AG2:.AG300]);2)" office:value-type="float" office:value="2.02" calcext:value-type="float">
            <text:p>2,02</text:p>
          </table:table-cell>
          <table:table-cell table:style-name="ce17" table:formula="of:=ROUND(AVERAGEIF([.AG2:.AG300];&quot;&gt;0&quot;;[.AG2:.AG300]);2)" office:value-type="float" office:value="2.47" calcext:value-type="float">
            <text:p>2,47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ra.config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5012" calcext:value-type="float">
            <text:p>5012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0.0637" calcext:value-type="float">
            <text:p>0,0637</text:p>
          </table:table-cell>
          <table:table-cell table:style-name="Default" office:value-type="float" office:value="-42.0375" calcext:value-type="float">
            <text:p>-42,03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0375" calcext:value-type="float">
            <text:p>-42,0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12925584" calcext:value-type="float">
            <text:p>12925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0" calcext:value-type="float">
            <text:p>-40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a.config</text:p>
          </table:table-cell>
          <table:table-cell table:formula="of:=CONCATENATE(&quot;r&quot;;[.B3];&quot;-&quot;;[.C3];&quot;-&quot;;[.E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0.74" calcext:value-type="float">
            <text:p>0,74</text:p>
          </table:table-cell>
          <table:table-cell table:style-name="ce14" table:formula="of:=[.J3]" office:value-type="float" office:value="-42.0375" calcext:value-type="float">
            <text:p>-42,0</text:p>
          </table:table-cell>
          <table:table-cell table:style-name="ce14" table:formula="of:=[.I3]" office:value-type="float" office:value="0.0637" calcext:value-type="float">
            <text:p>0,1</text:p>
          </table:table-cell>
          <table:table-cell table:formula="of:=[.U3]" office:value-type="float" office:value="-40" calcext:value-type="float">
            <text:p>-40</text:p>
          </table:table-cell>
          <table:table-cell table:formula="of:=[.V3]" office:value-type="float" office:value="0.000242" calcext:value-type="float">
            <text:p>0,000242</text:p>
          </table:table-cell>
          <table:table-cell table:formula="of:=ABS([.AE3]-CEILING([.AC3])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0012" calcext:value-type="float">
            <text:p>10012</text:p>
          </table:table-cell>
          <table:table-cell office:value-type="float" office:value="823" calcext:value-type="float">
            <text:p>823</text:p>
          </table:table-cell>
          <table:table-cell table:style-name="Default" office:value-type="float" office:value="0.203839" calcext:value-type="float">
            <text:p>0,203839</text:p>
          </table:table-cell>
          <table:table-cell table:style-name="Default" office:value-type="float" office:value="-97.3" calcext:value-type="float">
            <text:p>-97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7.3" calcext:value-type="float">
            <text:p>-9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25539015" calcext:value-type="float">
            <text:p>25539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6" calcext:value-type="float">
            <text:p>-96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7" calcext:value-type="float">
            <text:p>36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ra.config</text:p>
          </table:table-cell>
          <table:table-cell table:formula="of:=CONCATENATE(&quot;r&quot;;[.B4];&quot;-&quot;;[.C4];&quot;-&quot;;[.E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0.36" calcext:value-type="float">
            <text:p>0,36</text:p>
          </table:table-cell>
          <table:table-cell table:style-name="ce14" table:formula="of:=[.J4]" office:value-type="float" office:value="-97.3" calcext:value-type="float">
            <text:p>-97,3</text:p>
          </table:table-cell>
          <table:table-cell table:style-name="ce14" table:formula="of:=[.I4]" office:value-type="float" office:value="0.203839" calcext:value-type="float">
            <text:p>0,2</text:p>
          </table:table-cell>
          <table:table-cell table:formula="of:=[.U4]" office:value-type="float" office:value="-96" calcext:value-type="float">
            <text:p>-96</text:p>
          </table:table-cell>
          <table:table-cell table:formula="of:=[.V4]" office:value-type="float" office:value="0.000458" calcext:value-type="float">
            <text:p>0,000458</text:p>
          </table:table-cell>
          <table:table-cell table:formula="of:=ABS([.AE4]-CEILING([.AC4]))" office:value-type="float" office:value="1" calcext:value-type="float">
            <text:p>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10012" calcext:value-type="float">
            <text:p>10012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0.195188" calcext:value-type="float">
            <text:p>0,195188</text:p>
          </table:table-cell>
          <table:table-cell table:style-name="Default" office:value-type="float" office:value="-82.5" calcext:value-type="float">
            <text:p>-82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2.5" calcext:value-type="float">
            <text:p>-82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25649615" calcext:value-type="float">
            <text:p>25649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1" calcext:value-type="float">
            <text:p>-8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1" calcext:value-type="float">
            <text:p>35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a.config</text:p>
          </table:table-cell>
          <table:table-cell table:formula="of:=CONCATENATE(&quot;r&quot;;[.B5];&quot;-&quot;;[.C5];&quot;-&quot;;[.E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0.38" calcext:value-type="float">
            <text:p>0,38</text:p>
          </table:table-cell>
          <table:table-cell table:style-name="ce14" table:formula="of:=[.J5]" office:value-type="float" office:value="-82.5" calcext:value-type="float">
            <text:p>-82,5</text:p>
          </table:table-cell>
          <table:table-cell table:style-name="ce14" table:formula="of:=[.I5]" office:value-type="float" office:value="0.195188" calcext:value-type="float">
            <text:p>0,2</text:p>
          </table:table-cell>
          <table:table-cell table:formula="of:=[.U5]" office:value-type="float" office:value="-81" calcext:value-type="float">
            <text:p>-81</text:p>
          </table:table-cell>
          <table:table-cell table:formula="of:=[.V5]" office:value-type="float" office:value="0.000475" calcext:value-type="float">
            <text:p>0,000475</text:p>
          </table:table-cell>
          <table:table-cell table:formula="of:=ABS([.AE5]-CEILING([.AC5]))" office:value-type="float" office:value="1" calcext:value-type="float">
            <text:p>1</text:p>
          </table:table-cell>
          <table:table-cell/>
          <table:table-cell table:formula="of:=COUNTIF([.AG2:.AG300];0)" office:value-type="float" office:value="11" calcext:value-type="float">
            <text:p>11</text:p>
          </table:table-cell>
          <table:table-cell table:style-name="ce22" table:formula="of:=[.AI5]/[.AI8]" office:value-type="percentage" office:value="0.183333333333333" calcext:value-type="percentage">
            <text:p>18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5012" calcext:value-type="float">
            <text:p>15012</text:p>
          </table:table-cell>
          <table:table-cell office:value-type="float" office:value="1519" calcext:value-type="float">
            <text:p>1519</text:p>
          </table:table-cell>
          <table:table-cell table:style-name="Default" office:value-type="float" office:value="0.258883" calcext:value-type="float">
            <text:p>0,258883</text:p>
          </table:table-cell>
          <table:table-cell table:style-name="Default" office:value-type="float" office:value="-143.3" calcext:value-type="float">
            <text:p>-143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3" calcext:value-type="float">
            <text:p>-143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38119238" calcext:value-type="float">
            <text:p>38119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3" calcext:value-type="float">
            <text:p>-143</text:p>
          </table:table-cell>
          <table:table-cell office:value-type="float" office:value="0.000785" calcext:value-type="float">
            <text:p>0,0007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8" calcext:value-type="float">
            <text:p>54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ra.config</text:p>
          </table:table-cell>
          <table:table-cell table:formula="of:=CONCATENATE(&quot;r&quot;;[.B6];&quot;-&quot;;[.C6];&quot;-&quot;;[.E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0.17" calcext:value-type="float">
            <text:p>0,17</text:p>
          </table:table-cell>
          <table:table-cell table:style-name="ce14" table:formula="of:=[.J6]" office:value-type="float" office:value="-143.3" calcext:value-type="float">
            <text:p>-143,3</text:p>
          </table:table-cell>
          <table:table-cell table:style-name="ce14" table:formula="of:=[.I6]" office:value-type="float" office:value="0.258883" calcext:value-type="float">
            <text:p>0,3</text:p>
          </table:table-cell>
          <table:table-cell table:formula="of:=[.U6]" office:value-type="float" office:value="-143" calcext:value-type="float">
            <text:p>-143</text:p>
          </table:table-cell>
          <table:table-cell table:formula="of:=[.V6]" office:value-type="float" office:value="0.000785" calcext:value-type="float">
            <text:p>0,000785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15012" calcext:value-type="float">
            <text:p>15012</text:p>
          </table:table-cell>
          <table:table-cell office:value-type="float" office:value="858" calcext:value-type="float">
            <text:p>858</text:p>
          </table:table-cell>
          <table:table-cell table:style-name="Default" office:value-type="float" office:value="0.344029" calcext:value-type="float">
            <text:p>0,344029</text:p>
          </table:table-cell>
          <table:table-cell table:style-name="Default" office:value-type="float" office:value="-120.8" calcext:value-type="float">
            <text:p>-12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8" calcext:value-type="float">
            <text:p>-12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38289710" calcext:value-type="float">
            <text:p>38289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20" calcext:value-type="float">
            <text:p>-120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3" calcext:value-type="float">
            <text:p>53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ra.config</text:p>
          </table:table-cell>
          <table:table-cell table:formula="of:=CONCATENATE(&quot;r&quot;;[.B7];&quot;-&quot;;[.C7];&quot;-&quot;;[.E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0.25" calcext:value-type="float">
            <text:p>0,25</text:p>
          </table:table-cell>
          <table:table-cell table:style-name="ce14" table:formula="of:=[.J7]" office:value-type="float" office:value="-120.8" calcext:value-type="float">
            <text:p>-120,8</text:p>
          </table:table-cell>
          <table:table-cell table:style-name="ce14" table:formula="of:=[.I7]" office:value-type="float" office:value="0.344029" calcext:value-type="float">
            <text:p>0,3</text:p>
          </table:table-cell>
          <table:table-cell table:formula="of:=[.U7]" office:value-type="float" office:value="-120" calcext:value-type="float">
            <text:p>-120</text:p>
          </table:table-cell>
          <table:table-cell table:formula="of:=[.V7]" office:value-type="float" office:value="0.000736" calcext:value-type="float">
            <text:p>0,000736</text:p>
          </table:table-cell>
          <table:table-cell table:formula="of:=ABS([.AE7]-CEILING([.AC7]))" office:value-type="float" office:value="0" calcext:value-type="float">
            <text:p>0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5017" calcext:value-type="float">
            <text:p>5017</text:p>
          </table:table-cell>
          <table:table-cell office:value-type="float" office:value="567" calcext:value-type="float">
            <text:p>567</text:p>
          </table:table-cell>
          <table:table-cell table:style-name="Default" office:value-type="float" office:value="0.100828" calcext:value-type="float">
            <text:p>0,100828</text:p>
          </table:table-cell>
          <table:table-cell table:style-name="Default" office:value-type="float" office:value="-37.333333" calcext:value-type="float">
            <text:p>-37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333333" calcext:value-type="float">
            <text:p>-37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13192101" calcext:value-type="float">
            <text:p>13192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6" calcext:value-type="float">
            <text:p>-3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a.config</text:p>
          </table:table-cell>
          <table:table-cell table:formula="of:=CONCATENATE(&quot;r&quot;;[.B8];&quot;-&quot;;[.C8];&quot;-&quot;;[.E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1.12" calcext:value-type="float">
            <text:p>1,12</text:p>
          </table:table-cell>
          <table:table-cell table:style-name="ce14" table:formula="of:=[.J8]" office:value-type="float" office:value="-37.333333" calcext:value-type="float">
            <text:p>-37,3</text:p>
          </table:table-cell>
          <table:table-cell table:style-name="ce14" table:formula="of:=[.I8]" office:value-type="float" office:value="0.100828" calcext:value-type="float">
            <text:p>0,1</text:p>
          </table:table-cell>
          <table:table-cell table:formula="of:=[.U8]" office:value-type="float" office:value="-36" calcext:value-type="float">
            <text:p>-36</text:p>
          </table:table-cell>
          <table:table-cell table:formula="of:=[.V8]" office:value-type="float" office:value="0.000251" calcext:value-type="float">
            <text:p>0,000251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5017" calcext:value-type="float">
            <text:p>5017</text:p>
          </table:table-cell>
          <table:table-cell office:value-type="float" office:value="504" calcext:value-type="float">
            <text:p>504</text:p>
          </table:table-cell>
          <table:table-cell table:style-name="Default" office:value-type="float" office:value="0.131203" calcext:value-type="float">
            <text:p>0,131203</text:p>
          </table:table-cell>
          <table:table-cell table:style-name="Default" office:value-type="float" office:value="-34.540748" calcext:value-type="float">
            <text:p>-34,5407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40748" calcext:value-type="float">
            <text:p>-34,540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13267077" calcext:value-type="float">
            <text:p>13267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" calcext:value-type="float">
            <text:p>-30</text:p>
          </table:table-cell>
          <table:table-cell office:value-type="float" office:value="0.000254" calcext:value-type="float">
            <text:p>0,000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2" calcext:value-type="float">
            <text:p>18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a.config</text:p>
          </table:table-cell>
          <table:table-cell table:formula="of:=CONCATENATE(&quot;r&quot;;[.B9];&quot;-&quot;;[.C9];&quot;-&quot;;[.E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1.16" calcext:value-type="float">
            <text:p>1,16</text:p>
          </table:table-cell>
          <table:table-cell table:style-name="ce14" table:formula="of:=[.J9]" office:value-type="float" office:value="-34.540748" calcext:value-type="float">
            <text:p>-34,5</text:p>
          </table:table-cell>
          <table:table-cell table:style-name="ce14" table:formula="of:=[.I9]" office:value-type="float" office:value="0.131203" calcext:value-type="float">
            <text:p>0,1</text:p>
          </table:table-cell>
          <table:table-cell table:formula="of:=[.U9]" office:value-type="float" office:value="-30" calcext:value-type="float">
            <text:p>-30</text:p>
          </table:table-cell>
          <table:table-cell table:formula="of:=[.V9]" office:value-type="float" office:value="0.000254" calcext:value-type="float">
            <text:p>0,000254</text:p>
          </table:table-cell>
          <table:table-cell table:formula="of:=ABS([.AE9]-CEILING([.AC9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0017" calcext:value-type="float">
            <text:p>10017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0.173908" calcext:value-type="float">
            <text:p>0,173908</text:p>
          </table:table-cell>
          <table:table-cell table:style-name="Default" office:value-type="float" office:value="-76.133333" calcext:value-type="float">
            <text:p>-76,1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133333" calcext:value-type="float">
            <text:p>-76,1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26184081" calcext:value-type="float">
            <text:p>26184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5" calcext:value-type="float">
            <text:p>-75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9" calcext:value-type="float">
            <text:p>3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a.config</text:p>
          </table:table-cell>
          <table:table-cell table:formula="of:=CONCATENATE(&quot;r&quot;;[.B10];&quot;-&quot;;[.C10];&quot;-&quot;;[.E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0.57" calcext:value-type="float">
            <text:p>0,57</text:p>
          </table:table-cell>
          <table:table-cell table:style-name="ce14" table:formula="of:=[.J10]" office:value-type="float" office:value="-76.133333" calcext:value-type="float">
            <text:p>-76,1</text:p>
          </table:table-cell>
          <table:table-cell table:style-name="ce14" table:formula="of:=[.I10]" office:value-type="float" office:value="0.173908" calcext:value-type="float">
            <text:p>0,2</text:p>
          </table:table-cell>
          <table:table-cell table:formula="of:=[.U10]" office:value-type="float" office:value="-75" calcext:value-type="float">
            <text:p>-75</text:p>
          </table:table-cell>
          <table:table-cell table:formula="of:=[.V10]" office:value-type="float" office:value="0.000488" calcext:value-type="float">
            <text:p>0,000488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0017" calcext:value-type="float">
            <text:p>10017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0.207386" calcext:value-type="float">
            <text:p>0,207386</text:p>
          </table:table-cell>
          <table:table-cell table:style-name="Default" office:value-type="float" office:value="-66.987879" calcext:value-type="float">
            <text:p>-66,9878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6.987879" calcext:value-type="float">
            <text:p>-66,987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26329345" calcext:value-type="float">
            <text:p>2632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2" calcext:value-type="float">
            <text:p>35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a.config</text:p>
          </table:table-cell>
          <table:table-cell table:formula="of:=CONCATENATE(&quot;r&quot;;[.B11];&quot;-&quot;;[.C11];&quot;-&quot;;[.E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0.52" calcext:value-type="float">
            <text:p>0,52</text:p>
          </table:table-cell>
          <table:table-cell table:style-name="ce14" table:formula="of:=[.J11]" office:value-type="float" office:value="-66.987879" calcext:value-type="float">
            <text:p>-67,0</text:p>
          </table:table-cell>
          <table:table-cell table:style-name="ce14" table:formula="of:=[.I11]" office:value-type="float" office:value="0.207386" calcext:value-type="float">
            <text:p>0,2</text:p>
          </table:table-cell>
          <table:table-cell table:formula="of:=[.U11]" office:value-type="float" office:value="-65" calcext:value-type="float">
            <text:p>-65</text:p>
          </table:table-cell>
          <table:table-cell table:formula="of:=[.V11]" office:value-type="float" office:value="0.000558" calcext:value-type="float">
            <text:p>0,000558</text:p>
          </table:table-cell>
          <table:table-cell table:formula="of:=ABS([.AE11]-CEILING([.AC1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15017" calcext:value-type="float">
            <text:p>15017</text:p>
          </table:table-cell>
          <table:table-cell office:value-type="float" office:value="1165" calcext:value-type="float">
            <text:p>1165</text:p>
          </table:table-cell>
          <table:table-cell table:style-name="Default" office:value-type="float" office:value="0.504203" calcext:value-type="float">
            <text:p>0,504203</text:p>
          </table:table-cell>
          <table:table-cell table:style-name="Default" office:value-type="float" office:value="-114.4" calcext:value-type="float">
            <text:p>-114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4" calcext:value-type="float">
            <text:p>-114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39036607" calcext:value-type="float">
            <text:p>39036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3" calcext:value-type="float">
            <text:p>-113</text:p>
          </table:table-cell>
          <table:table-cell office:value-type="float" office:value="0.000818" calcext:value-type="float">
            <text:p>0,0008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a.config</text:p>
          </table:table-cell>
          <table:table-cell table:formula="of:=CONCATENATE(&quot;r&quot;;[.B12];&quot;-&quot;;[.C12];&quot;-&quot;;[.E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.38" calcext:value-type="float">
            <text:p>0,38</text:p>
          </table:table-cell>
          <table:table-cell table:style-name="ce14" table:formula="of:=[.J12]" office:value-type="float" office:value="-114.4" calcext:value-type="float">
            <text:p>-114,4</text:p>
          </table:table-cell>
          <table:table-cell table:style-name="ce14" table:formula="of:=[.I12]" office:value-type="float" office:value="0.504203" calcext:value-type="float">
            <text:p>0,5</text:p>
          </table:table-cell>
          <table:table-cell table:formula="of:=[.U12]" office:value-type="float" office:value="-113" calcext:value-type="float">
            <text:p>-113</text:p>
          </table:table-cell>
          <table:table-cell table:formula="of:=[.V12]" office:value-type="float" office:value="0.000818" calcext:value-type="float">
            <text:p>0,000818</text:p>
          </table:table-cell>
          <table:table-cell table:formula="of:=ABS([.AE12]-CEILING([.AC1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6" calcext:value-type="float">
            <text:p>56</text:p>
          </table:table-cell>
          <table:table-cell office:value-type="float" office:value="15017" calcext:value-type="float">
            <text:p>15017</text:p>
          </table:table-cell>
          <table:table-cell office:value-type="float" office:value="1128" calcext:value-type="float">
            <text:p>1128</text:p>
          </table:table-cell>
          <table:table-cell table:style-name="Default" office:value-type="float" office:value="0.469518" calcext:value-type="float">
            <text:p>0,469518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" calcext:value-type="float">
            <text:p>-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office:value-type="float" office:value="0.46" calcext:value-type="float">
            <text:p>0,46</text:p>
          </table:table-cell>
          <table:table-cell office:value-type="float" office:value="39240359" calcext:value-type="float">
            <text:p>39240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01" calcext:value-type="float">
            <text:p>-101</text:p>
          </table:table-cell>
          <table:table-cell office:value-type="float" office:value="0.000822" calcext:value-type="float">
            <text:p>0,0008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2" calcext:value-type="float">
            <text:p>52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a.config</text:p>
          </table:table-cell>
          <table:table-cell table:formula="of:=CONCATENATE(&quot;r&quot;;[.B13];&quot;-&quot;;[.C13];&quot;-&quot;;[.E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.37" calcext:value-type="float">
            <text:p>0,37</text:p>
          </table:table-cell>
          <table:table-cell table:style-name="ce14" table:formula="of:=[.J13]" office:value-type="float" office:value="-103" calcext:value-type="float">
            <text:p>-103,0</text:p>
          </table:table-cell>
          <table:table-cell table:style-name="ce14" table:formula="of:=[.I13]" office:value-type="float" office:value="0.469518" calcext:value-type="float">
            <text:p>0,5</text:p>
          </table:table-cell>
          <table:table-cell table:formula="of:=[.U13]" office:value-type="float" office:value="-101" calcext:value-type="float">
            <text:p>-101</text:p>
          </table:table-cell>
          <table:table-cell table:formula="of:=[.V13]" office:value-type="float" office:value="0.000822" calcext:value-type="float">
            <text:p>0,000822</text:p>
          </table:table-cell>
          <table:table-cell table:formula="of:=ABS([.AE13]-CEILING([.AC1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5022" calcext:value-type="float">
            <text:p>5022</text:p>
          </table:table-cell>
          <table:table-cell office:value-type="float" office:value="604" calcext:value-type="float">
            <text:p>604</text:p>
          </table:table-cell>
          <table:table-cell table:style-name="Default" office:value-type="float" office:value="0.120943" calcext:value-type="float">
            <text:p>0,120943</text:p>
          </table:table-cell>
          <table:table-cell table:style-name="Default" office:value-type="float" office:value="-30.955727" calcext:value-type="float">
            <text:p>-30,9557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955727" calcext:value-type="float">
            <text:p>-30,955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13515046" calcext:value-type="float">
            <text:p>13515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" calcext:value-type="float">
            <text:p>-28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a.config</text:p>
          </table:table-cell>
          <table:table-cell table:formula="of:=CONCATENATE(&quot;r&quot;;[.B14];&quot;-&quot;;[.C14];&quot;-&quot;;[.E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1.47" calcext:value-type="float">
            <text:p>1,47</text:p>
          </table:table-cell>
          <table:table-cell table:style-name="ce14" table:formula="of:=[.J14]" office:value-type="float" office:value="-30.955727" calcext:value-type="float">
            <text:p>-31,0</text:p>
          </table:table-cell>
          <table:table-cell table:style-name="ce14" table:formula="of:=[.I14]" office:value-type="float" office:value="0.120943" calcext:value-type="float">
            <text:p>0,1</text:p>
          </table:table-cell>
          <table:table-cell table:formula="of:=[.U14]" office:value-type="float" office:value="-28" calcext:value-type="float">
            <text:p>-28</text:p>
          </table:table-cell>
          <table:table-cell table:formula="of:=[.V14]" office:value-type="float" office:value="0.00026" calcext:value-type="float">
            <text:p>0,00026</text:p>
          </table:table-cell>
          <table:table-cell table:formula="of:=ABS([.AE14]-CEILING([.AC1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5022" calcext:value-type="float">
            <text:p>5022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0.189388" calcext:value-type="float">
            <text:p>0,189388</text:p>
          </table:table-cell>
          <table:table-cell table:style-name="Default" office:value-type="float" office:value="-29.041029" calcext:value-type="float">
            <text:p>-29,0410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9.041029" calcext:value-type="float">
            <text:p>-29,041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13610622" calcext:value-type="float">
            <text:p>13610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" calcext:value-type="float">
            <text:p>-25</text:p>
          </table:table-cell>
          <table:table-cell office:value-type="float" office:value="0.000264" calcext:value-type="float">
            <text:p>0,000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.config</text:p>
          </table:table-cell>
          <table:table-cell table:formula="of:=CONCATENATE(&quot;r&quot;;[.B15];&quot;-&quot;;[.C15];&quot;-&quot;;[.E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1.53" calcext:value-type="float">
            <text:p>1,53</text:p>
          </table:table-cell>
          <table:table-cell table:style-name="ce14" table:formula="of:=[.J15]" office:value-type="float" office:value="-29.041029" calcext:value-type="float">
            <text:p>-29,0</text:p>
          </table:table-cell>
          <table:table-cell table:style-name="ce14" table:formula="of:=[.I15]" office:value-type="float" office:value="0.189388" calcext:value-type="float">
            <text:p>0,2</text:p>
          </table:table-cell>
          <table:table-cell table:formula="of:=[.U15]" office:value-type="float" office:value="-25" calcext:value-type="float">
            <text:p>-25</text:p>
          </table:table-cell>
          <table:table-cell table:formula="of:=[.V15]" office:value-type="float" office:value="0.000264" calcext:value-type="float">
            <text:p>0,000264</text:p>
          </table:table-cell>
          <table:table-cell table:formula="of:=ABS([.AE15]-CEILING([.AC1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022" calcext:value-type="float">
            <text:p>10022</text:p>
          </table:table-cell>
          <table:table-cell office:value-type="float" office:value="1264" calcext:value-type="float">
            <text:p>1264</text:p>
          </table:table-cell>
          <table:table-cell table:style-name="Default" office:value-type="float" office:value="0.293276" calcext:value-type="float">
            <text:p>0,293276</text:p>
          </table:table-cell>
          <table:table-cell table:style-name="Default" office:value-type="float" office:value="-68.099719" calcext:value-type="float">
            <text:p>-68,0997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8.099719" calcext:value-type="float">
            <text:p>-68,0997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26841028" calcext:value-type="float">
            <text:p>2684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 office:value-type="float" office:value="0.000562" calcext:value-type="float">
            <text:p>0,0005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a.config</text:p>
          </table:table-cell>
          <table:table-cell table:formula="of:=CONCATENATE(&quot;r&quot;;[.B16];&quot;-&quot;;[.C16];&quot;-&quot;;[.E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.76" calcext:value-type="float">
            <text:p>0,76</text:p>
          </table:table-cell>
          <table:table-cell table:style-name="ce14" table:formula="of:=[.J16]" office:value-type="float" office:value="-68.099719" calcext:value-type="float">
            <text:p>-68,1</text:p>
          </table:table-cell>
          <table:table-cell table:style-name="ce14" table:formula="of:=[.I16]" office:value-type="float" office:value="0.293276" calcext:value-type="float">
            <text:p>0,3</text:p>
          </table:table-cell>
          <table:table-cell table:formula="of:=[.U16]" office:value-type="float" office:value="-65" calcext:value-type="float">
            <text:p>-65</text:p>
          </table:table-cell>
          <table:table-cell table:formula="of:=[.V16]" office:value-type="float" office:value="0.000562" calcext:value-type="float">
            <text:p>0,000562</text:p>
          </table:table-cell>
          <table:table-cell table:formula="of:=ABS([.AE16]-CEILING([.AC1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22" calcext:value-type="float">
            <text:p>10022</text:p>
          </table:table-cell>
          <table:table-cell office:value-type="float" office:value="1316" calcext:value-type="float">
            <text:p>1316</text:p>
          </table:table-cell>
          <table:table-cell table:style-name="Default" office:value-type="float" office:value="0.359493" calcext:value-type="float">
            <text:p>0,359493</text:p>
          </table:table-cell>
          <table:table-cell table:style-name="Default" office:value-type="float" office:value="-57.923186" calcext:value-type="float">
            <text:p>-57,9231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7.923186" calcext:value-type="float">
            <text:p>-57,923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27015940" calcext:value-type="float">
            <text:p>27015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6" calcext:value-type="float">
            <text:p>-56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1" calcext:value-type="float">
            <text:p>37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ra.config</text:p>
          </table:table-cell>
          <table:table-cell table:formula="of:=CONCATENATE(&quot;r&quot;;[.B17];&quot;-&quot;;[.C17];&quot;-&quot;;[.E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0.75" calcext:value-type="float">
            <text:p>0,75</text:p>
          </table:table-cell>
          <table:table-cell table:style-name="ce14" table:formula="of:=[.J17]" office:value-type="float" office:value="-57.923186" calcext:value-type="float">
            <text:p>-57,9</text:p>
          </table:table-cell>
          <table:table-cell table:style-name="ce14" table:formula="of:=[.I17]" office:value-type="float" office:value="0.359493" calcext:value-type="float">
            <text:p>0,4</text:p>
          </table:table-cell>
          <table:table-cell table:formula="of:=[.U17]" office:value-type="float" office:value="-56" calcext:value-type="float">
            <text:p>-56</text:p>
          </table:table-cell>
          <table:table-cell table:formula="of:=[.V17]" office:value-type="float" office:value="0.000575" calcext:value-type="float">
            <text:p>0,000575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15022" calcext:value-type="float">
            <text:p>15022</text:p>
          </table:table-cell>
          <table:table-cell office:value-type="float" office:value="1616" calcext:value-type="float">
            <text:p>1616</text:p>
          </table:table-cell>
          <table:table-cell table:style-name="Default" office:value-type="float" office:value="0.51126" calcext:value-type="float">
            <text:p>0,51126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39970454" calcext:value-type="float">
            <text:p>39970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9" calcext:value-type="float">
            <text:p>-99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2" calcext:value-type="float">
            <text:p>5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ra.config</text:p>
          </table:table-cell>
          <table:table-cell table:formula="of:=CONCATENATE(&quot;r&quot;;[.B18];&quot;-&quot;;[.C18];&quot;-&quot;;[.E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.49" calcext:value-type="float">
            <text:p>0,49</text:p>
          </table:table-cell>
          <table:table-cell table:style-name="ce14" table:formula="of:=[.J18]" office:value-type="float" office:value="-100" calcext:value-type="float">
            <text:p>-100,0</text:p>
          </table:table-cell>
          <table:table-cell table:style-name="ce14" table:formula="of:=[.I18]" office:value-type="float" office:value="0.51126" calcext:value-type="float">
            <text:p>0,5</text:p>
          </table:table-cell>
          <table:table-cell table:formula="of:=[.U18]" office:value-type="float" office:value="-99" calcext:value-type="float">
            <text:p>-99</text:p>
          </table:table-cell>
          <table:table-cell table:formula="of:=[.V18]" office:value-type="float" office:value="0.000849" calcext:value-type="float">
            <text:p>0,000849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15022" calcext:value-type="float">
            <text:p>15022</text:p>
          </table:table-cell>
          <table:table-cell office:value-type="float" office:value="1634" calcext:value-type="float">
            <text:p>1634</text:p>
          </table:table-cell>
          <table:table-cell table:style-name="Default" office:value-type="float" office:value="0.502227" calcext:value-type="float">
            <text:p>0,502227</text:p>
          </table:table-cell>
          <table:table-cell table:style-name="Default" office:value-type="float" office:value="-87.83339" calcext:value-type="float">
            <text:p>-87,833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83339" calcext:value-type="float">
            <text:p>-87,83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office:value-type="float" office:value="40224942" calcext:value-type="float">
            <text:p>40224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6" calcext:value-type="float">
            <text:p>-86</text:p>
          </table:table-cell>
          <table:table-cell office:value-type="float" office:value="0.000881" calcext:value-type="float">
            <text:p>0,0008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3" calcext:value-type="float">
            <text:p>54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ra.config</text:p>
          </table:table-cell>
          <table:table-cell table:formula="of:=CONCATENATE(&quot;r&quot;;[.B19];&quot;-&quot;;[.C19];&quot;-&quot;;[.E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.51" calcext:value-type="float">
            <text:p>0,51</text:p>
          </table:table-cell>
          <table:table-cell table:style-name="ce14" table:formula="of:=[.J19]" office:value-type="float" office:value="-87.83339" calcext:value-type="float">
            <text:p>-87,8</text:p>
          </table:table-cell>
          <table:table-cell table:style-name="ce14" table:formula="of:=[.I19]" office:value-type="float" office:value="0.502227" calcext:value-type="float">
            <text:p>0,5</text:p>
          </table:table-cell>
          <table:table-cell table:formula="of:=[.U19]" office:value-type="float" office:value="-86" calcext:value-type="float">
            <text:p>-86</text:p>
          </table:table-cell>
          <table:table-cell table:formula="of:=[.V19]" office:value-type="float" office:value="0.000881" calcext:value-type="float">
            <text:p>0,000881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office:value-type="float" office:value="5027" calcext:value-type="float">
            <text:p>5027</text:p>
          </table:table-cell>
          <table:table-cell office:value-type="float" office:value="740" calcext:value-type="float">
            <text:p>740</text:p>
          </table:table-cell>
          <table:table-cell table:style-name="Default" office:value-type="float" office:value="0.155343" calcext:value-type="float">
            <text:p>0,155343</text:p>
          </table:table-cell>
          <table:table-cell table:style-name="Default" office:value-type="float" office:value="-28.343048" calcext:value-type="float">
            <text:p>-28,3430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343048" calcext:value-type="float">
            <text:p>-28,343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13870080" calcext:value-type="float">
            <text:p>1387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6" calcext:value-type="float">
            <text:p>-26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a.config</text:p>
          </table:table-cell>
          <table:table-cell table:formula="of:=CONCATENATE(&quot;r&quot;;[.B20];&quot;-&quot;;[.C20];&quot;-&quot;;[.E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1.91" calcext:value-type="float">
            <text:p>1,91</text:p>
          </table:table-cell>
          <table:table-cell table:style-name="ce14" table:formula="of:=[.J20]" office:value-type="float" office:value="-28.343048" calcext:value-type="float">
            <text:p>-28,3</text:p>
          </table:table-cell>
          <table:table-cell table:style-name="ce14" table:formula="of:=[.I20]" office:value-type="float" office:value="0.155343" calcext:value-type="float">
            <text:p>0,2</text:p>
          </table:table-cell>
          <table:table-cell table:formula="of:=[.U20]" office:value-type="float" office:value="-26" calcext:value-type="float">
            <text:p>-26</text:p>
          </table:table-cell>
          <table:table-cell table:formula="of:=[.V20]" office:value-type="float" office:value="0.000276" calcext:value-type="float">
            <text:p>0,000276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5027" calcext:value-type="float">
            <text:p>5027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0.172034" calcext:value-type="float">
            <text:p>0,172034</text:p>
          </table:table-cell>
          <table:table-cell table:style-name="Default" office:value-type="float" office:value="-24.388471" calcext:value-type="float">
            <text:p>-24,388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.388471" calcext:value-type="float">
            <text:p>-24,388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13957096" calcext:value-type="float">
            <text:p>1395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2" calcext:value-type="float">
            <text:p>-22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a.config</text:p>
          </table:table-cell>
          <table:table-cell table:formula="of:=CONCATENATE(&quot;r&quot;;[.B21];&quot;-&quot;;[.C21];&quot;-&quot;;[.E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1.87" calcext:value-type="float">
            <text:p>1,87</text:p>
          </table:table-cell>
          <table:table-cell table:style-name="ce14" table:formula="of:=[.J21]" office:value-type="float" office:value="-24.388471" calcext:value-type="float">
            <text:p>-24,4</text:p>
          </table:table-cell>
          <table:table-cell table:style-name="ce14" table:formula="of:=[.I21]" office:value-type="float" office:value="0.172034" calcext:value-type="float">
            <text:p>0,2</text:p>
          </table:table-cell>
          <table:table-cell table:formula="of:=[.U21]" office:value-type="float" office:value="-22" calcext:value-type="float">
            <text:p>-22</text:p>
          </table:table-cell>
          <table:table-cell table:formula="of:=[.V21]" office:value-type="float" office:value="0.000288" calcext:value-type="float">
            <text:p>0,000288</text:p>
          </table:table-cell>
          <table:table-cell table:formula="of:=ABS([.AE21]-CEILING([.AC2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302" calcext:value-type="float">
            <text:p>1302</text:p>
          </table:table-cell>
          <table:table-cell table:style-name="Default" office:value-type="float" office:value="0.330529" calcext:value-type="float">
            <text:p>0,330529</text:p>
          </table:table-cell>
          <table:table-cell table:style-name="Default" office:value-type="float" office:value="-58.78465" calcext:value-type="float">
            <text:p>-58,784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78465" calcext:value-type="float">
            <text:p>-58,78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27524205" calcext:value-type="float">
            <text:p>2752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6" calcext:value-type="float">
            <text:p>-56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5" calcext:value-type="float">
            <text:p>4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ra.config</text:p>
          </table:table-cell>
          <table:table-cell table:formula="of:=CONCATENATE(&quot;r&quot;;[.B22];&quot;-&quot;;[.C22];&quot;-&quot;;[.E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.96" calcext:value-type="float">
            <text:p>0,96</text:p>
          </table:table-cell>
          <table:table-cell table:style-name="ce14" table:formula="of:=[.J22]" office:value-type="float" office:value="-58.78465" calcext:value-type="float">
            <text:p>-58,8</text:p>
          </table:table-cell>
          <table:table-cell table:style-name="ce14" table:formula="of:=[.I22]" office:value-type="float" office:value="0.330529" calcext:value-type="float">
            <text:p>0,3</text:p>
          </table:table-cell>
          <table:table-cell table:formula="of:=[.U22]" office:value-type="float" office:value="-56" calcext:value-type="float">
            <text:p>-56</text:p>
          </table:table-cell>
          <table:table-cell table:formula="of:=[.V22]" office:value-type="float" office:value="0.00059" calcext:value-type="float">
            <text:p>0,00059</text:p>
          </table:table-cell>
          <table:table-cell table:formula="of:=ABS([.AE22]-CEILING([.AC2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241" calcext:value-type="float">
            <text:p>1241</text:p>
          </table:table-cell>
          <table:table-cell table:style-name="Default" office:value-type="float" office:value="0.362162" calcext:value-type="float">
            <text:p>0,362162</text:p>
          </table:table-cell>
          <table:table-cell table:style-name="Default" office:value-type="float" office:value="-53.640083" calcext:value-type="float">
            <text:p>-53,6400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.640083" calcext:value-type="float">
            <text:p>-53,64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27707757" calcext:value-type="float">
            <text:p>27707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0" calcext:value-type="float">
            <text:p>-50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ra.config</text:p>
          </table:table-cell>
          <table:table-cell table:formula="of:=CONCATENATE(&quot;r&quot;;[.B23];&quot;-&quot;;[.C23];&quot;-&quot;;[.E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0.96" calcext:value-type="float">
            <text:p>0,96</text:p>
          </table:table-cell>
          <table:table-cell table:style-name="ce14" table:formula="of:=[.J23]" office:value-type="float" office:value="-53.640083" calcext:value-type="float">
            <text:p>-53,6</text:p>
          </table:table-cell>
          <table:table-cell table:style-name="ce14" table:formula="of:=[.I23]" office:value-type="float" office:value="0.362162" calcext:value-type="float">
            <text:p>0,4</text:p>
          </table:table-cell>
          <table:table-cell table:formula="of:=[.U23]" office:value-type="float" office:value="-50" calcext:value-type="float">
            <text:p>-50</text:p>
          </table:table-cell>
          <table:table-cell table:formula="of:=[.V23]" office:value-type="float" office:value="0.000626" calcext:value-type="float">
            <text:p>0,000626</text:p>
          </table:table-cell>
          <table:table-cell table:formula="of:=ABS([.AE23]-CEILING([.AC23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15027" calcext:value-type="float">
            <text:p>15027</text:p>
          </table:table-cell>
          <table:table-cell office:value-type="float" office:value="1840" calcext:value-type="float">
            <text:p>1840</text:p>
          </table:table-cell>
          <table:table-cell table:style-name="Default" office:value-type="float" office:value="0.614585" calcext:value-type="float">
            <text:p>0,614585</text:p>
          </table:table-cell>
          <table:table-cell table:style-name="Default" office:value-type="float" office:value="-86.428757" calcext:value-type="float">
            <text:p>-86,4287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6.428757" calcext:value-type="float">
            <text:p>-86,4287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 office:value-type="float" office:value="0.59" calcext:value-type="float">
            <text:p>0,59</text:p>
          </table:table-cell>
          <table:table-cell office:value-type="float" office:value="40969447" calcext:value-type="float">
            <text:p>40969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3" calcext:value-type="float">
            <text:p>-83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a.config</text:p>
          </table:table-cell>
          <table:table-cell table:formula="of:=CONCATENATE(&quot;r&quot;;[.B24];&quot;-&quot;;[.C24];&quot;-&quot;;[.E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.65" calcext:value-type="float">
            <text:p>0,65</text:p>
          </table:table-cell>
          <table:table-cell table:style-name="ce14" table:formula="of:=[.J24]" office:value-type="float" office:value="-86.428757" calcext:value-type="float">
            <text:p>-86,4</text:p>
          </table:table-cell>
          <table:table-cell table:style-name="ce14" table:formula="of:=[.I24]" office:value-type="float" office:value="0.614585" calcext:value-type="float">
            <text:p>0,6</text:p>
          </table:table-cell>
          <table:table-cell table:formula="of:=[.U24]" office:value-type="float" office:value="-83" calcext:value-type="float">
            <text:p>-83</text:p>
          </table:table-cell>
          <table:table-cell table:formula="of:=[.V24]" office:value-type="float" office:value="0.00091" calcext:value-type="float">
            <text:p>0,00091</text:p>
          </table:table-cell>
          <table:table-cell table:formula="of:=ABS([.AE24]-CEILING([.AC2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15027" calcext:value-type="float">
            <text:p>15027</text:p>
          </table:table-cell>
          <table:table-cell office:value-type="float" office:value="1693" calcext:value-type="float">
            <text:p>1693</text:p>
          </table:table-cell>
          <table:table-cell table:style-name="Default" office:value-type="float" office:value="0.771748" calcext:value-type="float">
            <text:p>0,771748</text:p>
          </table:table-cell>
          <table:table-cell table:style-name="Default" office:value-type="float" office:value="-77.085301" calcext:value-type="float">
            <text:p>-77,0853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7.085301" calcext:value-type="float">
            <text:p>-77,085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41251807" calcext:value-type="float">
            <text:p>41251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4" calcext:value-type="float">
            <text:p>-74</text:p>
          </table:table-cell>
          <table:table-cell office:value-type="float" office:value="0.000934" calcext:value-type="float">
            <text:p>0,0009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7" calcext:value-type="float">
            <text:p>54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a.config</text:p>
          </table:table-cell>
          <table:table-cell table:formula="of:=CONCATENATE(&quot;r&quot;;[.B25];&quot;-&quot;;[.C25];&quot;-&quot;;[.E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.64" calcext:value-type="float">
            <text:p>0,64</text:p>
          </table:table-cell>
          <table:table-cell table:style-name="ce14" table:formula="of:=[.J25]" office:value-type="float" office:value="-77.085301" calcext:value-type="float">
            <text:p>-77,1</text:p>
          </table:table-cell>
          <table:table-cell table:style-name="ce14" table:formula="of:=[.I25]" office:value-type="float" office:value="0.771748" calcext:value-type="float">
            <text:p>0,8</text:p>
          </table:table-cell>
          <table:table-cell table:formula="of:=[.U25]" office:value-type="float" office:value="-74" calcext:value-type="float">
            <text:p>-74</text:p>
          </table:table-cell>
          <table:table-cell table:formula="of:=[.V25]" office:value-type="float" office:value="0.000934" calcext:value-type="float">
            <text:p>0,000934</text:p>
          </table:table-cell>
          <table:table-cell table:formula="of:=ABS([.AE25]-CEILING([.AC2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5007" calcext:value-type="float">
            <text:p>5007</text:p>
          </table:table-cell>
          <table:table-cell office:value-type="float" office:value="193" calcext:value-type="float">
            <text:p>193</text:p>
          </table:table-cell>
          <table:table-cell table:style-name="Default" office:value-type="float" office:value="0.032541" calcext:value-type="float">
            <text:p>0,032541</text:p>
          </table:table-cell>
          <table:table-cell table:style-name="Default" office:value-type="float" office:value="-67.8" calcext:value-type="float">
            <text:p>-67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7.8" calcext:value-type="float">
            <text:p>-6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2554485" calcext:value-type="float">
            <text:p>12554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7" calcext:value-type="float">
            <text:p>-67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a.config</text:p>
          </table:table-cell>
          <table:table-cell table:formula="of:=CONCATENATE(&quot;r&quot;;[.B26];&quot;-&quot;;[.C26];&quot;-&quot;;[.E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0.18" calcext:value-type="float">
            <text:p>0,18</text:p>
          </table:table-cell>
          <table:table-cell table:style-name="ce14" table:formula="of:=[.J26]" office:value-type="float" office:value="-67.8" calcext:value-type="float">
            <text:p>-67,8</text:p>
          </table:table-cell>
          <table:table-cell table:style-name="ce14" table:formula="of:=[.I26]" office:value-type="float" office:value="0.032541" calcext:value-type="float">
            <text:p>0,0</text:p>
          </table:table-cell>
          <table:table-cell table:formula="of:=[.U26]" office:value-type="float" office:value="-67" calcext:value-type="float">
            <text:p>-67</text:p>
          </table:table-cell>
          <table:table-cell table:formula="of:=[.V26]" office:value-type="float" office:value="0.000217" calcext:value-type="float">
            <text:p>0,000217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5007" calcext:value-type="float">
            <text:p>5007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9672" calcext:value-type="float">
            <text:p>0,039672</text:p>
          </table:table-cell>
          <table:table-cell table:style-name="Default" office:value-type="float" office:value="-63.2" calcext:value-type="float">
            <text:p>-6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3.2" calcext:value-type="float">
            <text:p>-6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2586949" calcext:value-type="float">
            <text:p>12586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2" calcext:value-type="float">
            <text:p>-62</text:p>
          </table:table-cell>
          <table:table-cell office:value-type="float" office:value="0.000219" calcext:value-type="float">
            <text:p>0,000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8" calcext:value-type="float">
            <text:p>15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a.config</text:p>
          </table:table-cell>
          <table:table-cell table:formula="of:=CONCATENATE(&quot;r&quot;;[.B27];&quot;-&quot;;[.C27];&quot;-&quot;;[.E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0.34" calcext:value-type="float">
            <text:p>0,34</text:p>
          </table:table-cell>
          <table:table-cell table:style-name="ce14" table:formula="of:=[.J27]" office:value-type="float" office:value="-63.2" calcext:value-type="float">
            <text:p>-63,2</text:p>
          </table:table-cell>
          <table:table-cell table:style-name="ce14" table:formula="of:=[.I27]" office:value-type="float" office:value="0.039672" calcext:value-type="float">
            <text:p>0,0</text:p>
          </table:table-cell>
          <table:table-cell table:formula="of:=[.U27]" office:value-type="float" office:value="-62" calcext:value-type="float">
            <text:p>-62</text:p>
          </table:table-cell>
          <table:table-cell table:formula="of:=[.V27]" office:value-type="float" office:value="0.000219" calcext:value-type="float">
            <text:p>0,000219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387" calcext:value-type="float">
            <text:p>387</text:p>
          </table:table-cell>
          <table:table-cell table:style-name="Default" office:value-type="float" office:value="0.05955" calcext:value-type="float">
            <text:p>0,05955</text:p>
          </table:table-cell>
          <table:table-cell table:style-name="Default" office:value-type="float" office:value="-135.2" calcext:value-type="float">
            <text:p>-13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2" calcext:value-type="float">
            <text:p>-13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24945683" calcext:value-type="float">
            <text:p>24945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5" calcext:value-type="float">
            <text:p>-135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6" calcext:value-type="float">
            <text:p>34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ra.config</text:p>
          </table:table-cell>
          <table:table-cell table:formula="of:=CONCATENATE(&quot;r&quot;;[.B28];&quot;-&quot;;[.C28];&quot;-&quot;;[.E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0.09" calcext:value-type="float">
            <text:p>0,09</text:p>
          </table:table-cell>
          <table:table-cell table:style-name="ce14" table:formula="of:=[.J28]" office:value-type="float" office:value="-135.2" calcext:value-type="float">
            <text:p>-135,2</text:p>
          </table:table-cell>
          <table:table-cell table:style-name="ce14" table:formula="of:=[.I28]" office:value-type="float" office:value="0.05955" calcext:value-type="float">
            <text:p>0,1</text:p>
          </table:table-cell>
          <table:table-cell table:formula="of:=[.U28]" office:value-type="float" office:value="-135" calcext:value-type="float">
            <text:p>-135</text:p>
          </table:table-cell>
          <table:table-cell table:formula="of:=[.V28]" office:value-type="float" office:value="0.000417" calcext:value-type="float">
            <text:p>0,000417</text:p>
          </table:table-cell>
          <table:table-cell table:formula="of:=ABS([.AE28]-CEILING([.AC2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0.060626" calcext:value-type="float">
            <text:p>0,060626</text:p>
          </table:table-cell>
          <table:table-cell table:style-name="Default" office:value-type="float" office:value="-128.2" calcext:value-type="float">
            <text:p>-128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8.2" calcext:value-type="float">
            <text:p>-12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25001051" calcext:value-type="float">
            <text:p>2500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28" calcext:value-type="float">
            <text:p>-128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a.config</text:p>
          </table:table-cell>
          <table:table-cell table:formula="of:=CONCATENATE(&quot;r&quot;;[.B29];&quot;-&quot;;[.C29];&quot;-&quot;;[.E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0.09" calcext:value-type="float">
            <text:p>0,09</text:p>
          </table:table-cell>
          <table:table-cell table:style-name="ce14" table:formula="of:=[.J29]" office:value-type="float" office:value="-128.2" calcext:value-type="float">
            <text:p>-128,2</text:p>
          </table:table-cell>
          <table:table-cell table:style-name="ce14" table:formula="of:=[.I29]" office:value-type="float" office:value="0.060626" calcext:value-type="float">
            <text:p>0,1</text:p>
          </table:table-cell>
          <table:table-cell table:formula="of:=[.U29]" office:value-type="float" office:value="-128" calcext:value-type="float">
            <text:p>-128</text:p>
          </table:table-cell>
          <table:table-cell table:formula="of:=[.V29]" office:value-type="float" office:value="0.000462" calcext:value-type="float">
            <text:p>0,000462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7" calcext:value-type="float">
            <text:p>15007</text:p>
          </table:table-cell>
          <table:table-cell office:value-type="float" office:value="674" calcext:value-type="float">
            <text:p>674</text:p>
          </table:table-cell>
          <table:table-cell table:style-name="Default" office:value-type="float" office:value="0.074069" calcext:value-type="float">
            <text:p>0,074069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-204" calcext:value-type="float">
            <text:p>-2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36396754" calcext:value-type="float">
            <text:p>363967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-204" calcext:value-type="float">
            <text:p>-204</text:p>
          </table:table-cell>
          <table:table-cell office:value-type="float" office:value="0.000709" calcext:value-type="float">
            <text:p>0,0007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2" calcext:value-type="float">
            <text:p>50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ra.config</text:p>
          </table:table-cell>
          <table:table-cell table:formula="of:=CONCATENATE(&quot;r&quot;;[.B30];&quot;-&quot;;[.C30];&quot;-&quot;;[.E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14" table:formula="of:=[.J30]" office:value-type="float" office:value="-204" calcext:value-type="float">
            <text:p>-204,0</text:p>
          </table:table-cell>
          <table:table-cell table:style-name="ce14" table:formula="of:=[.I30]" office:value-type="float" office:value="0.074069" calcext:value-type="float">
            <text:p>0,1</text:p>
          </table:table-cell>
          <table:table-cell table:formula="of:=[.U30]" office:value-type="float" office:value="-204" calcext:value-type="float">
            <text:p>-204</text:p>
          </table:table-cell>
          <table:table-cell table:formula="of:=[.V30]" office:value-type="float" office:value="0.000709" calcext:value-type="float">
            <text:p>0,000709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5007" calcext:value-type="float">
            <text:p>15007</text:p>
          </table:table-cell>
          <table:table-cell office:value-type="float" office:value="227" calcext:value-type="float">
            <text:p>227</text:p>
          </table:table-cell>
          <table:table-cell table:style-name="Default" office:value-type="float" office:value="0.092604" calcext:value-type="float">
            <text:p>0,092604</text:p>
          </table:table-cell>
          <table:table-cell table:style-name="Default" office:value-type="float" office:value="-191" calcext:value-type="float">
            <text:p>-1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1" calcext:value-type="float">
            <text:p>-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37303854" calcext:value-type="float">
            <text:p>3730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0" calcext:value-type="float">
            <text:p>-190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3" calcext:value-type="float">
            <text:p>46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ra.config</text:p>
          </table:table-cell>
          <table:table-cell table:formula="of:=CONCATENATE(&quot;r&quot;;[.B31];&quot;-&quot;;[.C31];&quot;-&quot;;[.E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0.07" calcext:value-type="float">
            <text:p>0,07</text:p>
          </table:table-cell>
          <table:table-cell table:style-name="ce14" table:formula="of:=[.J31]" office:value-type="float" office:value="-191" calcext:value-type="float">
            <text:p>-191,0</text:p>
          </table:table-cell>
          <table:table-cell table:style-name="ce14" table:formula="of:=[.I31]" office:value-type="float" office:value="0.092604" calcext:value-type="float">
            <text:p>0,1</text:p>
          </table:table-cell>
          <table:table-cell table:formula="of:=[.U31]" office:value-type="float" office:value="-190" calcext:value-type="float">
            <text:p>-190</text:p>
          </table:table-cell>
          <table:table-cell table:formula="of:=[.V31]" office:value-type="float" office:value="0.000692" calcext:value-type="float">
            <text:p>0,000692</text:p>
          </table:table-cell>
          <table:table-cell table:formula="of:=ABS([.AE31]-CEILING([.AC3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1012" calcext:value-type="float">
            <text:p>1012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0.035674" calcext:value-type="float">
            <text:p>0,035674</text:p>
          </table:table-cell>
          <table:table-cell table:style-name="Default" office:value-type="float" office:value="-52.099737" calcext:value-type="float">
            <text:p>-52,0997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2.099737" calcext:value-type="float">
            <text:p>-52,099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3510210" calcext:value-type="float">
            <text:p>3510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0" calcext:value-type="float">
            <text:p>-50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a.config</text:p>
          </table:table-cell>
          <table:table-cell table:formula="of:=CONCATENATE(&quot;r&quot;;[.B32];&quot;-&quot;;[.C32];&quot;-&quot;;[.E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.66" calcext:value-type="float">
            <text:p>3,66</text:p>
          </table:table-cell>
          <table:table-cell table:style-name="ce14" table:formula="of:=[.J32]" office:value-type="float" office:value="-52.099737" calcext:value-type="float">
            <text:p>-52,1</text:p>
          </table:table-cell>
          <table:table-cell table:style-name="ce14" table:formula="of:=[.I32]" office:value-type="float" office:value="0.035674" calcext:value-type="float">
            <text:p>0,0</text:p>
          </table:table-cell>
          <table:table-cell table:formula="of:=[.U32]" office:value-type="float" office:value="-50" calcext:value-type="float">
            <text:p>-50</text:p>
          </table:table-cell>
          <table:table-cell table:formula="of:=[.V32]" office:value-type="float" office:value="0.000124" calcext:value-type="float">
            <text:p>0,000124</text:p>
          </table:table-cell>
          <table:table-cell table:formula="of:=ABS([.AE32]-CEILING([.AC3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1012" calcext:value-type="float">
            <text:p>1012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0.03564" calcext:value-type="float">
            <text:p>0,03564</text:p>
          </table:table-cell>
          <table:table-cell table:style-name="Default" office:value-type="float" office:value="-47.718769" calcext:value-type="float">
            <text:p>-47,7187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7.718769" calcext:value-type="float">
            <text:p>-47,7187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3514650" calcext:value-type="float">
            <text:p>3514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7" calcext:value-type="float">
            <text:p>-47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ra.config</text:p>
          </table:table-cell>
          <table:table-cell table:formula="of:=CONCATENATE(&quot;r&quot;;[.B33];&quot;-&quot;;[.C33];&quot;-&quot;;[.E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.75" calcext:value-type="float">
            <text:p>3,75</text:p>
          </table:table-cell>
          <table:table-cell table:style-name="ce14" table:formula="of:=[.J33]" office:value-type="float" office:value="-47.718769" calcext:value-type="float">
            <text:p>-47,7</text:p>
          </table:table-cell>
          <table:table-cell table:style-name="ce14" table:formula="of:=[.I33]" office:value-type="float" office:value="0.03564" calcext:value-type="float">
            <text:p>0,0</text:p>
          </table:table-cell>
          <table:table-cell table:formula="of:=[.U33]" office:value-type="float" office:value="-47" calcext:value-type="float">
            <text:p>-47</text:p>
          </table:table-cell>
          <table:table-cell table:formula="of:=[.V33]" office:value-type="float" office:value="0.00013" calcext:value-type="float">
            <text:p>0,00013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0.078547" calcext:value-type="float">
            <text:p>0,078547</text:p>
          </table:table-cell>
          <table:table-cell table:style-name="Default" office:value-type="float" office:value="-114.837319" calcext:value-type="float">
            <text:p>-114,8373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837319" calcext:value-type="float">
            <text:p>-114,837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6814878" calcext:value-type="float">
            <text:p>6814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2" calcext:value-type="float">
            <text:p>-112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8" calcext:value-type="float">
            <text:p>30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a.config</text:p>
          </table:table-cell>
          <table:table-cell table:formula="of:=CONCATENATE(&quot;r&quot;;[.B34];&quot;-&quot;;[.C34];&quot;-&quot;;[.E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1.89" calcext:value-type="float">
            <text:p>1,89</text:p>
          </table:table-cell>
          <table:table-cell table:style-name="ce14" table:formula="of:=[.J34]" office:value-type="float" office:value="-114.837319" calcext:value-type="float">
            <text:p>-114,8</text:p>
          </table:table-cell>
          <table:table-cell table:style-name="ce14" table:formula="of:=[.I34]" office:value-type="float" office:value="0.078547" calcext:value-type="float">
            <text:p>0,1</text:p>
          </table:table-cell>
          <table:table-cell table:formula="of:=[.U34]" office:value-type="float" office:value="-112" calcext:value-type="float">
            <text:p>-112</text:p>
          </table:table-cell>
          <table:table-cell table:formula="of:=[.V34]" office:value-type="float" office:value="0.000218" calcext:value-type="float">
            <text:p>0,000218</text:p>
          </table:table-cell>
          <table:table-cell table:formula="of:=ABS([.AE34]-CEILING([.AC3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635" calcext:value-type="float">
            <text:p>635</text:p>
          </table:table-cell>
          <table:table-cell table:style-name="Default" office:value-type="float" office:value="0.059488" calcext:value-type="float">
            <text:p>0,059488</text:p>
          </table:table-cell>
          <table:table-cell table:style-name="Default" office:value-type="float" office:value="-95.67046" calcext:value-type="float">
            <text:p>-95,67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5.67046" calcext:value-type="float">
            <text:p>-95,67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6811534" calcext:value-type="float">
            <text:p>681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4" calcext:value-type="float">
            <text:p>-94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2" calcext:value-type="float">
            <text:p>30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a.config</text:p>
          </table:table-cell>
          <table:table-cell table:formula="of:=CONCATENATE(&quot;r&quot;;[.B35];&quot;-&quot;;[.C35];&quot;-&quot;;[.E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1.89" calcext:value-type="float">
            <text:p>1,89</text:p>
          </table:table-cell>
          <table:table-cell table:style-name="ce14" table:formula="of:=[.J35]" office:value-type="float" office:value="-95.67046" calcext:value-type="float">
            <text:p>-95,7</text:p>
          </table:table-cell>
          <table:table-cell table:style-name="ce14" table:formula="of:=[.I35]" office:value-type="float" office:value="0.059488" calcext:value-type="float">
            <text:p>0,1</text:p>
          </table:table-cell>
          <table:table-cell table:formula="of:=[.U35]" office:value-type="float" office:value="-94" calcext:value-type="float">
            <text:p>-94</text:p>
          </table:table-cell>
          <table:table-cell table:formula="of:=[.V35]" office:value-type="float" office:value="0.000216" calcext:value-type="float">
            <text:p>0,000216</text:p>
          </table:table-cell>
          <table:table-cell table:formula="of:=ABS([.AE35]-CEILING([.AC3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995" calcext:value-type="float">
            <text:p>995</text:p>
          </table:table-cell>
          <table:table-cell table:style-name="Default" office:value-type="float" office:value="0.155831" calcext:value-type="float">
            <text:p>0,155831</text:p>
          </table:table-cell>
          <table:table-cell table:style-name="Default" office:value-type="float" office:value="-165.2" calcext:value-type="float">
            <text:p>-16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5.2" calcext:value-type="float">
            <text:p>-16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10045012" calcext:value-type="float">
            <text:p>10045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63" calcext:value-type="float">
            <text:p>-163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" calcext:value-type="float">
            <text:p>46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ra.config</text:p>
          </table:table-cell>
          <table:table-cell table:formula="of:=CONCATENATE(&quot;r&quot;;[.B36];&quot;-&quot;;[.C36];&quot;-&quot;;[.E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1.26" calcext:value-type="float">
            <text:p>1,26</text:p>
          </table:table-cell>
          <table:table-cell table:style-name="ce14" table:formula="of:=[.J36]" office:value-type="float" office:value="-165.2" calcext:value-type="float">
            <text:p>-165,2</text:p>
          </table:table-cell>
          <table:table-cell table:style-name="ce14" table:formula="of:=[.I36]" office:value-type="float" office:value="0.155831" calcext:value-type="float">
            <text:p>0,2</text:p>
          </table:table-cell>
          <table:table-cell table:formula="of:=[.U36]" office:value-type="float" office:value="-163" calcext:value-type="float">
            <text:p>-163</text:p>
          </table:table-cell>
          <table:table-cell table:formula="of:=[.V36]" office:value-type="float" office:value="0.000291" calcext:value-type="float">
            <text:p>0,000291</text:p>
          </table:table-cell>
          <table:table-cell table:formula="of:=ABS([.AE36]-CEILING([.AC3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1036" calcext:value-type="float">
            <text:p>1036</text:p>
          </table:table-cell>
          <table:table-cell table:style-name="Default" office:value-type="float" office:value="0.151131" calcext:value-type="float">
            <text:p>0,151131</text:p>
          </table:table-cell>
          <table:table-cell table:style-name="Default" office:value-type="float" office:value="-146" calcext:value-type="float">
            <text:p>-1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" calcext:value-type="float">
            <text:p>-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10058332" calcext:value-type="float">
            <text:p>10058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4" calcext:value-type="float">
            <text:p>-144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8" calcext:value-type="float">
            <text:p>438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ra.config</text:p>
          </table:table-cell>
          <table:table-cell table:formula="of:=CONCATENATE(&quot;r&quot;;[.B37];&quot;-&quot;;[.C37];&quot;-&quot;;[.E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1.26" calcext:value-type="float">
            <text:p>1,26</text:p>
          </table:table-cell>
          <table:table-cell table:style-name="ce14" table:formula="of:=[.J37]" office:value-type="float" office:value="-146" calcext:value-type="float">
            <text:p>-146,0</text:p>
          </table:table-cell>
          <table:table-cell table:style-name="ce14" table:formula="of:=[.I37]" office:value-type="float" office:value="0.151131" calcext:value-type="float">
            <text:p>0,2</text:p>
          </table:table-cell>
          <table:table-cell table:formula="of:=[.U37]" office:value-type="float" office:value="-144" calcext:value-type="float">
            <text:p>-144</text:p>
          </table:table-cell>
          <table:table-cell table:formula="of:=[.V37]" office:value-type="float" office:value="0.000301" calcext:value-type="float">
            <text:p>0,000301</text:p>
          </table:table-cell>
          <table:table-cell table:formula="of:=ABS([.AE37]-CEILING([.AC3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0.062222" calcext:value-type="float">
            <text:p>0,062222</text:p>
          </table:table-cell>
          <table:table-cell table:style-name="Default" office:value-type="float" office:value="-42.636288" calcext:value-type="float">
            <text:p>-42,6362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636288" calcext:value-type="float">
            <text:p>-42,636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3908358" calcext:value-type="float">
            <text:p>3908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9" calcext:value-type="float">
            <text:p>-39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4" calcext:value-type="float">
            <text:p>1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.config</text:p>
          </table:table-cell>
          <table:table-cell table:formula="of:=CONCATENATE(&quot;r&quot;;[.B38];&quot;-&quot;;[.C38];&quot;-&quot;;[.E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5.7" calcext:value-type="float">
            <text:p>5,7</text:p>
          </table:table-cell>
          <table:table-cell table:style-name="ce14" table:formula="of:=[.J38]" office:value-type="float" office:value="-42.636288" calcext:value-type="float">
            <text:p>-42,6</text:p>
          </table:table-cell>
          <table:table-cell table:style-name="ce14" table:formula="of:=[.I38]" office:value-type="float" office:value="0.062222" calcext:value-type="float">
            <text:p>0,1</text:p>
          </table:table-cell>
          <table:table-cell table:formula="of:=[.U38]" office:value-type="float" office:value="-39" calcext:value-type="float">
            <text:p>-39</text:p>
          </table:table-cell>
          <table:table-cell table:formula="of:=[.V38]" office:value-type="float" office:value="0.000141" calcext:value-type="float">
            <text:p>0,000141</text:p>
          </table:table-cell>
          <table:table-cell table:formula="of:=ABS([.AE38]-CEILING([.AC3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0.04311" calcext:value-type="float">
            <text:p>0,04311</text:p>
          </table:table-cell>
          <table:table-cell table:style-name="Default" office:value-type="float" office:value="-39.033214" calcext:value-type="float">
            <text:p>-39,0332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9.033214" calcext:value-type="float">
            <text:p>-39,033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3900094" calcext:value-type="float">
            <text:p>390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5" calcext:value-type="float">
            <text:p>-35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a.config</text:p>
          </table:table-cell>
          <table:table-cell table:formula="of:=CONCATENATE(&quot;r&quot;;[.B39];&quot;-&quot;;[.C39];&quot;-&quot;;[.E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5.7" calcext:value-type="float">
            <text:p>5,7</text:p>
          </table:table-cell>
          <table:table-cell table:style-name="ce14" table:formula="of:=[.J39]" office:value-type="float" office:value="-39.033214" calcext:value-type="float">
            <text:p>-39,0</text:p>
          </table:table-cell>
          <table:table-cell table:style-name="ce14" table:formula="of:=[.I39]" office:value-type="float" office:value="0.04311" calcext:value-type="float">
            <text:p>0,0</text:p>
          </table:table-cell>
          <table:table-cell table:formula="of:=[.U39]" office:value-type="float" office:value="-35" calcext:value-type="float">
            <text:p>-35</text:p>
          </table:table-cell>
          <table:table-cell table:formula="of:=[.V39]" office:value-type="float" office:value="0.000176" calcext:value-type="float">
            <text:p>0,000176</text:p>
          </table:table-cell>
          <table:table-cell table:formula="of:=ABS([.AE39]-CEILING([.AC39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87" calcext:value-type="float">
            <text:p>587</text:p>
          </table:table-cell>
          <table:table-cell table:style-name="Default" office:value-type="float" office:value="0.086324" calcext:value-type="float">
            <text:p>0,086324</text:p>
          </table:table-cell>
          <table:table-cell table:style-name="Default" office:value-type="float" office:value="-87.746844" calcext:value-type="float">
            <text:p>-87,7468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746844" calcext:value-type="float">
            <text:p>-87,7468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7579941" calcext:value-type="float">
            <text:p>7579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5" calcext:value-type="float">
            <text:p>-85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9" calcext:value-type="float">
            <text:p>3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a.config</text:p>
          </table:table-cell>
          <table:table-cell table:formula="of:=CONCATENATE(&quot;r&quot;;[.B40];&quot;-&quot;;[.C40];&quot;-&quot;;[.E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2.88" calcext:value-type="float">
            <text:p>2,88</text:p>
          </table:table-cell>
          <table:table-cell table:style-name="ce14" table:formula="of:=[.J40]" office:value-type="float" office:value="-87.746844" calcext:value-type="float">
            <text:p>-87,7</text:p>
          </table:table-cell>
          <table:table-cell table:style-name="ce14" table:formula="of:=[.I40]" office:value-type="float" office:value="0.086324" calcext:value-type="float">
            <text:p>0,1</text:p>
          </table:table-cell>
          <table:table-cell table:formula="of:=[.U40]" office:value-type="float" office:value="-85" calcext:value-type="float">
            <text:p>-85</text:p>
          </table:table-cell>
          <table:table-cell table:formula="of:=[.V40]" office:value-type="float" office:value="0.000255" calcext:value-type="float">
            <text:p>0,000255</text:p>
          </table:table-cell>
          <table:table-cell table:formula="of:=ABS([.AE40]-CEILING([.AC4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0.077433" calcext:value-type="float">
            <text:p>0,077433</text:p>
          </table:table-cell>
          <table:table-cell table:style-name="Default" office:value-type="float" office:value="-80.501084" calcext:value-type="float">
            <text:p>-80,5010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0.501084" calcext:value-type="float">
            <text:p>-80,5010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7567573" calcext:value-type="float">
            <text:p>7567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" calcext:value-type="float">
            <text:p>-76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8" calcext:value-type="float">
            <text:p>30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a.config</text:p>
          </table:table-cell>
          <table:table-cell table:formula="of:=CONCATENATE(&quot;r&quot;;[.B41];&quot;-&quot;;[.C41];&quot;-&quot;;[.E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2.88" calcext:value-type="float">
            <text:p>2,88</text:p>
          </table:table-cell>
          <table:table-cell table:style-name="ce14" table:formula="of:=[.J41]" office:value-type="float" office:value="-80.501084" calcext:value-type="float">
            <text:p>-80,5</text:p>
          </table:table-cell>
          <table:table-cell table:style-name="ce14" table:formula="of:=[.I41]" office:value-type="float" office:value="0.077433" calcext:value-type="float">
            <text:p>0,1</text:p>
          </table:table-cell>
          <table:table-cell table:formula="of:=[.U41]" office:value-type="float" office:value="-76" calcext:value-type="float">
            <text:p>-76</text:p>
          </table:table-cell>
          <table:table-cell table:formula="of:=[.V41]" office:value-type="float" office:value="0.000252" calcext:value-type="float">
            <text:p>0,000252</text:p>
          </table:table-cell>
          <table:table-cell table:formula="of:=ABS([.AE41]-CEILING([.AC41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3017" calcext:value-type="float">
            <text:p>3017</text:p>
          </table:table-cell>
          <table:table-cell office:value-type="float" office:value="752" calcext:value-type="float">
            <text:p>752</text:p>
          </table:table-cell>
          <table:table-cell table:style-name="Default" office:value-type="float" office:value="0.15652" calcext:value-type="float">
            <text:p>0,15652</text:p>
          </table:table-cell>
          <table:table-cell table:style-name="Default" office:value-type="float" office:value="-137.135883" calcext:value-type="float">
            <text:p>-137,1358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7.135883" calcext:value-type="float">
            <text:p>-137,135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11164055" calcext:value-type="float">
            <text:p>11164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4" calcext:value-type="float">
            <text:p>-134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2" calcext:value-type="float">
            <text:p>48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ra.config</text:p>
          </table:table-cell>
          <table:table-cell table:formula="of:=CONCATENATE(&quot;r&quot;;[.B42];&quot;-&quot;;[.C42];&quot;-&quot;;[.E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1.89" calcext:value-type="float">
            <text:p>1,89</text:p>
          </table:table-cell>
          <table:table-cell table:style-name="ce14" table:formula="of:=[.J42]" office:value-type="float" office:value="-137.135883" calcext:value-type="float">
            <text:p>-137,1</text:p>
          </table:table-cell>
          <table:table-cell table:style-name="ce14" table:formula="of:=[.I42]" office:value-type="float" office:value="0.15652" calcext:value-type="float">
            <text:p>0,2</text:p>
          </table:table-cell>
          <table:table-cell table:formula="of:=[.U42]" office:value-type="float" office:value="-134" calcext:value-type="float">
            <text:p>-134</text:p>
          </table:table-cell>
          <table:table-cell table:formula="of:=[.V42]" office:value-type="float" office:value="0.000343" calcext:value-type="float">
            <text:p>0,000343</text:p>
          </table:table-cell>
          <table:table-cell table:formula="of:=ABS([.AE42]-CEILING([.AC4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3017" calcext:value-type="float">
            <text:p>3017</text:p>
          </table:table-cell>
          <table:table-cell office:value-type="float" office:value="799" calcext:value-type="float">
            <text:p>799</text:p>
          </table:table-cell>
          <table:table-cell table:style-name="Default" office:value-type="float" office:value="0.20785" calcext:value-type="float">
            <text:p>0,20785</text:p>
          </table:table-cell>
          <table:table-cell table:style-name="Default" office:value-type="float" office:value="-120.689015" calcext:value-type="float">
            <text:p>-120,6890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689015" calcext:value-type="float">
            <text:p>-120,689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1163623" calcext:value-type="float">
            <text:p>11163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6" calcext:value-type="float">
            <text:p>-116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4" calcext:value-type="float">
            <text:p>474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ra.config</text:p>
          </table:table-cell>
          <table:table-cell table:formula="of:=CONCATENATE(&quot;r&quot;;[.B43];&quot;-&quot;;[.C43];&quot;-&quot;;[.E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1.92" calcext:value-type="float">
            <text:p>1,92</text:p>
          </table:table-cell>
          <table:table-cell table:style-name="ce14" table:formula="of:=[.J43]" office:value-type="float" office:value="-120.689015" calcext:value-type="float">
            <text:p>-120,7</text:p>
          </table:table-cell>
          <table:table-cell table:style-name="ce14" table:formula="of:=[.I43]" office:value-type="float" office:value="0.20785" calcext:value-type="float">
            <text:p>0,2</text:p>
          </table:table-cell>
          <table:table-cell table:formula="of:=[.U43]" office:value-type="float" office:value="-116" calcext:value-type="float">
            <text:p>-116</text:p>
          </table:table-cell>
          <table:table-cell table:formula="of:=[.V43]" office:value-type="float" office:value="0.000352" calcext:value-type="float">
            <text:p>0,000352</text:p>
          </table:table-cell>
          <table:table-cell table:formula="of:=ABS([.AE43]-CEILING([.AC4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389" calcext:value-type="float">
            <text:p>389</text:p>
          </table:table-cell>
          <table:table-cell table:style-name="Default" office:value-type="float" office:value="0.066822" calcext:value-type="float">
            <text:p>0,066822</text:p>
          </table:table-cell>
          <table:table-cell table:style-name="Default" office:value-type="float" office:value="-37.637995" calcext:value-type="float">
            <text:p>-37,637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637995" calcext:value-type="float">
            <text:p>-37,637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4284006" calcext:value-type="float">
            <text:p>428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3" calcext:value-type="float">
            <text:p>-33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a.config</text:p>
          </table:table-cell>
          <table:table-cell table:formula="of:=CONCATENATE(&quot;r&quot;;[.B44];&quot;-&quot;;[.C44];&quot;-&quot;;[.E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7.63" calcext:value-type="float">
            <text:p>7,63</text:p>
          </table:table-cell>
          <table:table-cell table:style-name="ce14" table:formula="of:=[.J44]" office:value-type="float" office:value="-37.637995" calcext:value-type="float">
            <text:p>-37,6</text:p>
          </table:table-cell>
          <table:table-cell table:style-name="ce14" table:formula="of:=[.I44]" office:value-type="float" office:value="0.066822" calcext:value-type="float">
            <text:p>0,1</text:p>
          </table:table-cell>
          <table:table-cell table:formula="of:=[.U44]" office:value-type="float" office:value="-33" calcext:value-type="float">
            <text:p>-33</text:p>
          </table:table-cell>
          <table:table-cell table:formula="of:=[.V44]" office:value-type="float" office:value="0.000166" calcext:value-type="float">
            <text:p>0,000166</text:p>
          </table:table-cell>
          <table:table-cell table:formula="of:=ABS([.AE44]-CEILING([.AC4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411" calcext:value-type="float">
            <text:p>411</text:p>
          </table:table-cell>
          <table:table-cell table:style-name="Default" office:value-type="float" office:value="0.052859" calcext:value-type="float">
            <text:p>0,052859</text:p>
          </table:table-cell>
          <table:table-cell table:style-name="Default" office:value-type="float" office:value="-33.934167" calcext:value-type="float">
            <text:p>-33,9341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3.934167" calcext:value-type="float">
            <text:p>-33,934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4274646" calcext:value-type="float">
            <text:p>4274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" calcext:value-type="float">
            <text:p>-3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a.config</text:p>
          </table:table-cell>
          <table:table-cell table:formula="of:=CONCATENATE(&quot;r&quot;;[.B45];&quot;-&quot;;[.C45];&quot;-&quot;;[.E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7.63" calcext:value-type="float">
            <text:p>7,63</text:p>
          </table:table-cell>
          <table:table-cell table:style-name="ce14" table:formula="of:=[.J45]" office:value-type="float" office:value="-33.934167" calcext:value-type="float">
            <text:p>-33,9</text:p>
          </table:table-cell>
          <table:table-cell table:style-name="ce14" table:formula="of:=[.I45]" office:value-type="float" office:value="0.052859" calcext:value-type="float">
            <text:p>0,1</text:p>
          </table:table-cell>
          <table:table-cell table:formula="of:=[.U45]" office:value-type="float" office:value="-30" calcext:value-type="float">
            <text:p>-30</text:p>
          </table:table-cell>
          <table:table-cell table:formula="of:=[.V45]" office:value-type="float" office:value="0.000172" calcext:value-type="float">
            <text:p>0,000172</text:p>
          </table:table-cell>
          <table:table-cell table:formula="of:=ABS([.AE45]-CEILING([.AC4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573" calcext:value-type="float">
            <text:p>573</text:p>
          </table:table-cell>
          <table:table-cell table:style-name="Default" office:value-type="float" office:value="0.189793" calcext:value-type="float">
            <text:p>0,189793</text:p>
          </table:table-cell>
          <table:table-cell table:style-name="Default" office:value-type="float" office:value="-76.565663" calcext:value-type="float">
            <text:p>-76,5656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565663" calcext:value-type="float">
            <text:p>-76,5656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8336551" calcext:value-type="float">
            <text:p>8336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4" calcext:value-type="float">
            <text:p>-74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9" calcext:value-type="float">
            <text:p>32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a.config</text:p>
          </table:table-cell>
          <table:table-cell table:formula="of:=CONCATENATE(&quot;r&quot;;[.B46];&quot;-&quot;;[.C46];&quot;-&quot;;[.E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.86" calcext:value-type="float">
            <text:p>3,86</text:p>
          </table:table-cell>
          <table:table-cell table:style-name="ce14" table:formula="of:=[.J46]" office:value-type="float" office:value="-76.565663" calcext:value-type="float">
            <text:p>-76,6</text:p>
          </table:table-cell>
          <table:table-cell table:style-name="ce14" table:formula="of:=[.I46]" office:value-type="float" office:value="0.189793" calcext:value-type="float">
            <text:p>0,2</text:p>
          </table:table-cell>
          <table:table-cell table:formula="of:=[.U46]" office:value-type="float" office:value="-74" calcext:value-type="float">
            <text:p>-74</text:p>
          </table:table-cell>
          <table:table-cell table:formula="of:=[.V46]" office:value-type="float" office:value="0.000285" calcext:value-type="float">
            <text:p>0,000285</text:p>
          </table:table-cell>
          <table:table-cell table:formula="of:=ABS([.AE46]-CEILING([.AC4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622" calcext:value-type="float">
            <text:p>622</text:p>
          </table:table-cell>
          <table:table-cell table:style-name="Default" office:value-type="float" office:value="0.105145" calcext:value-type="float">
            <text:p>0,105145</text:p>
          </table:table-cell>
          <table:table-cell table:style-name="Default" office:value-type="float" office:value="-65.753712" calcext:value-type="float">
            <text:p>-65,753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5.753712" calcext:value-type="float">
            <text:p>-65,753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8318551" calcext:value-type="float">
            <text:p>8318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3" calcext:value-type="float">
            <text:p>-63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a.config</text:p>
          </table:table-cell>
          <table:table-cell table:formula="of:=CONCATENATE(&quot;r&quot;;[.B47];&quot;-&quot;;[.C47];&quot;-&quot;;[.E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.86" calcext:value-type="float">
            <text:p>3,86</text:p>
          </table:table-cell>
          <table:table-cell table:style-name="ce14" table:formula="of:=[.J47]" office:value-type="float" office:value="-65.753712" calcext:value-type="float">
            <text:p>-65,8</text:p>
          </table:table-cell>
          <table:table-cell table:style-name="ce14" table:formula="of:=[.I47]" office:value-type="float" office:value="0.105145" calcext:value-type="float">
            <text:p>0,1</text:p>
          </table:table-cell>
          <table:table-cell table:formula="of:=[.U47]" office:value-type="float" office:value="-63" calcext:value-type="float">
            <text:p>-63</text:p>
          </table:table-cell>
          <table:table-cell table:formula="of:=[.V47]" office:value-type="float" office:value="0.000289" calcext:value-type="float">
            <text:p>0,000289</text:p>
          </table:table-cell>
          <table:table-cell table:formula="of:=ABS([.AE47]-CEILING([.AC4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3022" calcext:value-type="float">
            <text:p>3022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0.229297" calcext:value-type="float">
            <text:p>0,229297</text:p>
          </table:table-cell>
          <table:table-cell table:style-name="Default" office:value-type="float" office:value="-119.316923" calcext:value-type="float">
            <text:p>-119,316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9.316923" calcext:value-type="float">
            <text:p>-119,316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12258762" calcext:value-type="float">
            <text:p>12258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14" calcext:value-type="float">
            <text:p>-114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5" calcext:value-type="float">
            <text:p>49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a.config</text:p>
          </table:table-cell>
          <table:table-cell table:formula="of:=CONCATENATE(&quot;r&quot;;[.B48];&quot;-&quot;;[.C48];&quot;-&quot;;[.E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2.55" calcext:value-type="float">
            <text:p>2,55</text:p>
          </table:table-cell>
          <table:table-cell table:style-name="ce14" table:formula="of:=[.J48]" office:value-type="float" office:value="-119.316923" calcext:value-type="float">
            <text:p>-119,3</text:p>
          </table:table-cell>
          <table:table-cell table:style-name="ce14" table:formula="of:=[.I48]" office:value-type="float" office:value="0.229297" calcext:value-type="float">
            <text:p>0,2</text:p>
          </table:table-cell>
          <table:table-cell table:formula="of:=[.U48]" office:value-type="float" office:value="-114" calcext:value-type="float">
            <text:p>-114</text:p>
          </table:table-cell>
          <table:table-cell table:formula="of:=[.V48]" office:value-type="float" office:value="0.000401" calcext:value-type="float">
            <text:p>0,000401</text:p>
          </table:table-cell>
          <table:table-cell table:formula="of:=ABS([.AE48]-CEILING([.AC4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8" calcext:value-type="float">
            <text:p>78</text:p>
          </table:table-cell>
          <table:table-cell office:value-type="float" office:value="3022" calcext:value-type="float">
            <text:p>3022</text:p>
          </table:table-cell>
          <table:table-cell office:value-type="float" office:value="870" calcext:value-type="float">
            <text:p>870</text:p>
          </table:table-cell>
          <table:table-cell table:style-name="Default" office:value-type="float" office:value="0.18257" calcext:value-type="float">
            <text:p>0,18257</text:p>
          </table:table-cell>
          <table:table-cell table:style-name="Default" office:value-type="float" office:value="-105.742099" calcext:value-type="float">
            <text:p>-105,742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5.742099" calcext:value-type="float">
            <text:p>-105,742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12247394" calcext:value-type="float">
            <text:p>12247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01" calcext:value-type="float">
            <text:p>-101</text:p>
          </table:table-cell>
          <table:table-cell office:value-type="float" office:value="0.000417" calcext:value-type="float">
            <text:p>0,0004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3" calcext:value-type="float">
            <text:p>4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ra.config</text:p>
          </table:table-cell>
          <table:table-cell table:formula="of:=CONCATENATE(&quot;r&quot;;[.B49];&quot;-&quot;;[.C49];&quot;-&quot;;[.E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2.58" calcext:value-type="float">
            <text:p>2,58</text:p>
          </table:table-cell>
          <table:table-cell table:style-name="ce14" table:formula="of:=[.J49]" office:value-type="float" office:value="-105.742099" calcext:value-type="float">
            <text:p>-105,7</text:p>
          </table:table-cell>
          <table:table-cell table:style-name="ce14" table:formula="of:=[.I49]" office:value-type="float" office:value="0.18257" calcext:value-type="float">
            <text:p>0,2</text:p>
          </table:table-cell>
          <table:table-cell table:formula="of:=[.U49]" office:value-type="float" office:value="-101" calcext:value-type="float">
            <text:p>-101</text:p>
          </table:table-cell>
          <table:table-cell table:formula="of:=[.V49]" office:value-type="float" office:value="0.000417" calcext:value-type="float">
            <text:p>0,000417</text:p>
          </table:table-cell>
          <table:table-cell table:formula="of:=ABS([.AE49]-CEILING([.AC49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office:value-type="float" office:value="1027" calcext:value-type="float">
            <text:p>1027</text:p>
          </table:table-cell>
          <table:table-cell office:value-type="float" office:value="463" calcext:value-type="float">
            <text:p>463</text:p>
          </table:table-cell>
          <table:table-cell table:style-name="Default" office:value-type="float" office:value="0.099865" calcext:value-type="float">
            <text:p>0,099865</text:p>
          </table:table-cell>
          <table:table-cell table:style-name="Default" office:value-type="float" office:value="-34.379233" calcext:value-type="float">
            <text:p>-34,3792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379233" calcext:value-type="float">
            <text:p>-34,3792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4676725" calcext:value-type="float">
            <text:p>467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" calcext:value-type="float">
            <text:p>-29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a.config</text:p>
          </table:table-cell>
          <table:table-cell table:formula="of:=CONCATENATE(&quot;r&quot;;[.B50];&quot;-&quot;;[.C50];&quot;-&quot;;[.E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9.44" calcext:value-type="float">
            <text:p>9,44</text:p>
          </table:table-cell>
          <table:table-cell table:style-name="ce14" table:formula="of:=[.J50]" office:value-type="float" office:value="-34.379233" calcext:value-type="float">
            <text:p>-34,4</text:p>
          </table:table-cell>
          <table:table-cell table:style-name="ce14" table:formula="of:=[.I50]" office:value-type="float" office:value="0.099865" calcext:value-type="float">
            <text:p>0,1</text:p>
          </table:table-cell>
          <table:table-cell table:formula="of:=[.U50]" office:value-type="float" office:value="-29" calcext:value-type="float">
            <text:p>-29</text:p>
          </table:table-cell>
          <table:table-cell table:formula="of:=[.V50]" office:value-type="float" office:value="0.000186" calcext:value-type="float">
            <text:p>0,000186</text:p>
          </table:table-cell>
          <table:table-cell table:formula="of:=ABS([.AE50]-CEILING([.AC50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027" calcext:value-type="float">
            <text:p>1027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38687" calcext:value-type="float">
            <text:p>0,138687</text:p>
          </table:table-cell>
          <table:table-cell table:style-name="Default" office:value-type="float" office:value="-28.660431" calcext:value-type="float">
            <text:p>-28,6604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60431" calcext:value-type="float">
            <text:p>-28,660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4682397" calcext:value-type="float">
            <text:p>4682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5" calcext:value-type="float">
            <text:p>-2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a.config</text:p>
          </table:table-cell>
          <table:table-cell table:formula="of:=CONCATENATE(&quot;r&quot;;[.B51];&quot;-&quot;;[.C51];&quot;-&quot;;[.E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9.25" calcext:value-type="float">
            <text:p>9,25</text:p>
          </table:table-cell>
          <table:table-cell table:style-name="ce14" table:formula="of:=[.J51]" office:value-type="float" office:value="-28.660431" calcext:value-type="float">
            <text:p>-28,7</text:p>
          </table:table-cell>
          <table:table-cell table:style-name="ce14" table:formula="of:=[.I51]" office:value-type="float" office:value="0.138687" calcext:value-type="float">
            <text:p>0,1</text:p>
          </table:table-cell>
          <table:table-cell table:formula="of:=[.U51]" office:value-type="float" office:value="-25" calcext:value-type="float">
            <text:p>-25</text:p>
          </table:table-cell>
          <table:table-cell table:formula="of:=[.V51]" office:value-type="float" office:value="0.000187" calcext:value-type="float">
            <text:p>0,000187</text:p>
          </table:table-cell>
          <table:table-cell table:formula="of:=ABS([.AE51]-CEILING([.AC5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2027" calcext:value-type="float">
            <text:p>2027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0.216864" calcext:value-type="float">
            <text:p>0,216864</text:p>
          </table:table-cell>
          <table:table-cell table:style-name="Default" office:value-type="float" office:value="-69.874371" calcext:value-type="float">
            <text:p>-69,8743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9.874371" calcext:value-type="float">
            <text:p>-69,8743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9087064" calcext:value-type="float">
            <text:p>90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5" calcext:value-type="float">
            <text:p>-6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" calcext:value-type="float">
            <text:p>3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a.config</text:p>
          </table:table-cell>
          <table:table-cell table:formula="of:=CONCATENATE(&quot;r&quot;;[.B52];&quot;-&quot;;[.C52];&quot;-&quot;;[.E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4.64" calcext:value-type="float">
            <text:p>4,64</text:p>
          </table:table-cell>
          <table:table-cell table:style-name="ce14" table:formula="of:=[.J52]" office:value-type="float" office:value="-69.874371" calcext:value-type="float">
            <text:p>-69,9</text:p>
          </table:table-cell>
          <table:table-cell table:style-name="ce14" table:formula="of:=[.I52]" office:value-type="float" office:value="0.216864" calcext:value-type="float">
            <text:p>0,2</text:p>
          </table:table-cell>
          <table:table-cell table:formula="of:=[.U52]" office:value-type="float" office:value="-65" calcext:value-type="float">
            <text:p>-65</text:p>
          </table:table-cell>
          <table:table-cell table:formula="of:=[.V52]" office:value-type="float" office:value="0.00033" calcext:value-type="float">
            <text:p>0,00033</text:p>
          </table:table-cell>
          <table:table-cell table:formula="of:=ABS([.AE52]-CEILING([.AC52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2027" calcext:value-type="float">
            <text:p>2027</text:p>
          </table:table-cell>
          <table:table-cell office:value-type="float" office:value="772" calcext:value-type="float">
            <text:p>772</text:p>
          </table:table-cell>
          <table:table-cell table:style-name="Default" office:value-type="float" office:value="0.190701" calcext:value-type="float">
            <text:p>0,190701</text:p>
          </table:table-cell>
          <table:table-cell table:style-name="Default" office:value-type="float" office:value="-58.35765" calcext:value-type="float">
            <text:p>-58,35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35765" calcext:value-type="float">
            <text:p>-58,35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9071192" calcext:value-type="float">
            <text:p>9071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4" calcext:value-type="float">
            <text:p>-54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7" calcext:value-type="float">
            <text:p>32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ra.config</text:p>
          </table:table-cell>
          <table:table-cell table:formula="of:=CONCATENATE(&quot;r&quot;;[.B53];&quot;-&quot;;[.C53];&quot;-&quot;;[.E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4.83" calcext:value-type="float">
            <text:p>4,83</text:p>
          </table:table-cell>
          <table:table-cell table:style-name="ce14" table:formula="of:=[.J53]" office:value-type="float" office:value="-58.35765" calcext:value-type="float">
            <text:p>-58,4</text:p>
          </table:table-cell>
          <table:table-cell table:style-name="ce14" table:formula="of:=[.I53]" office:value-type="float" office:value="0.190701" calcext:value-type="float">
            <text:p>0,2</text:p>
          </table:table-cell>
          <table:table-cell table:formula="of:=[.U53]" office:value-type="float" office:value="-54" calcext:value-type="float">
            <text:p>-54</text:p>
          </table:table-cell>
          <table:table-cell table:formula="of:=[.V53]" office:value-type="float" office:value="0.000331" calcext:value-type="float">
            <text:p>0,000331</text:p>
          </table:table-cell>
          <table:table-cell table:formula="of:=ABS([.AE53]-CEILING([.AC5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3027" calcext:value-type="float">
            <text:p>3027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float" office:value="0.201954" calcext:value-type="float">
            <text:p>0,201954</text:p>
          </table:table-cell>
          <table:table-cell table:style-name="Default" office:value-type="float" office:value="-103.293633" calcext:value-type="float">
            <text:p>-103,2936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.293633" calcext:value-type="float">
            <text:p>-103,2936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13381644" calcext:value-type="float">
            <text:p>13381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98" calcext:value-type="float">
            <text:p>-98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ra.config</text:p>
          </table:table-cell>
          <table:table-cell table:formula="of:=CONCATENATE(&quot;r&quot;;[.B54];&quot;-&quot;;[.C54];&quot;-&quot;;[.E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3.2" calcext:value-type="float">
            <text:p>3,2</text:p>
          </table:table-cell>
          <table:table-cell table:style-name="ce14" table:formula="of:=[.J54]" office:value-type="float" office:value="-103.293633" calcext:value-type="float">
            <text:p>-103,3</text:p>
          </table:table-cell>
          <table:table-cell table:style-name="ce14" table:formula="of:=[.I54]" office:value-type="float" office:value="0.201954" calcext:value-type="float">
            <text:p>0,2</text:p>
          </table:table-cell>
          <table:table-cell table:formula="of:=[.U54]" office:value-type="float" office:value="-98" calcext:value-type="float">
            <text:p>-98</text:p>
          </table:table-cell>
          <table:table-cell table:formula="of:=[.V54]" office:value-type="float" office:value="0.000477" calcext:value-type="float">
            <text:p>0,000477</text:p>
          </table:table-cell>
          <table:table-cell table:formula="of:=ABS([.AE54]-CEILING([.AC54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3027" calcext:value-type="float">
            <text:p>3027</text:p>
          </table:table-cell>
          <table:table-cell office:value-type="float" office:value="966" calcext:value-type="float">
            <text:p>966</text:p>
          </table:table-cell>
          <table:table-cell table:style-name="Default" office:value-type="float" office:value="0.27485" calcext:value-type="float">
            <text:p>0,27485</text:p>
          </table:table-cell>
          <table:table-cell table:style-name="Default" office:value-type="float" office:value="-90.603532" calcext:value-type="float">
            <text:p>-90,6035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0.603532" calcext:value-type="float">
            <text:p>-90,6035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13390980" calcext:value-type="float">
            <text:p>13390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5" calcext:value-type="float">
            <text:p>-85</text:p>
          </table:table-cell>
          <table:table-cell office:value-type="float" office:value="0.000461" calcext:value-type="float">
            <text:p>0,0004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5" calcext:value-type="float">
            <text:p>49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ra.config</text:p>
          </table:table-cell>
          <table:table-cell table:formula="of:=CONCATENATE(&quot;r&quot;;[.B55];&quot;-&quot;;[.C55];&quot;-&quot;;[.E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3.17" calcext:value-type="float">
            <text:p>3,17</text:p>
          </table:table-cell>
          <table:table-cell table:style-name="ce14" table:formula="of:=[.J55]" office:value-type="float" office:value="-90.603532" calcext:value-type="float">
            <text:p>-90,6</text:p>
          </table:table-cell>
          <table:table-cell table:style-name="ce14" table:formula="of:=[.I55]" office:value-type="float" office:value="0.27485" calcext:value-type="float">
            <text:p>0,3</text:p>
          </table:table-cell>
          <table:table-cell table:formula="of:=[.U55]" office:value-type="float" office:value="-85" calcext:value-type="float">
            <text:p>-85</text:p>
          </table:table-cell>
          <table:table-cell table:formula="of:=[.V55]" office:value-type="float" office:value="0.000461" calcext:value-type="float">
            <text:p>0,000461</text:p>
          </table:table-cell>
          <table:table-cell table:formula="of:=ABS([.AE55]-CEILING([.AC55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291" calcext:value-type="float">
            <text:p>291</text:p>
          </table:table-cell>
          <table:table-cell table:style-name="Default" office:value-type="float" office:value="0.021444" calcext:value-type="float">
            <text:p>0,021444</text:p>
          </table:table-cell>
          <table:table-cell table:style-name="Default" office:value-type="float" office:value="-81.8" calcext:value-type="float">
            <text:p>-81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1.8" calcext:value-type="float">
            <text:p>-81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3124983" calcext:value-type="float">
            <text:p>3124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80" calcext:value-type="float">
            <text:p>-80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a.config</text:p>
          </table:table-cell>
          <table:table-cell table:formula="of:=CONCATENATE(&quot;r&quot;;[.B56];&quot;-&quot;;[.C56];&quot;-&quot;;[.E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1.59" calcext:value-type="float">
            <text:p>1,59</text:p>
          </table:table-cell>
          <table:table-cell table:style-name="ce14" table:formula="of:=[.J56]" office:value-type="float" office:value="-81.8" calcext:value-type="float">
            <text:p>-81,8</text:p>
          </table:table-cell>
          <table:table-cell table:style-name="ce14" table:formula="of:=[.I56]" office:value-type="float" office:value="0.021444" calcext:value-type="float">
            <text:p>0,0</text:p>
          </table:table-cell>
          <table:table-cell table:formula="of:=[.U56]" office:value-type="float" office:value="-80" calcext:value-type="float">
            <text:p>-80</text:p>
          </table:table-cell>
          <table:table-cell table:formula="of:=[.V56]" office:value-type="float" office:value="0.000108" calcext:value-type="float">
            <text:p>0,000108</text:p>
          </table:table-cell>
          <table:table-cell table:formula="of:=ABS([.AE56]-CEILING([.AC5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007" calcext:value-type="float">
            <text:p>1007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0.019815" calcext:value-type="float">
            <text:p>0,019815</text:p>
          </table:table-cell>
          <table:table-cell table:style-name="Default" office:value-type="float" office:value="-70.4" calcext:value-type="float">
            <text:p>-70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0.4" calcext:value-type="float">
            <text:p>-7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3136679" calcext:value-type="float">
            <text:p>3136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9" calcext:value-type="float">
            <text:p>-69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a.config</text:p>
          </table:table-cell>
          <table:table-cell table:formula="of:=CONCATENATE(&quot;r&quot;;[.B57];&quot;-&quot;;[.C57];&quot;-&quot;;[.E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1.79" calcext:value-type="float">
            <text:p>1,79</text:p>
          </table:table-cell>
          <table:table-cell table:style-name="ce14" table:formula="of:=[.J57]" office:value-type="float" office:value="-70.4" calcext:value-type="float">
            <text:p>-70,4</text:p>
          </table:table-cell>
          <table:table-cell table:style-name="ce14" table:formula="of:=[.I57]" office:value-type="float" office:value="0.019815" calcext:value-type="float">
            <text:p>0,0</text:p>
          </table:table-cell>
          <table:table-cell table:formula="of:=[.U57]" office:value-type="float" office:value="-69" calcext:value-type="float">
            <text:p>-69</text:p>
          </table:table-cell>
          <table:table-cell table:formula="of:=[.V57]" office:value-type="float" office:value="0.000101" calcext:value-type="float">
            <text:p>0,000101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007" calcext:value-type="float">
            <text:p>2007</text:p>
          </table:table-cell>
          <table:table-cell office:value-type="float" office:value="652" calcext:value-type="float">
            <text:p>652</text:p>
          </table:table-cell>
          <table:table-cell table:style-name="Default" office:value-type="float" office:value="0.044602" calcext:value-type="float">
            <text:p>0,044602</text:p>
          </table:table-cell>
          <table:table-cell table:style-name="Default" office:value-type="float" office:value="-147.6" calcext:value-type="float">
            <text:p>-147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7.6" calcext:value-type="float">
            <text:p>-14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6048937" calcext:value-type="float">
            <text:p>6048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7" calcext:value-type="float">
            <text:p>-147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2" calcext:value-type="float">
            <text:p>27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a.config</text:p>
          </table:table-cell>
          <table:table-cell table:formula="of:=CONCATENATE(&quot;r&quot;;[.B58];&quot;-&quot;;[.C58];&quot;-&quot;;[.E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0.85" calcext:value-type="float">
            <text:p>0,85</text:p>
          </table:table-cell>
          <table:table-cell table:style-name="ce14" table:formula="of:=[.J58]" office:value-type="float" office:value="-147.6" calcext:value-type="float">
            <text:p>-147,6</text:p>
          </table:table-cell>
          <table:table-cell table:style-name="ce14" table:formula="of:=[.I58]" office:value-type="float" office:value="0.044602" calcext:value-type="float">
            <text:p>0,0</text:p>
          </table:table-cell>
          <table:table-cell table:formula="of:=[.U58]" office:value-type="float" office:value="-147" calcext:value-type="float">
            <text:p>-147</text:p>
          </table:table-cell>
          <table:table-cell table:formula="of:=[.V58]" office:value-type="float" office:value="0.000197" calcext:value-type="float">
            <text:p>0,000197</text:p>
          </table:table-cell>
          <table:table-cell table:formula="of:=ABS([.AE58]-CEILING([.AC5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425" calcext:value-type="float">
            <text:p>425</text:p>
          </table:table-cell>
          <table:table-cell table:style-name="Default" office:value-type="float" office:value="0.033997" calcext:value-type="float">
            <text:p>0,033997</text:p>
          </table:table-cell>
          <table:table-cell table:style-name="Default" office:value-type="float" office:value="-135.6" calcext:value-type="float">
            <text:p>-135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6" calcext:value-type="float">
            <text:p>-135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6075761" calcext:value-type="float">
            <text:p>6075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5" calcext:value-type="float">
            <text:p>-13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a.config</text:p>
          </table:table-cell>
          <table:table-cell table:formula="of:=CONCATENATE(&quot;r&quot;;[.B59];&quot;-&quot;;[.C59];&quot;-&quot;;[.E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0.5" calcext:value-type="float">
            <text:p>0,5</text:p>
          </table:table-cell>
          <table:table-cell table:style-name="ce14" table:formula="of:=[.J59]" office:value-type="float" office:value="-135.6" calcext:value-type="float">
            <text:p>-135,6</text:p>
          </table:table-cell>
          <table:table-cell table:style-name="ce14" table:formula="of:=[.I59]" office:value-type="float" office:value="0.033997" calcext:value-type="float">
            <text:p>0,0</text:p>
          </table:table-cell>
          <table:table-cell table:formula="of:=[.U59]" office:value-type="float" office:value="-135" calcext:value-type="float">
            <text:p>-135</text:p>
          </table:table-cell>
          <table:table-cell table:formula="of:=[.V59]" office:value-type="float" office:value="0.000211" calcext:value-type="float">
            <text:p>0,000211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0.07689" calcext:value-type="float">
            <text:p>0,07689</text:p>
          </table:table-cell>
          <table:table-cell table:style-name="Default" office:value-type="float" office:value="-233.2" calcext:value-type="float">
            <text:p>-23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3.2" calcext:value-type="float">
            <text:p>-23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8933088" calcext:value-type="float">
            <text:p>8933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32" calcext:value-type="float">
            <text:p>-232</text:p>
          </table:table-cell>
          <table:table-cell office:value-type="float" office:value="0.000243" calcext:value-type="float">
            <text:p>0,000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7" calcext:value-type="float">
            <text:p>42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ra.config</text:p>
          </table:table-cell>
          <table:table-cell table:formula="of:=CONCATENATE(&quot;r&quot;;[.B60];&quot;-&quot;;[.C60];&quot;-&quot;;[.E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0.6" calcext:value-type="float">
            <text:p>0,6</text:p>
          </table:table-cell>
          <table:table-cell table:style-name="ce14" table:formula="of:=[.J60]" office:value-type="float" office:value="-233.2" calcext:value-type="float">
            <text:p>-233,2</text:p>
          </table:table-cell>
          <table:table-cell table:style-name="ce14" table:formula="of:=[.I60]" office:value-type="float" office:value="0.07689" calcext:value-type="float">
            <text:p>0,1</text:p>
          </table:table-cell>
          <table:table-cell table:formula="of:=[.U60]" office:value-type="float" office:value="-232" calcext:value-type="float">
            <text:p>-232</text:p>
          </table:table-cell>
          <table:table-cell table:formula="of:=[.V60]" office:value-type="float" office:value="0.000243" calcext:value-type="float">
            <text:p>0,000243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0.067684" calcext:value-type="float">
            <text:p>0,067684</text:p>
          </table:table-cell>
          <table:table-cell table:style-name="Default" office:value-type="float" office:value="-200.8" calcext:value-type="float">
            <text:p>-20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0.8" calcext:value-type="float">
            <text:p>-20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8978288" calcext:value-type="float">
            <text:p>8978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00" calcext:value-type="float">
            <text:p>-200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a.config</text:p>
          </table:table-cell>
          <table:table-cell table:formula="of:=CONCATENATE(&quot;r&quot;;[.B61];&quot;-&quot;;[.C61];&quot;-&quot;;[.E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0.6" calcext:value-type="float">
            <text:p>0,6</text:p>
          </table:table-cell>
          <table:table-cell table:style-name="ce14" table:formula="of:=[.J61]" office:value-type="float" office:value="-200.8" calcext:value-type="float">
            <text:p>-200,8</text:p>
          </table:table-cell>
          <table:table-cell table:style-name="ce14" table:formula="of:=[.I61]" office:value-type="float" office:value="0.067684" calcext:value-type="float">
            <text:p>0,1</text:p>
          </table:table-cell>
          <table:table-cell table:formula="of:=[.U61]" office:value-type="float" office:value="-200" calcext:value-type="float">
            <text:p>-200</text:p>
          </table:table-cell>
          <table:table-cell table:formula="of:=[.V61]" office:value-type="float" office:value="0.00024" calcext:value-type="float">
            <text:p>0,00024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cpa-t6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ce23"/>
        <table:table-column table:style-name="co27" table:default-cell-style-name="ce23"/>
        <table:table-column table:style-name="co10" table:number-columns-repeated="2" table:default-cell-style-name="Default"/>
        <table:table-column table:style-name="co27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040193" calcext:value-type="float">
            <text:p>0,040193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12926357" calcext:value-type="float">
            <text:p>129263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47" calcext:value-type="float">
            <text:p>-47</text:p>
          </table:table-cell>
          <table:table-cell office:value-type="float" office:value="0.019079" calcext:value-type="float">
            <text:p>0,0190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cpa-t600.config</text:p>
          </table:table-cell>
          <table:table-cell table:formula="of:=CONCATENATE(&quot;r&quot;;[.B2];&quot;-&quot;;[.C2];&quot;-&quot;;[.E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14" table:formula="of:=[.J2]" office:value-type="float" office:value="-47" calcext:value-type="float">
            <text:p>-47,0</text:p>
          </table:table-cell>
          <table:table-cell table:style-name="ce14" table:formula="of:=[.I2]" office:value-type="float" office:value="0.040193" calcext:value-type="float">
            <text:p>0,0</text:p>
          </table:table-cell>
          <table:table-cell table:formula="of:=[.U2]" office:value-type="float" office:value="-47" calcext:value-type="float">
            <text:p>-47</text:p>
          </table:table-cell>
          <table:table-cell table:formula="of:=[.V2]" office:value-type="float" office:value="0.019079" calcext:value-type="float">
            <text:p>0,019079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7" table:formula="of:=ROUND(AVERAGE([.AG2:.AG300]);2)" office:value-type="float" office:value="0.67" calcext:value-type="float">
            <text:p>0,67</text:p>
          </table:table-cell>
          <table:table-cell table:style-name="ce17" table:formula="of:=ROUND(AVERAGEIF([.AG2:.AG300];&quot;&gt;0&quot;;[.AG2:.AG300]);2)" office:value-type="float" office:value="1.08" calcext:value-type="float">
            <text:p>1,08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cpa-t600.config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5012" calcext:value-type="float">
            <text:p>5012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0.058905" calcext:value-type="float">
            <text:p>0,058905</text:p>
          </table:table-cell>
          <table:table-cell table:style-name="Default" office:value-type="float" office:value="-42.0375" calcext:value-type="float">
            <text:p>-42,03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0375" calcext:value-type="float">
            <text:p>-42,0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12925584" calcext:value-type="float">
            <text:p>12925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1" calcext:value-type="float">
            <text:p>-41</text:p>
          </table:table-cell>
          <table:table-cell office:value-type="float" office:value="0.022608" calcext:value-type="float">
            <text:p>0,022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cpa-t600.config</text:p>
          </table:table-cell>
          <table:table-cell table:formula="of:=CONCATENATE(&quot;r&quot;;[.B3];&quot;-&quot;;[.C3];&quot;-&quot;;[.E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0.74" calcext:value-type="float">
            <text:p>0,74</text:p>
          </table:table-cell>
          <table:table-cell table:style-name="ce14" table:formula="of:=[.J3]" office:value-type="float" office:value="-42.0375" calcext:value-type="float">
            <text:p>-42,0</text:p>
          </table:table-cell>
          <table:table-cell table:style-name="ce14" table:formula="of:=[.I3]" office:value-type="float" office:value="0.058905" calcext:value-type="float">
            <text:p>0,1</text:p>
          </table:table-cell>
          <table:table-cell table:formula="of:=[.U3]" office:value-type="float" office:value="-41" calcext:value-type="float">
            <text:p>-41</text:p>
          </table:table-cell>
          <table:table-cell table:formula="of:=[.V3]" office:value-type="float" office:value="0.022608" calcext:value-type="float">
            <text:p>0,022608</text:p>
          </table:table-cell>
          <table:table-cell table:formula="of:=ABS([.AE3]-CEILING([.AC3])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lder: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0012" calcext:value-type="float">
            <text:p>10012</text:p>
          </table:table-cell>
          <table:table-cell office:value-type="float" office:value="823" calcext:value-type="float">
            <text:p>823</text:p>
          </table:table-cell>
          <table:table-cell table:style-name="Default" office:value-type="float" office:value="0.204362" calcext:value-type="float">
            <text:p>0,204362</text:p>
          </table:table-cell>
          <table:table-cell table:style-name="Default" office:value-type="float" office:value="-97.3" calcext:value-type="float">
            <text:p>-97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7.3" calcext:value-type="float">
            <text:p>-9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25539015" calcext:value-type="float">
            <text:p>25539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97" calcext:value-type="float">
            <text:p>-97</text:p>
          </table:table-cell>
          <table:table-cell office:value-type="float" office:value="0.049539" calcext:value-type="float">
            <text:p>0,0495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cpa-t600.config</text:p>
          </table:table-cell>
          <table:table-cell table:formula="of:=CONCATENATE(&quot;r&quot;;[.B4];&quot;-&quot;;[.C4];&quot;-&quot;;[.E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0.36" calcext:value-type="float">
            <text:p>0,36</text:p>
          </table:table-cell>
          <table:table-cell table:style-name="ce14" table:formula="of:=[.J4]" office:value-type="float" office:value="-97.3" calcext:value-type="float">
            <text:p>-97,3</text:p>
          </table:table-cell>
          <table:table-cell table:style-name="ce14" table:formula="of:=[.I4]" office:value-type="float" office:value="0.204362" calcext:value-type="float">
            <text:p>0,2</text:p>
          </table:table-cell>
          <table:table-cell table:formula="of:=[.U4]" office:value-type="float" office:value="-97" calcext:value-type="float">
            <text:p>-97</text:p>
          </table:table-cell>
          <table:table-cell table:formula="of:=[.V4]" office:value-type="float" office:value="0.049539" calcext:value-type="float">
            <text:p>0,049539</text:p>
          </table:table-cell>
          <table:table-cell table:formula="of:=ABS([.AE4]-CEILING([.AC4]))" office:value-type="float" office:value="0" calcext:value-type="float">
            <text:p>0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bcpa is solved by SCIP with default settings (heuristics, cuts, propagations, preprocessings)</text:p>
          </table:table-cell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10012" calcext:value-type="float">
            <text:p>10012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0.191776" calcext:value-type="float">
            <text:p>0,191776</text:p>
          </table:table-cell>
          <table:table-cell table:style-name="Default" office:value-type="float" office:value="-82.5" calcext:value-type="float">
            <text:p>-82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2.5" calcext:value-type="float">
            <text:p>-82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25649615" calcext:value-type="float">
            <text:p>25649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82" calcext:value-type="float">
            <text:p>-82</text:p>
          </table:table-cell>
          <table:table-cell office:value-type="float" office:value="0.041606" calcext:value-type="float">
            <text:p>0,0416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cpa-t600.config</text:p>
          </table:table-cell>
          <table:table-cell table:formula="of:=CONCATENATE(&quot;r&quot;;[.B5];&quot;-&quot;;[.C5];&quot;-&quot;;[.E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0.38" calcext:value-type="float">
            <text:p>0,38</text:p>
          </table:table-cell>
          <table:table-cell table:style-name="ce14" table:formula="of:=[.J5]" office:value-type="float" office:value="-82.5" calcext:value-type="float">
            <text:p>-82,5</text:p>
          </table:table-cell>
          <table:table-cell table:style-name="ce14" table:formula="of:=[.I5]" office:value-type="float" office:value="0.191776" calcext:value-type="float">
            <text:p>0,2</text:p>
          </table:table-cell>
          <table:table-cell table:formula="of:=[.U5]" office:value-type="float" office:value="-82" calcext:value-type="float">
            <text:p>-82</text:p>
          </table:table-cell>
          <table:table-cell table:formula="of:=[.V5]" office:value-type="float" office:value="0.041606" calcext:value-type="float">
            <text:p>0,041606</text:p>
          </table:table-cell>
          <table:table-cell table:formula="of:=ABS([.AE5]-CEILING([.AC5]))" office:value-type="float" office:value="0" calcext:value-type="float">
            <text:p>0</text:p>
          </table:table-cell>
          <table:table-cell/>
          <table:table-cell table:formula="of:=COUNTIF([.AG2:.AG300];0)" office:value-type="float" office:value="23" calcext:value-type="float">
            <text:p>23</text:p>
          </table:table-cell>
          <table:table-cell table:style-name="ce22" table:formula="of:=[.AI5]/[.AI8]" office:value-type="percentage" office:value="0.383333333333333" calcext:value-type="percentage">
            <text:p>38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5012" calcext:value-type="float">
            <text:p>15012</text:p>
          </table:table-cell>
          <table:table-cell office:value-type="float" office:value="1519" calcext:value-type="float">
            <text:p>1519</text:p>
          </table:table-cell>
          <table:table-cell table:style-name="Default" office:value-type="float" office:value="0.271008" calcext:value-type="float">
            <text:p>0,271008</text:p>
          </table:table-cell>
          <table:table-cell table:style-name="Default" office:value-type="float" office:value="-143.3" calcext:value-type="float">
            <text:p>-143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3" calcext:value-type="float">
            <text:p>-143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38119238" calcext:value-type="float">
            <text:p>38119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43" calcext:value-type="float">
            <text:p>-143</text:p>
          </table:table-cell>
          <table:table-cell office:value-type="float" office:value="0.066726" calcext:value-type="float">
            <text:p>0,0667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8" calcext:value-type="float">
            <text:p>54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cpa-t600.config</text:p>
          </table:table-cell>
          <table:table-cell table:formula="of:=CONCATENATE(&quot;r&quot;;[.B6];&quot;-&quot;;[.C6];&quot;-&quot;;[.E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0.17" calcext:value-type="float">
            <text:p>0,17</text:p>
          </table:table-cell>
          <table:table-cell table:style-name="ce14" table:formula="of:=[.J6]" office:value-type="float" office:value="-143.3" calcext:value-type="float">
            <text:p>-143,3</text:p>
          </table:table-cell>
          <table:table-cell table:style-name="ce14" table:formula="of:=[.I6]" office:value-type="float" office:value="0.271008" calcext:value-type="float">
            <text:p>0,3</text:p>
          </table:table-cell>
          <table:table-cell table:formula="of:=[.U6]" office:value-type="float" office:value="-143" calcext:value-type="float">
            <text:p>-143</text:p>
          </table:table-cell>
          <table:table-cell table:formula="of:=[.V6]" office:value-type="float" office:value="0.066726" calcext:value-type="float">
            <text:p>0,066726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15012" calcext:value-type="float">
            <text:p>15012</text:p>
          </table:table-cell>
          <table:table-cell office:value-type="float" office:value="858" calcext:value-type="float">
            <text:p>858</text:p>
          </table:table-cell>
          <table:table-cell table:style-name="Default" office:value-type="float" office:value="0.339472" calcext:value-type="float">
            <text:p>0,339472</text:p>
          </table:table-cell>
          <table:table-cell table:style-name="Default" office:value-type="float" office:value="-120.8" calcext:value-type="float">
            <text:p>-12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8" calcext:value-type="float">
            <text:p>-12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0.38" calcext:value-type="float">
            <text:p>0,38</text:p>
          </table:table-cell>
          <table:table-cell office:value-type="float" office:value="38289710" calcext:value-type="float">
            <text:p>38289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20" calcext:value-type="float">
            <text:p>-120</text:p>
          </table:table-cell>
          <table:table-cell office:value-type="float" office:value="0.061201" calcext:value-type="float">
            <text:p>0,061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3" calcext:value-type="float">
            <text:p>53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cpa-t600.config</text:p>
          </table:table-cell>
          <table:table-cell table:formula="of:=CONCATENATE(&quot;r&quot;;[.B7];&quot;-&quot;;[.C7];&quot;-&quot;;[.E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0.25" calcext:value-type="float">
            <text:p>0,25</text:p>
          </table:table-cell>
          <table:table-cell table:style-name="ce14" table:formula="of:=[.J7]" office:value-type="float" office:value="-120.8" calcext:value-type="float">
            <text:p>-120,8</text:p>
          </table:table-cell>
          <table:table-cell table:style-name="ce14" table:formula="of:=[.I7]" office:value-type="float" office:value="0.339472" calcext:value-type="float">
            <text:p>0,3</text:p>
          </table:table-cell>
          <table:table-cell table:formula="of:=[.U7]" office:value-type="float" office:value="-120" calcext:value-type="float">
            <text:p>-120</text:p>
          </table:table-cell>
          <table:table-cell table:formula="of:=[.V7]" office:value-type="float" office:value="0.061201" calcext:value-type="float">
            <text:p>0,061201</text:p>
          </table:table-cell>
          <table:table-cell table:formula="of:=ABS([.AE7]-CEILING([.AC7]))" office:value-type="float" office:value="0" calcext:value-type="float">
            <text:p>0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5017" calcext:value-type="float">
            <text:p>5017</text:p>
          </table:table-cell>
          <table:table-cell office:value-type="float" office:value="567" calcext:value-type="float">
            <text:p>567</text:p>
          </table:table-cell>
          <table:table-cell table:style-name="Default" office:value-type="float" office:value="0.103573" calcext:value-type="float">
            <text:p>0,103573</text:p>
          </table:table-cell>
          <table:table-cell table:style-name="Default" office:value-type="float" office:value="-37.333333" calcext:value-type="float">
            <text:p>-37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333333" calcext:value-type="float">
            <text:p>-37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13192101" calcext:value-type="float">
            <text:p>13192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6" calcext:value-type="float">
            <text:p>-36</text:p>
          </table:table-cell>
          <table:table-cell office:value-type="float" office:value="0.087118" calcext:value-type="float">
            <text:p>0,087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cpa-t600.config</text:p>
          </table:table-cell>
          <table:table-cell table:formula="of:=CONCATENATE(&quot;r&quot;;[.B8];&quot;-&quot;;[.C8];&quot;-&quot;;[.E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1.12" calcext:value-type="float">
            <text:p>1,12</text:p>
          </table:table-cell>
          <table:table-cell table:style-name="ce14" table:formula="of:=[.J8]" office:value-type="float" office:value="-37.333333" calcext:value-type="float">
            <text:p>-37,3</text:p>
          </table:table-cell>
          <table:table-cell table:style-name="ce14" table:formula="of:=[.I8]" office:value-type="float" office:value="0.103573" calcext:value-type="float">
            <text:p>0,1</text:p>
          </table:table-cell>
          <table:table-cell table:formula="of:=[.U8]" office:value-type="float" office:value="-36" calcext:value-type="float">
            <text:p>-36</text:p>
          </table:table-cell>
          <table:table-cell table:formula="of:=[.V8]" office:value-type="float" office:value="0.087118" calcext:value-type="float">
            <text:p>0,087118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5017" calcext:value-type="float">
            <text:p>5017</text:p>
          </table:table-cell>
          <table:table-cell office:value-type="float" office:value="504" calcext:value-type="float">
            <text:p>504</text:p>
          </table:table-cell>
          <table:table-cell table:style-name="Default" office:value-type="float" office:value="0.131026" calcext:value-type="float">
            <text:p>0,131026</text:p>
          </table:table-cell>
          <table:table-cell table:style-name="Default" office:value-type="float" office:value="-34.540748" calcext:value-type="float">
            <text:p>-34,5407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40748" calcext:value-type="float">
            <text:p>-34,540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office:value-type="float" office:value="13267077" calcext:value-type="float">
            <text:p>13267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4" calcext:value-type="float">
            <text:p>-34</text:p>
          </table:table-cell>
          <table:table-cell office:value-type="float" office:value="0.057484" calcext:value-type="float">
            <text:p>0,0574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cpa-t600.config</text:p>
          </table:table-cell>
          <table:table-cell table:formula="of:=CONCATENATE(&quot;r&quot;;[.B9];&quot;-&quot;;[.C9];&quot;-&quot;;[.E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1.16" calcext:value-type="float">
            <text:p>1,16</text:p>
          </table:table-cell>
          <table:table-cell table:style-name="ce14" table:formula="of:=[.J9]" office:value-type="float" office:value="-34.540748" calcext:value-type="float">
            <text:p>-34,5</text:p>
          </table:table-cell>
          <table:table-cell table:style-name="ce14" table:formula="of:=[.I9]" office:value-type="float" office:value="0.131026" calcext:value-type="float">
            <text:p>0,1</text:p>
          </table:table-cell>
          <table:table-cell table:formula="of:=[.U9]" office:value-type="float" office:value="-34" calcext:value-type="float">
            <text:p>-34</text:p>
          </table:table-cell>
          <table:table-cell table:formula="of:=[.V9]" office:value-type="float" office:value="0.057484" calcext:value-type="float">
            <text:p>0,057484</text:p>
          </table:table-cell>
          <table:table-cell table:formula="of:=ABS([.AE9]-CEILING([.AC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0017" calcext:value-type="float">
            <text:p>10017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0.173676" calcext:value-type="float">
            <text:p>0,173676</text:p>
          </table:table-cell>
          <table:table-cell table:style-name="Default" office:value-type="float" office:value="-76.133333" calcext:value-type="float">
            <text:p>-76,1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133333" calcext:value-type="float">
            <text:p>-76,1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office:value-type="float" office:value="26184081" calcext:value-type="float">
            <text:p>26184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75" calcext:value-type="float">
            <text:p>-75</text:p>
          </table:table-cell>
          <table:table-cell office:value-type="float" office:value="0.052848" calcext:value-type="float">
            <text:p>0,052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9" calcext:value-type="float">
            <text:p>3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bcpa-t600.config</text:p>
          </table:table-cell>
          <table:table-cell table:formula="of:=CONCATENATE(&quot;r&quot;;[.B10];&quot;-&quot;;[.C10];&quot;-&quot;;[.E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0.57" calcext:value-type="float">
            <text:p>0,57</text:p>
          </table:table-cell>
          <table:table-cell table:style-name="ce14" table:formula="of:=[.J10]" office:value-type="float" office:value="-76.133333" calcext:value-type="float">
            <text:p>-76,1</text:p>
          </table:table-cell>
          <table:table-cell table:style-name="ce14" table:formula="of:=[.I10]" office:value-type="float" office:value="0.173676" calcext:value-type="float">
            <text:p>0,2</text:p>
          </table:table-cell>
          <table:table-cell table:formula="of:=[.U10]" office:value-type="float" office:value="-75" calcext:value-type="float">
            <text:p>-75</text:p>
          </table:table-cell>
          <table:table-cell table:formula="of:=[.V10]" office:value-type="float" office:value="0.052848" calcext:value-type="float">
            <text:p>0,052848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0017" calcext:value-type="float">
            <text:p>10017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0.198916" calcext:value-type="float">
            <text:p>0,198916</text:p>
          </table:table-cell>
          <table:table-cell table:style-name="Default" office:value-type="float" office:value="-66.987879" calcext:value-type="float">
            <text:p>-66,9878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6.987879" calcext:value-type="float">
            <text:p>-66,987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26329345" calcext:value-type="float">
            <text:p>2632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6" calcext:value-type="float">
            <text:p>-66</text:p>
          </table:table-cell>
          <table:table-cell office:value-type="float" office:value="0.083079" calcext:value-type="float">
            <text:p>0,0830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9" calcext:value-type="float">
            <text:p>34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cpa-t600.config</text:p>
          </table:table-cell>
          <table:table-cell table:formula="of:=CONCATENATE(&quot;r&quot;;[.B11];&quot;-&quot;;[.C11];&quot;-&quot;;[.E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0.52" calcext:value-type="float">
            <text:p>0,52</text:p>
          </table:table-cell>
          <table:table-cell table:style-name="ce14" table:formula="of:=[.J11]" office:value-type="float" office:value="-66.987879" calcext:value-type="float">
            <text:p>-67,0</text:p>
          </table:table-cell>
          <table:table-cell table:style-name="ce14" table:formula="of:=[.I11]" office:value-type="float" office:value="0.198916" calcext:value-type="float">
            <text:p>0,2</text:p>
          </table:table-cell>
          <table:table-cell table:formula="of:=[.U11]" office:value-type="float" office:value="-66" calcext:value-type="float">
            <text:p>-66</text:p>
          </table:table-cell>
          <table:table-cell table:formula="of:=[.V11]" office:value-type="float" office:value="0.083079" calcext:value-type="float">
            <text:p>0,083079</text:p>
          </table:table-cell>
          <table:table-cell table:formula="of:=ABS([.AE11]-CEILING([.AC1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15017" calcext:value-type="float">
            <text:p>15017</text:p>
          </table:table-cell>
          <table:table-cell office:value-type="float" office:value="1165" calcext:value-type="float">
            <text:p>1165</text:p>
          </table:table-cell>
          <table:table-cell table:style-name="Default" office:value-type="float" office:value="0.504994" calcext:value-type="float">
            <text:p>0,504994</text:p>
          </table:table-cell>
          <table:table-cell table:style-name="Default" office:value-type="float" office:value="-114.4" calcext:value-type="float">
            <text:p>-114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4" calcext:value-type="float">
            <text:p>-114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0.58" calcext:value-type="float">
            <text:p>0,58</text:p>
          </table:table-cell>
          <table:table-cell office:value-type="float" office:value="39036607" calcext:value-type="float">
            <text:p>39036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13" calcext:value-type="float">
            <text:p>-113</text:p>
          </table:table-cell>
          <table:table-cell office:value-type="float" office:value="0.098503" calcext:value-type="float">
            <text:p>0,0985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cpa-t600.config</text:p>
          </table:table-cell>
          <table:table-cell table:formula="of:=CONCATENATE(&quot;r&quot;;[.B12];&quot;-&quot;;[.C12];&quot;-&quot;;[.E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.38" calcext:value-type="float">
            <text:p>0,38</text:p>
          </table:table-cell>
          <table:table-cell table:style-name="ce14" table:formula="of:=[.J12]" office:value-type="float" office:value="-114.4" calcext:value-type="float">
            <text:p>-114,4</text:p>
          </table:table-cell>
          <table:table-cell table:style-name="ce14" table:formula="of:=[.I12]" office:value-type="float" office:value="0.504994" calcext:value-type="float">
            <text:p>0,5</text:p>
          </table:table-cell>
          <table:table-cell table:formula="of:=[.U12]" office:value-type="float" office:value="-113" calcext:value-type="float">
            <text:p>-113</text:p>
          </table:table-cell>
          <table:table-cell table:formula="of:=[.V12]" office:value-type="float" office:value="0.098503" calcext:value-type="float">
            <text:p>0,098503</text:p>
          </table:table-cell>
          <table:table-cell table:formula="of:=ABS([.AE12]-CEILING([.AC1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6" calcext:value-type="float">
            <text:p>56</text:p>
          </table:table-cell>
          <table:table-cell office:value-type="float" office:value="15017" calcext:value-type="float">
            <text:p>15017</text:p>
          </table:table-cell>
          <table:table-cell office:value-type="float" office:value="1128" calcext:value-type="float">
            <text:p>1128</text:p>
          </table:table-cell>
          <table:table-cell table:style-name="Default" office:value-type="float" office:value="0.46751" calcext:value-type="float">
            <text:p>0,46751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" calcext:value-type="float">
            <text:p>-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,44</text:p>
          </table:table-cell>
          <table:table-cell office:value-type="float" office:value="0.51" calcext:value-type="float">
            <text:p>0,51</text:p>
          </table:table-cell>
          <table:table-cell office:value-type="float" office:value="39240359" calcext:value-type="float">
            <text:p>39240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02" calcext:value-type="float">
            <text:p>-102</text:p>
          </table:table-cell>
          <table:table-cell office:value-type="float" office:value="0.069619" calcext:value-type="float">
            <text:p>0,0696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2" calcext:value-type="float">
            <text:p>52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cpa-t600.config</text:p>
          </table:table-cell>
          <table:table-cell table:formula="of:=CONCATENATE(&quot;r&quot;;[.B13];&quot;-&quot;;[.C13];&quot;-&quot;;[.E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.37" calcext:value-type="float">
            <text:p>0,37</text:p>
          </table:table-cell>
          <table:table-cell table:style-name="ce14" table:formula="of:=[.J13]" office:value-type="float" office:value="-103" calcext:value-type="float">
            <text:p>-103,0</text:p>
          </table:table-cell>
          <table:table-cell table:style-name="ce14" table:formula="of:=[.I13]" office:value-type="float" office:value="0.46751" calcext:value-type="float">
            <text:p>0,5</text:p>
          </table:table-cell>
          <table:table-cell table:formula="of:=[.U13]" office:value-type="float" office:value="-102" calcext:value-type="float">
            <text:p>-102</text:p>
          </table:table-cell>
          <table:table-cell table:formula="of:=[.V13]" office:value-type="float" office:value="0.069619" calcext:value-type="float">
            <text:p>0,069619</text:p>
          </table:table-cell>
          <table:table-cell table:formula="of:=ABS([.AE13]-CEILING([.AC1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5022" calcext:value-type="float">
            <text:p>5022</text:p>
          </table:table-cell>
          <table:table-cell office:value-type="float" office:value="604" calcext:value-type="float">
            <text:p>604</text:p>
          </table:table-cell>
          <table:table-cell table:style-name="Default" office:value-type="float" office:value="0.119107" calcext:value-type="float">
            <text:p>0,119107</text:p>
          </table:table-cell>
          <table:table-cell table:style-name="Default" office:value-type="float" office:value="-30.955727" calcext:value-type="float">
            <text:p>-30,9557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955727" calcext:value-type="float">
            <text:p>-30,955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3515046" calcext:value-type="float">
            <text:p>13515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0" calcext:value-type="float">
            <text:p>-30</text:p>
          </table:table-cell>
          <table:table-cell office:value-type="float" office:value="0.09115" calcext:value-type="float">
            <text:p>0,09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3" calcext:value-type="float">
            <text:p>20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cpa-t600.config</text:p>
          </table:table-cell>
          <table:table-cell table:formula="of:=CONCATENATE(&quot;r&quot;;[.B14];&quot;-&quot;;[.C14];&quot;-&quot;;[.E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1.47" calcext:value-type="float">
            <text:p>1,47</text:p>
          </table:table-cell>
          <table:table-cell table:style-name="ce14" table:formula="of:=[.J14]" office:value-type="float" office:value="-30.955727" calcext:value-type="float">
            <text:p>-31,0</text:p>
          </table:table-cell>
          <table:table-cell table:style-name="ce14" table:formula="of:=[.I14]" office:value-type="float" office:value="0.119107" calcext:value-type="float">
            <text:p>0,1</text:p>
          </table:table-cell>
          <table:table-cell table:formula="of:=[.U14]" office:value-type="float" office:value="-30" calcext:value-type="float">
            <text:p>-30</text:p>
          </table:table-cell>
          <table:table-cell table:formula="of:=[.V14]" office:value-type="float" office:value="0.09115" calcext:value-type="float">
            <text:p>0,09115</text:p>
          </table:table-cell>
          <table:table-cell table:formula="of:=ABS([.AE14]-CEILING([.AC1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5022" calcext:value-type="float">
            <text:p>5022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0.187535" calcext:value-type="float">
            <text:p>0,187535</text:p>
          </table:table-cell>
          <table:table-cell table:style-name="Default" office:value-type="float" office:value="-29.041029" calcext:value-type="float">
            <text:p>-29,0410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9.041029" calcext:value-type="float">
            <text:p>-29,041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13610622" calcext:value-type="float">
            <text:p>13610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8" calcext:value-type="float">
            <text:p>-28</text:p>
          </table:table-cell>
          <table:table-cell office:value-type="float" office:value="0.115831" calcext:value-type="float">
            <text:p>0,1158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cpa-t600.config</text:p>
          </table:table-cell>
          <table:table-cell table:formula="of:=CONCATENATE(&quot;r&quot;;[.B15];&quot;-&quot;;[.C15];&quot;-&quot;;[.E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1.53" calcext:value-type="float">
            <text:p>1,53</text:p>
          </table:table-cell>
          <table:table-cell table:style-name="ce14" table:formula="of:=[.J15]" office:value-type="float" office:value="-29.041029" calcext:value-type="float">
            <text:p>-29,0</text:p>
          </table:table-cell>
          <table:table-cell table:style-name="ce14" table:formula="of:=[.I15]" office:value-type="float" office:value="0.187535" calcext:value-type="float">
            <text:p>0,2</text:p>
          </table:table-cell>
          <table:table-cell table:formula="of:=[.U15]" office:value-type="float" office:value="-28" calcext:value-type="float">
            <text:p>-28</text:p>
          </table:table-cell>
          <table:table-cell table:formula="of:=[.V15]" office:value-type="float" office:value="0.115831" calcext:value-type="float">
            <text:p>0,115831</text:p>
          </table:table-cell>
          <table:table-cell table:formula="of:=ABS([.AE15]-CEILING([.AC1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022" calcext:value-type="float">
            <text:p>10022</text:p>
          </table:table-cell>
          <table:table-cell office:value-type="float" office:value="1264" calcext:value-type="float">
            <text:p>1264</text:p>
          </table:table-cell>
          <table:table-cell table:style-name="Default" office:value-type="float" office:value="0.291833" calcext:value-type="float">
            <text:p>0,291833</text:p>
          </table:table-cell>
          <table:table-cell table:style-name="Default" office:value-type="float" office:value="-68.099719" calcext:value-type="float">
            <text:p>-68,0997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8.099719" calcext:value-type="float">
            <text:p>-68,0997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0.4" calcext:value-type="float">
            <text:p>0,4</text:p>
          </table:table-cell>
          <table:table-cell office:value-type="float" office:value="26841028" calcext:value-type="float">
            <text:p>2684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7" calcext:value-type="float">
            <text:p>-67</text:p>
          </table:table-cell>
          <table:table-cell office:value-type="float" office:value="0.124986" calcext:value-type="float">
            <text:p>0,1249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4" calcext:value-type="float">
            <text:p>38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cpa-t600.config</text:p>
          </table:table-cell>
          <table:table-cell table:formula="of:=CONCATENATE(&quot;r&quot;;[.B16];&quot;-&quot;;[.C16];&quot;-&quot;;[.E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.76" calcext:value-type="float">
            <text:p>0,76</text:p>
          </table:table-cell>
          <table:table-cell table:style-name="ce14" table:formula="of:=[.J16]" office:value-type="float" office:value="-68.099719" calcext:value-type="float">
            <text:p>-68,1</text:p>
          </table:table-cell>
          <table:table-cell table:style-name="ce14" table:formula="of:=[.I16]" office:value-type="float" office:value="0.291833" calcext:value-type="float">
            <text:p>0,3</text:p>
          </table:table-cell>
          <table:table-cell table:formula="of:=[.U16]" office:value-type="float" office:value="-67" calcext:value-type="float">
            <text:p>-67</text:p>
          </table:table-cell>
          <table:table-cell table:formula="of:=[.V16]" office:value-type="float" office:value="0.124986" calcext:value-type="float">
            <text:p>0,124986</text:p>
          </table:table-cell>
          <table:table-cell table:formula="of:=ABS([.AE16]-CEILING([.AC1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22" calcext:value-type="float">
            <text:p>10022</text:p>
          </table:table-cell>
          <table:table-cell office:value-type="float" office:value="1316" calcext:value-type="float">
            <text:p>1316</text:p>
          </table:table-cell>
          <table:table-cell table:style-name="Default" office:value-type="float" office:value="0.361276" calcext:value-type="float">
            <text:p>0,361276</text:p>
          </table:table-cell>
          <table:table-cell table:style-name="Default" office:value-type="float" office:value="-57.923186" calcext:value-type="float">
            <text:p>-57,9231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7.923186" calcext:value-type="float">
            <text:p>-57,923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27015940" calcext:value-type="float">
            <text:p>27015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57" calcext:value-type="float">
            <text:p>-57</text:p>
          </table:table-cell>
          <table:table-cell office:value-type="float" office:value="0.116091" calcext:value-type="float">
            <text:p>0,1160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9" calcext:value-type="float">
            <text:p>36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cpa-t600.config</text:p>
          </table:table-cell>
          <table:table-cell table:formula="of:=CONCATENATE(&quot;r&quot;;[.B17];&quot;-&quot;;[.C17];&quot;-&quot;;[.E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0.75" calcext:value-type="float">
            <text:p>0,75</text:p>
          </table:table-cell>
          <table:table-cell table:style-name="ce14" table:formula="of:=[.J17]" office:value-type="float" office:value="-57.923186" calcext:value-type="float">
            <text:p>-57,9</text:p>
          </table:table-cell>
          <table:table-cell table:style-name="ce14" table:formula="of:=[.I17]" office:value-type="float" office:value="0.361276" calcext:value-type="float">
            <text:p>0,4</text:p>
          </table:table-cell>
          <table:table-cell table:formula="of:=[.U17]" office:value-type="float" office:value="-57" calcext:value-type="float">
            <text:p>-57</text:p>
          </table:table-cell>
          <table:table-cell table:formula="of:=[.V17]" office:value-type="float" office:value="0.116091" calcext:value-type="float">
            <text:p>0,116091</text:p>
          </table:table-cell>
          <table:table-cell table:formula="of:=ABS([.AE17]-CEILING([.AC1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15022" calcext:value-type="float">
            <text:p>15022</text:p>
          </table:table-cell>
          <table:table-cell office:value-type="float" office:value="1616" calcext:value-type="float">
            <text:p>1616</text:p>
          </table:table-cell>
          <table:table-cell table:style-name="Default" office:value-type="float" office:value="0.508407" calcext:value-type="float">
            <text:p>0,508407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0.61" calcext:value-type="float">
            <text:p>0,61</text:p>
          </table:table-cell>
          <table:table-cell office:value-type="float" office:value="39970454" calcext:value-type="float">
            <text:p>39970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99" calcext:value-type="float">
            <text:p>-99</text:p>
          </table:table-cell>
          <table:table-cell office:value-type="float" office:value="0.130711" calcext:value-type="float">
            <text:p>0,1307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" calcext:value-type="float">
            <text:p>5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bcpa-t600.config</text:p>
          </table:table-cell>
          <table:table-cell table:formula="of:=CONCATENATE(&quot;r&quot;;[.B18];&quot;-&quot;;[.C18];&quot;-&quot;;[.E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.49" calcext:value-type="float">
            <text:p>0,49</text:p>
          </table:table-cell>
          <table:table-cell table:style-name="ce14" table:formula="of:=[.J18]" office:value-type="float" office:value="-100" calcext:value-type="float">
            <text:p>-100,0</text:p>
          </table:table-cell>
          <table:table-cell table:style-name="ce14" table:formula="of:=[.I18]" office:value-type="float" office:value="0.508407" calcext:value-type="float">
            <text:p>0,5</text:p>
          </table:table-cell>
          <table:table-cell table:formula="of:=[.U18]" office:value-type="float" office:value="-99" calcext:value-type="float">
            <text:p>-99</text:p>
          </table:table-cell>
          <table:table-cell table:formula="of:=[.V18]" office:value-type="float" office:value="0.130711" calcext:value-type="float">
            <text:p>0,130711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15022" calcext:value-type="float">
            <text:p>15022</text:p>
          </table:table-cell>
          <table:table-cell office:value-type="float" office:value="1634" calcext:value-type="float">
            <text:p>1634</text:p>
          </table:table-cell>
          <table:table-cell table:style-name="Default" office:value-type="float" office:value="0.505533" calcext:value-type="float">
            <text:p>0,505533</text:p>
          </table:table-cell>
          <table:table-cell table:style-name="Default" office:value-type="float" office:value="-87.83339" calcext:value-type="float">
            <text:p>-87,833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83339" calcext:value-type="float">
            <text:p>-87,83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0.61" calcext:value-type="float">
            <text:p>0,61</text:p>
          </table:table-cell>
          <table:table-cell office:value-type="float" office:value="40224942" calcext:value-type="float">
            <text:p>40224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87" calcext:value-type="float">
            <text:p>-87</text:p>
          </table:table-cell>
          <table:table-cell office:value-type="float" office:value="0.132306" calcext:value-type="float">
            <text:p>0,132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cpa-t600.config</text:p>
          </table:table-cell>
          <table:table-cell table:formula="of:=CONCATENATE(&quot;r&quot;;[.B19];&quot;-&quot;;[.C19];&quot;-&quot;;[.E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.51" calcext:value-type="float">
            <text:p>0,51</text:p>
          </table:table-cell>
          <table:table-cell table:style-name="ce14" table:formula="of:=[.J19]" office:value-type="float" office:value="-87.83339" calcext:value-type="float">
            <text:p>-87,8</text:p>
          </table:table-cell>
          <table:table-cell table:style-name="ce14" table:formula="of:=[.I19]" office:value-type="float" office:value="0.505533" calcext:value-type="float">
            <text:p>0,5</text:p>
          </table:table-cell>
          <table:table-cell table:formula="of:=[.U19]" office:value-type="float" office:value="-87" calcext:value-type="float">
            <text:p>-87</text:p>
          </table:table-cell>
          <table:table-cell table:formula="of:=[.V19]" office:value-type="float" office:value="0.132306" calcext:value-type="float">
            <text:p>0,132306</text:p>
          </table:table-cell>
          <table:table-cell table:formula="of:=ABS([.AE19]-CEILING([.AC1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office:value-type="float" office:value="5027" calcext:value-type="float">
            <text:p>5027</text:p>
          </table:table-cell>
          <table:table-cell office:value-type="float" office:value="740" calcext:value-type="float">
            <text:p>740</text:p>
          </table:table-cell>
          <table:table-cell table:style-name="Default" office:value-type="float" office:value="0.155" calcext:value-type="float">
            <text:p>0,155</text:p>
          </table:table-cell>
          <table:table-cell table:style-name="Default" office:value-type="float" office:value="-28.343048" calcext:value-type="float">
            <text:p>-28,3430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343048" calcext:value-type="float">
            <text:p>-28,343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29" calcext:value-type="float">
            <text:p>0,29</text:p>
          </table:table-cell>
          <table:table-cell office:value-type="float" office:value="13870080" calcext:value-type="float">
            <text:p>1387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7" calcext:value-type="float">
            <text:p>-27</text:p>
          </table:table-cell>
          <table:table-cell office:value-type="float" office:value="0.140164" calcext:value-type="float">
            <text:p>0,140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1" calcext:value-type="float">
            <text:p>20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cpa-t600.config</text:p>
          </table:table-cell>
          <table:table-cell table:formula="of:=CONCATENATE(&quot;r&quot;;[.B20];&quot;-&quot;;[.C20];&quot;-&quot;;[.E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1.91" calcext:value-type="float">
            <text:p>1,91</text:p>
          </table:table-cell>
          <table:table-cell table:style-name="ce14" table:formula="of:=[.J20]" office:value-type="float" office:value="-28.343048" calcext:value-type="float">
            <text:p>-28,3</text:p>
          </table:table-cell>
          <table:table-cell table:style-name="ce14" table:formula="of:=[.I20]" office:value-type="float" office:value="0.155" calcext:value-type="float">
            <text:p>0,2</text:p>
          </table:table-cell>
          <table:table-cell table:formula="of:=[.U20]" office:value-type="float" office:value="-27" calcext:value-type="float">
            <text:p>-27</text:p>
          </table:table-cell>
          <table:table-cell table:formula="of:=[.V20]" office:value-type="float" office:value="0.140164" calcext:value-type="float">
            <text:p>0,140164</text:p>
          </table:table-cell>
          <table:table-cell table:formula="of:=ABS([.AE20]-CEILING([.AC2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5027" calcext:value-type="float">
            <text:p>5027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0.170267" calcext:value-type="float">
            <text:p>0,170267</text:p>
          </table:table-cell>
          <table:table-cell table:style-name="Default" office:value-type="float" office:value="-24.388471" calcext:value-type="float">
            <text:p>-24,388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.388471" calcext:value-type="float">
            <text:p>-24,388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29" calcext:value-type="float">
            <text:p>0,29</text:p>
          </table:table-cell>
          <table:table-cell office:value-type="float" office:value="13957096" calcext:value-type="float">
            <text:p>1395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3" calcext:value-type="float">
            <text:p>-23</text:p>
          </table:table-cell>
          <table:table-cell office:value-type="float" office:value="0.142423" calcext:value-type="float">
            <text:p>0,1424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cpa-t600.config</text:p>
          </table:table-cell>
          <table:table-cell table:formula="of:=CONCATENATE(&quot;r&quot;;[.B21];&quot;-&quot;;[.C21];&quot;-&quot;;[.E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1.87" calcext:value-type="float">
            <text:p>1,87</text:p>
          </table:table-cell>
          <table:table-cell table:style-name="ce14" table:formula="of:=[.J21]" office:value-type="float" office:value="-24.388471" calcext:value-type="float">
            <text:p>-24,4</text:p>
          </table:table-cell>
          <table:table-cell table:style-name="ce14" table:formula="of:=[.I21]" office:value-type="float" office:value="0.170267" calcext:value-type="float">
            <text:p>0,2</text:p>
          </table:table-cell>
          <table:table-cell table:formula="of:=[.U21]" office:value-type="float" office:value="-23" calcext:value-type="float">
            <text:p>-23</text:p>
          </table:table-cell>
          <table:table-cell table:formula="of:=[.V21]" office:value-type="float" office:value="0.142423" calcext:value-type="float">
            <text:p>0,142423</text:p>
          </table:table-cell>
          <table:table-cell table:formula="of:=ABS([.AE21]-CEILING([.AC2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302" calcext:value-type="float">
            <text:p>1302</text:p>
          </table:table-cell>
          <table:table-cell table:style-name="Default" office:value-type="float" office:value="0.33077" calcext:value-type="float">
            <text:p>0,33077</text:p>
          </table:table-cell>
          <table:table-cell table:style-name="Default" office:value-type="float" office:value="-58.78465" calcext:value-type="float">
            <text:p>-58,784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78465" calcext:value-type="float">
            <text:p>-58,78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6" calcext:value-type="float">
            <text:p>0,46</text:p>
          </table:table-cell>
          <table:table-cell office:value-type="float" office:value="27524205" calcext:value-type="float">
            <text:p>2752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58" calcext:value-type="float">
            <text:p>-58</text:p>
          </table:table-cell>
          <table:table-cell office:value-type="float" office:value="0.139339" calcext:value-type="float">
            <text:p>0,1393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cpa-t600.config</text:p>
          </table:table-cell>
          <table:table-cell table:formula="of:=CONCATENATE(&quot;r&quot;;[.B22];&quot;-&quot;;[.C22];&quot;-&quot;;[.E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.96" calcext:value-type="float">
            <text:p>0,96</text:p>
          </table:table-cell>
          <table:table-cell table:style-name="ce14" table:formula="of:=[.J22]" office:value-type="float" office:value="-58.78465" calcext:value-type="float">
            <text:p>-58,8</text:p>
          </table:table-cell>
          <table:table-cell table:style-name="ce14" table:formula="of:=[.I22]" office:value-type="float" office:value="0.33077" calcext:value-type="float">
            <text:p>0,3</text:p>
          </table:table-cell>
          <table:table-cell table:formula="of:=[.U22]" office:value-type="float" office:value="-58" calcext:value-type="float">
            <text:p>-58</text:p>
          </table:table-cell>
          <table:table-cell table:formula="of:=[.V22]" office:value-type="float" office:value="0.139339" calcext:value-type="float">
            <text:p>0,139339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241" calcext:value-type="float">
            <text:p>1241</text:p>
          </table:table-cell>
          <table:table-cell table:style-name="Default" office:value-type="float" office:value="0.35025" calcext:value-type="float">
            <text:p>0,35025</text:p>
          </table:table-cell>
          <table:table-cell table:style-name="Default" office:value-type="float" office:value="-53.640083" calcext:value-type="float">
            <text:p>-53,6400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.640083" calcext:value-type="float">
            <text:p>-53,64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0.55" calcext:value-type="float">
            <text:p>0,55</text:p>
          </table:table-cell>
          <table:table-cell office:value-type="float" office:value="27707757" calcext:value-type="float">
            <text:p>27707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52" calcext:value-type="float">
            <text:p>-52</text:p>
          </table:table-cell>
          <table:table-cell office:value-type="float" office:value="0.219951" calcext:value-type="float">
            <text:p>0,2199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4" calcext:value-type="float">
            <text:p>36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cpa-t600.config</text:p>
          </table:table-cell>
          <table:table-cell table:formula="of:=CONCATENATE(&quot;r&quot;;[.B23];&quot;-&quot;;[.C23];&quot;-&quot;;[.E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0.96" calcext:value-type="float">
            <text:p>0,96</text:p>
          </table:table-cell>
          <table:table-cell table:style-name="ce14" table:formula="of:=[.J23]" office:value-type="float" office:value="-53.640083" calcext:value-type="float">
            <text:p>-53,6</text:p>
          </table:table-cell>
          <table:table-cell table:style-name="ce14" table:formula="of:=[.I23]" office:value-type="float" office:value="0.35025" calcext:value-type="float">
            <text:p>0,4</text:p>
          </table:table-cell>
          <table:table-cell table:formula="of:=[.U23]" office:value-type="float" office:value="-52" calcext:value-type="float">
            <text:p>-52</text:p>
          </table:table-cell>
          <table:table-cell table:formula="of:=[.V23]" office:value-type="float" office:value="0.219951" calcext:value-type="float">
            <text:p>0,219951</text:p>
          </table:table-cell>
          <table:table-cell table:formula="of:=ABS([.AE23]-CEILING([.AC2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15027" calcext:value-type="float">
            <text:p>15027</text:p>
          </table:table-cell>
          <table:table-cell office:value-type="float" office:value="1840" calcext:value-type="float">
            <text:p>1840</text:p>
          </table:table-cell>
          <table:table-cell table:style-name="Default" office:value-type="float" office:value="0.627968" calcext:value-type="float">
            <text:p>0,627968</text:p>
          </table:table-cell>
          <table:table-cell table:style-name="Default" office:value-type="float" office:value="-86.428757" calcext:value-type="float">
            <text:p>-86,4287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6.428757" calcext:value-type="float">
            <text:p>-86,4287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,59</text:p>
          </table:table-cell>
          <table:table-cell office:value-type="float" office:value="0.77" calcext:value-type="float">
            <text:p>0,77</text:p>
          </table:table-cell>
          <table:table-cell office:value-type="float" office:value="40969447" calcext:value-type="float">
            <text:p>40969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86" calcext:value-type="float">
            <text:p>-86</text:p>
          </table:table-cell>
          <table:table-cell office:value-type="float" office:value="0.163953" calcext:value-type="float">
            <text:p>0,1639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6" calcext:value-type="float">
            <text:p>6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bcpa-t600.config</text:p>
          </table:table-cell>
          <table:table-cell table:formula="of:=CONCATENATE(&quot;r&quot;;[.B24];&quot;-&quot;;[.C24];&quot;-&quot;;[.E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.65" calcext:value-type="float">
            <text:p>0,65</text:p>
          </table:table-cell>
          <table:table-cell table:style-name="ce14" table:formula="of:=[.J24]" office:value-type="float" office:value="-86.428757" calcext:value-type="float">
            <text:p>-86,4</text:p>
          </table:table-cell>
          <table:table-cell table:style-name="ce14" table:formula="of:=[.I24]" office:value-type="float" office:value="0.627968" calcext:value-type="float">
            <text:p>0,6</text:p>
          </table:table-cell>
          <table:table-cell table:formula="of:=[.U24]" office:value-type="float" office:value="-86" calcext:value-type="float">
            <text:p>-86</text:p>
          </table:table-cell>
          <table:table-cell table:formula="of:=[.V24]" office:value-type="float" office:value="0.163953" calcext:value-type="float">
            <text:p>0,163953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15027" calcext:value-type="float">
            <text:p>15027</text:p>
          </table:table-cell>
          <table:table-cell office:value-type="float" office:value="1693" calcext:value-type="float">
            <text:p>1693</text:p>
          </table:table-cell>
          <table:table-cell table:style-name="Default" office:value-type="float" office:value="0.772317" calcext:value-type="float">
            <text:p>0,772317</text:p>
          </table:table-cell>
          <table:table-cell table:style-name="Default" office:value-type="float" office:value="-77.085301" calcext:value-type="float">
            <text:p>-77,0853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7.085301" calcext:value-type="float">
            <text:p>-77,085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office:value-type="float" office:value="0.95" calcext:value-type="float">
            <text:p>0,95</text:p>
          </table:table-cell>
          <table:table-cell office:value-type="float" office:value="41251807" calcext:value-type="float">
            <text:p>41251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76" calcext:value-type="float">
            <text:p>-76</text:p>
          </table:table-cell>
          <table:table-cell office:value-type="float" office:value="0.196063" calcext:value-type="float">
            <text:p>0,1960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5" calcext:value-type="float">
            <text:p>54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bcpa-t600.config</text:p>
          </table:table-cell>
          <table:table-cell table:formula="of:=CONCATENATE(&quot;r&quot;;[.B25];&quot;-&quot;;[.C25];&quot;-&quot;;[.E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.64" calcext:value-type="float">
            <text:p>0,64</text:p>
          </table:table-cell>
          <table:table-cell table:style-name="ce14" table:formula="of:=[.J25]" office:value-type="float" office:value="-77.085301" calcext:value-type="float">
            <text:p>-77,1</text:p>
          </table:table-cell>
          <table:table-cell table:style-name="ce14" table:formula="of:=[.I25]" office:value-type="float" office:value="0.772317" calcext:value-type="float">
            <text:p>0,8</text:p>
          </table:table-cell>
          <table:table-cell table:formula="of:=[.U25]" office:value-type="float" office:value="-76" calcext:value-type="float">
            <text:p>-76</text:p>
          </table:table-cell>
          <table:table-cell table:formula="of:=[.V25]" office:value-type="float" office:value="0.196063" calcext:value-type="float">
            <text:p>0,196063</text:p>
          </table:table-cell>
          <table:table-cell table:formula="of:=ABS([.AE25]-CEILING([.AC2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5007" calcext:value-type="float">
            <text:p>5007</text:p>
          </table:table-cell>
          <table:table-cell office:value-type="float" office:value="193" calcext:value-type="float">
            <text:p>193</text:p>
          </table:table-cell>
          <table:table-cell table:style-name="Default" office:value-type="float" office:value="0.032186" calcext:value-type="float">
            <text:p>0,032186</text:p>
          </table:table-cell>
          <table:table-cell table:style-name="Default" office:value-type="float" office:value="-67.8" calcext:value-type="float">
            <text:p>-67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7.8" calcext:value-type="float">
            <text:p>-6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12554485" calcext:value-type="float">
            <text:p>12554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7" calcext:value-type="float">
            <text:p>-67</text:p>
          </table:table-cell>
          <table:table-cell office:value-type="float" office:value="0.016826" calcext:value-type="float">
            <text:p>0,0168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cpa-t600.config</text:p>
          </table:table-cell>
          <table:table-cell table:formula="of:=CONCATENATE(&quot;r&quot;;[.B26];&quot;-&quot;;[.C26];&quot;-&quot;;[.E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0.18" calcext:value-type="float">
            <text:p>0,18</text:p>
          </table:table-cell>
          <table:table-cell table:style-name="ce14" table:formula="of:=[.J26]" office:value-type="float" office:value="-67.8" calcext:value-type="float">
            <text:p>-67,8</text:p>
          </table:table-cell>
          <table:table-cell table:style-name="ce14" table:formula="of:=[.I26]" office:value-type="float" office:value="0.032186" calcext:value-type="float">
            <text:p>0,0</text:p>
          </table:table-cell>
          <table:table-cell table:formula="of:=[.U26]" office:value-type="float" office:value="-67" calcext:value-type="float">
            <text:p>-67</text:p>
          </table:table-cell>
          <table:table-cell table:formula="of:=[.V26]" office:value-type="float" office:value="0.016826" calcext:value-type="float">
            <text:p>0,016826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5007" calcext:value-type="float">
            <text:p>5007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8605" calcext:value-type="float">
            <text:p>0,038605</text:p>
          </table:table-cell>
          <table:table-cell table:style-name="Default" office:value-type="float" office:value="-63.2" calcext:value-type="float">
            <text:p>-6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3.2" calcext:value-type="float">
            <text:p>-6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12586949" calcext:value-type="float">
            <text:p>12586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3" calcext:value-type="float">
            <text:p>-63</text:p>
          </table:table-cell>
          <table:table-cell office:value-type="float" office:value="0.019464" calcext:value-type="float">
            <text:p>0,0194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7" calcext:value-type="float">
            <text:p>15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cpa-t600.config</text:p>
          </table:table-cell>
          <table:table-cell table:formula="of:=CONCATENATE(&quot;r&quot;;[.B27];&quot;-&quot;;[.C27];&quot;-&quot;;[.E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0.34" calcext:value-type="float">
            <text:p>0,34</text:p>
          </table:table-cell>
          <table:table-cell table:style-name="ce14" table:formula="of:=[.J27]" office:value-type="float" office:value="-63.2" calcext:value-type="float">
            <text:p>-63,2</text:p>
          </table:table-cell>
          <table:table-cell table:style-name="ce14" table:formula="of:=[.I27]" office:value-type="float" office:value="0.038605" calcext:value-type="float">
            <text:p>0,0</text:p>
          </table:table-cell>
          <table:table-cell table:formula="of:=[.U27]" office:value-type="float" office:value="-63" calcext:value-type="float">
            <text:p>-63</text:p>
          </table:table-cell>
          <table:table-cell table:formula="of:=[.V27]" office:value-type="float" office:value="0.019464" calcext:value-type="float">
            <text:p>0,019464</text:p>
          </table:table-cell>
          <table:table-cell table:formula="of:=ABS([.AE27]-CEILING([.AC2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387" calcext:value-type="float">
            <text:p>387</text:p>
          </table:table-cell>
          <table:table-cell table:style-name="Default" office:value-type="float" office:value="0.056407" calcext:value-type="float">
            <text:p>0,056407</text:p>
          </table:table-cell>
          <table:table-cell table:style-name="Default" office:value-type="float" office:value="-135.2" calcext:value-type="float">
            <text:p>-13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2" calcext:value-type="float">
            <text:p>-13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24945683" calcext:value-type="float">
            <text:p>24945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35" calcext:value-type="float">
            <text:p>-135</text:p>
          </table:table-cell>
          <table:table-cell office:value-type="float" office:value="0.033863" calcext:value-type="float">
            <text:p>0,0338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6" calcext:value-type="float">
            <text:p>34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cpa-t600.config</text:p>
          </table:table-cell>
          <table:table-cell table:formula="of:=CONCATENATE(&quot;r&quot;;[.B28];&quot;-&quot;;[.C28];&quot;-&quot;;[.E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0.09" calcext:value-type="float">
            <text:p>0,09</text:p>
          </table:table-cell>
          <table:table-cell table:style-name="ce14" table:formula="of:=[.J28]" office:value-type="float" office:value="-135.2" calcext:value-type="float">
            <text:p>-135,2</text:p>
          </table:table-cell>
          <table:table-cell table:style-name="ce14" table:formula="of:=[.I28]" office:value-type="float" office:value="0.056407" calcext:value-type="float">
            <text:p>0,1</text:p>
          </table:table-cell>
          <table:table-cell table:formula="of:=[.U28]" office:value-type="float" office:value="-135" calcext:value-type="float">
            <text:p>-135</text:p>
          </table:table-cell>
          <table:table-cell table:formula="of:=[.V28]" office:value-type="float" office:value="0.033863" calcext:value-type="float">
            <text:p>0,033863</text:p>
          </table:table-cell>
          <table:table-cell table:formula="of:=ABS([.AE28]-CEILING([.AC2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0.059081" calcext:value-type="float">
            <text:p>0,059081</text:p>
          </table:table-cell>
          <table:table-cell table:style-name="Default" office:value-type="float" office:value="-128.2" calcext:value-type="float">
            <text:p>-128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8.2" calcext:value-type="float">
            <text:p>-12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25001051" calcext:value-type="float">
            <text:p>2500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28" calcext:value-type="float">
            <text:p>-128</text:p>
          </table:table-cell>
          <table:table-cell office:value-type="float" office:value="0.035727" calcext:value-type="float">
            <text:p>0,0357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cpa-t600.config</text:p>
          </table:table-cell>
          <table:table-cell table:formula="of:=CONCATENATE(&quot;r&quot;;[.B29];&quot;-&quot;;[.C29];&quot;-&quot;;[.E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0.09" calcext:value-type="float">
            <text:p>0,09</text:p>
          </table:table-cell>
          <table:table-cell table:style-name="ce14" table:formula="of:=[.J29]" office:value-type="float" office:value="-128.2" calcext:value-type="float">
            <text:p>-128,2</text:p>
          </table:table-cell>
          <table:table-cell table:style-name="ce14" table:formula="of:=[.I29]" office:value-type="float" office:value="0.059081" calcext:value-type="float">
            <text:p>0,1</text:p>
          </table:table-cell>
          <table:table-cell table:formula="of:=[.U29]" office:value-type="float" office:value="-128" calcext:value-type="float">
            <text:p>-128</text:p>
          </table:table-cell>
          <table:table-cell table:formula="of:=[.V29]" office:value-type="float" office:value="0.035727" calcext:value-type="float">
            <text:p>0,035727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7" calcext:value-type="float">
            <text:p>15007</text:p>
          </table:table-cell>
          <table:table-cell office:value-type="float" office:value="674" calcext:value-type="float">
            <text:p>674</text:p>
          </table:table-cell>
          <table:table-cell table:style-name="Default" office:value-type="float" office:value="0.073129" calcext:value-type="float">
            <text:p>0,073129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-204" calcext:value-type="float">
            <text:p>-2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float" office:value="36396719" calcext:value-type="float">
            <text:p>363967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-204" calcext:value-type="float">
            <text:p>-204</text:p>
          </table:table-cell>
          <table:table-cell office:value-type="float" office:value="0.050967" calcext:value-type="float">
            <text:p>0,0509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2" calcext:value-type="float">
            <text:p>50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cpa-t600.config</text:p>
          </table:table-cell>
          <table:table-cell table:formula="of:=CONCATENATE(&quot;r&quot;;[.B30];&quot;-&quot;;[.C30];&quot;-&quot;;[.E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14" table:formula="of:=[.J30]" office:value-type="float" office:value="-204" calcext:value-type="float">
            <text:p>-204,0</text:p>
          </table:table-cell>
          <table:table-cell table:style-name="ce14" table:formula="of:=[.I30]" office:value-type="float" office:value="0.073129" calcext:value-type="float">
            <text:p>0,1</text:p>
          </table:table-cell>
          <table:table-cell table:formula="of:=[.U30]" office:value-type="float" office:value="-204" calcext:value-type="float">
            <text:p>-204</text:p>
          </table:table-cell>
          <table:table-cell table:formula="of:=[.V30]" office:value-type="float" office:value="0.050967" calcext:value-type="float">
            <text:p>0,050967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5007" calcext:value-type="float">
            <text:p>15007</text:p>
          </table:table-cell>
          <table:table-cell office:value-type="float" office:value="227" calcext:value-type="float">
            <text:p>227</text:p>
          </table:table-cell>
          <table:table-cell table:style-name="Default" office:value-type="float" office:value="0.092524" calcext:value-type="float">
            <text:p>0,092524</text:p>
          </table:table-cell>
          <table:table-cell table:style-name="Default" office:value-type="float" office:value="-191" calcext:value-type="float">
            <text:p>-1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1" calcext:value-type="float">
            <text:p>-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37303854" calcext:value-type="float">
            <text:p>3730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90" calcext:value-type="float">
            <text:p>-190</text:p>
          </table:table-cell>
          <table:table-cell office:value-type="float" office:value="0.052199" calcext:value-type="float">
            <text:p>0,052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3" calcext:value-type="float">
            <text:p>46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cpa-t600.config</text:p>
          </table:table-cell>
          <table:table-cell table:formula="of:=CONCATENATE(&quot;r&quot;;[.B31];&quot;-&quot;;[.C31];&quot;-&quot;;[.E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0.07" calcext:value-type="float">
            <text:p>0,07</text:p>
          </table:table-cell>
          <table:table-cell table:style-name="ce14" table:formula="of:=[.J31]" office:value-type="float" office:value="-191" calcext:value-type="float">
            <text:p>-191,0</text:p>
          </table:table-cell>
          <table:table-cell table:style-name="ce14" table:formula="of:=[.I31]" office:value-type="float" office:value="0.092524" calcext:value-type="float">
            <text:p>0,1</text:p>
          </table:table-cell>
          <table:table-cell table:formula="of:=[.U31]" office:value-type="float" office:value="-190" calcext:value-type="float">
            <text:p>-190</text:p>
          </table:table-cell>
          <table:table-cell table:formula="of:=[.V31]" office:value-type="float" office:value="0.052199" calcext:value-type="float">
            <text:p>0,052199</text:p>
          </table:table-cell>
          <table:table-cell table:formula="of:=ABS([.AE31]-CEILING([.AC3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1012" calcext:value-type="float">
            <text:p>1012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0.035156" calcext:value-type="float">
            <text:p>0,035156</text:p>
          </table:table-cell>
          <table:table-cell table:style-name="Default" office:value-type="float" office:value="-52.099737" calcext:value-type="float">
            <text:p>-52,0997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2.099737" calcext:value-type="float">
            <text:p>-52,099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3510210" calcext:value-type="float">
            <text:p>3510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51" calcext:value-type="float">
            <text:p>-51</text:p>
          </table:table-cell>
          <table:table-cell office:value-type="float" office:value="0.020654" calcext:value-type="float">
            <text:p>0,0206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cpa-t600.config</text:p>
          </table:table-cell>
          <table:table-cell table:formula="of:=CONCATENATE(&quot;r&quot;;[.B32];&quot;-&quot;;[.C32];&quot;-&quot;;[.E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.66" calcext:value-type="float">
            <text:p>3,66</text:p>
          </table:table-cell>
          <table:table-cell table:style-name="ce14" table:formula="of:=[.J32]" office:value-type="float" office:value="-52.099737" calcext:value-type="float">
            <text:p>-52,1</text:p>
          </table:table-cell>
          <table:table-cell table:style-name="ce14" table:formula="of:=[.I32]" office:value-type="float" office:value="0.035156" calcext:value-type="float">
            <text:p>0,0</text:p>
          </table:table-cell>
          <table:table-cell table:formula="of:=[.U32]" office:value-type="float" office:value="-51" calcext:value-type="float">
            <text:p>-51</text:p>
          </table:table-cell>
          <table:table-cell table:formula="of:=[.V32]" office:value-type="float" office:value="0.020654" calcext:value-type="float">
            <text:p>0,020654</text:p>
          </table:table-cell>
          <table:table-cell table:formula="of:=ABS([.AE32]-CEILING([.AC3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1012" calcext:value-type="float">
            <text:p>1012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0.035126" calcext:value-type="float">
            <text:p>0,035126</text:p>
          </table:table-cell>
          <table:table-cell table:style-name="Default" office:value-type="float" office:value="-47.718769" calcext:value-type="float">
            <text:p>-47,7187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7.718769" calcext:value-type="float">
            <text:p>-47,7187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3514650" calcext:value-type="float">
            <text:p>3514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7" calcext:value-type="float">
            <text:p>-47</text:p>
          </table:table-cell>
          <table:table-cell office:value-type="float" office:value="0.018266" calcext:value-type="float">
            <text:p>0,018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cpa-t600.config</text:p>
          </table:table-cell>
          <table:table-cell table:formula="of:=CONCATENATE(&quot;r&quot;;[.B33];&quot;-&quot;;[.C33];&quot;-&quot;;[.E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.75" calcext:value-type="float">
            <text:p>3,75</text:p>
          </table:table-cell>
          <table:table-cell table:style-name="ce14" table:formula="of:=[.J33]" office:value-type="float" office:value="-47.718769" calcext:value-type="float">
            <text:p>-47,7</text:p>
          </table:table-cell>
          <table:table-cell table:style-name="ce14" table:formula="of:=[.I33]" office:value-type="float" office:value="0.035126" calcext:value-type="float">
            <text:p>0,0</text:p>
          </table:table-cell>
          <table:table-cell table:formula="of:=[.U33]" office:value-type="float" office:value="-47" calcext:value-type="float">
            <text:p>-47</text:p>
          </table:table-cell>
          <table:table-cell table:formula="of:=[.V33]" office:value-type="float" office:value="0.018266" calcext:value-type="float">
            <text:p>0,018266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0.078157" calcext:value-type="float">
            <text:p>0,078157</text:p>
          </table:table-cell>
          <table:table-cell table:style-name="Default" office:value-type="float" office:value="-114.837319" calcext:value-type="float">
            <text:p>-114,8373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837319" calcext:value-type="float">
            <text:p>-114,837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6814878" calcext:value-type="float">
            <text:p>6814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14" calcext:value-type="float">
            <text:p>-114</text:p>
          </table:table-cell>
          <table:table-cell office:value-type="float" office:value="0.041533" calcext:value-type="float">
            <text:p>0,0415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6" calcext:value-type="float">
            <text:p>30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cpa-t600.config</text:p>
          </table:table-cell>
          <table:table-cell table:formula="of:=CONCATENATE(&quot;r&quot;;[.B34];&quot;-&quot;;[.C34];&quot;-&quot;;[.E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1.89" calcext:value-type="float">
            <text:p>1,89</text:p>
          </table:table-cell>
          <table:table-cell table:style-name="ce14" table:formula="of:=[.J34]" office:value-type="float" office:value="-114.837319" calcext:value-type="float">
            <text:p>-114,8</text:p>
          </table:table-cell>
          <table:table-cell table:style-name="ce14" table:formula="of:=[.I34]" office:value-type="float" office:value="0.078157" calcext:value-type="float">
            <text:p>0,1</text:p>
          </table:table-cell>
          <table:table-cell table:formula="of:=[.U34]" office:value-type="float" office:value="-114" calcext:value-type="float">
            <text:p>-114</text:p>
          </table:table-cell>
          <table:table-cell table:formula="of:=[.V34]" office:value-type="float" office:value="0.041533" calcext:value-type="float">
            <text:p>0,041533</text:p>
          </table:table-cell>
          <table:table-cell table:formula="of:=ABS([.AE34]-CEILING([.AC3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635" calcext:value-type="float">
            <text:p>635</text:p>
          </table:table-cell>
          <table:table-cell table:style-name="Default" office:value-type="float" office:value="0.059952" calcext:value-type="float">
            <text:p>0,059952</text:p>
          </table:table-cell>
          <table:table-cell table:style-name="Default" office:value-type="float" office:value="-95.67046" calcext:value-type="float">
            <text:p>-95,67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5.67046" calcext:value-type="float">
            <text:p>-95,67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6811534" calcext:value-type="float">
            <text:p>681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94" calcext:value-type="float">
            <text:p>-94</text:p>
          </table:table-cell>
          <table:table-cell office:value-type="float" office:value="0.048494" calcext:value-type="float">
            <text:p>0,0484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3" calcext:value-type="float">
            <text:p>30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cpa-t600.config</text:p>
          </table:table-cell>
          <table:table-cell table:formula="of:=CONCATENATE(&quot;r&quot;;[.B35];&quot;-&quot;;[.C35];&quot;-&quot;;[.E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1.89" calcext:value-type="float">
            <text:p>1,89</text:p>
          </table:table-cell>
          <table:table-cell table:style-name="ce14" table:formula="of:=[.J35]" office:value-type="float" office:value="-95.67046" calcext:value-type="float">
            <text:p>-95,7</text:p>
          </table:table-cell>
          <table:table-cell table:style-name="ce14" table:formula="of:=[.I35]" office:value-type="float" office:value="0.059952" calcext:value-type="float">
            <text:p>0,1</text:p>
          </table:table-cell>
          <table:table-cell table:formula="of:=[.U35]" office:value-type="float" office:value="-94" calcext:value-type="float">
            <text:p>-94</text:p>
          </table:table-cell>
          <table:table-cell table:formula="of:=[.V35]" office:value-type="float" office:value="0.048494" calcext:value-type="float">
            <text:p>0,048494</text:p>
          </table:table-cell>
          <table:table-cell table:formula="of:=ABS([.AE35]-CEILING([.AC3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995" calcext:value-type="float">
            <text:p>995</text:p>
          </table:table-cell>
          <table:table-cell table:style-name="Default" office:value-type="float" office:value="0.15729" calcext:value-type="float">
            <text:p>0,15729</text:p>
          </table:table-cell>
          <table:table-cell table:style-name="Default" office:value-type="float" office:value="-165.2" calcext:value-type="float">
            <text:p>-16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5.2" calcext:value-type="float">
            <text:p>-16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10045012" calcext:value-type="float">
            <text:p>10045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64" calcext:value-type="float">
            <text:p>-164</text:p>
          </table:table-cell>
          <table:table-cell office:value-type="float" office:value="0.042853" calcext:value-type="float">
            <text:p>0,0428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9" calcext:value-type="float">
            <text:p>45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cpa-t600.config</text:p>
          </table:table-cell>
          <table:table-cell table:formula="of:=CONCATENATE(&quot;r&quot;;[.B36];&quot;-&quot;;[.C36];&quot;-&quot;;[.E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1.26" calcext:value-type="float">
            <text:p>1,26</text:p>
          </table:table-cell>
          <table:table-cell table:style-name="ce14" table:formula="of:=[.J36]" office:value-type="float" office:value="-165.2" calcext:value-type="float">
            <text:p>-165,2</text:p>
          </table:table-cell>
          <table:table-cell table:style-name="ce14" table:formula="of:=[.I36]" office:value-type="float" office:value="0.15729" calcext:value-type="float">
            <text:p>0,2</text:p>
          </table:table-cell>
          <table:table-cell table:formula="of:=[.U36]" office:value-type="float" office:value="-164" calcext:value-type="float">
            <text:p>-164</text:p>
          </table:table-cell>
          <table:table-cell table:formula="of:=[.V36]" office:value-type="float" office:value="0.042853" calcext:value-type="float">
            <text:p>0,042853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1036" calcext:value-type="float">
            <text:p>1036</text:p>
          </table:table-cell>
          <table:table-cell table:style-name="Default" office:value-type="float" office:value="0.152534" calcext:value-type="float">
            <text:p>0,152534</text:p>
          </table:table-cell>
          <table:table-cell table:style-name="Default" office:value-type="float" office:value="-146" calcext:value-type="float">
            <text:p>-1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" calcext:value-type="float">
            <text:p>-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10058332" calcext:value-type="float">
            <text:p>10058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45" calcext:value-type="float">
            <text:p>-145</text:p>
          </table:table-cell>
          <table:table-cell office:value-type="float" office:value="0.042713" calcext:value-type="float">
            <text:p>0,0427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6" calcext:value-type="float">
            <text:p>43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cpa-t600.config</text:p>
          </table:table-cell>
          <table:table-cell table:formula="of:=CONCATENATE(&quot;r&quot;;[.B37];&quot;-&quot;;[.C37];&quot;-&quot;;[.E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1.26" calcext:value-type="float">
            <text:p>1,26</text:p>
          </table:table-cell>
          <table:table-cell table:style-name="ce14" table:formula="of:=[.J37]" office:value-type="float" office:value="-146" calcext:value-type="float">
            <text:p>-146,0</text:p>
          </table:table-cell>
          <table:table-cell table:style-name="ce14" table:formula="of:=[.I37]" office:value-type="float" office:value="0.152534" calcext:value-type="float">
            <text:p>0,2</text:p>
          </table:table-cell>
          <table:table-cell table:formula="of:=[.U37]" office:value-type="float" office:value="-145" calcext:value-type="float">
            <text:p>-145</text:p>
          </table:table-cell>
          <table:table-cell table:formula="of:=[.V37]" office:value-type="float" office:value="0.042713" calcext:value-type="float">
            <text:p>0,042713</text:p>
          </table:table-cell>
          <table:table-cell table:formula="of:=ABS([.AE37]-CEILING([.AC3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0.061526" calcext:value-type="float">
            <text:p>0,061526</text:p>
          </table:table-cell>
          <table:table-cell table:style-name="Default" office:value-type="float" office:value="-42.636288" calcext:value-type="float">
            <text:p>-42,6362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636288" calcext:value-type="float">
            <text:p>-42,636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3908358" calcext:value-type="float">
            <text:p>3908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1" calcext:value-type="float">
            <text:p>-41</text:p>
          </table:table-cell>
          <table:table-cell office:value-type="float" office:value="0.087188" calcext:value-type="float">
            <text:p>0,087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3" calcext:value-type="float">
            <text:p>16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cpa-t600.config</text:p>
          </table:table-cell>
          <table:table-cell table:formula="of:=CONCATENATE(&quot;r&quot;;[.B38];&quot;-&quot;;[.C38];&quot;-&quot;;[.E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5.7" calcext:value-type="float">
            <text:p>5,7</text:p>
          </table:table-cell>
          <table:table-cell table:style-name="ce14" table:formula="of:=[.J38]" office:value-type="float" office:value="-42.636288" calcext:value-type="float">
            <text:p>-42,6</text:p>
          </table:table-cell>
          <table:table-cell table:style-name="ce14" table:formula="of:=[.I38]" office:value-type="float" office:value="0.061526" calcext:value-type="float">
            <text:p>0,1</text:p>
          </table:table-cell>
          <table:table-cell table:formula="of:=[.U38]" office:value-type="float" office:value="-41" calcext:value-type="float">
            <text:p>-41</text:p>
          </table:table-cell>
          <table:table-cell table:formula="of:=[.V38]" office:value-type="float" office:value="0.087188" calcext:value-type="float">
            <text:p>0,087188</text:p>
          </table:table-cell>
          <table:table-cell table:formula="of:=ABS([.AE38]-CEILING([.AC3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0.043989" calcext:value-type="float">
            <text:p>0,043989</text:p>
          </table:table-cell>
          <table:table-cell table:style-name="Default" office:value-type="float" office:value="-39.033214" calcext:value-type="float">
            <text:p>-39,0332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9.033214" calcext:value-type="float">
            <text:p>-39,033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3900094" calcext:value-type="float">
            <text:p>390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7" calcext:value-type="float">
            <text:p>-37</text:p>
          </table:table-cell>
          <table:table-cell office:value-type="float" office:value="0.105482" calcext:value-type="float">
            <text:p>0,1054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cpa-t600.config</text:p>
          </table:table-cell>
          <table:table-cell table:formula="of:=CONCATENATE(&quot;r&quot;;[.B39];&quot;-&quot;;[.C39];&quot;-&quot;;[.E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5.7" calcext:value-type="float">
            <text:p>5,7</text:p>
          </table:table-cell>
          <table:table-cell table:style-name="ce14" table:formula="of:=[.J39]" office:value-type="float" office:value="-39.033214" calcext:value-type="float">
            <text:p>-39,0</text:p>
          </table:table-cell>
          <table:table-cell table:style-name="ce14" table:formula="of:=[.I39]" office:value-type="float" office:value="0.043989" calcext:value-type="float">
            <text:p>0,0</text:p>
          </table:table-cell>
          <table:table-cell table:formula="of:=[.U39]" office:value-type="float" office:value="-37" calcext:value-type="float">
            <text:p>-37</text:p>
          </table:table-cell>
          <table:table-cell table:formula="of:=[.V39]" office:value-type="float" office:value="0.105482" calcext:value-type="float">
            <text:p>0,105482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87" calcext:value-type="float">
            <text:p>587</text:p>
          </table:table-cell>
          <table:table-cell table:style-name="Default" office:value-type="float" office:value="0.086337" calcext:value-type="float">
            <text:p>0,086337</text:p>
          </table:table-cell>
          <table:table-cell table:style-name="Default" office:value-type="float" office:value="-87.746844" calcext:value-type="float">
            <text:p>-87,7468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746844" calcext:value-type="float">
            <text:p>-87,7468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7579941" calcext:value-type="float">
            <text:p>7579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86" calcext:value-type="float">
            <text:p>-86</text:p>
          </table:table-cell>
          <table:table-cell office:value-type="float" office:value="0.070067" calcext:value-type="float">
            <text:p>0,0700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7" calcext:value-type="float">
            <text:p>31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cpa-t600.config</text:p>
          </table:table-cell>
          <table:table-cell table:formula="of:=CONCATENATE(&quot;r&quot;;[.B40];&quot;-&quot;;[.C40];&quot;-&quot;;[.E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2.88" calcext:value-type="float">
            <text:p>2,88</text:p>
          </table:table-cell>
          <table:table-cell table:style-name="ce14" table:formula="of:=[.J40]" office:value-type="float" office:value="-87.746844" calcext:value-type="float">
            <text:p>-87,7</text:p>
          </table:table-cell>
          <table:table-cell table:style-name="ce14" table:formula="of:=[.I40]" office:value-type="float" office:value="0.086337" calcext:value-type="float">
            <text:p>0,1</text:p>
          </table:table-cell>
          <table:table-cell table:formula="of:=[.U40]" office:value-type="float" office:value="-86" calcext:value-type="float">
            <text:p>-86</text:p>
          </table:table-cell>
          <table:table-cell table:formula="of:=[.V40]" office:value-type="float" office:value="0.070067" calcext:value-type="float">
            <text:p>0,070067</text:p>
          </table:table-cell>
          <table:table-cell table:formula="of:=ABS([.AE40]-CEILING([.AC4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0.078696" calcext:value-type="float">
            <text:p>0,078696</text:p>
          </table:table-cell>
          <table:table-cell table:style-name="Default" office:value-type="float" office:value="-80.501084" calcext:value-type="float">
            <text:p>-80,5010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0.501084" calcext:value-type="float">
            <text:p>-80,5010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7567573" calcext:value-type="float">
            <text:p>7567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79" calcext:value-type="float">
            <text:p>-79</text:p>
          </table:table-cell>
          <table:table-cell office:value-type="float" office:value="0.095081" calcext:value-type="float">
            <text:p>0,0950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7" calcext:value-type="float">
            <text:p>30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cpa-t600.config</text:p>
          </table:table-cell>
          <table:table-cell table:formula="of:=CONCATENATE(&quot;r&quot;;[.B41];&quot;-&quot;;[.C41];&quot;-&quot;;[.E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2.88" calcext:value-type="float">
            <text:p>2,88</text:p>
          </table:table-cell>
          <table:table-cell table:style-name="ce14" table:formula="of:=[.J41]" office:value-type="float" office:value="-80.501084" calcext:value-type="float">
            <text:p>-80,5</text:p>
          </table:table-cell>
          <table:table-cell table:style-name="ce14" table:formula="of:=[.I41]" office:value-type="float" office:value="0.078696" calcext:value-type="float">
            <text:p>0,1</text:p>
          </table:table-cell>
          <table:table-cell table:formula="of:=[.U41]" office:value-type="float" office:value="-79" calcext:value-type="float">
            <text:p>-79</text:p>
          </table:table-cell>
          <table:table-cell table:formula="of:=[.V41]" office:value-type="float" office:value="0.095081" calcext:value-type="float">
            <text:p>0,095081</text:p>
          </table:table-cell>
          <table:table-cell table:formula="of:=ABS([.AE41]-CEILING([.AC4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3017" calcext:value-type="float">
            <text:p>3017</text:p>
          </table:table-cell>
          <table:table-cell office:value-type="float" office:value="752" calcext:value-type="float">
            <text:p>752</text:p>
          </table:table-cell>
          <table:table-cell table:style-name="Default" office:value-type="float" office:value="0.155887" calcext:value-type="float">
            <text:p>0,155887</text:p>
          </table:table-cell>
          <table:table-cell table:style-name="Default" office:value-type="float" office:value="-137.135883" calcext:value-type="float">
            <text:p>-137,1358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7.135883" calcext:value-type="float">
            <text:p>-137,135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21" calcext:value-type="float">
            <text:p>0,21</text:p>
          </table:table-cell>
          <table:table-cell office:value-type="float" office:value="11164055" calcext:value-type="float">
            <text:p>11164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36" calcext:value-type="float">
            <text:p>-136</text:p>
          </table:table-cell>
          <table:table-cell office:value-type="float" office:value="0.071727" calcext:value-type="float">
            <text:p>0,0717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" calcext:value-type="float">
            <text:p>48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cpa-t600.config</text:p>
          </table:table-cell>
          <table:table-cell table:formula="of:=CONCATENATE(&quot;r&quot;;[.B42];&quot;-&quot;;[.C42];&quot;-&quot;;[.E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1.89" calcext:value-type="float">
            <text:p>1,89</text:p>
          </table:table-cell>
          <table:table-cell table:style-name="ce14" table:formula="of:=[.J42]" office:value-type="float" office:value="-137.135883" calcext:value-type="float">
            <text:p>-137,1</text:p>
          </table:table-cell>
          <table:table-cell table:style-name="ce14" table:formula="of:=[.I42]" office:value-type="float" office:value="0.155887" calcext:value-type="float">
            <text:p>0,2</text:p>
          </table:table-cell>
          <table:table-cell table:formula="of:=[.U42]" office:value-type="float" office:value="-136" calcext:value-type="float">
            <text:p>-136</text:p>
          </table:table-cell>
          <table:table-cell table:formula="of:=[.V42]" office:value-type="float" office:value="0.071727" calcext:value-type="float">
            <text:p>0,071727</text:p>
          </table:table-cell>
          <table:table-cell table:formula="of:=ABS([.AE42]-CEILING([.AC4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3017" calcext:value-type="float">
            <text:p>3017</text:p>
          </table:table-cell>
          <table:table-cell office:value-type="float" office:value="799" calcext:value-type="float">
            <text:p>799</text:p>
          </table:table-cell>
          <table:table-cell table:style-name="Default" office:value-type="float" office:value="0.207151" calcext:value-type="float">
            <text:p>0,207151</text:p>
          </table:table-cell>
          <table:table-cell table:style-name="Default" office:value-type="float" office:value="-120.689015" calcext:value-type="float">
            <text:p>-120,6890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689015" calcext:value-type="float">
            <text:p>-120,689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11163623" calcext:value-type="float">
            <text:p>11163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19" calcext:value-type="float">
            <text:p>-119</text:p>
          </table:table-cell>
          <table:table-cell office:value-type="float" office:value="0.076918" calcext:value-type="float">
            <text:p>0,0769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2" calcext:value-type="float">
            <text:p>47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cpa-t600.config</text:p>
          </table:table-cell>
          <table:table-cell table:formula="of:=CONCATENATE(&quot;r&quot;;[.B43];&quot;-&quot;;[.C43];&quot;-&quot;;[.E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1.92" calcext:value-type="float">
            <text:p>1,92</text:p>
          </table:table-cell>
          <table:table-cell table:style-name="ce14" table:formula="of:=[.J43]" office:value-type="float" office:value="-120.689015" calcext:value-type="float">
            <text:p>-120,7</text:p>
          </table:table-cell>
          <table:table-cell table:style-name="ce14" table:formula="of:=[.I43]" office:value-type="float" office:value="0.207151" calcext:value-type="float">
            <text:p>0,2</text:p>
          </table:table-cell>
          <table:table-cell table:formula="of:=[.U43]" office:value-type="float" office:value="-119" calcext:value-type="float">
            <text:p>-119</text:p>
          </table:table-cell>
          <table:table-cell table:formula="of:=[.V43]" office:value-type="float" office:value="0.076918" calcext:value-type="float">
            <text:p>0,076918</text:p>
          </table:table-cell>
          <table:table-cell table:formula="of:=ABS([.AE43]-CEILING([.AC4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389" calcext:value-type="float">
            <text:p>389</text:p>
          </table:table-cell>
          <table:table-cell table:style-name="Default" office:value-type="float" office:value="0.065217" calcext:value-type="float">
            <text:p>0,065217</text:p>
          </table:table-cell>
          <table:table-cell table:style-name="Default" office:value-type="float" office:value="-37.637995" calcext:value-type="float">
            <text:p>-37,637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637995" calcext:value-type="float">
            <text:p>-37,637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office:value-type="float" office:value="4284006" calcext:value-type="float">
            <text:p>428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6" calcext:value-type="float">
            <text:p>-36</text:p>
          </table:table-cell>
          <table:table-cell office:value-type="float" office:value="0.200603" calcext:value-type="float">
            <text:p>0,2006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-t600.config</text:p>
          </table:table-cell>
          <table:table-cell table:formula="of:=CONCATENATE(&quot;r&quot;;[.B44];&quot;-&quot;;[.C44];&quot;-&quot;;[.E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7.63" calcext:value-type="float">
            <text:p>7,63</text:p>
          </table:table-cell>
          <table:table-cell table:style-name="ce14" table:formula="of:=[.J44]" office:value-type="float" office:value="-37.637995" calcext:value-type="float">
            <text:p>-37,6</text:p>
          </table:table-cell>
          <table:table-cell table:style-name="ce14" table:formula="of:=[.I44]" office:value-type="float" office:value="0.065217" calcext:value-type="float">
            <text:p>0,1</text:p>
          </table:table-cell>
          <table:table-cell table:formula="of:=[.U44]" office:value-type="float" office:value="-36" calcext:value-type="float">
            <text:p>-36</text:p>
          </table:table-cell>
          <table:table-cell table:formula="of:=[.V44]" office:value-type="float" office:value="0.200603" calcext:value-type="float">
            <text:p>0,200603</text:p>
          </table:table-cell>
          <table:table-cell table:formula="of:=ABS([.AE44]-CEILING([.AC4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411" calcext:value-type="float">
            <text:p>411</text:p>
          </table:table-cell>
          <table:table-cell table:style-name="Default" office:value-type="float" office:value="0.054325" calcext:value-type="float">
            <text:p>0,054325</text:p>
          </table:table-cell>
          <table:table-cell table:style-name="Default" office:value-type="float" office:value="-33.934167" calcext:value-type="float">
            <text:p>-33,9341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3.934167" calcext:value-type="float">
            <text:p>-33,934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23" calcext:value-type="float">
            <text:p>0,23</text:p>
          </table:table-cell>
          <table:table-cell office:value-type="float" office:value="4274646" calcext:value-type="float">
            <text:p>4274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2" calcext:value-type="float">
            <text:p>-32</text:p>
          </table:table-cell>
          <table:table-cell office:value-type="float" office:value="0.241812" calcext:value-type="float">
            <text:p>0,2418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1" calcext:value-type="float">
            <text:p>16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cpa-t600.config</text:p>
          </table:table-cell>
          <table:table-cell table:formula="of:=CONCATENATE(&quot;r&quot;;[.B45];&quot;-&quot;;[.C45];&quot;-&quot;;[.E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7.63" calcext:value-type="float">
            <text:p>7,63</text:p>
          </table:table-cell>
          <table:table-cell table:style-name="ce14" table:formula="of:=[.J45]" office:value-type="float" office:value="-33.934167" calcext:value-type="float">
            <text:p>-33,9</text:p>
          </table:table-cell>
          <table:table-cell table:style-name="ce14" table:formula="of:=[.I45]" office:value-type="float" office:value="0.054325" calcext:value-type="float">
            <text:p>0,1</text:p>
          </table:table-cell>
          <table:table-cell table:formula="of:=[.U45]" office:value-type="float" office:value="-32" calcext:value-type="float">
            <text:p>-32</text:p>
          </table:table-cell>
          <table:table-cell table:formula="of:=[.V45]" office:value-type="float" office:value="0.241812" calcext:value-type="float">
            <text:p>0,241812</text:p>
          </table:table-cell>
          <table:table-cell table:formula="of:=ABS([.AE45]-CEILING([.AC4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573" calcext:value-type="float">
            <text:p>573</text:p>
          </table:table-cell>
          <table:table-cell table:style-name="Default" office:value-type="float" office:value="0.190101" calcext:value-type="float">
            <text:p>0,190101</text:p>
          </table:table-cell>
          <table:table-cell table:style-name="Default" office:value-type="float" office:value="-76.565663" calcext:value-type="float">
            <text:p>-76,5656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565663" calcext:value-type="float">
            <text:p>-76,5656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8336551" calcext:value-type="float">
            <text:p>8336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75" calcext:value-type="float">
            <text:p>-75</text:p>
          </table:table-cell>
          <table:table-cell office:value-type="float" office:value="0.379581" calcext:value-type="float">
            <text:p>0,3795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9" calcext:value-type="float">
            <text:p>32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cpa-t600.config</text:p>
          </table:table-cell>
          <table:table-cell table:formula="of:=CONCATENATE(&quot;r&quot;;[.B46];&quot;-&quot;;[.C46];&quot;-&quot;;[.E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.86" calcext:value-type="float">
            <text:p>3,86</text:p>
          </table:table-cell>
          <table:table-cell table:style-name="ce14" table:formula="of:=[.J46]" office:value-type="float" office:value="-76.565663" calcext:value-type="float">
            <text:p>-76,6</text:p>
          </table:table-cell>
          <table:table-cell table:style-name="ce14" table:formula="of:=[.I46]" office:value-type="float" office:value="0.190101" calcext:value-type="float">
            <text:p>0,2</text:p>
          </table:table-cell>
          <table:table-cell table:formula="of:=[.U46]" office:value-type="float" office:value="-75" calcext:value-type="float">
            <text:p>-75</text:p>
          </table:table-cell>
          <table:table-cell table:formula="of:=[.V46]" office:value-type="float" office:value="0.379581" calcext:value-type="float">
            <text:p>0,379581</text:p>
          </table:table-cell>
          <table:table-cell table:formula="of:=ABS([.AE46]-CEILING([.AC4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622" calcext:value-type="float">
            <text:p>622</text:p>
          </table:table-cell>
          <table:table-cell table:style-name="Default" office:value-type="float" office:value="0.104752" calcext:value-type="float">
            <text:p>0,104752</text:p>
          </table:table-cell>
          <table:table-cell table:style-name="Default" office:value-type="float" office:value="-65.753712" calcext:value-type="float">
            <text:p>-65,753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5.753712" calcext:value-type="float">
            <text:p>-65,753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8318551" calcext:value-type="float">
            <text:p>8318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4" calcext:value-type="float">
            <text:p>-64</text:p>
          </table:table-cell>
          <table:table-cell office:value-type="float" office:value="0.169643" calcext:value-type="float">
            <text:p>0,1696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cpa-t600.config</text:p>
          </table:table-cell>
          <table:table-cell table:formula="of:=CONCATENATE(&quot;r&quot;;[.B47];&quot;-&quot;;[.C47];&quot;-&quot;;[.E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.86" calcext:value-type="float">
            <text:p>3,86</text:p>
          </table:table-cell>
          <table:table-cell table:style-name="ce14" table:formula="of:=[.J47]" office:value-type="float" office:value="-65.753712" calcext:value-type="float">
            <text:p>-65,8</text:p>
          </table:table-cell>
          <table:table-cell table:style-name="ce14" table:formula="of:=[.I47]" office:value-type="float" office:value="0.104752" calcext:value-type="float">
            <text:p>0,1</text:p>
          </table:table-cell>
          <table:table-cell table:formula="of:=[.U47]" office:value-type="float" office:value="-64" calcext:value-type="float">
            <text:p>-64</text:p>
          </table:table-cell>
          <table:table-cell table:formula="of:=[.V47]" office:value-type="float" office:value="0.169643" calcext:value-type="float">
            <text:p>0,169643</text:p>
          </table:table-cell>
          <table:table-cell table:formula="of:=ABS([.AE47]-CEILING([.AC4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3022" calcext:value-type="float">
            <text:p>3022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0.229958" calcext:value-type="float">
            <text:p>0,229958</text:p>
          </table:table-cell>
          <table:table-cell table:style-name="Default" office:value-type="float" office:value="-119.316923" calcext:value-type="float">
            <text:p>-119,316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9.316923" calcext:value-type="float">
            <text:p>-119,316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47" calcext:value-type="float">
            <text:p>0,47</text:p>
          </table:table-cell>
          <table:table-cell office:value-type="float" office:value="12258762" calcext:value-type="float">
            <text:p>12258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18" calcext:value-type="float">
            <text:p>-118</text:p>
          </table:table-cell>
          <table:table-cell office:value-type="float" office:value="0.303248" calcext:value-type="float">
            <text:p>0,303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2" calcext:value-type="float">
            <text:p>49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cpa-t600.config</text:p>
          </table:table-cell>
          <table:table-cell table:formula="of:=CONCATENATE(&quot;r&quot;;[.B48];&quot;-&quot;;[.C48];&quot;-&quot;;[.E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2.55" calcext:value-type="float">
            <text:p>2,55</text:p>
          </table:table-cell>
          <table:table-cell table:style-name="ce14" table:formula="of:=[.J48]" office:value-type="float" office:value="-119.316923" calcext:value-type="float">
            <text:p>-119,3</text:p>
          </table:table-cell>
          <table:table-cell table:style-name="ce14" table:formula="of:=[.I48]" office:value-type="float" office:value="0.229958" calcext:value-type="float">
            <text:p>0,2</text:p>
          </table:table-cell>
          <table:table-cell table:formula="of:=[.U48]" office:value-type="float" office:value="-118" calcext:value-type="float">
            <text:p>-118</text:p>
          </table:table-cell>
          <table:table-cell table:formula="of:=[.V48]" office:value-type="float" office:value="0.303248" calcext:value-type="float">
            <text:p>0,303248</text:p>
          </table:table-cell>
          <table:table-cell table:formula="of:=ABS([.AE48]-CEILING([.AC4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8" calcext:value-type="float">
            <text:p>78</text:p>
          </table:table-cell>
          <table:table-cell office:value-type="float" office:value="3022" calcext:value-type="float">
            <text:p>3022</text:p>
          </table:table-cell>
          <table:table-cell office:value-type="float" office:value="870" calcext:value-type="float">
            <text:p>870</text:p>
          </table:table-cell>
          <table:table-cell table:style-name="Default" office:value-type="float" office:value="0.181644" calcext:value-type="float">
            <text:p>0,181644</text:p>
          </table:table-cell>
          <table:table-cell table:style-name="Default" office:value-type="float" office:value="-105.742099" calcext:value-type="float">
            <text:p>-105,742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5.742099" calcext:value-type="float">
            <text:p>-105,742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12247394" calcext:value-type="float">
            <text:p>12247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04" calcext:value-type="float">
            <text:p>-104</text:p>
          </table:table-cell>
          <table:table-cell office:value-type="float" office:value="0.158868" calcext:value-type="float">
            <text:p>0,1588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4" calcext:value-type="float">
            <text:p>47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bcpa-t600.config</text:p>
          </table:table-cell>
          <table:table-cell table:formula="of:=CONCATENATE(&quot;r&quot;;[.B49];&quot;-&quot;;[.C49];&quot;-&quot;;[.E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2.58" calcext:value-type="float">
            <text:p>2,58</text:p>
          </table:table-cell>
          <table:table-cell table:style-name="ce14" table:formula="of:=[.J49]" office:value-type="float" office:value="-105.742099" calcext:value-type="float">
            <text:p>-105,7</text:p>
          </table:table-cell>
          <table:table-cell table:style-name="ce14" table:formula="of:=[.I49]" office:value-type="float" office:value="0.181644" calcext:value-type="float">
            <text:p>0,2</text:p>
          </table:table-cell>
          <table:table-cell table:formula="of:=[.U49]" office:value-type="float" office:value="-104" calcext:value-type="float">
            <text:p>-104</text:p>
          </table:table-cell>
          <table:table-cell table:formula="of:=[.V49]" office:value-type="float" office:value="0.158868" calcext:value-type="float">
            <text:p>0,158868</text:p>
          </table:table-cell>
          <table:table-cell table:formula="of:=ABS([.AE49]-CEILING([.AC4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office:value-type="float" office:value="1027" calcext:value-type="float">
            <text:p>1027</text:p>
          </table:table-cell>
          <table:table-cell office:value-type="float" office:value="463" calcext:value-type="float">
            <text:p>463</text:p>
          </table:table-cell>
          <table:table-cell table:style-name="Default" office:value-type="float" office:value="0.099852" calcext:value-type="float">
            <text:p>0,099852</text:p>
          </table:table-cell>
          <table:table-cell table:style-name="Default" office:value-type="float" office:value="-34.379233" calcext:value-type="float">
            <text:p>-34,3792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379233" calcext:value-type="float">
            <text:p>-34,3792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.04" calcext:value-type="float">
            <text:p>2,04</text:p>
          </table:table-cell>
          <table:table-cell office:value-type="float" office:value="4676725" calcext:value-type="float">
            <text:p>467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32" calcext:value-type="float">
            <text:p>-32</text:p>
          </table:table-cell>
          <table:table-cell office:value-type="float" office:value="2.277162" calcext:value-type="float">
            <text:p>2,277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-t600.config</text:p>
          </table:table-cell>
          <table:table-cell table:formula="of:=CONCATENATE(&quot;r&quot;;[.B50];&quot;-&quot;;[.C50];&quot;-&quot;;[.E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9.44" calcext:value-type="float">
            <text:p>9,44</text:p>
          </table:table-cell>
          <table:table-cell table:style-name="ce14" table:formula="of:=[.J50]" office:value-type="float" office:value="-34.379233" calcext:value-type="float">
            <text:p>-34,4</text:p>
          </table:table-cell>
          <table:table-cell table:style-name="ce14" table:formula="of:=[.I50]" office:value-type="float" office:value="0.099852" calcext:value-type="float">
            <text:p>0,1</text:p>
          </table:table-cell>
          <table:table-cell table:formula="of:=[.U50]" office:value-type="float" office:value="-32" calcext:value-type="float">
            <text:p>-32</text:p>
          </table:table-cell>
          <table:table-cell table:formula="of:=[.V50]" office:value-type="float" office:value="2.277162" calcext:value-type="float">
            <text:p>2,277162</text:p>
          </table:table-cell>
          <table:table-cell table:formula="of:=ABS([.AE50]-CEILING([.AC5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027" calcext:value-type="float">
            <text:p>1027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40985" calcext:value-type="float">
            <text:p>0,140985</text:p>
          </table:table-cell>
          <table:table-cell table:style-name="Default" office:value-type="float" office:value="-28.660431" calcext:value-type="float">
            <text:p>-28,6604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60431" calcext:value-type="float">
            <text:p>-28,660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4682397" calcext:value-type="float">
            <text:p>4682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7" calcext:value-type="float">
            <text:p>-27</text:p>
          </table:table-cell>
          <table:table-cell office:value-type="float" office:value="0.228566" calcext:value-type="float">
            <text:p>0,2285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cpa-t600.config</text:p>
          </table:table-cell>
          <table:table-cell table:formula="of:=CONCATENATE(&quot;r&quot;;[.B51];&quot;-&quot;;[.C51];&quot;-&quot;;[.E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9.25" calcext:value-type="float">
            <text:p>9,25</text:p>
          </table:table-cell>
          <table:table-cell table:style-name="ce14" table:formula="of:=[.J51]" office:value-type="float" office:value="-28.660431" calcext:value-type="float">
            <text:p>-28,7</text:p>
          </table:table-cell>
          <table:table-cell table:style-name="ce14" table:formula="of:=[.I51]" office:value-type="float" office:value="0.140985" calcext:value-type="float">
            <text:p>0,1</text:p>
          </table:table-cell>
          <table:table-cell table:formula="of:=[.U51]" office:value-type="float" office:value="-27" calcext:value-type="float">
            <text:p>-27</text:p>
          </table:table-cell>
          <table:table-cell table:formula="of:=[.V51]" office:value-type="float" office:value="0.228566" calcext:value-type="float">
            <text:p>0,228566</text:p>
          </table:table-cell>
          <table:table-cell table:formula="of:=ABS([.AE51]-CEILING([.AC5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2027" calcext:value-type="float">
            <text:p>2027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0.218215" calcext:value-type="float">
            <text:p>0,218215</text:p>
          </table:table-cell>
          <table:table-cell table:style-name="Default" office:value-type="float" office:value="-69.874371" calcext:value-type="float">
            <text:p>-69,8743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9.874371" calcext:value-type="float">
            <text:p>-69,8743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69" calcext:value-type="float">
            <text:p>0,69</text:p>
          </table:table-cell>
          <table:table-cell office:value-type="float" office:value="9087064" calcext:value-type="float">
            <text:p>90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8" calcext:value-type="float">
            <text:p>-68</text:p>
          </table:table-cell>
          <table:table-cell office:value-type="float" office:value="0.533667" calcext:value-type="float">
            <text:p>0,5336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9" calcext:value-type="float">
            <text:p>32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cpa-t600.config</text:p>
          </table:table-cell>
          <table:table-cell table:formula="of:=CONCATENATE(&quot;r&quot;;[.B52];&quot;-&quot;;[.C52];&quot;-&quot;;[.E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4.64" calcext:value-type="float">
            <text:p>4,64</text:p>
          </table:table-cell>
          <table:table-cell table:style-name="ce14" table:formula="of:=[.J52]" office:value-type="float" office:value="-69.874371" calcext:value-type="float">
            <text:p>-69,9</text:p>
          </table:table-cell>
          <table:table-cell table:style-name="ce14" table:formula="of:=[.I52]" office:value-type="float" office:value="0.218215" calcext:value-type="float">
            <text:p>0,2</text:p>
          </table:table-cell>
          <table:table-cell table:formula="of:=[.U52]" office:value-type="float" office:value="-68" calcext:value-type="float">
            <text:p>-68</text:p>
          </table:table-cell>
          <table:table-cell table:formula="of:=[.V52]" office:value-type="float" office:value="0.533667" calcext:value-type="float">
            <text:p>0,533667</text:p>
          </table:table-cell>
          <table:table-cell table:formula="of:=ABS([.AE52]-CEILING([.AC5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2027" calcext:value-type="float">
            <text:p>2027</text:p>
          </table:table-cell>
          <table:table-cell office:value-type="float" office:value="772" calcext:value-type="float">
            <text:p>772</text:p>
          </table:table-cell>
          <table:table-cell table:style-name="Default" office:value-type="float" office:value="0.186041" calcext:value-type="float">
            <text:p>0,186041</text:p>
          </table:table-cell>
          <table:table-cell table:style-name="Default" office:value-type="float" office:value="-58.35765" calcext:value-type="float">
            <text:p>-58,35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35765" calcext:value-type="float">
            <text:p>-58,35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1.07" calcext:value-type="float">
            <text:p>1,07</text:p>
          </table:table-cell>
          <table:table-cell office:value-type="float" office:value="9071192" calcext:value-type="float">
            <text:p>9071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57" calcext:value-type="float">
            <text:p>-57</text:p>
          </table:table-cell>
          <table:table-cell office:value-type="float" office:value="1.031538" calcext:value-type="float">
            <text:p>1,0315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6" calcext:value-type="float">
            <text:p>32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cpa-t600.config</text:p>
          </table:table-cell>
          <table:table-cell table:formula="of:=CONCATENATE(&quot;r&quot;;[.B53];&quot;-&quot;;[.C53];&quot;-&quot;;[.E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4.83" calcext:value-type="float">
            <text:p>4,83</text:p>
          </table:table-cell>
          <table:table-cell table:style-name="ce14" table:formula="of:=[.J53]" office:value-type="float" office:value="-58.35765" calcext:value-type="float">
            <text:p>-58,4</text:p>
          </table:table-cell>
          <table:table-cell table:style-name="ce14" table:formula="of:=[.I53]" office:value-type="float" office:value="0.186041" calcext:value-type="float">
            <text:p>0,2</text:p>
          </table:table-cell>
          <table:table-cell table:formula="of:=[.U53]" office:value-type="float" office:value="-57" calcext:value-type="float">
            <text:p>-57</text:p>
          </table:table-cell>
          <table:table-cell table:formula="of:=[.V53]" office:value-type="float" office:value="1.031538" calcext:value-type="float">
            <text:p>1,031538</text:p>
          </table:table-cell>
          <table:table-cell table:formula="of:=ABS([.AE53]-CEILING([.AC5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3027" calcext:value-type="float">
            <text:p>3027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float" office:value="0.189672" calcext:value-type="float">
            <text:p>0,189672</text:p>
          </table:table-cell>
          <table:table-cell table:style-name="Default" office:value-type="float" office:value="-103.293633" calcext:value-type="float">
            <text:p>-103,2936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.293633" calcext:value-type="float">
            <text:p>-103,2936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1.29" calcext:value-type="float">
            <text:p>1,29</text:p>
          </table:table-cell>
          <table:table-cell office:value-type="float" office:value="13381644" calcext:value-type="float">
            <text:p>13381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01" calcext:value-type="float">
            <text:p>-101</text:p>
          </table:table-cell>
          <table:table-cell office:value-type="float" office:value="1.251753" calcext:value-type="float">
            <text:p>1,2517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7" calcext:value-type="float">
            <text:p>4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cpa-t600.config</text:p>
          </table:table-cell>
          <table:table-cell table:formula="of:=CONCATENATE(&quot;r&quot;;[.B54];&quot;-&quot;;[.C54];&quot;-&quot;;[.E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3.2" calcext:value-type="float">
            <text:p>3,2</text:p>
          </table:table-cell>
          <table:table-cell table:style-name="ce14" table:formula="of:=[.J54]" office:value-type="float" office:value="-103.293633" calcext:value-type="float">
            <text:p>-103,3</text:p>
          </table:table-cell>
          <table:table-cell table:style-name="ce14" table:formula="of:=[.I54]" office:value-type="float" office:value="0.189672" calcext:value-type="float">
            <text:p>0,2</text:p>
          </table:table-cell>
          <table:table-cell table:formula="of:=[.U54]" office:value-type="float" office:value="-101" calcext:value-type="float">
            <text:p>-101</text:p>
          </table:table-cell>
          <table:table-cell table:formula="of:=[.V54]" office:value-type="float" office:value="1.251753" calcext:value-type="float">
            <text:p>1,251753</text:p>
          </table:table-cell>
          <table:table-cell table:formula="of:=ABS([.AE54]-CEILING([.AC5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3027" calcext:value-type="float">
            <text:p>3027</text:p>
          </table:table-cell>
          <table:table-cell office:value-type="float" office:value="966" calcext:value-type="float">
            <text:p>966</text:p>
          </table:table-cell>
          <table:table-cell table:style-name="Default" office:value-type="float" office:value="0.269026" calcext:value-type="float">
            <text:p>0,269026</text:p>
          </table:table-cell>
          <table:table-cell table:style-name="Default" office:value-type="float" office:value="-90.603532" calcext:value-type="float">
            <text:p>-90,6035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0.603532" calcext:value-type="float">
            <text:p>-90,6035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0.8" calcext:value-type="float">
            <text:p>0,8</text:p>
          </table:table-cell>
          <table:table-cell office:value-type="float" office:value="13390980" calcext:value-type="float">
            <text:p>13390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89" calcext:value-type="float">
            <text:p>-89</text:p>
          </table:table-cell>
          <table:table-cell office:value-type="float" office:value="0.617133" calcext:value-type="float">
            <text:p>0,617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4" calcext:value-type="float">
            <text:p>49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cpa-t600.config</text:p>
          </table:table-cell>
          <table:table-cell table:formula="of:=CONCATENATE(&quot;r&quot;;[.B55];&quot;-&quot;;[.C55];&quot;-&quot;;[.E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3.17" calcext:value-type="float">
            <text:p>3,17</text:p>
          </table:table-cell>
          <table:table-cell table:style-name="ce14" table:formula="of:=[.J55]" office:value-type="float" office:value="-90.603532" calcext:value-type="float">
            <text:p>-90,6</text:p>
          </table:table-cell>
          <table:table-cell table:style-name="ce14" table:formula="of:=[.I55]" office:value-type="float" office:value="0.269026" calcext:value-type="float">
            <text:p>0,3</text:p>
          </table:table-cell>
          <table:table-cell table:formula="of:=[.U55]" office:value-type="float" office:value="-89" calcext:value-type="float">
            <text:p>-89</text:p>
          </table:table-cell>
          <table:table-cell table:formula="of:=[.V55]" office:value-type="float" office:value="0.617133" calcext:value-type="float">
            <text:p>0,617133</text:p>
          </table:table-cell>
          <table:table-cell table:formula="of:=ABS([.AE55]-CEILING([.AC5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291" calcext:value-type="float">
            <text:p>291</text:p>
          </table:table-cell>
          <table:table-cell table:style-name="Default" office:value-type="float" office:value="0.023257" calcext:value-type="float">
            <text:p>0,023257</text:p>
          </table:table-cell>
          <table:table-cell table:style-name="Default" office:value-type="float" office:value="-81.8" calcext:value-type="float">
            <text:p>-81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1.8" calcext:value-type="float">
            <text:p>-81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3124983" calcext:value-type="float">
            <text:p>3124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81" calcext:value-type="float">
            <text:p>-81</text:p>
          </table:table-cell>
          <table:table-cell office:value-type="float" office:value="0.00836" calcext:value-type="float">
            <text:p>0,008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7" calcext:value-type="float">
            <text:p>13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cpa-t600.config</text:p>
          </table:table-cell>
          <table:table-cell table:formula="of:=CONCATENATE(&quot;r&quot;;[.B56];&quot;-&quot;;[.C56];&quot;-&quot;;[.E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1.59" calcext:value-type="float">
            <text:p>1,59</text:p>
          </table:table-cell>
          <table:table-cell table:style-name="ce14" table:formula="of:=[.J56]" office:value-type="float" office:value="-81.8" calcext:value-type="float">
            <text:p>-81,8</text:p>
          </table:table-cell>
          <table:table-cell table:style-name="ce14" table:formula="of:=[.I56]" office:value-type="float" office:value="0.023257" calcext:value-type="float">
            <text:p>0,0</text:p>
          </table:table-cell>
          <table:table-cell table:formula="of:=[.U56]" office:value-type="float" office:value="-81" calcext:value-type="float">
            <text:p>-81</text:p>
          </table:table-cell>
          <table:table-cell table:formula="of:=[.V56]" office:value-type="float" office:value="0.00836" calcext:value-type="float">
            <text:p>0,00836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007" calcext:value-type="float">
            <text:p>1007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0.021137" calcext:value-type="float">
            <text:p>0,021137</text:p>
          </table:table-cell>
          <table:table-cell table:style-name="Default" office:value-type="float" office:value="-70.4" calcext:value-type="float">
            <text:p>-70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0.4" calcext:value-type="float">
            <text:p>-7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3136679" calcext:value-type="float">
            <text:p>3136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9" calcext:value-type="float">
            <text:p>-69</text:p>
          </table:table-cell>
          <table:table-cell office:value-type="float" office:value="0.009162" calcext:value-type="float">
            <text:p>0,009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cpa-t600.config</text:p>
          </table:table-cell>
          <table:table-cell table:formula="of:=CONCATENATE(&quot;r&quot;;[.B57];&quot;-&quot;;[.C57];&quot;-&quot;;[.E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1.79" calcext:value-type="float">
            <text:p>1,79</text:p>
          </table:table-cell>
          <table:table-cell table:style-name="ce14" table:formula="of:=[.J57]" office:value-type="float" office:value="-70.4" calcext:value-type="float">
            <text:p>-70,4</text:p>
          </table:table-cell>
          <table:table-cell table:style-name="ce14" table:formula="of:=[.I57]" office:value-type="float" office:value="0.021137" calcext:value-type="float">
            <text:p>0,0</text:p>
          </table:table-cell>
          <table:table-cell table:formula="of:=[.U57]" office:value-type="float" office:value="-69" calcext:value-type="float">
            <text:p>-69</text:p>
          </table:table-cell>
          <table:table-cell table:formula="of:=[.V57]" office:value-type="float" office:value="0.009162" calcext:value-type="float">
            <text:p>0,009162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007" calcext:value-type="float">
            <text:p>2007</text:p>
          </table:table-cell>
          <table:table-cell office:value-type="float" office:value="652" calcext:value-type="float">
            <text:p>652</text:p>
          </table:table-cell>
          <table:table-cell table:style-name="Default" office:value-type="float" office:value="0.043891" calcext:value-type="float">
            <text:p>0,043891</text:p>
          </table:table-cell>
          <table:table-cell table:style-name="Default" office:value-type="float" office:value="-147.6" calcext:value-type="float">
            <text:p>-147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7.6" calcext:value-type="float">
            <text:p>-14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6048937" calcext:value-type="float">
            <text:p>6048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47" calcext:value-type="float">
            <text:p>-147</text:p>
          </table:table-cell>
          <table:table-cell office:value-type="float" office:value="0.013193" calcext:value-type="float">
            <text:p>0,013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2" calcext:value-type="float">
            <text:p>27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cpa-t600.config</text:p>
          </table:table-cell>
          <table:table-cell table:formula="of:=CONCATENATE(&quot;r&quot;;[.B58];&quot;-&quot;;[.C58];&quot;-&quot;;[.E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0.85" calcext:value-type="float">
            <text:p>0,85</text:p>
          </table:table-cell>
          <table:table-cell table:style-name="ce14" table:formula="of:=[.J58]" office:value-type="float" office:value="-147.6" calcext:value-type="float">
            <text:p>-147,6</text:p>
          </table:table-cell>
          <table:table-cell table:style-name="ce14" table:formula="of:=[.I58]" office:value-type="float" office:value="0.043891" calcext:value-type="float">
            <text:p>0,0</text:p>
          </table:table-cell>
          <table:table-cell table:formula="of:=[.U58]" office:value-type="float" office:value="-147" calcext:value-type="float">
            <text:p>-147</text:p>
          </table:table-cell>
          <table:table-cell table:formula="of:=[.V58]" office:value-type="float" office:value="0.013193" calcext:value-type="float">
            <text:p>0,013193</text:p>
          </table:table-cell>
          <table:table-cell table:formula="of:=ABS([.AE58]-CEILING([.AC5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425" calcext:value-type="float">
            <text:p>425</text:p>
          </table:table-cell>
          <table:table-cell table:style-name="Default" office:value-type="float" office:value="0.032216" calcext:value-type="float">
            <text:p>0,032216</text:p>
          </table:table-cell>
          <table:table-cell table:style-name="Default" office:value-type="float" office:value="-135.6" calcext:value-type="float">
            <text:p>-135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6" calcext:value-type="float">
            <text:p>-135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6075761" calcext:value-type="float">
            <text:p>6075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35" calcext:value-type="float">
            <text:p>-135</text:p>
          </table:table-cell>
          <table:table-cell office:value-type="float" office:value="0.012897" calcext:value-type="float">
            <text:p>0,0128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" calcext:value-type="float">
            <text:p>2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cpa-t600.config</text:p>
          </table:table-cell>
          <table:table-cell table:formula="of:=CONCATENATE(&quot;r&quot;;[.B59];&quot;-&quot;;[.C59];&quot;-&quot;;[.E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0.5" calcext:value-type="float">
            <text:p>0,5</text:p>
          </table:table-cell>
          <table:table-cell table:style-name="ce14" table:formula="of:=[.J59]" office:value-type="float" office:value="-135.6" calcext:value-type="float">
            <text:p>-135,6</text:p>
          </table:table-cell>
          <table:table-cell table:style-name="ce14" table:formula="of:=[.I59]" office:value-type="float" office:value="0.032216" calcext:value-type="float">
            <text:p>0,0</text:p>
          </table:table-cell>
          <table:table-cell table:formula="of:=[.U59]" office:value-type="float" office:value="-135" calcext:value-type="float">
            <text:p>-135</text:p>
          </table:table-cell>
          <table:table-cell table:formula="of:=[.V59]" office:value-type="float" office:value="0.012897" calcext:value-type="float">
            <text:p>0,012897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0.076537" calcext:value-type="float">
            <text:p>0,076537</text:p>
          </table:table-cell>
          <table:table-cell table:style-name="Default" office:value-type="float" office:value="-233.2" calcext:value-type="float">
            <text:p>-23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3.2" calcext:value-type="float">
            <text:p>-23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8933088" calcext:value-type="float">
            <text:p>8933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32" calcext:value-type="float">
            <text:p>-232</text:p>
          </table:table-cell>
          <table:table-cell office:value-type="float" office:value="0.016231" calcext:value-type="float">
            <text:p>0,016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7" calcext:value-type="float">
            <text:p>42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bcpa-t600.config</text:p>
          </table:table-cell>
          <table:table-cell table:formula="of:=CONCATENATE(&quot;r&quot;;[.B60];&quot;-&quot;;[.C60];&quot;-&quot;;[.E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0.6" calcext:value-type="float">
            <text:p>0,6</text:p>
          </table:table-cell>
          <table:table-cell table:style-name="ce14" table:formula="of:=[.J60]" office:value-type="float" office:value="-233.2" calcext:value-type="float">
            <text:p>-233,2</text:p>
          </table:table-cell>
          <table:table-cell table:style-name="ce14" table:formula="of:=[.I60]" office:value-type="float" office:value="0.076537" calcext:value-type="float">
            <text:p>0,1</text:p>
          </table:table-cell>
          <table:table-cell table:formula="of:=[.U60]" office:value-type="float" office:value="-232" calcext:value-type="float">
            <text:p>-232</text:p>
          </table:table-cell>
          <table:table-cell table:formula="of:=[.V60]" office:value-type="float" office:value="0.016231" calcext:value-type="float">
            <text:p>0,016231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0.067974" calcext:value-type="float">
            <text:p>0,067974</text:p>
          </table:table-cell>
          <table:table-cell table:style-name="Default" office:value-type="float" office:value="-200.8" calcext:value-type="float">
            <text:p>-20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0.8" calcext:value-type="float">
            <text:p>-20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8978288" calcext:value-type="float">
            <text:p>8978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00" calcext:value-type="float">
            <text:p>-200</text:p>
          </table:table-cell>
          <table:table-cell office:value-type="float" office:value="0.015705" calcext:value-type="float">
            <text:p>0,0157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cpa-t600.config</text:p>
          </table:table-cell>
          <table:table-cell table:formula="of:=CONCATENATE(&quot;r&quot;;[.B61];&quot;-&quot;;[.C61];&quot;-&quot;;[.E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0.6" calcext:value-type="float">
            <text:p>0,6</text:p>
          </table:table-cell>
          <table:table-cell table:style-name="ce14" table:formula="of:=[.J61]" office:value-type="float" office:value="-200.8" calcext:value-type="float">
            <text:p>-200,8</text:p>
          </table:table-cell>
          <table:table-cell table:style-name="ce14" table:formula="of:=[.I61]" office:value-type="float" office:value="0.067974" calcext:value-type="float">
            <text:p>0,1</text:p>
          </table:table-cell>
          <table:table-cell table:formula="of:=[.U61]" office:value-type="float" office:value="-200" calcext:value-type="float">
            <text:p>-200</text:p>
          </table:table-cell>
          <table:table-cell table:formula="of:=[.V61]" office:value-type="float" office:value="0.015705" calcext:value-type="float">
            <text:p>0,015705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pl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4"/>
        <table:table-column table:style-name="co30" table:default-cell-style-name="ce24"/>
        <table:table-column table:style-name="co10" table:number-columns-repeated="2" table:default-cell-style-name="Default"/>
        <table:table-column table:style-name="co30" table:default-cell-style-name="ce2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041254" calcext:value-type="float">
            <text:p>0,041254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00.04" calcext:value-type="float">
            <text:p>300,04</text:p>
          </table:table-cell>
          <table:table-cell office:value-type="float" office:value="12926357" calcext:value-type="float">
            <text:p>129263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47" calcext:value-type="float">
            <text:p>-47</text:p>
          </table:table-cell>
          <table:table-cell office:value-type="float" office:value="300.010726" calcext:value-type="float">
            <text:p>300,010726</text:p>
          </table:table-cell>
          <table:table-cell office:value-type="float" office:value="-47" calcext:value-type="float">
            <text:p>-47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lpl-t300.config</text:p>
          </table:table-cell>
          <table:table-cell table:formula="of:=CONCATENATE(&quot;r&quot;;[.B2];&quot;-&quot;;[.C2];&quot;-&quot;;[.E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14" table:formula="of:=[.J2]" office:value-type="float" office:value="-47" calcext:value-type="float">
            <text:p>-47,0</text:p>
          </table:table-cell>
          <table:table-cell table:style-name="ce14" table:formula="of:=[.I2]" office:value-type="float" office:value="0.041254" calcext:value-type="float">
            <text:p>0,0</text:p>
          </table:table-cell>
          <table:table-cell table:formula="of:=[.U2]" office:value-type="float" office:value="-47" calcext:value-type="float">
            <text:p>-47</text:p>
          </table:table-cell>
          <table:table-cell table:formula="of:=[.V2]" office:value-type="float" office:value="300.010726" calcext:value-type="float">
            <text:p>300,010726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7" table:formula="of:=ROUND(AVERAGE([.AG2:.AG300]);2)" office:value-type="float" office:value="1.35" calcext:value-type="float">
            <text:p>1,35</text:p>
          </table:table-cell>
          <table:table-cell table:style-name="ce17" table:formula="of:=ROUND(AVERAGEIF([.AG2:.AG300];&quot;&gt;0&quot;;[.AG2:.AG300]);2)" office:value-type="float" office:value="1.76" calcext:value-type="float">
            <text:p>1,76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lpl-t300.config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5012" calcext:value-type="float">
            <text:p>5012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0.05956" calcext:value-type="float">
            <text:p>0,05956</text:p>
          </table:table-cell>
          <table:table-cell table:style-name="Default" office:value-type="float" office:value="-42.0375" calcext:value-type="float">
            <text:p>-42,03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0375" calcext:value-type="float">
            <text:p>-42,0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.06" calcext:value-type="float">
            <text:p>300,06</text:p>
          </table:table-cell>
          <table:table-cell office:value-type="float" office:value="12925584" calcext:value-type="float">
            <text:p>12925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41" calcext:value-type="float">
            <text:p>-41</text:p>
          </table:table-cell>
          <table:table-cell office:value-type="float" office:value="300.010824" calcext:value-type="float">
            <text:p>300,010824</text:p>
          </table:table-cell>
          <table:table-cell office:value-type="float" office:value="-40" calcext:value-type="float">
            <text:p>-40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lpl-t300.config</text:p>
          </table:table-cell>
          <table:table-cell table:formula="of:=CONCATENATE(&quot;r&quot;;[.B3];&quot;-&quot;;[.C3];&quot;-&quot;;[.E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0.74" calcext:value-type="float">
            <text:p>0,74</text:p>
          </table:table-cell>
          <table:table-cell table:style-name="ce14" table:formula="of:=[.J3]" office:value-type="float" office:value="-42.0375" calcext:value-type="float">
            <text:p>-42,0</text:p>
          </table:table-cell>
          <table:table-cell table:style-name="ce14" table:formula="of:=[.I3]" office:value-type="float" office:value="0.05956" calcext:value-type="float">
            <text:p>0,1</text:p>
          </table:table-cell>
          <table:table-cell table:formula="of:=[.U3]" office:value-type="float" office:value="-41" calcext:value-type="float">
            <text:p>-41</text:p>
          </table:table-cell>
          <table:table-cell table:formula="of:=[.V3]" office:value-type="float" office:value="300.010824" calcext:value-type="float">
            <text:p>300,010824</text:p>
          </table:table-cell>
          <table:table-cell table:formula="of:=ABS([.AE3]-CEILING([.AC3])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0012" calcext:value-type="float">
            <text:p>10012</text:p>
          </table:table-cell>
          <table:table-cell office:value-type="float" office:value="823" calcext:value-type="float">
            <text:p>823</text:p>
          </table:table-cell>
          <table:table-cell table:style-name="Default" office:value-type="float" office:value="0.202035" calcext:value-type="float">
            <text:p>0,202035</text:p>
          </table:table-cell>
          <table:table-cell table:style-name="Default" office:value-type="float" office:value="-97.3" calcext:value-type="float">
            <text:p>-97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7.3" calcext:value-type="float">
            <text:p>-9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300.22" calcext:value-type="float">
            <text:p>300,22</text:p>
          </table:table-cell>
          <table:table-cell office:value-type="float" office:value="25539015" calcext:value-type="float">
            <text:p>25539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96" calcext:value-type="float">
            <text:p>-96</text:p>
          </table:table-cell>
          <table:table-cell office:value-type="float" office:value="300.021478" calcext:value-type="float">
            <text:p>300,021478</text:p>
          </table:table-cell>
          <table:table-cell office:value-type="float" office:value="-96" calcext:value-type="float">
            <text:p>-96</text:p>
          </table:table-cell>
          <table:table-cell office:value-type="float" office:value="367" calcext:value-type="float">
            <text:p>36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lpl-t300.config</text:p>
          </table:table-cell>
          <table:table-cell table:formula="of:=CONCATENATE(&quot;r&quot;;[.B4];&quot;-&quot;;[.C4];&quot;-&quot;;[.E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0.36" calcext:value-type="float">
            <text:p>0,36</text:p>
          </table:table-cell>
          <table:table-cell table:style-name="ce14" table:formula="of:=[.J4]" office:value-type="float" office:value="-97.3" calcext:value-type="float">
            <text:p>-97,3</text:p>
          </table:table-cell>
          <table:table-cell table:style-name="ce14" table:formula="of:=[.I4]" office:value-type="float" office:value="0.202035" calcext:value-type="float">
            <text:p>0,2</text:p>
          </table:table-cell>
          <table:table-cell table:formula="of:=[.U4]" office:value-type="float" office:value="-96" calcext:value-type="float">
            <text:p>-96</text:p>
          </table:table-cell>
          <table:table-cell table:formula="of:=[.V4]" office:value-type="float" office:value="300.021478" calcext:value-type="float">
            <text:p>300,021478</text:p>
          </table:table-cell>
          <table:table-cell table:formula="of:=ABS([.AE4]-CEILING([.AC4]))" office:value-type="float" office:value="1" calcext:value-type="float">
            <text:p>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10012" calcext:value-type="float">
            <text:p>10012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0.191028" calcext:value-type="float">
            <text:p>0,191028</text:p>
          </table:table-cell>
          <table:table-cell table:style-name="Default" office:value-type="float" office:value="-82.5" calcext:value-type="float">
            <text:p>-82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2.5" calcext:value-type="float">
            <text:p>-82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21" calcext:value-type="float">
            <text:p>300,21</text:p>
          </table:table-cell>
          <table:table-cell office:value-type="float" office:value="25649615" calcext:value-type="float">
            <text:p>25649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2" calcext:value-type="float">
            <text:p>-82</text:p>
          </table:table-cell>
          <table:table-cell office:value-type="float" office:value="300.037349" calcext:value-type="float">
            <text:p>300,037349</text:p>
          </table:table-cell>
          <table:table-cell office:value-type="float" office:value="-81" calcext:value-type="float">
            <text:p>-81</text:p>
          </table:table-cell>
          <table:table-cell office:value-type="float" office:value="350" calcext:value-type="float">
            <text:p>35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lpl-t300.config</text:p>
          </table:table-cell>
          <table:table-cell table:formula="of:=CONCATENATE(&quot;r&quot;;[.B5];&quot;-&quot;;[.C5];&quot;-&quot;;[.E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0.38" calcext:value-type="float">
            <text:p>0,38</text:p>
          </table:table-cell>
          <table:table-cell table:style-name="ce14" table:formula="of:=[.J5]" office:value-type="float" office:value="-82.5" calcext:value-type="float">
            <text:p>-82,5</text:p>
          </table:table-cell>
          <table:table-cell table:style-name="ce14" table:formula="of:=[.I5]" office:value-type="float" office:value="0.191028" calcext:value-type="float">
            <text:p>0,2</text:p>
          </table:table-cell>
          <table:table-cell table:formula="of:=[.U5]" office:value-type="float" office:value="-82" calcext:value-type="float">
            <text:p>-82</text:p>
          </table:table-cell>
          <table:table-cell table:formula="of:=[.V5]" office:value-type="float" office:value="300.037349" calcext:value-type="float">
            <text:p>300,037349</text:p>
          </table:table-cell>
          <table:table-cell table:formula="of:=ABS([.AE5]-CEILING([.AC5]))" office:value-type="float" office:value="0" calcext:value-type="float">
            <text:p>0</text:p>
          </table:table-cell>
          <table:table-cell/>
          <table:table-cell table:formula="of:=COUNTIF([.AG2:.AG300];0)" office:value-type="float" office:value="14" calcext:value-type="float">
            <text:p>14</text:p>
          </table:table-cell>
          <table:table-cell table:style-name="ce22" table:formula="of:=[.AI5]/[.AI8]" office:value-type="percentage" office:value="0.233333333333333" calcext:value-type="percentage">
            <text:p>23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5012" calcext:value-type="float">
            <text:p>15012</text:p>
          </table:table-cell>
          <table:table-cell office:value-type="float" office:value="1519" calcext:value-type="float">
            <text:p>1519</text:p>
          </table:table-cell>
          <table:table-cell table:style-name="Default" office:value-type="float" office:value="0.25862" calcext:value-type="float">
            <text:p>0,25862</text:p>
          </table:table-cell>
          <table:table-cell table:style-name="Default" office:value-type="float" office:value="-143.3" calcext:value-type="float">
            <text:p>-143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3" calcext:value-type="float">
            <text:p>-143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00.41" calcext:value-type="float">
            <text:p>300,41</text:p>
          </table:table-cell>
          <table:table-cell office:value-type="float" office:value="38119238" calcext:value-type="float">
            <text:p>38119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43" calcext:value-type="float">
            <text:p>-143</text:p>
          </table:table-cell>
          <table:table-cell office:value-type="float" office:value="300.173502" calcext:value-type="float">
            <text:p>300,173502</text:p>
          </table:table-cell>
          <table:table-cell office:value-type="float" office:value="-143" calcext:value-type="float">
            <text:p>-143</text:p>
          </table:table-cell>
          <table:table-cell office:value-type="float" office:value="548" calcext:value-type="float">
            <text:p>54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lpl-t300.config</text:p>
          </table:table-cell>
          <table:table-cell table:formula="of:=CONCATENATE(&quot;r&quot;;[.B6];&quot;-&quot;;[.C6];&quot;-&quot;;[.E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0.17" calcext:value-type="float">
            <text:p>0,17</text:p>
          </table:table-cell>
          <table:table-cell table:style-name="ce14" table:formula="of:=[.J6]" office:value-type="float" office:value="-143.3" calcext:value-type="float">
            <text:p>-143,3</text:p>
          </table:table-cell>
          <table:table-cell table:style-name="ce14" table:formula="of:=[.I6]" office:value-type="float" office:value="0.25862" calcext:value-type="float">
            <text:p>0,3</text:p>
          </table:table-cell>
          <table:table-cell table:formula="of:=[.U6]" office:value-type="float" office:value="-143" calcext:value-type="float">
            <text:p>-143</text:p>
          </table:table-cell>
          <table:table-cell table:formula="of:=[.V6]" office:value-type="float" office:value="300.173502" calcext:value-type="float">
            <text:p>300,173502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15012" calcext:value-type="float">
            <text:p>15012</text:p>
          </table:table-cell>
          <table:table-cell office:value-type="float" office:value="858" calcext:value-type="float">
            <text:p>858</text:p>
          </table:table-cell>
          <table:table-cell table:style-name="Default" office:value-type="float" office:value="0.33437" calcext:value-type="float">
            <text:p>0,33437</text:p>
          </table:table-cell>
          <table:table-cell table:style-name="Default" office:value-type="float" office:value="-120.8" calcext:value-type="float">
            <text:p>-12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8" calcext:value-type="float">
            <text:p>-12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300.43" calcext:value-type="float">
            <text:p>300,43</text:p>
          </table:table-cell>
          <table:table-cell office:value-type="float" office:value="38289710" calcext:value-type="float">
            <text:p>38289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20" calcext:value-type="float">
            <text:p>-120</text:p>
          </table:table-cell>
          <table:table-cell office:value-type="float" office:value="300.106123" calcext:value-type="float">
            <text:p>300,106123</text:p>
          </table:table-cell>
          <table:table-cell office:value-type="float" office:value="-120" calcext:value-type="float">
            <text:p>-120</text:p>
          </table:table-cell>
          <table:table-cell office:value-type="float" office:value="533" calcext:value-type="float">
            <text:p>53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lpl-t300.config</text:p>
          </table:table-cell>
          <table:table-cell table:formula="of:=CONCATENATE(&quot;r&quot;;[.B7];&quot;-&quot;;[.C7];&quot;-&quot;;[.E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0.25" calcext:value-type="float">
            <text:p>0,25</text:p>
          </table:table-cell>
          <table:table-cell table:style-name="ce14" table:formula="of:=[.J7]" office:value-type="float" office:value="-120.8" calcext:value-type="float">
            <text:p>-120,8</text:p>
          </table:table-cell>
          <table:table-cell table:style-name="ce14" table:formula="of:=[.I7]" office:value-type="float" office:value="0.33437" calcext:value-type="float">
            <text:p>0,3</text:p>
          </table:table-cell>
          <table:table-cell table:formula="of:=[.U7]" office:value-type="float" office:value="-120" calcext:value-type="float">
            <text:p>-120</text:p>
          </table:table-cell>
          <table:table-cell table:formula="of:=[.V7]" office:value-type="float" office:value="300.106123" calcext:value-type="float">
            <text:p>300,106123</text:p>
          </table:table-cell>
          <table:table-cell table:formula="of:=ABS([.AE7]-CEILING([.AC7]))" office:value-type="float" office:value="0" calcext:value-type="float">
            <text:p>0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5017" calcext:value-type="float">
            <text:p>5017</text:p>
          </table:table-cell>
          <table:table-cell office:value-type="float" office:value="567" calcext:value-type="float">
            <text:p>567</text:p>
          </table:table-cell>
          <table:table-cell table:style-name="Default" office:value-type="float" office:value="0.102237" calcext:value-type="float">
            <text:p>0,102237</text:p>
          </table:table-cell>
          <table:table-cell table:style-name="Default" office:value-type="float" office:value="-37.333333" calcext:value-type="float">
            <text:p>-37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333333" calcext:value-type="float">
            <text:p>-37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00.1" calcext:value-type="float">
            <text:p>300,1</text:p>
          </table:table-cell>
          <table:table-cell office:value-type="float" office:value="13192101" calcext:value-type="float">
            <text:p>13192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6" calcext:value-type="float">
            <text:p>-36</text:p>
          </table:table-cell>
          <table:table-cell office:value-type="float" office:value="300.004981" calcext:value-type="float">
            <text:p>300,004981</text:p>
          </table:table-cell>
          <table:table-cell office:value-type="float" office:value="-36" calcext:value-type="float">
            <text:p>-36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lpl-t300.config</text:p>
          </table:table-cell>
          <table:table-cell table:formula="of:=CONCATENATE(&quot;r&quot;;[.B8];&quot;-&quot;;[.C8];&quot;-&quot;;[.E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1.12" calcext:value-type="float">
            <text:p>1,12</text:p>
          </table:table-cell>
          <table:table-cell table:style-name="ce14" table:formula="of:=[.J8]" office:value-type="float" office:value="-37.333333" calcext:value-type="float">
            <text:p>-37,3</text:p>
          </table:table-cell>
          <table:table-cell table:style-name="ce14" table:formula="of:=[.I8]" office:value-type="float" office:value="0.102237" calcext:value-type="float">
            <text:p>0,1</text:p>
          </table:table-cell>
          <table:table-cell table:formula="of:=[.U8]" office:value-type="float" office:value="-36" calcext:value-type="float">
            <text:p>-36</text:p>
          </table:table-cell>
          <table:table-cell table:formula="of:=[.V8]" office:value-type="float" office:value="300.004981" calcext:value-type="float">
            <text:p>300,004981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5017" calcext:value-type="float">
            <text:p>5017</text:p>
          </table:table-cell>
          <table:table-cell office:value-type="float" office:value="504" calcext:value-type="float">
            <text:p>504</text:p>
          </table:table-cell>
          <table:table-cell table:style-name="Default" office:value-type="float" office:value="0.125985" calcext:value-type="float">
            <text:p>0,125985</text:p>
          </table:table-cell>
          <table:table-cell table:style-name="Default" office:value-type="float" office:value="-34.540748" calcext:value-type="float">
            <text:p>-34,5407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40748" calcext:value-type="float">
            <text:p>-34,540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300.13" calcext:value-type="float">
            <text:p>300,13</text:p>
          </table:table-cell>
          <table:table-cell office:value-type="float" office:value="13267077" calcext:value-type="float">
            <text:p>13267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3" calcext:value-type="float">
            <text:p>-33</text:p>
          </table:table-cell>
          <table:table-cell office:value-type="float" office:value="300.02123" calcext:value-type="float">
            <text:p>300,02123</text:p>
          </table:table-cell>
          <table:table-cell office:value-type="float" office:value="-30" calcext:value-type="float">
            <text:p>-30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lpl-t300.config</text:p>
          </table:table-cell>
          <table:table-cell table:formula="of:=CONCATENATE(&quot;r&quot;;[.B9];&quot;-&quot;;[.C9];&quot;-&quot;;[.E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1.16" calcext:value-type="float">
            <text:p>1,16</text:p>
          </table:table-cell>
          <table:table-cell table:style-name="ce14" table:formula="of:=[.J9]" office:value-type="float" office:value="-34.540748" calcext:value-type="float">
            <text:p>-34,5</text:p>
          </table:table-cell>
          <table:table-cell table:style-name="ce14" table:formula="of:=[.I9]" office:value-type="float" office:value="0.125985" calcext:value-type="float">
            <text:p>0,1</text:p>
          </table:table-cell>
          <table:table-cell table:formula="of:=[.U9]" office:value-type="float" office:value="-33" calcext:value-type="float">
            <text:p>-33</text:p>
          </table:table-cell>
          <table:table-cell table:formula="of:=[.V9]" office:value-type="float" office:value="300.02123" calcext:value-type="float">
            <text:p>300,02123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0017" calcext:value-type="float">
            <text:p>10017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0.172856" calcext:value-type="float">
            <text:p>0,172856</text:p>
          </table:table-cell>
          <table:table-cell table:style-name="Default" office:value-type="float" office:value="-76.133333" calcext:value-type="float">
            <text:p>-76,1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133333" calcext:value-type="float">
            <text:p>-76,1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26" calcext:value-type="float">
            <text:p>300,26</text:p>
          </table:table-cell>
          <table:table-cell office:value-type="float" office:value="26184081" calcext:value-type="float">
            <text:p>26184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75" calcext:value-type="float">
            <text:p>-75</text:p>
          </table:table-cell>
          <table:table-cell office:value-type="float" office:value="300.099892" calcext:value-type="float">
            <text:p>300,099892</text:p>
          </table:table-cell>
          <table:table-cell office:value-type="float" office:value="-75" calcext:value-type="float">
            <text:p>-75</text:p>
          </table:table-cell>
          <table:table-cell office:value-type="float" office:value="389" calcext:value-type="float">
            <text:p>3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blpl-t300.config</text:p>
          </table:table-cell>
          <table:table-cell table:formula="of:=CONCATENATE(&quot;r&quot;;[.B10];&quot;-&quot;;[.C10];&quot;-&quot;;[.E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0.57" calcext:value-type="float">
            <text:p>0,57</text:p>
          </table:table-cell>
          <table:table-cell table:style-name="ce14" table:formula="of:=[.J10]" office:value-type="float" office:value="-76.133333" calcext:value-type="float">
            <text:p>-76,1</text:p>
          </table:table-cell>
          <table:table-cell table:style-name="ce14" table:formula="of:=[.I10]" office:value-type="float" office:value="0.172856" calcext:value-type="float">
            <text:p>0,2</text:p>
          </table:table-cell>
          <table:table-cell table:formula="of:=[.U10]" office:value-type="float" office:value="-75" calcext:value-type="float">
            <text:p>-75</text:p>
          </table:table-cell>
          <table:table-cell table:formula="of:=[.V10]" office:value-type="float" office:value="300.099892" calcext:value-type="float">
            <text:p>300,099892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0017" calcext:value-type="float">
            <text:p>10017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0.206706" calcext:value-type="float">
            <text:p>0,206706</text:p>
          </table:table-cell>
          <table:table-cell table:style-name="Default" office:value-type="float" office:value="-66.987879" calcext:value-type="float">
            <text:p>-66,9878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6.987879" calcext:value-type="float">
            <text:p>-66,987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300.26" calcext:value-type="float">
            <text:p>300,26</text:p>
          </table:table-cell>
          <table:table-cell office:value-type="float" office:value="26329345" calcext:value-type="float">
            <text:p>2632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6" calcext:value-type="float">
            <text:p>-66</text:p>
          </table:table-cell>
          <table:table-cell office:value-type="float" office:value="300.062321" calcext:value-type="float">
            <text:p>300,062321</text:p>
          </table:table-cell>
          <table:table-cell office:value-type="float" office:value="-65" calcext:value-type="float">
            <text:p>-65</text:p>
          </table:table-cell>
          <table:table-cell office:value-type="float" office:value="351" calcext:value-type="float">
            <text:p>35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blpl-t300.config</text:p>
          </table:table-cell>
          <table:table-cell table:formula="of:=CONCATENATE(&quot;r&quot;;[.B11];&quot;-&quot;;[.C11];&quot;-&quot;;[.E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0.52" calcext:value-type="float">
            <text:p>0,52</text:p>
          </table:table-cell>
          <table:table-cell table:style-name="ce14" table:formula="of:=[.J11]" office:value-type="float" office:value="-66.987879" calcext:value-type="float">
            <text:p>-67,0</text:p>
          </table:table-cell>
          <table:table-cell table:style-name="ce14" table:formula="of:=[.I11]" office:value-type="float" office:value="0.206706" calcext:value-type="float">
            <text:p>0,2</text:p>
          </table:table-cell>
          <table:table-cell table:formula="of:=[.U11]" office:value-type="float" office:value="-66" calcext:value-type="float">
            <text:p>-66</text:p>
          </table:table-cell>
          <table:table-cell table:formula="of:=[.V11]" office:value-type="float" office:value="300.062321" calcext:value-type="float">
            <text:p>300,062321</text:p>
          </table:table-cell>
          <table:table-cell table:formula="of:=ABS([.AE11]-CEILING([.AC1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15017" calcext:value-type="float">
            <text:p>15017</text:p>
          </table:table-cell>
          <table:table-cell office:value-type="float" office:value="1165" calcext:value-type="float">
            <text:p>1165</text:p>
          </table:table-cell>
          <table:table-cell table:style-name="Default" office:value-type="float" office:value="0.502639" calcext:value-type="float">
            <text:p>0,502639</text:p>
          </table:table-cell>
          <table:table-cell table:style-name="Default" office:value-type="float" office:value="-114.4" calcext:value-type="float">
            <text:p>-114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4" calcext:value-type="float">
            <text:p>-114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300.66" calcext:value-type="float">
            <text:p>300,66</text:p>
          </table:table-cell>
          <table:table-cell office:value-type="float" office:value="39036607" calcext:value-type="float">
            <text:p>39036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13" calcext:value-type="float">
            <text:p>-113</text:p>
          </table:table-cell>
          <table:table-cell office:value-type="float" office:value="300.168092" calcext:value-type="float">
            <text:p>300,168092</text:p>
          </table:table-cell>
          <table:table-cell office:value-type="float" office:value="-113" calcext:value-type="float">
            <text:p>-113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lpl-t300.config</text:p>
          </table:table-cell>
          <table:table-cell table:formula="of:=CONCATENATE(&quot;r&quot;;[.B12];&quot;-&quot;;[.C12];&quot;-&quot;;[.E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.38" calcext:value-type="float">
            <text:p>0,38</text:p>
          </table:table-cell>
          <table:table-cell table:style-name="ce14" table:formula="of:=[.J12]" office:value-type="float" office:value="-114.4" calcext:value-type="float">
            <text:p>-114,4</text:p>
          </table:table-cell>
          <table:table-cell table:style-name="ce14" table:formula="of:=[.I12]" office:value-type="float" office:value="0.502639" calcext:value-type="float">
            <text:p>0,5</text:p>
          </table:table-cell>
          <table:table-cell table:formula="of:=[.U12]" office:value-type="float" office:value="-113" calcext:value-type="float">
            <text:p>-113</text:p>
          </table:table-cell>
          <table:table-cell table:formula="of:=[.V12]" office:value-type="float" office:value="300.168092" calcext:value-type="float">
            <text:p>300,168092</text:p>
          </table:table-cell>
          <table:table-cell table:formula="of:=ABS([.AE12]-CEILING([.AC1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6" calcext:value-type="float">
            <text:p>56</text:p>
          </table:table-cell>
          <table:table-cell office:value-type="float" office:value="15017" calcext:value-type="float">
            <text:p>15017</text:p>
          </table:table-cell>
          <table:table-cell office:value-type="float" office:value="1128" calcext:value-type="float">
            <text:p>1128</text:p>
          </table:table-cell>
          <table:table-cell table:style-name="Default" office:value-type="float" office:value="0.468646" calcext:value-type="float">
            <text:p>0,468646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" calcext:value-type="float">
            <text:p>-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,44</text:p>
          </table:table-cell>
          <table:table-cell office:value-type="float" office:value="300.65" calcext:value-type="float">
            <text:p>300,65</text:p>
          </table:table-cell>
          <table:table-cell office:value-type="float" office:value="39240359" calcext:value-type="float">
            <text:p>39240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02" calcext:value-type="float">
            <text:p>-102</text:p>
          </table:table-cell>
          <table:table-cell office:value-type="float" office:value="300.189225" calcext:value-type="float">
            <text:p>300,189225</text:p>
          </table:table-cell>
          <table:table-cell office:value-type="float" office:value="-101" calcext:value-type="float">
            <text:p>-101</text:p>
          </table:table-cell>
          <table:table-cell office:value-type="float" office:value="522" calcext:value-type="float">
            <text:p>52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lpl-t300.config</text:p>
          </table:table-cell>
          <table:table-cell table:formula="of:=CONCATENATE(&quot;r&quot;;[.B13];&quot;-&quot;;[.C13];&quot;-&quot;;[.E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.37" calcext:value-type="float">
            <text:p>0,37</text:p>
          </table:table-cell>
          <table:table-cell table:style-name="ce14" table:formula="of:=[.J13]" office:value-type="float" office:value="-103" calcext:value-type="float">
            <text:p>-103,0</text:p>
          </table:table-cell>
          <table:table-cell table:style-name="ce14" table:formula="of:=[.I13]" office:value-type="float" office:value="0.468646" calcext:value-type="float">
            <text:p>0,5</text:p>
          </table:table-cell>
          <table:table-cell table:formula="of:=[.U13]" office:value-type="float" office:value="-102" calcext:value-type="float">
            <text:p>-102</text:p>
          </table:table-cell>
          <table:table-cell table:formula="of:=[.V13]" office:value-type="float" office:value="300.189225" calcext:value-type="float">
            <text:p>300,189225</text:p>
          </table:table-cell>
          <table:table-cell table:formula="of:=ABS([.AE13]-CEILING([.AC1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5022" calcext:value-type="float">
            <text:p>5022</text:p>
          </table:table-cell>
          <table:table-cell office:value-type="float" office:value="604" calcext:value-type="float">
            <text:p>604</text:p>
          </table:table-cell>
          <table:table-cell table:style-name="Default" office:value-type="float" office:value="0.117108" calcext:value-type="float">
            <text:p>0,117108</text:p>
          </table:table-cell>
          <table:table-cell table:style-name="Default" office:value-type="float" office:value="-30.955727" calcext:value-type="float">
            <text:p>-30,9557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955727" calcext:value-type="float">
            <text:p>-30,955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300.14" calcext:value-type="float">
            <text:p>300,14</text:p>
          </table:table-cell>
          <table:table-cell office:value-type="float" office:value="13515046" calcext:value-type="float">
            <text:p>13515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9" calcext:value-type="float">
            <text:p>-29</text:p>
          </table:table-cell>
          <table:table-cell office:value-type="float" office:value="300.033421" calcext:value-type="float">
            <text:p>300,033421</text:p>
          </table:table-cell>
          <table:table-cell office:value-type="float" office:value="-28" calcext:value-type="float">
            <text:p>-28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lpl-t300.config</text:p>
          </table:table-cell>
          <table:table-cell table:formula="of:=CONCATENATE(&quot;r&quot;;[.B14];&quot;-&quot;;[.C14];&quot;-&quot;;[.E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1.47" calcext:value-type="float">
            <text:p>1,47</text:p>
          </table:table-cell>
          <table:table-cell table:style-name="ce14" table:formula="of:=[.J14]" office:value-type="float" office:value="-30.955727" calcext:value-type="float">
            <text:p>-31,0</text:p>
          </table:table-cell>
          <table:table-cell table:style-name="ce14" table:formula="of:=[.I14]" office:value-type="float" office:value="0.117108" calcext:value-type="float">
            <text:p>0,1</text:p>
          </table:table-cell>
          <table:table-cell table:formula="of:=[.U14]" office:value-type="float" office:value="-29" calcext:value-type="float">
            <text:p>-29</text:p>
          </table:table-cell>
          <table:table-cell table:formula="of:=[.V14]" office:value-type="float" office:value="300.033421" calcext:value-type="float">
            <text:p>300,033421</text:p>
          </table:table-cell>
          <table:table-cell table:formula="of:=ABS([.AE14]-CEILING([.AC1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5022" calcext:value-type="float">
            <text:p>5022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0.187364" calcext:value-type="float">
            <text:p>0,187364</text:p>
          </table:table-cell>
          <table:table-cell table:style-name="Default" office:value-type="float" office:value="-29.041029" calcext:value-type="float">
            <text:p>-29,0410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9.041029" calcext:value-type="float">
            <text:p>-29,041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21" calcext:value-type="float">
            <text:p>300,21</text:p>
          </table:table-cell>
          <table:table-cell office:value-type="float" office:value="13610622" calcext:value-type="float">
            <text:p>13610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7" calcext:value-type="float">
            <text:p>-27</text:p>
          </table:table-cell>
          <table:table-cell office:value-type="float" office:value="300.032429" calcext:value-type="float">
            <text:p>300,032429</text:p>
          </table:table-cell>
          <table:table-cell office:value-type="float" office:value="-25" calcext:value-type="float">
            <text:p>-25</text:p>
          </table:table-cell>
          <table:table-cell office:value-type="float" office:value="177" calcext:value-type="float">
            <text:p>17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lpl-t300.config</text:p>
          </table:table-cell>
          <table:table-cell table:formula="of:=CONCATENATE(&quot;r&quot;;[.B15];&quot;-&quot;;[.C15];&quot;-&quot;;[.E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1.53" calcext:value-type="float">
            <text:p>1,53</text:p>
          </table:table-cell>
          <table:table-cell table:style-name="ce14" table:formula="of:=[.J15]" office:value-type="float" office:value="-29.041029" calcext:value-type="float">
            <text:p>-29,0</text:p>
          </table:table-cell>
          <table:table-cell table:style-name="ce14" table:formula="of:=[.I15]" office:value-type="float" office:value="0.187364" calcext:value-type="float">
            <text:p>0,2</text:p>
          </table:table-cell>
          <table:table-cell table:formula="of:=[.U15]" office:value-type="float" office:value="-27" calcext:value-type="float">
            <text:p>-27</text:p>
          </table:table-cell>
          <table:table-cell table:formula="of:=[.V15]" office:value-type="float" office:value="300.032429" calcext:value-type="float">
            <text:p>300,032429</text:p>
          </table:table-cell>
          <table:table-cell table:formula="of:=ABS([.AE15]-CEILING([.AC1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022" calcext:value-type="float">
            <text:p>10022</text:p>
          </table:table-cell>
          <table:table-cell office:value-type="float" office:value="1264" calcext:value-type="float">
            <text:p>1264</text:p>
          </table:table-cell>
          <table:table-cell table:style-name="Default" office:value-type="float" office:value="0.294472" calcext:value-type="float">
            <text:p>0,294472</text:p>
          </table:table-cell>
          <table:table-cell table:style-name="Default" office:value-type="float" office:value="-68.099719" calcext:value-type="float">
            <text:p>-68,0997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8.099719" calcext:value-type="float">
            <text:p>-68,0997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300.4" calcext:value-type="float">
            <text:p>300,4</text:p>
          </table:table-cell>
          <table:table-cell office:value-type="float" office:value="26841028" calcext:value-type="float">
            <text:p>2684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6" calcext:value-type="float">
            <text:p>-66</text:p>
          </table:table-cell>
          <table:table-cell office:value-type="float" office:value="300.114153" calcext:value-type="float">
            <text:p>300,114153</text:p>
          </table:table-cell>
          <table:table-cell office:value-type="float" office:value="-65" calcext:value-type="float">
            <text:p>-65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lpl-t300.config</text:p>
          </table:table-cell>
          <table:table-cell table:formula="of:=CONCATENATE(&quot;r&quot;;[.B16];&quot;-&quot;;[.C16];&quot;-&quot;;[.E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.76" calcext:value-type="float">
            <text:p>0,76</text:p>
          </table:table-cell>
          <table:table-cell table:style-name="ce14" table:formula="of:=[.J16]" office:value-type="float" office:value="-68.099719" calcext:value-type="float">
            <text:p>-68,1</text:p>
          </table:table-cell>
          <table:table-cell table:style-name="ce14" table:formula="of:=[.I16]" office:value-type="float" office:value="0.294472" calcext:value-type="float">
            <text:p>0,3</text:p>
          </table:table-cell>
          <table:table-cell table:formula="of:=[.U16]" office:value-type="float" office:value="-66" calcext:value-type="float">
            <text:p>-66</text:p>
          </table:table-cell>
          <table:table-cell table:formula="of:=[.V16]" office:value-type="float" office:value="300.114153" calcext:value-type="float">
            <text:p>300,114153</text:p>
          </table:table-cell>
          <table:table-cell table:formula="of:=ABS([.AE16]-CEILING([.AC1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22" calcext:value-type="float">
            <text:p>10022</text:p>
          </table:table-cell>
          <table:table-cell office:value-type="float" office:value="1316" calcext:value-type="float">
            <text:p>1316</text:p>
          </table:table-cell>
          <table:table-cell table:style-name="Default" office:value-type="float" office:value="0.360361" calcext:value-type="float">
            <text:p>0,360361</text:p>
          </table:table-cell>
          <table:table-cell table:style-name="Default" office:value-type="float" office:value="-57.923186" calcext:value-type="float">
            <text:p>-57,9231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7.923186" calcext:value-type="float">
            <text:p>-57,923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300.36" calcext:value-type="float">
            <text:p>300,36</text:p>
          </table:table-cell>
          <table:table-cell office:value-type="float" office:value="27015940" calcext:value-type="float">
            <text:p>27015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6" calcext:value-type="float">
            <text:p>-56</text:p>
          </table:table-cell>
          <table:table-cell office:value-type="float" office:value="300.008519" calcext:value-type="float">
            <text:p>300,008519</text:p>
          </table:table-cell>
          <table:table-cell office:value-type="float" office:value="-56" calcext:value-type="float">
            <text:p>-56</text:p>
          </table:table-cell>
          <table:table-cell office:value-type="float" office:value="371" calcext:value-type="float">
            <text:p>37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lpl-t300.config</text:p>
          </table:table-cell>
          <table:table-cell table:formula="of:=CONCATENATE(&quot;r&quot;;[.B17];&quot;-&quot;;[.C17];&quot;-&quot;;[.E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0.75" calcext:value-type="float">
            <text:p>0,75</text:p>
          </table:table-cell>
          <table:table-cell table:style-name="ce14" table:formula="of:=[.J17]" office:value-type="float" office:value="-57.923186" calcext:value-type="float">
            <text:p>-57,9</text:p>
          </table:table-cell>
          <table:table-cell table:style-name="ce14" table:formula="of:=[.I17]" office:value-type="float" office:value="0.360361" calcext:value-type="float">
            <text:p>0,4</text:p>
          </table:table-cell>
          <table:table-cell table:formula="of:=[.U17]" office:value-type="float" office:value="-56" calcext:value-type="float">
            <text:p>-56</text:p>
          </table:table-cell>
          <table:table-cell table:formula="of:=[.V17]" office:value-type="float" office:value="300.008519" calcext:value-type="float">
            <text:p>300,008519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15022" calcext:value-type="float">
            <text:p>15022</text:p>
          </table:table-cell>
          <table:table-cell office:value-type="float" office:value="1616" calcext:value-type="float">
            <text:p>1616</text:p>
          </table:table-cell>
          <table:table-cell table:style-name="Default" office:value-type="float" office:value="0.508205" calcext:value-type="float">
            <text:p>0,508205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300.58" calcext:value-type="float">
            <text:p>300,58</text:p>
          </table:table-cell>
          <table:table-cell office:value-type="float" office:value="39970454" calcext:value-type="float">
            <text:p>39970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99" calcext:value-type="float">
            <text:p>-99</text:p>
          </table:table-cell>
          <table:table-cell office:value-type="float" office:value="300.081154" calcext:value-type="float">
            <text:p>300,081154</text:p>
          </table:table-cell>
          <table:table-cell office:value-type="float" office:value="-99" calcext:value-type="float">
            <text:p>-99</text:p>
          </table:table-cell>
          <table:table-cell office:value-type="float" office:value="592" calcext:value-type="float">
            <text:p>5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lpl-t300.config</text:p>
          </table:table-cell>
          <table:table-cell table:formula="of:=CONCATENATE(&quot;r&quot;;[.B18];&quot;-&quot;;[.C18];&quot;-&quot;;[.E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.49" calcext:value-type="float">
            <text:p>0,49</text:p>
          </table:table-cell>
          <table:table-cell table:style-name="ce14" table:formula="of:=[.J18]" office:value-type="float" office:value="-100" calcext:value-type="float">
            <text:p>-100,0</text:p>
          </table:table-cell>
          <table:table-cell table:style-name="ce14" table:formula="of:=[.I18]" office:value-type="float" office:value="0.508205" calcext:value-type="float">
            <text:p>0,5</text:p>
          </table:table-cell>
          <table:table-cell table:formula="of:=[.U18]" office:value-type="float" office:value="-99" calcext:value-type="float">
            <text:p>-99</text:p>
          </table:table-cell>
          <table:table-cell table:formula="of:=[.V18]" office:value-type="float" office:value="300.081154" calcext:value-type="float">
            <text:p>300,081154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15022" calcext:value-type="float">
            <text:p>15022</text:p>
          </table:table-cell>
          <table:table-cell office:value-type="float" office:value="1634" calcext:value-type="float">
            <text:p>1634</text:p>
          </table:table-cell>
          <table:table-cell table:style-name="Default" office:value-type="float" office:value="0.502571" calcext:value-type="float">
            <text:p>0,502571</text:p>
          </table:table-cell>
          <table:table-cell table:style-name="Default" office:value-type="float" office:value="-87.83339" calcext:value-type="float">
            <text:p>-87,833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83339" calcext:value-type="float">
            <text:p>-87,83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300.55" calcext:value-type="float">
            <text:p>300,55</text:p>
          </table:table-cell>
          <table:table-cell office:value-type="float" office:value="40224942" calcext:value-type="float">
            <text:p>40224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6" calcext:value-type="float">
            <text:p>-86</text:p>
          </table:table-cell>
          <table:table-cell office:value-type="float" office:value="300.052927" calcext:value-type="float">
            <text:p>300,052927</text:p>
          </table:table-cell>
          <table:table-cell office:value-type="float" office:value="-86" calcext:value-type="float">
            <text:p>-86</text:p>
          </table:table-cell>
          <table:table-cell office:value-type="float" office:value="543" calcext:value-type="float">
            <text:p>54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lpl-t300.config</text:p>
          </table:table-cell>
          <table:table-cell table:formula="of:=CONCATENATE(&quot;r&quot;;[.B19];&quot;-&quot;;[.C19];&quot;-&quot;;[.E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.51" calcext:value-type="float">
            <text:p>0,51</text:p>
          </table:table-cell>
          <table:table-cell table:style-name="ce14" table:formula="of:=[.J19]" office:value-type="float" office:value="-87.83339" calcext:value-type="float">
            <text:p>-87,8</text:p>
          </table:table-cell>
          <table:table-cell table:style-name="ce14" table:formula="of:=[.I19]" office:value-type="float" office:value="0.502571" calcext:value-type="float">
            <text:p>0,5</text:p>
          </table:table-cell>
          <table:table-cell table:formula="of:=[.U19]" office:value-type="float" office:value="-86" calcext:value-type="float">
            <text:p>-86</text:p>
          </table:table-cell>
          <table:table-cell table:formula="of:=[.V19]" office:value-type="float" office:value="300.052927" calcext:value-type="float">
            <text:p>300,052927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office:value-type="float" office:value="5027" calcext:value-type="float">
            <text:p>5027</text:p>
          </table:table-cell>
          <table:table-cell office:value-type="float" office:value="740" calcext:value-type="float">
            <text:p>740</text:p>
          </table:table-cell>
          <table:table-cell table:style-name="Default" office:value-type="float" office:value="0.155" calcext:value-type="float">
            <text:p>0,155</text:p>
          </table:table-cell>
          <table:table-cell table:style-name="Default" office:value-type="float" office:value="-28.343048" calcext:value-type="float">
            <text:p>-28,3430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343048" calcext:value-type="float">
            <text:p>-28,343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300.17" calcext:value-type="float">
            <text:p>300,17</text:p>
          </table:table-cell>
          <table:table-cell office:value-type="float" office:value="13870080" calcext:value-type="float">
            <text:p>1387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6" calcext:value-type="float">
            <text:p>-26</text:p>
          </table:table-cell>
          <table:table-cell office:value-type="float" office:value="300.027152" calcext:value-type="float">
            <text:p>300,027152</text:p>
          </table:table-cell>
          <table:table-cell office:value-type="float" office:value="-26" calcext:value-type="float">
            <text:p>-26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lpl-t300.config</text:p>
          </table:table-cell>
          <table:table-cell table:formula="of:=CONCATENATE(&quot;r&quot;;[.B20];&quot;-&quot;;[.C20];&quot;-&quot;;[.E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1.91" calcext:value-type="float">
            <text:p>1,91</text:p>
          </table:table-cell>
          <table:table-cell table:style-name="ce14" table:formula="of:=[.J20]" office:value-type="float" office:value="-28.343048" calcext:value-type="float">
            <text:p>-28,3</text:p>
          </table:table-cell>
          <table:table-cell table:style-name="ce14" table:formula="of:=[.I20]" office:value-type="float" office:value="0.155" calcext:value-type="float">
            <text:p>0,2</text:p>
          </table:table-cell>
          <table:table-cell table:formula="of:=[.U20]" office:value-type="float" office:value="-26" calcext:value-type="float">
            <text:p>-26</text:p>
          </table:table-cell>
          <table:table-cell table:formula="of:=[.V20]" office:value-type="float" office:value="300.027152" calcext:value-type="float">
            <text:p>300,027152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5027" calcext:value-type="float">
            <text:p>5027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0.172536" calcext:value-type="float">
            <text:p>0,172536</text:p>
          </table:table-cell>
          <table:table-cell table:style-name="Default" office:value-type="float" office:value="-24.388471" calcext:value-type="float">
            <text:p>-24,388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.388471" calcext:value-type="float">
            <text:p>-24,388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300.2" calcext:value-type="float">
            <text:p>300,2</text:p>
          </table:table-cell>
          <table:table-cell office:value-type="float" office:value="13957096" calcext:value-type="float">
            <text:p>1395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3" calcext:value-type="float">
            <text:p>-23</text:p>
          </table:table-cell>
          <table:table-cell office:value-type="float" office:value="300.046001" calcext:value-type="float">
            <text:p>300,046001</text:p>
          </table:table-cell>
          <table:table-cell office:value-type="float" office:value="-22" calcext:value-type="float">
            <text:p>-22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lpl-t300.config</text:p>
          </table:table-cell>
          <table:table-cell table:formula="of:=CONCATENATE(&quot;r&quot;;[.B21];&quot;-&quot;;[.C21];&quot;-&quot;;[.E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1.87" calcext:value-type="float">
            <text:p>1,87</text:p>
          </table:table-cell>
          <table:table-cell table:style-name="ce14" table:formula="of:=[.J21]" office:value-type="float" office:value="-24.388471" calcext:value-type="float">
            <text:p>-24,4</text:p>
          </table:table-cell>
          <table:table-cell table:style-name="ce14" table:formula="of:=[.I21]" office:value-type="float" office:value="0.172536" calcext:value-type="float">
            <text:p>0,2</text:p>
          </table:table-cell>
          <table:table-cell table:formula="of:=[.U21]" office:value-type="float" office:value="-23" calcext:value-type="float">
            <text:p>-23</text:p>
          </table:table-cell>
          <table:table-cell table:formula="of:=[.V21]" office:value-type="float" office:value="300.046001" calcext:value-type="float">
            <text:p>300,046001</text:p>
          </table:table-cell>
          <table:table-cell table:formula="of:=ABS([.AE21]-CEILING([.AC2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302" calcext:value-type="float">
            <text:p>1302</text:p>
          </table:table-cell>
          <table:table-cell table:style-name="Default" office:value-type="float" office:value="0.329699" calcext:value-type="float">
            <text:p>0,329699</text:p>
          </table:table-cell>
          <table:table-cell table:style-name="Default" office:value-type="float" office:value="-58.78465" calcext:value-type="float">
            <text:p>-58,784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78465" calcext:value-type="float">
            <text:p>-58,78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300.34" calcext:value-type="float">
            <text:p>300,34</text:p>
          </table:table-cell>
          <table:table-cell office:value-type="float" office:value="27524205" calcext:value-type="float">
            <text:p>2752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6" calcext:value-type="float">
            <text:p>-56</text:p>
          </table:table-cell>
          <table:table-cell office:value-type="float" office:value="300.017935" calcext:value-type="float">
            <text:p>300,017935</text:p>
          </table:table-cell>
          <table:table-cell office:value-type="float" office:value="-56" calcext:value-type="float">
            <text:p>-56</text:p>
          </table:table-cell>
          <table:table-cell office:value-type="float" office:value="405" calcext:value-type="float">
            <text:p>4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lpl-t300.config</text:p>
          </table:table-cell>
          <table:table-cell table:formula="of:=CONCATENATE(&quot;r&quot;;[.B22];&quot;-&quot;;[.C22];&quot;-&quot;;[.E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.96" calcext:value-type="float">
            <text:p>0,96</text:p>
          </table:table-cell>
          <table:table-cell table:style-name="ce14" table:formula="of:=[.J22]" office:value-type="float" office:value="-58.78465" calcext:value-type="float">
            <text:p>-58,8</text:p>
          </table:table-cell>
          <table:table-cell table:style-name="ce14" table:formula="of:=[.I22]" office:value-type="float" office:value="0.329699" calcext:value-type="float">
            <text:p>0,3</text:p>
          </table:table-cell>
          <table:table-cell table:formula="of:=[.U22]" office:value-type="float" office:value="-56" calcext:value-type="float">
            <text:p>-56</text:p>
          </table:table-cell>
          <table:table-cell table:formula="of:=[.V22]" office:value-type="float" office:value="300.017935" calcext:value-type="float">
            <text:p>300,017935</text:p>
          </table:table-cell>
          <table:table-cell table:formula="of:=ABS([.AE22]-CEILING([.AC2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241" calcext:value-type="float">
            <text:p>1241</text:p>
          </table:table-cell>
          <table:table-cell table:style-name="Default" office:value-type="float" office:value="0.34826" calcext:value-type="float">
            <text:p>0,34826</text:p>
          </table:table-cell>
          <table:table-cell table:style-name="Default" office:value-type="float" office:value="-53.640083" calcext:value-type="float">
            <text:p>-53,6400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.640083" calcext:value-type="float">
            <text:p>-53,64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707757" calcext:value-type="float">
            <text:p>27707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1" calcext:value-type="float">
            <text:p>-51</text:p>
          </table:table-cell>
          <table:table-cell office:value-type="float" office:value="300.078565" calcext:value-type="float">
            <text:p>300,078565</text:p>
          </table:table-cell>
          <table:table-cell office:value-type="float" office:value="-50" calcext:value-type="float">
            <text:p>-50</text:p>
          </table:table-cell>
          <table:table-cell office:value-type="float" office:value="365" calcext:value-type="float">
            <text:p>36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lpl-t300.config</text:p>
          </table:table-cell>
          <table:table-cell table:formula="of:=CONCATENATE(&quot;r&quot;;[.B23];&quot;-&quot;;[.C23];&quot;-&quot;;[.E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0.96" calcext:value-type="float">
            <text:p>0,96</text:p>
          </table:table-cell>
          <table:table-cell table:style-name="ce14" table:formula="of:=[.J23]" office:value-type="float" office:value="-53.640083" calcext:value-type="float">
            <text:p>-53,6</text:p>
          </table:table-cell>
          <table:table-cell table:style-name="ce14" table:formula="of:=[.I23]" office:value-type="float" office:value="0.34826" calcext:value-type="float">
            <text:p>0,3</text:p>
          </table:table-cell>
          <table:table-cell table:formula="of:=[.U23]" office:value-type="float" office:value="-51" calcext:value-type="float">
            <text:p>-51</text:p>
          </table:table-cell>
          <table:table-cell table:formula="of:=[.V23]" office:value-type="float" office:value="300.078565" calcext:value-type="float">
            <text:p>300,078565</text:p>
          </table:table-cell>
          <table:table-cell table:formula="of:=ABS([.AE23]-CEILING([.AC2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15027" calcext:value-type="float">
            <text:p>15027</text:p>
          </table:table-cell>
          <table:table-cell office:value-type="float" office:value="1840" calcext:value-type="float">
            <text:p>1840</text:p>
          </table:table-cell>
          <table:table-cell table:style-name="Default" office:value-type="float" office:value="0.642302" calcext:value-type="float">
            <text:p>0,642302</text:p>
          </table:table-cell>
          <table:table-cell table:style-name="Default" office:value-type="float" office:value="-86.428757" calcext:value-type="float">
            <text:p>-86,4287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6.428757" calcext:value-type="float">
            <text:p>-86,4287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300.87" calcext:value-type="float">
            <text:p>300,87</text:p>
          </table:table-cell>
          <table:table-cell office:value-type="float" office:value="40969447" calcext:value-type="float">
            <text:p>40969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4" calcext:value-type="float">
            <text:p>-84</text:p>
          </table:table-cell>
          <table:table-cell office:value-type="float" office:value="300.24492" calcext:value-type="float">
            <text:p>300,24492</text:p>
          </table:table-cell>
          <table:table-cell office:value-type="float" office:value="-83" calcext:value-type="float">
            <text:p>-83</text:p>
          </table:table-cell>
          <table:table-cell office:value-type="float" office:value="608" calcext:value-type="float">
            <text:p>60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blpl-t300.config</text:p>
          </table:table-cell>
          <table:table-cell table:formula="of:=CONCATENATE(&quot;r&quot;;[.B24];&quot;-&quot;;[.C24];&quot;-&quot;;[.E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.65" calcext:value-type="float">
            <text:p>0,65</text:p>
          </table:table-cell>
          <table:table-cell table:style-name="ce14" table:formula="of:=[.J24]" office:value-type="float" office:value="-86.428757" calcext:value-type="float">
            <text:p>-86,4</text:p>
          </table:table-cell>
          <table:table-cell table:style-name="ce14" table:formula="of:=[.I24]" office:value-type="float" office:value="0.642302" calcext:value-type="float">
            <text:p>0,6</text:p>
          </table:table-cell>
          <table:table-cell table:formula="of:=[.U24]" office:value-type="float" office:value="-84" calcext:value-type="float">
            <text:p>-84</text:p>
          </table:table-cell>
          <table:table-cell table:formula="of:=[.V24]" office:value-type="float" office:value="300.24492" calcext:value-type="float">
            <text:p>300,24492</text:p>
          </table:table-cell>
          <table:table-cell table:formula="of:=ABS([.AE24]-CEILING([.AC2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15027" calcext:value-type="float">
            <text:p>15027</text:p>
          </table:table-cell>
          <table:table-cell office:value-type="float" office:value="1693" calcext:value-type="float">
            <text:p>1693</text:p>
          </table:table-cell>
          <table:table-cell table:style-name="Default" office:value-type="float" office:value="0.769456" calcext:value-type="float">
            <text:p>0,769456</text:p>
          </table:table-cell>
          <table:table-cell table:style-name="Default" office:value-type="float" office:value="-77.085301" calcext:value-type="float">
            <text:p>-77,0853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7.085301" calcext:value-type="float">
            <text:p>-77,085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300.85" calcext:value-type="float">
            <text:p>300,85</text:p>
          </table:table-cell>
          <table:table-cell office:value-type="float" office:value="41251807" calcext:value-type="float">
            <text:p>41251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74" calcext:value-type="float">
            <text:p>-74</text:p>
          </table:table-cell>
          <table:table-cell office:value-type="float" office:value="300.123538" calcext:value-type="float">
            <text:p>300,123538</text:p>
          </table:table-cell>
          <table:table-cell office:value-type="float" office:value="-74" calcext:value-type="float">
            <text:p>-74</text:p>
          </table:table-cell>
          <table:table-cell office:value-type="float" office:value="547" calcext:value-type="float">
            <text:p>54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blpl-t300.config</text:p>
          </table:table-cell>
          <table:table-cell table:formula="of:=CONCATENATE(&quot;r&quot;;[.B25];&quot;-&quot;;[.C25];&quot;-&quot;;[.E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.64" calcext:value-type="float">
            <text:p>0,64</text:p>
          </table:table-cell>
          <table:table-cell table:style-name="ce14" table:formula="of:=[.J25]" office:value-type="float" office:value="-77.085301" calcext:value-type="float">
            <text:p>-77,1</text:p>
          </table:table-cell>
          <table:table-cell table:style-name="ce14" table:formula="of:=[.I25]" office:value-type="float" office:value="0.769456" calcext:value-type="float">
            <text:p>0,8</text:p>
          </table:table-cell>
          <table:table-cell table:formula="of:=[.U25]" office:value-type="float" office:value="-74" calcext:value-type="float">
            <text:p>-74</text:p>
          </table:table-cell>
          <table:table-cell table:formula="of:=[.V25]" office:value-type="float" office:value="300.123538" calcext:value-type="float">
            <text:p>300,123538</text:p>
          </table:table-cell>
          <table:table-cell table:formula="of:=ABS([.AE25]-CEILING([.AC2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5007" calcext:value-type="float">
            <text:p>5007</text:p>
          </table:table-cell>
          <table:table-cell office:value-type="float" office:value="193" calcext:value-type="float">
            <text:p>193</text:p>
          </table:table-cell>
          <table:table-cell table:style-name="Default" office:value-type="float" office:value="0.032199" calcext:value-type="float">
            <text:p>0,032199</text:p>
          </table:table-cell>
          <table:table-cell table:style-name="Default" office:value-type="float" office:value="-67.8" calcext:value-type="float">
            <text:p>-67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7.8" calcext:value-type="float">
            <text:p>-6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00.02" calcext:value-type="float">
            <text:p>300,02</text:p>
          </table:table-cell>
          <table:table-cell office:value-type="float" office:value="12554485" calcext:value-type="float">
            <text:p>12554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7" calcext:value-type="float">
            <text:p>-67</text:p>
          </table:table-cell>
          <table:table-cell office:value-type="float" office:value="300.007663" calcext:value-type="float">
            <text:p>300,007663</text:p>
          </table:table-cell>
          <table:table-cell office:value-type="float" office:value="-67" calcext:value-type="float">
            <text:p>-67</text:p>
          </table:table-cell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lpl-t300.config</text:p>
          </table:table-cell>
          <table:table-cell table:formula="of:=CONCATENATE(&quot;r&quot;;[.B26];&quot;-&quot;;[.C26];&quot;-&quot;;[.E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0.18" calcext:value-type="float">
            <text:p>0,18</text:p>
          </table:table-cell>
          <table:table-cell table:style-name="ce14" table:formula="of:=[.J26]" office:value-type="float" office:value="-67.8" calcext:value-type="float">
            <text:p>-67,8</text:p>
          </table:table-cell>
          <table:table-cell table:style-name="ce14" table:formula="of:=[.I26]" office:value-type="float" office:value="0.032199" calcext:value-type="float">
            <text:p>0,0</text:p>
          </table:table-cell>
          <table:table-cell table:formula="of:=[.U26]" office:value-type="float" office:value="-67" calcext:value-type="float">
            <text:p>-67</text:p>
          </table:table-cell>
          <table:table-cell table:formula="of:=[.V26]" office:value-type="float" office:value="300.007663" calcext:value-type="float">
            <text:p>300,007663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5007" calcext:value-type="float">
            <text:p>5007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9416" calcext:value-type="float">
            <text:p>0,039416</text:p>
          </table:table-cell>
          <table:table-cell table:style-name="Default" office:value-type="float" office:value="-63.2" calcext:value-type="float">
            <text:p>-6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3.2" calcext:value-type="float">
            <text:p>-6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3" calcext:value-type="float">
            <text:p>300,03</text:p>
          </table:table-cell>
          <table:table-cell office:value-type="float" office:value="12586949" calcext:value-type="float">
            <text:p>12586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2" calcext:value-type="float">
            <text:p>-62</text:p>
          </table:table-cell>
          <table:table-cell office:value-type="float" office:value="300.008768" calcext:value-type="float">
            <text:p>300,008768</text:p>
          </table:table-cell>
          <table:table-cell office:value-type="float" office:value="-62" calcext:value-type="float">
            <text:p>-62</text:p>
          </table:table-cell>
          <table:table-cell office:value-type="float" office:value="158" calcext:value-type="float">
            <text:p>15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lpl-t300.config</text:p>
          </table:table-cell>
          <table:table-cell table:formula="of:=CONCATENATE(&quot;r&quot;;[.B27];&quot;-&quot;;[.C27];&quot;-&quot;;[.E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0.34" calcext:value-type="float">
            <text:p>0,34</text:p>
          </table:table-cell>
          <table:table-cell table:style-name="ce14" table:formula="of:=[.J27]" office:value-type="float" office:value="-63.2" calcext:value-type="float">
            <text:p>-63,2</text:p>
          </table:table-cell>
          <table:table-cell table:style-name="ce14" table:formula="of:=[.I27]" office:value-type="float" office:value="0.039416" calcext:value-type="float">
            <text:p>0,0</text:p>
          </table:table-cell>
          <table:table-cell table:formula="of:=[.U27]" office:value-type="float" office:value="-62" calcext:value-type="float">
            <text:p>-62</text:p>
          </table:table-cell>
          <table:table-cell table:formula="of:=[.V27]" office:value-type="float" office:value="300.008768" calcext:value-type="float">
            <text:p>300,008768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387" calcext:value-type="float">
            <text:p>387</text:p>
          </table:table-cell>
          <table:table-cell table:style-name="Default" office:value-type="float" office:value="0.057998" calcext:value-type="float">
            <text:p>0,057998</text:p>
          </table:table-cell>
          <table:table-cell table:style-name="Default" office:value-type="float" office:value="-135.2" calcext:value-type="float">
            <text:p>-13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2" calcext:value-type="float">
            <text:p>-13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5" calcext:value-type="float">
            <text:p>300,05</text:p>
          </table:table-cell>
          <table:table-cell office:value-type="float" office:value="24945683" calcext:value-type="float">
            <text:p>24945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35" calcext:value-type="float">
            <text:p>-135</text:p>
          </table:table-cell>
          <table:table-cell office:value-type="float" office:value="300.005864" calcext:value-type="float">
            <text:p>300,005864</text:p>
          </table:table-cell>
          <table:table-cell office:value-type="float" office:value="-135" calcext:value-type="float">
            <text:p>-135</text:p>
          </table:table-cell>
          <table:table-cell office:value-type="float" office:value="346" calcext:value-type="float">
            <text:p>34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lpl-t300.config</text:p>
          </table:table-cell>
          <table:table-cell table:formula="of:=CONCATENATE(&quot;r&quot;;[.B28];&quot;-&quot;;[.C28];&quot;-&quot;;[.E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0.09" calcext:value-type="float">
            <text:p>0,09</text:p>
          </table:table-cell>
          <table:table-cell table:style-name="ce14" table:formula="of:=[.J28]" office:value-type="float" office:value="-135.2" calcext:value-type="float">
            <text:p>-135,2</text:p>
          </table:table-cell>
          <table:table-cell table:style-name="ce14" table:formula="of:=[.I28]" office:value-type="float" office:value="0.057998" calcext:value-type="float">
            <text:p>0,1</text:p>
          </table:table-cell>
          <table:table-cell table:formula="of:=[.U28]" office:value-type="float" office:value="-135" calcext:value-type="float">
            <text:p>-135</text:p>
          </table:table-cell>
          <table:table-cell table:formula="of:=[.V28]" office:value-type="float" office:value="300.005864" calcext:value-type="float">
            <text:p>300,005864</text:p>
          </table:table-cell>
          <table:table-cell table:formula="of:=ABS([.AE28]-CEILING([.AC2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0.06141" calcext:value-type="float">
            <text:p>0,06141</text:p>
          </table:table-cell>
          <table:table-cell table:style-name="Default" office:value-type="float" office:value="-128.2" calcext:value-type="float">
            <text:p>-128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8.2" calcext:value-type="float">
            <text:p>-12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.05" calcext:value-type="float">
            <text:p>300,05</text:p>
          </table:table-cell>
          <table:table-cell office:value-type="float" office:value="25001051" calcext:value-type="float">
            <text:p>2500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28" calcext:value-type="float">
            <text:p>-128</text:p>
          </table:table-cell>
          <table:table-cell office:value-type="float" office:value="300.002777" calcext:value-type="float">
            <text:p>300,002777</text:p>
          </table:table-cell>
          <table:table-cell office:value-type="float" office:value="-128" calcext:value-type="float">
            <text:p>-128</text:p>
          </table:table-cell>
          <table:table-cell office:value-type="float" office:value="300" calcext:value-type="float">
            <text:p>3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lpl-t300.config</text:p>
          </table:table-cell>
          <table:table-cell table:formula="of:=CONCATENATE(&quot;r&quot;;[.B29];&quot;-&quot;;[.C29];&quot;-&quot;;[.E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0.09" calcext:value-type="float">
            <text:p>0,09</text:p>
          </table:table-cell>
          <table:table-cell table:style-name="ce14" table:formula="of:=[.J29]" office:value-type="float" office:value="-128.2" calcext:value-type="float">
            <text:p>-128,2</text:p>
          </table:table-cell>
          <table:table-cell table:style-name="ce14" table:formula="of:=[.I29]" office:value-type="float" office:value="0.06141" calcext:value-type="float">
            <text:p>0,1</text:p>
          </table:table-cell>
          <table:table-cell table:formula="of:=[.U29]" office:value-type="float" office:value="-128" calcext:value-type="float">
            <text:p>-128</text:p>
          </table:table-cell>
          <table:table-cell table:formula="of:=[.V29]" office:value-type="float" office:value="300.002777" calcext:value-type="float">
            <text:p>300,002777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7" calcext:value-type="float">
            <text:p>15007</text:p>
          </table:table-cell>
          <table:table-cell office:value-type="float" office:value="674" calcext:value-type="float">
            <text:p>674</text:p>
          </table:table-cell>
          <table:table-cell table:style-name="Default" office:value-type="float" office:value="0.072882" calcext:value-type="float">
            <text:p>0,072882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-204" calcext:value-type="float">
            <text:p>-2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00.11" calcext:value-type="float">
            <text:p>300,11</text:p>
          </table:table-cell>
          <table:table-cell office:value-type="float" office:value="36396719" calcext:value-type="float">
            <text:p>363967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-204" calcext:value-type="float">
            <text:p>-204</text:p>
          </table:table-cell>
          <table:table-cell office:value-type="float" office:value="300.048835" calcext:value-type="float">
            <text:p>300,048835</text:p>
          </table:table-cell>
          <table:table-cell office:value-type="float" office:value="-204" calcext:value-type="float">
            <text:p>-204</text:p>
          </table:table-cell>
          <table:table-cell office:value-type="float" office:value="502" calcext:value-type="float">
            <text:p>50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lpl-t300.config</text:p>
          </table:table-cell>
          <table:table-cell table:formula="of:=CONCATENATE(&quot;r&quot;;[.B30];&quot;-&quot;;[.C30];&quot;-&quot;;[.E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14" table:formula="of:=[.J30]" office:value-type="float" office:value="-204" calcext:value-type="float">
            <text:p>-204,0</text:p>
          </table:table-cell>
          <table:table-cell table:style-name="ce14" table:formula="of:=[.I30]" office:value-type="float" office:value="0.072882" calcext:value-type="float">
            <text:p>0,1</text:p>
          </table:table-cell>
          <table:table-cell table:formula="of:=[.U30]" office:value-type="float" office:value="-204" calcext:value-type="float">
            <text:p>-204</text:p>
          </table:table-cell>
          <table:table-cell table:formula="of:=[.V30]" office:value-type="float" office:value="300.048835" calcext:value-type="float">
            <text:p>300,048835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5007" calcext:value-type="float">
            <text:p>15007</text:p>
          </table:table-cell>
          <table:table-cell office:value-type="float" office:value="227" calcext:value-type="float">
            <text:p>227</text:p>
          </table:table-cell>
          <table:table-cell table:style-name="Default" office:value-type="float" office:value="0.092638" calcext:value-type="float">
            <text:p>0,092638</text:p>
          </table:table-cell>
          <table:table-cell table:style-name="Default" office:value-type="float" office:value="-191" calcext:value-type="float">
            <text:p>-1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1" calcext:value-type="float">
            <text:p>-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.17" calcext:value-type="float">
            <text:p>300,17</text:p>
          </table:table-cell>
          <table:table-cell office:value-type="float" office:value="37303854" calcext:value-type="float">
            <text:p>3730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90" calcext:value-type="float">
            <text:p>-190</text:p>
          </table:table-cell>
          <table:table-cell office:value-type="float" office:value="300.090991" calcext:value-type="float">
            <text:p>300,090991</text:p>
          </table:table-cell>
          <table:table-cell office:value-type="float" office:value="-190" calcext:value-type="float">
            <text:p>-190</text:p>
          </table:table-cell>
          <table:table-cell office:value-type="float" office:value="463" calcext:value-type="float">
            <text:p>46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lpl-t300.config</text:p>
          </table:table-cell>
          <table:table-cell table:formula="of:=CONCATENATE(&quot;r&quot;;[.B31];&quot;-&quot;;[.C31];&quot;-&quot;;[.E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0.07" calcext:value-type="float">
            <text:p>0,07</text:p>
          </table:table-cell>
          <table:table-cell table:style-name="ce14" table:formula="of:=[.J31]" office:value-type="float" office:value="-191" calcext:value-type="float">
            <text:p>-191,0</text:p>
          </table:table-cell>
          <table:table-cell table:style-name="ce14" table:formula="of:=[.I31]" office:value-type="float" office:value="0.092638" calcext:value-type="float">
            <text:p>0,1</text:p>
          </table:table-cell>
          <table:table-cell table:formula="of:=[.U31]" office:value-type="float" office:value="-190" calcext:value-type="float">
            <text:p>-190</text:p>
          </table:table-cell>
          <table:table-cell table:formula="of:=[.V31]" office:value-type="float" office:value="300.090991" calcext:value-type="float">
            <text:p>300,090991</text:p>
          </table:table-cell>
          <table:table-cell table:formula="of:=ABS([.AE31]-CEILING([.AC3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1012" calcext:value-type="float">
            <text:p>1012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0.035397" calcext:value-type="float">
            <text:p>0,035397</text:p>
          </table:table-cell>
          <table:table-cell table:style-name="Default" office:value-type="float" office:value="-52.099737" calcext:value-type="float">
            <text:p>-52,0997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2.099737" calcext:value-type="float">
            <text:p>-52,099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3" calcext:value-type="float">
            <text:p>300,03</text:p>
          </table:table-cell>
          <table:table-cell office:value-type="float" office:value="3510210" calcext:value-type="float">
            <text:p>3510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1" calcext:value-type="float">
            <text:p>-51</text:p>
          </table:table-cell>
          <table:table-cell office:value-type="float" office:value="300.009679" calcext:value-type="float">
            <text:p>300,009679</text:p>
          </table:table-cell>
          <table:table-cell office:value-type="float" office:value="-50" calcext:value-type="float">
            <text:p>-50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lpl-t300.config</text:p>
          </table:table-cell>
          <table:table-cell table:formula="of:=CONCATENATE(&quot;r&quot;;[.B32];&quot;-&quot;;[.C32];&quot;-&quot;;[.E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.66" calcext:value-type="float">
            <text:p>3,66</text:p>
          </table:table-cell>
          <table:table-cell table:style-name="ce14" table:formula="of:=[.J32]" office:value-type="float" office:value="-52.099737" calcext:value-type="float">
            <text:p>-52,1</text:p>
          </table:table-cell>
          <table:table-cell table:style-name="ce14" table:formula="of:=[.I32]" office:value-type="float" office:value="0.035397" calcext:value-type="float">
            <text:p>0,0</text:p>
          </table:table-cell>
          <table:table-cell table:formula="of:=[.U32]" office:value-type="float" office:value="-51" calcext:value-type="float">
            <text:p>-51</text:p>
          </table:table-cell>
          <table:table-cell table:formula="of:=[.V32]" office:value-type="float" office:value="300.009679" calcext:value-type="float">
            <text:p>300,009679</text:p>
          </table:table-cell>
          <table:table-cell table:formula="of:=ABS([.AE32]-CEILING([.AC3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1012" calcext:value-type="float">
            <text:p>1012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0.036812" calcext:value-type="float">
            <text:p>0,036812</text:p>
          </table:table-cell>
          <table:table-cell table:style-name="Default" office:value-type="float" office:value="-47.718769" calcext:value-type="float">
            <text:p>-47,7187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7.718769" calcext:value-type="float">
            <text:p>-47,7187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3" calcext:value-type="float">
            <text:p>300,03</text:p>
          </table:table-cell>
          <table:table-cell office:value-type="float" office:value="3514650" calcext:value-type="float">
            <text:p>3514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47" calcext:value-type="float">
            <text:p>-47</text:p>
          </table:table-cell>
          <table:table-cell office:value-type="float" office:value="300.011525" calcext:value-type="float">
            <text:p>300,011525</text:p>
          </table:table-cell>
          <table:table-cell office:value-type="float" office:value="-47" calcext:value-type="float">
            <text:p>-47</text:p>
          </table:table-cell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lpl-t300.config</text:p>
          </table:table-cell>
          <table:table-cell table:formula="of:=CONCATENATE(&quot;r&quot;;[.B33];&quot;-&quot;;[.C33];&quot;-&quot;;[.E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.75" calcext:value-type="float">
            <text:p>3,75</text:p>
          </table:table-cell>
          <table:table-cell table:style-name="ce14" table:formula="of:=[.J33]" office:value-type="float" office:value="-47.718769" calcext:value-type="float">
            <text:p>-47,7</text:p>
          </table:table-cell>
          <table:table-cell table:style-name="ce14" table:formula="of:=[.I33]" office:value-type="float" office:value="0.036812" calcext:value-type="float">
            <text:p>0,0</text:p>
          </table:table-cell>
          <table:table-cell table:formula="of:=[.U33]" office:value-type="float" office:value="-47" calcext:value-type="float">
            <text:p>-47</text:p>
          </table:table-cell>
          <table:table-cell table:formula="of:=[.V33]" office:value-type="float" office:value="300.011525" calcext:value-type="float">
            <text:p>300,011525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0.075951" calcext:value-type="float">
            <text:p>0,075951</text:p>
          </table:table-cell>
          <table:table-cell table:style-name="Default" office:value-type="float" office:value="-114.837319" calcext:value-type="float">
            <text:p>-114,8373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837319" calcext:value-type="float">
            <text:p>-114,837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.17" calcext:value-type="float">
            <text:p>300,17</text:p>
          </table:table-cell>
          <table:table-cell office:value-type="float" office:value="6814878" calcext:value-type="float">
            <text:p>6814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13" calcext:value-type="float">
            <text:p>-113</text:p>
          </table:table-cell>
          <table:table-cell office:value-type="float" office:value="300.100376" calcext:value-type="float">
            <text:p>300,100376</text:p>
          </table:table-cell>
          <table:table-cell office:value-type="float" office:value="-112" calcext:value-type="float">
            <text:p>-112</text:p>
          </table:table-cell>
          <table:table-cell office:value-type="float" office:value="307" calcext:value-type="float">
            <text:p>30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lpl-t300.config</text:p>
          </table:table-cell>
          <table:table-cell table:formula="of:=CONCATENATE(&quot;r&quot;;[.B34];&quot;-&quot;;[.C34];&quot;-&quot;;[.E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1.89" calcext:value-type="float">
            <text:p>1,89</text:p>
          </table:table-cell>
          <table:table-cell table:style-name="ce14" table:formula="of:=[.J34]" office:value-type="float" office:value="-114.837319" calcext:value-type="float">
            <text:p>-114,8</text:p>
          </table:table-cell>
          <table:table-cell table:style-name="ce14" table:formula="of:=[.I34]" office:value-type="float" office:value="0.075951" calcext:value-type="float">
            <text:p>0,1</text:p>
          </table:table-cell>
          <table:table-cell table:formula="of:=[.U34]" office:value-type="float" office:value="-113" calcext:value-type="float">
            <text:p>-113</text:p>
          </table:table-cell>
          <table:table-cell table:formula="of:=[.V34]" office:value-type="float" office:value="300.100376" calcext:value-type="float">
            <text:p>300,100376</text:p>
          </table:table-cell>
          <table:table-cell table:formula="of:=ABS([.AE34]-CEILING([.AC3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635" calcext:value-type="float">
            <text:p>635</text:p>
          </table:table-cell>
          <table:table-cell table:style-name="Default" office:value-type="float" office:value="0.058314" calcext:value-type="float">
            <text:p>0,058314</text:p>
          </table:table-cell>
          <table:table-cell table:style-name="Default" office:value-type="float" office:value="-95.67046" calcext:value-type="float">
            <text:p>-95,67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5.67046" calcext:value-type="float">
            <text:p>-95,67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.05" calcext:value-type="float">
            <text:p>300,05</text:p>
          </table:table-cell>
          <table:table-cell office:value-type="float" office:value="6811534" calcext:value-type="float">
            <text:p>681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94" calcext:value-type="float">
            <text:p>-94</text:p>
          </table:table-cell>
          <table:table-cell office:value-type="float" office:value="300.0041" calcext:value-type="float">
            <text:p>300,0041</text:p>
          </table:table-cell>
          <table:table-cell office:value-type="float" office:value="-94" calcext:value-type="float">
            <text:p>-94</text:p>
          </table:table-cell>
          <table:table-cell office:value-type="float" office:value="302" calcext:value-type="float">
            <text:p>30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lpl-t300.config</text:p>
          </table:table-cell>
          <table:table-cell table:formula="of:=CONCATENATE(&quot;r&quot;;[.B35];&quot;-&quot;;[.C35];&quot;-&quot;;[.E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1.89" calcext:value-type="float">
            <text:p>1,89</text:p>
          </table:table-cell>
          <table:table-cell table:style-name="ce14" table:formula="of:=[.J35]" office:value-type="float" office:value="-95.67046" calcext:value-type="float">
            <text:p>-95,7</text:p>
          </table:table-cell>
          <table:table-cell table:style-name="ce14" table:formula="of:=[.I35]" office:value-type="float" office:value="0.058314" calcext:value-type="float">
            <text:p>0,1</text:p>
          </table:table-cell>
          <table:table-cell table:formula="of:=[.U35]" office:value-type="float" office:value="-94" calcext:value-type="float">
            <text:p>-94</text:p>
          </table:table-cell>
          <table:table-cell table:formula="of:=[.V35]" office:value-type="float" office:value="300.0041" calcext:value-type="float">
            <text:p>300,0041</text:p>
          </table:table-cell>
          <table:table-cell table:formula="of:=ABS([.AE35]-CEILING([.AC3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995" calcext:value-type="float">
            <text:p>995</text:p>
          </table:table-cell>
          <table:table-cell table:style-name="Default" office:value-type="float" office:value="0.155149" calcext:value-type="float">
            <text:p>0,155149</text:p>
          </table:table-cell>
          <table:table-cell table:style-name="Default" office:value-type="float" office:value="-165.2" calcext:value-type="float">
            <text:p>-16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5.2" calcext:value-type="float">
            <text:p>-16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300.18" calcext:value-type="float">
            <text:p>300,18</text:p>
          </table:table-cell>
          <table:table-cell office:value-type="float" office:value="10045012" calcext:value-type="float">
            <text:p>10045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64" calcext:value-type="float">
            <text:p>-164</text:p>
          </table:table-cell>
          <table:table-cell office:value-type="float" office:value="300.035653" calcext:value-type="float">
            <text:p>300,035653</text:p>
          </table:table-cell>
          <table:table-cell office:value-type="float" office:value="-163" calcext:value-type="float">
            <text:p>-163</text:p>
          </table:table-cell>
          <table:table-cell office:value-type="float" office:value="459" calcext:value-type="float">
            <text:p>45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lpl-t300.config</text:p>
          </table:table-cell>
          <table:table-cell table:formula="of:=CONCATENATE(&quot;r&quot;;[.B36];&quot;-&quot;;[.C36];&quot;-&quot;;[.E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1.26" calcext:value-type="float">
            <text:p>1,26</text:p>
          </table:table-cell>
          <table:table-cell table:style-name="ce14" table:formula="of:=[.J36]" office:value-type="float" office:value="-165.2" calcext:value-type="float">
            <text:p>-165,2</text:p>
          </table:table-cell>
          <table:table-cell table:style-name="ce14" table:formula="of:=[.I36]" office:value-type="float" office:value="0.155149" calcext:value-type="float">
            <text:p>0,2</text:p>
          </table:table-cell>
          <table:table-cell table:formula="of:=[.U36]" office:value-type="float" office:value="-164" calcext:value-type="float">
            <text:p>-164</text:p>
          </table:table-cell>
          <table:table-cell table:formula="of:=[.V36]" office:value-type="float" office:value="300.035653" calcext:value-type="float">
            <text:p>300,035653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1036" calcext:value-type="float">
            <text:p>1036</text:p>
          </table:table-cell>
          <table:table-cell table:style-name="Default" office:value-type="float" office:value="0.151499" calcext:value-type="float">
            <text:p>0,151499</text:p>
          </table:table-cell>
          <table:table-cell table:style-name="Default" office:value-type="float" office:value="-146" calcext:value-type="float">
            <text:p>-1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" calcext:value-type="float">
            <text:p>-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18" calcext:value-type="float">
            <text:p>300,18</text:p>
          </table:table-cell>
          <table:table-cell office:value-type="float" office:value="10058332" calcext:value-type="float">
            <text:p>10058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44" calcext:value-type="float">
            <text:p>-144</text:p>
          </table:table-cell>
          <table:table-cell office:value-type="float" office:value="300.039119" calcext:value-type="float">
            <text:p>300,039119</text:p>
          </table:table-cell>
          <table:table-cell office:value-type="float" office:value="-144" calcext:value-type="float">
            <text:p>-144</text:p>
          </table:table-cell>
          <table:table-cell office:value-type="float" office:value="438" calcext:value-type="float">
            <text:p>438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lpl-t300.config</text:p>
          </table:table-cell>
          <table:table-cell table:formula="of:=CONCATENATE(&quot;r&quot;;[.B37];&quot;-&quot;;[.C37];&quot;-&quot;;[.E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1.26" calcext:value-type="float">
            <text:p>1,26</text:p>
          </table:table-cell>
          <table:table-cell table:style-name="ce14" table:formula="of:=[.J37]" office:value-type="float" office:value="-146" calcext:value-type="float">
            <text:p>-146,0</text:p>
          </table:table-cell>
          <table:table-cell table:style-name="ce14" table:formula="of:=[.I37]" office:value-type="float" office:value="0.151499" calcext:value-type="float">
            <text:p>0,2</text:p>
          </table:table-cell>
          <table:table-cell table:formula="of:=[.U37]" office:value-type="float" office:value="-144" calcext:value-type="float">
            <text:p>-144</text:p>
          </table:table-cell>
          <table:table-cell table:formula="of:=[.V37]" office:value-type="float" office:value="300.039119" calcext:value-type="float">
            <text:p>300,039119</text:p>
          </table:table-cell>
          <table:table-cell table:formula="of:=ABS([.AE37]-CEILING([.AC3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0.063926" calcext:value-type="float">
            <text:p>0,063926</text:p>
          </table:table-cell>
          <table:table-cell table:style-name="Default" office:value-type="float" office:value="-42.636288" calcext:value-type="float">
            <text:p>-42,6362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636288" calcext:value-type="float">
            <text:p>-42,636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.08" calcext:value-type="float">
            <text:p>300,08</text:p>
          </table:table-cell>
          <table:table-cell office:value-type="float" office:value="3908358" calcext:value-type="float">
            <text:p>3908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40" calcext:value-type="float">
            <text:p>-40</text:p>
          </table:table-cell>
          <table:table-cell office:value-type="float" office:value="300.028673" calcext:value-type="float">
            <text:p>300,028673</text:p>
          </table:table-cell>
          <table:table-cell office:value-type="float" office:value="-39" calcext:value-type="float">
            <text:p>-39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lpl-t300.config</text:p>
          </table:table-cell>
          <table:table-cell table:formula="of:=CONCATENATE(&quot;r&quot;;[.B38];&quot;-&quot;;[.C38];&quot;-&quot;;[.E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5.7" calcext:value-type="float">
            <text:p>5,7</text:p>
          </table:table-cell>
          <table:table-cell table:style-name="ce14" table:formula="of:=[.J38]" office:value-type="float" office:value="-42.636288" calcext:value-type="float">
            <text:p>-42,6</text:p>
          </table:table-cell>
          <table:table-cell table:style-name="ce14" table:formula="of:=[.I38]" office:value-type="float" office:value="0.063926" calcext:value-type="float">
            <text:p>0,1</text:p>
          </table:table-cell>
          <table:table-cell table:formula="of:=[.U38]" office:value-type="float" office:value="-40" calcext:value-type="float">
            <text:p>-40</text:p>
          </table:table-cell>
          <table:table-cell table:formula="of:=[.V38]" office:value-type="float" office:value="300.028673" calcext:value-type="float">
            <text:p>300,028673</text:p>
          </table:table-cell>
          <table:table-cell table:formula="of:=ABS([.AE38]-CEILING([.AC3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0.043496" calcext:value-type="float">
            <text:p>0,043496</text:p>
          </table:table-cell>
          <table:table-cell table:style-name="Default" office:value-type="float" office:value="-39.033214" calcext:value-type="float">
            <text:p>-39,0332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9.033214" calcext:value-type="float">
            <text:p>-39,033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6" calcext:value-type="float">
            <text:p>300,06</text:p>
          </table:table-cell>
          <table:table-cell office:value-type="float" office:value="3900094" calcext:value-type="float">
            <text:p>390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6" calcext:value-type="float">
            <text:p>-36</text:p>
          </table:table-cell>
          <table:table-cell office:value-type="float" office:value="300.020398" calcext:value-type="float">
            <text:p>300,020398</text:p>
          </table:table-cell>
          <table:table-cell office:value-type="float" office:value="-35" calcext:value-type="float">
            <text:p>-35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lpl-t300.config</text:p>
          </table:table-cell>
          <table:table-cell table:formula="of:=CONCATENATE(&quot;r&quot;;[.B39];&quot;-&quot;;[.C39];&quot;-&quot;;[.E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5.7" calcext:value-type="float">
            <text:p>5,7</text:p>
          </table:table-cell>
          <table:table-cell table:style-name="ce14" table:formula="of:=[.J39]" office:value-type="float" office:value="-39.033214" calcext:value-type="float">
            <text:p>-39,0</text:p>
          </table:table-cell>
          <table:table-cell table:style-name="ce14" table:formula="of:=[.I39]" office:value-type="float" office:value="0.043496" calcext:value-type="float">
            <text:p>0,0</text:p>
          </table:table-cell>
          <table:table-cell table:formula="of:=[.U39]" office:value-type="float" office:value="-36" calcext:value-type="float">
            <text:p>-36</text:p>
          </table:table-cell>
          <table:table-cell table:formula="of:=[.V39]" office:value-type="float" office:value="300.020398" calcext:value-type="float">
            <text:p>300,020398</text:p>
          </table:table-cell>
          <table:table-cell table:formula="of:=ABS([.AE39]-CEILING([.AC3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87" calcext:value-type="float">
            <text:p>587</text:p>
          </table:table-cell>
          <table:table-cell table:style-name="Default" office:value-type="float" office:value="0.0886" calcext:value-type="float">
            <text:p>0,0886</text:p>
          </table:table-cell>
          <table:table-cell table:style-name="Default" office:value-type="float" office:value="-87.746844" calcext:value-type="float">
            <text:p>-87,7468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746844" calcext:value-type="float">
            <text:p>-87,7468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300.16" calcext:value-type="float">
            <text:p>300,16</text:p>
          </table:table-cell>
          <table:table-cell office:value-type="float" office:value="7579941" calcext:value-type="float">
            <text:p>7579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6" calcext:value-type="float">
            <text:p>-86</text:p>
          </table:table-cell>
          <table:table-cell office:value-type="float" office:value="300.074706" calcext:value-type="float">
            <text:p>300,074706</text:p>
          </table:table-cell>
          <table:table-cell office:value-type="float" office:value="-85" calcext:value-type="float">
            <text:p>-85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lpl-t300.config</text:p>
          </table:table-cell>
          <table:table-cell table:formula="of:=CONCATENATE(&quot;r&quot;;[.B40];&quot;-&quot;;[.C40];&quot;-&quot;;[.E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2.88" calcext:value-type="float">
            <text:p>2,88</text:p>
          </table:table-cell>
          <table:table-cell table:style-name="ce14" table:formula="of:=[.J40]" office:value-type="float" office:value="-87.746844" calcext:value-type="float">
            <text:p>-87,7</text:p>
          </table:table-cell>
          <table:table-cell table:style-name="ce14" table:formula="of:=[.I40]" office:value-type="float" office:value="0.0886" calcext:value-type="float">
            <text:p>0,1</text:p>
          </table:table-cell>
          <table:table-cell table:formula="of:=[.U40]" office:value-type="float" office:value="-86" calcext:value-type="float">
            <text:p>-86</text:p>
          </table:table-cell>
          <table:table-cell table:formula="of:=[.V40]" office:value-type="float" office:value="300.074706" calcext:value-type="float">
            <text:p>300,074706</text:p>
          </table:table-cell>
          <table:table-cell table:formula="of:=ABS([.AE40]-CEILING([.AC4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0.078261" calcext:value-type="float">
            <text:p>0,078261</text:p>
          </table:table-cell>
          <table:table-cell table:style-name="Default" office:value-type="float" office:value="-80.501084" calcext:value-type="float">
            <text:p>-80,5010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0.501084" calcext:value-type="float">
            <text:p>-80,5010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1" calcext:value-type="float">
            <text:p>300,1</text:p>
          </table:table-cell>
          <table:table-cell office:value-type="float" office:value="7567573" calcext:value-type="float">
            <text:p>7567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78" calcext:value-type="float">
            <text:p>-78</text:p>
          </table:table-cell>
          <table:table-cell office:value-type="float" office:value="300.034233" calcext:value-type="float">
            <text:p>300,034233</text:p>
          </table:table-cell>
          <table:table-cell office:value-type="float" office:value="-76" calcext:value-type="float">
            <text:p>-76</text:p>
          </table:table-cell>
          <table:table-cell office:value-type="float" office:value="307" calcext:value-type="float">
            <text:p>30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lpl-t300.config</text:p>
          </table:table-cell>
          <table:table-cell table:formula="of:=CONCATENATE(&quot;r&quot;;[.B41];&quot;-&quot;;[.C41];&quot;-&quot;;[.E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2.88" calcext:value-type="float">
            <text:p>2,88</text:p>
          </table:table-cell>
          <table:table-cell table:style-name="ce14" table:formula="of:=[.J41]" office:value-type="float" office:value="-80.501084" calcext:value-type="float">
            <text:p>-80,5</text:p>
          </table:table-cell>
          <table:table-cell table:style-name="ce14" table:formula="of:=[.I41]" office:value-type="float" office:value="0.078261" calcext:value-type="float">
            <text:p>0,1</text:p>
          </table:table-cell>
          <table:table-cell table:formula="of:=[.U41]" office:value-type="float" office:value="-78" calcext:value-type="float">
            <text:p>-78</text:p>
          </table:table-cell>
          <table:table-cell table:formula="of:=[.V41]" office:value-type="float" office:value="300.034233" calcext:value-type="float">
            <text:p>300,034233</text:p>
          </table:table-cell>
          <table:table-cell table:formula="of:=ABS([.AE41]-CEILING([.AC4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3017" calcext:value-type="float">
            <text:p>3017</text:p>
          </table:table-cell>
          <table:table-cell office:value-type="float" office:value="752" calcext:value-type="float">
            <text:p>752</text:p>
          </table:table-cell>
          <table:table-cell table:style-name="Default" office:value-type="float" office:value="0.154458" calcext:value-type="float">
            <text:p>0,154458</text:p>
          </table:table-cell>
          <table:table-cell table:style-name="Default" office:value-type="float" office:value="-137.135883" calcext:value-type="float">
            <text:p>-137,1358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7.135883" calcext:value-type="float">
            <text:p>-137,135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19" calcext:value-type="float">
            <text:p>300,19</text:p>
          </table:table-cell>
          <table:table-cell office:value-type="float" office:value="11164055" calcext:value-type="float">
            <text:p>11164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35" calcext:value-type="float">
            <text:p>-135</text:p>
          </table:table-cell>
          <table:table-cell office:value-type="float" office:value="300.043672" calcext:value-type="float">
            <text:p>300,043672</text:p>
          </table:table-cell>
          <table:table-cell office:value-type="float" office:value="-134" calcext:value-type="float">
            <text:p>-134</text:p>
          </table:table-cell>
          <table:table-cell office:value-type="float" office:value="481" calcext:value-type="float">
            <text:p>48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lpl-t300.config</text:p>
          </table:table-cell>
          <table:table-cell table:formula="of:=CONCATENATE(&quot;r&quot;;[.B42];&quot;-&quot;;[.C42];&quot;-&quot;;[.E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1.89" calcext:value-type="float">
            <text:p>1,89</text:p>
          </table:table-cell>
          <table:table-cell table:style-name="ce14" table:formula="of:=[.J42]" office:value-type="float" office:value="-137.135883" calcext:value-type="float">
            <text:p>-137,1</text:p>
          </table:table-cell>
          <table:table-cell table:style-name="ce14" table:formula="of:=[.I42]" office:value-type="float" office:value="0.154458" calcext:value-type="float">
            <text:p>0,2</text:p>
          </table:table-cell>
          <table:table-cell table:formula="of:=[.U42]" office:value-type="float" office:value="-135" calcext:value-type="float">
            <text:p>-135</text:p>
          </table:table-cell>
          <table:table-cell table:formula="of:=[.V42]" office:value-type="float" office:value="300.043672" calcext:value-type="float">
            <text:p>300,043672</text:p>
          </table:table-cell>
          <table:table-cell table:formula="of:=ABS([.AE42]-CEILING([.AC4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3017" calcext:value-type="float">
            <text:p>3017</text:p>
          </table:table-cell>
          <table:table-cell office:value-type="float" office:value="799" calcext:value-type="float">
            <text:p>799</text:p>
          </table:table-cell>
          <table:table-cell table:style-name="Default" office:value-type="float" office:value="0.205893" calcext:value-type="float">
            <text:p>0,205893</text:p>
          </table:table-cell>
          <table:table-cell table:style-name="Default" office:value-type="float" office:value="-120.689015" calcext:value-type="float">
            <text:p>-120,6890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689015" calcext:value-type="float">
            <text:p>-120,689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300.5" calcext:value-type="float">
            <text:p>300,5</text:p>
          </table:table-cell>
          <table:table-cell office:value-type="float" office:value="11163623" calcext:value-type="float">
            <text:p>11163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18" calcext:value-type="float">
            <text:p>-118</text:p>
          </table:table-cell>
          <table:table-cell office:value-type="float" office:value="300.309423" calcext:value-type="float">
            <text:p>300,309423</text:p>
          </table:table-cell>
          <table:table-cell office:value-type="float" office:value="-116" calcext:value-type="float">
            <text:p>-116</text:p>
          </table:table-cell>
          <table:table-cell office:value-type="float" office:value="474" calcext:value-type="float">
            <text:p>47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blpl-t300.config</text:p>
          </table:table-cell>
          <table:table-cell table:formula="of:=CONCATENATE(&quot;r&quot;;[.B43];&quot;-&quot;;[.C43];&quot;-&quot;;[.E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1.92" calcext:value-type="float">
            <text:p>1,92</text:p>
          </table:table-cell>
          <table:table-cell table:style-name="ce14" table:formula="of:=[.J43]" office:value-type="float" office:value="-120.689015" calcext:value-type="float">
            <text:p>-120,7</text:p>
          </table:table-cell>
          <table:table-cell table:style-name="ce14" table:formula="of:=[.I43]" office:value-type="float" office:value="0.205893" calcext:value-type="float">
            <text:p>0,2</text:p>
          </table:table-cell>
          <table:table-cell table:formula="of:=[.U43]" office:value-type="float" office:value="-118" calcext:value-type="float">
            <text:p>-118</text:p>
          </table:table-cell>
          <table:table-cell table:formula="of:=[.V43]" office:value-type="float" office:value="300.309423" calcext:value-type="float">
            <text:p>300,309423</text:p>
          </table:table-cell>
          <table:table-cell table:formula="of:=ABS([.AE43]-CEILING([.AC4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389" calcext:value-type="float">
            <text:p>389</text:p>
          </table:table-cell>
          <table:table-cell table:style-name="Default" office:value-type="float" office:value="0.06782" calcext:value-type="float">
            <text:p>0,06782</text:p>
          </table:table-cell>
          <table:table-cell table:style-name="Default" office:value-type="float" office:value="-37.637995" calcext:value-type="float">
            <text:p>-37,637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637995" calcext:value-type="float">
            <text:p>-37,637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9" calcext:value-type="float">
            <text:p>300,09</text:p>
          </table:table-cell>
          <table:table-cell office:value-type="float" office:value="4284006" calcext:value-type="float">
            <text:p>428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5" calcext:value-type="float">
            <text:p>-35</text:p>
          </table:table-cell>
          <table:table-cell office:value-type="float" office:value="300.026964" calcext:value-type="float">
            <text:p>300,026964</text:p>
          </table:table-cell>
          <table:table-cell office:value-type="float" office:value="-33" calcext:value-type="float">
            <text:p>-33</text:p>
          </table:table-cell>
          <table:table-cell office:value-type="float" office:value="164" calcext:value-type="float">
            <text:p>1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lpl-t300.config</text:p>
          </table:table-cell>
          <table:table-cell table:formula="of:=CONCATENATE(&quot;r&quot;;[.B44];&quot;-&quot;;[.C44];&quot;-&quot;;[.E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7.63" calcext:value-type="float">
            <text:p>7,63</text:p>
          </table:table-cell>
          <table:table-cell table:style-name="ce14" table:formula="of:=[.J44]" office:value-type="float" office:value="-37.637995" calcext:value-type="float">
            <text:p>-37,6</text:p>
          </table:table-cell>
          <table:table-cell table:style-name="ce14" table:formula="of:=[.I44]" office:value-type="float" office:value="0.06782" calcext:value-type="float">
            <text:p>0,1</text:p>
          </table:table-cell>
          <table:table-cell table:formula="of:=[.U44]" office:value-type="float" office:value="-35" calcext:value-type="float">
            <text:p>-35</text:p>
          </table:table-cell>
          <table:table-cell table:formula="of:=[.V44]" office:value-type="float" office:value="300.026964" calcext:value-type="float">
            <text:p>300,026964</text:p>
          </table:table-cell>
          <table:table-cell table:formula="of:=ABS([.AE44]-CEILING([.AC4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411" calcext:value-type="float">
            <text:p>411</text:p>
          </table:table-cell>
          <table:table-cell table:style-name="Default" office:value-type="float" office:value="0.052758" calcext:value-type="float">
            <text:p>0,052758</text:p>
          </table:table-cell>
          <table:table-cell table:style-name="Default" office:value-type="float" office:value="-33.934167" calcext:value-type="float">
            <text:p>-33,9341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3.934167" calcext:value-type="float">
            <text:p>-33,934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6" calcext:value-type="float">
            <text:p>300,06</text:p>
          </table:table-cell>
          <table:table-cell office:value-type="float" office:value="4274646" calcext:value-type="float">
            <text:p>4274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1" calcext:value-type="float">
            <text:p>-31</text:p>
          </table:table-cell>
          <table:table-cell office:value-type="float" office:value="300.014957" calcext:value-type="float">
            <text:p>300,014957</text:p>
          </table:table-cell>
          <table:table-cell office:value-type="float" office:value="-30" calcext:value-type="float">
            <text:p>-30</text:p>
          </table:table-cell>
          <table:table-cell office:value-type="float" office:value="163" calcext:value-type="float">
            <text:p>16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lpl-t300.config</text:p>
          </table:table-cell>
          <table:table-cell table:formula="of:=CONCATENATE(&quot;r&quot;;[.B45];&quot;-&quot;;[.C45];&quot;-&quot;;[.E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7.63" calcext:value-type="float">
            <text:p>7,63</text:p>
          </table:table-cell>
          <table:table-cell table:style-name="ce14" table:formula="of:=[.J45]" office:value-type="float" office:value="-33.934167" calcext:value-type="float">
            <text:p>-33,9</text:p>
          </table:table-cell>
          <table:table-cell table:style-name="ce14" table:formula="of:=[.I45]" office:value-type="float" office:value="0.052758" calcext:value-type="float">
            <text:p>0,1</text:p>
          </table:table-cell>
          <table:table-cell table:formula="of:=[.U45]" office:value-type="float" office:value="-31" calcext:value-type="float">
            <text:p>-31</text:p>
          </table:table-cell>
          <table:table-cell table:formula="of:=[.V45]" office:value-type="float" office:value="300.014957" calcext:value-type="float">
            <text:p>300,014957</text:p>
          </table:table-cell>
          <table:table-cell table:formula="of:=ABS([.AE45]-CEILING([.AC4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573" calcext:value-type="float">
            <text:p>573</text:p>
          </table:table-cell>
          <table:table-cell table:style-name="Default" office:value-type="float" office:value="0.1902" calcext:value-type="float">
            <text:p>0,1902</text:p>
          </table:table-cell>
          <table:table-cell table:style-name="Default" office:value-type="float" office:value="-76.565663" calcext:value-type="float">
            <text:p>-76,5656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565663" calcext:value-type="float">
            <text:p>-76,5656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00.35" calcext:value-type="float">
            <text:p>300,35</text:p>
          </table:table-cell>
          <table:table-cell office:value-type="float" office:value="8336551" calcext:value-type="float">
            <text:p>8336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74" calcext:value-type="float">
            <text:p>-74</text:p>
          </table:table-cell>
          <table:table-cell office:value-type="float" office:value="300.168097" calcext:value-type="float">
            <text:p>300,168097</text:p>
          </table:table-cell>
          <table:table-cell office:value-type="float" office:value="-74" calcext:value-type="float">
            <text:p>-74</text:p>
          </table:table-cell>
          <table:table-cell office:value-type="float" office:value="329" calcext:value-type="float">
            <text:p>32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lpl-t300.config</text:p>
          </table:table-cell>
          <table:table-cell table:formula="of:=CONCATENATE(&quot;r&quot;;[.B46];&quot;-&quot;;[.C46];&quot;-&quot;;[.E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.86" calcext:value-type="float">
            <text:p>3,86</text:p>
          </table:table-cell>
          <table:table-cell table:style-name="ce14" table:formula="of:=[.J46]" office:value-type="float" office:value="-76.565663" calcext:value-type="float">
            <text:p>-76,6</text:p>
          </table:table-cell>
          <table:table-cell table:style-name="ce14" table:formula="of:=[.I46]" office:value-type="float" office:value="0.1902" calcext:value-type="float">
            <text:p>0,2</text:p>
          </table:table-cell>
          <table:table-cell table:formula="of:=[.U46]" office:value-type="float" office:value="-74" calcext:value-type="float">
            <text:p>-74</text:p>
          </table:table-cell>
          <table:table-cell table:formula="of:=[.V46]" office:value-type="float" office:value="300.168097" calcext:value-type="float">
            <text:p>300,168097</text:p>
          </table:table-cell>
          <table:table-cell table:formula="of:=ABS([.AE46]-CEILING([.AC4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622" calcext:value-type="float">
            <text:p>622</text:p>
          </table:table-cell>
          <table:table-cell table:style-name="Default" office:value-type="float" office:value="0.102331" calcext:value-type="float">
            <text:p>0,102331</text:p>
          </table:table-cell>
          <table:table-cell table:style-name="Default" office:value-type="float" office:value="-65.753712" calcext:value-type="float">
            <text:p>-65,753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5.753712" calcext:value-type="float">
            <text:p>-65,753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300.3" calcext:value-type="float">
            <text:p>300,3</text:p>
          </table:table-cell>
          <table:table-cell office:value-type="float" office:value="8318551" calcext:value-type="float">
            <text:p>8318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3" calcext:value-type="float">
            <text:p>-63</text:p>
          </table:table-cell>
          <table:table-cell office:value-type="float" office:value="300.205165" calcext:value-type="float">
            <text:p>300,205165</text:p>
          </table:table-cell>
          <table:table-cell office:value-type="float" office:value="-63" calcext:value-type="float">
            <text:p>-63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lpl-t300.config</text:p>
          </table:table-cell>
          <table:table-cell table:formula="of:=CONCATENATE(&quot;r&quot;;[.B47];&quot;-&quot;;[.C47];&quot;-&quot;;[.E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.86" calcext:value-type="float">
            <text:p>3,86</text:p>
          </table:table-cell>
          <table:table-cell table:style-name="ce14" table:formula="of:=[.J47]" office:value-type="float" office:value="-65.753712" calcext:value-type="float">
            <text:p>-65,8</text:p>
          </table:table-cell>
          <table:table-cell table:style-name="ce14" table:formula="of:=[.I47]" office:value-type="float" office:value="0.102331" calcext:value-type="float">
            <text:p>0,1</text:p>
          </table:table-cell>
          <table:table-cell table:formula="of:=[.U47]" office:value-type="float" office:value="-63" calcext:value-type="float">
            <text:p>-63</text:p>
          </table:table-cell>
          <table:table-cell table:formula="of:=[.V47]" office:value-type="float" office:value="300.205165" calcext:value-type="float">
            <text:p>300,205165</text:p>
          </table:table-cell>
          <table:table-cell table:formula="of:=ABS([.AE47]-CEILING([.AC4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3022" calcext:value-type="float">
            <text:p>3022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0.230929" calcext:value-type="float">
            <text:p>0,230929</text:p>
          </table:table-cell>
          <table:table-cell table:style-name="Default" office:value-type="float" office:value="-119.316923" calcext:value-type="float">
            <text:p>-119,316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9.316923" calcext:value-type="float">
            <text:p>-119,316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300.66" calcext:value-type="float">
            <text:p>300,66</text:p>
          </table:table-cell>
          <table:table-cell office:value-type="float" office:value="12258762" calcext:value-type="float">
            <text:p>12258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15" calcext:value-type="float">
            <text:p>-115</text:p>
          </table:table-cell>
          <table:table-cell office:value-type="float" office:value="300.431888" calcext:value-type="float">
            <text:p>300,431888</text:p>
          </table:table-cell>
          <table:table-cell office:value-type="float" office:value="-114" calcext:value-type="float">
            <text:p>-114</text:p>
          </table:table-cell>
          <table:table-cell office:value-type="float" office:value="494" calcext:value-type="float">
            <text:p>49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lpl-t300.config</text:p>
          </table:table-cell>
          <table:table-cell table:formula="of:=CONCATENATE(&quot;r&quot;;[.B48];&quot;-&quot;;[.C48];&quot;-&quot;;[.E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2.55" calcext:value-type="float">
            <text:p>2,55</text:p>
          </table:table-cell>
          <table:table-cell table:style-name="ce14" table:formula="of:=[.J48]" office:value-type="float" office:value="-119.316923" calcext:value-type="float">
            <text:p>-119,3</text:p>
          </table:table-cell>
          <table:table-cell table:style-name="ce14" table:formula="of:=[.I48]" office:value-type="float" office:value="0.230929" calcext:value-type="float">
            <text:p>0,2</text:p>
          </table:table-cell>
          <table:table-cell table:formula="of:=[.U48]" office:value-type="float" office:value="-115" calcext:value-type="float">
            <text:p>-115</text:p>
          </table:table-cell>
          <table:table-cell table:formula="of:=[.V48]" office:value-type="float" office:value="300.431888" calcext:value-type="float">
            <text:p>300,431888</text:p>
          </table:table-cell>
          <table:table-cell table:formula="of:=ABS([.AE48]-CEILING([.AC48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8" calcext:value-type="float">
            <text:p>78</text:p>
          </table:table-cell>
          <table:table-cell office:value-type="float" office:value="3022" calcext:value-type="float">
            <text:p>3022</text:p>
          </table:table-cell>
          <table:table-cell office:value-type="float" office:value="870" calcext:value-type="float">
            <text:p>870</text:p>
          </table:table-cell>
          <table:table-cell table:style-name="Default" office:value-type="float" office:value="0.183058" calcext:value-type="float">
            <text:p>0,183058</text:p>
          </table:table-cell>
          <table:table-cell table:style-name="Default" office:value-type="float" office:value="-105.742099" calcext:value-type="float">
            <text:p>-105,742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5.742099" calcext:value-type="float">
            <text:p>-105,742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00.43" calcext:value-type="float">
            <text:p>300,43</text:p>
          </table:table-cell>
          <table:table-cell office:value-type="float" office:value="12247394" calcext:value-type="float">
            <text:p>12247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03" calcext:value-type="float">
            <text:p>-103</text:p>
          </table:table-cell>
          <table:table-cell office:value-type="float" office:value="300.257432" calcext:value-type="float">
            <text:p>300,257432</text:p>
          </table:table-cell>
          <table:table-cell office:value-type="float" office:value="-101" calcext:value-type="float">
            <text:p>-101</text:p>
          </table:table-cell>
          <table:table-cell office:value-type="float" office:value="473" calcext:value-type="float">
            <text:p>47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blpl-t300.config</text:p>
          </table:table-cell>
          <table:table-cell table:formula="of:=CONCATENATE(&quot;r&quot;;[.B49];&quot;-&quot;;[.C49];&quot;-&quot;;[.E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2.58" calcext:value-type="float">
            <text:p>2,58</text:p>
          </table:table-cell>
          <table:table-cell table:style-name="ce14" table:formula="of:=[.J49]" office:value-type="float" office:value="-105.742099" calcext:value-type="float">
            <text:p>-105,7</text:p>
          </table:table-cell>
          <table:table-cell table:style-name="ce14" table:formula="of:=[.I49]" office:value-type="float" office:value="0.183058" calcext:value-type="float">
            <text:p>0,2</text:p>
          </table:table-cell>
          <table:table-cell table:formula="of:=[.U49]" office:value-type="float" office:value="-103" calcext:value-type="float">
            <text:p>-103</text:p>
          </table:table-cell>
          <table:table-cell table:formula="of:=[.V49]" office:value-type="float" office:value="300.257432" calcext:value-type="float">
            <text:p>300,257432</text:p>
          </table:table-cell>
          <table:table-cell table:formula="of:=ABS([.AE49]-CEILING([.AC4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office:value-type="float" office:value="1027" calcext:value-type="float">
            <text:p>1027</text:p>
          </table:table-cell>
          <table:table-cell office:value-type="float" office:value="463" calcext:value-type="float">
            <text:p>463</text:p>
          </table:table-cell>
          <table:table-cell table:style-name="Default" office:value-type="float" office:value="0.09876" calcext:value-type="float">
            <text:p>0,09876</text:p>
          </table:table-cell>
          <table:table-cell table:style-name="Default" office:value-type="float" office:value="-34.379233" calcext:value-type="float">
            <text:p>-34,3792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379233" calcext:value-type="float">
            <text:p>-34,3792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300.13" calcext:value-type="float">
            <text:p>300,13</text:p>
          </table:table-cell>
          <table:table-cell office:value-type="float" office:value="4676725" calcext:value-type="float">
            <text:p>467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0" calcext:value-type="float">
            <text:p>-30</text:p>
          </table:table-cell>
          <table:table-cell office:value-type="float" office:value="300.041757" calcext:value-type="float">
            <text:p>300,041757</text:p>
          </table:table-cell>
          <table:table-cell office:value-type="float" office:value="-29" calcext:value-type="float">
            <text:p>-29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lpl-t300.config</text:p>
          </table:table-cell>
          <table:table-cell table:formula="of:=CONCATENATE(&quot;r&quot;;[.B50];&quot;-&quot;;[.C50];&quot;-&quot;;[.E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9.44" calcext:value-type="float">
            <text:p>9,44</text:p>
          </table:table-cell>
          <table:table-cell table:style-name="ce14" table:formula="of:=[.J50]" office:value-type="float" office:value="-34.379233" calcext:value-type="float">
            <text:p>-34,4</text:p>
          </table:table-cell>
          <table:table-cell table:style-name="ce14" table:formula="of:=[.I50]" office:value-type="float" office:value="0.09876" calcext:value-type="float">
            <text:p>0,1</text:p>
          </table:table-cell>
          <table:table-cell table:formula="of:=[.U50]" office:value-type="float" office:value="-30" calcext:value-type="float">
            <text:p>-30</text:p>
          </table:table-cell>
          <table:table-cell table:formula="of:=[.V50]" office:value-type="float" office:value="300.041757" calcext:value-type="float">
            <text:p>300,041757</text:p>
          </table:table-cell>
          <table:table-cell table:formula="of:=ABS([.AE50]-CEILING([.AC50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027" calcext:value-type="float">
            <text:p>1027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36389" calcext:value-type="float">
            <text:p>0,136389</text:p>
          </table:table-cell>
          <table:table-cell table:style-name="Default" office:value-type="float" office:value="-28.660431" calcext:value-type="float">
            <text:p>-28,6604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60431" calcext:value-type="float">
            <text:p>-28,660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300.19" calcext:value-type="float">
            <text:p>300,19</text:p>
          </table:table-cell>
          <table:table-cell office:value-type="float" office:value="4682397" calcext:value-type="float">
            <text:p>4682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5" calcext:value-type="float">
            <text:p>-25</text:p>
          </table:table-cell>
          <table:table-cell office:value-type="float" office:value="300.052782" calcext:value-type="float">
            <text:p>300,052782</text:p>
          </table:table-cell>
          <table:table-cell office:value-type="float" office:value="-25" calcext:value-type="float">
            <text:p>-2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lpl-t300.config</text:p>
          </table:table-cell>
          <table:table-cell table:formula="of:=CONCATENATE(&quot;r&quot;;[.B51];&quot;-&quot;;[.C51];&quot;-&quot;;[.E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9.25" calcext:value-type="float">
            <text:p>9,25</text:p>
          </table:table-cell>
          <table:table-cell table:style-name="ce14" table:formula="of:=[.J51]" office:value-type="float" office:value="-28.660431" calcext:value-type="float">
            <text:p>-28,7</text:p>
          </table:table-cell>
          <table:table-cell table:style-name="ce14" table:formula="of:=[.I51]" office:value-type="float" office:value="0.136389" calcext:value-type="float">
            <text:p>0,1</text:p>
          </table:table-cell>
          <table:table-cell table:formula="of:=[.U51]" office:value-type="float" office:value="-25" calcext:value-type="float">
            <text:p>-25</text:p>
          </table:table-cell>
          <table:table-cell table:formula="of:=[.V51]" office:value-type="float" office:value="300.052782" calcext:value-type="float">
            <text:p>300,052782</text:p>
          </table:table-cell>
          <table:table-cell table:formula="of:=ABS([.AE51]-CEILING([.AC5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2027" calcext:value-type="float">
            <text:p>2027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0.22275" calcext:value-type="float">
            <text:p>0,22275</text:p>
          </table:table-cell>
          <table:table-cell table:style-name="Default" office:value-type="float" office:value="-69.874371" calcext:value-type="float">
            <text:p>-69,8743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9.874371" calcext:value-type="float">
            <text:p>-69,8743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300.41" calcext:value-type="float">
            <text:p>300,41</text:p>
          </table:table-cell>
          <table:table-cell office:value-type="float" office:value="9087064" calcext:value-type="float">
            <text:p>90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6" calcext:value-type="float">
            <text:p>-66</text:p>
          </table:table-cell>
          <table:table-cell office:value-type="float" office:value="300.193617" calcext:value-type="float">
            <text:p>300,193617</text:p>
          </table:table-cell>
          <table:table-cell office:value-type="float" office:value="-65" calcext:value-type="float">
            <text:p>-65</text:p>
          </table:table-cell>
          <table:table-cell office:value-type="float" office:value="330" calcext:value-type="float">
            <text:p>3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lpl-t300.config</text:p>
          </table:table-cell>
          <table:table-cell table:formula="of:=CONCATENATE(&quot;r&quot;;[.B52];&quot;-&quot;;[.C52];&quot;-&quot;;[.E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4.64" calcext:value-type="float">
            <text:p>4,64</text:p>
          </table:table-cell>
          <table:table-cell table:style-name="ce14" table:formula="of:=[.J52]" office:value-type="float" office:value="-69.874371" calcext:value-type="float">
            <text:p>-69,9</text:p>
          </table:table-cell>
          <table:table-cell table:style-name="ce14" table:formula="of:=[.I52]" office:value-type="float" office:value="0.22275" calcext:value-type="float">
            <text:p>0,2</text:p>
          </table:table-cell>
          <table:table-cell table:formula="of:=[.U52]" office:value-type="float" office:value="-66" calcext:value-type="float">
            <text:p>-66</text:p>
          </table:table-cell>
          <table:table-cell table:formula="of:=[.V52]" office:value-type="float" office:value="300.193617" calcext:value-type="float">
            <text:p>300,193617</text:p>
          </table:table-cell>
          <table:table-cell table:formula="of:=ABS([.AE52]-CEILING([.AC5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2027" calcext:value-type="float">
            <text:p>2027</text:p>
          </table:table-cell>
          <table:table-cell office:value-type="float" office:value="772" calcext:value-type="float">
            <text:p>772</text:p>
          </table:table-cell>
          <table:table-cell table:style-name="Default" office:value-type="float" office:value="0.186961" calcext:value-type="float">
            <text:p>0,186961</text:p>
          </table:table-cell>
          <table:table-cell table:style-name="Default" office:value-type="float" office:value="-58.35765" calcext:value-type="float">
            <text:p>-58,35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35765" calcext:value-type="float">
            <text:p>-58,35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00.44" calcext:value-type="float">
            <text:p>300,44</text:p>
          </table:table-cell>
          <table:table-cell office:value-type="float" office:value="9071192" calcext:value-type="float">
            <text:p>9071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6" calcext:value-type="float">
            <text:p>-56</text:p>
          </table:table-cell>
          <table:table-cell office:value-type="float" office:value="300.25844" calcext:value-type="float">
            <text:p>300,25844</text:p>
          </table:table-cell>
          <table:table-cell office:value-type="float" office:value="-54" calcext:value-type="float">
            <text:p>-54</text:p>
          </table:table-cell>
          <table:table-cell office:value-type="float" office:value="325" calcext:value-type="float">
            <text:p>32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lpl-t300.config</text:p>
          </table:table-cell>
          <table:table-cell table:formula="of:=CONCATENATE(&quot;r&quot;;[.B53];&quot;-&quot;;[.C53];&quot;-&quot;;[.E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4.83" calcext:value-type="float">
            <text:p>4,83</text:p>
          </table:table-cell>
          <table:table-cell table:style-name="ce14" table:formula="of:=[.J53]" office:value-type="float" office:value="-58.35765" calcext:value-type="float">
            <text:p>-58,4</text:p>
          </table:table-cell>
          <table:table-cell table:style-name="ce14" table:formula="of:=[.I53]" office:value-type="float" office:value="0.186961" calcext:value-type="float">
            <text:p>0,2</text:p>
          </table:table-cell>
          <table:table-cell table:formula="of:=[.U53]" office:value-type="float" office:value="-56" calcext:value-type="float">
            <text:p>-56</text:p>
          </table:table-cell>
          <table:table-cell table:formula="of:=[.V53]" office:value-type="float" office:value="300.25844" calcext:value-type="float">
            <text:p>300,25844</text:p>
          </table:table-cell>
          <table:table-cell table:formula="of:=ABS([.AE53]-CEILING([.AC5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3027" calcext:value-type="float">
            <text:p>3027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float" office:value="0.192154" calcext:value-type="float">
            <text:p>0,192154</text:p>
          </table:table-cell>
          <table:table-cell table:style-name="Default" office:value-type="float" office:value="-103.293633" calcext:value-type="float">
            <text:p>-103,2936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.293633" calcext:value-type="float">
            <text:p>-103,2936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4" calcext:value-type="float">
            <text:p>300,4</text:p>
          </table:table-cell>
          <table:table-cell office:value-type="float" office:value="13381644" calcext:value-type="float">
            <text:p>13381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00" calcext:value-type="float">
            <text:p>-100</text:p>
          </table:table-cell>
          <table:table-cell office:value-type="float" office:value="300.218864" calcext:value-type="float">
            <text:p>300,218864</text:p>
          </table:table-cell>
          <table:table-cell office:value-type="float" office:value="-98" calcext:value-type="float">
            <text:p>-98</text:p>
          </table:table-cell>
          <table:table-cell office:value-type="float" office:value="499" calcext:value-type="float">
            <text:p>499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lpl-t300.config</text:p>
          </table:table-cell>
          <table:table-cell table:formula="of:=CONCATENATE(&quot;r&quot;;[.B54];&quot;-&quot;;[.C54];&quot;-&quot;;[.E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3.2" calcext:value-type="float">
            <text:p>3,2</text:p>
          </table:table-cell>
          <table:table-cell table:style-name="ce14" table:formula="of:=[.J54]" office:value-type="float" office:value="-103.293633" calcext:value-type="float">
            <text:p>-103,3</text:p>
          </table:table-cell>
          <table:table-cell table:style-name="ce14" table:formula="of:=[.I54]" office:value-type="float" office:value="0.192154" calcext:value-type="float">
            <text:p>0,2</text:p>
          </table:table-cell>
          <table:table-cell table:formula="of:=[.U54]" office:value-type="float" office:value="-100" calcext:value-type="float">
            <text:p>-100</text:p>
          </table:table-cell>
          <table:table-cell table:formula="of:=[.V54]" office:value-type="float" office:value="300.218864" calcext:value-type="float">
            <text:p>300,218864</text:p>
          </table:table-cell>
          <table:table-cell table:formula="of:=ABS([.AE54]-CEILING([.AC5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3027" calcext:value-type="float">
            <text:p>3027</text:p>
          </table:table-cell>
          <table:table-cell office:value-type="float" office:value="966" calcext:value-type="float">
            <text:p>966</text:p>
          </table:table-cell>
          <table:table-cell table:style-name="Default" office:value-type="float" office:value="0.269264" calcext:value-type="float">
            <text:p>0,269264</text:p>
          </table:table-cell>
          <table:table-cell table:style-name="Default" office:value-type="float" office:value="-90.603532" calcext:value-type="float">
            <text:p>-90,6035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0.603532" calcext:value-type="float">
            <text:p>-90,6035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300.6" calcext:value-type="float">
            <text:p>300,6</text:p>
          </table:table-cell>
          <table:table-cell office:value-type="float" office:value="13390980" calcext:value-type="float">
            <text:p>13390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7" calcext:value-type="float">
            <text:p>-87</text:p>
          </table:table-cell>
          <table:table-cell office:value-type="float" office:value="300.346549" calcext:value-type="float">
            <text:p>300,346549</text:p>
          </table:table-cell>
          <table:table-cell office:value-type="float" office:value="-85" calcext:value-type="float">
            <text:p>-85</text:p>
          </table:table-cell>
          <table:table-cell office:value-type="float" office:value="494" calcext:value-type="float">
            <text:p>49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lpl-t300.config</text:p>
          </table:table-cell>
          <table:table-cell table:formula="of:=CONCATENATE(&quot;r&quot;;[.B55];&quot;-&quot;;[.C55];&quot;-&quot;;[.E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3.17" calcext:value-type="float">
            <text:p>3,17</text:p>
          </table:table-cell>
          <table:table-cell table:style-name="ce14" table:formula="of:=[.J55]" office:value-type="float" office:value="-90.603532" calcext:value-type="float">
            <text:p>-90,6</text:p>
          </table:table-cell>
          <table:table-cell table:style-name="ce14" table:formula="of:=[.I55]" office:value-type="float" office:value="0.269264" calcext:value-type="float">
            <text:p>0,3</text:p>
          </table:table-cell>
          <table:table-cell table:formula="of:=[.U55]" office:value-type="float" office:value="-87" calcext:value-type="float">
            <text:p>-87</text:p>
          </table:table-cell>
          <table:table-cell table:formula="of:=[.V55]" office:value-type="float" office:value="300.346549" calcext:value-type="float">
            <text:p>300,346549</text:p>
          </table:table-cell>
          <table:table-cell table:formula="of:=ABS([.AE55]-CEILING([.AC5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291" calcext:value-type="float">
            <text:p>291</text:p>
          </table:table-cell>
          <table:table-cell table:style-name="Default" office:value-type="float" office:value="0.022849" calcext:value-type="float">
            <text:p>0,022849</text:p>
          </table:table-cell>
          <table:table-cell table:style-name="Default" office:value-type="float" office:value="-81.8" calcext:value-type="float">
            <text:p>-81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1.8" calcext:value-type="float">
            <text:p>-81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00.01" calcext:value-type="float">
            <text:p>300,01</text:p>
          </table:table-cell>
          <table:table-cell office:value-type="float" office:value="3124983" calcext:value-type="float">
            <text:p>3124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1" calcext:value-type="float">
            <text:p>-81</text:p>
          </table:table-cell>
          <table:table-cell office:value-type="float" office:value="300.002671" calcext:value-type="float">
            <text:p>300,002671</text:p>
          </table:table-cell>
          <table:table-cell office:value-type="float" office:value="-80" calcext:value-type="float">
            <text:p>-80</text:p>
          </table:table-cell>
          <table:table-cell office:value-type="float" office:value="137" calcext:value-type="float">
            <text:p>13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lpl-t300.config</text:p>
          </table:table-cell>
          <table:table-cell table:formula="of:=CONCATENATE(&quot;r&quot;;[.B56];&quot;-&quot;;[.C56];&quot;-&quot;;[.E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1.59" calcext:value-type="float">
            <text:p>1,59</text:p>
          </table:table-cell>
          <table:table-cell table:style-name="ce14" table:formula="of:=[.J56]" office:value-type="float" office:value="-81.8" calcext:value-type="float">
            <text:p>-81,8</text:p>
          </table:table-cell>
          <table:table-cell table:style-name="ce14" table:formula="of:=[.I56]" office:value-type="float" office:value="0.022849" calcext:value-type="float">
            <text:p>0,0</text:p>
          </table:table-cell>
          <table:table-cell table:formula="of:=[.U56]" office:value-type="float" office:value="-81" calcext:value-type="float">
            <text:p>-81</text:p>
          </table:table-cell>
          <table:table-cell table:formula="of:=[.V56]" office:value-type="float" office:value="300.002671" calcext:value-type="float">
            <text:p>300,002671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007" calcext:value-type="float">
            <text:p>1007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0.021322" calcext:value-type="float">
            <text:p>0,021322</text:p>
          </table:table-cell>
          <table:table-cell table:style-name="Default" office:value-type="float" office:value="-70.4" calcext:value-type="float">
            <text:p>-70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0.4" calcext:value-type="float">
            <text:p>-7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136679" calcext:value-type="float">
            <text:p>3136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9" calcext:value-type="float">
            <text:p>-69</text:p>
          </table:table-cell>
          <table:table-cell office:value-type="float" office:value="300.009406" calcext:value-type="float">
            <text:p>300,009406</text:p>
          </table:table-cell>
          <table:table-cell office:value-type="float" office:value="-69" calcext:value-type="float">
            <text:p>-69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lpl-t300.config</text:p>
          </table:table-cell>
          <table:table-cell table:formula="of:=CONCATENATE(&quot;r&quot;;[.B57];&quot;-&quot;;[.C57];&quot;-&quot;;[.E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1.79" calcext:value-type="float">
            <text:p>1,79</text:p>
          </table:table-cell>
          <table:table-cell table:style-name="ce14" table:formula="of:=[.J57]" office:value-type="float" office:value="-70.4" calcext:value-type="float">
            <text:p>-70,4</text:p>
          </table:table-cell>
          <table:table-cell table:style-name="ce14" table:formula="of:=[.I57]" office:value-type="float" office:value="0.021322" calcext:value-type="float">
            <text:p>0,0</text:p>
          </table:table-cell>
          <table:table-cell table:formula="of:=[.U57]" office:value-type="float" office:value="-69" calcext:value-type="float">
            <text:p>-69</text:p>
          </table:table-cell>
          <table:table-cell table:formula="of:=[.V57]" office:value-type="float" office:value="300.009406" calcext:value-type="float">
            <text:p>300,009406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007" calcext:value-type="float">
            <text:p>2007</text:p>
          </table:table-cell>
          <table:table-cell office:value-type="float" office:value="652" calcext:value-type="float">
            <text:p>652</text:p>
          </table:table-cell>
          <table:table-cell table:style-name="Default" office:value-type="float" office:value="0.045971" calcext:value-type="float">
            <text:p>0,045971</text:p>
          </table:table-cell>
          <table:table-cell table:style-name="Default" office:value-type="float" office:value="-147.6" calcext:value-type="float">
            <text:p>-147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7.6" calcext:value-type="float">
            <text:p>-14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6" calcext:value-type="float">
            <text:p>300,06</text:p>
          </table:table-cell>
          <table:table-cell office:value-type="float" office:value="6048937" calcext:value-type="float">
            <text:p>6048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47" calcext:value-type="float">
            <text:p>-147</text:p>
          </table:table-cell>
          <table:table-cell office:value-type="float" office:value="300.018733" calcext:value-type="float">
            <text:p>300,018733</text:p>
          </table:table-cell>
          <table:table-cell office:value-type="float" office:value="-147" calcext:value-type="float">
            <text:p>-147</text:p>
          </table:table-cell>
          <table:table-cell office:value-type="float" office:value="272" calcext:value-type="float">
            <text:p>27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lpl-t300.config</text:p>
          </table:table-cell>
          <table:table-cell table:formula="of:=CONCATENATE(&quot;r&quot;;[.B58];&quot;-&quot;;[.C58];&quot;-&quot;;[.E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0.85" calcext:value-type="float">
            <text:p>0,85</text:p>
          </table:table-cell>
          <table:table-cell table:style-name="ce14" table:formula="of:=[.J58]" office:value-type="float" office:value="-147.6" calcext:value-type="float">
            <text:p>-147,6</text:p>
          </table:table-cell>
          <table:table-cell table:style-name="ce14" table:formula="of:=[.I58]" office:value-type="float" office:value="0.045971" calcext:value-type="float">
            <text:p>0,0</text:p>
          </table:table-cell>
          <table:table-cell table:formula="of:=[.U58]" office:value-type="float" office:value="-147" calcext:value-type="float">
            <text:p>-147</text:p>
          </table:table-cell>
          <table:table-cell table:formula="of:=[.V58]" office:value-type="float" office:value="300.018733" calcext:value-type="float">
            <text:p>300,018733</text:p>
          </table:table-cell>
          <table:table-cell table:formula="of:=ABS([.AE58]-CEILING([.AC5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425" calcext:value-type="float">
            <text:p>425</text:p>
          </table:table-cell>
          <table:table-cell table:style-name="Default" office:value-type="float" office:value="0.034803" calcext:value-type="float">
            <text:p>0,034803</text:p>
          </table:table-cell>
          <table:table-cell table:style-name="Default" office:value-type="float" office:value="-135.6" calcext:value-type="float">
            <text:p>-135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6" calcext:value-type="float">
            <text:p>-135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300.04" calcext:value-type="float">
            <text:p>300,04</text:p>
          </table:table-cell>
          <table:table-cell office:value-type="float" office:value="6075761" calcext:value-type="float">
            <text:p>6075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35" calcext:value-type="float">
            <text:p>-135</text:p>
          </table:table-cell>
          <table:table-cell office:value-type="float" office:value="300.006663" calcext:value-type="float">
            <text:p>300,006663</text:p>
          </table:table-cell>
          <table:table-cell office:value-type="float" office:value="-135" calcext:value-type="float">
            <text:p>-135</text:p>
          </table:table-cell>
          <table:table-cell office:value-type="float" office:value="260" calcext:value-type="float">
            <text:p>2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lpl-t300.config</text:p>
          </table:table-cell>
          <table:table-cell table:formula="of:=CONCATENATE(&quot;r&quot;;[.B59];&quot;-&quot;;[.C59];&quot;-&quot;;[.E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0.5" calcext:value-type="float">
            <text:p>0,5</text:p>
          </table:table-cell>
          <table:table-cell table:style-name="ce14" table:formula="of:=[.J59]" office:value-type="float" office:value="-135.6" calcext:value-type="float">
            <text:p>-135,6</text:p>
          </table:table-cell>
          <table:table-cell table:style-name="ce14" table:formula="of:=[.I59]" office:value-type="float" office:value="0.034803" calcext:value-type="float">
            <text:p>0,0</text:p>
          </table:table-cell>
          <table:table-cell table:formula="of:=[.U59]" office:value-type="float" office:value="-135" calcext:value-type="float">
            <text:p>-135</text:p>
          </table:table-cell>
          <table:table-cell table:formula="of:=[.V59]" office:value-type="float" office:value="300.006663" calcext:value-type="float">
            <text:p>300,006663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0.079192" calcext:value-type="float">
            <text:p>0,079192</text:p>
          </table:table-cell>
          <table:table-cell table:style-name="Default" office:value-type="float" office:value="-233.2" calcext:value-type="float">
            <text:p>-23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3.2" calcext:value-type="float">
            <text:p>-23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.07" calcext:value-type="float">
            <text:p>300,07</text:p>
          </table:table-cell>
          <table:table-cell office:value-type="float" office:value="8933088" calcext:value-type="float">
            <text:p>8933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32" calcext:value-type="float">
            <text:p>-232</text:p>
          </table:table-cell>
          <table:table-cell office:value-type="float" office:value="300.007008" calcext:value-type="float">
            <text:p>300,007008</text:p>
          </table:table-cell>
          <table:table-cell office:value-type="float" office:value="-232" calcext:value-type="float">
            <text:p>-232</text:p>
          </table:table-cell>
          <table:table-cell office:value-type="float" office:value="427" calcext:value-type="float">
            <text:p>42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blpl-t300.config</text:p>
          </table:table-cell>
          <table:table-cell table:formula="of:=CONCATENATE(&quot;r&quot;;[.B60];&quot;-&quot;;[.C60];&quot;-&quot;;[.E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0.6" calcext:value-type="float">
            <text:p>0,6</text:p>
          </table:table-cell>
          <table:table-cell table:style-name="ce14" table:formula="of:=[.J60]" office:value-type="float" office:value="-233.2" calcext:value-type="float">
            <text:p>-233,2</text:p>
          </table:table-cell>
          <table:table-cell table:style-name="ce14" table:formula="of:=[.I60]" office:value-type="float" office:value="0.079192" calcext:value-type="float">
            <text:p>0,1</text:p>
          </table:table-cell>
          <table:table-cell table:formula="of:=[.U60]" office:value-type="float" office:value="-232" calcext:value-type="float">
            <text:p>-232</text:p>
          </table:table-cell>
          <table:table-cell table:formula="of:=[.V60]" office:value-type="float" office:value="300.007008" calcext:value-type="float">
            <text:p>300,007008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0.068976" calcext:value-type="float">
            <text:p>0,068976</text:p>
          </table:table-cell>
          <table:table-cell table:style-name="Default" office:value-type="float" office:value="-200.8" calcext:value-type="float">
            <text:p>-20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0.8" calcext:value-type="float">
            <text:p>-20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.07" calcext:value-type="float">
            <text:p>300,07</text:p>
          </table:table-cell>
          <table:table-cell office:value-type="float" office:value="8978288" calcext:value-type="float">
            <text:p>8978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00" calcext:value-type="float">
            <text:p>-200</text:p>
          </table:table-cell>
          <table:table-cell office:value-type="float" office:value="300.007431" calcext:value-type="float">
            <text:p>300,007431</text:p>
          </table:table-cell>
          <table:table-cell office:value-type="float" office:value="-200" calcext:value-type="float">
            <text:p>-2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lpl-t300.config</text:p>
          </table:table-cell>
          <table:table-cell table:formula="of:=CONCATENATE(&quot;r&quot;;[.B61];&quot;-&quot;;[.C61];&quot;-&quot;;[.E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0.6" calcext:value-type="float">
            <text:p>0,6</text:p>
          </table:table-cell>
          <table:table-cell table:style-name="ce14" table:formula="of:=[.J61]" office:value-type="float" office:value="-200.8" calcext:value-type="float">
            <text:p>-200,8</text:p>
          </table:table-cell>
          <table:table-cell table:style-name="ce14" table:formula="of:=[.I61]" office:value-type="float" office:value="0.068976" calcext:value-type="float">
            <text:p>0,1</text:p>
          </table:table-cell>
          <table:table-cell table:formula="of:=[.U61]" office:value-type="float" office:value="-200" calcext:value-type="float">
            <text:p>-200</text:p>
          </table:table-cell>
          <table:table-cell table:formula="of:=[.V61]" office:value-type="float" office:value="300.007431" calcext:value-type="float">
            <text:p>300,007431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bpl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ce37"/>
        <table:table-column table:style-name="co35" table:default-cell-style-name="ce37"/>
        <table:table-column table:style-name="co10" table:number-columns-repeated="2" table:default-cell-style-name="Default"/>
        <table:table-column table:style-name="co35" table:default-cell-style-name="ce3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6"/>
        <table:table-column table:style-name="co25" table:default-cell-style-name="ce16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time0</text:p>
          </table:table-cell>
          <table:table-cell table:style-name="ce15" office:value-type="string" calcext:value-type="string">
            <text:p>heur</text:p>
          </table:table-cell>
          <table:table-cell table:style-name="ce15" office:value-type="string" calcext:value-type="string">
            <text:p>heur time</text:p>
          </table:table-cell>
          <table:table-cell table:style-name="ce15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float" office:value="469" calcext:value-type="float">
            <text:p>469</text:p>
          </table:table-cell>
          <table:table-cell table:style-name="Default" office:value-type="float" office:value="0.039505" calcext:value-type="float">
            <text:p>0,039505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81.07" calcext:value-type="float">
            <text:p>281,07</text:p>
          </table:table-cell>
          <table:table-cell office:value-type="float" office:value="12926357" calcext:value-type="float">
            <text:p>129263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47" calcext:value-type="float">
            <text:p>-47</text:p>
          </table:table-cell>
          <table:table-cell office:value-type="float" office:value="300.098664" calcext:value-type="float">
            <text:p>300,098664</text:p>
          </table:table-cell>
          <table:table-cell office:value-type="float" office:value="-47" calcext:value-type="float">
            <text:p>-47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bpl-t300.config</text:p>
          </table:table-cell>
          <table:table-cell table:formula="of:=CONCATENATE(&quot;r&quot;;[.B2];&quot;-&quot;;[.C2];&quot;-&quot;;[.E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14" table:formula="of:=[.J2]" office:value-type="float" office:value="-47" calcext:value-type="float">
            <text:p>-47,0</text:p>
          </table:table-cell>
          <table:table-cell table:style-name="ce14" table:formula="of:=[.I2]" office:value-type="float" office:value="0.039505" calcext:value-type="float">
            <text:p>0,0</text:p>
          </table:table-cell>
          <table:table-cell table:formula="of:=[.U2]" office:value-type="float" office:value="-47" calcext:value-type="float">
            <text:p>-47</text:p>
          </table:table-cell>
          <table:table-cell table:formula="of:=[.V2]" office:value-type="float" office:value="300.098664" calcext:value-type="float">
            <text:p>300,098664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7" table:formula="of:=ROUND(AVERAGE([.AG2:.AG300]);2)" office:value-type="float" office:value="1.65" calcext:value-type="float">
            <text:p>1,65</text:p>
          </table:table-cell>
          <table:table-cell table:style-name="ce17" table:formula="of:=ROUND(AVERAGEIF([.AG2:.AG300];&quot;&gt;0&quot;;[.AG2:.AG300]);2)" office:value-type="float" office:value="2.06" calcext:value-type="float">
            <text:p>2,06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Sbpl-t300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5012" calcext:value-type="float">
            <text:p>5012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0.061351" calcext:value-type="float">
            <text:p>0,061351</text:p>
          </table:table-cell>
          <table:table-cell table:style-name="Default" office:value-type="float" office:value="-42.0375" calcext:value-type="float">
            <text:p>-42,03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0375" calcext:value-type="float">
            <text:p>-42,0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80.15" calcext:value-type="float">
            <text:p>280,15</text:p>
          </table:table-cell>
          <table:table-cell office:value-type="float" office:value="12925584" calcext:value-type="float">
            <text:p>12925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40" calcext:value-type="float">
            <text:p>-40</text:p>
          </table:table-cell>
          <table:table-cell office:value-type="float" office:value="300.132175" calcext:value-type="float">
            <text:p>300,132175</text:p>
          </table:table-cell>
          <table:table-cell office:value-type="float" office:value="-40" calcext:value-type="float">
            <text:p>-40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pl-t300.config</text:p>
          </table:table-cell>
          <table:table-cell table:formula="of:=CONCATENATE(&quot;r&quot;;[.B3];&quot;-&quot;;[.C3];&quot;-&quot;;[.E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0.74" calcext:value-type="float">
            <text:p>0,74</text:p>
          </table:table-cell>
          <table:table-cell table:style-name="ce14" table:formula="of:=[.J3]" office:value-type="float" office:value="-42.0375" calcext:value-type="float">
            <text:p>-42,0</text:p>
          </table:table-cell>
          <table:table-cell table:style-name="ce14" table:formula="of:=[.I3]" office:value-type="float" office:value="0.061351" calcext:value-type="float">
            <text:p>0,1</text:p>
          </table:table-cell>
          <table:table-cell table:formula="of:=[.U3]" office:value-type="float" office:value="-40" calcext:value-type="float">
            <text:p>-40</text:p>
          </table:table-cell>
          <table:table-cell table:formula="of:=[.V3]" office:value-type="float" office:value="300.132175" calcext:value-type="float">
            <text:p>300,132175</text:p>
          </table:table-cell>
          <table:table-cell table:formula="of:=ABS([.AE3]-CEILING([.AC3])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0012" calcext:value-type="float">
            <text:p>10012</text:p>
          </table:table-cell>
          <table:table-cell office:value-type="float" office:value="823" calcext:value-type="float">
            <text:p>823</text:p>
          </table:table-cell>
          <table:table-cell table:style-name="Default" office:value-type="float" office:value="0.20087" calcext:value-type="float">
            <text:p>0,20087</text:p>
          </table:table-cell>
          <table:table-cell table:style-name="Default" office:value-type="float" office:value="-97.3" calcext:value-type="float">
            <text:p>-97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7.3" calcext:value-type="float">
            <text:p>-9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284.4" calcext:value-type="float">
            <text:p>284,4</text:p>
          </table:table-cell>
          <table:table-cell office:value-type="float" office:value="25539015" calcext:value-type="float">
            <text:p>25539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96" calcext:value-type="float">
            <text:p>-96</text:p>
          </table:table-cell>
          <table:table-cell office:value-type="float" office:value="300.159425" calcext:value-type="float">
            <text:p>300,159425</text:p>
          </table:table-cell>
          <table:table-cell office:value-type="float" office:value="-96" calcext:value-type="float">
            <text:p>-96</text:p>
          </table:table-cell>
          <table:table-cell office:value-type="float" office:value="367" calcext:value-type="float">
            <text:p>36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bpl-t300.config</text:p>
          </table:table-cell>
          <table:table-cell table:formula="of:=CONCATENATE(&quot;r&quot;;[.B4];&quot;-&quot;;[.C4];&quot;-&quot;;[.E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0.36" calcext:value-type="float">
            <text:p>0,36</text:p>
          </table:table-cell>
          <table:table-cell table:style-name="ce14" table:formula="of:=[.J4]" office:value-type="float" office:value="-97.3" calcext:value-type="float">
            <text:p>-97,3</text:p>
          </table:table-cell>
          <table:table-cell table:style-name="ce14" table:formula="of:=[.I4]" office:value-type="float" office:value="0.20087" calcext:value-type="float">
            <text:p>0,2</text:p>
          </table:table-cell>
          <table:table-cell table:formula="of:=[.U4]" office:value-type="float" office:value="-96" calcext:value-type="float">
            <text:p>-96</text:p>
          </table:table-cell>
          <table:table-cell table:formula="of:=[.V4]" office:value-type="float" office:value="300.159425" calcext:value-type="float">
            <text:p>300,159425</text:p>
          </table:table-cell>
          <table:table-cell table:formula="of:=ABS([.AE4]-CEILING([.AC4]))" office:value-type="float" office:value="1" calcext:value-type="float">
            <text:p>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10012" calcext:value-type="float">
            <text:p>10012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0.189539" calcext:value-type="float">
            <text:p>0,189539</text:p>
          </table:table-cell>
          <table:table-cell table:style-name="Default" office:value-type="float" office:value="-82.5" calcext:value-type="float">
            <text:p>-82,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2.5" calcext:value-type="float">
            <text:p>-82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282.93" calcext:value-type="float">
            <text:p>282,93</text:p>
          </table:table-cell>
          <table:table-cell office:value-type="float" office:value="25649615" calcext:value-type="float">
            <text:p>25649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1" calcext:value-type="float">
            <text:p>-81</text:p>
          </table:table-cell>
          <table:table-cell office:value-type="float" office:value="300.114244" calcext:value-type="float">
            <text:p>300,114244</text:p>
          </table:table-cell>
          <table:table-cell office:value-type="float" office:value="-81" calcext:value-type="float">
            <text:p>-81</text:p>
          </table:table-cell>
          <table:table-cell office:value-type="float" office:value="351" calcext:value-type="float">
            <text:p>35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bpl-t300.config</text:p>
          </table:table-cell>
          <table:table-cell table:formula="of:=CONCATENATE(&quot;r&quot;;[.B5];&quot;-&quot;;[.C5];&quot;-&quot;;[.E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0.38" calcext:value-type="float">
            <text:p>0,38</text:p>
          </table:table-cell>
          <table:table-cell table:style-name="ce14" table:formula="of:=[.J5]" office:value-type="float" office:value="-82.5" calcext:value-type="float">
            <text:p>-82,5</text:p>
          </table:table-cell>
          <table:table-cell table:style-name="ce14" table:formula="of:=[.I5]" office:value-type="float" office:value="0.189539" calcext:value-type="float">
            <text:p>0,2</text:p>
          </table:table-cell>
          <table:table-cell table:formula="of:=[.U5]" office:value-type="float" office:value="-81" calcext:value-type="float">
            <text:p>-81</text:p>
          </table:table-cell>
          <table:table-cell table:formula="of:=[.V5]" office:value-type="float" office:value="300.114244" calcext:value-type="float">
            <text:p>300,114244</text:p>
          </table:table-cell>
          <table:table-cell table:formula="of:=ABS([.AE5]-CEILING([.AC5]))" office:value-type="float" office:value="1" calcext:value-type="float">
            <text:p>1</text:p>
          </table:table-cell>
          <table:table-cell/>
          <table:table-cell table:formula="of:=COUNTIF([.AG2:.AG300];0)" office:value-type="float" office:value="12" calcext:value-type="float">
            <text:p>12</text:p>
          </table:table-cell>
          <table:table-cell table:style-name="ce22" table:formula="of:=[.AI5]/[.AI8]" office:value-type="percentage" office:value="0.2" calcext:value-type="percentage">
            <text:p>2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5012" calcext:value-type="float">
            <text:p>15012</text:p>
          </table:table-cell>
          <table:table-cell office:value-type="float" office:value="1519" calcext:value-type="float">
            <text:p>1519</text:p>
          </table:table-cell>
          <table:table-cell table:style-name="Default" office:value-type="float" office:value="0.26802" calcext:value-type="float">
            <text:p>0,26802</text:p>
          </table:table-cell>
          <table:table-cell table:style-name="Default" office:value-type="float" office:value="-143.3" calcext:value-type="float">
            <text:p>-143,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3" calcext:value-type="float">
            <text:p>-143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85.85" calcext:value-type="float">
            <text:p>285,85</text:p>
          </table:table-cell>
          <table:table-cell office:value-type="float" office:value="38119238" calcext:value-type="float">
            <text:p>38119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43" calcext:value-type="float">
            <text:p>-143</text:p>
          </table:table-cell>
          <table:table-cell office:value-type="float" office:value="300.332812" calcext:value-type="float">
            <text:p>300,332812</text:p>
          </table:table-cell>
          <table:table-cell office:value-type="float" office:value="-143" calcext:value-type="float">
            <text:p>-143</text:p>
          </table:table-cell>
          <table:table-cell office:value-type="float" office:value="548" calcext:value-type="float">
            <text:p>54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sbpl-t300.config</text:p>
          </table:table-cell>
          <table:table-cell table:formula="of:=CONCATENATE(&quot;r&quot;;[.B6];&quot;-&quot;;[.C6];&quot;-&quot;;[.E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0.17" calcext:value-type="float">
            <text:p>0,17</text:p>
          </table:table-cell>
          <table:table-cell table:style-name="ce14" table:formula="of:=[.J6]" office:value-type="float" office:value="-143.3" calcext:value-type="float">
            <text:p>-143,3</text:p>
          </table:table-cell>
          <table:table-cell table:style-name="ce14" table:formula="of:=[.I6]" office:value-type="float" office:value="0.26802" calcext:value-type="float">
            <text:p>0,3</text:p>
          </table:table-cell>
          <table:table-cell table:formula="of:=[.U6]" office:value-type="float" office:value="-143" calcext:value-type="float">
            <text:p>-143</text:p>
          </table:table-cell>
          <table:table-cell table:formula="of:=[.V6]" office:value-type="float" office:value="300.332812" calcext:value-type="float">
            <text:p>300,332812</text:p>
          </table:table-cell>
          <table:table-cell table:formula="of:=ABS([.AE6]-CEILING([.AC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15012" calcext:value-type="float">
            <text:p>15012</text:p>
          </table:table-cell>
          <table:table-cell office:value-type="float" office:value="858" calcext:value-type="float">
            <text:p>858</text:p>
          </table:table-cell>
          <table:table-cell table:style-name="Default" office:value-type="float" office:value="0.33061" calcext:value-type="float">
            <text:p>0,33061</text:p>
          </table:table-cell>
          <table:table-cell table:style-name="Default" office:value-type="float" office:value="-120.8" calcext:value-type="float">
            <text:p>-12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8" calcext:value-type="float">
            <text:p>-12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285.6" calcext:value-type="float">
            <text:p>285,6</text:p>
          </table:table-cell>
          <table:table-cell office:value-type="float" office:value="38289710" calcext:value-type="float">
            <text:p>38289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20" calcext:value-type="float">
            <text:p>-120</text:p>
          </table:table-cell>
          <table:table-cell office:value-type="float" office:value="300.368354" calcext:value-type="float">
            <text:p>300,368354</text:p>
          </table:table-cell>
          <table:table-cell office:value-type="float" office:value="-120" calcext:value-type="float">
            <text:p>-120</text:p>
          </table:table-cell>
          <table:table-cell office:value-type="float" office:value="533" calcext:value-type="float">
            <text:p>53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bpl-t300.config</text:p>
          </table:table-cell>
          <table:table-cell table:formula="of:=CONCATENATE(&quot;r&quot;;[.B7];&quot;-&quot;;[.C7];&quot;-&quot;;[.E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0.25" calcext:value-type="float">
            <text:p>0,25</text:p>
          </table:table-cell>
          <table:table-cell table:style-name="ce14" table:formula="of:=[.J7]" office:value-type="float" office:value="-120.8" calcext:value-type="float">
            <text:p>-120,8</text:p>
          </table:table-cell>
          <table:table-cell table:style-name="ce14" table:formula="of:=[.I7]" office:value-type="float" office:value="0.33061" calcext:value-type="float">
            <text:p>0,3</text:p>
          </table:table-cell>
          <table:table-cell table:formula="of:=[.U7]" office:value-type="float" office:value="-120" calcext:value-type="float">
            <text:p>-120</text:p>
          </table:table-cell>
          <table:table-cell table:formula="of:=[.V7]" office:value-type="float" office:value="300.368354" calcext:value-type="float">
            <text:p>300,368354</text:p>
          </table:table-cell>
          <table:table-cell table:formula="of:=ABS([.AE7]-CEILING([.AC7]))" office:value-type="float" office:value="0" calcext:value-type="float">
            <text:p>0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5017" calcext:value-type="float">
            <text:p>5017</text:p>
          </table:table-cell>
          <table:table-cell office:value-type="float" office:value="567" calcext:value-type="float">
            <text:p>567</text:p>
          </table:table-cell>
          <table:table-cell table:style-name="Default" office:value-type="float" office:value="0.103383" calcext:value-type="float">
            <text:p>0,103383</text:p>
          </table:table-cell>
          <table:table-cell table:style-name="Default" office:value-type="float" office:value="-37.333333" calcext:value-type="float">
            <text:p>-37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333333" calcext:value-type="float">
            <text:p>-37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280.92" calcext:value-type="float">
            <text:p>280,92</text:p>
          </table:table-cell>
          <table:table-cell office:value-type="float" office:value="13192101" calcext:value-type="float">
            <text:p>13192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6" calcext:value-type="float">
            <text:p>-36</text:p>
          </table:table-cell>
          <table:table-cell office:value-type="float" office:value="300.028167" calcext:value-type="float">
            <text:p>300,028167</text:p>
          </table:table-cell>
          <table:table-cell office:value-type="float" office:value="-36" calcext:value-type="float">
            <text:p>-36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bpl-t300.config</text:p>
          </table:table-cell>
          <table:table-cell table:formula="of:=CONCATENATE(&quot;r&quot;;[.B8];&quot;-&quot;;[.C8];&quot;-&quot;;[.E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1.12" calcext:value-type="float">
            <text:p>1,12</text:p>
          </table:table-cell>
          <table:table-cell table:style-name="ce14" table:formula="of:=[.J8]" office:value-type="float" office:value="-37.333333" calcext:value-type="float">
            <text:p>-37,3</text:p>
          </table:table-cell>
          <table:table-cell table:style-name="ce14" table:formula="of:=[.I8]" office:value-type="float" office:value="0.103383" calcext:value-type="float">
            <text:p>0,1</text:p>
          </table:table-cell>
          <table:table-cell table:formula="of:=[.U8]" office:value-type="float" office:value="-36" calcext:value-type="float">
            <text:p>-36</text:p>
          </table:table-cell>
          <table:table-cell table:formula="of:=[.V8]" office:value-type="float" office:value="300.028167" calcext:value-type="float">
            <text:p>300,028167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5017" calcext:value-type="float">
            <text:p>5017</text:p>
          </table:table-cell>
          <table:table-cell office:value-type="float" office:value="504" calcext:value-type="float">
            <text:p>504</text:p>
          </table:table-cell>
          <table:table-cell table:style-name="Default" office:value-type="float" office:value="0.125107" calcext:value-type="float">
            <text:p>0,125107</text:p>
          </table:table-cell>
          <table:table-cell table:style-name="Default" office:value-type="float" office:value="-34.540748" calcext:value-type="float">
            <text:p>-34,5407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540748" calcext:value-type="float">
            <text:p>-34,540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82.86" calcext:value-type="float">
            <text:p>282,86</text:p>
          </table:table-cell>
          <table:table-cell office:value-type="float" office:value="13267077" calcext:value-type="float">
            <text:p>13267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1" calcext:value-type="float">
            <text:p>-31</text:p>
          </table:table-cell>
          <table:table-cell office:value-type="float" office:value="300.085199" calcext:value-type="float">
            <text:p>300,085199</text:p>
          </table:table-cell>
          <table:table-cell office:value-type="float" office:value="-30" calcext:value-type="float">
            <text:p>-30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bpl-t300.config</text:p>
          </table:table-cell>
          <table:table-cell table:formula="of:=CONCATENATE(&quot;r&quot;;[.B9];&quot;-&quot;;[.C9];&quot;-&quot;;[.E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1.16" calcext:value-type="float">
            <text:p>1,16</text:p>
          </table:table-cell>
          <table:table-cell table:style-name="ce14" table:formula="of:=[.J9]" office:value-type="float" office:value="-34.540748" calcext:value-type="float">
            <text:p>-34,5</text:p>
          </table:table-cell>
          <table:table-cell table:style-name="ce14" table:formula="of:=[.I9]" office:value-type="float" office:value="0.125107" calcext:value-type="float">
            <text:p>0,1</text:p>
          </table:table-cell>
          <table:table-cell table:formula="of:=[.U9]" office:value-type="float" office:value="-31" calcext:value-type="float">
            <text:p>-31</text:p>
          </table:table-cell>
          <table:table-cell table:formula="of:=[.V9]" office:value-type="float" office:value="300.085199" calcext:value-type="float">
            <text:p>300,085199</text:p>
          </table:table-cell>
          <table:table-cell table:formula="of:=ABS([.AE9]-CEILING([.AC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office:value-type="float" office:value="10017" calcext:value-type="float">
            <text:p>10017</text:p>
          </table:table-cell>
          <table:table-cell office:value-type="float" office:value="903" calcext:value-type="float">
            <text:p>903</text:p>
          </table:table-cell>
          <table:table-cell table:style-name="Default" office:value-type="float" office:value="0.173426" calcext:value-type="float">
            <text:p>0,173426</text:p>
          </table:table-cell>
          <table:table-cell table:style-name="Default" office:value-type="float" office:value="-76.133333" calcext:value-type="float">
            <text:p>-76,1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133333" calcext:value-type="float">
            <text:p>-76,1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282.59" calcext:value-type="float">
            <text:p>282,59</text:p>
          </table:table-cell>
          <table:table-cell office:value-type="float" office:value="26184081" calcext:value-type="float">
            <text:p>26184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5" calcext:value-type="float">
            <text:p>-75</text:p>
          </table:table-cell>
          <table:table-cell office:value-type="float" office:value="300.282111" calcext:value-type="float">
            <text:p>300,282111</text:p>
          </table:table-cell>
          <table:table-cell office:value-type="float" office:value="-75" calcext:value-type="float">
            <text:p>-75</text:p>
          </table:table-cell>
          <table:table-cell office:value-type="float" office:value="389" calcext:value-type="float">
            <text:p>3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bpl-t300.config</text:p>
          </table:table-cell>
          <table:table-cell table:formula="of:=CONCATENATE(&quot;r&quot;;[.B10];&quot;-&quot;;[.C10];&quot;-&quot;;[.E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0.57" calcext:value-type="float">
            <text:p>0,57</text:p>
          </table:table-cell>
          <table:table-cell table:style-name="ce14" table:formula="of:=[.J10]" office:value-type="float" office:value="-76.133333" calcext:value-type="float">
            <text:p>-76,1</text:p>
          </table:table-cell>
          <table:table-cell table:style-name="ce14" table:formula="of:=[.I10]" office:value-type="float" office:value="0.173426" calcext:value-type="float">
            <text:p>0,2</text:p>
          </table:table-cell>
          <table:table-cell table:formula="of:=[.U10]" office:value-type="float" office:value="-75" calcext:value-type="float">
            <text:p>-75</text:p>
          </table:table-cell>
          <table:table-cell table:formula="of:=[.V10]" office:value-type="float" office:value="300.282111" calcext:value-type="float">
            <text:p>300,282111</text:p>
          </table:table-cell>
          <table:table-cell table:formula="of:=ABS([.AE10]-CEILING([.AC1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0017" calcext:value-type="float">
            <text:p>10017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0.198147" calcext:value-type="float">
            <text:p>0,198147</text:p>
          </table:table-cell>
          <table:table-cell table:style-name="Default" office:value-type="float" office:value="-66.987879" calcext:value-type="float">
            <text:p>-66,9878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6.987879" calcext:value-type="float">
            <text:p>-66,987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84.17" calcext:value-type="float">
            <text:p>284,17</text:p>
          </table:table-cell>
          <table:table-cell office:value-type="float" office:value="26329345" calcext:value-type="float">
            <text:p>26329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5" calcext:value-type="float">
            <text:p>-65</text:p>
          </table:table-cell>
          <table:table-cell office:value-type="float" office:value="300.272362" calcext:value-type="float">
            <text:p>300,272362</text:p>
          </table:table-cell>
          <table:table-cell office:value-type="float" office:value="-65" calcext:value-type="float">
            <text:p>-65</text:p>
          </table:table-cell>
          <table:table-cell office:value-type="float" office:value="352" calcext:value-type="float">
            <text:p>35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bpl-t300.config</text:p>
          </table:table-cell>
          <table:table-cell table:formula="of:=CONCATENATE(&quot;r&quot;;[.B11];&quot;-&quot;;[.C11];&quot;-&quot;;[.E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0.52" calcext:value-type="float">
            <text:p>0,52</text:p>
          </table:table-cell>
          <table:table-cell table:style-name="ce14" table:formula="of:=[.J11]" office:value-type="float" office:value="-66.987879" calcext:value-type="float">
            <text:p>-67,0</text:p>
          </table:table-cell>
          <table:table-cell table:style-name="ce14" table:formula="of:=[.I11]" office:value-type="float" office:value="0.198147" calcext:value-type="float">
            <text:p>0,2</text:p>
          </table:table-cell>
          <table:table-cell table:formula="of:=[.U11]" office:value-type="float" office:value="-65" calcext:value-type="float">
            <text:p>-65</text:p>
          </table:table-cell>
          <table:table-cell table:formula="of:=[.V11]" office:value-type="float" office:value="300.272362" calcext:value-type="float">
            <text:p>300,272362</text:p>
          </table:table-cell>
          <table:table-cell table:formula="of:=ABS([.AE11]-CEILING([.AC1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15017" calcext:value-type="float">
            <text:p>15017</text:p>
          </table:table-cell>
          <table:table-cell office:value-type="float" office:value="1165" calcext:value-type="float">
            <text:p>1165</text:p>
          </table:table-cell>
          <table:table-cell table:style-name="Default" office:value-type="float" office:value="0.507008" calcext:value-type="float">
            <text:p>0,507008</text:p>
          </table:table-cell>
          <table:table-cell table:style-name="Default" office:value-type="float" office:value="-114.4" calcext:value-type="float">
            <text:p>-114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4" calcext:value-type="float">
            <text:p>-114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285.41" calcext:value-type="float">
            <text:p>285,41</text:p>
          </table:table-cell>
          <table:table-cell office:value-type="float" office:value="39036607" calcext:value-type="float">
            <text:p>39036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13" calcext:value-type="float">
            <text:p>-113</text:p>
          </table:table-cell>
          <table:table-cell office:value-type="float" office:value="300.501979" calcext:value-type="float">
            <text:p>300,501979</text:p>
          </table:table-cell>
          <table:table-cell office:value-type="float" office:value="-113" calcext:value-type="float">
            <text:p>-113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bpl-t300.config</text:p>
          </table:table-cell>
          <table:table-cell table:formula="of:=CONCATENATE(&quot;r&quot;;[.B12];&quot;-&quot;;[.C12];&quot;-&quot;;[.E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.38" calcext:value-type="float">
            <text:p>0,38</text:p>
          </table:table-cell>
          <table:table-cell table:style-name="ce14" table:formula="of:=[.J12]" office:value-type="float" office:value="-114.4" calcext:value-type="float">
            <text:p>-114,4</text:p>
          </table:table-cell>
          <table:table-cell table:style-name="ce14" table:formula="of:=[.I12]" office:value-type="float" office:value="0.507008" calcext:value-type="float">
            <text:p>0,5</text:p>
          </table:table-cell>
          <table:table-cell table:formula="of:=[.U12]" office:value-type="float" office:value="-113" calcext:value-type="float">
            <text:p>-113</text:p>
          </table:table-cell>
          <table:table-cell table:formula="of:=[.V12]" office:value-type="float" office:value="300.501979" calcext:value-type="float">
            <text:p>300,501979</text:p>
          </table:table-cell>
          <table:table-cell table:formula="of:=ABS([.AE12]-CEILING([.AC1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6" calcext:value-type="float">
            <text:p>56</text:p>
          </table:table-cell>
          <table:table-cell office:value-type="float" office:value="15017" calcext:value-type="float">
            <text:p>15017</text:p>
          </table:table-cell>
          <table:table-cell office:value-type="float" office:value="1128" calcext:value-type="float">
            <text:p>1128</text:p>
          </table:table-cell>
          <table:table-cell table:style-name="Default" office:value-type="float" office:value="0.469477" calcext:value-type="float">
            <text:p>0,469477</text:p>
          </table:table-cell>
          <table:table-cell table:style-name="Default" office:value-type="float" office:value="-103" calcext:value-type="float">
            <text:p>-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" calcext:value-type="float">
            <text:p>-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,44</text:p>
          </table:table-cell>
          <table:table-cell office:value-type="float" office:value="285.44" calcext:value-type="float">
            <text:p>285,44</text:p>
          </table:table-cell>
          <table:table-cell office:value-type="float" office:value="39240359" calcext:value-type="float">
            <text:p>39240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01" calcext:value-type="float">
            <text:p>-101</text:p>
          </table:table-cell>
          <table:table-cell office:value-type="float" office:value="300.053814" calcext:value-type="float">
            <text:p>300,053814</text:p>
          </table:table-cell>
          <table:table-cell office:value-type="float" office:value="-101" calcext:value-type="float">
            <text:p>-101</text:p>
          </table:table-cell>
          <table:table-cell office:value-type="float" office:value="522" calcext:value-type="float">
            <text:p>522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sbpl-t300.config</text:p>
          </table:table-cell>
          <table:table-cell table:formula="of:=CONCATENATE(&quot;r&quot;;[.B13];&quot;-&quot;;[.C13];&quot;-&quot;;[.E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.37" calcext:value-type="float">
            <text:p>0,37</text:p>
          </table:table-cell>
          <table:table-cell table:style-name="ce14" table:formula="of:=[.J13]" office:value-type="float" office:value="-103" calcext:value-type="float">
            <text:p>-103,0</text:p>
          </table:table-cell>
          <table:table-cell table:style-name="ce14" table:formula="of:=[.I13]" office:value-type="float" office:value="0.469477" calcext:value-type="float">
            <text:p>0,5</text:p>
          </table:table-cell>
          <table:table-cell table:formula="of:=[.U13]" office:value-type="float" office:value="-101" calcext:value-type="float">
            <text:p>-101</text:p>
          </table:table-cell>
          <table:table-cell table:formula="of:=[.V13]" office:value-type="float" office:value="300.053814" calcext:value-type="float">
            <text:p>300,053814</text:p>
          </table:table-cell>
          <table:table-cell table:formula="of:=ABS([.AE13]-CEILING([.AC1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5022" calcext:value-type="float">
            <text:p>5022</text:p>
          </table:table-cell>
          <table:table-cell office:value-type="float" office:value="604" calcext:value-type="float">
            <text:p>604</text:p>
          </table:table-cell>
          <table:table-cell table:style-name="Default" office:value-type="float" office:value="0.118367" calcext:value-type="float">
            <text:p>0,118367</text:p>
          </table:table-cell>
          <table:table-cell table:style-name="Default" office:value-type="float" office:value="-30.955727" calcext:value-type="float">
            <text:p>-30,9557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0.955727" calcext:value-type="float">
            <text:p>-30,955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83.62" calcext:value-type="float">
            <text:p>283,62</text:p>
          </table:table-cell>
          <table:table-cell office:value-type="float" office:value="13515046" calcext:value-type="float">
            <text:p>13515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8" calcext:value-type="float">
            <text:p>-28</text:p>
          </table:table-cell>
          <table:table-cell office:value-type="float" office:value="300.166393" calcext:value-type="float">
            <text:p>300,166393</text:p>
          </table:table-cell>
          <table:table-cell office:value-type="float" office:value="-28" calcext:value-type="float">
            <text:p>-28</text:p>
          </table:table-cell>
          <table:table-cell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bpl-t300.config</text:p>
          </table:table-cell>
          <table:table-cell table:formula="of:=CONCATENATE(&quot;r&quot;;[.B14];&quot;-&quot;;[.C14];&quot;-&quot;;[.E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1.47" calcext:value-type="float">
            <text:p>1,47</text:p>
          </table:table-cell>
          <table:table-cell table:style-name="ce14" table:formula="of:=[.J14]" office:value-type="float" office:value="-30.955727" calcext:value-type="float">
            <text:p>-31,0</text:p>
          </table:table-cell>
          <table:table-cell table:style-name="ce14" table:formula="of:=[.I14]" office:value-type="float" office:value="0.118367" calcext:value-type="float">
            <text:p>0,1</text:p>
          </table:table-cell>
          <table:table-cell table:formula="of:=[.U14]" office:value-type="float" office:value="-28" calcext:value-type="float">
            <text:p>-28</text:p>
          </table:table-cell>
          <table:table-cell table:formula="of:=[.V14]" office:value-type="float" office:value="300.166393" calcext:value-type="float">
            <text:p>300,166393</text:p>
          </table:table-cell>
          <table:table-cell table:formula="of:=ABS([.AE14]-CEILING([.AC1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5022" calcext:value-type="float">
            <text:p>5022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0.189781" calcext:value-type="float">
            <text:p>0,189781</text:p>
          </table:table-cell>
          <table:table-cell table:style-name="Default" office:value-type="float" office:value="-29.041029" calcext:value-type="float">
            <text:p>-29,0410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9.041029" calcext:value-type="float">
            <text:p>-29,041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287.38" calcext:value-type="float">
            <text:p>287,38</text:p>
          </table:table-cell>
          <table:table-cell office:value-type="float" office:value="13610622" calcext:value-type="float">
            <text:p>13610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5" calcext:value-type="float">
            <text:p>-25</text:p>
          </table:table-cell>
          <table:table-cell office:value-type="float" office:value="300.116362" calcext:value-type="float">
            <text:p>300,116362</text:p>
          </table:table-cell>
          <table:table-cell office:value-type="float" office:value="-25" calcext:value-type="float">
            <text:p>-25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pl-t300.config</text:p>
          </table:table-cell>
          <table:table-cell table:formula="of:=CONCATENATE(&quot;r&quot;;[.B15];&quot;-&quot;;[.C15];&quot;-&quot;;[.E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1.53" calcext:value-type="float">
            <text:p>1,53</text:p>
          </table:table-cell>
          <table:table-cell table:style-name="ce14" table:formula="of:=[.J15]" office:value-type="float" office:value="-29.041029" calcext:value-type="float">
            <text:p>-29,0</text:p>
          </table:table-cell>
          <table:table-cell table:style-name="ce14" table:formula="of:=[.I15]" office:value-type="float" office:value="0.189781" calcext:value-type="float">
            <text:p>0,2</text:p>
          </table:table-cell>
          <table:table-cell table:formula="of:=[.U15]" office:value-type="float" office:value="-25" calcext:value-type="float">
            <text:p>-25</text:p>
          </table:table-cell>
          <table:table-cell table:formula="of:=[.V15]" office:value-type="float" office:value="300.116362" calcext:value-type="float">
            <text:p>300,116362</text:p>
          </table:table-cell>
          <table:table-cell table:formula="of:=ABS([.AE15]-CEILING([.AC1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6" calcext:value-type="float">
            <text:p>76</text:p>
          </table:table-cell>
          <table:table-cell office:value-type="float" office:value="10022" calcext:value-type="float">
            <text:p>10022</text:p>
          </table:table-cell>
          <table:table-cell office:value-type="float" office:value="1264" calcext:value-type="float">
            <text:p>1264</text:p>
          </table:table-cell>
          <table:table-cell table:style-name="Default" office:value-type="float" office:value="0.292755" calcext:value-type="float">
            <text:p>0,292755</text:p>
          </table:table-cell>
          <table:table-cell table:style-name="Default" office:value-type="float" office:value="-68.099719" calcext:value-type="float">
            <text:p>-68,0997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8.099719" calcext:value-type="float">
            <text:p>-68,0997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85.24" calcext:value-type="float">
            <text:p>285,24</text:p>
          </table:table-cell>
          <table:table-cell office:value-type="float" office:value="26841028" calcext:value-type="float">
            <text:p>2684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5" calcext:value-type="float">
            <text:p>-65</text:p>
          </table:table-cell>
          <table:table-cell office:value-type="float" office:value="300.198382" calcext:value-type="float">
            <text:p>300,198382</text:p>
          </table:table-cell>
          <table:table-cell office:value-type="float" office:value="-65" calcext:value-type="float">
            <text:p>-65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bpl-t300.config</text:p>
          </table:table-cell>
          <table:table-cell table:formula="of:=CONCATENATE(&quot;r&quot;;[.B16];&quot;-&quot;;[.C16];&quot;-&quot;;[.E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.76" calcext:value-type="float">
            <text:p>0,76</text:p>
          </table:table-cell>
          <table:table-cell table:style-name="ce14" table:formula="of:=[.J16]" office:value-type="float" office:value="-68.099719" calcext:value-type="float">
            <text:p>-68,1</text:p>
          </table:table-cell>
          <table:table-cell table:style-name="ce14" table:formula="of:=[.I16]" office:value-type="float" office:value="0.292755" calcext:value-type="float">
            <text:p>0,3</text:p>
          </table:table-cell>
          <table:table-cell table:formula="of:=[.U16]" office:value-type="float" office:value="-65" calcext:value-type="float">
            <text:p>-65</text:p>
          </table:table-cell>
          <table:table-cell table:formula="of:=[.V16]" office:value-type="float" office:value="300.198382" calcext:value-type="float">
            <text:p>300,198382</text:p>
          </table:table-cell>
          <table:table-cell table:formula="of:=ABS([.AE16]-CEILING([.AC1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22" calcext:value-type="float">
            <text:p>10022</text:p>
          </table:table-cell>
          <table:table-cell office:value-type="float" office:value="1316" calcext:value-type="float">
            <text:p>1316</text:p>
          </table:table-cell>
          <table:table-cell table:style-name="Default" office:value-type="float" office:value="0.362926" calcext:value-type="float">
            <text:p>0,362926</text:p>
          </table:table-cell>
          <table:table-cell table:style-name="Default" office:value-type="float" office:value="-57.923186" calcext:value-type="float">
            <text:p>-57,9231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7.923186" calcext:value-type="float">
            <text:p>-57,923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286.31" calcext:value-type="float">
            <text:p>286,31</text:p>
          </table:table-cell>
          <table:table-cell office:value-type="float" office:value="27015940" calcext:value-type="float">
            <text:p>27015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6" calcext:value-type="float">
            <text:p>-56</text:p>
          </table:table-cell>
          <table:table-cell office:value-type="float" office:value="300.256082" calcext:value-type="float">
            <text:p>300,256082</text:p>
          </table:table-cell>
          <table:table-cell office:value-type="float" office:value="-56" calcext:value-type="float">
            <text:p>-56</text:p>
          </table:table-cell>
          <table:table-cell office:value-type="float" office:value="371" calcext:value-type="float">
            <text:p>37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bpl-t300.config</text:p>
          </table:table-cell>
          <table:table-cell table:formula="of:=CONCATENATE(&quot;r&quot;;[.B17];&quot;-&quot;;[.C17];&quot;-&quot;;[.E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0.75" calcext:value-type="float">
            <text:p>0,75</text:p>
          </table:table-cell>
          <table:table-cell table:style-name="ce14" table:formula="of:=[.J17]" office:value-type="float" office:value="-57.923186" calcext:value-type="float">
            <text:p>-57,9</text:p>
          </table:table-cell>
          <table:table-cell table:style-name="ce14" table:formula="of:=[.I17]" office:value-type="float" office:value="0.362926" calcext:value-type="float">
            <text:p>0,4</text:p>
          </table:table-cell>
          <table:table-cell table:formula="of:=[.U17]" office:value-type="float" office:value="-56" calcext:value-type="float">
            <text:p>-56</text:p>
          </table:table-cell>
          <table:table-cell table:formula="of:=[.V17]" office:value-type="float" office:value="300.256082" calcext:value-type="float">
            <text:p>300,256082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4" calcext:value-type="float">
            <text:p>74</text:p>
          </table:table-cell>
          <table:table-cell office:value-type="float" office:value="15022" calcext:value-type="float">
            <text:p>15022</text:p>
          </table:table-cell>
          <table:table-cell office:value-type="float" office:value="1616" calcext:value-type="float">
            <text:p>1616</text:p>
          </table:table-cell>
          <table:table-cell table:style-name="Default" office:value-type="float" office:value="0.505197" calcext:value-type="float">
            <text:p>0,505197</text:p>
          </table:table-cell>
          <table:table-cell table:style-name="Default" office:value-type="float" office:value="-100" calcext:value-type="float">
            <text:p>-100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286.48" calcext:value-type="float">
            <text:p>286,48</text:p>
          </table:table-cell>
          <table:table-cell office:value-type="float" office:value="39970454" calcext:value-type="float">
            <text:p>39970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99" calcext:value-type="float">
            <text:p>-99</text:p>
          </table:table-cell>
          <table:table-cell office:value-type="float" office:value="300.152637" calcext:value-type="float">
            <text:p>300,152637</text:p>
          </table:table-cell>
          <table:table-cell office:value-type="float" office:value="-99" calcext:value-type="float">
            <text:p>-99</text:p>
          </table:table-cell>
          <table:table-cell office:value-type="float" office:value="592" calcext:value-type="float">
            <text:p>5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sbpl-t300.config</text:p>
          </table:table-cell>
          <table:table-cell table:formula="of:=CONCATENATE(&quot;r&quot;;[.B18];&quot;-&quot;;[.C18];&quot;-&quot;;[.E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.49" calcext:value-type="float">
            <text:p>0,49</text:p>
          </table:table-cell>
          <table:table-cell table:style-name="ce14" table:formula="of:=[.J18]" office:value-type="float" office:value="-100" calcext:value-type="float">
            <text:p>-100,0</text:p>
          </table:table-cell>
          <table:table-cell table:style-name="ce14" table:formula="of:=[.I18]" office:value-type="float" office:value="0.505197" calcext:value-type="float">
            <text:p>0,5</text:p>
          </table:table-cell>
          <table:table-cell table:formula="of:=[.U18]" office:value-type="float" office:value="-99" calcext:value-type="float">
            <text:p>-99</text:p>
          </table:table-cell>
          <table:table-cell table:formula="of:=[.V18]" office:value-type="float" office:value="300.152637" calcext:value-type="float">
            <text:p>300,152637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15022" calcext:value-type="float">
            <text:p>15022</text:p>
          </table:table-cell>
          <table:table-cell office:value-type="float" office:value="1634" calcext:value-type="float">
            <text:p>1634</text:p>
          </table:table-cell>
          <table:table-cell table:style-name="Default" office:value-type="float" office:value="0.504179" calcext:value-type="float">
            <text:p>0,504179</text:p>
          </table:table-cell>
          <table:table-cell table:style-name="Default" office:value-type="float" office:value="-87.83339" calcext:value-type="float">
            <text:p>-87,833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83339" calcext:value-type="float">
            <text:p>-87,83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286.49" calcext:value-type="float">
            <text:p>286,49</text:p>
          </table:table-cell>
          <table:table-cell office:value-type="float" office:value="40224942" calcext:value-type="float">
            <text:p>40224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6" calcext:value-type="float">
            <text:p>-86</text:p>
          </table:table-cell>
          <table:table-cell office:value-type="float" office:value="300.540601" calcext:value-type="float">
            <text:p>300,540601</text:p>
          </table:table-cell>
          <table:table-cell office:value-type="float" office:value="-86" calcext:value-type="float">
            <text:p>-86</text:p>
          </table:table-cell>
          <table:table-cell office:value-type="float" office:value="543" calcext:value-type="float">
            <text:p>54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bpl-t300.config</text:p>
          </table:table-cell>
          <table:table-cell table:formula="of:=CONCATENATE(&quot;r&quot;;[.B19];&quot;-&quot;;[.C19];&quot;-&quot;;[.E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.51" calcext:value-type="float">
            <text:p>0,51</text:p>
          </table:table-cell>
          <table:table-cell table:style-name="ce14" table:formula="of:=[.J19]" office:value-type="float" office:value="-87.83339" calcext:value-type="float">
            <text:p>-87,8</text:p>
          </table:table-cell>
          <table:table-cell table:style-name="ce14" table:formula="of:=[.I19]" office:value-type="float" office:value="0.504179" calcext:value-type="float">
            <text:p>0,5</text:p>
          </table:table-cell>
          <table:table-cell table:formula="of:=[.U19]" office:value-type="float" office:value="-86" calcext:value-type="float">
            <text:p>-86</text:p>
          </table:table-cell>
          <table:table-cell table:formula="of:=[.V19]" office:value-type="float" office:value="300.540601" calcext:value-type="float">
            <text:p>300,540601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office:value-type="float" office:value="5027" calcext:value-type="float">
            <text:p>5027</text:p>
          </table:table-cell>
          <table:table-cell office:value-type="float" office:value="740" calcext:value-type="float">
            <text:p>740</text:p>
          </table:table-cell>
          <table:table-cell table:style-name="Default" office:value-type="float" office:value="0.154902" calcext:value-type="float">
            <text:p>0,154902</text:p>
          </table:table-cell>
          <table:table-cell table:style-name="Default" office:value-type="float" office:value="-28.343048" calcext:value-type="float">
            <text:p>-28,3430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343048" calcext:value-type="float">
            <text:p>-28,343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283.93" calcext:value-type="float">
            <text:p>283,93</text:p>
          </table:table-cell>
          <table:table-cell office:value-type="float" office:value="13870080" calcext:value-type="float">
            <text:p>1387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6" calcext:value-type="float">
            <text:p>-26</text:p>
          </table:table-cell>
          <table:table-cell office:value-type="float" office:value="300.113859" calcext:value-type="float">
            <text:p>300,113859</text:p>
          </table:table-cell>
          <table:table-cell office:value-type="float" office:value="-26" calcext:value-type="float">
            <text:p>-26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bpl-t300.config</text:p>
          </table:table-cell>
          <table:table-cell table:formula="of:=CONCATENATE(&quot;r&quot;;[.B20];&quot;-&quot;;[.C20];&quot;-&quot;;[.E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1.91" calcext:value-type="float">
            <text:p>1,91</text:p>
          </table:table-cell>
          <table:table-cell table:style-name="ce14" table:formula="of:=[.J20]" office:value-type="float" office:value="-28.343048" calcext:value-type="float">
            <text:p>-28,3</text:p>
          </table:table-cell>
          <table:table-cell table:style-name="ce14" table:formula="of:=[.I20]" office:value-type="float" office:value="0.154902" calcext:value-type="float">
            <text:p>0,2</text:p>
          </table:table-cell>
          <table:table-cell table:formula="of:=[.U20]" office:value-type="float" office:value="-26" calcext:value-type="float">
            <text:p>-26</text:p>
          </table:table-cell>
          <table:table-cell table:formula="of:=[.V20]" office:value-type="float" office:value="300.113859" calcext:value-type="float">
            <text:p>300,113859</text:p>
          </table:table-cell>
          <table:table-cell table:formula="of:=ABS([.AE20]-CEILING([.AC2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5027" calcext:value-type="float">
            <text:p>5027</text:p>
          </table:table-cell>
          <table:table-cell office:value-type="float" office:value="692" calcext:value-type="float">
            <text:p>692</text:p>
          </table:table-cell>
          <table:table-cell table:style-name="Default" office:value-type="float" office:value="0.170625" calcext:value-type="float">
            <text:p>0,170625</text:p>
          </table:table-cell>
          <table:table-cell table:style-name="Default" office:value-type="float" office:value="-24.388471" calcext:value-type="float">
            <text:p>-24,3884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4.388471" calcext:value-type="float">
            <text:p>-24,3884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83.01" calcext:value-type="float">
            <text:p>283,01</text:p>
          </table:table-cell>
          <table:table-cell office:value-type="float" office:value="13957096" calcext:value-type="float">
            <text:p>13957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2" calcext:value-type="float">
            <text:p>-22</text:p>
          </table:table-cell>
          <table:table-cell office:value-type="float" office:value="300.087145" calcext:value-type="float">
            <text:p>300,087145</text:p>
          </table:table-cell>
          <table:table-cell office:value-type="float" office:value="-22" calcext:value-type="float">
            <text:p>-22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pl-t300.config</text:p>
          </table:table-cell>
          <table:table-cell table:formula="of:=CONCATENATE(&quot;r&quot;;[.B21];&quot;-&quot;;[.C21];&quot;-&quot;;[.E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1.87" calcext:value-type="float">
            <text:p>1,87</text:p>
          </table:table-cell>
          <table:table-cell table:style-name="ce14" table:formula="of:=[.J21]" office:value-type="float" office:value="-24.388471" calcext:value-type="float">
            <text:p>-24,4</text:p>
          </table:table-cell>
          <table:table-cell table:style-name="ce14" table:formula="of:=[.I21]" office:value-type="float" office:value="0.170625" calcext:value-type="float">
            <text:p>0,2</text:p>
          </table:table-cell>
          <table:table-cell table:formula="of:=[.U21]" office:value-type="float" office:value="-22" calcext:value-type="float">
            <text:p>-22</text:p>
          </table:table-cell>
          <table:table-cell table:formula="of:=[.V21]" office:value-type="float" office:value="300.087145" calcext:value-type="float">
            <text:p>300,087145</text:p>
          </table:table-cell>
          <table:table-cell table:formula="of:=ABS([.AE21]-CEILING([.AC2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302" calcext:value-type="float">
            <text:p>1302</text:p>
          </table:table-cell>
          <table:table-cell table:style-name="Default" office:value-type="float" office:value="0.330438" calcext:value-type="float">
            <text:p>0,330438</text:p>
          </table:table-cell>
          <table:table-cell table:style-name="Default" office:value-type="float" office:value="-58.78465" calcext:value-type="float">
            <text:p>-58,784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78465" calcext:value-type="float">
            <text:p>-58,78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85.1" calcext:value-type="float">
            <text:p>285,1</text:p>
          </table:table-cell>
          <table:table-cell office:value-type="float" office:value="27524205" calcext:value-type="float">
            <text:p>2752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6" calcext:value-type="float">
            <text:p>-56</text:p>
          </table:table-cell>
          <table:table-cell office:value-type="float" office:value="300.418251" calcext:value-type="float">
            <text:p>300,418251</text:p>
          </table:table-cell>
          <table:table-cell office:value-type="float" office:value="-56" calcext:value-type="float">
            <text:p>-56</text:p>
          </table:table-cell>
          <table:table-cell office:value-type="float" office:value="405" calcext:value-type="float">
            <text:p>40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bpl-t300.config</text:p>
          </table:table-cell>
          <table:table-cell table:formula="of:=CONCATENATE(&quot;r&quot;;[.B22];&quot;-&quot;;[.C22];&quot;-&quot;;[.E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.96" calcext:value-type="float">
            <text:p>0,96</text:p>
          </table:table-cell>
          <table:table-cell table:style-name="ce14" table:formula="of:=[.J22]" office:value-type="float" office:value="-58.78465" calcext:value-type="float">
            <text:p>-58,8</text:p>
          </table:table-cell>
          <table:table-cell table:style-name="ce14" table:formula="of:=[.I22]" office:value-type="float" office:value="0.330438" calcext:value-type="float">
            <text:p>0,3</text:p>
          </table:table-cell>
          <table:table-cell table:formula="of:=[.U22]" office:value-type="float" office:value="-56" calcext:value-type="float">
            <text:p>-56</text:p>
          </table:table-cell>
          <table:table-cell table:formula="of:=[.V22]" office:value-type="float" office:value="300.418251" calcext:value-type="float">
            <text:p>300,418251</text:p>
          </table:table-cell>
          <table:table-cell table:formula="of:=ABS([.AE22]-CEILING([.AC2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10027" calcext:value-type="float">
            <text:p>10027</text:p>
          </table:table-cell>
          <table:table-cell office:value-type="float" office:value="1241" calcext:value-type="float">
            <text:p>1241</text:p>
          </table:table-cell>
          <table:table-cell table:style-name="Default" office:value-type="float" office:value="0.347371" calcext:value-type="float">
            <text:p>0,347371</text:p>
          </table:table-cell>
          <table:table-cell table:style-name="Default" office:value-type="float" office:value="-53.640083" calcext:value-type="float">
            <text:p>-53,6400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.640083" calcext:value-type="float">
            <text:p>-53,6400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285.27" calcext:value-type="float">
            <text:p>285,27</text:p>
          </table:table-cell>
          <table:table-cell office:value-type="float" office:value="27707757" calcext:value-type="float">
            <text:p>27707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0" calcext:value-type="float">
            <text:p>-50</text:p>
          </table:table-cell>
          <table:table-cell office:value-type="float" office:value="300.344478" calcext:value-type="float">
            <text:p>300,344478</text:p>
          </table:table-cell>
          <table:table-cell office:value-type="float" office:value="-50" calcext:value-type="float">
            <text:p>-50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bpl-t300.config</text:p>
          </table:table-cell>
          <table:table-cell table:formula="of:=CONCATENATE(&quot;r&quot;;[.B23];&quot;-&quot;;[.C23];&quot;-&quot;;[.E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0.96" calcext:value-type="float">
            <text:p>0,96</text:p>
          </table:table-cell>
          <table:table-cell table:style-name="ce14" table:formula="of:=[.J23]" office:value-type="float" office:value="-53.640083" calcext:value-type="float">
            <text:p>-53,6</text:p>
          </table:table-cell>
          <table:table-cell table:style-name="ce14" table:formula="of:=[.I23]" office:value-type="float" office:value="0.347371" calcext:value-type="float">
            <text:p>0,3</text:p>
          </table:table-cell>
          <table:table-cell table:formula="of:=[.U23]" office:value-type="float" office:value="-50" calcext:value-type="float">
            <text:p>-50</text:p>
          </table:table-cell>
          <table:table-cell table:formula="of:=[.V23]" office:value-type="float" office:value="300.344478" calcext:value-type="float">
            <text:p>300,344478</text:p>
          </table:table-cell>
          <table:table-cell table:formula="of:=ABS([.AE23]-CEILING([.AC23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15027" calcext:value-type="float">
            <text:p>15027</text:p>
          </table:table-cell>
          <table:table-cell office:value-type="float" office:value="1840" calcext:value-type="float">
            <text:p>1840</text:p>
          </table:table-cell>
          <table:table-cell table:style-name="Default" office:value-type="float" office:value="0.614396" calcext:value-type="float">
            <text:p>0,614396</text:p>
          </table:table-cell>
          <table:table-cell table:style-name="Default" office:value-type="float" office:value="-86.428757" calcext:value-type="float">
            <text:p>-86,4287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6.428757" calcext:value-type="float">
            <text:p>-86,4287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 office:value-type="float" office:value="286.7" calcext:value-type="float">
            <text:p>286,7</text:p>
          </table:table-cell>
          <table:table-cell office:value-type="float" office:value="40969447" calcext:value-type="float">
            <text:p>40969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3" calcext:value-type="float">
            <text:p>-83</text:p>
          </table:table-cell>
          <table:table-cell office:value-type="float" office:value="300.146846" calcext:value-type="float">
            <text:p>300,146846</text:p>
          </table:table-cell>
          <table:table-cell office:value-type="float" office:value="-83" calcext:value-type="float">
            <text:p>-83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sbpl-t300.config</text:p>
          </table:table-cell>
          <table:table-cell table:formula="of:=CONCATENATE(&quot;r&quot;;[.B24];&quot;-&quot;;[.C24];&quot;-&quot;;[.E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.65" calcext:value-type="float">
            <text:p>0,65</text:p>
          </table:table-cell>
          <table:table-cell table:style-name="ce14" table:formula="of:=[.J24]" office:value-type="float" office:value="-86.428757" calcext:value-type="float">
            <text:p>-86,4</text:p>
          </table:table-cell>
          <table:table-cell table:style-name="ce14" table:formula="of:=[.I24]" office:value-type="float" office:value="0.614396" calcext:value-type="float">
            <text:p>0,6</text:p>
          </table:table-cell>
          <table:table-cell table:formula="of:=[.U24]" office:value-type="float" office:value="-83" calcext:value-type="float">
            <text:p>-83</text:p>
          </table:table-cell>
          <table:table-cell table:formula="of:=[.V24]" office:value-type="float" office:value="300.146846" calcext:value-type="float">
            <text:p>300,146846</text:p>
          </table:table-cell>
          <table:table-cell table:formula="of:=ABS([.AE24]-CEILING([.AC2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15027" calcext:value-type="float">
            <text:p>15027</text:p>
          </table:table-cell>
          <table:table-cell office:value-type="float" office:value="1693" calcext:value-type="float">
            <text:p>1693</text:p>
          </table:table-cell>
          <table:table-cell table:style-name="Default" office:value-type="float" office:value="0.772275" calcext:value-type="float">
            <text:p>0,772275</text:p>
          </table:table-cell>
          <table:table-cell table:style-name="Default" office:value-type="float" office:value="-77.085301" calcext:value-type="float">
            <text:p>-77,08530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7.085301" calcext:value-type="float">
            <text:p>-77,085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office:value-type="float" office:value="287.04" calcext:value-type="float">
            <text:p>287,04</text:p>
          </table:table-cell>
          <table:table-cell office:value-type="float" office:value="41251807" calcext:value-type="float">
            <text:p>41251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4" calcext:value-type="float">
            <text:p>-74</text:p>
          </table:table-cell>
          <table:table-cell office:value-type="float" office:value="300.084819" calcext:value-type="float">
            <text:p>300,084819</text:p>
          </table:table-cell>
          <table:table-cell office:value-type="float" office:value="-74" calcext:value-type="float">
            <text:p>-74</text:p>
          </table:table-cell>
          <table:table-cell office:value-type="float" office:value="547" calcext:value-type="float">
            <text:p>54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bpl-t300.config</text:p>
          </table:table-cell>
          <table:table-cell table:formula="of:=CONCATENATE(&quot;r&quot;;[.B25];&quot;-&quot;;[.C25];&quot;-&quot;;[.E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.64" calcext:value-type="float">
            <text:p>0,64</text:p>
          </table:table-cell>
          <table:table-cell table:style-name="ce14" table:formula="of:=[.J25]" office:value-type="float" office:value="-77.085301" calcext:value-type="float">
            <text:p>-77,1</text:p>
          </table:table-cell>
          <table:table-cell table:style-name="ce14" table:formula="of:=[.I25]" office:value-type="float" office:value="0.772275" calcext:value-type="float">
            <text:p>0,8</text:p>
          </table:table-cell>
          <table:table-cell table:formula="of:=[.U25]" office:value-type="float" office:value="-74" calcext:value-type="float">
            <text:p>-74</text:p>
          </table:table-cell>
          <table:table-cell table:formula="of:=[.V25]" office:value-type="float" office:value="300.084819" calcext:value-type="float">
            <text:p>300,084819</text:p>
          </table:table-cell>
          <table:table-cell table:formula="of:=ABS([.AE25]-CEILING([.AC2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5007" calcext:value-type="float">
            <text:p>5007</text:p>
          </table:table-cell>
          <table:table-cell office:value-type="float" office:value="193" calcext:value-type="float">
            <text:p>193</text:p>
          </table:table-cell>
          <table:table-cell table:style-name="Default" office:value-type="float" office:value="0.030872" calcext:value-type="float">
            <text:p>0,030872</text:p>
          </table:table-cell>
          <table:table-cell table:style-name="Default" office:value-type="float" office:value="-67.8" calcext:value-type="float">
            <text:p>-67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7.8" calcext:value-type="float">
            <text:p>-6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9.18" calcext:value-type="float">
            <text:p>279,18</text:p>
          </table:table-cell>
          <table:table-cell office:value-type="float" office:value="12554485" calcext:value-type="float">
            <text:p>12554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7" calcext:value-type="float">
            <text:p>-67</text:p>
          </table:table-cell>
          <table:table-cell office:value-type="float" office:value="300.022161" calcext:value-type="float">
            <text:p>300,022161</text:p>
          </table:table-cell>
          <table:table-cell office:value-type="float" office:value="-67" calcext:value-type="float">
            <text:p>-67</text:p>
          </table:table-cell>
          <table:table-cell office:value-type="float" office:value="168" calcext:value-type="float">
            <text:p>16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bpl-t300.config</text:p>
          </table:table-cell>
          <table:table-cell table:formula="of:=CONCATENATE(&quot;r&quot;;[.B26];&quot;-&quot;;[.C26];&quot;-&quot;;[.E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0.18" calcext:value-type="float">
            <text:p>0,18</text:p>
          </table:table-cell>
          <table:table-cell table:style-name="ce14" table:formula="of:=[.J26]" office:value-type="float" office:value="-67.8" calcext:value-type="float">
            <text:p>-67,8</text:p>
          </table:table-cell>
          <table:table-cell table:style-name="ce14" table:formula="of:=[.I26]" office:value-type="float" office:value="0.030872" calcext:value-type="float">
            <text:p>0,0</text:p>
          </table:table-cell>
          <table:table-cell table:formula="of:=[.U26]" office:value-type="float" office:value="-67" calcext:value-type="float">
            <text:p>-67</text:p>
          </table:table-cell>
          <table:table-cell table:formula="of:=[.V26]" office:value-type="float" office:value="300.022161" calcext:value-type="float">
            <text:p>300,022161</text:p>
          </table:table-cell>
          <table:table-cell table:formula="of:=ABS([.AE26]-CEILING([.AC2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5007" calcext:value-type="float">
            <text:p>5007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8171" calcext:value-type="float">
            <text:p>0,038171</text:p>
          </table:table-cell>
          <table:table-cell table:style-name="Default" office:value-type="float" office:value="-63.2" calcext:value-type="float">
            <text:p>-6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3.2" calcext:value-type="float">
            <text:p>-6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92" calcext:value-type="float">
            <text:p>278,92</text:p>
          </table:table-cell>
          <table:table-cell office:value-type="float" office:value="12586949" calcext:value-type="float">
            <text:p>12586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2" calcext:value-type="float">
            <text:p>-62</text:p>
          </table:table-cell>
          <table:table-cell office:value-type="float" office:value="300.078016" calcext:value-type="float">
            <text:p>300,078016</text:p>
          </table:table-cell>
          <table:table-cell office:value-type="float" office:value="-62" calcext:value-type="float">
            <text:p>-62</text:p>
          </table:table-cell>
          <table:table-cell office:value-type="float" office:value="158" calcext:value-type="float">
            <text:p>15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bpl-t300.config</text:p>
          </table:table-cell>
          <table:table-cell table:formula="of:=CONCATENATE(&quot;r&quot;;[.B27];&quot;-&quot;;[.C27];&quot;-&quot;;[.E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0.34" calcext:value-type="float">
            <text:p>0,34</text:p>
          </table:table-cell>
          <table:table-cell table:style-name="ce14" table:formula="of:=[.J27]" office:value-type="float" office:value="-63.2" calcext:value-type="float">
            <text:p>-63,2</text:p>
          </table:table-cell>
          <table:table-cell table:style-name="ce14" table:formula="of:=[.I27]" office:value-type="float" office:value="0.038171" calcext:value-type="float">
            <text:p>0,0</text:p>
          </table:table-cell>
          <table:table-cell table:formula="of:=[.U27]" office:value-type="float" office:value="-62" calcext:value-type="float">
            <text:p>-62</text:p>
          </table:table-cell>
          <table:table-cell table:formula="of:=[.V27]" office:value-type="float" office:value="300.078016" calcext:value-type="float">
            <text:p>300,078016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387" calcext:value-type="float">
            <text:p>387</text:p>
          </table:table-cell>
          <table:table-cell table:style-name="Default" office:value-type="float" office:value="0.057894" calcext:value-type="float">
            <text:p>0,057894</text:p>
          </table:table-cell>
          <table:table-cell table:style-name="Default" office:value-type="float" office:value="-135.2" calcext:value-type="float">
            <text:p>-13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2" calcext:value-type="float">
            <text:p>-13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2.05" calcext:value-type="float">
            <text:p>282,05</text:p>
          </table:table-cell>
          <table:table-cell office:value-type="float" office:value="24945683" calcext:value-type="float">
            <text:p>24945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35" calcext:value-type="float">
            <text:p>-135</text:p>
          </table:table-cell>
          <table:table-cell office:value-type="float" office:value="300.112456" calcext:value-type="float">
            <text:p>300,112456</text:p>
          </table:table-cell>
          <table:table-cell office:value-type="float" office:value="-135" calcext:value-type="float">
            <text:p>-135</text:p>
          </table:table-cell>
          <table:table-cell office:value-type="float" office:value="346" calcext:value-type="float">
            <text:p>34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sbpl-t300.config</text:p>
          </table:table-cell>
          <table:table-cell table:formula="of:=CONCATENATE(&quot;r&quot;;[.B28];&quot;-&quot;;[.C28];&quot;-&quot;;[.E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0.09" calcext:value-type="float">
            <text:p>0,09</text:p>
          </table:table-cell>
          <table:table-cell table:style-name="ce14" table:formula="of:=[.J28]" office:value-type="float" office:value="-135.2" calcext:value-type="float">
            <text:p>-135,2</text:p>
          </table:table-cell>
          <table:table-cell table:style-name="ce14" table:formula="of:=[.I28]" office:value-type="float" office:value="0.057894" calcext:value-type="float">
            <text:p>0,1</text:p>
          </table:table-cell>
          <table:table-cell table:formula="of:=[.U28]" office:value-type="float" office:value="-135" calcext:value-type="float">
            <text:p>-135</text:p>
          </table:table-cell>
          <table:table-cell table:formula="of:=[.V28]" office:value-type="float" office:value="300.112456" calcext:value-type="float">
            <text:p>300,112456</text:p>
          </table:table-cell>
          <table:table-cell table:formula="of:=ABS([.AE28]-CEILING([.AC2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0.060251" calcext:value-type="float">
            <text:p>0,060251</text:p>
          </table:table-cell>
          <table:table-cell table:style-name="Default" office:value-type="float" office:value="-128.2" calcext:value-type="float">
            <text:p>-128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8.2" calcext:value-type="float">
            <text:p>-12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2.56" calcext:value-type="float">
            <text:p>282,56</text:p>
          </table:table-cell>
          <table:table-cell office:value-type="float" office:value="25001051" calcext:value-type="float">
            <text:p>2500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28" calcext:value-type="float">
            <text:p>-128</text:p>
          </table:table-cell>
          <table:table-cell office:value-type="float" office:value="300.015071" calcext:value-type="float">
            <text:p>300,015071</text:p>
          </table:table-cell>
          <table:table-cell office:value-type="float" office:value="-128" calcext:value-type="float">
            <text:p>-128</text:p>
          </table:table-cell>
          <table:table-cell office:value-type="float" office:value="300" calcext:value-type="float">
            <text:p>3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bpl-t300.config</text:p>
          </table:table-cell>
          <table:table-cell table:formula="of:=CONCATENATE(&quot;r&quot;;[.B29];&quot;-&quot;;[.C29];&quot;-&quot;;[.E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0.09" calcext:value-type="float">
            <text:p>0,09</text:p>
          </table:table-cell>
          <table:table-cell table:style-name="ce14" table:formula="of:=[.J29]" office:value-type="float" office:value="-128.2" calcext:value-type="float">
            <text:p>-128,2</text:p>
          </table:table-cell>
          <table:table-cell table:style-name="ce14" table:formula="of:=[.I29]" office:value-type="float" office:value="0.060251" calcext:value-type="float">
            <text:p>0,1</text:p>
          </table:table-cell>
          <table:table-cell table:formula="of:=[.U29]" office:value-type="float" office:value="-128" calcext:value-type="float">
            <text:p>-128</text:p>
          </table:table-cell>
          <table:table-cell table:formula="of:=[.V29]" office:value-type="float" office:value="300.015071" calcext:value-type="float">
            <text:p>300,015071</text:p>
          </table:table-cell>
          <table:table-cell table:formula="of:=ABS([.AE29]-CEILING([.AC2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7" calcext:value-type="float">
            <text:p>15007</text:p>
          </table:table-cell>
          <table:table-cell office:value-type="float" office:value="674" calcext:value-type="float">
            <text:p>674</text:p>
          </table:table-cell>
          <table:table-cell table:style-name="Default" office:value-type="float" office:value="0.072535" calcext:value-type="float">
            <text:p>0,072535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-204" calcext:value-type="float">
            <text:p>-2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204" calcext:value-type="float">
            <text:p>-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283.5" calcext:value-type="float">
            <text:p>283,5</text:p>
          </table:table-cell>
          <table:table-cell office:value-type="float" office:value="36396719" calcext:value-type="float">
            <text:p>363967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-204" calcext:value-type="float">
            <text:p>-204</text:p>
          </table:table-cell>
          <table:table-cell office:value-type="float" office:value="300.351851" calcext:value-type="float">
            <text:p>300,351851</text:p>
          </table:table-cell>
          <table:table-cell office:value-type="float" office:value="-204" calcext:value-type="float">
            <text:p>-204</text:p>
          </table:table-cell>
          <table:table-cell office:value-type="float" office:value="502" calcext:value-type="float">
            <text:p>50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bpl-t300.config</text:p>
          </table:table-cell>
          <table:table-cell table:formula="of:=CONCATENATE(&quot;r&quot;;[.B30];&quot;-&quot;;[.C30];&quot;-&quot;;[.E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14" table:formula="of:=[.J30]" office:value-type="float" office:value="-204" calcext:value-type="float">
            <text:p>-204,0</text:p>
          </table:table-cell>
          <table:table-cell table:style-name="ce14" table:formula="of:=[.I30]" office:value-type="float" office:value="0.072535" calcext:value-type="float">
            <text:p>0,1</text:p>
          </table:table-cell>
          <table:table-cell table:formula="of:=[.U30]" office:value-type="float" office:value="-204" calcext:value-type="float">
            <text:p>-204</text:p>
          </table:table-cell>
          <table:table-cell table:formula="of:=[.V30]" office:value-type="float" office:value="300.351851" calcext:value-type="float">
            <text:p>300,351851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5007" calcext:value-type="float">
            <text:p>15007</text:p>
          </table:table-cell>
          <table:table-cell office:value-type="float" office:value="227" calcext:value-type="float">
            <text:p>227</text:p>
          </table:table-cell>
          <table:table-cell table:style-name="Default" office:value-type="float" office:value="0.092844" calcext:value-type="float">
            <text:p>0,092844</text:p>
          </table:table-cell>
          <table:table-cell table:style-name="Default" office:value-type="float" office:value="-191" calcext:value-type="float">
            <text:p>-1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91" calcext:value-type="float">
            <text:p>-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84.65" calcext:value-type="float">
            <text:p>284,65</text:p>
          </table:table-cell>
          <table:table-cell office:value-type="float" office:value="37303854" calcext:value-type="float">
            <text:p>3730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90" calcext:value-type="float">
            <text:p>-190</text:p>
          </table:table-cell>
          <table:table-cell office:value-type="float" office:value="300.07606" calcext:value-type="float">
            <text:p>300,07606</text:p>
          </table:table-cell>
          <table:table-cell office:value-type="float" office:value="-190" calcext:value-type="float">
            <text:p>-190</text:p>
          </table:table-cell>
          <table:table-cell office:value-type="float" office:value="463" calcext:value-type="float">
            <text:p>46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bpl-t300.config</text:p>
          </table:table-cell>
          <table:table-cell table:formula="of:=CONCATENATE(&quot;r&quot;;[.B31];&quot;-&quot;;[.C31];&quot;-&quot;;[.E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0.07" calcext:value-type="float">
            <text:p>0,07</text:p>
          </table:table-cell>
          <table:table-cell table:style-name="ce14" table:formula="of:=[.J31]" office:value-type="float" office:value="-191" calcext:value-type="float">
            <text:p>-191,0</text:p>
          </table:table-cell>
          <table:table-cell table:style-name="ce14" table:formula="of:=[.I31]" office:value-type="float" office:value="0.092844" calcext:value-type="float">
            <text:p>0,1</text:p>
          </table:table-cell>
          <table:table-cell table:formula="of:=[.U31]" office:value-type="float" office:value="-190" calcext:value-type="float">
            <text:p>-190</text:p>
          </table:table-cell>
          <table:table-cell table:formula="of:=[.V31]" office:value-type="float" office:value="300.07606" calcext:value-type="float">
            <text:p>300,07606</text:p>
          </table:table-cell>
          <table:table-cell table:formula="of:=ABS([.AE31]-CEILING([.AC3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1012" calcext:value-type="float">
            <text:p>1012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0.036819" calcext:value-type="float">
            <text:p>0,036819</text:p>
          </table:table-cell>
          <table:table-cell table:style-name="Default" office:value-type="float" office:value="-52.099737" calcext:value-type="float">
            <text:p>-52,0997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2.099737" calcext:value-type="float">
            <text:p>-52,099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66.47" calcext:value-type="float">
            <text:p>266,47</text:p>
          </table:table-cell>
          <table:table-cell office:value-type="float" office:value="3510210" calcext:value-type="float">
            <text:p>3510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1" calcext:value-type="float">
            <text:p>-51</text:p>
          </table:table-cell>
          <table:table-cell office:value-type="float" office:value="300.075038" calcext:value-type="float">
            <text:p>300,075038</text:p>
          </table:table-cell>
          <table:table-cell office:value-type="float" office:value="-50" calcext:value-type="float">
            <text:p>-50</text:p>
          </table:table-cell>
          <table:table-cell office:value-type="float" office:value="157" calcext:value-type="float">
            <text:p>15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pl-t300.config</text:p>
          </table:table-cell>
          <table:table-cell table:formula="of:=CONCATENATE(&quot;r&quot;;[.B32];&quot;-&quot;;[.C32];&quot;-&quot;;[.E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.66" calcext:value-type="float">
            <text:p>3,66</text:p>
          </table:table-cell>
          <table:table-cell table:style-name="ce14" table:formula="of:=[.J32]" office:value-type="float" office:value="-52.099737" calcext:value-type="float">
            <text:p>-52,1</text:p>
          </table:table-cell>
          <table:table-cell table:style-name="ce14" table:formula="of:=[.I32]" office:value-type="float" office:value="0.036819" calcext:value-type="float">
            <text:p>0,0</text:p>
          </table:table-cell>
          <table:table-cell table:formula="of:=[.U32]" office:value-type="float" office:value="-51" calcext:value-type="float">
            <text:p>-51</text:p>
          </table:table-cell>
          <table:table-cell table:formula="of:=[.V32]" office:value-type="float" office:value="300.075038" calcext:value-type="float">
            <text:p>300,075038</text:p>
          </table:table-cell>
          <table:table-cell table:formula="of:=ABS([.AE32]-CEILING([.AC3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1012" calcext:value-type="float">
            <text:p>1012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0.035875" calcext:value-type="float">
            <text:p>0,035875</text:p>
          </table:table-cell>
          <table:table-cell table:style-name="Default" office:value-type="float" office:value="-47.718769" calcext:value-type="float">
            <text:p>-47,7187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7.718769" calcext:value-type="float">
            <text:p>-47,7187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6.91" calcext:value-type="float">
            <text:p>266,91</text:p>
          </table:table-cell>
          <table:table-cell office:value-type="float" office:value="3514650" calcext:value-type="float">
            <text:p>3514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47" calcext:value-type="float">
            <text:p>-47</text:p>
          </table:table-cell>
          <table:table-cell office:value-type="float" office:value="300.01875" calcext:value-type="float">
            <text:p>300,01875</text:p>
          </table:table-cell>
          <table:table-cell office:value-type="float" office:value="-47" calcext:value-type="float">
            <text:p>-47</text:p>
          </table:table-cell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pl-t300.config</text:p>
          </table:table-cell>
          <table:table-cell table:formula="of:=CONCATENATE(&quot;r&quot;;[.B33];&quot;-&quot;;[.C33];&quot;-&quot;;[.E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.75" calcext:value-type="float">
            <text:p>3,75</text:p>
          </table:table-cell>
          <table:table-cell table:style-name="ce14" table:formula="of:=[.J33]" office:value-type="float" office:value="-47.718769" calcext:value-type="float">
            <text:p>-47,7</text:p>
          </table:table-cell>
          <table:table-cell table:style-name="ce14" table:formula="of:=[.I33]" office:value-type="float" office:value="0.035875" calcext:value-type="float">
            <text:p>0,0</text:p>
          </table:table-cell>
          <table:table-cell table:formula="of:=[.U33]" office:value-type="float" office:value="-47" calcext:value-type="float">
            <text:p>-47</text:p>
          </table:table-cell>
          <table:table-cell table:formula="of:=[.V33]" office:value-type="float" office:value="300.01875" calcext:value-type="float">
            <text:p>300,01875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0.078942" calcext:value-type="float">
            <text:p>0,078942</text:p>
          </table:table-cell>
          <table:table-cell table:style-name="Default" office:value-type="float" office:value="-114.837319" calcext:value-type="float">
            <text:p>-114,8373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4.837319" calcext:value-type="float">
            <text:p>-114,8373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64.65" calcext:value-type="float">
            <text:p>264,65</text:p>
          </table:table-cell>
          <table:table-cell office:value-type="float" office:value="6814878" calcext:value-type="float">
            <text:p>6814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13" calcext:value-type="float">
            <text:p>-113</text:p>
          </table:table-cell>
          <table:table-cell office:value-type="float" office:value="300.117775" calcext:value-type="float">
            <text:p>300,117775</text:p>
          </table:table-cell>
          <table:table-cell office:value-type="float" office:value="-112" calcext:value-type="float">
            <text:p>-112</text:p>
          </table:table-cell>
          <table:table-cell office:value-type="float" office:value="309" calcext:value-type="float">
            <text:p>30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bpl-t300.config</text:p>
          </table:table-cell>
          <table:table-cell table:formula="of:=CONCATENATE(&quot;r&quot;;[.B34];&quot;-&quot;;[.C34];&quot;-&quot;;[.E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1.89" calcext:value-type="float">
            <text:p>1,89</text:p>
          </table:table-cell>
          <table:table-cell table:style-name="ce14" table:formula="of:=[.J34]" office:value-type="float" office:value="-114.837319" calcext:value-type="float">
            <text:p>-114,8</text:p>
          </table:table-cell>
          <table:table-cell table:style-name="ce14" table:formula="of:=[.I34]" office:value-type="float" office:value="0.078942" calcext:value-type="float">
            <text:p>0,1</text:p>
          </table:table-cell>
          <table:table-cell table:formula="of:=[.U34]" office:value-type="float" office:value="-113" calcext:value-type="float">
            <text:p>-113</text:p>
          </table:table-cell>
          <table:table-cell table:formula="of:=[.V34]" office:value-type="float" office:value="300.117775" calcext:value-type="float">
            <text:p>300,117775</text:p>
          </table:table-cell>
          <table:table-cell table:formula="of:=ABS([.AE34]-CEILING([.AC3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635" calcext:value-type="float">
            <text:p>635</text:p>
          </table:table-cell>
          <table:table-cell table:style-name="Default" office:value-type="float" office:value="0.058527" calcext:value-type="float">
            <text:p>0,058527</text:p>
          </table:table-cell>
          <table:table-cell table:style-name="Default" office:value-type="float" office:value="-95.67046" calcext:value-type="float">
            <text:p>-95,67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5.67046" calcext:value-type="float">
            <text:p>-95,67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66.43" calcext:value-type="float">
            <text:p>266,43</text:p>
          </table:table-cell>
          <table:table-cell office:value-type="float" office:value="6811534" calcext:value-type="float">
            <text:p>681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94" calcext:value-type="float">
            <text:p>-94</text:p>
          </table:table-cell>
          <table:table-cell office:value-type="float" office:value="300.146607" calcext:value-type="float">
            <text:p>300,146607</text:p>
          </table:table-cell>
          <table:table-cell office:value-type="float" office:value="-94" calcext:value-type="float">
            <text:p>-94</text:p>
          </table:table-cell>
          <table:table-cell office:value-type="float" office:value="302" calcext:value-type="float">
            <text:p>30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bpl-t300.config</text:p>
          </table:table-cell>
          <table:table-cell table:formula="of:=CONCATENATE(&quot;r&quot;;[.B35];&quot;-&quot;;[.C35];&quot;-&quot;;[.E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1.89" calcext:value-type="float">
            <text:p>1,89</text:p>
          </table:table-cell>
          <table:table-cell table:style-name="ce14" table:formula="of:=[.J35]" office:value-type="float" office:value="-95.67046" calcext:value-type="float">
            <text:p>-95,7</text:p>
          </table:table-cell>
          <table:table-cell table:style-name="ce14" table:formula="of:=[.I35]" office:value-type="float" office:value="0.058527" calcext:value-type="float">
            <text:p>0,1</text:p>
          </table:table-cell>
          <table:table-cell table:formula="of:=[.U35]" office:value-type="float" office:value="-94" calcext:value-type="float">
            <text:p>-94</text:p>
          </table:table-cell>
          <table:table-cell table:formula="of:=[.V35]" office:value-type="float" office:value="300.146607" calcext:value-type="float">
            <text:p>300,146607</text:p>
          </table:table-cell>
          <table:table-cell table:formula="of:=ABS([.AE35]-CEILING([.AC3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995" calcext:value-type="float">
            <text:p>995</text:p>
          </table:table-cell>
          <table:table-cell table:style-name="Default" office:value-type="float" office:value="0.153037" calcext:value-type="float">
            <text:p>0,153037</text:p>
          </table:table-cell>
          <table:table-cell table:style-name="Default" office:value-type="float" office:value="-165.2" calcext:value-type="float">
            <text:p>-165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65.2" calcext:value-type="float">
            <text:p>-16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270.17" calcext:value-type="float">
            <text:p>270,17</text:p>
          </table:table-cell>
          <table:table-cell office:value-type="float" office:value="10045012" calcext:value-type="float">
            <text:p>10045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64" calcext:value-type="float">
            <text:p>-164</text:p>
          </table:table-cell>
          <table:table-cell office:value-type="float" office:value="300.035929" calcext:value-type="float">
            <text:p>300,035929</text:p>
          </table:table-cell>
          <table:table-cell office:value-type="float" office:value="-163" calcext:value-type="float">
            <text:p>-163</text:p>
          </table:table-cell>
          <table:table-cell office:value-type="float" office:value="461" calcext:value-type="float">
            <text:p>46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sbpl-t300.config</text:p>
          </table:table-cell>
          <table:table-cell table:formula="of:=CONCATENATE(&quot;r&quot;;[.B36];&quot;-&quot;;[.C36];&quot;-&quot;;[.E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1.26" calcext:value-type="float">
            <text:p>1,26</text:p>
          </table:table-cell>
          <table:table-cell table:style-name="ce14" table:formula="of:=[.J36]" office:value-type="float" office:value="-165.2" calcext:value-type="float">
            <text:p>-165,2</text:p>
          </table:table-cell>
          <table:table-cell table:style-name="ce14" table:formula="of:=[.I36]" office:value-type="float" office:value="0.153037" calcext:value-type="float">
            <text:p>0,2</text:p>
          </table:table-cell>
          <table:table-cell table:formula="of:=[.U36]" office:value-type="float" office:value="-164" calcext:value-type="float">
            <text:p>-164</text:p>
          </table:table-cell>
          <table:table-cell table:formula="of:=[.V36]" office:value-type="float" office:value="300.035929" calcext:value-type="float">
            <text:p>300,035929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8" calcext:value-type="float">
            <text:p>38</text:p>
          </table:table-cell>
          <table:table-cell office:value-type="float" office:value="3012" calcext:value-type="float">
            <text:p>3012</text:p>
          </table:table-cell>
          <table:table-cell office:value-type="float" office:value="1036" calcext:value-type="float">
            <text:p>1036</text:p>
          </table:table-cell>
          <table:table-cell table:style-name="Default" office:value-type="float" office:value="0.15863" calcext:value-type="float">
            <text:p>0,15863</text:p>
          </table:table-cell>
          <table:table-cell table:style-name="Default" office:value-type="float" office:value="-146" calcext:value-type="float">
            <text:p>-1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" calcext:value-type="float">
            <text:p>-1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66.37" calcext:value-type="float">
            <text:p>266,37</text:p>
          </table:table-cell>
          <table:table-cell office:value-type="float" office:value="10058332" calcext:value-type="float">
            <text:p>10058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45" calcext:value-type="float">
            <text:p>-145</text:p>
          </table:table-cell>
          <table:table-cell office:value-type="float" office:value="300.000753" calcext:value-type="float">
            <text:p>300,000753</text:p>
          </table:table-cell>
          <table:table-cell office:value-type="float" office:value="-144" calcext:value-type="float">
            <text:p>-144</text:p>
          </table:table-cell>
          <table:table-cell office:value-type="float" office:value="439" calcext:value-type="float">
            <text:p>43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sbpl-t300.config</text:p>
          </table:table-cell>
          <table:table-cell table:formula="of:=CONCATENATE(&quot;r&quot;;[.B37];&quot;-&quot;;[.C37];&quot;-&quot;;[.E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1.26" calcext:value-type="float">
            <text:p>1,26</text:p>
          </table:table-cell>
          <table:table-cell table:style-name="ce14" table:formula="of:=[.J37]" office:value-type="float" office:value="-146" calcext:value-type="float">
            <text:p>-146,0</text:p>
          </table:table-cell>
          <table:table-cell table:style-name="ce14" table:formula="of:=[.I37]" office:value-type="float" office:value="0.15863" calcext:value-type="float">
            <text:p>0,2</text:p>
          </table:table-cell>
          <table:table-cell table:formula="of:=[.U37]" office:value-type="float" office:value="-145" calcext:value-type="float">
            <text:p>-145</text:p>
          </table:table-cell>
          <table:table-cell table:formula="of:=[.V37]" office:value-type="float" office:value="300.000753" calcext:value-type="float">
            <text:p>300,000753</text:p>
          </table:table-cell>
          <table:table-cell table:formula="of:=ABS([.AE37]-CEILING([.AC3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0.06274" calcext:value-type="float">
            <text:p>0,06274</text:p>
          </table:table-cell>
          <table:table-cell table:style-name="Default" office:value-type="float" office:value="-42.636288" calcext:value-type="float">
            <text:p>-42,6362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.636288" calcext:value-type="float">
            <text:p>-42,6362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77.11" calcext:value-type="float">
            <text:p>277,11</text:p>
          </table:table-cell>
          <table:table-cell office:value-type="float" office:value="3908358" calcext:value-type="float">
            <text:p>3908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40" calcext:value-type="float">
            <text:p>-40</text:p>
          </table:table-cell>
          <table:table-cell office:value-type="float" office:value="300.118636" calcext:value-type="float">
            <text:p>300,118636</text:p>
          </table:table-cell>
          <table:table-cell office:value-type="float" office:value="-39" calcext:value-type="float">
            <text:p>-39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pl-t300.config</text:p>
          </table:table-cell>
          <table:table-cell table:formula="of:=CONCATENATE(&quot;r&quot;;[.B38];&quot;-&quot;;[.C38];&quot;-&quot;;[.E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5.7" calcext:value-type="float">
            <text:p>5,7</text:p>
          </table:table-cell>
          <table:table-cell table:style-name="ce14" table:formula="of:=[.J38]" office:value-type="float" office:value="-42.636288" calcext:value-type="float">
            <text:p>-42,6</text:p>
          </table:table-cell>
          <table:table-cell table:style-name="ce14" table:formula="of:=[.I38]" office:value-type="float" office:value="0.06274" calcext:value-type="float">
            <text:p>0,1</text:p>
          </table:table-cell>
          <table:table-cell table:formula="of:=[.U38]" office:value-type="float" office:value="-40" calcext:value-type="float">
            <text:p>-40</text:p>
          </table:table-cell>
          <table:table-cell table:formula="of:=[.V38]" office:value-type="float" office:value="300.118636" calcext:value-type="float">
            <text:p>300,118636</text:p>
          </table:table-cell>
          <table:table-cell table:formula="of:=ABS([.AE38]-CEILING([.AC3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0.044431" calcext:value-type="float">
            <text:p>0,044431</text:p>
          </table:table-cell>
          <table:table-cell table:style-name="Default" office:value-type="float" office:value="-39.033214" calcext:value-type="float">
            <text:p>-39,03321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9.033214" calcext:value-type="float">
            <text:p>-39,033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85.57" calcext:value-type="float">
            <text:p>285,57</text:p>
          </table:table-cell>
          <table:table-cell office:value-type="float" office:value="3900094" calcext:value-type="float">
            <text:p>390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6" calcext:value-type="float">
            <text:p>-36</text:p>
          </table:table-cell>
          <table:table-cell office:value-type="float" office:value="300.029588" calcext:value-type="float">
            <text:p>300,029588</text:p>
          </table:table-cell>
          <table:table-cell office:value-type="float" office:value="-35" calcext:value-type="float">
            <text:p>-35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pl-t300.config</text:p>
          </table:table-cell>
          <table:table-cell table:formula="of:=CONCATENATE(&quot;r&quot;;[.B39];&quot;-&quot;;[.C39];&quot;-&quot;;[.E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5.7" calcext:value-type="float">
            <text:p>5,7</text:p>
          </table:table-cell>
          <table:table-cell table:style-name="ce14" table:formula="of:=[.J39]" office:value-type="float" office:value="-39.033214" calcext:value-type="float">
            <text:p>-39,0</text:p>
          </table:table-cell>
          <table:table-cell table:style-name="ce14" table:formula="of:=[.I39]" office:value-type="float" office:value="0.044431" calcext:value-type="float">
            <text:p>0,0</text:p>
          </table:table-cell>
          <table:table-cell table:formula="of:=[.U39]" office:value-type="float" office:value="-36" calcext:value-type="float">
            <text:p>-36</text:p>
          </table:table-cell>
          <table:table-cell table:formula="of:=[.V39]" office:value-type="float" office:value="300.029588" calcext:value-type="float">
            <text:p>300,029588</text:p>
          </table:table-cell>
          <table:table-cell table:formula="of:=ABS([.AE39]-CEILING([.AC3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87" calcext:value-type="float">
            <text:p>587</text:p>
          </table:table-cell>
          <table:table-cell table:style-name="Default" office:value-type="float" office:value="0.087775" calcext:value-type="float">
            <text:p>0,087775</text:p>
          </table:table-cell>
          <table:table-cell table:style-name="Default" office:value-type="float" office:value="-87.746844" calcext:value-type="float">
            <text:p>-87,7468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7.746844" calcext:value-type="float">
            <text:p>-87,7468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71.15" calcext:value-type="float">
            <text:p>271,15</text:p>
          </table:table-cell>
          <table:table-cell office:value-type="float" office:value="7579941" calcext:value-type="float">
            <text:p>7579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6" calcext:value-type="float">
            <text:p>-86</text:p>
          </table:table-cell>
          <table:table-cell office:value-type="float" office:value="300.038164" calcext:value-type="float">
            <text:p>300,038164</text:p>
          </table:table-cell>
          <table:table-cell office:value-type="float" office:value="-85" calcext:value-type="float">
            <text:p>-85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bpl-t300.config</text:p>
          </table:table-cell>
          <table:table-cell table:formula="of:=CONCATENATE(&quot;r&quot;;[.B40];&quot;-&quot;;[.C40];&quot;-&quot;;[.E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2.88" calcext:value-type="float">
            <text:p>2,88</text:p>
          </table:table-cell>
          <table:table-cell table:style-name="ce14" table:formula="of:=[.J40]" office:value-type="float" office:value="-87.746844" calcext:value-type="float">
            <text:p>-87,7</text:p>
          </table:table-cell>
          <table:table-cell table:style-name="ce14" table:formula="of:=[.I40]" office:value-type="float" office:value="0.087775" calcext:value-type="float">
            <text:p>0,1</text:p>
          </table:table-cell>
          <table:table-cell table:formula="of:=[.U40]" office:value-type="float" office:value="-86" calcext:value-type="float">
            <text:p>-86</text:p>
          </table:table-cell>
          <table:table-cell table:formula="of:=[.V40]" office:value-type="float" office:value="300.038164" calcext:value-type="float">
            <text:p>300,038164</text:p>
          </table:table-cell>
          <table:table-cell table:formula="of:=ABS([.AE40]-CEILING([.AC4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557" calcext:value-type="float">
            <text:p>557</text:p>
          </table:table-cell>
          <table:table-cell table:style-name="Default" office:value-type="float" office:value="0.077718" calcext:value-type="float">
            <text:p>0,077718</text:p>
          </table:table-cell>
          <table:table-cell table:style-name="Default" office:value-type="float" office:value="-80.501084" calcext:value-type="float">
            <text:p>-80,5010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0.501084" calcext:value-type="float">
            <text:p>-80,5010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70.96" calcext:value-type="float">
            <text:p>270,96</text:p>
          </table:table-cell>
          <table:table-cell office:value-type="float" office:value="7567573" calcext:value-type="float">
            <text:p>7567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8" calcext:value-type="float">
            <text:p>-78</text:p>
          </table:table-cell>
          <table:table-cell office:value-type="float" office:value="300.208534" calcext:value-type="float">
            <text:p>300,208534</text:p>
          </table:table-cell>
          <table:table-cell office:value-type="float" office:value="-76" calcext:value-type="float">
            <text:p>-76</text:p>
          </table:table-cell>
          <table:table-cell office:value-type="float" office:value="311" calcext:value-type="float">
            <text:p>31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bpl-t300.config</text:p>
          </table:table-cell>
          <table:table-cell table:formula="of:=CONCATENATE(&quot;r&quot;;[.B41];&quot;-&quot;;[.C41];&quot;-&quot;;[.E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2.88" calcext:value-type="float">
            <text:p>2,88</text:p>
          </table:table-cell>
          <table:table-cell table:style-name="ce14" table:formula="of:=[.J41]" office:value-type="float" office:value="-80.501084" calcext:value-type="float">
            <text:p>-80,5</text:p>
          </table:table-cell>
          <table:table-cell table:style-name="ce14" table:formula="of:=[.I41]" office:value-type="float" office:value="0.077718" calcext:value-type="float">
            <text:p>0,1</text:p>
          </table:table-cell>
          <table:table-cell table:formula="of:=[.U41]" office:value-type="float" office:value="-78" calcext:value-type="float">
            <text:p>-78</text:p>
          </table:table-cell>
          <table:table-cell table:formula="of:=[.V41]" office:value-type="float" office:value="300.208534" calcext:value-type="float">
            <text:p>300,208534</text:p>
          </table:table-cell>
          <table:table-cell table:formula="of:=ABS([.AE41]-CEILING([.AC4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3017" calcext:value-type="float">
            <text:p>3017</text:p>
          </table:table-cell>
          <table:table-cell office:value-type="float" office:value="752" calcext:value-type="float">
            <text:p>752</text:p>
          </table:table-cell>
          <table:table-cell table:style-name="Default" office:value-type="float" office:value="0.153892" calcext:value-type="float">
            <text:p>0,153892</text:p>
          </table:table-cell>
          <table:table-cell table:style-name="Default" office:value-type="float" office:value="-137.135883" calcext:value-type="float">
            <text:p>-137,13588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7.135883" calcext:value-type="float">
            <text:p>-137,135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72.58" calcext:value-type="float">
            <text:p>272,58</text:p>
          </table:table-cell>
          <table:table-cell office:value-type="float" office:value="11164055" calcext:value-type="float">
            <text:p>11164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35" calcext:value-type="float">
            <text:p>-135</text:p>
          </table:table-cell>
          <table:table-cell office:value-type="float" office:value="300.117487" calcext:value-type="float">
            <text:p>300,117487</text:p>
          </table:table-cell>
          <table:table-cell office:value-type="float" office:value="-134" calcext:value-type="float">
            <text:p>-134</text:p>
          </table:table-cell>
          <table:table-cell office:value-type="float" office:value="483" calcext:value-type="float">
            <text:p>48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bpl-t300.config</text:p>
          </table:table-cell>
          <table:table-cell table:formula="of:=CONCATENATE(&quot;r&quot;;[.B42];&quot;-&quot;;[.C42];&quot;-&quot;;[.E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1.89" calcext:value-type="float">
            <text:p>1,89</text:p>
          </table:table-cell>
          <table:table-cell table:style-name="ce14" table:formula="of:=[.J42]" office:value-type="float" office:value="-137.135883" calcext:value-type="float">
            <text:p>-137,1</text:p>
          </table:table-cell>
          <table:table-cell table:style-name="ce14" table:formula="of:=[.I42]" office:value-type="float" office:value="0.153892" calcext:value-type="float">
            <text:p>0,2</text:p>
          </table:table-cell>
          <table:table-cell table:formula="of:=[.U42]" office:value-type="float" office:value="-135" calcext:value-type="float">
            <text:p>-135</text:p>
          </table:table-cell>
          <table:table-cell table:formula="of:=[.V42]" office:value-type="float" office:value="300.117487" calcext:value-type="float">
            <text:p>300,117487</text:p>
          </table:table-cell>
          <table:table-cell table:formula="of:=ABS([.AE42]-CEILING([.AC4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3017" calcext:value-type="float">
            <text:p>3017</text:p>
          </table:table-cell>
          <table:table-cell office:value-type="float" office:value="799" calcext:value-type="float">
            <text:p>799</text:p>
          </table:table-cell>
          <table:table-cell table:style-name="Default" office:value-type="float" office:value="0.207754" calcext:value-type="float">
            <text:p>0,207754</text:p>
          </table:table-cell>
          <table:table-cell table:style-name="Default" office:value-type="float" office:value="-120.689015" calcext:value-type="float">
            <text:p>-120,68901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20.689015" calcext:value-type="float">
            <text:p>-120,689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68.67" calcext:value-type="float">
            <text:p>268,67</text:p>
          </table:table-cell>
          <table:table-cell office:value-type="float" office:value="11163623" calcext:value-type="float">
            <text:p>11163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18" calcext:value-type="float">
            <text:p>-118</text:p>
          </table:table-cell>
          <table:table-cell office:value-type="float" office:value="300.096769" calcext:value-type="float">
            <text:p>300,096769</text:p>
          </table:table-cell>
          <table:table-cell office:value-type="float" office:value="-116" calcext:value-type="float">
            <text:p>-116</text:p>
          </table:table-cell>
          <table:table-cell office:value-type="float" office:value="475" calcext:value-type="float">
            <text:p>47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bpl-t300.config</text:p>
          </table:table-cell>
          <table:table-cell table:formula="of:=CONCATENATE(&quot;r&quot;;[.B43];&quot;-&quot;;[.C43];&quot;-&quot;;[.E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1.92" calcext:value-type="float">
            <text:p>1,92</text:p>
          </table:table-cell>
          <table:table-cell table:style-name="ce14" table:formula="of:=[.J43]" office:value-type="float" office:value="-120.689015" calcext:value-type="float">
            <text:p>-120,7</text:p>
          </table:table-cell>
          <table:table-cell table:style-name="ce14" table:formula="of:=[.I43]" office:value-type="float" office:value="0.207754" calcext:value-type="float">
            <text:p>0,2</text:p>
          </table:table-cell>
          <table:table-cell table:formula="of:=[.U43]" office:value-type="float" office:value="-118" calcext:value-type="float">
            <text:p>-118</text:p>
          </table:table-cell>
          <table:table-cell table:formula="of:=[.V43]" office:value-type="float" office:value="300.096769" calcext:value-type="float">
            <text:p>300,096769</text:p>
          </table:table-cell>
          <table:table-cell table:formula="of:=ABS([.AE43]-CEILING([.AC4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389" calcext:value-type="float">
            <text:p>389</text:p>
          </table:table-cell>
          <table:table-cell table:style-name="Default" office:value-type="float" office:value="0.066929" calcext:value-type="float">
            <text:p>0,066929</text:p>
          </table:table-cell>
          <table:table-cell table:style-name="Default" office:value-type="float" office:value="-37.637995" calcext:value-type="float">
            <text:p>-37,63799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7.637995" calcext:value-type="float">
            <text:p>-37,637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79.99" calcext:value-type="float">
            <text:p>279,99</text:p>
          </table:table-cell>
          <table:table-cell office:value-type="float" office:value="4284006" calcext:value-type="float">
            <text:p>4284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4" calcext:value-type="float">
            <text:p>-34</text:p>
          </table:table-cell>
          <table:table-cell office:value-type="float" office:value="300.062233" calcext:value-type="float">
            <text:p>300,062233</text:p>
          </table:table-cell>
          <table:table-cell office:value-type="float" office:value="-33" calcext:value-type="float">
            <text:p>-33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pl-t300.config</text:p>
          </table:table-cell>
          <table:table-cell table:formula="of:=CONCATENATE(&quot;r&quot;;[.B44];&quot;-&quot;;[.C44];&quot;-&quot;;[.E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7.63" calcext:value-type="float">
            <text:p>7,63</text:p>
          </table:table-cell>
          <table:table-cell table:style-name="ce14" table:formula="of:=[.J44]" office:value-type="float" office:value="-37.637995" calcext:value-type="float">
            <text:p>-37,6</text:p>
          </table:table-cell>
          <table:table-cell table:style-name="ce14" table:formula="of:=[.I44]" office:value-type="float" office:value="0.066929" calcext:value-type="float">
            <text:p>0,1</text:p>
          </table:table-cell>
          <table:table-cell table:formula="of:=[.U44]" office:value-type="float" office:value="-34" calcext:value-type="float">
            <text:p>-34</text:p>
          </table:table-cell>
          <table:table-cell table:formula="of:=[.V44]" office:value-type="float" office:value="300.062233" calcext:value-type="float">
            <text:p>300,062233</text:p>
          </table:table-cell>
          <table:table-cell table:formula="of:=ABS([.AE44]-CEILING([.AC4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1022" calcext:value-type="float">
            <text:p>1022</text:p>
          </table:table-cell>
          <table:table-cell office:value-type="float" office:value="411" calcext:value-type="float">
            <text:p>411</text:p>
          </table:table-cell>
          <table:table-cell table:style-name="Default" office:value-type="float" office:value="0.051668" calcext:value-type="float">
            <text:p>0,051668</text:p>
          </table:table-cell>
          <table:table-cell table:style-name="Default" office:value-type="float" office:value="-33.934167" calcext:value-type="float">
            <text:p>-33,93416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3.934167" calcext:value-type="float">
            <text:p>-33,934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73.6" calcext:value-type="float">
            <text:p>273,6</text:p>
          </table:table-cell>
          <table:table-cell office:value-type="float" office:value="4274646" calcext:value-type="float">
            <text:p>4274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0" calcext:value-type="float">
            <text:p>-30</text:p>
          </table:table-cell>
          <table:table-cell office:value-type="float" office:value="300.011826" calcext:value-type="float">
            <text:p>300,011826</text:p>
          </table:table-cell>
          <table:table-cell office:value-type="float" office:value="-30" calcext:value-type="float">
            <text:p>-30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pl-t300.config</text:p>
          </table:table-cell>
          <table:table-cell table:formula="of:=CONCATENATE(&quot;r&quot;;[.B45];&quot;-&quot;;[.C45];&quot;-&quot;;[.E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7.63" calcext:value-type="float">
            <text:p>7,63</text:p>
          </table:table-cell>
          <table:table-cell table:style-name="ce14" table:formula="of:=[.J45]" office:value-type="float" office:value="-33.934167" calcext:value-type="float">
            <text:p>-33,9</text:p>
          </table:table-cell>
          <table:table-cell table:style-name="ce14" table:formula="of:=[.I45]" office:value-type="float" office:value="0.051668" calcext:value-type="float">
            <text:p>0,1</text:p>
          </table:table-cell>
          <table:table-cell table:formula="of:=[.U45]" office:value-type="float" office:value="-30" calcext:value-type="float">
            <text:p>-30</text:p>
          </table:table-cell>
          <table:table-cell table:formula="of:=[.V45]" office:value-type="float" office:value="300.011826" calcext:value-type="float">
            <text:p>300,011826</text:p>
          </table:table-cell>
          <table:table-cell table:formula="of:=ABS([.AE45]-CEILING([.AC4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573" calcext:value-type="float">
            <text:p>573</text:p>
          </table:table-cell>
          <table:table-cell table:style-name="Default" office:value-type="float" office:value="0.190473" calcext:value-type="float">
            <text:p>0,190473</text:p>
          </table:table-cell>
          <table:table-cell table:style-name="Default" office:value-type="float" office:value="-76.565663" calcext:value-type="float">
            <text:p>-76,5656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6.565663" calcext:value-type="float">
            <text:p>-76,5656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74.85" calcext:value-type="float">
            <text:p>274,85</text:p>
          </table:table-cell>
          <table:table-cell office:value-type="float" office:value="8336551" calcext:value-type="float">
            <text:p>8336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4" calcext:value-type="float">
            <text:p>-74</text:p>
          </table:table-cell>
          <table:table-cell office:value-type="float" office:value="300.001101" calcext:value-type="float">
            <text:p>300,001101</text:p>
          </table:table-cell>
          <table:table-cell office:value-type="float" office:value="-74" calcext:value-type="float">
            <text:p>-74</text:p>
          </table:table-cell>
          <table:table-cell office:value-type="float" office:value="329" calcext:value-type="float">
            <text:p>32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bpl-t300.config</text:p>
          </table:table-cell>
          <table:table-cell table:formula="of:=CONCATENATE(&quot;r&quot;;[.B46];&quot;-&quot;;[.C46];&quot;-&quot;;[.E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.86" calcext:value-type="float">
            <text:p>3,86</text:p>
          </table:table-cell>
          <table:table-cell table:style-name="ce14" table:formula="of:=[.J46]" office:value-type="float" office:value="-76.565663" calcext:value-type="float">
            <text:p>-76,6</text:p>
          </table:table-cell>
          <table:table-cell table:style-name="ce14" table:formula="of:=[.I46]" office:value-type="float" office:value="0.190473" calcext:value-type="float">
            <text:p>0,2</text:p>
          </table:table-cell>
          <table:table-cell table:formula="of:=[.U46]" office:value-type="float" office:value="-74" calcext:value-type="float">
            <text:p>-74</text:p>
          </table:table-cell>
          <table:table-cell table:formula="of:=[.V46]" office:value-type="float" office:value="300.001101" calcext:value-type="float">
            <text:p>300,001101</text:p>
          </table:table-cell>
          <table:table-cell table:formula="of:=ABS([.AE46]-CEILING([.AC4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office:value-type="float" office:value="2022" calcext:value-type="float">
            <text:p>2022</text:p>
          </table:table-cell>
          <table:table-cell office:value-type="float" office:value="622" calcext:value-type="float">
            <text:p>622</text:p>
          </table:table-cell>
          <table:table-cell table:style-name="Default" office:value-type="float" office:value="0.105508" calcext:value-type="float">
            <text:p>0,105508</text:p>
          </table:table-cell>
          <table:table-cell table:style-name="Default" office:value-type="float" office:value="-65.753712" calcext:value-type="float">
            <text:p>-65,753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5.753712" calcext:value-type="float">
            <text:p>-65,753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74.32" calcext:value-type="float">
            <text:p>274,32</text:p>
          </table:table-cell>
          <table:table-cell office:value-type="float" office:value="8318551" calcext:value-type="float">
            <text:p>8318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3" calcext:value-type="float">
            <text:p>-63</text:p>
          </table:table-cell>
          <table:table-cell office:value-type="float" office:value="300.156254" calcext:value-type="float">
            <text:p>300,156254</text:p>
          </table:table-cell>
          <table:table-cell office:value-type="float" office:value="-63" calcext:value-type="float">
            <text:p>-63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bpl-t300.config</text:p>
          </table:table-cell>
          <table:table-cell table:formula="of:=CONCATENATE(&quot;r&quot;;[.B47];&quot;-&quot;;[.C47];&quot;-&quot;;[.E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.86" calcext:value-type="float">
            <text:p>3,86</text:p>
          </table:table-cell>
          <table:table-cell table:style-name="ce14" table:formula="of:=[.J47]" office:value-type="float" office:value="-65.753712" calcext:value-type="float">
            <text:p>-65,8</text:p>
          </table:table-cell>
          <table:table-cell table:style-name="ce14" table:formula="of:=[.I47]" office:value-type="float" office:value="0.105508" calcext:value-type="float">
            <text:p>0,1</text:p>
          </table:table-cell>
          <table:table-cell table:formula="of:=[.U47]" office:value-type="float" office:value="-63" calcext:value-type="float">
            <text:p>-63</text:p>
          </table:table-cell>
          <table:table-cell table:formula="of:=[.V47]" office:value-type="float" office:value="300.156254" calcext:value-type="float">
            <text:p>300,156254</text:p>
          </table:table-cell>
          <table:table-cell table:formula="of:=ABS([.AE47]-CEILING([.AC4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float" office:value="3022" calcext:value-type="float">
            <text:p>3022</text:p>
          </table:table-cell>
          <table:table-cell office:value-type="float" office:value="873" calcext:value-type="float">
            <text:p>873</text:p>
          </table:table-cell>
          <table:table-cell table:style-name="Default" office:value-type="float" office:value="0.229575" calcext:value-type="float">
            <text:p>0,229575</text:p>
          </table:table-cell>
          <table:table-cell table:style-name="Default" office:value-type="float" office:value="-119.316923" calcext:value-type="float">
            <text:p>-119,316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19.316923" calcext:value-type="float">
            <text:p>-119,316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283.5" calcext:value-type="float">
            <text:p>283,5</text:p>
          </table:table-cell>
          <table:table-cell office:value-type="float" office:value="12258762" calcext:value-type="float">
            <text:p>12258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16" calcext:value-type="float">
            <text:p>-116</text:p>
          </table:table-cell>
          <table:table-cell office:value-type="float" office:value="300.296583" calcext:value-type="float">
            <text:p>300,296583</text:p>
          </table:table-cell>
          <table:table-cell office:value-type="float" office:value="-114" calcext:value-type="float">
            <text:p>-114</text:p>
          </table:table-cell>
          <table:table-cell office:value-type="float" office:value="495" calcext:value-type="float">
            <text:p>495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bpl-t300.config</text:p>
          </table:table-cell>
          <table:table-cell table:formula="of:=CONCATENATE(&quot;r&quot;;[.B48];&quot;-&quot;;[.C48];&quot;-&quot;;[.E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2.55" calcext:value-type="float">
            <text:p>2,55</text:p>
          </table:table-cell>
          <table:table-cell table:style-name="ce14" table:formula="of:=[.J48]" office:value-type="float" office:value="-119.316923" calcext:value-type="float">
            <text:p>-119,3</text:p>
          </table:table-cell>
          <table:table-cell table:style-name="ce14" table:formula="of:=[.I48]" office:value-type="float" office:value="0.229575" calcext:value-type="float">
            <text:p>0,2</text:p>
          </table:table-cell>
          <table:table-cell table:formula="of:=[.U48]" office:value-type="float" office:value="-116" calcext:value-type="float">
            <text:p>-116</text:p>
          </table:table-cell>
          <table:table-cell table:formula="of:=[.V48]" office:value-type="float" office:value="300.296583" calcext:value-type="float">
            <text:p>300,296583</text:p>
          </table:table-cell>
          <table:table-cell table:formula="of:=ABS([.AE48]-CEILING([.AC4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8" calcext:value-type="float">
            <text:p>78</text:p>
          </table:table-cell>
          <table:table-cell office:value-type="float" office:value="3022" calcext:value-type="float">
            <text:p>3022</text:p>
          </table:table-cell>
          <table:table-cell office:value-type="float" office:value="870" calcext:value-type="float">
            <text:p>870</text:p>
          </table:table-cell>
          <table:table-cell table:style-name="Default" office:value-type="float" office:value="0.182414" calcext:value-type="float">
            <text:p>0,182414</text:p>
          </table:table-cell>
          <table:table-cell table:style-name="Default" office:value-type="float" office:value="-105.742099" calcext:value-type="float">
            <text:p>-105,742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5.742099" calcext:value-type="float">
            <text:p>-105,742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75.94" calcext:value-type="float">
            <text:p>275,94</text:p>
          </table:table-cell>
          <table:table-cell office:value-type="float" office:value="12247394" calcext:value-type="float">
            <text:p>12247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02" calcext:value-type="float">
            <text:p>-102</text:p>
          </table:table-cell>
          <table:table-cell office:value-type="float" office:value="300.061194" calcext:value-type="float">
            <text:p>300,061194</text:p>
          </table:table-cell>
          <table:table-cell office:value-type="float" office:value="-101" calcext:value-type="float">
            <text:p>-101</text:p>
          </table:table-cell>
          <table:table-cell office:value-type="float" office:value="479" calcext:value-type="float">
            <text:p>479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sbpl-t300.config</text:p>
          </table:table-cell>
          <table:table-cell table:formula="of:=CONCATENATE(&quot;r&quot;;[.B49];&quot;-&quot;;[.C49];&quot;-&quot;;[.E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2.58" calcext:value-type="float">
            <text:p>2,58</text:p>
          </table:table-cell>
          <table:table-cell table:style-name="ce14" table:formula="of:=[.J49]" office:value-type="float" office:value="-105.742099" calcext:value-type="float">
            <text:p>-105,7</text:p>
          </table:table-cell>
          <table:table-cell table:style-name="ce14" table:formula="of:=[.I49]" office:value-type="float" office:value="0.182414" calcext:value-type="float">
            <text:p>0,2</text:p>
          </table:table-cell>
          <table:table-cell table:formula="of:=[.U49]" office:value-type="float" office:value="-102" calcext:value-type="float">
            <text:p>-102</text:p>
          </table:table-cell>
          <table:table-cell table:formula="of:=[.V49]" office:value-type="float" office:value="300.061194" calcext:value-type="float">
            <text:p>300,061194</text:p>
          </table:table-cell>
          <table:table-cell table:formula="of:=ABS([.AE49]-CEILING([.AC4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office:value-type="float" office:value="1027" calcext:value-type="float">
            <text:p>1027</text:p>
          </table:table-cell>
          <table:table-cell office:value-type="float" office:value="463" calcext:value-type="float">
            <text:p>463</text:p>
          </table:table-cell>
          <table:table-cell table:style-name="Default" office:value-type="float" office:value="0.099409" calcext:value-type="float">
            <text:p>0,099409</text:p>
          </table:table-cell>
          <table:table-cell table:style-name="Default" office:value-type="float" office:value="-34.379233" calcext:value-type="float">
            <text:p>-34,3792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4.379233" calcext:value-type="float">
            <text:p>-34,3792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280.5" calcext:value-type="float">
            <text:p>280,5</text:p>
          </table:table-cell>
          <table:table-cell office:value-type="float" office:value="4676725" calcext:value-type="float">
            <text:p>4676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0" calcext:value-type="float">
            <text:p>-30</text:p>
          </table:table-cell>
          <table:table-cell office:value-type="float" office:value="300.166088" calcext:value-type="float">
            <text:p>300,166088</text:p>
          </table:table-cell>
          <table:table-cell office:value-type="float" office:value="-29" calcext:value-type="float">
            <text:p>-29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pl-t300.config</text:p>
          </table:table-cell>
          <table:table-cell table:formula="of:=CONCATENATE(&quot;r&quot;;[.B50];&quot;-&quot;;[.C50];&quot;-&quot;;[.E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9.44" calcext:value-type="float">
            <text:p>9,44</text:p>
          </table:table-cell>
          <table:table-cell table:style-name="ce14" table:formula="of:=[.J50]" office:value-type="float" office:value="-34.379233" calcext:value-type="float">
            <text:p>-34,4</text:p>
          </table:table-cell>
          <table:table-cell table:style-name="ce14" table:formula="of:=[.I50]" office:value-type="float" office:value="0.099409" calcext:value-type="float">
            <text:p>0,1</text:p>
          </table:table-cell>
          <table:table-cell table:formula="of:=[.U50]" office:value-type="float" office:value="-30" calcext:value-type="float">
            <text:p>-30</text:p>
          </table:table-cell>
          <table:table-cell table:formula="of:=[.V50]" office:value-type="float" office:value="300.166088" calcext:value-type="float">
            <text:p>300,166088</text:p>
          </table:table-cell>
          <table:table-cell table:formula="of:=ABS([.AE50]-CEILING([.AC50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1027" calcext:value-type="float">
            <text:p>1027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0.136696" calcext:value-type="float">
            <text:p>0,136696</text:p>
          </table:table-cell>
          <table:table-cell table:style-name="Default" office:value-type="float" office:value="-28.660431" calcext:value-type="float">
            <text:p>-28,6604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.660431" calcext:value-type="float">
            <text:p>-28,6604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274.44" calcext:value-type="float">
            <text:p>274,44</text:p>
          </table:table-cell>
          <table:table-cell office:value-type="float" office:value="4682397" calcext:value-type="float">
            <text:p>4682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5" calcext:value-type="float">
            <text:p>-25</text:p>
          </table:table-cell>
          <table:table-cell office:value-type="float" office:value="300.053925" calcext:value-type="float">
            <text:p>300,053925</text:p>
          </table:table-cell>
          <table:table-cell office:value-type="float" office:value="-25" calcext:value-type="float">
            <text:p>-25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pl-t300.config</text:p>
          </table:table-cell>
          <table:table-cell table:formula="of:=CONCATENATE(&quot;r&quot;;[.B51];&quot;-&quot;;[.C51];&quot;-&quot;;[.E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9.25" calcext:value-type="float">
            <text:p>9,25</text:p>
          </table:table-cell>
          <table:table-cell table:style-name="ce14" table:formula="of:=[.J51]" office:value-type="float" office:value="-28.660431" calcext:value-type="float">
            <text:p>-28,7</text:p>
          </table:table-cell>
          <table:table-cell table:style-name="ce14" table:formula="of:=[.I51]" office:value-type="float" office:value="0.136696" calcext:value-type="float">
            <text:p>0,1</text:p>
          </table:table-cell>
          <table:table-cell table:formula="of:=[.U51]" office:value-type="float" office:value="-25" calcext:value-type="float">
            <text:p>-25</text:p>
          </table:table-cell>
          <table:table-cell table:formula="of:=[.V51]" office:value-type="float" office:value="300.053925" calcext:value-type="float">
            <text:p>300,053925</text:p>
          </table:table-cell>
          <table:table-cell table:formula="of:=ABS([.AE51]-CEILING([.AC5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2027" calcext:value-type="float">
            <text:p>2027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0.218067" calcext:value-type="float">
            <text:p>0,218067</text:p>
          </table:table-cell>
          <table:table-cell table:style-name="Default" office:value-type="float" office:value="-69.874371" calcext:value-type="float">
            <text:p>-69,8743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69.874371" calcext:value-type="float">
            <text:p>-69,8743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80.29" calcext:value-type="float">
            <text:p>280,29</text:p>
          </table:table-cell>
          <table:table-cell office:value-type="float" office:value="9087064" calcext:value-type="float">
            <text:p>9087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6" calcext:value-type="float">
            <text:p>-66</text:p>
          </table:table-cell>
          <table:table-cell office:value-type="float" office:value="300.087856" calcext:value-type="float">
            <text:p>300,087856</text:p>
          </table:table-cell>
          <table:table-cell office:value-type="float" office:value="-65" calcext:value-type="float">
            <text:p>-65</text:p>
          </table:table-cell>
          <table:table-cell office:value-type="float" office:value="333" calcext:value-type="float">
            <text:p>33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bpl-t300.config</text:p>
          </table:table-cell>
          <table:table-cell table:formula="of:=CONCATENATE(&quot;r&quot;;[.B52];&quot;-&quot;;[.C52];&quot;-&quot;;[.E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4.64" calcext:value-type="float">
            <text:p>4,64</text:p>
          </table:table-cell>
          <table:table-cell table:style-name="ce14" table:formula="of:=[.J52]" office:value-type="float" office:value="-69.874371" calcext:value-type="float">
            <text:p>-69,9</text:p>
          </table:table-cell>
          <table:table-cell table:style-name="ce14" table:formula="of:=[.I52]" office:value-type="float" office:value="0.218067" calcext:value-type="float">
            <text:p>0,2</text:p>
          </table:table-cell>
          <table:table-cell table:formula="of:=[.U52]" office:value-type="float" office:value="-66" calcext:value-type="float">
            <text:p>-66</text:p>
          </table:table-cell>
          <table:table-cell table:formula="of:=[.V52]" office:value-type="float" office:value="300.087856" calcext:value-type="float">
            <text:p>300,087856</text:p>
          </table:table-cell>
          <table:table-cell table:formula="of:=ABS([.AE52]-CEILING([.AC5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2027" calcext:value-type="float">
            <text:p>2027</text:p>
          </table:table-cell>
          <table:table-cell office:value-type="float" office:value="772" calcext:value-type="float">
            <text:p>772</text:p>
          </table:table-cell>
          <table:table-cell table:style-name="Default" office:value-type="float" office:value="0.189697" calcext:value-type="float">
            <text:p>0,189697</text:p>
          </table:table-cell>
          <table:table-cell table:style-name="Default" office:value-type="float" office:value="-58.35765" calcext:value-type="float">
            <text:p>-58,357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8.35765" calcext:value-type="float">
            <text:p>-58,357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76.08" calcext:value-type="float">
            <text:p>276,08</text:p>
          </table:table-cell>
          <table:table-cell office:value-type="float" office:value="9071192" calcext:value-type="float">
            <text:p>9071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4" calcext:value-type="float">
            <text:p>-54</text:p>
          </table:table-cell>
          <table:table-cell office:value-type="float" office:value="300.063987" calcext:value-type="float">
            <text:p>300,063987</text:p>
          </table:table-cell>
          <table:table-cell office:value-type="float" office:value="-54" calcext:value-type="float">
            <text:p>-54</text:p>
          </table:table-cell>
          <table:table-cell office:value-type="float" office:value="327" calcext:value-type="float">
            <text:p>32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bpl-t300.config</text:p>
          </table:table-cell>
          <table:table-cell table:formula="of:=CONCATENATE(&quot;r&quot;;[.B53];&quot;-&quot;;[.C53];&quot;-&quot;;[.E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4.83" calcext:value-type="float">
            <text:p>4,83</text:p>
          </table:table-cell>
          <table:table-cell table:style-name="ce14" table:formula="of:=[.J53]" office:value-type="float" office:value="-58.35765" calcext:value-type="float">
            <text:p>-58,4</text:p>
          </table:table-cell>
          <table:table-cell table:style-name="ce14" table:formula="of:=[.I53]" office:value-type="float" office:value="0.189697" calcext:value-type="float">
            <text:p>0,2</text:p>
          </table:table-cell>
          <table:table-cell table:formula="of:=[.U53]" office:value-type="float" office:value="-54" calcext:value-type="float">
            <text:p>-54</text:p>
          </table:table-cell>
          <table:table-cell table:formula="of:=[.V53]" office:value-type="float" office:value="300.063987" calcext:value-type="float">
            <text:p>300,063987</text:p>
          </table:table-cell>
          <table:table-cell table:formula="of:=ABS([.AE53]-CEILING([.AC5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3027" calcext:value-type="float">
            <text:p>3027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float" office:value="0.191831" calcext:value-type="float">
            <text:p>0,191831</text:p>
          </table:table-cell>
          <table:table-cell table:style-name="Default" office:value-type="float" office:value="-103.293633" calcext:value-type="float">
            <text:p>-103,2936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03.293633" calcext:value-type="float">
            <text:p>-103,2936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282.39" calcext:value-type="float">
            <text:p>282,39</text:p>
          </table:table-cell>
          <table:table-cell office:value-type="float" office:value="13381644" calcext:value-type="float">
            <text:p>13381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99" calcext:value-type="float">
            <text:p>-99</text:p>
          </table:table-cell>
          <table:table-cell office:value-type="float" office:value="300.231056" calcext:value-type="float">
            <text:p>300,231056</text:p>
          </table:table-cell>
          <table:table-cell office:value-type="float" office:value="-98" calcext:value-type="float">
            <text:p>-98</text:p>
          </table:table-cell>
          <table:table-cell office:value-type="float" office:value="502" calcext:value-type="float">
            <text:p>50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bpl-t300.config</text:p>
          </table:table-cell>
          <table:table-cell table:formula="of:=CONCATENATE(&quot;r&quot;;[.B54];&quot;-&quot;;[.C54];&quot;-&quot;;[.E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3.2" calcext:value-type="float">
            <text:p>3,2</text:p>
          </table:table-cell>
          <table:table-cell table:style-name="ce14" table:formula="of:=[.J54]" office:value-type="float" office:value="-103.293633" calcext:value-type="float">
            <text:p>-103,3</text:p>
          </table:table-cell>
          <table:table-cell table:style-name="ce14" table:formula="of:=[.I54]" office:value-type="float" office:value="0.191831" calcext:value-type="float">
            <text:p>0,2</text:p>
          </table:table-cell>
          <table:table-cell table:formula="of:=[.U54]" office:value-type="float" office:value="-99" calcext:value-type="float">
            <text:p>-99</text:p>
          </table:table-cell>
          <table:table-cell table:formula="of:=[.V54]" office:value-type="float" office:value="300.231056" calcext:value-type="float">
            <text:p>300,231056</text:p>
          </table:table-cell>
          <table:table-cell table:formula="of:=ABS([.AE54]-CEILING([.AC5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 office:value-type="float" office:value="3027" calcext:value-type="float">
            <text:p>3027</text:p>
          </table:table-cell>
          <table:table-cell office:value-type="float" office:value="966" calcext:value-type="float">
            <text:p>966</text:p>
          </table:table-cell>
          <table:table-cell table:style-name="Default" office:value-type="float" office:value="0.272346" calcext:value-type="float">
            <text:p>0,272346</text:p>
          </table:table-cell>
          <table:table-cell table:style-name="Default" office:value-type="float" office:value="-90.603532" calcext:value-type="float">
            <text:p>-90,6035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90.603532" calcext:value-type="float">
            <text:p>-90,6035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77.12" calcext:value-type="float">
            <text:p>277,12</text:p>
          </table:table-cell>
          <table:table-cell office:value-type="float" office:value="13390980" calcext:value-type="float">
            <text:p>13390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6" calcext:value-type="float">
            <text:p>-86</text:p>
          </table:table-cell>
          <table:table-cell office:value-type="float" office:value="300.326667" calcext:value-type="float">
            <text:p>300,326667</text:p>
          </table:table-cell>
          <table:table-cell office:value-type="float" office:value="-85" calcext:value-type="float">
            <text:p>-85</text:p>
          </table:table-cell>
          <table:table-cell office:value-type="float" office:value="501" calcext:value-type="float">
            <text:p>50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sbpl-t300.config</text:p>
          </table:table-cell>
          <table:table-cell table:formula="of:=CONCATENATE(&quot;r&quot;;[.B55];&quot;-&quot;;[.C55];&quot;-&quot;;[.E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3.17" calcext:value-type="float">
            <text:p>3,17</text:p>
          </table:table-cell>
          <table:table-cell table:style-name="ce14" table:formula="of:=[.J55]" office:value-type="float" office:value="-90.603532" calcext:value-type="float">
            <text:p>-90,6</text:p>
          </table:table-cell>
          <table:table-cell table:style-name="ce14" table:formula="of:=[.I55]" office:value-type="float" office:value="0.272346" calcext:value-type="float">
            <text:p>0,3</text:p>
          </table:table-cell>
          <table:table-cell table:formula="of:=[.U55]" office:value-type="float" office:value="-86" calcext:value-type="float">
            <text:p>-86</text:p>
          </table:table-cell>
          <table:table-cell table:formula="of:=[.V55]" office:value-type="float" office:value="300.326667" calcext:value-type="float">
            <text:p>300,326667</text:p>
          </table:table-cell>
          <table:table-cell table:formula="of:=ABS([.AE55]-CEILING([.AC5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007" calcext:value-type="float">
            <text:p>1007</text:p>
          </table:table-cell>
          <table:table-cell office:value-type="float" office:value="291" calcext:value-type="float">
            <text:p>291</text:p>
          </table:table-cell>
          <table:table-cell table:style-name="Default" office:value-type="float" office:value="0.023668" calcext:value-type="float">
            <text:p>0,023668</text:p>
          </table:table-cell>
          <table:table-cell table:style-name="Default" office:value-type="float" office:value="-81.8" calcext:value-type="float">
            <text:p>-81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81.8" calcext:value-type="float">
            <text:p>-81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69.83" calcext:value-type="float">
            <text:p>269,83</text:p>
          </table:table-cell>
          <table:table-cell office:value-type="float" office:value="3124983" calcext:value-type="float">
            <text:p>3124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1" calcext:value-type="float">
            <text:p>-81</text:p>
          </table:table-cell>
          <table:table-cell office:value-type="float" office:value="300.001354" calcext:value-type="float">
            <text:p>300,001354</text:p>
          </table:table-cell>
          <table:table-cell office:value-type="float" office:value="-80" calcext:value-type="float">
            <text:p>-80</text:p>
          </table:table-cell>
          <table:table-cell office:value-type="float" office:value="138" calcext:value-type="float">
            <text:p>13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bpl-t300.config</text:p>
          </table:table-cell>
          <table:table-cell table:formula="of:=CONCATENATE(&quot;r&quot;;[.B56];&quot;-&quot;;[.C56];&quot;-&quot;;[.E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1.59" calcext:value-type="float">
            <text:p>1,59</text:p>
          </table:table-cell>
          <table:table-cell table:style-name="ce14" table:formula="of:=[.J56]" office:value-type="float" office:value="-81.8" calcext:value-type="float">
            <text:p>-81,8</text:p>
          </table:table-cell>
          <table:table-cell table:style-name="ce14" table:formula="of:=[.I56]" office:value-type="float" office:value="0.023668" calcext:value-type="float">
            <text:p>0,0</text:p>
          </table:table-cell>
          <table:table-cell table:formula="of:=[.U56]" office:value-type="float" office:value="-81" calcext:value-type="float">
            <text:p>-81</text:p>
          </table:table-cell>
          <table:table-cell table:formula="of:=[.V56]" office:value-type="float" office:value="300.001354" calcext:value-type="float">
            <text:p>300,001354</text:p>
          </table:table-cell>
          <table:table-cell table:formula="of:=ABS([.AE56]-CEILING([.AC5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float" office:value="1007" calcext:value-type="float">
            <text:p>1007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0.021175" calcext:value-type="float">
            <text:p>0,021175</text:p>
          </table:table-cell>
          <table:table-cell table:style-name="Default" office:value-type="float" office:value="-70.4" calcext:value-type="float">
            <text:p>-70,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70.4" calcext:value-type="float">
            <text:p>-7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69.85" calcext:value-type="float">
            <text:p>269,85</text:p>
          </table:table-cell>
          <table:table-cell office:value-type="float" office:value="3136679" calcext:value-type="float">
            <text:p>3136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69" calcext:value-type="float">
            <text:p>-69</text:p>
          </table:table-cell>
          <table:table-cell office:value-type="float" office:value="300.006568" calcext:value-type="float">
            <text:p>300,006568</text:p>
          </table:table-cell>
          <table:table-cell office:value-type="float" office:value="-69" calcext:value-type="float">
            <text:p>-69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pl-t300.config</text:p>
          </table:table-cell>
          <table:table-cell table:formula="of:=CONCATENATE(&quot;r&quot;;[.B57];&quot;-&quot;;[.C57];&quot;-&quot;;[.E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1.79" calcext:value-type="float">
            <text:p>1,79</text:p>
          </table:table-cell>
          <table:table-cell table:style-name="ce14" table:formula="of:=[.J57]" office:value-type="float" office:value="-70.4" calcext:value-type="float">
            <text:p>-70,4</text:p>
          </table:table-cell>
          <table:table-cell table:style-name="ce14" table:formula="of:=[.I57]" office:value-type="float" office:value="0.021175" calcext:value-type="float">
            <text:p>0,0</text:p>
          </table:table-cell>
          <table:table-cell table:formula="of:=[.U57]" office:value-type="float" office:value="-69" calcext:value-type="float">
            <text:p>-69</text:p>
          </table:table-cell>
          <table:table-cell table:formula="of:=[.V57]" office:value-type="float" office:value="300.006568" calcext:value-type="float">
            <text:p>300,006568</text:p>
          </table:table-cell>
          <table:table-cell table:formula="of:=ABS([.AE57]-CEILING([.AC5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007" calcext:value-type="float">
            <text:p>2007</text:p>
          </table:table-cell>
          <table:table-cell office:value-type="float" office:value="652" calcext:value-type="float">
            <text:p>652</text:p>
          </table:table-cell>
          <table:table-cell table:style-name="Default" office:value-type="float" office:value="0.044384" calcext:value-type="float">
            <text:p>0,044384</text:p>
          </table:table-cell>
          <table:table-cell table:style-name="Default" office:value-type="float" office:value="-147.6" calcext:value-type="float">
            <text:p>-147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7.6" calcext:value-type="float">
            <text:p>-14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67.8" calcext:value-type="float">
            <text:p>267,8</text:p>
          </table:table-cell>
          <table:table-cell office:value-type="float" office:value="6048937" calcext:value-type="float">
            <text:p>6048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47" calcext:value-type="float">
            <text:p>-147</text:p>
          </table:table-cell>
          <table:table-cell office:value-type="float" office:value="300.006006" calcext:value-type="float">
            <text:p>300,006006</text:p>
          </table:table-cell>
          <table:table-cell office:value-type="float" office:value="-147" calcext:value-type="float">
            <text:p>-147</text:p>
          </table:table-cell>
          <table:table-cell office:value-type="float" office:value="272" calcext:value-type="float">
            <text:p>27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sbpl-t300.config</text:p>
          </table:table-cell>
          <table:table-cell table:formula="of:=CONCATENATE(&quot;r&quot;;[.B58];&quot;-&quot;;[.C58];&quot;-&quot;;[.E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0.85" calcext:value-type="float">
            <text:p>0,85</text:p>
          </table:table-cell>
          <table:table-cell table:style-name="ce14" table:formula="of:=[.J58]" office:value-type="float" office:value="-147.6" calcext:value-type="float">
            <text:p>-147,6</text:p>
          </table:table-cell>
          <table:table-cell table:style-name="ce14" table:formula="of:=[.I58]" office:value-type="float" office:value="0.044384" calcext:value-type="float">
            <text:p>0,0</text:p>
          </table:table-cell>
          <table:table-cell table:formula="of:=[.U58]" office:value-type="float" office:value="-147" calcext:value-type="float">
            <text:p>-147</text:p>
          </table:table-cell>
          <table:table-cell table:formula="of:=[.V58]" office:value-type="float" office:value="300.006006" calcext:value-type="float">
            <text:p>300,006006</text:p>
          </table:table-cell>
          <table:table-cell table:formula="of:=ABS([.AE58]-CEILING([.AC58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425" calcext:value-type="float">
            <text:p>425</text:p>
          </table:table-cell>
          <table:table-cell table:style-name="Default" office:value-type="float" office:value="0.033464" calcext:value-type="float">
            <text:p>0,033464</text:p>
          </table:table-cell>
          <table:table-cell table:style-name="Default" office:value-type="float" office:value="-135.6" calcext:value-type="float">
            <text:p>-135,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35.6" calcext:value-type="float">
            <text:p>-135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65.97" calcext:value-type="float">
            <text:p>265,97</text:p>
          </table:table-cell>
          <table:table-cell office:value-type="float" office:value="6075761" calcext:value-type="float">
            <text:p>6075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35" calcext:value-type="float">
            <text:p>-135</text:p>
          </table:table-cell>
          <table:table-cell office:value-type="float" office:value="300.071414" calcext:value-type="float">
            <text:p>300,071414</text:p>
          </table:table-cell>
          <table:table-cell office:value-type="float" office:value="-135" calcext:value-type="float">
            <text:p>-135</text:p>
          </table:table-cell>
          <table:table-cell office:value-type="float" office:value="260" calcext:value-type="float">
            <text:p>2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bpl-t300.config</text:p>
          </table:table-cell>
          <table:table-cell table:formula="of:=CONCATENATE(&quot;r&quot;;[.B59];&quot;-&quot;;[.C59];&quot;-&quot;;[.E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0.5" calcext:value-type="float">
            <text:p>0,5</text:p>
          </table:table-cell>
          <table:table-cell table:style-name="ce14" table:formula="of:=[.J59]" office:value-type="float" office:value="-135.6" calcext:value-type="float">
            <text:p>-135,6</text:p>
          </table:table-cell>
          <table:table-cell table:style-name="ce14" table:formula="of:=[.I59]" office:value-type="float" office:value="0.033464" calcext:value-type="float">
            <text:p>0,0</text:p>
          </table:table-cell>
          <table:table-cell table:formula="of:=[.U59]" office:value-type="float" office:value="-135" calcext:value-type="float">
            <text:p>-135</text:p>
          </table:table-cell>
          <table:table-cell table:formula="of:=[.V59]" office:value-type="float" office:value="300.071414" calcext:value-type="float">
            <text:p>300,071414</text:p>
          </table:table-cell>
          <table:table-cell table:formula="of:=ABS([.AE59]-CEILING([.AC5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0.077715" calcext:value-type="float">
            <text:p>0,077715</text:p>
          </table:table-cell>
          <table:table-cell table:style-name="Default" office:value-type="float" office:value="-233.2" calcext:value-type="float">
            <text:p>-233,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33.2" calcext:value-type="float">
            <text:p>-233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71.73" calcext:value-type="float">
            <text:p>271,73</text:p>
          </table:table-cell>
          <table:table-cell office:value-type="float" office:value="8933088" calcext:value-type="float">
            <text:p>8933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32" calcext:value-type="float">
            <text:p>-232</text:p>
          </table:table-cell>
          <table:table-cell office:value-type="float" office:value="300.018288" calcext:value-type="float">
            <text:p>300,018288</text:p>
          </table:table-cell>
          <table:table-cell office:value-type="float" office:value="-232" calcext:value-type="float">
            <text:p>-232</text:p>
          </table:table-cell>
          <table:table-cell office:value-type="float" office:value="427" calcext:value-type="float">
            <text:p>42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bpl-t300.config</text:p>
          </table:table-cell>
          <table:table-cell table:formula="of:=CONCATENATE(&quot;r&quot;;[.B60];&quot;-&quot;;[.C60];&quot;-&quot;;[.E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0.6" calcext:value-type="float">
            <text:p>0,6</text:p>
          </table:table-cell>
          <table:table-cell table:style-name="ce14" table:formula="of:=[.J60]" office:value-type="float" office:value="-233.2" calcext:value-type="float">
            <text:p>-233,2</text:p>
          </table:table-cell>
          <table:table-cell table:style-name="ce14" table:formula="of:=[.I60]" office:value-type="float" office:value="0.077715" calcext:value-type="float">
            <text:p>0,1</text:p>
          </table:table-cell>
          <table:table-cell table:formula="of:=[.U60]" office:value-type="float" office:value="-232" calcext:value-type="float">
            <text:p>-232</text:p>
          </table:table-cell>
          <table:table-cell table:formula="of:=[.V60]" office:value-type="float" office:value="300.018288" calcext:value-type="float">
            <text:p>300,018288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3007" calcext:value-type="float">
            <text:p>3007</text:p>
          </table:table-cell>
          <table:table-cell office:value-type="float" office:value="639" calcext:value-type="float">
            <text:p>639</text:p>
          </table:table-cell>
          <table:table-cell table:style-name="Default" office:value-type="float" office:value="0.069561" calcext:value-type="float">
            <text:p>0,069561</text:p>
          </table:table-cell>
          <table:table-cell table:style-name="Default" office:value-type="float" office:value="-200.8" calcext:value-type="float">
            <text:p>-200,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00.8" calcext:value-type="float">
            <text:p>-20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72.19" calcext:value-type="float">
            <text:p>272,19</text:p>
          </table:table-cell>
          <table:table-cell office:value-type="float" office:value="8978288" calcext:value-type="float">
            <text:p>8978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00" calcext:value-type="float">
            <text:p>-200</text:p>
          </table:table-cell>
          <table:table-cell office:value-type="float" office:value="300.068484" calcext:value-type="float">
            <text:p>300,068484</text:p>
          </table:table-cell>
          <table:table-cell office:value-type="float" office:value="-200" calcext:value-type="float">
            <text:p>-200</text:p>
          </table:table-cell>
          <table:table-cell office:value-type="float" office:value="401" calcext:value-type="float">
            <text:p>4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bpl-t300.config</text:p>
          </table:table-cell>
          <table:table-cell table:formula="of:=CONCATENATE(&quot;r&quot;;[.B61];&quot;-&quot;;[.C61];&quot;-&quot;;[.E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0.6" calcext:value-type="float">
            <text:p>0,6</text:p>
          </table:table-cell>
          <table:table-cell table:style-name="ce14" table:formula="of:=[.J61]" office:value-type="float" office:value="-200.8" calcext:value-type="float">
            <text:p>-200,8</text:p>
          </table:table-cell>
          <table:table-cell table:style-name="ce14" table:formula="of:=[.I61]" office:value-type="float" office:value="0.069561" calcext:value-type="float">
            <text:p>0,1</text:p>
          </table:table-cell>
          <table:table-cell table:formula="of:=[.U61]" office:value-type="float" office:value="-200" calcext:value-type="float">
            <text:p>-200</text:p>
          </table:table-cell>
          <table:table-cell table:formula="of:=[.V61]" office:value-type="float" office:value="300.068484" calcext:value-type="float">
            <text:p>300,068484</text:p>
          </table:table-cell>
          <table:table-cell table:formula="of:=ABS([.AE61]-CEILING([.AC61])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exa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47" table:default-cell-style-name="ce17"/>
        <table:table-column table:style-name="co21" table:default-cell-style-name="ce40"/>
        <table:table-column table:style-name="co21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table:style-name="ce37" office:value-type="string" calcext:value-type="string">
            <text:p>time</text:p>
          </table:table-cell>
          <table:table-cell table:style-name="ce37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ce37"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string" calcext:value-type="string">
            <text:p>frac</text:p>
          </table:table-cell>
          <table:table-cell table:style-name="ce15" office:value-type="string" calcext:value-type="string">
            <text:p>lb0</text:p>
          </table:table-cell>
          <table:table-cell table:style-name="ce15" office:value-type="string" calcext:value-type="string">
            <text:p>lb</text:p>
          </table:table-cell>
          <table:table-cell table:style-name="ce15" office:value-type="string" calcext:value-type="string">
            <text:p>ub</text:p>
          </table:table-cell>
          <table:table-cell table:style-name="ce15" office:value-type="string" calcext:value-type="string">
            <text:p>time</text:p>
          </table:table-cell>
          <table:table-cell table:style-name="ce38" office:value-type="string" calcext:value-type="string">
            <text:p>gap</text:p>
          </table:table-cell>
          <table:table-cell table:style-name="ce39" office:value-type="string" calcext:value-type="string">
            <text:p>nodes</text:p>
          </table:table-cell>
          <table:table-cell/>
          <table:table-cell table:style-name="ce16" office:value-type="string" calcext:value-type="string">
            <text:p>dist avg</text:p>
          </table:table-cell>
          <table:table-cell table:style-name="ce16"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5012" calcext:value-type="float">
            <text:p>5012</text:p>
          </table:table-cell>
          <table:table-cell office:value-type="float" office:value="726" calcext:value-type="float">
            <text:p>726</text:p>
          </table:table-cell>
          <table:table-cell office:value-type="float" office:value="0.070009" calcext:value-type="float">
            <text:p>0,070009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17229841" calcext:value-type="float">
            <text:p>17229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];&quot;-&quot;;[.C2];&quot;-&quot;;[.E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0.16" calcext:value-type="float">
            <text:p>0,16</text:p>
          </table:table-cell>
          <table:table-cell table:style-name="ce14" table:formula="of:=[.M2]" office:value-type="float" office:value="-47" calcext:value-type="float">
            <text:p>-47,0</text:p>
          </table:table-cell>
          <table:table-cell table:style-name="ce14" table:formula="of:=[.J2]" office:value-type="float" office:value="-47" calcext:value-type="float">
            <text:p>-47,0</text:p>
          </table:table-cell>
          <table:table-cell table:formula="of:=[.K2]" office:value-type="float" office:value="-47" calcext:value-type="float">
            <text:p>-47</text:p>
          </table:table-cell>
          <table:table-cell table:formula="of:=[.I2]" office:value-type="float" office:value="0.070009" calcext:value-type="float">
            <text:p>0,070009</text:p>
          </table:table-cell>
          <table:table-cell table:formula="of:=[.L2]" office:value-type="float" office:value="0" calcext:value-type="float">
            <text:p>0,00</text:p>
          </table:table-cell>
          <table:table-cell table:formula="of:=[.N2]" office:value-type="float" office:value="1" calcext:value-type="float">
            <text:p>1</text:p>
          </table:table-cell>
          <table:table-cell/>
          <table:table-cell table:style-name="ce17" table:formula="of:=ROUND(AVERAGE([.AG2:.AG300]);2)" office:value-type="float" office:value="0.01" calcext:value-type="float">
            <text:p>0,01</text:p>
          </table:table-cell>
          <table:table-cell table:style-name="ce17" table:formula="of:=ROUND(AVERAGEIF([.AG2:.AG300];&quot;&gt;0&quot;;[.AG2:.AG300]);2)" office:value-type="float" office:value="0.02" calcext:value-type="float">
            <text:p>0,02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12" calcext:value-type="float">
            <text:p>5012</text:p>
          </table:table-cell>
          <table:table-cell office:value-type="float" office:value="564" calcext:value-type="float">
            <text:p>564</text:p>
          </table:table-cell>
          <table:table-cell office:value-type="float" office:value="0.149652" calcext:value-type="float">
            <text:p>0,149652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17682107" calcext:value-type="float">
            <text:p>17682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];&quot;-&quot;;[.C3];&quot;-&quot;;[.E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0" calcext:value-type="float">
            <text:p>0</text:p>
          </table:table-cell>
          <table:table-cell table:style-name="ce14" table:formula="of:=[.M3]" office:value-type="float" office:value="-42" calcext:value-type="float">
            <text:p>-42,0</text:p>
          </table:table-cell>
          <table:table-cell table:style-name="ce14" table:formula="of:=[.J3]" office:value-type="float" office:value="-42" calcext:value-type="float">
            <text:p>-42,0</text:p>
          </table:table-cell>
          <table:table-cell table:formula="of:=[.K3]" office:value-type="float" office:value="-42" calcext:value-type="float">
            <text:p>-42</text:p>
          </table:table-cell>
          <table:table-cell table:formula="of:=[.I3]" office:value-type="float" office:value="0.149652" calcext:value-type="float">
            <text:p>0,149652</text:p>
          </table:table-cell>
          <table:table-cell table:formula="of:=[.L3]" office:value-type="float" office:value="0" calcext:value-type="float">
            <text:p>0,00</text:p>
          </table:table-cell>
          <table:table-cell table:formula="of:=[.N3]" office:value-type="float" office:value="1" calcext:value-type="float">
            <text:p>1</text:p>
          </table:table-cell>
          <table:table-cell/>
          <table:table-cell table:style-name="ce16" table:number-columns-repeated="2"/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12" calcext:value-type="float">
            <text:p>10012</text:p>
          </table:table-cell>
          <table:table-cell office:value-type="float" office:value="1266" calcext:value-type="float">
            <text:p>1266</text:p>
          </table:table-cell>
          <table:table-cell office:value-type="float" office:value="0.961" calcext:value-type="float">
            <text:p>0,96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97.3" calcext:value-type="float">
            <text:p>-97,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35397434" calcext:value-type="float">
            <text:p>353974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];&quot;-&quot;;[.C4];&quot;-&quot;;[.E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0" calcext:value-type="float">
            <text:p>0</text:p>
          </table:table-cell>
          <table:table-cell table:style-name="ce14" table:formula="of:=[.M4]" office:value-type="float" office:value="-97.3" calcext:value-type="float">
            <text:p>-97,3</text:p>
          </table:table-cell>
          <table:table-cell table:style-name="ce14" table:formula="of:=[.J4]" office:value-type="float" office:value="-97" calcext:value-type="float">
            <text:p>-97,0</text:p>
          </table:table-cell>
          <table:table-cell table:formula="of:=[.K4]" office:value-type="float" office:value="-97" calcext:value-type="float">
            <text:p>-97</text:p>
          </table:table-cell>
          <table:table-cell table:formula="of:=[.I4]" office:value-type="float" office:value="0.961" calcext:value-type="float">
            <text:p>0,961</text:p>
          </table:table-cell>
          <table:table-cell table:formula="of:=[.L4]" office:value-type="float" office:value="0" calcext:value-type="float">
            <text:p>0,00</text:p>
          </table:table-cell>
          <table:table-cell table:formula="of:=[.N4]"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optimal</text:p>
          </table:table-cell>
          <table:table-cell table:style-name="ce16"/>
          <table:table-cell table:number-columns-repeated="2"/>
          <table:table-cell office:value-type="string" calcext:value-type="string">
            <text:p>scip default (with cuts, heur, preprocessing)</text:p>
          </table:table-cell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0012" calcext:value-type="float">
            <text:p>10012</text:p>
          </table:table-cell>
          <table:table-cell office:value-type="float" office:value="956" calcext:value-type="float">
            <text:p>956</text:p>
          </table:table-cell>
          <table:table-cell office:value-type="float" office:value="0.188242" calcext:value-type="float">
            <text:p>0,1882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34674248" calcext:value-type="float">
            <text:p>34674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];&quot;-&quot;;[.C5];&quot;-&quot;;[.E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0.4" calcext:value-type="float">
            <text:p>0,4</text:p>
          </table:table-cell>
          <table:table-cell table:style-name="ce14" table:formula="of:=[.M5]" office:value-type="float" office:value="-82" calcext:value-type="float">
            <text:p>-82,0</text:p>
          </table:table-cell>
          <table:table-cell table:style-name="ce14" table:formula="of:=[.J5]" office:value-type="float" office:value="-82" calcext:value-type="float">
            <text:p>-82,0</text:p>
          </table:table-cell>
          <table:table-cell table:formula="of:=[.K5]" office:value-type="float" office:value="-82" calcext:value-type="float">
            <text:p>-82</text:p>
          </table:table-cell>
          <table:table-cell table:formula="of:=[.I5]" office:value-type="float" office:value="0.188242" calcext:value-type="float">
            <text:p>0,188242</text:p>
          </table:table-cell>
          <table:table-cell table:formula="of:=[.L5]" office:value-type="float" office:value="0" calcext:value-type="float">
            <text:p>0,00</text:p>
          </table:table-cell>
          <table:table-cell table:formula="of:=[.N5]" office:value-type="float" office:value="1" calcext:value-type="float">
            <text:p>1</text:p>
          </table:table-cell>
          <table:table-cell/>
          <table:table-cell table:style-name="ce16" table:formula="of:=COUNTIF([.AG2:.AG300];0)" office:value-type="float" office:value="45" calcext:value-type="float">
            <text:p>45</text:p>
          </table:table-cell>
          <table:table-cell table:style-name="ce22" table:formula="of:=[.AJ5]/[.AJ8]" office:value-type="percentage" office:value="0.75" calcext:value-type="percentage">
            <text:p>75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9" calcext:value-type="float">
            <text:p>19</text:p>
          </table:table-cell>
          <table:table-cell office:value-type="float" office:value="15012" calcext:value-type="float">
            <text:p>15012</text:p>
          </table:table-cell>
          <table:table-cell office:value-type="float" office:value="1143" calcext:value-type="float">
            <text:p>1143</text:p>
          </table:table-cell>
          <table:table-cell office:value-type="float" office:value="0.214238" calcext:value-type="float">
            <text:p>0,214238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51230616" calcext:value-type="float">
            <text:p>512306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];&quot;-&quot;;[.C6];&quot;-&quot;;[.E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0.13" calcext:value-type="float">
            <text:p>0,13</text:p>
          </table:table-cell>
          <table:table-cell table:style-name="ce14" table:formula="of:=[.M6]" office:value-type="float" office:value="-143" calcext:value-type="float">
            <text:p>-143,0</text:p>
          </table:table-cell>
          <table:table-cell table:style-name="ce14" table:formula="of:=[.J6]" office:value-type="float" office:value="-143" calcext:value-type="float">
            <text:p>-143,0</text:p>
          </table:table-cell>
          <table:table-cell table:formula="of:=[.K6]" office:value-type="float" office:value="-143" calcext:value-type="float">
            <text:p>-143</text:p>
          </table:table-cell>
          <table:table-cell table:formula="of:=[.I6]" office:value-type="float" office:value="0.214238" calcext:value-type="float">
            <text:p>0,214238</text:p>
          </table:table-cell>
          <table:table-cell table:formula="of:=[.L6]" office:value-type="float" office:value="0" calcext:value-type="float">
            <text:p>0,00</text:p>
          </table:table-cell>
          <table:table-cell table:formula="of:=[.N6]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in root</text:p>
          </table:table-cell>
          <table:table-cell table:style-name="ce16" table:formula="of:=COUNTIFS([.AG2:.AG100];0;[.AH2:.AH100];1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6" calcext:value-type="float">
            <text:p>36</text:p>
          </table:table-cell>
          <table:table-cell office:value-type="float" office:value="15012" calcext:value-type="float">
            <text:p>15012</text:p>
          </table:table-cell>
          <table:table-cell office:value-type="float" office:value="1276" calcext:value-type="float">
            <text:p>1276</text:p>
          </table:table-cell>
          <table:table-cell office:value-type="float" office:value="0.197817" calcext:value-type="float">
            <text:p>0,197817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50111073" calcext:value-type="float">
            <text:p>501110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7];&quot;-&quot;;[.C7];&quot;-&quot;;[.E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0.24" calcext:value-type="float">
            <text:p>0,24</text:p>
          </table:table-cell>
          <table:table-cell table:style-name="ce14" table:formula="of:=[.M7]" office:value-type="float" office:value="-120" calcext:value-type="float">
            <text:p>-120,0</text:p>
          </table:table-cell>
          <table:table-cell table:style-name="ce14" table:formula="of:=[.J7]" office:value-type="float" office:value="-120" calcext:value-type="float">
            <text:p>-120,0</text:p>
          </table:table-cell>
          <table:table-cell table:formula="of:=[.K7]" office:value-type="float" office:value="-120" calcext:value-type="float">
            <text:p>-120</text:p>
          </table:table-cell>
          <table:table-cell table:formula="of:=[.I7]" office:value-type="float" office:value="0.197817" calcext:value-type="float">
            <text:p>0,197817</text:p>
          </table:table-cell>
          <table:table-cell table:formula="of:=[.L7]" office:value-type="float" office:value="0" calcext:value-type="float">
            <text:p>0,00</text:p>
          </table:table-cell>
          <table:table-cell table:formula="of:=[.N7]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total instances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5017" calcext:value-type="float">
            <text:p>5017</text:p>
          </table:table-cell>
          <table:table-cell office:value-type="float" office:value="1906" calcext:value-type="float">
            <text:p>1906</text:p>
          </table:table-cell>
          <table:table-cell office:value-type="float" office:value="3.223306" calcext:value-type="float">
            <text:p>3,223306</text:p>
          </table:table-cell>
          <table:table-cell table:number-columns-repeated="2"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office:value-type="float" office:value="-37.333333" calcext:value-type="float">
            <text:p>-37,33333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.13" calcext:value-type="float">
            <text:p>3,13</text:p>
          </table:table-cell>
          <table:table-cell office:value-type="float" office:value="3.15" calcext:value-type="float">
            <text:p>3,15</text:p>
          </table:table-cell>
          <table:table-cell office:value-type="float" office:value="19596658" calcext:value-type="float">
            <text:p>195966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8];&quot;-&quot;;[.C8];&quot;-&quot;;[.E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1" calcext:value-type="float">
            <text:p>1</text:p>
          </table:table-cell>
          <table:table-cell table:style-name="ce14" table:formula="of:=[.M8]" office:value-type="float" office:value="-37.333333" calcext:value-type="float">
            <text:p>-37,3</text:p>
          </table:table-cell>
          <table:table-cell table:style-name="ce14" table:formula="of:=[.J8]" office:value-type="float" office:value="-37" calcext:value-type="float">
            <text:p>-37,0</text:p>
          </table:table-cell>
          <table:table-cell table:formula="of:=[.K8]" office:value-type="float" office:value="-37" calcext:value-type="float">
            <text:p>-37</text:p>
          </table:table-cell>
          <table:table-cell table:formula="of:=[.I8]" office:value-type="float" office:value="3.223306" calcext:value-type="float">
            <text:p>3,223306</text:p>
          </table:table-cell>
          <table:table-cell table:formula="of:=[.L8]" office:value-type="float" office:value="0" calcext:value-type="float">
            <text:p>0,00</text:p>
          </table:table-cell>
          <table:table-cell table:formula="of:=[.N8]" office:value-type="float" office:value="202" calcext:value-type="float">
            <text:p>202</text:p>
          </table:table-cell>
          <table:table-cell/>
          <table:table-cell table:style-name="ce16" table:formula="of:=COUNTIF([.AG2:.AG300];&quot;&gt;=0&quot;)" office:value-type="float" office:value="60" calcext:value-type="float">
            <text:p>60</text:p>
          </table:table-cell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5017" calcext:value-type="float">
            <text:p>5017</text:p>
          </table:table-cell>
          <table:table-cell office:value-type="float" office:value="697" calcext:value-type="float">
            <text:p>697</text:p>
          </table:table-cell>
          <table:table-cell office:value-type="float" office:value="0.113602" calcext:value-type="float">
            <text:p>0,113602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17923715" calcext:value-type="float">
            <text:p>179237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9];&quot;-&quot;;[.C9];&quot;-&quot;;[.E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1.12" calcext:value-type="float">
            <text:p>1,12</text:p>
          </table:table-cell>
          <table:table-cell table:style-name="ce14" table:formula="of:=[.M9]" office:value-type="float" office:value="-34" calcext:value-type="float">
            <text:p>-34,0</text:p>
          </table:table-cell>
          <table:table-cell table:style-name="ce14" table:formula="of:=[.J9]" office:value-type="float" office:value="-34" calcext:value-type="float">
            <text:p>-34,0</text:p>
          </table:table-cell>
          <table:table-cell table:formula="of:=[.K9]" office:value-type="float" office:value="-34" calcext:value-type="float">
            <text:p>-34</text:p>
          </table:table-cell>
          <table:table-cell table:formula="of:=[.I9]" office:value-type="float" office:value="0.113602" calcext:value-type="float">
            <text:p>0,113602</text:p>
          </table:table-cell>
          <table:table-cell table:formula="of:=[.L9]" office:value-type="float" office:value="0" calcext:value-type="float">
            <text:p>0,00</text:p>
          </table:table-cell>
          <table:table-cell table:formula="of:=[.N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0017" calcext:value-type="float">
            <text:p>10017</text:p>
          </table:table-cell>
          <table:table-cell office:value-type="float" office:value="1281" calcext:value-type="float">
            <text:p>1281</text:p>
          </table:table-cell>
          <table:table-cell office:value-type="float" office:value="2.878294" calcext:value-type="float">
            <text:p>2,87829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office:value-type="float" office:value="-76.133333" calcext:value-type="float">
            <text:p>-76,13333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83" calcext:value-type="float">
            <text:p>2,83</text:p>
          </table:table-cell>
          <table:table-cell office:value-type="float" office:value="2.85" calcext:value-type="float">
            <text:p>2,85</text:p>
          </table:table-cell>
          <table:table-cell office:value-type="float" office:value="37928983" calcext:value-type="float">
            <text:p>37928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0];&quot;-&quot;;[.C10];&quot;-&quot;;[.E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0.28" calcext:value-type="float">
            <text:p>0,28</text:p>
          </table:table-cell>
          <table:table-cell table:style-name="ce14" table:formula="of:=[.M10]" office:value-type="float" office:value="-76.133333" calcext:value-type="float">
            <text:p>-76,1</text:p>
          </table:table-cell>
          <table:table-cell table:style-name="ce14" table:formula="of:=[.J10]" office:value-type="float" office:value="-76" calcext:value-type="float">
            <text:p>-76,0</text:p>
          </table:table-cell>
          <table:table-cell table:formula="of:=[.K10]" office:value-type="float" office:value="-76" calcext:value-type="float">
            <text:p>-76</text:p>
          </table:table-cell>
          <table:table-cell table:formula="of:=[.I10]" office:value-type="float" office:value="2.878294" calcext:value-type="float">
            <text:p>2,878294</text:p>
          </table:table-cell>
          <table:table-cell table:formula="of:=[.L10]" office:value-type="float" office:value="0" calcext:value-type="float">
            <text:p>0,00</text:p>
          </table:table-cell>
          <table:table-cell table:formula="of:=[.N10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office:value-type="float" office:value="10017" calcext:value-type="float">
            <text:p>10017</text:p>
          </table:table-cell>
          <table:table-cell office:value-type="float" office:value="1396" calcext:value-type="float">
            <text:p>1396</text:p>
          </table:table-cell>
          <table:table-cell office:value-type="float" office:value="0.322044" calcext:value-type="float">
            <text:p>0,32204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36773467" calcext:value-type="float">
            <text:p>367734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1];&quot;-&quot;;[.C11];&quot;-&quot;;[.E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0.61" calcext:value-type="float">
            <text:p>0,61</text:p>
          </table:table-cell>
          <table:table-cell table:style-name="ce14" table:formula="of:=[.M11]" office:value-type="float" office:value="-66" calcext:value-type="float">
            <text:p>-66,0</text:p>
          </table:table-cell>
          <table:table-cell table:style-name="ce14" table:formula="of:=[.J11]" office:value-type="float" office:value="-66" calcext:value-type="float">
            <text:p>-66,0</text:p>
          </table:table-cell>
          <table:table-cell table:formula="of:=[.K11]" office:value-type="float" office:value="-66" calcext:value-type="float">
            <text:p>-66</text:p>
          </table:table-cell>
          <table:table-cell table:formula="of:=[.I11]" office:value-type="float" office:value="0.322044" calcext:value-type="float">
            <text:p>0,322044</text:p>
          </table:table-cell>
          <table:table-cell table:formula="of:=[.L11]" office:value-type="float" office:value="0" calcext:value-type="float">
            <text:p>0,00</text:p>
          </table:table-cell>
          <table:table-cell table:formula="of:=[.N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15017" calcext:value-type="float">
            <text:p>15017</text:p>
          </table:table-cell>
          <table:table-cell office:value-type="float" office:value="1481" calcext:value-type="float">
            <text:p>1481</text:p>
          </table:table-cell>
          <table:table-cell office:value-type="float" office:value="0.421866" calcext:value-type="float">
            <text:p>0,421866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55131793" calcext:value-type="float">
            <text:p>551317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2];&quot;-&quot;;[.C12];&quot;-&quot;;[.E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.39" calcext:value-type="float">
            <text:p>0,39</text:p>
          </table:table-cell>
          <table:table-cell table:style-name="ce14" table:formula="of:=[.M12]" office:value-type="float" office:value="-114" calcext:value-type="float">
            <text:p>-114,0</text:p>
          </table:table-cell>
          <table:table-cell table:style-name="ce14" table:formula="of:=[.J12]" office:value-type="float" office:value="-114" calcext:value-type="float">
            <text:p>-114,0</text:p>
          </table:table-cell>
          <table:table-cell table:formula="of:=[.K12]" office:value-type="float" office:value="-114" calcext:value-type="float">
            <text:p>-114</text:p>
          </table:table-cell>
          <table:table-cell table:formula="of:=[.I12]" office:value-type="float" office:value="0.421866" calcext:value-type="float">
            <text:p>0,421866</text:p>
          </table:table-cell>
          <table:table-cell table:formula="of:=[.L12]" office:value-type="float" office:value="0" calcext:value-type="float">
            <text:p>0,00</text:p>
          </table:table-cell>
          <table:table-cell table:formula="of:=[.N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17" calcext:value-type="float">
            <text:p>15017</text:p>
          </table:table-cell>
          <table:table-cell office:value-type="float" office:value="3168" calcext:value-type="float">
            <text:p>3168</text:p>
          </table:table-cell>
          <table:table-cell office:value-type="float" office:value="0.688014" calcext:value-type="float">
            <text:p>0,688014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66" calcext:value-type="float">
            <text:p>0,66</text:p>
          </table:table-cell>
          <table:table-cell office:value-type="float" office:value="52202447" calcext:value-type="float">
            <text:p>522024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3];&quot;-&quot;;[.C13];&quot;-&quot;;[.E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" calcext:value-type="float">
            <text:p>0</text:p>
          </table:table-cell>
          <table:table-cell table:style-name="ce14" table:formula="of:=[.M13]" office:value-type="float" office:value="-103" calcext:value-type="float">
            <text:p>-103,0</text:p>
          </table:table-cell>
          <table:table-cell table:style-name="ce14" table:formula="of:=[.J13]" office:value-type="float" office:value="-103" calcext:value-type="float">
            <text:p>-103,0</text:p>
          </table:table-cell>
          <table:table-cell table:formula="of:=[.K13]" office:value-type="float" office:value="-103" calcext:value-type="float">
            <text:p>-103</text:p>
          </table:table-cell>
          <table:table-cell table:formula="of:=[.I13]" office:value-type="float" office:value="0.688014" calcext:value-type="float">
            <text:p>0,688014</text:p>
          </table:table-cell>
          <table:table-cell table:formula="of:=[.L13]" office:value-type="float" office:value="0" calcext:value-type="float">
            <text:p>0,00</text:p>
          </table:table-cell>
          <table:table-cell table:formula="of:=[.N1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5022" calcext:value-type="float">
            <text:p>5022</text:p>
          </table:table-cell>
          <table:table-cell office:value-type="float" office:value="702" calcext:value-type="float">
            <text:p>702</text:p>
          </table:table-cell>
          <table:table-cell office:value-type="float" office:value="0.148822" calcext:value-type="float">
            <text:p>0,148822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19526143" calcext:value-type="float">
            <text:p>19526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4];&quot;-&quot;;[.C14];&quot;-&quot;;[.E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1.45" calcext:value-type="float">
            <text:p>1,45</text:p>
          </table:table-cell>
          <table:table-cell table:style-name="ce14" table:formula="of:=[.M14]" office:value-type="float" office:value="-30" calcext:value-type="float">
            <text:p>-30,0</text:p>
          </table:table-cell>
          <table:table-cell table:style-name="ce14" table:formula="of:=[.J14]" office:value-type="float" office:value="-30" calcext:value-type="float">
            <text:p>-30,0</text:p>
          </table:table-cell>
          <table:table-cell table:formula="of:=[.K14]" office:value-type="float" office:value="-30" calcext:value-type="float">
            <text:p>-30</text:p>
          </table:table-cell>
          <table:table-cell table:formula="of:=[.I14]" office:value-type="float" office:value="0.148822" calcext:value-type="float">
            <text:p>0,148822</text:p>
          </table:table-cell>
          <table:table-cell table:formula="of:=[.L14]" office:value-type="float" office:value="0" calcext:value-type="float">
            <text:p>0,00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22" calcext:value-type="float">
            <text:p>5022</text:p>
          </table:table-cell>
          <table:table-cell office:value-type="float" office:value="2217" calcext:value-type="float">
            <text:p>2217</text:p>
          </table:table-cell>
          <table:table-cell office:value-type="float" office:value="0.785662" calcext:value-type="float">
            <text:p>0,785662</text:p>
          </table:table-cell>
          <table:table-cell table:number-columns-repeated="2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-29.03968" calcext:value-type="float">
            <text:p>-29,0396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19604211" calcext:value-type="float">
            <text:p>19604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5];&quot;-&quot;;[.C15];&quot;-&quot;;[.E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0" calcext:value-type="float">
            <text:p>0</text:p>
          </table:table-cell>
          <table:table-cell table:style-name="ce14" table:formula="of:=[.M15]" office:value-type="float" office:value="-29.03968" calcext:value-type="float">
            <text:p>-29,0</text:p>
          </table:table-cell>
          <table:table-cell table:style-name="ce14" table:formula="of:=[.J15]" office:value-type="float" office:value="-29" calcext:value-type="float">
            <text:p>-29,0</text:p>
          </table:table-cell>
          <table:table-cell table:formula="of:=[.K15]" office:value-type="float" office:value="-29" calcext:value-type="float">
            <text:p>-29</text:p>
          </table:table-cell>
          <table:table-cell table:formula="of:=[.I15]" office:value-type="float" office:value="0.785662" calcext:value-type="float">
            <text:p>0,785662</text:p>
          </table:table-cell>
          <table:table-cell table:formula="of:=[.L15]" office:value-type="float" office:value="0" calcext:value-type="float">
            <text:p>0,00</text:p>
          </table:table-cell>
          <table:table-cell table:formula="of:=[.N15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22" calcext:value-type="float">
            <text:p>10022</text:p>
          </table:table-cell>
          <table:table-cell office:value-type="float" office:value="2386" calcext:value-type="float">
            <text:p>2386</text:p>
          </table:table-cell>
          <table:table-cell office:value-type="float" office:value="9.907956" calcext:value-type="float">
            <text:p>9,907956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-68.099719" calcext:value-type="float">
            <text:p>-68,099719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9.63" calcext:value-type="float">
            <text:p>9,63</text:p>
          </table:table-cell>
          <table:table-cell office:value-type="float" office:value="9.65" calcext:value-type="float">
            <text:p>9,65</text:p>
          </table:table-cell>
          <table:table-cell office:value-type="float" office:value="39877065" calcext:value-type="float">
            <text:p>398770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6];&quot;-&quot;;[.C16];&quot;-&quot;;[.E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style-name="ce14" table:formula="of:=[.M16]" office:value-type="float" office:value="-68.099719" calcext:value-type="float">
            <text:p>-68,1</text:p>
          </table:table-cell>
          <table:table-cell table:style-name="ce14" table:formula="of:=[.J16]" office:value-type="float" office:value="-68" calcext:value-type="float">
            <text:p>-68,0</text:p>
          </table:table-cell>
          <table:table-cell table:formula="of:=[.K16]" office:value-type="float" office:value="-68" calcext:value-type="float">
            <text:p>-68</text:p>
          </table:table-cell>
          <table:table-cell table:formula="of:=[.I16]" office:value-type="float" office:value="9.907956" calcext:value-type="float">
            <text:p>9,907956</text:p>
          </table:table-cell>
          <table:table-cell table:formula="of:=[.L16]" office:value-type="float" office:value="0" calcext:value-type="float">
            <text:p>0,00</text:p>
          </table:table-cell>
          <table:table-cell table:formula="of:=[.N16]"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022" calcext:value-type="float">
            <text:p>10022</text:p>
          </table:table-cell>
          <table:table-cell office:value-type="float" office:value="1404" calcext:value-type="float">
            <text:p>1404</text:p>
          </table:table-cell>
          <table:table-cell office:value-type="float" office:value="0.309925" calcext:value-type="float">
            <text:p>0,309925</text:p>
          </table:table-cell>
          <table:table-cell table:number-columns-repeated="2"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37212270" calcext:value-type="float">
            <text:p>372122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7];&quot;-&quot;;[.C17];&quot;-&quot;;[.E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0.75" calcext:value-type="float">
            <text:p>0,75</text:p>
          </table:table-cell>
          <table:table-cell table:style-name="ce14" table:formula="of:=[.M17]" office:value-type="float" office:value="-57" calcext:value-type="float">
            <text:p>-57,0</text:p>
          </table:table-cell>
          <table:table-cell table:style-name="ce14" table:formula="of:=[.J17]" office:value-type="float" office:value="-57" calcext:value-type="float">
            <text:p>-57,0</text:p>
          </table:table-cell>
          <table:table-cell table:formula="of:=[.K17]" office:value-type="float" office:value="-57" calcext:value-type="float">
            <text:p>-57</text:p>
          </table:table-cell>
          <table:table-cell table:formula="of:=[.I17]" office:value-type="float" office:value="0.309925" calcext:value-type="float">
            <text:p>0,309925</text:p>
          </table:table-cell>
          <table:table-cell table:formula="of:=[.L17]" office:value-type="float" office:value="0" calcext:value-type="float">
            <text:p>0,00</text:p>
          </table:table-cell>
          <table:table-cell table:formula="of:=[.N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1450" calcext:value-type="float">
            <text:p>1450</text:p>
          </table:table-cell>
          <table:table-cell office:value-type="float" office:value="3.069468" calcext:value-type="float">
            <text:p>3,069468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,01</text:p>
          </table:table-cell>
          <table:table-cell office:value-type="float" office:value="3.06" calcext:value-type="float">
            <text:p>3,06</text:p>
          </table:table-cell>
          <table:table-cell office:value-type="float" office:value="57940086" calcext:value-type="float">
            <text:p>579400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8];&quot;-&quot;;[.C18];&quot;-&quot;;[.E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style-name="ce14" table:formula="of:=[.M18]" office:value-type="float" office:value="-100" calcext:value-type="float">
            <text:p>-100,0</text:p>
          </table:table-cell>
          <table:table-cell table:style-name="ce14" table:formula="of:=[.J18]" office:value-type="float" office:value="-100" calcext:value-type="float">
            <text:p>-100,0</text:p>
          </table:table-cell>
          <table:table-cell table:formula="of:=[.K18]" office:value-type="float" office:value="-100" calcext:value-type="float">
            <text:p>-100</text:p>
          </table:table-cell>
          <table:table-cell table:formula="of:=[.I18]" office:value-type="float" office:value="3.069468" calcext:value-type="float">
            <text:p>3,069468</text:p>
          </table:table-cell>
          <table:table-cell table:formula="of:=[.L18]" office:value-type="float" office:value="0" calcext:value-type="float">
            <text:p>0,00</text:p>
          </table:table-cell>
          <table:table-cell table:formula="of:=[.N18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6" calcext:value-type="float">
            <text:p>76</text:p>
          </table:table-cell>
          <table:table-cell office:value-type="float" office:value="15022" calcext:value-type="float">
            <text:p>15022</text:p>
          </table:table-cell>
          <table:table-cell office:value-type="float" office:value="1906" calcext:value-type="float">
            <text:p>1906</text:p>
          </table:table-cell>
          <table:table-cell office:value-type="float" office:value="0.533312" calcext:value-type="float">
            <text:p>0,53331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55630083" calcext:value-type="float">
            <text:p>556300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9];&quot;-&quot;;[.C19];&quot;-&quot;;[.E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.51" calcext:value-type="float">
            <text:p>0,51</text:p>
          </table:table-cell>
          <table:table-cell table:style-name="ce14" table:formula="of:=[.M19]" office:value-type="float" office:value="-87" calcext:value-type="float">
            <text:p>-87,0</text:p>
          </table:table-cell>
          <table:table-cell table:style-name="ce14" table:formula="of:=[.J19]" office:value-type="float" office:value="-87" calcext:value-type="float">
            <text:p>-87,0</text:p>
          </table:table-cell>
          <table:table-cell table:formula="of:=[.K19]" office:value-type="float" office:value="-87" calcext:value-type="float">
            <text:p>-87</text:p>
          </table:table-cell>
          <table:table-cell table:formula="of:=[.I19]" office:value-type="float" office:value="0.533312" calcext:value-type="float">
            <text:p>0,533312</text:p>
          </table:table-cell>
          <table:table-cell table:formula="of:=[.L19]" office:value-type="float" office:value="0" calcext:value-type="float">
            <text:p>0,00</text:p>
          </table:table-cell>
          <table:table-cell table:formula="of:=[.N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27" calcext:value-type="float">
            <text:p>5027</text:p>
          </table:table-cell>
          <table:table-cell office:value-type="float" office:value="651" calcext:value-type="float">
            <text:p>651</text:p>
          </table:table-cell>
          <table:table-cell office:value-type="float" office:value="30.108433" calcext:value-type="float">
            <text:p>30,108433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28.343048" calcext:value-type="float">
            <text:p>-28,343048</text:p>
          </table:table-cell>
          <table:table-cell office:value-type="float" office:value="3467" calcext:value-type="float">
            <text:p>3467</text:p>
          </table:table-cell>
          <table:table-cell office:value-type="float" office:value="0" calcext:value-type="float">
            <text:p>0</text:p>
          </table:table-cell>
          <table:table-cell office:value-type="float" office:value="29.57" calcext:value-type="float">
            <text:p>29,57</text:p>
          </table:table-cell>
          <table:table-cell office:value-type="float" office:value="29.6" calcext:value-type="float">
            <text:p>29,6</text:p>
          </table:table-cell>
          <table:table-cell office:value-type="float" office:value="24054274" calcext:value-type="float">
            <text:p>240542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0];&quot;-&quot;;[.C20];&quot;-&quot;;[.E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14" table:formula="of:=[.M20]" office:value-type="float" office:value="-28.343048" calcext:value-type="float">
            <text:p>-28,3</text:p>
          </table:table-cell>
          <table:table-cell table:style-name="ce14" table:formula="of:=[.J20]" office:value-type="float" office:value="-28" calcext:value-type="float">
            <text:p>-28,0</text:p>
          </table:table-cell>
          <table:table-cell table:formula="of:=[.K20]" office:value-type="float" office:value="-28" calcext:value-type="float">
            <text:p>-28</text:p>
          </table:table-cell>
          <table:table-cell table:formula="of:=[.I20]" office:value-type="float" office:value="30.108433" calcext:value-type="float">
            <text:p>30,108433</text:p>
          </table:table-cell>
          <table:table-cell table:formula="of:=[.L20]" office:value-type="float" office:value="0" calcext:value-type="float">
            <text:p>0,00</text:p>
          </table:table-cell>
          <table:table-cell table:formula="of:=[.N20]" office:value-type="float" office:value="3467" calcext:value-type="float">
            <text:p>3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27" calcext:value-type="float">
            <text:p>5027</text:p>
          </table:table-cell>
          <table:table-cell office:value-type="float" office:value="908" calcext:value-type="float">
            <text:p>908</text:p>
          </table:table-cell>
          <table:table-cell office:value-type="float" office:value="29.622121" calcext:value-type="float">
            <text:p>29,622121</text:p>
          </table:table-cell>
          <table:table-cell table:number-columns-repeated="2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-24.388471" calcext:value-type="float">
            <text:p>-24,388471</text:p>
          </table:table-cell>
          <table:table-cell office:value-type="float" office:value="4998" calcext:value-type="float">
            <text:p>4998</text:p>
          </table:table-cell>
          <table:table-cell office:value-type="float" office:value="0" calcext:value-type="float">
            <text:p>0</text:p>
          </table:table-cell>
          <table:table-cell office:value-type="float" office:value="28.87" calcext:value-type="float">
            <text:p>28,87</text:p>
          </table:table-cell>
          <table:table-cell office:value-type="float" office:value="28.89" calcext:value-type="float">
            <text:p>28,89</text:p>
          </table:table-cell>
          <table:table-cell office:value-type="float" office:value="21347143" calcext:value-type="float">
            <text:p>2134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1];&quot;-&quot;;[.C21];&quot;-&quot;;[.E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style-name="ce14" table:formula="of:=[.M21]" office:value-type="float" office:value="-24.388471" calcext:value-type="float">
            <text:p>-24,4</text:p>
          </table:table-cell>
          <table:table-cell table:style-name="ce14" table:formula="of:=[.J21]" office:value-type="float" office:value="-24" calcext:value-type="float">
            <text:p>-24,0</text:p>
          </table:table-cell>
          <table:table-cell table:formula="of:=[.K21]" office:value-type="float" office:value="-24" calcext:value-type="float">
            <text:p>-24</text:p>
          </table:table-cell>
          <table:table-cell table:formula="of:=[.I21]" office:value-type="float" office:value="29.622121" calcext:value-type="float">
            <text:p>29,622121</text:p>
          </table:table-cell>
          <table:table-cell table:formula="of:=[.L21]" office:value-type="float" office:value="0" calcext:value-type="float">
            <text:p>0,00</text:p>
          </table:table-cell>
          <table:table-cell table:formula="of:=[.N21]" office:value-type="float" office:value="4998" calcext:value-type="float">
            <text:p>4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10027" calcext:value-type="float">
            <text:p>10027</text:p>
          </table:table-cell>
          <table:table-cell office:value-type="float" office:value="1446" calcext:value-type="float">
            <text:p>1446</text:p>
          </table:table-cell>
          <table:table-cell office:value-type="float" office:value="0.460915" calcext:value-type="float">
            <text:p>0,460915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40528647" calcext:value-type="float">
            <text:p>405286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2];&quot;-&quot;;[.C22];&quot;-&quot;;[.E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.94" calcext:value-type="float">
            <text:p>0,94</text:p>
          </table:table-cell>
          <table:table-cell table:style-name="ce14" table:formula="of:=[.M22]" office:value-type="float" office:value="-58" calcext:value-type="float">
            <text:p>-58,0</text:p>
          </table:table-cell>
          <table:table-cell table:style-name="ce14" table:formula="of:=[.J22]" office:value-type="float" office:value="-58" calcext:value-type="float">
            <text:p>-58,0</text:p>
          </table:table-cell>
          <table:table-cell table:formula="of:=[.K22]" office:value-type="float" office:value="-58" calcext:value-type="float">
            <text:p>-58</text:p>
          </table:table-cell>
          <table:table-cell table:formula="of:=[.I22]" office:value-type="float" office:value="0.460915" calcext:value-type="float">
            <text:p>0,460915</text:p>
          </table:table-cell>
          <table:table-cell table:formula="of:=[.L22]" office:value-type="float" office:value="0" calcext:value-type="float">
            <text:p>0,00</text:p>
          </table:table-cell>
          <table:table-cell table:formula="of:=[.N2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10027" calcext:value-type="float">
            <text:p>10027</text:p>
          </table:table-cell>
          <table:table-cell office:value-type="float" office:value="1460" calcext:value-type="float">
            <text:p>1460</text:p>
          </table:table-cell>
          <table:table-cell office:value-type="float" office:value="9.646571" calcext:value-type="float">
            <text:p>9,646571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3.640083" calcext:value-type="float">
            <text:p>-53,640083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9.54" calcext:value-type="float">
            <text:p>9,54</text:p>
          </table:table-cell>
          <table:table-cell office:value-type="float" office:value="9.57" calcext:value-type="float">
            <text:p>9,57</text:p>
          </table:table-cell>
          <table:table-cell office:value-type="float" office:value="39981571" calcext:value-type="float">
            <text:p>399815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3];&quot;-&quot;;[.C23];&quot;-&quot;;[.E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0.92" calcext:value-type="float">
            <text:p>0,92</text:p>
          </table:table-cell>
          <table:table-cell table:style-name="ce14" table:formula="of:=[.M23]" office:value-type="float" office:value="-53.640083" calcext:value-type="float">
            <text:p>-53,6</text:p>
          </table:table-cell>
          <table:table-cell table:style-name="ce14" table:formula="of:=[.J23]" office:value-type="float" office:value="-53" calcext:value-type="float">
            <text:p>-53,0</text:p>
          </table:table-cell>
          <table:table-cell table:formula="of:=[.K23]" office:value-type="float" office:value="-53" calcext:value-type="float">
            <text:p>-53</text:p>
          </table:table-cell>
          <table:table-cell table:formula="of:=[.I23]" office:value-type="float" office:value="9.646571" calcext:value-type="float">
            <text:p>9,646571</text:p>
          </table:table-cell>
          <table:table-cell table:formula="of:=[.L23]" office:value-type="float" office:value="0" calcext:value-type="float">
            <text:p>0,00</text:p>
          </table:table-cell>
          <table:table-cell table:formula="of:=[.N23]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7" calcext:value-type="float">
            <text:p>97</text:p>
          </table:table-cell>
          <table:table-cell office:value-type="float" office:value="15027" calcext:value-type="float">
            <text:p>15027</text:p>
          </table:table-cell>
          <table:table-cell office:value-type="float" office:value="1822" calcext:value-type="float">
            <text:p>1822</text:p>
          </table:table-cell>
          <table:table-cell office:value-type="float" office:value="0.718653" calcext:value-type="float">
            <text:p>0,71865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60316224" calcext:value-type="float">
            <text:p>603162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4];&quot;-&quot;;[.C24];&quot;-&quot;;[.E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.65" calcext:value-type="float">
            <text:p>0,65</text:p>
          </table:table-cell>
          <table:table-cell table:style-name="ce14" table:formula="of:=[.M24]" office:value-type="float" office:value="-86" calcext:value-type="float">
            <text:p>-86,0</text:p>
          </table:table-cell>
          <table:table-cell table:style-name="ce14" table:formula="of:=[.J24]" office:value-type="float" office:value="-86" calcext:value-type="float">
            <text:p>-86,0</text:p>
          </table:table-cell>
          <table:table-cell table:formula="of:=[.K24]" office:value-type="float" office:value="-86" calcext:value-type="float">
            <text:p>-86</text:p>
          </table:table-cell>
          <table:table-cell table:formula="of:=[.I24]" office:value-type="float" office:value="0.718653" calcext:value-type="float">
            <text:p>0,718653</text:p>
          </table:table-cell>
          <table:table-cell table:formula="of:=[.L24]" office:value-type="float" office:value="0" calcext:value-type="float">
            <text:p>0,00</text:p>
          </table:table-cell>
          <table:table-cell table:formula="of:=[.N2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27" calcext:value-type="float">
            <text:p>15027</text:p>
          </table:table-cell>
          <table:table-cell office:value-type="float" office:value="3928" calcext:value-type="float">
            <text:p>3928</text:p>
          </table:table-cell>
          <table:table-cell office:value-type="float" office:value="254.874917" calcext:value-type="float">
            <text:p>254,87491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office:value-type="float" office:value="-77.085301" calcext:value-type="float">
            <text:p>-77,085301</text:p>
          </table:table-cell>
          <table:table-cell office:value-type="float" office:value="11715" calcext:value-type="float">
            <text:p>11715</text:p>
          </table:table-cell>
          <table:table-cell office:value-type="float" office:value="0" calcext:value-type="float">
            <text:p>0</text:p>
          </table:table-cell>
          <table:table-cell office:value-type="float" office:value="253.38" calcext:value-type="float">
            <text:p>253,38</text:p>
          </table:table-cell>
          <table:table-cell office:value-type="float" office:value="253.42" calcext:value-type="float">
            <text:p>253,42</text:p>
          </table:table-cell>
          <table:table-cell office:value-type="float" office:value="61946452" calcext:value-type="float">
            <text:p>619464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5];&quot;-&quot;;[.C25];&quot;-&quot;;[.E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4" table:formula="of:=[.M25]" office:value-type="float" office:value="-77.085301" calcext:value-type="float">
            <text:p>-77,1</text:p>
          </table:table-cell>
          <table:table-cell table:style-name="ce14" table:formula="of:=[.J25]" office:value-type="float" office:value="-77" calcext:value-type="float">
            <text:p>-77,0</text:p>
          </table:table-cell>
          <table:table-cell table:formula="of:=[.K25]" office:value-type="float" office:value="-77" calcext:value-type="float">
            <text:p>-77</text:p>
          </table:table-cell>
          <table:table-cell table:formula="of:=[.I25]" office:value-type="float" office:value="254.874917" calcext:value-type="float">
            <text:p>254,874917</text:p>
          </table:table-cell>
          <table:table-cell table:formula="of:=[.L25]" office:value-type="float" office:value="0" calcext:value-type="float">
            <text:p>0,00</text:p>
          </table:table-cell>
          <table:table-cell table:formula="of:=[.N25]" office:value-type="float" office:value="11715" calcext:value-type="float">
            <text:p>11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5007" calcext:value-type="float">
            <text:p>5007</text:p>
          </table:table-cell>
          <table:table-cell office:value-type="float" office:value="168" calcext:value-type="float">
            <text:p>168</text:p>
          </table:table-cell>
          <table:table-cell office:value-type="float" office:value="0.049866" calcext:value-type="float">
            <text:p>0,049866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6160312" calcext:value-type="float">
            <text:p>16160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6];&quot;-&quot;;[.C26];&quot;-&quot;;[.E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0.18" calcext:value-type="float">
            <text:p>0,18</text:p>
          </table:table-cell>
          <table:table-cell table:style-name="ce14" table:formula="of:=[.M26]" office:value-type="float" office:value="-67" calcext:value-type="float">
            <text:p>-67,0</text:p>
          </table:table-cell>
          <table:table-cell table:style-name="ce14" table:formula="of:=[.J26]" office:value-type="float" office:value="-67" calcext:value-type="float">
            <text:p>-67,0</text:p>
          </table:table-cell>
          <table:table-cell table:formula="of:=[.K26]" office:value-type="float" office:value="-67" calcext:value-type="float">
            <text:p>-67</text:p>
          </table:table-cell>
          <table:table-cell table:formula="of:=[.I26]" office:value-type="float" office:value="0.049866" calcext:value-type="float">
            <text:p>0,049866</text:p>
          </table:table-cell>
          <table:table-cell table:formula="of:=[.L26]" office:value-type="float" office:value="0" calcext:value-type="float">
            <text:p>0,00</text:p>
          </table:table-cell>
          <table:table-cell table:formula="of:=[.N2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5007" calcext:value-type="float">
            <text:p>5007</text:p>
          </table:table-cell>
          <table:table-cell office:value-type="float" office:value="112" calcext:value-type="float">
            <text:p>112</text:p>
          </table:table-cell>
          <table:table-cell office:value-type="float" office:value="0.046844" calcext:value-type="float">
            <text:p>0,04684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15842091" calcext:value-type="float">
            <text:p>15842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7];&quot;-&quot;;[.C27];&quot;-&quot;;[.E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0.18" calcext:value-type="float">
            <text:p>0,18</text:p>
          </table:table-cell>
          <table:table-cell table:style-name="ce14" table:formula="of:=[.M27]" office:value-type="float" office:value="-63" calcext:value-type="float">
            <text:p>-63,0</text:p>
          </table:table-cell>
          <table:table-cell table:style-name="ce14" table:formula="of:=[.J27]" office:value-type="float" office:value="-63" calcext:value-type="float">
            <text:p>-63,0</text:p>
          </table:table-cell>
          <table:table-cell table:formula="of:=[.K27]" office:value-type="float" office:value="-63" calcext:value-type="float">
            <text:p>-63</text:p>
          </table:table-cell>
          <table:table-cell table:formula="of:=[.I27]" office:value-type="float" office:value="0.046844" calcext:value-type="float">
            <text:p>0,046844</text:p>
          </table:table-cell>
          <table:table-cell table:formula="of:=[.L27]" office:value-type="float" office:value="0" calcext:value-type="float">
            <text:p>0,00</text:p>
          </table:table-cell>
          <table:table-cell table:formula="of:=[.N2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07" calcext:value-type="float">
            <text:p>10007</text:p>
          </table:table-cell>
          <table:table-cell office:value-type="float" office:value="446" calcext:value-type="float">
            <text:p>446</text:p>
          </table:table-cell>
          <table:table-cell office:value-type="float" office:value="0.111869" calcext:value-type="float">
            <text:p>0,111869</text:p>
          </table:table-cell>
          <table:table-cell table:number-columns-repeated="2" office:value-type="float" office:value="-135" calcext:value-type="float">
            <text:p>-135</text:p>
          </table:table-cell>
          <table:table-cell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32709792" calcext:value-type="float">
            <text:p>327097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8];&quot;-&quot;;[.C28];&quot;-&quot;;[.E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0" calcext:value-type="float">
            <text:p>0</text:p>
          </table:table-cell>
          <table:table-cell table:style-name="ce14" table:formula="of:=[.M28]" office:value-type="float" office:value="-135" calcext:value-type="float">
            <text:p>-135,0</text:p>
          </table:table-cell>
          <table:table-cell table:style-name="ce14" table:formula="of:=[.J28]" office:value-type="float" office:value="-135" calcext:value-type="float">
            <text:p>-135,0</text:p>
          </table:table-cell>
          <table:table-cell table:formula="of:=[.K28]" office:value-type="float" office:value="-135" calcext:value-type="float">
            <text:p>-135</text:p>
          </table:table-cell>
          <table:table-cell table:formula="of:=[.I28]" office:value-type="float" office:value="0.111869" calcext:value-type="float">
            <text:p>0,111869</text:p>
          </table:table-cell>
          <table:table-cell table:formula="of:=[.L28]" office:value-type="float" office:value="0" calcext:value-type="float">
            <text:p>0,00</text:p>
          </table:table-cell>
          <table:table-cell table:formula="of:=[.N2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10007" calcext:value-type="float">
            <text:p>10007</text:p>
          </table:table-cell>
          <table:table-cell office:value-type="float" office:value="210" calcext:value-type="float">
            <text:p>210</text:p>
          </table:table-cell>
          <table:table-cell office:value-type="float" office:value="0.093722" calcext:value-type="float">
            <text:p>0,093722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31639587" calcext:value-type="float">
            <text:p>316395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9];&quot;-&quot;;[.C29];&quot;-&quot;;[.E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0.09" calcext:value-type="float">
            <text:p>0,09</text:p>
          </table:table-cell>
          <table:table-cell table:style-name="ce14" table:formula="of:=[.M29]" office:value-type="float" office:value="-128" calcext:value-type="float">
            <text:p>-128,0</text:p>
          </table:table-cell>
          <table:table-cell table:style-name="ce14" table:formula="of:=[.J29]" office:value-type="float" office:value="-128" calcext:value-type="float">
            <text:p>-128,0</text:p>
          </table:table-cell>
          <table:table-cell table:formula="of:=[.K29]" office:value-type="float" office:value="-128" calcext:value-type="float">
            <text:p>-128</text:p>
          </table:table-cell>
          <table:table-cell table:formula="of:=[.I29]" office:value-type="float" office:value="0.093722" calcext:value-type="float">
            <text:p>0,093722</text:p>
          </table:table-cell>
          <table:table-cell table:formula="of:=[.L29]" office:value-type="float" office:value="0" calcext:value-type="float">
            <text:p>0,00</text:p>
          </table:table-cell>
          <table:table-cell table:formula="of:=[.N2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7" calcext:value-type="float">
            <text:p>15007</text:p>
          </table:table-cell>
          <table:table-cell office:value-type="float" office:value="1254" calcext:value-type="float">
            <text:p>1254</text:p>
          </table:table-cell>
          <table:table-cell office:value-type="float" office:value="0.258745" calcext:value-type="float">
            <text:p>0,258745</text:p>
          </table:table-cell>
          <table:table-cell table:number-columns-repeated="2" office:value-type="float" office:value="-204" calcext:value-type="float">
            <text:p>-204</text:p>
          </table:table-cell>
          <table:table-cell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48725292" calcext:value-type="float">
            <text:p>487252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0];&quot;-&quot;;[.C30];&quot;-&quot;;[.E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14" table:formula="of:=[.M30]" office:value-type="float" office:value="-204" calcext:value-type="float">
            <text:p>-204,0</text:p>
          </table:table-cell>
          <table:table-cell table:style-name="ce14" table:formula="of:=[.J30]" office:value-type="float" office:value="-204" calcext:value-type="float">
            <text:p>-204,0</text:p>
          </table:table-cell>
          <table:table-cell table:formula="of:=[.K30]" office:value-type="float" office:value="-204" calcext:value-type="float">
            <text:p>-204</text:p>
          </table:table-cell>
          <table:table-cell table:formula="of:=[.I30]" office:value-type="float" office:value="0.258745" calcext:value-type="float">
            <text:p>0,258745</text:p>
          </table:table-cell>
          <table:table-cell table:formula="of:=[.L30]" office:value-type="float" office:value="0" calcext:value-type="float">
            <text:p>0,00</text:p>
          </table:table-cell>
          <table:table-cell table:formula="of:=[.N3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7" calcext:value-type="float">
            <text:p>15007</text:p>
          </table:table-cell>
          <table:table-cell office:value-type="float" office:value="222" calcext:value-type="float">
            <text:p>222</text:p>
          </table:table-cell>
          <table:table-cell office:value-type="float" office:value="0.141024" calcext:value-type="float">
            <text:p>0,141024</text:p>
          </table:table-cell>
          <table:table-cell table:number-columns-repeated="2" office:value-type="float" office:value="-191" calcext:value-type="float">
            <text:p>-191</text:p>
          </table:table-cell>
          <table:table-cell office:value-type="float" office:value="0" calcext:value-type="float">
            <text:p>0</text:p>
          </table:table-cell>
          <table:table-cell office:value-type="float" office:value="-191" calcext:value-type="float">
            <text:p>-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47013844" calcext:value-type="float">
            <text:p>470138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1];&quot;-&quot;;[.C31];&quot;-&quot;;[.E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0" calcext:value-type="float">
            <text:p>0</text:p>
          </table:table-cell>
          <table:table-cell table:style-name="ce14" table:formula="of:=[.M31]" office:value-type="float" office:value="-191" calcext:value-type="float">
            <text:p>-191,0</text:p>
          </table:table-cell>
          <table:table-cell table:style-name="ce14" table:formula="of:=[.J31]" office:value-type="float" office:value="-191" calcext:value-type="float">
            <text:p>-191,0</text:p>
          </table:table-cell>
          <table:table-cell table:formula="of:=[.K31]" office:value-type="float" office:value="-191" calcext:value-type="float">
            <text:p>-191</text:p>
          </table:table-cell>
          <table:table-cell table:formula="of:=[.I31]" office:value-type="float" office:value="0.141024" calcext:value-type="float">
            <text:p>0,141024</text:p>
          </table:table-cell>
          <table:table-cell table:formula="of:=[.L31]" office:value-type="float" office:value="0" calcext:value-type="float">
            <text:p>0,00</text:p>
          </table:table-cell>
          <table:table-cell table:formula="of:=[.N3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678" calcext:value-type="float">
            <text:p>678</text:p>
          </table:table-cell>
          <table:table-cell office:value-type="float" office:value="2.068574" calcext:value-type="float">
            <text:p>2,068574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-52.095502" calcext:value-type="float">
            <text:p>-52,095502</text:p>
          </table:table-cell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5480181" calcext:value-type="float">
            <text:p>5480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2];&quot;-&quot;;[.C32];&quot;-&quot;;[.E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0" calcext:value-type="float">
            <text:p>0</text:p>
          </table:table-cell>
          <table:table-cell table:style-name="ce14" table:formula="of:=[.M32]" office:value-type="float" office:value="-52.095502" calcext:value-type="float">
            <text:p>-52,1</text:p>
          </table:table-cell>
          <table:table-cell table:style-name="ce14" table:formula="of:=[.J32]" office:value-type="float" office:value="-52" calcext:value-type="float">
            <text:p>-52,0</text:p>
          </table:table-cell>
          <table:table-cell table:formula="of:=[.K32]" office:value-type="float" office:value="-52" calcext:value-type="float">
            <text:p>-52</text:p>
          </table:table-cell>
          <table:table-cell table:formula="of:=[.I32]" office:value-type="float" office:value="2.068574" calcext:value-type="float">
            <text:p>2,068574</text:p>
          </table:table-cell>
          <table:table-cell table:formula="of:=[.L32]" office:value-type="float" office:value="0" calcext:value-type="float">
            <text:p>0,00</text:p>
          </table:table-cell>
          <table:table-cell table:formula="of:=[.N32]" office:value-type="float" office:value="2889" calcext:value-type="float">
            <text:p>2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1012" calcext:value-type="float">
            <text:p>1012</text:p>
          </table:table-cell>
          <table:table-cell office:value-type="float" office:value="238" calcext:value-type="float">
            <text:p>238</text:p>
          </table:table-cell>
          <table:table-cell office:value-type="float" office:value="0.06407" calcext:value-type="float">
            <text:p>0,06407</text:p>
          </table:table-cell>
          <table:table-cell table:number-columns-repeated="2"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5302396" calcext:value-type="float">
            <text:p>53023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3];&quot;-&quot;;[.C33];&quot;-&quot;;[.E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.75" calcext:value-type="float">
            <text:p>3,75</text:p>
          </table:table-cell>
          <table:table-cell table:style-name="ce14" table:formula="of:=[.M33]" office:value-type="float" office:value="-47" calcext:value-type="float">
            <text:p>-47,0</text:p>
          </table:table-cell>
          <table:table-cell table:style-name="ce14" table:formula="of:=[.J33]" office:value-type="float" office:value="-47" calcext:value-type="float">
            <text:p>-47,0</text:p>
          </table:table-cell>
          <table:table-cell table:formula="of:=[.K33]" office:value-type="float" office:value="-47" calcext:value-type="float">
            <text:p>-47</text:p>
          </table:table-cell>
          <table:table-cell table:formula="of:=[.I33]" office:value-type="float" office:value="0.06407" calcext:value-type="float">
            <text:p>0,06407</text:p>
          </table:table-cell>
          <table:table-cell table:formula="of:=[.L33]" office:value-type="float" office:value="0" calcext:value-type="float">
            <text:p>0,00</text:p>
          </table:table-cell>
          <table:table-cell table:formula="of:=[.N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0.123507" calcext:value-type="float">
            <text:p>0,123507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10603224" calcext:value-type="float">
            <text:p>106032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4];&quot;-&quot;;[.C34];&quot;-&quot;;[.E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1.89" calcext:value-type="float">
            <text:p>1,89</text:p>
          </table:table-cell>
          <table:table-cell table:style-name="ce14" table:formula="of:=[.M34]" office:value-type="float" office:value="-114" calcext:value-type="float">
            <text:p>-114,0</text:p>
          </table:table-cell>
          <table:table-cell table:style-name="ce14" table:formula="of:=[.J34]" office:value-type="float" office:value="-114" calcext:value-type="float">
            <text:p>-114,0</text:p>
          </table:table-cell>
          <table:table-cell table:formula="of:=[.K34]" office:value-type="float" office:value="-114" calcext:value-type="float">
            <text:p>-114</text:p>
          </table:table-cell>
          <table:table-cell table:formula="of:=[.I34]" office:value-type="float" office:value="0.123507" calcext:value-type="float">
            <text:p>0,123507</text:p>
          </table:table-cell>
          <table:table-cell table:formula="of:=[.L34]" office:value-type="float" office:value="0" calcext:value-type="float">
            <text:p>0,00</text:p>
          </table:table-cell>
          <table:table-cell table:formula="of:=[.N3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322" calcext:value-type="float">
            <text:p>322</text:p>
          </table:table-cell>
          <table:table-cell office:value-type="float" office:value="0.091936" calcext:value-type="float">
            <text:p>0,09193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10281698" calcext:value-type="float">
            <text:p>102816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5];&quot;-&quot;;[.C35];&quot;-&quot;;[.E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1.89" calcext:value-type="float">
            <text:p>1,89</text:p>
          </table:table-cell>
          <table:table-cell table:style-name="ce14" table:formula="of:=[.M35]" office:value-type="float" office:value="-95" calcext:value-type="float">
            <text:p>-95,0</text:p>
          </table:table-cell>
          <table:table-cell table:style-name="ce14" table:formula="of:=[.J35]" office:value-type="float" office:value="-95" calcext:value-type="float">
            <text:p>-95,0</text:p>
          </table:table-cell>
          <table:table-cell table:formula="of:=[.K35]" office:value-type="float" office:value="-95" calcext:value-type="float">
            <text:p>-95</text:p>
          </table:table-cell>
          <table:table-cell table:formula="of:=[.I35]" office:value-type="float" office:value="0.091936" calcext:value-type="float">
            <text:p>0,091936</text:p>
          </table:table-cell>
          <table:table-cell table:formula="of:=[.L35]" office:value-type="float" office:value="0" calcext:value-type="float">
            <text:p>0,00</text:p>
          </table:table-cell>
          <table:table-cell table:formula="of:=[.N3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39" calcext:value-type="float">
            <text:p>39</text:p>
          </table:table-cell>
          <table:table-cell office:value-type="float" office:value="3012" calcext:value-type="float">
            <text:p>3012</text:p>
          </table:table-cell>
          <table:table-cell office:value-type="float" office:value="1701" calcext:value-type="float">
            <text:p>1701</text:p>
          </table:table-cell>
          <table:table-cell office:value-type="float" office:value="13.28875" calcext:value-type="float">
            <text:p>13,28875</text:p>
          </table:table-cell>
          <table:table-cell table:number-columns-repeated="2" office:value-type="float" office:value="-165" calcext:value-type="float">
            <text:p>-165</text:p>
          </table:table-cell>
          <table:table-cell office:value-type="float" office:value="0" calcext:value-type="float">
            <text:p>0</text:p>
          </table:table-cell>
          <table:table-cell office:value-type="float" office:value="-165.2" calcext:value-type="float">
            <text:p>-165,2</text:p>
          </table:table-cell>
          <table:table-cell office:value-type="float" office:value="6663" calcext:value-type="float">
            <text:p>6663</text:p>
          </table:table-cell>
          <table:table-cell office:value-type="float" office:value="0" calcext:value-type="float">
            <text:p>0</text:p>
          </table:table-cell>
          <table:table-cell office:value-type="float" office:value="12.61" calcext:value-type="float">
            <text:p>12,61</text:p>
          </table:table-cell>
          <table:table-cell office:value-type="float" office:value="12.62" calcext:value-type="float">
            <text:p>12,62</text:p>
          </table:table-cell>
          <table:table-cell office:value-type="float" office:value="15661201" calcext:value-type="float">
            <text:p>156612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6];&quot;-&quot;;[.C36];&quot;-&quot;;[.E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1.29" calcext:value-type="float">
            <text:p>1,29</text:p>
          </table:table-cell>
          <table:table-cell table:style-name="ce14" table:formula="of:=[.M36]" office:value-type="float" office:value="-165.2" calcext:value-type="float">
            <text:p>-165,2</text:p>
          </table:table-cell>
          <table:table-cell table:style-name="ce14" table:formula="of:=[.J36]" office:value-type="float" office:value="-165" calcext:value-type="float">
            <text:p>-165,0</text:p>
          </table:table-cell>
          <table:table-cell table:formula="of:=[.K36]" office:value-type="float" office:value="-165" calcext:value-type="float">
            <text:p>-165</text:p>
          </table:table-cell>
          <table:table-cell table:formula="of:=[.I36]" office:value-type="float" office:value="13.28875" calcext:value-type="float">
            <text:p>13,28875</text:p>
          </table:table-cell>
          <table:table-cell table:formula="of:=[.L36]" office:value-type="float" office:value="0" calcext:value-type="float">
            <text:p>0,00</text:p>
          </table:table-cell>
          <table:table-cell table:formula="of:=[.N36]" office:value-type="float" office:value="6663" calcext:value-type="float">
            <text:p>6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012" calcext:value-type="float">
            <text:p>3012</text:p>
          </table:table-cell>
          <table:table-cell office:value-type="float" office:value="1926" calcext:value-type="float">
            <text:p>1926</text:p>
          </table:table-cell>
          <table:table-cell office:value-type="float" office:value="0.393645" calcext:value-type="float">
            <text:p>0,393645</text:p>
          </table:table-cell>
          <table:table-cell table:number-columns-repeated="2" office:value-type="float" office:value="-146" calcext:value-type="float">
            <text:p>-146</text:p>
          </table:table-cell>
          <table:table-cell office:value-type="float" office:value="0" calcext:value-type="float">
            <text:p>0</text:p>
          </table:table-cell>
          <table:table-cell office:value-type="float" office:value="-146" calcext:value-type="float">
            <text:p>-1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38" calcext:value-type="float">
            <text:p>0,38</text:p>
          </table:table-cell>
          <table:table-cell office:value-type="float" office:value="13622160" calcext:value-type="float">
            <text:p>13622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7];&quot;-&quot;;[.C37];&quot;-&quot;;[.E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0" calcext:value-type="float">
            <text:p>0</text:p>
          </table:table-cell>
          <table:table-cell table:style-name="ce14" table:formula="of:=[.M37]" office:value-type="float" office:value="-146" calcext:value-type="float">
            <text:p>-146,0</text:p>
          </table:table-cell>
          <table:table-cell table:style-name="ce14" table:formula="of:=[.J37]" office:value-type="float" office:value="-146" calcext:value-type="float">
            <text:p>-146,0</text:p>
          </table:table-cell>
          <table:table-cell table:formula="of:=[.K37]" office:value-type="float" office:value="-146" calcext:value-type="float">
            <text:p>-146</text:p>
          </table:table-cell>
          <table:table-cell table:formula="of:=[.I37]" office:value-type="float" office:value="0.393645" calcext:value-type="float">
            <text:p>0,393645</text:p>
          </table:table-cell>
          <table:table-cell table:formula="of:=[.L37]" office:value-type="float" office:value="0" calcext:value-type="float">
            <text:p>0,00</text:p>
          </table:table-cell>
          <table:table-cell table:formula="of:=[.N37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339" calcext:value-type="float">
            <text:p>339</text:p>
          </table:table-cell>
          <table:table-cell office:value-type="float" office:value="1846.724042" calcext:value-type="float">
            <text:p>1846,724042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0.02439" calcext:value-type="float">
            <text:p>0,02439</text:p>
          </table:table-cell>
          <table:table-cell office:value-type="float" office:value="-42.636288" calcext:value-type="float">
            <text:p>-42,636288</text:p>
          </table:table-cell>
          <table:table-cell office:value-type="float" office:value="587416" calcext:value-type="float">
            <text:p>587416</text:p>
          </table:table-cell>
          <table:table-cell office:value-type="float" office:value="11900" calcext:value-type="float">
            <text:p>119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55140856" calcext:value-type="float">
            <text:p>551408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8];&quot;-&quot;;[.C38];&quot;-&quot;;[.E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0" calcext:value-type="float">
            <text:p>0</text:p>
          </table:table-cell>
          <table:table-cell table:style-name="ce14" table:formula="of:=[.M38]" office:value-type="float" office:value="-42.636288" calcext:value-type="float">
            <text:p>-42,6</text:p>
          </table:table-cell>
          <table:table-cell table:style-name="ce14" table:formula="of:=[.J38]" office:value-type="float" office:value="-42" calcext:value-type="float">
            <text:p>-42,0</text:p>
          </table:table-cell>
          <table:table-cell table:formula="of:=[.K38]" office:value-type="float" office:value="-41" calcext:value-type="float">
            <text:p>-41</text:p>
          </table:table-cell>
          <table:table-cell table:formula="of:=[.I38]" office:value-type="float" office:value="1846.724042" calcext:value-type="float">
            <text:p>1846,724042</text:p>
          </table:table-cell>
          <table:table-cell table:formula="of:=[.L38]" office:value-type="float" office:value="0.02439" calcext:value-type="float">
            <text:p>0,02</text:p>
          </table:table-cell>
          <table:table-cell table:formula="of:=[.N38]" office:value-type="float" office:value="587416" calcext:value-type="float">
            <text:p>587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 office:value-type="float" office:value="1017" calcext:value-type="float">
            <text:p>1017</text:p>
          </table:table-cell>
          <table:table-cell office:value-type="float" office:value="345" calcext:value-type="float">
            <text:p>345</text:p>
          </table:table-cell>
          <table:table-cell office:value-type="float" office:value="5.277551" calcext:value-type="float">
            <text:p>5,277551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office:value-type="float" office:value="-39.033214" calcext:value-type="float">
            <text:p>-39,033214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05" calcext:value-type="float">
            <text:p>5,05</text:p>
          </table:table-cell>
          <table:table-cell office:value-type="float" office:value="6342444" calcext:value-type="float">
            <text:p>63424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9];&quot;-&quot;;[.C39];&quot;-&quot;;[.E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5.51" calcext:value-type="float">
            <text:p>5,51</text:p>
          </table:table-cell>
          <table:table-cell table:style-name="ce14" table:formula="of:=[.M39]" office:value-type="float" office:value="-39.033214" calcext:value-type="float">
            <text:p>-39,0</text:p>
          </table:table-cell>
          <table:table-cell table:style-name="ce14" table:formula="of:=[.J39]" office:value-type="float" office:value="-38" calcext:value-type="float">
            <text:p>-38,0</text:p>
          </table:table-cell>
          <table:table-cell table:formula="of:=[.K39]" office:value-type="float" office:value="-38" calcext:value-type="float">
            <text:p>-38</text:p>
          </table:table-cell>
          <table:table-cell table:formula="of:=[.I39]" office:value-type="float" office:value="5.277551" calcext:value-type="float">
            <text:p>5,277551</text:p>
          </table:table-cell>
          <table:table-cell table:formula="of:=[.L39]" office:value-type="float" office:value="0" calcext:value-type="float">
            <text:p>0,00</text:p>
          </table:table-cell>
          <table:table-cell table:formula="of:=[.N39]" office:value-type="float" office:value="1507" calcext:value-type="float">
            <text:p>1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629" calcext:value-type="float">
            <text:p>629</text:p>
          </table:table-cell>
          <table:table-cell office:value-type="float" office:value="1820.235858" calcext:value-type="float">
            <text:p>1820,23585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0.011628" calcext:value-type="float">
            <text:p>0,011628</text:p>
          </table:table-cell>
          <table:table-cell office:value-type="float" office:value="-87.746844" calcext:value-type="float">
            <text:p>-87,746844</text:p>
          </table:table-cell>
          <table:table-cell office:value-type="float" office:value="236918" calcext:value-type="float">
            <text:p>236918</text:p>
          </table:table-cell>
          <table:table-cell office:value-type="float" office:value="22530" calcext:value-type="float">
            <text:p>2253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01095239" calcext:value-type="float">
            <text:p>101095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0];&quot;-&quot;;[.C40];&quot;-&quot;;[.E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0" calcext:value-type="float">
            <text:p>0</text:p>
          </table:table-cell>
          <table:table-cell table:style-name="ce14" table:formula="of:=[.M40]" office:value-type="float" office:value="-87.746844" calcext:value-type="float">
            <text:p>-87,7</text:p>
          </table:table-cell>
          <table:table-cell table:style-name="ce14" table:formula="of:=[.J40]" office:value-type="float" office:value="-87" calcext:value-type="float">
            <text:p>-87,0</text:p>
          </table:table-cell>
          <table:table-cell table:formula="of:=[.K40]" office:value-type="float" office:value="-86" calcext:value-type="float">
            <text:p>-86</text:p>
          </table:table-cell>
          <table:table-cell table:formula="of:=[.I40]" office:value-type="float" office:value="1820.235858" calcext:value-type="float">
            <text:p>1820,235858</text:p>
          </table:table-cell>
          <table:table-cell table:formula="of:=[.L40]" office:value-type="float" office:value="0.011628" calcext:value-type="float">
            <text:p>0,01</text:p>
          </table:table-cell>
          <table:table-cell table:formula="of:=[.N40]" office:value-type="float" office:value="236918" calcext:value-type="float">
            <text:p>23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2017" calcext:value-type="float">
            <text:p>2017</text:p>
          </table:table-cell>
          <table:table-cell office:value-type="float" office:value="559" calcext:value-type="float">
            <text:p>559</text:p>
          </table:table-cell>
          <table:table-cell office:value-type="float" office:value="1864.119848" calcext:value-type="float">
            <text:p>1864,119848</text:p>
          </table:table-cell>
          <table:table-cell office:value-type="float" office:value="-80.423272" calcext:value-type="float">
            <text:p>-80,423272</text:p>
          </table:table-cell>
          <table:table-cell office:value-type="float" office:value="-79" calcext:value-type="float">
            <text:p>-79</text:p>
          </table:table-cell>
          <table:table-cell office:value-type="float" office:value="0.018016" calcext:value-type="float">
            <text:p>0,018016</text:p>
          </table:table-cell>
          <table:table-cell office:value-type="float" office:value="-80.50096" calcext:value-type="float">
            <text:p>-80,50096</text:p>
          </table:table-cell>
          <table:table-cell office:value-type="float" office:value="734037" calcext:value-type="float">
            <text:p>734037</text:p>
          </table:table-cell>
          <table:table-cell office:value-type="float" office:value="630557" calcext:value-type="float">
            <text:p>63055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881385278" calcext:value-type="float">
            <text:p>2881385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1];&quot;-&quot;;[.C41];&quot;-&quot;;[.E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2.78" calcext:value-type="float">
            <text:p>2,78</text:p>
          </table:table-cell>
          <table:table-cell table:style-name="ce14" table:formula="of:=[.M41]" office:value-type="float" office:value="-80.50096" calcext:value-type="float">
            <text:p>-80,5</text:p>
          </table:table-cell>
          <table:table-cell table:style-name="ce14" table:formula="of:=[.J41]" office:value-type="float" office:value="-80.423272" calcext:value-type="float">
            <text:p>-80,4</text:p>
          </table:table-cell>
          <table:table-cell table:formula="of:=[.K41]" office:value-type="float" office:value="-79" calcext:value-type="float">
            <text:p>-79</text:p>
          </table:table-cell>
          <table:table-cell table:formula="of:=[.I41]" office:value-type="float" office:value="1864.119848" calcext:value-type="float">
            <text:p>1864,119848</text:p>
          </table:table-cell>
          <table:table-cell table:formula="of:=[.L41]" office:value-type="float" office:value="0.018016" calcext:value-type="float">
            <text:p>0,02</text:p>
          </table:table-cell>
          <table:table-cell table:formula="of:=[.N41]" office:value-type="float" office:value="734037" calcext:value-type="float">
            <text:p>734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office:value-type="float" office:value="3017" calcext:value-type="float">
            <text:p>3017</text:p>
          </table:table-cell>
          <table:table-cell office:value-type="float" office:value="1325" calcext:value-type="float">
            <text:p>1325</text:p>
          </table:table-cell>
          <table:table-cell office:value-type="float" office:value="1894.916046" calcext:value-type="float">
            <text:p>1894,916046</text:p>
          </table:table-cell>
          <table:table-cell office:value-type="float" office:value="-137" calcext:value-type="float">
            <text:p>-137</text:p>
          </table:table-cell>
          <table:table-cell office:value-type="float" office:value="-136" calcext:value-type="float">
            <text:p>-136</text:p>
          </table:table-cell>
          <table:table-cell office:value-type="float" office:value="0.007353" calcext:value-type="float">
            <text:p>0,007353</text:p>
          </table:table-cell>
          <table:table-cell office:value-type="float" office:value="-137.135883" calcext:value-type="float">
            <text:p>-137,135883</text:p>
          </table:table-cell>
          <table:table-cell office:value-type="float" office:value="1248235" calcext:value-type="float">
            <text:p>1248235</text:p>
          </table:table-cell>
          <table:table-cell office:value-type="float" office:value="313328" calcext:value-type="float">
            <text:p>313328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687298304" calcext:value-type="float">
            <text:p>687298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2];&quot;-&quot;;[.C42];&quot;-&quot;;[.E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1.99" calcext:value-type="float">
            <text:p>1,99</text:p>
          </table:table-cell>
          <table:table-cell table:style-name="ce14" table:formula="of:=[.M42]" office:value-type="float" office:value="-137.135883" calcext:value-type="float">
            <text:p>-137,1</text:p>
          </table:table-cell>
          <table:table-cell table:style-name="ce14" table:formula="of:=[.J42]" office:value-type="float" office:value="-137" calcext:value-type="float">
            <text:p>-137,0</text:p>
          </table:table-cell>
          <table:table-cell table:formula="of:=[.K42]" office:value-type="float" office:value="-136" calcext:value-type="float">
            <text:p>-136</text:p>
          </table:table-cell>
          <table:table-cell table:formula="of:=[.I42]" office:value-type="float" office:value="1894.916046" calcext:value-type="float">
            <text:p>1894,916046</text:p>
          </table:table-cell>
          <table:table-cell table:formula="of:=[.L42]" office:value-type="float" office:value="0.007353" calcext:value-type="float">
            <text:p>0,01</text:p>
          </table:table-cell>
          <table:table-cell table:formula="of:=[.N42]" office:value-type="float" office:value="1248235" calcext:value-type="float">
            <text:p>1248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57" calcext:value-type="float">
            <text:p>57</text:p>
          </table:table-cell>
          <table:table-cell office:value-type="float" office:value="3017" calcext:value-type="float">
            <text:p>3017</text:p>
          </table:table-cell>
          <table:table-cell office:value-type="float" office:value="691" calcext:value-type="float">
            <text:p>691</text:p>
          </table:table-cell>
          <table:table-cell office:value-type="float" office:value="125.272783" calcext:value-type="float">
            <text:p>125,272783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office:value-type="float" office:value="-120.689015" calcext:value-type="float">
            <text:p>-120,689015</text:p>
          </table:table-cell>
          <table:table-cell office:value-type="float" office:value="27090" calcext:value-type="float">
            <text:p>27090</text:p>
          </table:table-cell>
          <table:table-cell office:value-type="float" office:value="0" calcext:value-type="float">
            <text:p>0</text:p>
          </table:table-cell>
          <table:table-cell office:value-type="float" office:value="122.3" calcext:value-type="float">
            <text:p>122,3</text:p>
          </table:table-cell>
          <table:table-cell office:value-type="float" office:value="122.31" calcext:value-type="float">
            <text:p>122,31</text:p>
          </table:table-cell>
          <table:table-cell office:value-type="float" office:value="19333209" calcext:value-type="float">
            <text:p>19333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3];&quot;-&quot;;[.C43];&quot;-&quot;;[.E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1.89" calcext:value-type="float">
            <text:p>1,89</text:p>
          </table:table-cell>
          <table:table-cell table:style-name="ce14" table:formula="of:=[.M43]" office:value-type="float" office:value="-120.689015" calcext:value-type="float">
            <text:p>-120,7</text:p>
          </table:table-cell>
          <table:table-cell table:style-name="ce14" table:formula="of:=[.J43]" office:value-type="float" office:value="-120" calcext:value-type="float">
            <text:p>-120,0</text:p>
          </table:table-cell>
          <table:table-cell table:formula="of:=[.K43]" office:value-type="float" office:value="-120" calcext:value-type="float">
            <text:p>-120</text:p>
          </table:table-cell>
          <table:table-cell table:formula="of:=[.I43]" office:value-type="float" office:value="125.272783" calcext:value-type="float">
            <text:p>125,272783</text:p>
          </table:table-cell>
          <table:table-cell table:formula="of:=[.L43]" office:value-type="float" office:value="0" calcext:value-type="float">
            <text:p>0,00</text:p>
          </table:table-cell>
          <table:table-cell table:formula="of:=[.N43]" office:value-type="float" office:value="27090" calcext:value-type="float">
            <text:p>270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426" calcext:value-type="float">
            <text:p>426</text:p>
          </table:table-cell>
          <table:table-cell office:value-type="float" office:value="1848.188112" calcext:value-type="float">
            <text:p>1848,188112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0.027778" calcext:value-type="float">
            <text:p>0,027778</text:p>
          </table:table-cell>
          <table:table-cell office:value-type="float" office:value="-37.637995" calcext:value-type="float">
            <text:p>-37,637995</text:p>
          </table:table-cell>
          <table:table-cell office:value-type="float" office:value="611739" calcext:value-type="float">
            <text:p>611739</text:p>
          </table:table-cell>
          <table:table-cell office:value-type="float" office:value="243193" calcext:value-type="float">
            <text:p>243193</text:p>
          </table:table-cell>
          <table:table-cell table:number-columns-repeated="2" office:value-type="float" office:value="1800.01" calcext:value-type="float">
            <text:p>1800,01</text:p>
          </table:table-cell>
          <table:table-cell office:value-type="float" office:value="553231653" calcext:value-type="float">
            <text:p>5532316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4];&quot;-&quot;;[.C44];&quot;-&quot;;[.E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style-name="ce14" table:formula="of:=[.M44]" office:value-type="float" office:value="-37.637995" calcext:value-type="float">
            <text:p>-37,6</text:p>
          </table:table-cell>
          <table:table-cell table:style-name="ce14" table:formula="of:=[.J44]" office:value-type="float" office:value="-37" calcext:value-type="float">
            <text:p>-37,0</text:p>
          </table:table-cell>
          <table:table-cell table:formula="of:=[.K44]" office:value-type="float" office:value="-36" calcext:value-type="float">
            <text:p>-36</text:p>
          </table:table-cell>
          <table:table-cell table:formula="of:=[.I44]" office:value-type="float" office:value="1848.188112" calcext:value-type="float">
            <text:p>1848,188112</text:p>
          </table:table-cell>
          <table:table-cell table:formula="of:=[.L44]" office:value-type="float" office:value="0.027778" calcext:value-type="float">
            <text:p>0,03</text:p>
          </table:table-cell>
          <table:table-cell table:formula="of:=[.N44]" office:value-type="float" office:value="611739" calcext:value-type="float">
            <text:p>6117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429" calcext:value-type="float">
            <text:p>429</text:p>
          </table:table-cell>
          <table:table-cell office:value-type="float" office:value="798.853588" calcext:value-type="float">
            <text:p>798,853588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-33.934167" calcext:value-type="float">
            <text:p>-33,934167</text:p>
          </table:table-cell>
          <table:table-cell office:value-type="float" office:value="485365" calcext:value-type="float">
            <text:p>485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3.45" calcext:value-type="float">
            <text:p>753,45</text:p>
          </table:table-cell>
          <table:table-cell office:value-type="float" office:value="8027340" calcext:value-type="float">
            <text:p>8027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5];&quot;-&quot;;[.C45];&quot;-&quot;;[.E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0" calcext:value-type="float">
            <text:p>0</text:p>
          </table:table-cell>
          <table:table-cell table:style-name="ce14" table:formula="of:=[.M45]" office:value-type="float" office:value="-33.934167" calcext:value-type="float">
            <text:p>-33,9</text:p>
          </table:table-cell>
          <table:table-cell table:style-name="ce14" table:formula="of:=[.J45]" office:value-type="float" office:value="-33" calcext:value-type="float">
            <text:p>-33,0</text:p>
          </table:table-cell>
          <table:table-cell table:formula="of:=[.K45]" office:value-type="float" office:value="-33" calcext:value-type="float">
            <text:p>-33</text:p>
          </table:table-cell>
          <table:table-cell table:formula="of:=[.I45]" office:value-type="float" office:value="798.853588" calcext:value-type="float">
            <text:p>798,853588</text:p>
          </table:table-cell>
          <table:table-cell table:formula="of:=[.L45]" office:value-type="float" office:value="0" calcext:value-type="float">
            <text:p>0,00</text:p>
          </table:table-cell>
          <table:table-cell table:formula="of:=[.N45]" office:value-type="float" office:value="485365" calcext:value-type="float">
            <text:p>485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663" calcext:value-type="float">
            <text:p>663</text:p>
          </table:table-cell>
          <table:table-cell office:value-type="float" office:value="1830.642297" calcext:value-type="float">
            <text:p>1830,64229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0.013333" calcext:value-type="float">
            <text:p>0,013333</text:p>
          </table:table-cell>
          <table:table-cell office:value-type="float" office:value="-76.565663" calcext:value-type="float">
            <text:p>-76,565663</text:p>
          </table:table-cell>
          <table:table-cell office:value-type="float" office:value="371493" calcext:value-type="float">
            <text:p>371493</text:p>
          </table:table-cell>
          <table:table-cell office:value-type="float" office:value="279000" calcext:value-type="float">
            <text:p>279000</text:p>
          </table:table-cell>
          <table:table-cell table:number-columns-repeated="2" office:value-type="float" office:value="1800.01" calcext:value-type="float">
            <text:p>1800,01</text:p>
          </table:table-cell>
          <table:table-cell office:value-type="float" office:value="437857151" calcext:value-type="float">
            <text:p>437857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6];&quot;-&quot;;[.C46];&quot;-&quot;;[.E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style-name="ce14" table:formula="of:=[.M46]" office:value-type="float" office:value="-76.565663" calcext:value-type="float">
            <text:p>-76,6</text:p>
          </table:table-cell>
          <table:table-cell table:style-name="ce14" table:formula="of:=[.J46]" office:value-type="float" office:value="-76" calcext:value-type="float">
            <text:p>-76,0</text:p>
          </table:table-cell>
          <table:table-cell table:formula="of:=[.K46]" office:value-type="float" office:value="-75" calcext:value-type="float">
            <text:p>-75</text:p>
          </table:table-cell>
          <table:table-cell table:formula="of:=[.I46]" office:value-type="float" office:value="1830.642297" calcext:value-type="float">
            <text:p>1830,642297</text:p>
          </table:table-cell>
          <table:table-cell table:formula="of:=[.L46]" office:value-type="float" office:value="0.013333" calcext:value-type="float">
            <text:p>0,01</text:p>
          </table:table-cell>
          <table:table-cell table:formula="of:=[.N46]" office:value-type="float" office:value="371493" calcext:value-type="float">
            <text:p>3714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office:value-type="float" office:value="658" calcext:value-type="float">
            <text:p>658</text:p>
          </table:table-cell>
          <table:table-cell office:value-type="float" office:value="1819.85225" calcext:value-type="float">
            <text:p>1819,8522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-65.753712" calcext:value-type="float">
            <text:p>-65,753712</text:p>
          </table:table-cell>
          <table:table-cell office:value-type="float" office:value="245220" calcext:value-type="float">
            <text:p>245220</text:p>
          </table:table-cell>
          <table:table-cell office:value-type="float" office:value="126481" calcext:value-type="float">
            <text:p>126481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296108946" calcext:value-type="float">
            <text:p>296108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7];&quot;-&quot;;[.C47];&quot;-&quot;;[.E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.96" calcext:value-type="float">
            <text:p>3,96</text:p>
          </table:table-cell>
          <table:table-cell table:style-name="ce14" table:formula="of:=[.M47]" office:value-type="float" office:value="-65.753712" calcext:value-type="float">
            <text:p>-65,8</text:p>
          </table:table-cell>
          <table:table-cell table:style-name="ce14" table:formula="of:=[.J47]" office:value-type="float" office:value="-65" calcext:value-type="float">
            <text:p>-65,0</text:p>
          </table:table-cell>
          <table:table-cell table:formula="of:=[.K47]" office:value-type="float" office:value="-64" calcext:value-type="float">
            <text:p>-64</text:p>
          </table:table-cell>
          <table:table-cell table:formula="of:=[.I47]" office:value-type="float" office:value="1819.85225" calcext:value-type="float">
            <text:p>1819,85225</text:p>
          </table:table-cell>
          <table:table-cell table:formula="of:=[.L47]" office:value-type="float" office:value="0.015625" calcext:value-type="float">
            <text:p>0,02</text:p>
          </table:table-cell>
          <table:table-cell table:formula="of:=[.N47]" office:value-type="float" office:value="245220" calcext:value-type="float">
            <text:p>245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9" calcext:value-type="float">
            <text:p>79</text:p>
          </table:table-cell>
          <table:table-cell office:value-type="float" office:value="3022" calcext:value-type="float">
            <text:p>3022</text:p>
          </table:table-cell>
          <table:table-cell office:value-type="float" office:value="904" calcext:value-type="float">
            <text:p>904</text:p>
          </table:table-cell>
          <table:table-cell office:value-type="float" office:value="1835.914177" calcext:value-type="float">
            <text:p>1835,914177</text:p>
          </table:table-cell>
          <table:table-cell office:value-type="float" office:value="-119.268795" calcext:value-type="float">
            <text:p>-119,268795</text:p>
          </table:table-cell>
          <table:table-cell office:value-type="float" office:value="-117" calcext:value-type="float">
            <text:p>-117</text:p>
          </table:table-cell>
          <table:table-cell office:value-type="float" office:value="0.019391" calcext:value-type="float">
            <text:p>0,019391</text:p>
          </table:table-cell>
          <table:table-cell office:value-type="float" office:value="-119.316923" calcext:value-type="float">
            <text:p>-119,316923</text:p>
          </table:table-cell>
          <table:table-cell office:value-type="float" office:value="361194" calcext:value-type="float">
            <text:p>361194</text:p>
          </table:table-cell>
          <table:table-cell office:value-type="float" office:value="361195" calcext:value-type="float">
            <text:p>361195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536723549" calcext:value-type="float">
            <text:p>536723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8];&quot;-&quot;;[.C48];&quot;-&quot;;[.E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2.61" calcext:value-type="float">
            <text:p>2,61</text:p>
          </table:table-cell>
          <table:table-cell table:style-name="ce14" table:formula="of:=[.M48]" office:value-type="float" office:value="-119.316923" calcext:value-type="float">
            <text:p>-119,3</text:p>
          </table:table-cell>
          <table:table-cell table:style-name="ce14" table:formula="of:=[.J48]" office:value-type="float" office:value="-119.268795" calcext:value-type="float">
            <text:p>-119,3</text:p>
          </table:table-cell>
          <table:table-cell table:formula="of:=[.K48]" office:value-type="float" office:value="-117" calcext:value-type="float">
            <text:p>-117</text:p>
          </table:table-cell>
          <table:table-cell table:formula="of:=[.I48]" office:value-type="float" office:value="1835.914177" calcext:value-type="float">
            <text:p>1835,914177</text:p>
          </table:table-cell>
          <table:table-cell table:formula="of:=[.L48]" office:value-type="float" office:value="0.019391" calcext:value-type="float">
            <text:p>0,02</text:p>
          </table:table-cell>
          <table:table-cell table:formula="of:=[.N48]" office:value-type="float" office:value="361194" calcext:value-type="float">
            <text:p>361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78" calcext:value-type="float">
            <text:p>78</text:p>
          </table:table-cell>
          <table:table-cell office:value-type="float" office:value="3022" calcext:value-type="float">
            <text:p>3022</text:p>
          </table:table-cell>
          <table:table-cell office:value-type="float" office:value="891" calcext:value-type="float">
            <text:p>891</text:p>
          </table:table-cell>
          <table:table-cell office:value-type="float" office:value="1836.181578" calcext:value-type="float">
            <text:p>1836,181578</text:p>
          </table:table-cell>
          <table:table-cell office:value-type="float" office:value="-105.694239" calcext:value-type="float">
            <text:p>-105,694239</text:p>
          </table:table-cell>
          <table:table-cell office:value-type="float" office:value="-104" calcext:value-type="float">
            <text:p>-104</text:p>
          </table:table-cell>
          <table:table-cell office:value-type="float" office:value="0.016291" calcext:value-type="float">
            <text:p>0,016291</text:p>
          </table:table-cell>
          <table:table-cell office:value-type="float" office:value="-105.742099" calcext:value-type="float">
            <text:p>-105,742099</text:p>
          </table:table-cell>
          <table:table-cell office:value-type="float" office:value="357424" calcext:value-type="float">
            <text:p>357424</text:p>
          </table:table-cell>
          <table:table-cell office:value-type="float" office:value="355931" calcext:value-type="float">
            <text:p>355931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923159385" calcext:value-type="float">
            <text:p>923159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9];&quot;-&quot;;[.C49];&quot;-&quot;;[.E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2.58" calcext:value-type="float">
            <text:p>2,58</text:p>
          </table:table-cell>
          <table:table-cell table:style-name="ce14" table:formula="of:=[.M49]" office:value-type="float" office:value="-105.742099" calcext:value-type="float">
            <text:p>-105,7</text:p>
          </table:table-cell>
          <table:table-cell table:style-name="ce14" table:formula="of:=[.J49]" office:value-type="float" office:value="-105.694239" calcext:value-type="float">
            <text:p>-105,7</text:p>
          </table:table-cell>
          <table:table-cell table:formula="of:=[.K49]" office:value-type="float" office:value="-104" calcext:value-type="float">
            <text:p>-104</text:p>
          </table:table-cell>
          <table:table-cell table:formula="of:=[.I49]" office:value-type="float" office:value="1836.181578" calcext:value-type="float">
            <text:p>1836,181578</text:p>
          </table:table-cell>
          <table:table-cell table:formula="of:=[.L49]" office:value-type="float" office:value="0.016291" calcext:value-type="float">
            <text:p>0,02</text:p>
          </table:table-cell>
          <table:table-cell table:formula="of:=[.N49]" office:value-type="float" office:value="357424" calcext:value-type="float">
            <text:p>357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1027" calcext:value-type="float">
            <text:p>1027</text:p>
          </table:table-cell>
          <table:table-cell office:value-type="float" office:value="502" calcext:value-type="float">
            <text:p>502</text:p>
          </table:table-cell>
          <table:table-cell office:value-type="float" office:value="1844.110047" calcext:value-type="float">
            <text:p>1844,110047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0.0625" calcext:value-type="float">
            <text:p>0,0625</text:p>
          </table:table-cell>
          <table:table-cell office:value-type="float" office:value="-34.379233" calcext:value-type="float">
            <text:p>-34,379233</text:p>
          </table:table-cell>
          <table:table-cell office:value-type="float" office:value="558422" calcext:value-type="float">
            <text:p>558422</text:p>
          </table:table-cell>
          <table:table-cell office:value-type="float" office:value="504068" calcext:value-type="float">
            <text:p>504068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418158759" calcext:value-type="float">
            <text:p>4181587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0];&quot;-&quot;;[.C50];&quot;-&quot;;[.E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9.15" calcext:value-type="float">
            <text:p>9,15</text:p>
          </table:table-cell>
          <table:table-cell table:style-name="ce14" table:formula="of:=[.M50]" office:value-type="float" office:value="-34.379233" calcext:value-type="float">
            <text:p>-34,4</text:p>
          </table:table-cell>
          <table:table-cell table:style-name="ce14" table:formula="of:=[.J50]" office:value-type="float" office:value="-34" calcext:value-type="float">
            <text:p>-34,0</text:p>
          </table:table-cell>
          <table:table-cell table:formula="of:=[.K50]" office:value-type="float" office:value="-32" calcext:value-type="float">
            <text:p>-32</text:p>
          </table:table-cell>
          <table:table-cell table:formula="of:=[.I50]" office:value-type="float" office:value="1844.110047" calcext:value-type="float">
            <text:p>1844,110047</text:p>
          </table:table-cell>
          <table:table-cell table:formula="of:=[.L50]" office:value-type="float" office:value="0.0625" calcext:value-type="float">
            <text:p>0,06</text:p>
          </table:table-cell>
          <table:table-cell table:formula="of:=[.N50]" office:value-type="float" office:value="558422" calcext:value-type="float">
            <text:p>558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office:value-type="float" office:value="1027" calcext:value-type="float">
            <text:p>1027</text:p>
          </table:table-cell>
          <table:table-cell office:value-type="float" office:value="474" calcext:value-type="float">
            <text:p>474</text:p>
          </table:table-cell>
          <table:table-cell office:value-type="float" office:value="1838.007492" calcext:value-type="float">
            <text:p>1838,007492</text:p>
          </table:table-cell>
          <table:table-cell office:value-type="float" office:value="-28.248199" calcext:value-type="float">
            <text:p>-28,248199</text:p>
          </table:table-cell>
          <table:table-cell office:value-type="float" office:value="-27" calcext:value-type="float">
            <text:p>-27</text:p>
          </table:table-cell>
          <table:table-cell office:value-type="float" office:value="0.04623" calcext:value-type="float">
            <text:p>0,04623</text:p>
          </table:table-cell>
          <table:table-cell office:value-type="float" office:value="-28.660431" calcext:value-type="float">
            <text:p>-28,660431</text:p>
          </table:table-cell>
          <table:table-cell office:value-type="float" office:value="459570" calcext:value-type="float">
            <text:p>459570</text:p>
          </table:table-cell>
          <table:table-cell office:value-type="float" office:value="308673" calcext:value-type="float">
            <text:p>308673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98674360" calcext:value-type="float">
            <text:p>3986743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1];&quot;-&quot;;[.C51];&quot;-&quot;;[.E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8.96" calcext:value-type="float">
            <text:p>8,96</text:p>
          </table:table-cell>
          <table:table-cell table:style-name="ce14" table:formula="of:=[.M51]" office:value-type="float" office:value="-28.660431" calcext:value-type="float">
            <text:p>-28,7</text:p>
          </table:table-cell>
          <table:table-cell table:style-name="ce14" table:formula="of:=[.J51]" office:value-type="float" office:value="-28.248199" calcext:value-type="float">
            <text:p>-28,2</text:p>
          </table:table-cell>
          <table:table-cell table:formula="of:=[.K51]" office:value-type="float" office:value="-27" calcext:value-type="float">
            <text:p>-27</text:p>
          </table:table-cell>
          <table:table-cell table:formula="of:=[.I51]" office:value-type="float" office:value="1838.007492" calcext:value-type="float">
            <text:p>1838,007492</text:p>
          </table:table-cell>
          <table:table-cell table:formula="of:=[.L51]" office:value-type="float" office:value="0.04623" calcext:value-type="float">
            <text:p>0,05</text:p>
          </table:table-cell>
          <table:table-cell table:formula="of:=[.N51]" office:value-type="float" office:value="459570" calcext:value-type="float">
            <text:p>4595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2027" calcext:value-type="float">
            <text:p>2027</text:p>
          </table:table-cell>
          <table:table-cell office:value-type="float" office:value="815" calcext:value-type="float">
            <text:p>815</text:p>
          </table:table-cell>
          <table:table-cell office:value-type="float" office:value="1849.331585" calcext:value-type="float">
            <text:p>1849,331585</text:p>
          </table:table-cell>
          <table:table-cell office:value-type="float" office:value="-69.809704" calcext:value-type="float">
            <text:p>-69,809704</text:p>
          </table:table-cell>
          <table:table-cell office:value-type="float" office:value="-68" calcext:value-type="float">
            <text:p>-68</text:p>
          </table:table-cell>
          <table:table-cell office:value-type="float" office:value="0.026613" calcext:value-type="float">
            <text:p>0,026613</text:p>
          </table:table-cell>
          <table:table-cell office:value-type="float" office:value="-69.874371" calcext:value-type="float">
            <text:p>-69,874371</text:p>
          </table:table-cell>
          <table:table-cell office:value-type="float" office:value="461639" calcext:value-type="float">
            <text:p>461639</text:p>
          </table:table-cell>
          <table:table-cell office:value-type="float" office:value="460440" calcext:value-type="float">
            <text:p>460440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674209567" calcext:value-type="float">
            <text:p>674209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2];&quot;-&quot;;[.C52];&quot;-&quot;;[.E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4.79" calcext:value-type="float">
            <text:p>4,79</text:p>
          </table:table-cell>
          <table:table-cell table:style-name="ce14" table:formula="of:=[.M52]" office:value-type="float" office:value="-69.874371" calcext:value-type="float">
            <text:p>-69,9</text:p>
          </table:table-cell>
          <table:table-cell table:style-name="ce14" table:formula="of:=[.J52]" office:value-type="float" office:value="-69.809704" calcext:value-type="float">
            <text:p>-69,8</text:p>
          </table:table-cell>
          <table:table-cell table:formula="of:=[.K52]" office:value-type="float" office:value="-68" calcext:value-type="float">
            <text:p>-68</text:p>
          </table:table-cell>
          <table:table-cell table:formula="of:=[.I52]" office:value-type="float" office:value="1849.331585" calcext:value-type="float">
            <text:p>1849,331585</text:p>
          </table:table-cell>
          <table:table-cell table:formula="of:=[.L52]" office:value-type="float" office:value="0.026613" calcext:value-type="float">
            <text:p>0,03</text:p>
          </table:table-cell>
          <table:table-cell table:formula="of:=[.N52]" office:value-type="float" office:value="461639" calcext:value-type="float">
            <text:p>461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2027" calcext:value-type="float">
            <text:p>2027</text:p>
          </table:table-cell>
          <table:table-cell office:value-type="float" office:value="778" calcext:value-type="float">
            <text:p>778</text:p>
          </table:table-cell>
          <table:table-cell office:value-type="float" office:value="1818.744755" calcext:value-type="float">
            <text:p>1818,744755</text:p>
          </table:table-cell>
          <table:table-cell office:value-type="float" office:value="-58.300506" calcext:value-type="float">
            <text:p>-58,300506</text:p>
          </table:table-cell>
          <table:table-cell office:value-type="float" office:value="-57" calcext:value-type="float">
            <text:p>-57</text:p>
          </table:table-cell>
          <table:table-cell office:value-type="float" office:value="0.022816" calcext:value-type="float">
            <text:p>0,022816</text:p>
          </table:table-cell>
          <table:table-cell office:value-type="float" office:value="-58.35765" calcext:value-type="float">
            <text:p>-58,35765</text:p>
          </table:table-cell>
          <table:table-cell office:value-type="float" office:value="216346" calcext:value-type="float">
            <text:p>216346</text:p>
          </table:table-cell>
          <table:table-cell office:value-type="float" office:value="131362" calcext:value-type="float">
            <text:p>131362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234389753" calcext:value-type="float">
            <text:p>2343897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3];&quot;-&quot;;[.C53];&quot;-&quot;;[.E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4.54" calcext:value-type="float">
            <text:p>4,54</text:p>
          </table:table-cell>
          <table:table-cell table:style-name="ce14" table:formula="of:=[.M53]" office:value-type="float" office:value="-58.35765" calcext:value-type="float">
            <text:p>-58,4</text:p>
          </table:table-cell>
          <table:table-cell table:style-name="ce14" table:formula="of:=[.J53]" office:value-type="float" office:value="-58.300506" calcext:value-type="float">
            <text:p>-58,3</text:p>
          </table:table-cell>
          <table:table-cell table:formula="of:=[.K53]" office:value-type="float" office:value="-57" calcext:value-type="float">
            <text:p>-57</text:p>
          </table:table-cell>
          <table:table-cell table:formula="of:=[.I53]" office:value-type="float" office:value="1818.744755" calcext:value-type="float">
            <text:p>1818,744755</text:p>
          </table:table-cell>
          <table:table-cell table:formula="of:=[.L53]" office:value-type="float" office:value="0.022816" calcext:value-type="float">
            <text:p>0,02</text:p>
          </table:table-cell>
          <table:table-cell table:formula="of:=[.N53]" office:value-type="float" office:value="216346" calcext:value-type="float">
            <text:p>216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5" calcext:value-type="float">
            <text:p>95</text:p>
          </table:table-cell>
          <table:table-cell office:value-type="float" office:value="3027" calcext:value-type="float">
            <text:p>3027</text:p>
          </table:table-cell>
          <table:table-cell office:value-type="float" office:value="995" calcext:value-type="float">
            <text:p>995</text:p>
          </table:table-cell>
          <table:table-cell office:value-type="float" office:value="1829.275795" calcext:value-type="float">
            <text:p>1829,275795</text:p>
          </table:table-cell>
          <table:table-cell office:value-type="float" office:value="-103.236215" calcext:value-type="float">
            <text:p>-103,236215</text:p>
          </table:table-cell>
          <table:table-cell office:value-type="float" office:value="-101" calcext:value-type="float">
            <text:p>-101</text:p>
          </table:table-cell>
          <table:table-cell office:value-type="float" office:value="0.022141" calcext:value-type="float">
            <text:p>0,022141</text:p>
          </table:table-cell>
          <table:table-cell office:value-type="float" office:value="-103.293633" calcext:value-type="float">
            <text:p>-103,293633</text:p>
          </table:table-cell>
          <table:table-cell office:value-type="float" office:value="297479" calcext:value-type="float">
            <text:p>297479</text:p>
          </table:table-cell>
          <table:table-cell office:value-type="float" office:value="297480" calcext:value-type="float">
            <text:p>297480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436615900" calcext:value-type="float">
            <text:p>436615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4];&quot;-&quot;;[.C54];&quot;-&quot;;[.E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3.14" calcext:value-type="float">
            <text:p>3,14</text:p>
          </table:table-cell>
          <table:table-cell table:style-name="ce14" table:formula="of:=[.M54]" office:value-type="float" office:value="-103.293633" calcext:value-type="float">
            <text:p>-103,3</text:p>
          </table:table-cell>
          <table:table-cell table:style-name="ce14" table:formula="of:=[.J54]" office:value-type="float" office:value="-103.236215" calcext:value-type="float">
            <text:p>-103,2</text:p>
          </table:table-cell>
          <table:table-cell table:formula="of:=[.K54]" office:value-type="float" office:value="-101" calcext:value-type="float">
            <text:p>-101</text:p>
          </table:table-cell>
          <table:table-cell table:formula="of:=[.I54]" office:value-type="float" office:value="1829.275795" calcext:value-type="float">
            <text:p>1829,275795</text:p>
          </table:table-cell>
          <table:table-cell table:formula="of:=[.L54]" office:value-type="float" office:value="0.022141" calcext:value-type="float">
            <text:p>0,02</text:p>
          </table:table-cell>
          <table:table-cell table:formula="of:=[.N54]" office:value-type="float" office:value="297479" calcext:value-type="float">
            <text:p>297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  <table:table-cell office:value-type="float" office:value="3027" calcext:value-type="float">
            <text:p>3027</text:p>
          </table:table-cell>
          <table:table-cell office:value-type="float" office:value="948" calcext:value-type="float">
            <text:p>948</text:p>
          </table:table-cell>
          <table:table-cell office:value-type="float" office:value="1832.38159" calcext:value-type="float">
            <text:p>1832,38159</text:p>
          </table:table-cell>
          <table:table-cell office:value-type="float" office:value="-90.537958" calcext:value-type="float">
            <text:p>-90,537958</text:p>
          </table:table-cell>
          <table:table-cell office:value-type="float" office:value="-88" calcext:value-type="float">
            <text:p>-88</text:p>
          </table:table-cell>
          <table:table-cell office:value-type="float" office:value="0.02884" calcext:value-type="float">
            <text:p>0,02884</text:p>
          </table:table-cell>
          <table:table-cell office:value-type="float" office:value="-90.603532" calcext:value-type="float">
            <text:p>-90,603532</text:p>
          </table:table-cell>
          <table:table-cell office:value-type="float" office:value="356913" calcext:value-type="float">
            <text:p>356913</text:p>
          </table:table-cell>
          <table:table-cell office:value-type="float" office:value="356914" calcext:value-type="float">
            <text:p>35691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513727584" calcext:value-type="float">
            <text:p>513727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5];&quot;-&quot;;[.C55];&quot;-&quot;;[.E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3.27" calcext:value-type="float">
            <text:p>3,27</text:p>
          </table:table-cell>
          <table:table-cell table:style-name="ce14" table:formula="of:=[.M55]" office:value-type="float" office:value="-90.603532" calcext:value-type="float">
            <text:p>-90,6</text:p>
          </table:table-cell>
          <table:table-cell table:style-name="ce14" table:formula="of:=[.J55]" office:value-type="float" office:value="-90.537958" calcext:value-type="float">
            <text:p>-90,5</text:p>
          </table:table-cell>
          <table:table-cell table:formula="of:=[.K55]" office:value-type="float" office:value="-88" calcext:value-type="float">
            <text:p>-88</text:p>
          </table:table-cell>
          <table:table-cell table:formula="of:=[.I55]" office:value-type="float" office:value="1832.38159" calcext:value-type="float">
            <text:p>1832,38159</text:p>
          </table:table-cell>
          <table:table-cell table:formula="of:=[.L55]" office:value-type="float" office:value="0.02884" calcext:value-type="float">
            <text:p>0,03</text:p>
          </table:table-cell>
          <table:table-cell table:formula="of:=[.N55]" office:value-type="float" office:value="356913" calcext:value-type="float">
            <text:p>356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007" calcext:value-type="float">
            <text:p>1007</text:p>
          </table:table-cell>
          <table:table-cell office:value-type="float" office:value="285" calcext:value-type="float">
            <text:p>285</text:p>
          </table:table-cell>
          <table:table-cell office:value-type="float" office:value="0.046948" calcext:value-type="float">
            <text:p>0,04694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5511065" calcext:value-type="float">
            <text:p>55110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6];&quot;-&quot;;[.C56];&quot;-&quot;;[.E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1.89" calcext:value-type="float">
            <text:p>1,89</text:p>
          </table:table-cell>
          <table:table-cell table:style-name="ce14" table:formula="of:=[.M56]" office:value-type="float" office:value="-81" calcext:value-type="float">
            <text:p>-81,0</text:p>
          </table:table-cell>
          <table:table-cell table:style-name="ce14" table:formula="of:=[.J56]" office:value-type="float" office:value="-81" calcext:value-type="float">
            <text:p>-81,0</text:p>
          </table:table-cell>
          <table:table-cell table:formula="of:=[.K56]" office:value-type="float" office:value="-81" calcext:value-type="float">
            <text:p>-81</text:p>
          </table:table-cell>
          <table:table-cell table:formula="of:=[.I56]" office:value-type="float" office:value="0.046948" calcext:value-type="float">
            <text:p>0,046948</text:p>
          </table:table-cell>
          <table:table-cell table:formula="of:=[.L56]" office:value-type="float" office:value="0" calcext:value-type="float">
            <text:p>0,00</text:p>
          </table:table-cell>
          <table:table-cell table:formula="of:=[.N5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199" calcext:value-type="float">
            <text:p>199</text:p>
          </table:table-cell>
          <table:table-cell office:value-type="float" office:value="0.056916" calcext:value-type="float">
            <text:p>0,05691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5912657" calcext:value-type="float">
            <text:p>59126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7];&quot;-&quot;;[.C57];&quot;-&quot;;[.E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0" calcext:value-type="float">
            <text:p>0</text:p>
          </table:table-cell>
          <table:table-cell table:style-name="ce14" table:formula="of:=[.M57]" office:value-type="float" office:value="-70" calcext:value-type="float">
            <text:p>-70,0</text:p>
          </table:table-cell>
          <table:table-cell table:style-name="ce14" table:formula="of:=[.J57]" office:value-type="float" office:value="-70" calcext:value-type="float">
            <text:p>-70,0</text:p>
          </table:table-cell>
          <table:table-cell table:formula="of:=[.K57]" office:value-type="float" office:value="-70" calcext:value-type="float">
            <text:p>-70</text:p>
          </table:table-cell>
          <table:table-cell table:formula="of:=[.I57]" office:value-type="float" office:value="0.056916" calcext:value-type="float">
            <text:p>0,056916</text:p>
          </table:table-cell>
          <table:table-cell table:formula="of:=[.L57]" office:value-type="float" office:value="0" calcext:value-type="float">
            <text:p>0,00</text:p>
          </table:table-cell>
          <table:table-cell table:formula="of:=[.N5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7" calcext:value-type="float">
            <text:p>2007</text:p>
          </table:table-cell>
          <table:table-cell office:value-type="float" office:value="583" calcext:value-type="float">
            <text:p>583</text:p>
          </table:table-cell>
          <table:table-cell office:value-type="float" office:value="0.070951" calcext:value-type="float">
            <text:p>0,070951</text:p>
          </table:table-cell>
          <table:table-cell table:number-columns-repeated="2"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9292137" calcext:value-type="float">
            <text:p>92921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8];&quot;-&quot;;[.C58];&quot;-&quot;;[.E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1" calcext:value-type="float">
            <text:p>1</text:p>
          </table:table-cell>
          <table:table-cell table:style-name="ce14" table:formula="of:=[.M58]" office:value-type="float" office:value="-147" calcext:value-type="float">
            <text:p>-147,0</text:p>
          </table:table-cell>
          <table:table-cell table:style-name="ce14" table:formula="of:=[.J58]" office:value-type="float" office:value="-147" calcext:value-type="float">
            <text:p>-147,0</text:p>
          </table:table-cell>
          <table:table-cell table:formula="of:=[.K58]" office:value-type="float" office:value="-147" calcext:value-type="float">
            <text:p>-147</text:p>
          </table:table-cell>
          <table:table-cell table:formula="of:=[.I58]" office:value-type="float" office:value="0.070951" calcext:value-type="float">
            <text:p>0,070951</text:p>
          </table:table-cell>
          <table:table-cell table:formula="of:=[.L58]" office:value-type="float" office:value="0" calcext:value-type="float">
            <text:p>0,00</text:p>
          </table:table-cell>
          <table:table-cell table:formula="of:=[.N5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2007" calcext:value-type="float">
            <text:p>2007</text:p>
          </table:table-cell>
          <table:table-cell office:value-type="float" office:value="387" calcext:value-type="float">
            <text:p>387</text:p>
          </table:table-cell>
          <table:table-cell office:value-type="float" office:value="0.06919" calcext:value-type="float">
            <text:p>0,06919</text:p>
          </table:table-cell>
          <table:table-cell table:number-columns-repeated="2" office:value-type="float" office:value="-135" calcext:value-type="float">
            <text:p>-135</text:p>
          </table:table-cell>
          <table:table-cell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9077266" calcext:value-type="float">
            <text:p>9077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9];&quot;-&quot;;[.C59];&quot;-&quot;;[.E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0.95" calcext:value-type="float">
            <text:p>0,95</text:p>
          </table:table-cell>
          <table:table-cell table:style-name="ce14" table:formula="of:=[.M59]" office:value-type="float" office:value="-135" calcext:value-type="float">
            <text:p>-135,0</text:p>
          </table:table-cell>
          <table:table-cell table:style-name="ce14" table:formula="of:=[.J59]" office:value-type="float" office:value="-135" calcext:value-type="float">
            <text:p>-135,0</text:p>
          </table:table-cell>
          <table:table-cell table:formula="of:=[.K59]" office:value-type="float" office:value="-135" calcext:value-type="float">
            <text:p>-135</text:p>
          </table:table-cell>
          <table:table-cell table:formula="of:=[.I59]" office:value-type="float" office:value="0.06919" calcext:value-type="float">
            <text:p>0,06919</text:p>
          </table:table-cell>
          <table:table-cell table:formula="of:=[.L59]" office:value-type="float" office:value="0" calcext:value-type="float">
            <text:p>0,00</text:p>
          </table:table-cell>
          <table:table-cell table:formula="of:=[.N5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3007" calcext:value-type="float">
            <text:p>3007</text:p>
          </table:table-cell>
          <table:table-cell office:value-type="float" office:value="1080" calcext:value-type="float">
            <text:p>1080</text:p>
          </table:table-cell>
          <table:table-cell office:value-type="float" office:value="0.222377" calcext:value-type="float">
            <text:p>0,222377</text:p>
          </table:table-cell>
          <table:table-cell table:number-columns-repeated="2" office:value-type="float" office:value="-233" calcext:value-type="float">
            <text:p>-233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13169068" calcext:value-type="float">
            <text:p>131690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0];&quot;-&quot;;[.C60];&quot;-&quot;;[.E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0.57" calcext:value-type="float">
            <text:p>0,57</text:p>
          </table:table-cell>
          <table:table-cell table:style-name="ce14" table:formula="of:=[.M60]" office:value-type="float" office:value="-233" calcext:value-type="float">
            <text:p>-233,0</text:p>
          </table:table-cell>
          <table:table-cell table:style-name="ce14" table:formula="of:=[.J60]" office:value-type="float" office:value="-233" calcext:value-type="float">
            <text:p>-233,0</text:p>
          </table:table-cell>
          <table:table-cell table:formula="of:=[.K60]" office:value-type="float" office:value="-233" calcext:value-type="float">
            <text:p>-233</text:p>
          </table:table-cell>
          <table:table-cell table:formula="of:=[.I60]" office:value-type="float" office:value="0.222377" calcext:value-type="float">
            <text:p>0,222377</text:p>
          </table:table-cell>
          <table:table-cell table:formula="of:=[.L60]" office:value-type="float" office:value="0" calcext:value-type="float">
            <text:p>0,00</text:p>
          </table:table-cell>
          <table:table-cell table:formula="of:=[.N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418" calcext:value-type="float">
            <text:p>418</text:p>
          </table:table-cell>
          <table:table-cell office:value-type="float" office:value="0.12491" calcext:value-type="float">
            <text:p>0,12491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12984107" calcext:value-type="float">
            <text:p>12984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1];&quot;-&quot;;[.C61];&quot;-&quot;;[.E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0.53" calcext:value-type="float">
            <text:p>0,53</text:p>
          </table:table-cell>
          <table:table-cell table:style-name="ce14" table:formula="of:=[.M61]" office:value-type="float" office:value="-200" calcext:value-type="float">
            <text:p>-200,0</text:p>
          </table:table-cell>
          <table:table-cell table:style-name="ce14" table:formula="of:=[.J61]" office:value-type="float" office:value="-200" calcext:value-type="float">
            <text:p>-200,0</text:p>
          </table:table-cell>
          <table:table-cell table:formula="of:=[.K61]" office:value-type="float" office:value="-200" calcext:value-type="float">
            <text:p>-200</text:p>
          </table:table-cell>
          <table:table-cell table:formula="of:=[.I61]" office:value-type="float" office:value="0.12491" calcext:value-type="float">
            <text:p>0,12491</text:p>
          </table:table-cell>
          <table:table-cell table:formula="of:=[.L61]" office:value-type="float" office:value="0" calcext:value-type="float">
            <text:p>0,00</text:p>
          </table:table-cell>
          <table:table-cell table:formula="of:=[.N61]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60">
          <table:table-cell table:number-columns-repeated="28"/>
          <table:table-cell table:style-name="ce14" table:number-columns-repeated="2"/>
          <table:table-cell table:number-columns-repeated="10"/>
        </table:table-row>
        <table:table-row table:style-name="ro1" table:number-rows-repeated="1048454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resumo" table:style-name="ta1">
        <office:forms form:automatic-focus="false" form:apply-design-mode="false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30" table:default-cell-style-name="ce16"/>
        <table:table-column table:style-name="co41" table:default-cell-style-name="ce40"/>
        <table:table-column table:style-name="co9" table:number-columns-repeated="2" table:default-cell-style-name="ce17"/>
        <table:table-column table:style-name="co9" table:default-cell-style-name="ce16"/>
        <table:table-column table:style-name="co17" table:default-cell-style-name="ce16"/>
        <table:table-column table:style-name="co5" table:default-cell-style-name="ce16"/>
        <table:table-column table:style-name="co7" table:default-cell-style-name="ce16"/>
        <table:table-column table:style-name="co17" table:default-cell-style-name="Default"/>
        <table:table-column table:style-name="co49" table:default-cell-style-name="Default"/>
        <table:table-column table:style-name="co17" table:number-columns-repeated="3" table:default-cell-style-name="Default"/>
        <table:table-column table:style-name="co5" table:default-cell-style-name="ce16"/>
        <table:table-column table:style-name="co14" table:default-cell-style-name="ce16"/>
        <table:table-column table:style-name="co5" table:default-cell-style-name="ce16"/>
        <table:table-column table:style-name="co50" table:default-cell-style-name="ce16"/>
        <table:table-column table:style-name="co51" table:number-columns-repeated="4" table:default-cell-style-name="ce17"/>
        <table:table-column table:style-name="co52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0" table:default-cell-style-name="Default"/>
        <table:table-column table:style-name="co21" table:default-cell-style-name="Default"/>
        <table:table-column table:style-name="co54" table:default-cell-style-name="Default"/>
        <table:table-column table:style-name="co7" table:number-columns-repeated="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2" table:default-cell-style-name="Default"/>
        <table:table-column table:style-name="co58" table:number-columns-repeated="6" table:default-cell-style-name="Default"/>
        <table:table-column table:style-name="co59" table:default-cell-style-name="Default"/>
        <table:table-row table:style-name="ro1">
          <table:table-cell/>
          <table:table-cell table:formula="of:=AVERAGE([.B2:.B300])" office:value-type="float" office:value="2.04233333333333" calcext:value-type="float">
            <text:p>2,04233333333333</text:p>
          </table:table-cell>
          <table:table-cell table:number-columns-repeated="5"/>
          <table:table-cell table:style-name="ce13" office:value-type="string" calcext:value-type="string" table:number-columns-spanned="2" table:number-rows-spanned="1">
            <text:p>B&amp;B</text:p>
          </table:table-cell>
          <table:covered-table-cell/>
          <table:table-cell table:style-name="ce12" table:number-columns-repeated="2"/>
          <table:table-cell table:style-name="ce27" office:value-type="string" calcext:value-type="string" table:number-columns-spanned="5" table:number-rows-spanned="1">
            <text:p>heur value</text:p>
          </table:table-cell>
          <table:covered-table-cell table:number-columns-repeated="4"/>
          <table:table-cell table:style-name="ce20" office:value-type="string" calcext:value-type="string" table:number-columns-spanned="4" table:number-rows-spanned="1">
            <text:p>dist</text:p>
          </table:table-cell>
          <table:covered-table-cell table:number-columns-repeated="3"/>
          <table:table-cell table:style-name="ce30" office:value-type="string" calcext:value-type="string" table:number-columns-spanned="4" table:number-rows-spanned="1">
            <text:p>gap relativo (heur-lb)/lb</text:p>
          </table:table-cell>
          <table:covered-table-cell table:number-columns-repeated="3"/>
          <table:table-cell table:style-name="ce27" office:value-type="string" calcext:value-type="string" table:number-columns-spanned="4" table:number-rows-spanned="1">
            <text:p>best</text:p>
          </table:table-cell>
          <table:covered-table-cell table:number-columns-repeated="3"/>
          <table:table-cell table:number-columns-repeated="10"/>
          <table:table-cell table:style-name="ce35" office:value-type="string" calcext:value-type="string" table:number-columns-spanned="2" table:number-rows-spanned="1">
            <text:p>%frac</text:p>
          </table:table-cell>
          <table:covered-table-cell/>
          <table:table-cell table:style-name="ce41" office:value-type="string" calcext:value-type="string" table:number-columns-spanned="2" table:number-rows-spanned="1">
            <text:p>time(s)</text:p>
          </table:table-cell>
          <table:covered-table-cell/>
          <table:table-cell table:style-name="ce35" office:value-type="string" calcext:value-type="string" table:number-columns-spanned="2" table:number-rows-spanned="1">
            <text:p>%gap(root)</text:p>
          </table:table-cell>
          <table:covered-table-cell/>
          <table:table-cell table:style-name="ce33" office:value-type="string" calcext:value-type="string">
            <text:p>%opt</text:p>
          </table:table-cell>
        </table:table-row>
        <table:table-row table:style-name="ro1">
          <table:table-cell table:formula="of:=[$ra.AA1]" office:value-type="string" office:string-value="instance" calcext:value-type="string">
            <text:p>instanc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Time</text:p>
          </table:table-cell>
          <table:table-cell office:value-type="string" calcext:value-type="string">
            <text:p>rootOpt</text:p>
          </table:table-cell>
          <table:table-cell table:style-name="Default" office:value-type="string" calcext:value-type="string">
            <text:p>gap0</text:p>
          </table:table-cell>
          <table:table-cell table:style-name="Default" office:value-type="string" calcext:value-type="string">
            <text:p>dist0</text:p>
          </table:table-cell>
          <table:table-cell table:style-name="ce12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table:style-name="ce12" office:value-type="string" calcext:value-type="string">
            <text:p>gap</text:p>
          </table:table-cell>
          <table:table-cell table:style-name="ce12" office:value-type="string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/>
          <table:table-cell office:value-type="string" calcext:value-type="string">
            <text:p>G1</text:p>
          </table:table-cell>
          <table:table-cell table:style-name="ce21" office:value-type="string" calcext:value-type="string">
            <text:p>ra</text:p>
          </table:table-cell>
          <table:table-cell table:style-name="ce21" office:value-type="string" calcext:value-type="string">
            <text:p>bcpa</text:p>
          </table:table-cell>
          <table:table-cell table:style-name="ce21" office:value-type="string" calcext:value-type="string">
            <text:p>blpl</text:p>
          </table:table-cell>
          <table:table-cell table:style-name="ce21" office:value-type="string" calcext:value-type="string">
            <text:p>sbpl</text:p>
          </table:table-cell>
          <table:table-cell table:formula="of:=CONCATENATE([.AD2];&quot;&amp;&quot;;[.AE2];&quot;&amp;&quot;;[.AF2];&quot;&amp;&quot;;[.AG2];&quot;&amp;&quot;;[.AH2];&quot;\\\hline&quot;)" office:value-type="string" office:string-value="G1&amp;ra&amp;bcpa&amp;blpl&amp;sbpl\\\hline" calcext:value-type="string">
            <text:p>G1&amp;ra&amp;bcpa&amp;blpl&amp;sbpl\\\hline</text:p>
          </table:table-cell>
          <table:table-cell/>
          <table:table-cell table:formula="of:=CONCATENATE([.A2];&quot;&amp;&quot;;[.B2];&quot;&amp;&quot;;[.C2];&quot;&amp;&quot;;[.H2];&quot;&amp;&quot;;[.I2];&quot;&amp;&quot;;[.L2];&quot;&amp;&quot;;[.M2];&quot;&amp;&quot;;[.N2];&quot;&amp;&quot;;[.O2];&quot;\\&quot;)" office:value-type="string" office:string-value="instance&amp;frac&amp;root&amp;lb&amp;ub&amp;ra&amp;bcpa&amp;blpl&amp;sbpl\\" calcext:value-type="string">
            <text:p>instance&amp;frac&amp;root&amp;lb&amp;ub&amp;ra&amp;bcpa&amp;blpl&amp;sbpl\\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table:formula="of:=[$ra.AA2]" office:value-type="string" office:string-value="r20-10-250-1" calcext:value-type="string">
            <text:p>r20-10-250-1</text:p>
          </table:table-cell>
          <table:table-cell table:formula="of:=ROUND([$ra.AB2];2)" office:value-type="float" office:value="0" calcext:value-type="float">
            <text:p>0</text:p>
          </table:table-cell>
          <table:table-cell table:style-name="ce14" table:formula="of:=ROUND([$ra.AC2];1)" office:value-type="float" office:value="-47" calcext:value-type="float">
            <text:p>-47,0</text:p>
          </table:table-cell>
          <table:table-cell table:style-name="ce12" table:formula="of:=IF([ra.S2]=5;&quot;*&quot;;[ra.I2])" office:value-type="float" office:value="0.042747" calcext:value-type="float">
            <text:p>0,0</text:p>
          </table:table-cell>
          <table:table-cell table:formula="of:=IF([ra.S2]=11;1;&quot;&quot;)" office:value-type="float" office:value="1" calcext:value-type="float">
            <text:p>1</text:p>
          </table:table-cell>
          <table:table-cell table:style-name="ce23" table:formula="of:=IFERROR(IF([.I3]=0;ABS(CEILING([.C3]));ABS(([.I3]-CEILING([.C3]))/[.I3]));&quot;*&quot;)" office:value-type="float" office:value="0" calcext:value-type="float">
            <text:p>0,00</text:p>
          </table:table-cell>
          <table:table-cell table:style-name="ce23" table:formula="of:=IFERROR([.I3]-CEILING([.C3]);&quot;*&quot;)" office:value-type="float" office:value="0" calcext:value-type="float">
            <text:p>0,00</text:p>
          </table:table-cell>
          <table:table-cell table:style-name="ce12" table:formula="of:=ROUND([exact.J2];1)" office:value-type="float" office:value="-47" calcext:value-type="float">
            <text:p>-47,0</text:p>
          </table:table-cell>
          <table:table-cell table:formula="of:=ROUND([exact.K2];0)" office:value-type="float" office:value="-47" calcext:value-type="float">
            <text:p>-47</text:p>
          </table:table-cell>
          <table:table-cell table:style-name="ce12" table:formula="of:=IF([exact.L2]&lt;1000000;100*[exact.L2];&quot;*&quot;)" office:value-type="float" office:value="0" calcext:value-type="float">
            <text:p>0,0</text:p>
          </table:table-cell>
          <table:table-cell table:style-name="ce12" table:formula="of:=IF([exact.S2]=5;&quot;*&quot;;[exact.I2])" office:value-type="float" office:value="0.070009" calcext:value-type="float">
            <text:p>0,1</text:p>
          </table:table-cell>
          <table:table-cell table:style-name="ce18" table:formula="of:=[$ra.AE2]" office:value-type="float" office:value="-47" calcext:value-type="float">
            <text:p>-47</text:p>
          </table:table-cell>
          <table:table-cell table:style-name="ce18" table:formula="of:=[$'bcpa-t600'.AE2]" office:value-type="float" office:value="-47" calcext:value-type="float">
            <text:p>-47</text:p>
          </table:table-cell>
          <table:table-cell table:style-name="ce18" table:formula="of:=[$'blpl-t300'.AE2]" office:value-type="float" office:value="-47" calcext:value-type="float">
            <text:p>-47</text:p>
          </table:table-cell>
          <table:table-cell table:style-name="ce18" table:formula="of:=[$'sbpl-t300'.AE2]" office:value-type="float" office:value="-47" calcext:value-type="float">
            <text:p>-47</text:p>
          </table:table-cell>
          <table:table-cell table:formula="of:=MIN([.L3:.O3])" office:value-type="float" office:value="-47" calcext:value-type="float">
            <text:p>-47</text:p>
          </table:table-cell>
          <table:table-cell table:formula="of:=ABS([.L3]-CEILING([.$C3]))" office:value-type="float" office:value="0" calcext:value-type="float">
            <text:p>0</text:p>
          </table:table-cell>
          <table:table-cell table:formula="of:=IFERROR(ABS([.M3]-CEILING([.$C3]));&quot;-&quot;)" office:value-type="float" office:value="0" calcext:value-type="float">
            <text:p>0</text:p>
          </table:table-cell>
          <table:table-cell table:formula="of:=ABS([.N3]-CEILING([.$C3]))" office:value-type="float" office:value="0" calcext:value-type="float">
            <text:p>0</text:p>
          </table:table-cell>
          <table:table-cell table:formula="of:=ABS([.O3]-CEILING([.$C3]))" office:value-type="float" office:value="0" calcext:value-type="float">
            <text:p>0</text:p>
          </table:table-cell>
          <table:table-cell table:formula="of:=IFERROR(ABS(([.L3]-CEILING([.$C3]))/CEILING([.$C3]));IF([.Q3]&lt;&gt;&quot;*&quot;;[.Q3];&quot;*&quot;))" office:value-type="float" office:value="0" calcext:value-type="float">
            <text:p>0,00</text:p>
          </table:table-cell>
          <table:table-cell table:formula="of:=IFERROR(ABS(([.M3]-CEILING([.$C3]))/CEILING([.$C3]));IF([.R3]&lt;&gt;&quot;*&quot;;[.R3];&quot;*&quot;))" office:value-type="float" office:value="0" calcext:value-type="float">
            <text:p>0,00</text:p>
          </table:table-cell>
          <table:table-cell table:formula="of:=IFERROR(ABS(([.N3]-CEILING([.$C3]))/CEILING([.$C3]));IF([.S3]&lt;&gt;&quot;*&quot;;[.S3];&quot;*&quot;))" office:value-type="float" office:value="0" calcext:value-type="float">
            <text:p>0,00</text:p>
          </table:table-cell>
          <table:table-cell table:formula="of:=IFERROR(ABS(([.O3]-CEILING([.$C3]))/CEILING([.$C3]));IF([.T3]&lt;&gt;&quot;*&quot;;[.T3];&quot;*&quot;))" office:value-type="float" office:value="0" calcext:value-type="float">
            <text:p>0,00</text:p>
          </table:table-cell>
          <table:table-cell table:formula="of:=IF([.L3]=[.$P3];1;&quot;&quot;)" office:value-type="float" office:value="1" calcext:value-type="float">
            <text:p>1</text:p>
          </table:table-cell>
          <table:table-cell table:formula="of:=IF([.M3]=[.$P3];1;&quot;&quot;)" office:value-type="float" office:value="1" calcext:value-type="float">
            <text:p>1</text:p>
          </table:table-cell>
          <table:table-cell table:formula="of:=IF([.N3]=[.$P3];1;&quot;&quot;)" office:value-type="float" office:value="1" calcext:value-type="float">
            <text:p>1</text:p>
          </table:table-cell>
          <table:table-cell table:formula="of:=IF([.O3]=[.$P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formula="of:=COUNTIF([.Q3:.Q300];0)" office:value-type="float" office:value="11" calcext:value-type="float">
            <text:p>11</text:p>
          </table:table-cell>
          <table:table-cell table:formula="of:=COUNTIF([.R3:.R300];0)" office:value-type="float" office:value="21" calcext:value-type="float">
            <text:p>21</text:p>
          </table:table-cell>
          <table:table-cell table:formula="of:=COUNTIF([.S3:.S300];0)" office:value-type="float" office:value="13" calcext:value-type="float">
            <text:p>13</text:p>
          </table:table-cell>
          <table:table-cell table:formula="of:=COUNTIF([.T3:.T300];0)" office:value-type="float" office:value="12" calcext:value-type="float">
            <text:p>12</text:p>
          </table:table-cell>
          <table:table-cell table:number-columns-repeated="2"/>
          <table:table-cell table:formula="of:=CONCATENATE([.A3];&quot;&amp;&quot;;[.B3];&quot;&amp;&quot;;IF([.E3]=1;CONCATENATE(&quot;\h{&quot;;[.C3];&quot;}&quot;);[.C3]);&quot;&amp;&quot;;[.H3];&quot;&amp;&quot;;IF([.J3]=0;CONCATENATE(&quot;\uu{&quot;;[.I3];&quot;}&quot;);[.I3]);&quot;&amp;&quot;;IF([.L3]=[.P3];CONCATENATE(&quot;\h{&quot;;[.L3];&quot;}&quot;);[.L3]);&quot;&amp;&quot;;IF([.M3]=[.P3];CONCATENATE(&quot;\h{&quot;;[.M3];&quot;}&quot;);[.M3]);&quot;&amp;&quot;;IF([.N3]=[.P3];CONCATENATE(&quot;\h{&quot;;[.N3];&quot;}&quot;);[.N3]);&quot;&amp;&quot;;IF([.O3]=[.P3];CONCATENATE(&quot;\h{&quot;;[.O3];&quot;}&quot;);[.O3]);&quot;\\\hline&quot;)" office:value-type="string" office:string-value="r20-10-250-1&amp;0&amp;\h{-47}&amp;-47&amp;\uu{-47}&amp;\h{-47}&amp;\h{-47}&amp;\h{-47}&amp;\h{-47}\\\hline" calcext:value-type="string">
            <text:p>r20-10-250-1&amp;0&amp;\h{-47}&amp;-47&amp;\uu{-47}&amp;\h{-47}&amp;\h{-47}&amp;\h{-47}&amp;\h{-47}\\\hline</text:p>
          </table:table-cell>
          <table:table-cell table:style-name="ce36" office:value-type="string" calcext:value-type="string">
            <text:p>G1</text:p>
          </table:table-cell>
          <table:table-cell table:formula="of:=[.AF13]" office:value-type="float" office:value="2" calcext:value-type="float">
            <text:p>2</text:p>
          </table:table-cell>
          <table:table-cell table:formula="of:=[.AF14]" office:value-type="float" office:value="2.3" calcext:value-type="float">
            <text:p>2,3</text:p>
          </table:table-cell>
          <table:table-cell table:formula="of:=[.AF17]" office:value-type="float" office:value="28.8" calcext:value-type="float">
            <text:p>28,8</text:p>
          </table:table-cell>
          <table:table-cell table:formula="of:=[.AF18]" office:value-type="float" office:value="124.7" calcext:value-type="float">
            <text:p>124,7</text:p>
          </table:table-cell>
          <table:table-cell table:formula="of:=[.AF23]" office:value-type="float" office:value="0.01" calcext:value-type="float">
            <text:p>0,01</text:p>
          </table:table-cell>
          <table:table-cell table:formula="of:=[.AF24]" office:value-type="float" office:value="0.01" calcext:value-type="float">
            <text:p>0,01</text:p>
          </table:table-cell>
          <table:table-cell table:formula="of:=CONCATENATE([.AF21];&quot;(&quot;;[.AF22];&quot;)&quot;)" office:value-type="string" office:string-value="75(3,3)" calcext:value-type="string">
            <text:p>75(3,3)</text:p>
          </table:table-cell>
        </table:table-row>
        <table:table-row table:style-name="ro2">
          <table:table-cell table:formula="of:=[$ra.AA3]" office:value-type="string" office:string-value="r20-10-250-2" calcext:value-type="string">
            <text:p>r20-10-250-2</text:p>
          </table:table-cell>
          <table:table-cell table:formula="of:=ROUND([$ra.AB3];2)" office:value-type="float" office:value="0.74" calcext:value-type="float">
            <text:p>0,74</text:p>
          </table:table-cell>
          <table:table-cell table:style-name="ce14" table:formula="of:=ROUND([$ra.AC3];1)" office:value-type="float" office:value="-42" calcext:value-type="float">
            <text:p>-42,0</text:p>
          </table:table-cell>
          <table:table-cell table:style-name="ce12" table:formula="of:=IF([ra.S3]=5;&quot;*&quot;;[ra.I3])" office:value-type="float" office:value="0.0637" calcext:value-type="float">
            <text:p>0,1</text:p>
          </table:table-cell>
          <table:table-cell table:formula="of:=IF([ra.S3]=11;1;&quot;&quot;)">
            <text:p/>
          </table:table-cell>
          <table:table-cell table:style-name="ce23" table:formula="of:=IFERROR(IF([.I4]=0;ABS(CEILING([.C4]));ABS(([.I4]-CEILING([.C4]))/[.I4]));&quot;*&quot;)" office:value-type="float" office:value="0" calcext:value-type="float">
            <text:p>0,00</text:p>
          </table:table-cell>
          <table:table-cell table:style-name="ce23" table:formula="of:=IFERROR([.I4]-CEILING([.C4]);&quot;*&quot;)" office:value-type="float" office:value="0" calcext:value-type="float">
            <text:p>0,00</text:p>
          </table:table-cell>
          <table:table-cell table:style-name="ce12" table:formula="of:=ROUND([exact.J3];1)" office:value-type="float" office:value="-42" calcext:value-type="float">
            <text:p>-42,0</text:p>
          </table:table-cell>
          <table:table-cell table:formula="of:=ROUND([exact.K3];0)" office:value-type="float" office:value="-42" calcext:value-type="float">
            <text:p>-42</text:p>
          </table:table-cell>
          <table:table-cell table:style-name="ce12" table:formula="of:=IF([exact.L3]&lt;1000000;100*[exact.L3];&quot;*&quot;)" office:value-type="float" office:value="0" calcext:value-type="float">
            <text:p>0,0</text:p>
          </table:table-cell>
          <table:table-cell table:style-name="ce12" table:formula="of:=IF([exact.S3]=5;&quot;*&quot;;[exact.I3])" office:value-type="float" office:value="0.149652" calcext:value-type="float">
            <text:p>0,1</text:p>
          </table:table-cell>
          <table:table-cell table:style-name="ce18" table:formula="of:=[$ra.AE3]" office:value-type="float" office:value="-40" calcext:value-type="float">
            <text:p>-40</text:p>
          </table:table-cell>
          <table:table-cell table:style-name="ce18" table:formula="of:=[$'bcpa-t600'.AE3]" office:value-type="float" office:value="-41" calcext:value-type="float">
            <text:p>-41</text:p>
          </table:table-cell>
          <table:table-cell table:style-name="ce18" table:formula="of:=[$'blpl-t300'.AE3]" office:value-type="float" office:value="-41" calcext:value-type="float">
            <text:p>-41</text:p>
          </table:table-cell>
          <table:table-cell table:style-name="ce18" table:formula="of:=[$'sbpl-t300'.AE3]" office:value-type="float" office:value="-40" calcext:value-type="float">
            <text:p>-40</text:p>
          </table:table-cell>
          <table:table-cell table:formula="of:=MIN([.L4:.O4])" office:value-type="float" office:value="-41" calcext:value-type="float">
            <text:p>-41</text:p>
          </table:table-cell>
          <table:table-cell table:formula="of:=ABS([.L4]-CEILING([.$C4]))" office:value-type="float" office:value="2" calcext:value-type="float">
            <text:p>2</text:p>
          </table:table-cell>
          <table:table-cell table:formula="of:=IFERROR(ABS([.M4]-CEILING([.$C4]));&quot;-&quot;)" office:value-type="float" office:value="1" calcext:value-type="float">
            <text:p>1</text:p>
          </table:table-cell>
          <table:table-cell table:formula="of:=ABS([.N4]-CEILING([.$C4]))" office:value-type="float" office:value="1" calcext:value-type="float">
            <text:p>1</text:p>
          </table:table-cell>
          <table:table-cell table:formula="of:=ABS([.O4]-CEILING([.$C4]))" office:value-type="float" office:value="2" calcext:value-type="float">
            <text:p>2</text:p>
          </table:table-cell>
          <table:table-cell table:formula="of:=IFERROR(ABS(([.L4]-CEILING([.$C4]))/CEILING([.$C4]));IF([.Q4]&lt;&gt;&quot;*&quot;;[.Q4];&quot;*&quot;))" office:value-type="float" office:value="0.0476190476190476" calcext:value-type="float">
            <text:p>0,05</text:p>
          </table:table-cell>
          <table:table-cell table:formula="of:=IFERROR(ABS(([.M4]-CEILING([.$C4]))/CEILING([.$C4]));IF([.R4]&lt;&gt;&quot;*&quot;;[.R4];&quot;*&quot;))" office:value-type="float" office:value="0.0238095238095238" calcext:value-type="float">
            <text:p>0,02</text:p>
          </table:table-cell>
          <table:table-cell table:formula="of:=IFERROR(ABS(([.N4]-CEILING([.$C4]))/CEILING([.$C4]));IF([.S4]&lt;&gt;&quot;*&quot;;[.S4];&quot;*&quot;))" office:value-type="float" office:value="0.0238095238095238" calcext:value-type="float">
            <text:p>0,02</text:p>
          </table:table-cell>
          <table:table-cell table:formula="of:=IFERROR(ABS(([.O4]-CEILING([.$C4]))/CEILING([.$C4]));IF([.T4]&lt;&gt;&quot;*&quot;;[.T4];&quot;*&quot;))" office:value-type="float" office:value="0.0476190476190476" calcext:value-type="float">
            <text:p>0,05</text:p>
          </table:table-cell>
          <table:table-cell table:formula="of:=IF([.L4]=[.$P4];1;&quot;&quot;)">
            <text:p/>
          </table:table-cell>
          <table:table-cell table:formula="of:=IF([.M4]=[.$P4];1;&quot;&quot;)" office:value-type="float" office:value="1" calcext:value-type="float">
            <text:p>1</text:p>
          </table:table-cell>
          <table:table-cell table:formula="of:=IF([.N4]=[.$P4];1;&quot;&quot;)" office:value-type="float" office:value="1" calcext:value-type="float">
            <text:p>1</text:p>
          </table:table-cell>
          <table:table-cell table:formula="of:=IF([.O4]=[.$P4];1;&quot;&quot;)">
            <text:p/>
          </table:table-cell>
          <table:table-cell/>
          <table:table-cell table:style-name="ce33" office:value-type="string" calcext:value-type="string">
            <text:p>dist</text:p>
          </table:table-cell>
          <table:table-cell table:style-name="ce33" table:formula="of:=ROUND(AVERAGE([.Q3:.Q300]);1)" office:value-type="float" office:value="2.1" calcext:value-type="float">
            <text:p>2,1</text:p>
          </table:table-cell>
          <table:table-cell table:style-name="ce33" table:formula="of:=ROUND(AVERAGE([.R3:.R300]);1)" office:value-type="float" office:value="0.7" calcext:value-type="float">
            <text:p>0,7</text:p>
          </table:table-cell>
          <table:table-cell table:style-name="ce33" table:formula="of:=ROUND(AVERAGE([.S3:.S300]);1)" office:value-type="float" office:value="1.4" calcext:value-type="float">
            <text:p>1,4</text:p>
          </table:table-cell>
          <table:table-cell table:style-name="ce33" table:formula="of:=ROUND(AVERAGE([.T3:.T300]);1)" office:value-type="float" office:value="1.7" calcext:value-type="float">
            <text:p>1,7</text:p>
          </table:table-cell>
          <table:table-cell table:formula="of:=CONCATENATE([.AD4];&quot;&amp;&quot;;[.AE4];&quot;&amp;&quot;;[.AF4];&quot;&amp;&quot;;[.AG4];&quot;&amp;&quot;;[.AH4];&quot;\\\hline&quot;)" office:value-type="string" office:string-value="dist&amp;2,1&amp;0,7&amp;1,4&amp;1,7\\\hline" calcext:value-type="string">
            <text:p>dist&amp;2,1&amp;0,7&amp;1,4&amp;1,7\\\hline</text:p>
          </table:table-cell>
          <table:table-cell/>
          <table:table-cell table:formula="of:=CONCATENATE([.A4];&quot;&amp;&quot;;[.B4];&quot;&amp;&quot;;IF([.E4]=1;CONCATENATE(&quot;\h{&quot;;[.C4];&quot;}&quot;);[.C4]);&quot;&amp;&quot;;[.H4];&quot;&amp;&quot;;IF([.J4]=0;CONCATENATE(&quot;\uu{&quot;;[.I4];&quot;}&quot;);[.I4]);&quot;&amp;&quot;;IF([.L4]=[.P4];CONCATENATE(&quot;\h{&quot;;[.L4];&quot;}&quot;);[.L4]);&quot;&amp;&quot;;IF([.M4]=[.P4];CONCATENATE(&quot;\h{&quot;;[.M4];&quot;}&quot;);[.M4]);&quot;&amp;&quot;;IF([.N4]=[.P4];CONCATENATE(&quot;\h{&quot;;[.N4];&quot;}&quot;);[.N4]);&quot;&amp;&quot;;IF([.O4]=[.P4];CONCATENATE(&quot;\h{&quot;;[.O4];&quot;}&quot;);[.O4]);&quot;\\\hline&quot;)" office:value-type="string" office:string-value="r20-10-250-2&amp;0,74&amp;-42&amp;-42&amp;\uu{-42}&amp;-40&amp;\h{-41}&amp;\h{-41}&amp;-40\\\hline" calcext:value-type="string">
            <text:p>r20-10-250-2&amp;0,74&amp;-42&amp;-42&amp;\uu{-42}&amp;-40&amp;\h{-41}&amp;\h{-41}&amp;-40\\\hline</text:p>
          </table:table-cell>
          <table:table-cell table:number-columns-repeated="8"/>
        </table:table-row>
        <table:table-row table:style-name="ro2">
          <table:table-cell table:formula="of:=[$ra.AA4]" office:value-type="string" office:string-value="r20-10-500-1" calcext:value-type="string">
            <text:p>r20-10-500-1</text:p>
          </table:table-cell>
          <table:table-cell table:formula="of:=ROUND([$ra.AB4];2)" office:value-type="float" office:value="0.36" calcext:value-type="float">
            <text:p>0,36</text:p>
          </table:table-cell>
          <table:table-cell table:style-name="ce14" table:formula="of:=ROUND([$ra.AC4];1)" office:value-type="float" office:value="-97.3" calcext:value-type="float">
            <text:p>-97,3</text:p>
          </table:table-cell>
          <table:table-cell table:style-name="ce12" table:formula="of:=IF([ra.S4]=5;&quot;*&quot;;[ra.I4])" office:value-type="float" office:value="0.203839" calcext:value-type="float">
            <text:p>0,2</text:p>
          </table:table-cell>
          <table:table-cell table:formula="of:=IF([ra.S4]=11;1;&quot;&quot;)">
            <text:p/>
          </table:table-cell>
          <table:table-cell table:style-name="ce23" table:formula="of:=IFERROR(IF([.I5]=0;ABS(CEILING([.C5]));ABS(([.I5]-CEILING([.C5]))/[.I5]));&quot;*&quot;)" office:value-type="float" office:value="0" calcext:value-type="float">
            <text:p>0,00</text:p>
          </table:table-cell>
          <table:table-cell table:style-name="ce23" table:formula="of:=IFERROR([.I5]-CEILING([.C5]);&quot;*&quot;)" office:value-type="float" office:value="0" calcext:value-type="float">
            <text:p>0,00</text:p>
          </table:table-cell>
          <table:table-cell table:style-name="ce12" table:formula="of:=ROUND([exact.J4];1)" office:value-type="float" office:value="-97" calcext:value-type="float">
            <text:p>-97,0</text:p>
          </table:table-cell>
          <table:table-cell table:formula="of:=ROUND([exact.K4];0)" office:value-type="float" office:value="-97" calcext:value-type="float">
            <text:p>-97</text:p>
          </table:table-cell>
          <table:table-cell table:style-name="ce12" table:formula="of:=IF([exact.L4]&lt;1000000;100*[exact.L4];&quot;*&quot;)" office:value-type="float" office:value="0" calcext:value-type="float">
            <text:p>0,0</text:p>
          </table:table-cell>
          <table:table-cell table:style-name="ce12" table:formula="of:=IF([exact.S4]=5;&quot;*&quot;;[exact.I4])" office:value-type="float" office:value="0.961" calcext:value-type="float">
            <text:p>1,0</text:p>
          </table:table-cell>
          <table:table-cell table:style-name="ce18" table:formula="of:=[$ra.AE4]" office:value-type="float" office:value="-96" calcext:value-type="float">
            <text:p>-96</text:p>
          </table:table-cell>
          <table:table-cell table:style-name="ce18" table:formula="of:=[$'bcpa-t600'.AE4]" office:value-type="float" office:value="-97" calcext:value-type="float">
            <text:p>-97</text:p>
          </table:table-cell>
          <table:table-cell table:style-name="ce18" table:formula="of:=[$'blpl-t300'.AE4]" office:value-type="float" office:value="-96" calcext:value-type="float">
            <text:p>-96</text:p>
          </table:table-cell>
          <table:table-cell table:style-name="ce18" table:formula="of:=[$'sbpl-t300'.AE4]" office:value-type="float" office:value="-96" calcext:value-type="float">
            <text:p>-96</text:p>
          </table:table-cell>
          <table:table-cell table:formula="of:=MIN([.L5:.O5])" office:value-type="float" office:value="-97" calcext:value-type="float">
            <text:p>-97</text:p>
          </table:table-cell>
          <table:table-cell table:formula="of:=ABS([.L5]-CEILING([.$C5]))" office:value-type="float" office:value="1" calcext:value-type="float">
            <text:p>1</text:p>
          </table:table-cell>
          <table:table-cell table:formula="of:=IFERROR(ABS([.M5]-CEILING([.$C5]));&quot;-&quot;)" office:value-type="float" office:value="0" calcext:value-type="float">
            <text:p>0</text:p>
          </table:table-cell>
          <table:table-cell table:formula="of:=ABS([.N5]-CEILING([.$C5]))" office:value-type="float" office:value="1" calcext:value-type="float">
            <text:p>1</text:p>
          </table:table-cell>
          <table:table-cell table:formula="of:=ABS([.O5]-CEILING([.$C5]))" office:value-type="float" office:value="1" calcext:value-type="float">
            <text:p>1</text:p>
          </table:table-cell>
          <table:table-cell table:formula="of:=IFERROR(ABS(([.L5]-CEILING([.$C5]))/CEILING([.$C5]));IF([.Q5]&lt;&gt;&quot;*&quot;;[.Q5];&quot;*&quot;))" office:value-type="float" office:value="0.0103092783505155" calcext:value-type="float">
            <text:p>0,01</text:p>
          </table:table-cell>
          <table:table-cell table:formula="of:=IFERROR(ABS(([.M5]-CEILING([.$C5]))/CEILING([.$C5]));IF([.R5]&lt;&gt;&quot;*&quot;;[.R5];&quot;*&quot;))" office:value-type="float" office:value="0" calcext:value-type="float">
            <text:p>0,00</text:p>
          </table:table-cell>
          <table:table-cell table:formula="of:=IFERROR(ABS(([.N5]-CEILING([.$C5]))/CEILING([.$C5]));IF([.S5]&lt;&gt;&quot;*&quot;;[.S5];&quot;*&quot;))" office:value-type="float" office:value="0.0103092783505155" calcext:value-type="float">
            <text:p>0,01</text:p>
          </table:table-cell>
          <table:table-cell table:formula="of:=IFERROR(ABS(([.O5]-CEILING([.$C5]))/CEILING([.$C5]));IF([.T5]&lt;&gt;&quot;*&quot;;[.T5];&quot;*&quot;))" office:value-type="float" office:value="0.0103092783505155" calcext:value-type="float">
            <text:p>0,01</text:p>
          </table:table-cell>
          <table:table-cell table:formula="of:=IF([.L5]=[.$P5];1;&quot;&quot;)">
            <text:p/>
          </table:table-cell>
          <table:table-cell table:formula="of:=IF([.M5]=[.$P5];1;&quot;&quot;)" office:value-type="float" office:value="1" calcext:value-type="float">
            <text:p>1</text:p>
          </table:table-cell>
          <table:table-cell table:formula="of:=IF([.N5]=[.$P5];1;&quot;&quot;)">
            <text:p/>
          </table:table-cell>
          <table:table-cell table:formula="of:=IF([.O5]=[.$P5];1;&quot;&quot;)">
            <text:p/>
          </table:table-cell>
          <table:table-cell/>
          <table:table-cell office:value-type="string" calcext:value-type="string">
            <text:p>best</text:p>
          </table:table-cell>
          <table:table-cell table:formula="of:=SUM([.Y3:.Y301])" office:value-type="float" office:value="19" calcext:value-type="float">
            <text:p>19</text:p>
          </table:table-cell>
          <table:table-cell table:formula="of:=SUM([.Z3:.Z301])" office:value-type="float" office:value="60" calcext:value-type="float">
            <text:p>60</text:p>
          </table:table-cell>
          <table:table-cell table:formula="of:=SUM([.AA3:.AA301])" office:value-type="float" office:value="28" calcext:value-type="float">
            <text:p>28</text:p>
          </table:table-cell>
          <table:table-cell table:formula="of:=SUM([.AB3:.AB301])" office:value-type="float" office:value="24" calcext:value-type="float">
            <text:p>24</text:p>
          </table:table-cell>
          <table:table-cell table:number-columns-repeated="2"/>
          <table:table-cell table:formula="of:=CONCATENATE([.A5];&quot;&amp;&quot;;[.B5];&quot;&amp;&quot;;IF([.E5]=1;CONCATENATE(&quot;\h{&quot;;[.C5];&quot;}&quot;);[.C5]);&quot;&amp;&quot;;[.H5];&quot;&amp;&quot;;IF([.J5]=0;CONCATENATE(&quot;\uu{&quot;;[.I5];&quot;}&quot;);[.I5]);&quot;&amp;&quot;;IF([.L5]=[.P5];CONCATENATE(&quot;\h{&quot;;[.L5];&quot;}&quot;);[.L5]);&quot;&amp;&quot;;IF([.M5]=[.P5];CONCATENATE(&quot;\h{&quot;;[.M5];&quot;}&quot;);[.M5]);&quot;&amp;&quot;;IF([.N5]=[.P5];CONCATENATE(&quot;\h{&quot;;[.N5];&quot;}&quot;);[.N5]);&quot;&amp;&quot;;IF([.O5]=[.P5];CONCATENATE(&quot;\h{&quot;;[.O5];&quot;}&quot;);[.O5]);&quot;\\\hline&quot;)" office:value-type="string" office:string-value="r20-10-500-1&amp;0,36&amp;-97,3&amp;-97&amp;\uu{-97}&amp;-96&amp;\h{-97}&amp;-96&amp;-96\\\hline" calcext:value-type="string">
            <text:p>r20-10-500-1&amp;0,36&amp;-97,3&amp;-97&amp;\uu{-97}&amp;-96&amp;\h{-97}&amp;-96&amp;-96\\\hline</text:p>
          </table:table-cell>
          <table:table-cell table:number-columns-repeated="8"/>
        </table:table-row>
        <table:table-row table:style-name="ro2">
          <table:table-cell table:formula="of:=[$ra.AA5]" office:value-type="string" office:string-value="r20-10-500-2" calcext:value-type="string">
            <text:p>r20-10-500-2</text:p>
          </table:table-cell>
          <table:table-cell table:formula="of:=ROUND([$ra.AB5];2)" office:value-type="float" office:value="0.38" calcext:value-type="float">
            <text:p>0,38</text:p>
          </table:table-cell>
          <table:table-cell table:style-name="ce14" table:formula="of:=ROUND([$ra.AC5];1)" office:value-type="float" office:value="-82.5" calcext:value-type="float">
            <text:p>-82,5</text:p>
          </table:table-cell>
          <table:table-cell table:style-name="ce12" table:formula="of:=IF([ra.S5]=5;&quot;*&quot;;[ra.I5])" office:value-type="float" office:value="0.195188" calcext:value-type="float">
            <text:p>0,2</text:p>
          </table:table-cell>
          <table:table-cell table:formula="of:=IF([ra.S5]=11;1;&quot;&quot;)">
            <text:p/>
          </table:table-cell>
          <table:table-cell table:style-name="ce23" table:formula="of:=IFERROR(IF([.I6]=0;ABS(CEILING([.C6]));ABS(([.I6]-CEILING([.C6]))/[.I6]));&quot;*&quot;)" office:value-type="float" office:value="0" calcext:value-type="float">
            <text:p>0,00</text:p>
          </table:table-cell>
          <table:table-cell table:style-name="ce23" table:formula="of:=IFERROR([.I6]-CEILING([.C6]);&quot;*&quot;)" office:value-type="float" office:value="0" calcext:value-type="float">
            <text:p>0,00</text:p>
          </table:table-cell>
          <table:table-cell table:style-name="ce12" table:formula="of:=ROUND([exact.J5];1)" office:value-type="float" office:value="-82" calcext:value-type="float">
            <text:p>-82,0</text:p>
          </table:table-cell>
          <table:table-cell table:formula="of:=ROUND([exact.K5];0)" office:value-type="float" office:value="-82" calcext:value-type="float">
            <text:p>-82</text:p>
          </table:table-cell>
          <table:table-cell table:style-name="ce12" table:formula="of:=IF([exact.L5]&lt;1000000;100*[exact.L5];&quot;*&quot;)" office:value-type="float" office:value="0" calcext:value-type="float">
            <text:p>0,0</text:p>
          </table:table-cell>
          <table:table-cell table:style-name="ce12" table:formula="of:=IF([exact.S5]=5;&quot;*&quot;;[exact.I5])" office:value-type="float" office:value="0.188242" calcext:value-type="float">
            <text:p>0,2</text:p>
          </table:table-cell>
          <table:table-cell table:style-name="ce18" table:formula="of:=[$ra.AE5]" office:value-type="float" office:value="-81" calcext:value-type="float">
            <text:p>-81</text:p>
          </table:table-cell>
          <table:table-cell table:style-name="ce18" table:formula="of:=[$'bcpa-t600'.AE5]" office:value-type="float" office:value="-82" calcext:value-type="float">
            <text:p>-82</text:p>
          </table:table-cell>
          <table:table-cell table:style-name="ce18" table:formula="of:=[$'blpl-t300'.AE5]" office:value-type="float" office:value="-82" calcext:value-type="float">
            <text:p>-82</text:p>
          </table:table-cell>
          <table:table-cell table:style-name="ce18" table:formula="of:=[$'sbpl-t300'.AE5]" office:value-type="float" office:value="-81" calcext:value-type="float">
            <text:p>-81</text:p>
          </table:table-cell>
          <table:table-cell table:formula="of:=MIN([.L6:.O6])" office:value-type="float" office:value="-82" calcext:value-type="float">
            <text:p>-82</text:p>
          </table:table-cell>
          <table:table-cell table:formula="of:=ABS([.L6]-CEILING([.$C6]))" office:value-type="float" office:value="1" calcext:value-type="float">
            <text:p>1</text:p>
          </table:table-cell>
          <table:table-cell table:formula="of:=IFERROR(ABS([.M6]-CEILING([.$C6]));&quot;-&quot;)" office:value-type="float" office:value="0" calcext:value-type="float">
            <text:p>0</text:p>
          </table:table-cell>
          <table:table-cell table:formula="of:=ABS([.N6]-CEILING([.$C6]))" office:value-type="float" office:value="0" calcext:value-type="float">
            <text:p>0</text:p>
          </table:table-cell>
          <table:table-cell table:formula="of:=ABS([.O6]-CEILING([.$C6]))" office:value-type="float" office:value="1" calcext:value-type="float">
            <text:p>1</text:p>
          </table:table-cell>
          <table:table-cell table:formula="of:=IFERROR(ABS(([.L6]-CEILING([.$C6]))/CEILING([.$C6]));IF([.Q6]&lt;&gt;&quot;*&quot;;[.Q6];&quot;*&quot;))" office:value-type="float" office:value="0.0121951219512195" calcext:value-type="float">
            <text:p>0,01</text:p>
          </table:table-cell>
          <table:table-cell table:formula="of:=IFERROR(ABS(([.M6]-CEILING([.$C6]))/CEILING([.$C6]));IF([.R6]&lt;&gt;&quot;*&quot;;[.R6];&quot;*&quot;))" office:value-type="float" office:value="0" calcext:value-type="float">
            <text:p>0,00</text:p>
          </table:table-cell>
          <table:table-cell table:formula="of:=IFERROR(ABS(([.N6]-CEILING([.$C6]))/CEILING([.$C6]));IF([.S6]&lt;&gt;&quot;*&quot;;[.S6];&quot;*&quot;))" office:value-type="float" office:value="0" calcext:value-type="float">
            <text:p>0,00</text:p>
          </table:table-cell>
          <table:table-cell table:formula="of:=IFERROR(ABS(([.O6]-CEILING([.$C6]))/CEILING([.$C6]));IF([.T6]&lt;&gt;&quot;*&quot;;[.T6];&quot;*&quot;))" office:value-type="float" office:value="0.0121951219512195" calcext:value-type="float">
            <text:p>0,01</text:p>
          </table:table-cell>
          <table:table-cell table:formula="of:=IF([.L6]=[.$P6];1;&quot;&quot;)">
            <text:p/>
          </table:table-cell>
          <table:table-cell table:formula="of:=IF([.M6]=[.$P6];1;&quot;&quot;)" office:value-type="float" office:value="1" calcext:value-type="float">
            <text:p>1</text:p>
          </table:table-cell>
          <table:table-cell table:formula="of:=IF([.N6]=[.$P6];1;&quot;&quot;)" office:value-type="float" office:value="1" calcext:value-type="float">
            <text:p>1</text:p>
          </table:table-cell>
          <table:table-cell table:formula="of:=IF([.O6]=[.$P6];1;&quot;&quot;)">
            <text:p/>
          </table:table-cell>
          <table:table-cell/>
          <table:table-cell office:value-type="string" calcext:value-type="string">
            <text:p>total</text:p>
          </table:table-cell>
          <table:table-cell table:formula="of:=COUNTIF([.B3:.B300];&quot;&gt;=0&quot;)" office:value-type="float" office:value="60" calcext:value-type="float">
            <text:p>60</text:p>
          </table:table-cell>
          <table:table-cell table:number-columns-repeated="5"/>
          <table:table-cell table:formula="of:=CONCATENATE([.A6];&quot;&amp;&quot;;[.B6];&quot;&amp;&quot;;IF([.E6]=1;CONCATENATE(&quot;\h{&quot;;[.C6];&quot;}&quot;);[.C6]);&quot;&amp;&quot;;[.H6];&quot;&amp;&quot;;IF([.J6]=0;CONCATENATE(&quot;\uu{&quot;;[.I6];&quot;}&quot;);[.I6]);&quot;&amp;&quot;;IF([.L6]=[.P6];CONCATENATE(&quot;\h{&quot;;[.L6];&quot;}&quot;);[.L6]);&quot;&amp;&quot;;IF([.M6]=[.P6];CONCATENATE(&quot;\h{&quot;;[.M6];&quot;}&quot;);[.M6]);&quot;&amp;&quot;;IF([.N6]=[.P6];CONCATENATE(&quot;\h{&quot;;[.N6];&quot;}&quot;);[.N6]);&quot;&amp;&quot;;IF([.O6]=[.P6];CONCATENATE(&quot;\h{&quot;;[.O6];&quot;}&quot;);[.O6]);&quot;\\\hline&quot;)" office:value-type="string" office:string-value="r20-10-500-2&amp;0,38&amp;-82,5&amp;-82&amp;\uu{-82}&amp;-81&amp;\h{-82}&amp;\h{-82}&amp;-81\\\hline" calcext:value-type="string">
            <text:p>r20-10-500-2&amp;0,38&amp;-82,5&amp;-82&amp;\uu{-82}&amp;-81&amp;\h{-82}&amp;\h{-82}&amp;-81\\\hline</text:p>
          </table:table-cell>
          <table:table-cell table:number-columns-repeated="8"/>
        </table:table-row>
        <table:table-row table:style-name="ro2">
          <table:table-cell table:formula="of:=[$ra.AA6]" office:value-type="string" office:string-value="r20-10-750-1" calcext:value-type="string">
            <text:p>r20-10-750-1</text:p>
          </table:table-cell>
          <table:table-cell table:formula="of:=ROUND([$ra.AB6];2)" office:value-type="float" office:value="0.17" calcext:value-type="float">
            <text:p>0,17</text:p>
          </table:table-cell>
          <table:table-cell table:style-name="ce14" table:formula="of:=ROUND([$ra.AC6];1)" office:value-type="float" office:value="-143.3" calcext:value-type="float">
            <text:p>-143,3</text:p>
          </table:table-cell>
          <table:table-cell table:style-name="ce12" table:formula="of:=IF([ra.S6]=5;&quot;*&quot;;[ra.I6])" office:value-type="float" office:value="0.258883" calcext:value-type="float">
            <text:p>0,3</text:p>
          </table:table-cell>
          <table:table-cell table:formula="of:=IF([ra.S6]=11;1;&quot;&quot;)">
            <text:p/>
          </table:table-cell>
          <table:table-cell table:style-name="ce23" table:formula="of:=IFERROR(IF([.I7]=0;ABS(CEILING([.C7]));ABS(([.I7]-CEILING([.C7]))/[.I7]));&quot;*&quot;)" office:value-type="float" office:value="0" calcext:value-type="float">
            <text:p>0,00</text:p>
          </table:table-cell>
          <table:table-cell table:style-name="ce23" table:formula="of:=IFERROR([.I7]-CEILING([.C7]);&quot;*&quot;)" office:value-type="float" office:value="0" calcext:value-type="float">
            <text:p>0,00</text:p>
          </table:table-cell>
          <table:table-cell table:style-name="ce12" table:formula="of:=ROUND([exact.J6];1)" office:value-type="float" office:value="-143" calcext:value-type="float">
            <text:p>-143,0</text:p>
          </table:table-cell>
          <table:table-cell table:formula="of:=ROUND([exact.K6];0)" office:value-type="float" office:value="-143" calcext:value-type="float">
            <text:p>-143</text:p>
          </table:table-cell>
          <table:table-cell table:style-name="ce12" table:formula="of:=IF([exact.L6]&lt;1000000;100*[exact.L6];&quot;*&quot;)" office:value-type="float" office:value="0" calcext:value-type="float">
            <text:p>0,0</text:p>
          </table:table-cell>
          <table:table-cell table:style-name="ce12" table:formula="of:=IF([exact.S6]=5;&quot;*&quot;;[exact.I6])" office:value-type="float" office:value="0.214238" calcext:value-type="float">
            <text:p>0,2</text:p>
          </table:table-cell>
          <table:table-cell table:style-name="ce18" table:formula="of:=[$ra.AE6]" office:value-type="float" office:value="-143" calcext:value-type="float">
            <text:p>-143</text:p>
          </table:table-cell>
          <table:table-cell table:style-name="ce18" table:formula="of:=[$'bcpa-t600'.AE6]" office:value-type="float" office:value="-143" calcext:value-type="float">
            <text:p>-143</text:p>
          </table:table-cell>
          <table:table-cell table:style-name="ce18" table:formula="of:=[$'blpl-t300'.AE6]" office:value-type="float" office:value="-143" calcext:value-type="float">
            <text:p>-143</text:p>
          </table:table-cell>
          <table:table-cell table:style-name="ce18" table:formula="of:=[$'sbpl-t300'.AE6]" office:value-type="float" office:value="-143" calcext:value-type="float">
            <text:p>-143</text:p>
          </table:table-cell>
          <table:table-cell table:formula="of:=MIN([.L7:.O7])" office:value-type="float" office:value="-143" calcext:value-type="float">
            <text:p>-143</text:p>
          </table:table-cell>
          <table:table-cell table:formula="of:=ABS([.L7]-CEILING([.$C7]))" office:value-type="float" office:value="0" calcext:value-type="float">
            <text:p>0</text:p>
          </table:table-cell>
          <table:table-cell table:formula="of:=IFERROR(ABS([.M7]-CEILING([.$C7]));&quot;-&quot;)" office:value-type="float" office:value="0" calcext:value-type="float">
            <text:p>0</text:p>
          </table:table-cell>
          <table:table-cell table:formula="of:=ABS([.N7]-CEILING([.$C7]))" office:value-type="float" office:value="0" calcext:value-type="float">
            <text:p>0</text:p>
          </table:table-cell>
          <table:table-cell table:formula="of:=ABS([.O7]-CEILING([.$C7]))" office:value-type="float" office:value="0" calcext:value-type="float">
            <text:p>0</text:p>
          </table:table-cell>
          <table:table-cell table:formula="of:=IFERROR(ABS(([.L7]-CEILING([.$C7]))/CEILING([.$C7]));IF([.Q7]&lt;&gt;&quot;*&quot;;[.Q7];&quot;*&quot;))" office:value-type="float" office:value="0" calcext:value-type="float">
            <text:p>0,00</text:p>
          </table:table-cell>
          <table:table-cell table:formula="of:=IFERROR(ABS(([.M7]-CEILING([.$C7]))/CEILING([.$C7]));IF([.R7]&lt;&gt;&quot;*&quot;;[.R7];&quot;*&quot;))" office:value-type="float" office:value="0" calcext:value-type="float">
            <text:p>0,00</text:p>
          </table:table-cell>
          <table:table-cell table:formula="of:=IFERROR(ABS(([.N7]-CEILING([.$C7]))/CEILING([.$C7]));IF([.S7]&lt;&gt;&quot;*&quot;;[.S7];&quot;*&quot;))" office:value-type="float" office:value="0" calcext:value-type="float">
            <text:p>0,00</text:p>
          </table:table-cell>
          <table:table-cell table:formula="of:=IFERROR(ABS(([.O7]-CEILING([.$C7]))/CEILING([.$C7]));IF([.T7]&lt;&gt;&quot;*&quot;;[.T7];&quot;*&quot;))" office:value-type="float" office:value="0" calcext:value-type="float">
            <text:p>0,00</text:p>
          </table:table-cell>
          <table:table-cell table:formula="of:=IF([.L7]=[.$P7];1;&quot;&quot;)" office:value-type="float" office:value="1" calcext:value-type="float">
            <text:p>1</text:p>
          </table:table-cell>
          <table:table-cell table:formula="of:=IF([.M7]=[.$P7];1;&quot;&quot;)" office:value-type="float" office:value="1" calcext:value-type="float">
            <text:p>1</text:p>
          </table:table-cell>
          <table:table-cell table:formula="of:=IF([.N7]=[.$P7];1;&quot;&quot;)" office:value-type="float" office:value="1" calcext:value-type="float">
            <text:p>1</text:p>
          </table:table-cell>
          <table:table-cell table:formula="of:=IF([.O7]=[.$P7];1;&quot;&quot;)" office:value-type="float" office:value="1" calcext:value-type="float">
            <text:p>1</text:p>
          </table:table-cell>
          <table:table-cell table:number-columns-repeated="8"/>
          <table:table-cell table:formula="of:=CONCATENATE([.A7];&quot;&amp;&quot;;[.B7];&quot;&amp;&quot;;IF([.E7]=1;CONCATENATE(&quot;\h{&quot;;[.C7];&quot;}&quot;);[.C7]);&quot;&amp;&quot;;[.H7];&quot;&amp;&quot;;IF([.J7]=0;CONCATENATE(&quot;\uu{&quot;;[.I7];&quot;}&quot;);[.I7]);&quot;&amp;&quot;;IF([.L7]=[.P7];CONCATENATE(&quot;\h{&quot;;[.L7];&quot;}&quot;);[.L7]);&quot;&amp;&quot;;IF([.M7]=[.P7];CONCATENATE(&quot;\h{&quot;;[.M7];&quot;}&quot;);[.M7]);&quot;&amp;&quot;;IF([.N7]=[.P7];CONCATENATE(&quot;\h{&quot;;[.N7];&quot;}&quot;);[.N7]);&quot;&amp;&quot;;IF([.O7]=[.P7];CONCATENATE(&quot;\h{&quot;;[.O7];&quot;}&quot;);[.O7]);&quot;\\\hline&quot;)" office:value-type="string" office:string-value="r20-10-750-1&amp;0,17&amp;-143,3&amp;-143&amp;\uu{-143}&amp;\h{-143}&amp;\h{-143}&amp;\h{-143}&amp;\h{-143}\\\hline" calcext:value-type="string">
            <text:p>r20-10-750-1&amp;0,17&amp;-143,3&amp;-143&amp;\uu{-143}&amp;\h{-143}&amp;\h{-143}&amp;\h{-143}&amp;\h{-143}\\\hline</text:p>
          </table:table-cell>
          <table:table-cell table:number-columns-repeated="8"/>
        </table:table-row>
        <table:table-row table:style-name="ro2">
          <table:table-cell table:formula="of:=[$ra.AA7]" office:value-type="string" office:string-value="r20-10-750-2" calcext:value-type="string">
            <text:p>r20-10-750-2</text:p>
          </table:table-cell>
          <table:table-cell table:formula="of:=ROUND([$ra.AB7];2)" office:value-type="float" office:value="0.25" calcext:value-type="float">
            <text:p>0,25</text:p>
          </table:table-cell>
          <table:table-cell table:style-name="ce14" table:formula="of:=ROUND([$ra.AC7];1)" office:value-type="float" office:value="-120.8" calcext:value-type="float">
            <text:p>-120,8</text:p>
          </table:table-cell>
          <table:table-cell table:style-name="ce12" table:formula="of:=IF([ra.S7]=5;&quot;*&quot;;[ra.I7])" office:value-type="float" office:value="0.344029" calcext:value-type="float">
            <text:p>0,3</text:p>
          </table:table-cell>
          <table:table-cell table:formula="of:=IF([ra.S7]=11;1;&quot;&quot;)">
            <text:p/>
          </table:table-cell>
          <table:table-cell table:style-name="ce23" table:formula="of:=IFERROR(IF([.I8]=0;ABS(CEILING([.C8]));ABS(([.I8]-CEILING([.C8]))/[.I8]));&quot;*&quot;)" office:value-type="float" office:value="0" calcext:value-type="float">
            <text:p>0,00</text:p>
          </table:table-cell>
          <table:table-cell table:style-name="ce23" table:formula="of:=IFERROR([.I8]-CEILING([.C8]);&quot;*&quot;)" office:value-type="float" office:value="0" calcext:value-type="float">
            <text:p>0,00</text:p>
          </table:table-cell>
          <table:table-cell table:style-name="ce12" table:formula="of:=ROUND([exact.J7];1)" office:value-type="float" office:value="-120" calcext:value-type="float">
            <text:p>-120,0</text:p>
          </table:table-cell>
          <table:table-cell table:formula="of:=ROUND([exact.K7];0)" office:value-type="float" office:value="-120" calcext:value-type="float">
            <text:p>-120</text:p>
          </table:table-cell>
          <table:table-cell table:style-name="ce12" table:formula="of:=IF([exact.L7]&lt;1000000;100*[exact.L7];&quot;*&quot;)" office:value-type="float" office:value="0" calcext:value-type="float">
            <text:p>0,0</text:p>
          </table:table-cell>
          <table:table-cell table:style-name="ce12" table:formula="of:=IF([exact.S7]=5;&quot;*&quot;;[exact.I7])" office:value-type="float" office:value="0.197817" calcext:value-type="float">
            <text:p>0,2</text:p>
          </table:table-cell>
          <table:table-cell table:style-name="ce18" table:formula="of:=[$ra.AE7]" office:value-type="float" office:value="-120" calcext:value-type="float">
            <text:p>-120</text:p>
          </table:table-cell>
          <table:table-cell table:style-name="ce18" table:formula="of:=[$'bcpa-t600'.AE7]" office:value-type="float" office:value="-120" calcext:value-type="float">
            <text:p>-120</text:p>
          </table:table-cell>
          <table:table-cell table:style-name="ce18" table:formula="of:=[$'blpl-t300'.AE7]" office:value-type="float" office:value="-120" calcext:value-type="float">
            <text:p>-120</text:p>
          </table:table-cell>
          <table:table-cell table:style-name="ce18" table:formula="of:=[$'sbpl-t300'.AE7]" office:value-type="float" office:value="-120" calcext:value-type="float">
            <text:p>-120</text:p>
          </table:table-cell>
          <table:table-cell table:formula="of:=MIN([.L8:.O8])" office:value-type="float" office:value="-120" calcext:value-type="float">
            <text:p>-120</text:p>
          </table:table-cell>
          <table:table-cell table:formula="of:=ABS([.L8]-CEILING([.$C8]))" office:value-type="float" office:value="0" calcext:value-type="float">
            <text:p>0</text:p>
          </table:table-cell>
          <table:table-cell table:formula="of:=IFERROR(ABS([.M8]-CEILING([.$C8]));&quot;-&quot;)" office:value-type="float" office:value="0" calcext:value-type="float">
            <text:p>0</text:p>
          </table:table-cell>
          <table:table-cell table:formula="of:=ABS([.N8]-CEILING([.$C8]))" office:value-type="float" office:value="0" calcext:value-type="float">
            <text:p>0</text:p>
          </table:table-cell>
          <table:table-cell table:formula="of:=ABS([.O8]-CEILING([.$C8]))" office:value-type="float" office:value="0" calcext:value-type="float">
            <text:p>0</text:p>
          </table:table-cell>
          <table:table-cell table:formula="of:=IFERROR(ABS(([.L8]-CEILING([.$C8]))/CEILING([.$C8]));IF([.Q8]&lt;&gt;&quot;*&quot;;[.Q8];&quot;*&quot;))" office:value-type="float" office:value="0" calcext:value-type="float">
            <text:p>0,00</text:p>
          </table:table-cell>
          <table:table-cell table:formula="of:=IFERROR(ABS(([.M8]-CEILING([.$C8]))/CEILING([.$C8]));IF([.R8]&lt;&gt;&quot;*&quot;;[.R8];&quot;*&quot;))" office:value-type="float" office:value="0" calcext:value-type="float">
            <text:p>0,00</text:p>
          </table:table-cell>
          <table:table-cell table:formula="of:=IFERROR(ABS(([.N8]-CEILING([.$C8]))/CEILING([.$C8]));IF([.S8]&lt;&gt;&quot;*&quot;;[.S8];&quot;*&quot;))" office:value-type="float" office:value="0" calcext:value-type="float">
            <text:p>0,00</text:p>
          </table:table-cell>
          <table:table-cell table:formula="of:=IFERROR(ABS(([.O8]-CEILING([.$C8]))/CEILING([.$C8]));IF([.T8]&lt;&gt;&quot;*&quot;;[.T8];&quot;*&quot;))" office:value-type="float" office:value="0" calcext:value-type="float">
            <text:p>0,00</text:p>
          </table:table-cell>
          <table:table-cell table:formula="of:=IF([.L8]=[.$P8];1;&quot;&quot;)" office:value-type="float" office:value="1" calcext:value-type="float">
            <text:p>1</text:p>
          </table:table-cell>
          <table:table-cell table:formula="of:=IF([.M8]=[.$P8];1;&quot;&quot;)" office:value-type="float" office:value="1" calcext:value-type="float">
            <text:p>1</text:p>
          </table:table-cell>
          <table:table-cell table:formula="of:=IF([.N8]=[.$P8];1;&quot;&quot;)" office:value-type="float" office:value="1" calcext:value-type="float">
            <text:p>1</text:p>
          </table:table-cell>
          <table:table-cell table:formula="of:=IF([.O8]=[.$P8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\% opt</text:p>
          </table:table-cell>
          <table:table-cell table:style-name="ce33" table:formula="of:=ROUND(100*([.AE3]/[.$AE$6]);1)" office:value-type="float" office:value="18.3" calcext:value-type="float">
            <text:p>18,3</text:p>
          </table:table-cell>
          <table:table-cell table:style-name="ce33" table:formula="of:=ROUND(100*([.AF3]/[.$AE$6]);1)" office:value-type="float" office:value="35" calcext:value-type="float">
            <text:p>35</text:p>
          </table:table-cell>
          <table:table-cell table:style-name="ce33" table:formula="of:=ROUND(100*([.AG3]/[.$AE$6]);1)" office:value-type="float" office:value="21.7" calcext:value-type="float">
            <text:p>21,7</text:p>
          </table:table-cell>
          <table:table-cell table:style-name="ce33" table:formula="of:=ROUND(100*([.AH3]/[.$AE$6]);1)" office:value-type="float" office:value="20" calcext:value-type="float">
            <text:p>20</text:p>
          </table:table-cell>
          <table:table-cell table:formula="of:=CONCATENATE([.AD8];&quot;&amp;&quot;;[.AE8];&quot;&amp;&quot;;[.AF8];&quot;&amp;&quot;;[.AG8];&quot;&amp;&quot;;[.AH8];&quot;\\\hline&quot;)" office:value-type="string" office:string-value="\% opt&amp;18,3&amp;35&amp;21,7&amp;20\\\hline" calcext:value-type="string">
            <text:p>\% opt&amp;18,3&amp;35&amp;21,7&amp;20\\\hline</text:p>
          </table:table-cell>
          <table:table-cell/>
          <table:table-cell table:formula="of:=CONCATENATE([.A8];&quot;&amp;&quot;;[.B8];&quot;&amp;&quot;;IF([.E8]=1;CONCATENATE(&quot;\h{&quot;;[.C8];&quot;}&quot;);[.C8]);&quot;&amp;&quot;;[.H8];&quot;&amp;&quot;;IF([.J8]=0;CONCATENATE(&quot;\uu{&quot;;[.I8];&quot;}&quot;);[.I8]);&quot;&amp;&quot;;IF([.L8]=[.P8];CONCATENATE(&quot;\h{&quot;;[.L8];&quot;}&quot;);[.L8]);&quot;&amp;&quot;;IF([.M8]=[.P8];CONCATENATE(&quot;\h{&quot;;[.M8];&quot;}&quot;);[.M8]);&quot;&amp;&quot;;IF([.N8]=[.P8];CONCATENATE(&quot;\h{&quot;;[.N8];&quot;}&quot;);[.N8]);&quot;&amp;&quot;;IF([.O8]=[.P8];CONCATENATE(&quot;\h{&quot;;[.O8];&quot;}&quot;);[.O8]);&quot;\\\hline&quot;)" office:value-type="string" office:string-value="r20-10-750-2&amp;0,25&amp;-120,8&amp;-120&amp;\uu{-120}&amp;\h{-120}&amp;\h{-120}&amp;\h{-120}&amp;\h{-120}\\\hline" calcext:value-type="string">
            <text:p>r20-10-750-2&amp;0,25&amp;-120,8&amp;-120&amp;\uu{-120}&amp;\h{-120}&amp;\h{-120}&amp;\h{-120}&amp;\h{-120}\\\hline</text:p>
          </table:table-cell>
          <table:table-cell table:number-columns-repeated="8"/>
        </table:table-row>
        <table:table-row table:style-name="ro2">
          <table:table-cell table:formula="of:=[$ra.AA8]" office:value-type="string" office:string-value="r20-15-250-1" calcext:value-type="string">
            <text:p>r20-15-250-1</text:p>
          </table:table-cell>
          <table:table-cell table:formula="of:=ROUND([$ra.AB8];2)" office:value-type="float" office:value="1.12" calcext:value-type="float">
            <text:p>1,12</text:p>
          </table:table-cell>
          <table:table-cell table:style-name="ce14" table:formula="of:=ROUND([$ra.AC8];1)" office:value-type="float" office:value="-37.3" calcext:value-type="float">
            <text:p>-37,3</text:p>
          </table:table-cell>
          <table:table-cell table:style-name="ce12" table:formula="of:=IF([ra.S8]=5;&quot;*&quot;;[ra.I8])" office:value-type="float" office:value="0.100828" calcext:value-type="float">
            <text:p>0,1</text:p>
          </table:table-cell>
          <table:table-cell table:formula="of:=IF([ra.S8]=11;1;&quot;&quot;)">
            <text:p/>
          </table:table-cell>
          <table:table-cell table:style-name="ce23" table:formula="of:=IFERROR(IF([.I9]=0;ABS(CEILING([.C9]));ABS(([.I9]-CEILING([.C9]))/[.I9]));&quot;*&quot;)" office:value-type="float" office:value="0" calcext:value-type="float">
            <text:p>0,00</text:p>
          </table:table-cell>
          <table:table-cell table:style-name="ce23" table:formula="of:=IFERROR([.I9]-CEILING([.C9]);&quot;*&quot;)" office:value-type="float" office:value="0" calcext:value-type="float">
            <text:p>0,00</text:p>
          </table:table-cell>
          <table:table-cell table:style-name="ce12" table:formula="of:=ROUND([exact.J8];1)" office:value-type="float" office:value="-37" calcext:value-type="float">
            <text:p>-37,0</text:p>
          </table:table-cell>
          <table:table-cell table:formula="of:=ROUND([exact.K8];0)" office:value-type="float" office:value="-37" calcext:value-type="float">
            <text:p>-37</text:p>
          </table:table-cell>
          <table:table-cell table:style-name="ce12" table:formula="of:=IF([exact.L8]&lt;1000000;100*[exact.L8];&quot;*&quot;)" office:value-type="float" office:value="0" calcext:value-type="float">
            <text:p>0,0</text:p>
          </table:table-cell>
          <table:table-cell table:style-name="ce12" table:formula="of:=IF([exact.S8]=5;&quot;*&quot;;[exact.I8])" office:value-type="float" office:value="3.223306" calcext:value-type="float">
            <text:p>3,2</text:p>
          </table:table-cell>
          <table:table-cell table:style-name="ce18" table:formula="of:=[$ra.AE8]" office:value-type="float" office:value="-36" calcext:value-type="float">
            <text:p>-36</text:p>
          </table:table-cell>
          <table:table-cell table:style-name="ce18" table:formula="of:=[$'bcpa-t600'.AE8]" office:value-type="float" office:value="-36" calcext:value-type="float">
            <text:p>-36</text:p>
          </table:table-cell>
          <table:table-cell table:style-name="ce18" table:formula="of:=[$'blpl-t300'.AE8]" office:value-type="float" office:value="-36" calcext:value-type="float">
            <text:p>-36</text:p>
          </table:table-cell>
          <table:table-cell table:style-name="ce18" table:formula="of:=[$'sbpl-t300'.AE8]" office:value-type="float" office:value="-36" calcext:value-type="float">
            <text:p>-36</text:p>
          </table:table-cell>
          <table:table-cell table:formula="of:=MIN([.L9:.O9])" office:value-type="float" office:value="-36" calcext:value-type="float">
            <text:p>-36</text:p>
          </table:table-cell>
          <table:table-cell table:formula="of:=ABS([.L9]-CEILING([.$C9]))" office:value-type="float" office:value="1" calcext:value-type="float">
            <text:p>1</text:p>
          </table:table-cell>
          <table:table-cell table:formula="of:=IFERROR(ABS([.M9]-CEILING([.$C9]));&quot;-&quot;)" office:value-type="float" office:value="1" calcext:value-type="float">
            <text:p>1</text:p>
          </table:table-cell>
          <table:table-cell table:formula="of:=ABS([.N9]-CEILING([.$C9]))" office:value-type="float" office:value="1" calcext:value-type="float">
            <text:p>1</text:p>
          </table:table-cell>
          <table:table-cell table:formula="of:=ABS([.O9]-CEILING([.$C9]))" office:value-type="float" office:value="1" calcext:value-type="float">
            <text:p>1</text:p>
          </table:table-cell>
          <table:table-cell table:formula="of:=IFERROR(ABS(([.L9]-CEILING([.$C9]))/CEILING([.$C9]));IF([.Q9]&lt;&gt;&quot;*&quot;;[.Q9];&quot;*&quot;))" office:value-type="float" office:value="0.027027027027027" calcext:value-type="float">
            <text:p>0,03</text:p>
          </table:table-cell>
          <table:table-cell table:formula="of:=IFERROR(ABS(([.M9]-CEILING([.$C9]))/CEILING([.$C9]));IF([.R9]&lt;&gt;&quot;*&quot;;[.R9];&quot;*&quot;))" office:value-type="float" office:value="0.027027027027027" calcext:value-type="float">
            <text:p>0,03</text:p>
          </table:table-cell>
          <table:table-cell table:formula="of:=IFERROR(ABS(([.N9]-CEILING([.$C9]))/CEILING([.$C9]));IF([.S9]&lt;&gt;&quot;*&quot;;[.S9];&quot;*&quot;))" office:value-type="float" office:value="0.027027027027027" calcext:value-type="float">
            <text:p>0,03</text:p>
          </table:table-cell>
          <table:table-cell table:formula="of:=IFERROR(ABS(([.O9]-CEILING([.$C9]))/CEILING([.$C9]));IF([.T9]&lt;&gt;&quot;*&quot;;[.T9];&quot;*&quot;))" office:value-type="float" office:value="0.027027027027027" calcext:value-type="float">
            <text:p>0,03</text:p>
          </table:table-cell>
          <table:table-cell table:formula="of:=IF([.L9]=[.$P9];1;&quot;&quot;)" office:value-type="float" office:value="1" calcext:value-type="float">
            <text:p>1</text:p>
          </table:table-cell>
          <table:table-cell table:formula="of:=IF([.M9]=[.$P9];1;&quot;&quot;)" office:value-type="float" office:value="1" calcext:value-type="float">
            <text:p>1</text:p>
          </table:table-cell>
          <table:table-cell table:formula="of:=IF([.N9]=[.$P9];1;&quot;&quot;)" office:value-type="float" office:value="1" calcext:value-type="float">
            <text:p>1</text:p>
          </table:table-cell>
          <table:table-cell table:formula="of:=IF([.O9]=[.$P9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\% best</text:p>
          </table:table-cell>
          <table:table-cell table:style-name="ce33" table:formula="of:=ROUND(100*([.AE5]/[.$AE$6]);1)" office:value-type="float" office:value="31.7" calcext:value-type="float">
            <text:p>31,7</text:p>
          </table:table-cell>
          <table:table-cell table:style-name="ce33" table:formula="of:=ROUND(100*([.AF5]/[.$AE$6]);1)" office:value-type="float" office:value="100" calcext:value-type="float">
            <text:p>100</text:p>
          </table:table-cell>
          <table:table-cell table:style-name="ce33" table:formula="of:=ROUND(100*([.AG5]/[.$AE$6]);1)" office:value-type="float" office:value="46.7" calcext:value-type="float">
            <text:p>46,7</text:p>
          </table:table-cell>
          <table:table-cell table:style-name="ce33" table:formula="of:=ROUND(100*([.AH5]/[.$AE$6]);1)" office:value-type="float" office:value="40" calcext:value-type="float">
            <text:p>40</text:p>
          </table:table-cell>
          <table:table-cell table:formula="of:=CONCATENATE([.AD9];&quot;&amp;&quot;;[.AE9];&quot;&amp;&quot;;[.AF9];&quot;&amp;&quot;;[.AG9];&quot;&amp;&quot;;[.AH9];&quot;\\\hline&quot;)" office:value-type="string" office:string-value="\% best&amp;31,7&amp;100&amp;46,7&amp;40\\\hline" calcext:value-type="string">
            <text:p>\% best&amp;31,7&amp;100&amp;46,7&amp;40\\\hline</text:p>
          </table:table-cell>
          <table:table-cell/>
          <table:table-cell table:formula="of:=CONCATENATE([.A9];&quot;&amp;&quot;;[.B9];&quot;&amp;&quot;;IF([.E9]=1;CONCATENATE(&quot;\h{&quot;;[.C9];&quot;}&quot;);[.C9]);&quot;&amp;&quot;;[.H9];&quot;&amp;&quot;;IF([.J9]=0;CONCATENATE(&quot;\uu{&quot;;[.I9];&quot;}&quot;);[.I9]);&quot;&amp;&quot;;IF([.L9]=[.P9];CONCATENATE(&quot;\h{&quot;;[.L9];&quot;}&quot;);[.L9]);&quot;&amp;&quot;;IF([.M9]=[.P9];CONCATENATE(&quot;\h{&quot;;[.M9];&quot;}&quot;);[.M9]);&quot;&amp;&quot;;IF([.N9]=[.P9];CONCATENATE(&quot;\h{&quot;;[.N9];&quot;}&quot;);[.N9]);&quot;&amp;&quot;;IF([.O9]=[.P9];CONCATENATE(&quot;\h{&quot;;[.O9];&quot;}&quot;);[.O9]);&quot;\\\hline&quot;)" office:value-type="string" office:string-value="r20-15-250-1&amp;1,12&amp;-37,3&amp;-37&amp;\uu{-37}&amp;\h{-36}&amp;\h{-36}&amp;\h{-36}&amp;\h{-36}\\\hline" calcext:value-type="string">
            <text:p>r20-15-250-1&amp;1,12&amp;-37,3&amp;-37&amp;\uu{-37}&amp;\h{-36}&amp;\h{-36}&amp;\h{-36}&amp;\h{-36}\\\hline</text:p>
          </table:table-cell>
          <table:table-cell table:number-columns-repeated="8"/>
        </table:table-row>
        <table:table-row table:style-name="ro2">
          <table:table-cell table:formula="of:=[$ra.AA9]" office:value-type="string" office:string-value="r20-15-250-2" calcext:value-type="string">
            <text:p>r20-15-250-2</text:p>
          </table:table-cell>
          <table:table-cell table:formula="of:=ROUND([$ra.AB9];2)" office:value-type="float" office:value="1.16" calcext:value-type="float">
            <text:p>1,16</text:p>
          </table:table-cell>
          <table:table-cell table:style-name="ce14" table:formula="of:=ROUND([$ra.AC9];1)" office:value-type="float" office:value="-34.5" calcext:value-type="float">
            <text:p>-34,5</text:p>
          </table:table-cell>
          <table:table-cell table:style-name="ce12" table:formula="of:=IF([ra.S9]=5;&quot;*&quot;;[ra.I9])" office:value-type="float" office:value="0.131203" calcext:value-type="float">
            <text:p>0,1</text:p>
          </table:table-cell>
          <table:table-cell table:formula="of:=IF([ra.S9]=11;1;&quot;&quot;)">
            <text:p/>
          </table:table-cell>
          <table:table-cell table:style-name="ce23" table:formula="of:=IFERROR(IF([.I10]=0;ABS(CEILING([.C10]));ABS(([.I10]-CEILING([.C10]))/[.I10]));&quot;*&quot;)" office:value-type="float" office:value="0" calcext:value-type="float">
            <text:p>0,00</text:p>
          </table:table-cell>
          <table:table-cell table:style-name="ce23" table:formula="of:=IFERROR([.I10]-CEILING([.C10]);&quot;*&quot;)" office:value-type="float" office:value="0" calcext:value-type="float">
            <text:p>0,00</text:p>
          </table:table-cell>
          <table:table-cell table:style-name="ce12" table:formula="of:=ROUND([exact.J9];1)" office:value-type="float" office:value="-34" calcext:value-type="float">
            <text:p>-34,0</text:p>
          </table:table-cell>
          <table:table-cell table:formula="of:=ROUND([exact.K9];0)" office:value-type="float" office:value="-34" calcext:value-type="float">
            <text:p>-34</text:p>
          </table:table-cell>
          <table:table-cell table:style-name="ce12" table:formula="of:=IF([exact.L9]&lt;1000000;100*[exact.L9];&quot;*&quot;)" office:value-type="float" office:value="0" calcext:value-type="float">
            <text:p>0,0</text:p>
          </table:table-cell>
          <table:table-cell table:style-name="ce12" table:formula="of:=IF([exact.S9]=5;&quot;*&quot;;[exact.I9])" office:value-type="float" office:value="0.113602" calcext:value-type="float">
            <text:p>0,1</text:p>
          </table:table-cell>
          <table:table-cell table:style-name="ce18" table:formula="of:=[$ra.AE9]" office:value-type="float" office:value="-30" calcext:value-type="float">
            <text:p>-30</text:p>
          </table:table-cell>
          <table:table-cell table:style-name="ce18" table:formula="of:=[$'bcpa-t600'.AE9]" office:value-type="float" office:value="-34" calcext:value-type="float">
            <text:p>-34</text:p>
          </table:table-cell>
          <table:table-cell table:style-name="ce18" table:formula="of:=[$'blpl-t300'.AE9]" office:value-type="float" office:value="-33" calcext:value-type="float">
            <text:p>-33</text:p>
          </table:table-cell>
          <table:table-cell table:style-name="ce18" table:formula="of:=[$'sbpl-t300'.AE9]" office:value-type="float" office:value="-31" calcext:value-type="float">
            <text:p>-31</text:p>
          </table:table-cell>
          <table:table-cell table:formula="of:=MIN([.L10:.O10])" office:value-type="float" office:value="-34" calcext:value-type="float">
            <text:p>-34</text:p>
          </table:table-cell>
          <table:table-cell table:formula="of:=ABS([.L10]-CEILING([.$C10]))" office:value-type="float" office:value="4" calcext:value-type="float">
            <text:p>4</text:p>
          </table:table-cell>
          <table:table-cell table:formula="of:=IFERROR(ABS([.M10]-CEILING([.$C10]));&quot;-&quot;)" office:value-type="float" office:value="0" calcext:value-type="float">
            <text:p>0</text:p>
          </table:table-cell>
          <table:table-cell table:formula="of:=ABS([.N10]-CEILING([.$C10]))" office:value-type="float" office:value="1" calcext:value-type="float">
            <text:p>1</text:p>
          </table:table-cell>
          <table:table-cell table:formula="of:=ABS([.O10]-CEILING([.$C10]))" office:value-type="float" office:value="3" calcext:value-type="float">
            <text:p>3</text:p>
          </table:table-cell>
          <table:table-cell table:formula="of:=IFERROR(ABS(([.L10]-CEILING([.$C10]))/CEILING([.$C10]));IF([.Q10]&lt;&gt;&quot;*&quot;;[.Q10];&quot;*&quot;))" office:value-type="float" office:value="0.117647058823529" calcext:value-type="float">
            <text:p>0,12</text:p>
          </table:table-cell>
          <table:table-cell table:formula="of:=IFERROR(ABS(([.M10]-CEILING([.$C10]))/CEILING([.$C10]));IF([.R10]&lt;&gt;&quot;*&quot;;[.R10];&quot;*&quot;))" office:value-type="float" office:value="0" calcext:value-type="float">
            <text:p>0,00</text:p>
          </table:table-cell>
          <table:table-cell table:formula="of:=IFERROR(ABS(([.N10]-CEILING([.$C10]))/CEILING([.$C10]));IF([.S10]&lt;&gt;&quot;*&quot;;[.S10];&quot;*&quot;))" office:value-type="float" office:value="0.0294117647058823" calcext:value-type="float">
            <text:p>0,03</text:p>
          </table:table-cell>
          <table:table-cell table:formula="of:=IFERROR(ABS(([.O10]-CEILING([.$C10]))/CEILING([.$C10]));IF([.T10]&lt;&gt;&quot;*&quot;;[.T10];&quot;*&quot;))" office:value-type="float" office:value="0.0882352941176471" calcext:value-type="float">
            <text:p>0,09</text:p>
          </table:table-cell>
          <table:table-cell table:formula="of:=IF([.L10]=[.$P10];1;&quot;&quot;)">
            <text:p/>
          </table:table-cell>
          <table:table-cell table:formula="of:=IF([.M10]=[.$P10];1;&quot;&quot;)" office:value-type="float" office:value="1" calcext:value-type="float">
            <text:p>1</text:p>
          </table:table-cell>
          <table:table-cell table:formula="of:=IF([.N10]=[.$P10];1;&quot;&quot;)">
            <text:p/>
          </table:table-cell>
          <table:table-cell table:formula="of:=IF([.O10]=[.$P10];1;&quot;&quot;)">
            <text:p/>
          </table:table-cell>
          <table:table-cell/>
          <table:table-cell table:style-name="ce33" office:value-type="string" calcext:value-type="string">
            <text:p>gap avg</text:p>
          </table:table-cell>
          <table:table-cell table:style-name="ce33" table:formula="of:=ROUND(AVERAGE([.U2:.U300]);2)" office:value-type="float" office:value="0.04" calcext:value-type="float">
            <text:p>0,04</text:p>
          </table:table-cell>
          <table:table-cell table:style-name="ce33" table:formula="of:=ROUND(AVERAGE([.V2:.V300]);2)" office:value-type="float" office:value="0.01" calcext:value-type="float">
            <text:p>0,01</text:p>
          </table:table-cell>
          <table:table-cell table:style-name="ce33" table:formula="of:=ROUND(AVERAGE([.W2:.W300]);2)" office:value-type="float" office:value="0.02" calcext:value-type="float">
            <text:p>0,02</text:p>
          </table:table-cell>
          <table:table-cell table:style-name="ce33" table:formula="of:=ROUND(AVERAGE([.X2:.X300]);2)" office:value-type="float" office:value="0.03" calcext:value-type="float">
            <text:p>0,03</text:p>
          </table:table-cell>
          <table:table-cell table:formula="of:=CONCATENATE([.AD10];&quot;&amp;&quot;;[.AE10];&quot;&amp;&quot;;[.AF10];&quot;&amp;&quot;;[.AG10];&quot;&amp;&quot;;[.AH10];&quot;\\\hline&quot;)" office:value-type="string" office:string-value="gap avg&amp;0,04&amp;0,01&amp;0,02&amp;0,03\\\hline" calcext:value-type="string">
            <text:p>gap avg&amp;0,04&amp;0,01&amp;0,02&amp;0,03\\\hline</text:p>
          </table:table-cell>
          <table:table-cell/>
          <table:table-cell table:formula="of:=CONCATENATE([.A10];&quot;&amp;&quot;;[.B10];&quot;&amp;&quot;;IF([.E10]=1;CONCATENATE(&quot;\h{&quot;;[.C10];&quot;}&quot;);[.C10]);&quot;&amp;&quot;;[.H10];&quot;&amp;&quot;;IF([.J10]=0;CONCATENATE(&quot;\uu{&quot;;[.I10];&quot;}&quot;);[.I10]);&quot;&amp;&quot;;IF([.L10]=[.P10];CONCATENATE(&quot;\h{&quot;;[.L10];&quot;}&quot;);[.L10]);&quot;&amp;&quot;;IF([.M10]=[.P10];CONCATENATE(&quot;\h{&quot;;[.M10];&quot;}&quot;);[.M10]);&quot;&amp;&quot;;IF([.N10]=[.P10];CONCATENATE(&quot;\h{&quot;;[.N10];&quot;}&quot;);[.N10]);&quot;&amp;&quot;;IF([.O10]=[.P10];CONCATENATE(&quot;\h{&quot;;[.O10];&quot;}&quot;);[.O10]);&quot;\\\hline&quot;)" office:value-type="string" office:string-value="r20-15-250-2&amp;1,16&amp;-34,5&amp;-34&amp;\uu{-34}&amp;-30&amp;\h{-34}&amp;-33&amp;-31\\\hline" calcext:value-type="string">
            <text:p>r20-15-250-2&amp;1,16&amp;-34,5&amp;-34&amp;\uu{-34}&amp;-30&amp;\h{-34}&amp;-33&amp;-31\\\hline</text:p>
          </table:table-cell>
          <table:table-cell table:number-columns-repeated="8"/>
        </table:table-row>
        <table:table-row table:style-name="ro2">
          <table:table-cell table:formula="of:=[$ra.AA10]" office:value-type="string" office:string-value="r20-15-500-1" calcext:value-type="string">
            <text:p>r20-15-500-1</text:p>
          </table:table-cell>
          <table:table-cell table:formula="of:=ROUND([$ra.AB10];2)" office:value-type="float" office:value="0.57" calcext:value-type="float">
            <text:p>0,57</text:p>
          </table:table-cell>
          <table:table-cell table:style-name="ce14" table:formula="of:=ROUND([$ra.AC10];1)" office:value-type="float" office:value="-76.1" calcext:value-type="float">
            <text:p>-76,1</text:p>
          </table:table-cell>
          <table:table-cell table:style-name="ce12" table:formula="of:=IF([ra.S10]=5;&quot;*&quot;;[ra.I10])" office:value-type="float" office:value="0.173908" calcext:value-type="float">
            <text:p>0,2</text:p>
          </table:table-cell>
          <table:table-cell table:formula="of:=IF([ra.S10]=11;1;&quot;&quot;)">
            <text:p/>
          </table:table-cell>
          <table:table-cell table:style-name="ce23" table:formula="of:=IFERROR(IF([.I11]=0;ABS(CEILING([.C11]));ABS(([.I11]-CEILING([.C11]))/[.I11]));&quot;*&quot;)" office:value-type="float" office:value="0" calcext:value-type="float">
            <text:p>0,00</text:p>
          </table:table-cell>
          <table:table-cell table:style-name="ce23" table:formula="of:=IFERROR([.I11]-CEILING([.C11]);&quot;*&quot;)" office:value-type="float" office:value="0" calcext:value-type="float">
            <text:p>0,00</text:p>
          </table:table-cell>
          <table:table-cell table:style-name="ce12" table:formula="of:=ROUND([exact.J10];1)" office:value-type="float" office:value="-76" calcext:value-type="float">
            <text:p>-76,0</text:p>
          </table:table-cell>
          <table:table-cell table:formula="of:=ROUND([exact.K10];0)" office:value-type="float" office:value="-76" calcext:value-type="float">
            <text:p>-76</text:p>
          </table:table-cell>
          <table:table-cell table:style-name="ce12" table:formula="of:=IF([exact.L10]&lt;1000000;100*[exact.L10];&quot;*&quot;)" office:value-type="float" office:value="0" calcext:value-type="float">
            <text:p>0,0</text:p>
          </table:table-cell>
          <table:table-cell table:style-name="ce12" table:formula="of:=IF([exact.S10]=5;&quot;*&quot;;[exact.I10])" office:value-type="float" office:value="2.878294" calcext:value-type="float">
            <text:p>2,9</text:p>
          </table:table-cell>
          <table:table-cell table:style-name="ce18" table:formula="of:=[$ra.AE10]" office:value-type="float" office:value="-75" calcext:value-type="float">
            <text:p>-75</text:p>
          </table:table-cell>
          <table:table-cell table:style-name="ce18" table:formula="of:=[$'bcpa-t600'.AE10]" office:value-type="float" office:value="-75" calcext:value-type="float">
            <text:p>-75</text:p>
          </table:table-cell>
          <table:table-cell table:style-name="ce18" table:formula="of:=[$'blpl-t300'.AE10]" office:value-type="float" office:value="-75" calcext:value-type="float">
            <text:p>-75</text:p>
          </table:table-cell>
          <table:table-cell table:style-name="ce18" table:formula="of:=[$'sbpl-t300'.AE10]" office:value-type="float" office:value="-75" calcext:value-type="float">
            <text:p>-75</text:p>
          </table:table-cell>
          <table:table-cell table:formula="of:=MIN([.L11:.O11])" office:value-type="float" office:value="-75" calcext:value-type="float">
            <text:p>-75</text:p>
          </table:table-cell>
          <table:table-cell table:formula="of:=ABS([.L11]-CEILING([.$C11]))" office:value-type="float" office:value="1" calcext:value-type="float">
            <text:p>1</text:p>
          </table:table-cell>
          <table:table-cell table:formula="of:=IFERROR(ABS([.M11]-CEILING([.$C11]));&quot;-&quot;)" office:value-type="float" office:value="1" calcext:value-type="float">
            <text:p>1</text:p>
          </table:table-cell>
          <table:table-cell table:formula="of:=ABS([.N11]-CEILING([.$C11]))" office:value-type="float" office:value="1" calcext:value-type="float">
            <text:p>1</text:p>
          </table:table-cell>
          <table:table-cell table:formula="of:=ABS([.O11]-CEILING([.$C11]))" office:value-type="float" office:value="1" calcext:value-type="float">
            <text:p>1</text:p>
          </table:table-cell>
          <table:table-cell table:formula="of:=IFERROR(ABS(([.L11]-CEILING([.$C11]))/CEILING([.$C11]));IF([.Q11]&lt;&gt;&quot;*&quot;;[.Q11];&quot;*&quot;))" office:value-type="float" office:value="0.0131578947368421" calcext:value-type="float">
            <text:p>0,01</text:p>
          </table:table-cell>
          <table:table-cell table:formula="of:=IFERROR(ABS(([.M11]-CEILING([.$C11]))/CEILING([.$C11]));IF([.R11]&lt;&gt;&quot;*&quot;;[.R11];&quot;*&quot;))" office:value-type="float" office:value="0.0131578947368421" calcext:value-type="float">
            <text:p>0,01</text:p>
          </table:table-cell>
          <table:table-cell table:formula="of:=IFERROR(ABS(([.N11]-CEILING([.$C11]))/CEILING([.$C11]));IF([.S11]&lt;&gt;&quot;*&quot;;[.S11];&quot;*&quot;))" office:value-type="float" office:value="0.0131578947368421" calcext:value-type="float">
            <text:p>0,01</text:p>
          </table:table-cell>
          <table:table-cell table:formula="of:=IFERROR(ABS(([.O11]-CEILING([.$C11]))/CEILING([.$C11]));IF([.T11]&lt;&gt;&quot;*&quot;;[.T11];&quot;*&quot;))" office:value-type="float" office:value="0.0131578947368421" calcext:value-type="float">
            <text:p>0,01</text:p>
          </table:table-cell>
          <table:table-cell table:formula="of:=IF([.L11]=[.$P11];1;&quot;&quot;)" office:value-type="float" office:value="1" calcext:value-type="float">
            <text:p>1</text:p>
          </table:table-cell>
          <table:table-cell table:formula="of:=IF([.M11]=[.$P11];1;&quot;&quot;)" office:value-type="float" office:value="1" calcext:value-type="float">
            <text:p>1</text:p>
          </table:table-cell>
          <table:table-cell table:formula="of:=IF([.N11]=[.$P11];1;&quot;&quot;)" office:value-type="float" office:value="1" calcext:value-type="float">
            <text:p>1</text:p>
          </table:table-cell>
          <table:table-cell table:formula="of:=IF([.O11]=[.$P11];1;&quot;&quot;)" office:value-type="float" office:value="1" calcext:value-type="float">
            <text:p>1</text:p>
          </table:table-cell>
          <table:table-cell table:number-columns-repeated="8"/>
          <table:table-cell table:formula="of:=CONCATENATE([.A11];&quot;&amp;&quot;;[.B11];&quot;&amp;&quot;;IF([.E11]=1;CONCATENATE(&quot;\h{&quot;;[.C11];&quot;}&quot;);[.C11]);&quot;&amp;&quot;;[.H11];&quot;&amp;&quot;;IF([.J11]=0;CONCATENATE(&quot;\uu{&quot;;[.I11];&quot;}&quot;);[.I11]);&quot;&amp;&quot;;IF([.L11]=[.P11];CONCATENATE(&quot;\h{&quot;;[.L11];&quot;}&quot;);[.L11]);&quot;&amp;&quot;;IF([.M11]=[.P11];CONCATENATE(&quot;\h{&quot;;[.M11];&quot;}&quot;);[.M11]);&quot;&amp;&quot;;IF([.N11]=[.P11];CONCATENATE(&quot;\h{&quot;;[.N11];&quot;}&quot;);[.N11]);&quot;&amp;&quot;;IF([.O11]=[.P11];CONCATENATE(&quot;\h{&quot;;[.O11];&quot;}&quot;);[.O11]);&quot;\\\hline&quot;)" office:value-type="string" office:string-value="r20-15-500-1&amp;0,57&amp;-76,1&amp;-76&amp;\uu{-76}&amp;\h{-75}&amp;\h{-75}&amp;\h{-75}&amp;\h{-75}\\\hline" calcext:value-type="string">
            <text:p>r20-15-500-1&amp;0,57&amp;-76,1&amp;-76&amp;\uu{-76}&amp;\h{-75}&amp;\h{-75}&amp;\h{-75}&amp;\h{-75}\\\hline</text:p>
          </table:table-cell>
          <table:table-cell table:number-columns-repeated="8"/>
        </table:table-row>
        <table:table-row table:style-name="ro2">
          <table:table-cell table:formula="of:=[$ra.AA11]" office:value-type="string" office:string-value="r20-15-500-2" calcext:value-type="string">
            <text:p>r20-15-500-2</text:p>
          </table:table-cell>
          <table:table-cell table:formula="of:=ROUND([$ra.AB11];2)" office:value-type="float" office:value="0.52" calcext:value-type="float">
            <text:p>0,52</text:p>
          </table:table-cell>
          <table:table-cell table:style-name="ce14" table:formula="of:=ROUND([$ra.AC11];1)" office:value-type="float" office:value="-67" calcext:value-type="float">
            <text:p>-67,0</text:p>
          </table:table-cell>
          <table:table-cell table:style-name="ce12" table:formula="of:=IF([ra.S11]=5;&quot;*&quot;;[ra.I11])" office:value-type="float" office:value="0.207386" calcext:value-type="float">
            <text:p>0,2</text:p>
          </table:table-cell>
          <table:table-cell table:formula="of:=IF([ra.S11]=11;1;&quot;&quot;)">
            <text:p/>
          </table:table-cell>
          <table:table-cell table:style-name="ce23" table:formula="of:=IFERROR(IF([.I12]=0;ABS(CEILING([.C12]));ABS(([.I12]-CEILING([.C12]))/[.I12]));&quot;*&quot;)" office:value-type="float" office:value="0.0151515151515152" calcext:value-type="float">
            <text:p>0,02</text:p>
          </table:table-cell>
          <table:table-cell table:style-name="ce23" table:formula="of:=IFERROR([.I12]-CEILING([.C12]);&quot;*&quot;)" office:value-type="float" office:value="1" calcext:value-type="float">
            <text:p>1,00</text:p>
          </table:table-cell>
          <table:table-cell table:style-name="ce12" table:formula="of:=ROUND([exact.J11];1)" office:value-type="float" office:value="-66" calcext:value-type="float">
            <text:p>-66,0</text:p>
          </table:table-cell>
          <table:table-cell table:formula="of:=ROUND([exact.K11];0)" office:value-type="float" office:value="-66" calcext:value-type="float">
            <text:p>-66</text:p>
          </table:table-cell>
          <table:table-cell table:style-name="ce12" table:formula="of:=IF([exact.L11]&lt;1000000;100*[exact.L11];&quot;*&quot;)" office:value-type="float" office:value="0" calcext:value-type="float">
            <text:p>0,0</text:p>
          </table:table-cell>
          <table:table-cell table:style-name="ce12" table:formula="of:=IF([exact.S11]=5;&quot;*&quot;;[exact.I11])" office:value-type="float" office:value="0.322044" calcext:value-type="float">
            <text:p>0,3</text:p>
          </table:table-cell>
          <table:table-cell table:style-name="ce18" table:formula="of:=[$ra.AE11]" office:value-type="float" office:value="-65" calcext:value-type="float">
            <text:p>-65</text:p>
          </table:table-cell>
          <table:table-cell table:style-name="ce18" table:formula="of:=[$'bcpa-t600'.AE11]" office:value-type="float" office:value="-66" calcext:value-type="float">
            <text:p>-66</text:p>
          </table:table-cell>
          <table:table-cell table:style-name="ce18" table:formula="of:=[$'blpl-t300'.AE11]" office:value-type="float" office:value="-66" calcext:value-type="float">
            <text:p>-66</text:p>
          </table:table-cell>
          <table:table-cell table:style-name="ce18" table:formula="of:=[$'sbpl-t300'.AE11]" office:value-type="float" office:value="-65" calcext:value-type="float">
            <text:p>-65</text:p>
          </table:table-cell>
          <table:table-cell table:formula="of:=MIN([.L12:.O12])" office:value-type="float" office:value="-66" calcext:value-type="float">
            <text:p>-66</text:p>
          </table:table-cell>
          <table:table-cell table:formula="of:=ABS([.L12]-CEILING([.$C12]))" office:value-type="float" office:value="2" calcext:value-type="float">
            <text:p>2</text:p>
          </table:table-cell>
          <table:table-cell table:formula="of:=IFERROR(ABS([.M12]-CEILING([.$C12]));&quot;-&quot;)" office:value-type="float" office:value="1" calcext:value-type="float">
            <text:p>1</text:p>
          </table:table-cell>
          <table:table-cell table:formula="of:=ABS([.N12]-CEILING([.$C12]))" office:value-type="float" office:value="1" calcext:value-type="float">
            <text:p>1</text:p>
          </table:table-cell>
          <table:table-cell table:formula="of:=ABS([.O12]-CEILING([.$C12]))" office:value-type="float" office:value="2" calcext:value-type="float">
            <text:p>2</text:p>
          </table:table-cell>
          <table:table-cell table:formula="of:=IFERROR(ABS(([.L12]-CEILING([.$C12]))/CEILING([.$C12]));IF([.Q12]&lt;&gt;&quot;*&quot;;[.Q12];&quot;*&quot;))" office:value-type="float" office:value="0.0298507462686567" calcext:value-type="float">
            <text:p>0,03</text:p>
          </table:table-cell>
          <table:table-cell table:formula="of:=IFERROR(ABS(([.M12]-CEILING([.$C12]))/CEILING([.$C12]));IF([.R12]&lt;&gt;&quot;*&quot;;[.R12];&quot;*&quot;))" office:value-type="float" office:value="0.0149253731343284" calcext:value-type="float">
            <text:p>0,01</text:p>
          </table:table-cell>
          <table:table-cell table:formula="of:=IFERROR(ABS(([.N12]-CEILING([.$C12]))/CEILING([.$C12]));IF([.S12]&lt;&gt;&quot;*&quot;;[.S12];&quot;*&quot;))" office:value-type="float" office:value="0.0149253731343284" calcext:value-type="float">
            <text:p>0,01</text:p>
          </table:table-cell>
          <table:table-cell table:formula="of:=IFERROR(ABS(([.O12]-CEILING([.$C12]))/CEILING([.$C12]));IF([.T12]&lt;&gt;&quot;*&quot;;[.T12];&quot;*&quot;))" office:value-type="float" office:value="0.0298507462686567" calcext:value-type="float">
            <text:p>0,03</text:p>
          </table:table-cell>
          <table:table-cell table:formula="of:=IF([.L12]=[.$P12];1;&quot;&quot;)">
            <text:p/>
          </table:table-cell>
          <table:table-cell table:formula="of:=IF([.M12]=[.$P12];1;&quot;&quot;)" office:value-type="float" office:value="1" calcext:value-type="float">
            <text:p>1</text:p>
          </table:table-cell>
          <table:table-cell table:formula="of:=IF([.N12]=[.$P12];1;&quot;&quot;)" office:value-type="float" office:value="1" calcext:value-type="float">
            <text:p>1</text:p>
          </table:table-cell>
          <table:table-cell table:formula="of:=IF([.O12]=[.$P12];1;&quot;&quot;)">
            <text:p/>
          </table:table-cell>
          <table:table-cell/>
          <table:table-cell table:style-name="ce35" office:value-type="string" calcext:value-type="string" table:number-columns-spanned="3" table:number-rows-spanned="1">
            <text:p>root LB</text:p>
          </table:table-cell>
          <table:covered-table-cell table:number-columns-repeated="2"/>
          <table:table-cell table:number-columns-repeated="4"/>
          <table:table-cell table:formula="of:=CONCATENATE([.A12];&quot;&amp;&quot;;[.B12];&quot;&amp;&quot;;IF([.E12]=1;CONCATENATE(&quot;\h{&quot;;[.C12];&quot;}&quot;);[.C12]);&quot;&amp;&quot;;[.H12];&quot;&amp;&quot;;IF([.J12]=0;CONCATENATE(&quot;\uu{&quot;;[.I12];&quot;}&quot;);[.I12]);&quot;&amp;&quot;;IF([.L12]=[.P12];CONCATENATE(&quot;\h{&quot;;[.L12];&quot;}&quot;);[.L12]);&quot;&amp;&quot;;IF([.M12]=[.P12];CONCATENATE(&quot;\h{&quot;;[.M12];&quot;}&quot;);[.M12]);&quot;&amp;&quot;;IF([.N12]=[.P12];CONCATENATE(&quot;\h{&quot;;[.N12];&quot;}&quot;);[.N12]);&quot;&amp;&quot;;IF([.O12]=[.P12];CONCATENATE(&quot;\h{&quot;;[.O12];&quot;}&quot;);[.O12]);&quot;\\\hline&quot;)" office:value-type="string" office:string-value="r20-15-500-2&amp;0,52&amp;-67&amp;-66&amp;\uu{-66}&amp;-65&amp;\h{-66}&amp;\h{-66}&amp;-65\\\hline" calcext:value-type="string">
            <text:p>r20-15-500-2&amp;0,52&amp;-67&amp;-66&amp;\uu{-66}&amp;-65&amp;\h{-66}&amp;\h{-66}&amp;-65\\\hline</text:p>
          </table:table-cell>
          <table:table-cell table:number-columns-repeated="8"/>
        </table:table-row>
        <table:table-row table:style-name="ro2">
          <table:table-cell table:formula="of:=[$ra.AA12]" office:value-type="string" office:string-value="r20-15-750-1" calcext:value-type="string">
            <text:p>r20-15-750-1</text:p>
          </table:table-cell>
          <table:table-cell table:formula="of:=ROUND([$ra.AB12];2)" office:value-type="float" office:value="0.38" calcext:value-type="float">
            <text:p>0,38</text:p>
          </table:table-cell>
          <table:table-cell table:style-name="ce14" table:formula="of:=ROUND([$ra.AC12];1)" office:value-type="float" office:value="-114.4" calcext:value-type="float">
            <text:p>-114,4</text:p>
          </table:table-cell>
          <table:table-cell table:style-name="ce12" table:formula="of:=IF([ra.S12]=5;&quot;*&quot;;[ra.I12])" office:value-type="float" office:value="0.504203" calcext:value-type="float">
            <text:p>0,5</text:p>
          </table:table-cell>
          <table:table-cell table:formula="of:=IF([ra.S12]=11;1;&quot;&quot;)">
            <text:p/>
          </table:table-cell>
          <table:table-cell table:style-name="ce23" table:formula="of:=IFERROR(IF([.I13]=0;ABS(CEILING([.C13]));ABS(([.I13]-CEILING([.C13]))/[.I13]));&quot;*&quot;)" office:value-type="float" office:value="0" calcext:value-type="float">
            <text:p>0,00</text:p>
          </table:table-cell>
          <table:table-cell table:style-name="ce23" table:formula="of:=IFERROR([.I13]-CEILING([.C13]);&quot;*&quot;)" office:value-type="float" office:value="0" calcext:value-type="float">
            <text:p>0,00</text:p>
          </table:table-cell>
          <table:table-cell table:style-name="ce12" table:formula="of:=ROUND([exact.J12];1)" office:value-type="float" office:value="-114" calcext:value-type="float">
            <text:p>-114,0</text:p>
          </table:table-cell>
          <table:table-cell table:formula="of:=ROUND([exact.K12];0)" office:value-type="float" office:value="-114" calcext:value-type="float">
            <text:p>-114</text:p>
          </table:table-cell>
          <table:table-cell table:style-name="ce12" table:formula="of:=IF([exact.L12]&lt;1000000;100*[exact.L12];&quot;*&quot;)" office:value-type="float" office:value="0" calcext:value-type="float">
            <text:p>0,0</text:p>
          </table:table-cell>
          <table:table-cell table:style-name="ce12" table:formula="of:=IF([exact.S12]=5;&quot;*&quot;;[exact.I12])" office:value-type="float" office:value="0.421866" calcext:value-type="float">
            <text:p>0,4</text:p>
          </table:table-cell>
          <table:table-cell table:style-name="ce18" table:formula="of:=[$ra.AE12]" office:value-type="float" office:value="-113" calcext:value-type="float">
            <text:p>-113</text:p>
          </table:table-cell>
          <table:table-cell table:style-name="ce18" table:formula="of:=[$'bcpa-t600'.AE12]" office:value-type="float" office:value="-113" calcext:value-type="float">
            <text:p>-113</text:p>
          </table:table-cell>
          <table:table-cell table:style-name="ce18" table:formula="of:=[$'blpl-t300'.AE12]" office:value-type="float" office:value="-113" calcext:value-type="float">
            <text:p>-113</text:p>
          </table:table-cell>
          <table:table-cell table:style-name="ce18" table:formula="of:=[$'sbpl-t300'.AE12]" office:value-type="float" office:value="-113" calcext:value-type="float">
            <text:p>-113</text:p>
          </table:table-cell>
          <table:table-cell table:formula="of:=MIN([.L13:.O13])" office:value-type="float" office:value="-113" calcext:value-type="float">
            <text:p>-113</text:p>
          </table:table-cell>
          <table:table-cell table:formula="of:=ABS([.L13]-CEILING([.$C13]))" office:value-type="float" office:value="1" calcext:value-type="float">
            <text:p>1</text:p>
          </table:table-cell>
          <table:table-cell table:formula="of:=IFERROR(ABS([.M13]-CEILING([.$C13]));&quot;-&quot;)" office:value-type="float" office:value="1" calcext:value-type="float">
            <text:p>1</text:p>
          </table:table-cell>
          <table:table-cell table:formula="of:=ABS([.N13]-CEILING([.$C13]))" office:value-type="float" office:value="1" calcext:value-type="float">
            <text:p>1</text:p>
          </table:table-cell>
          <table:table-cell table:formula="of:=ABS([.O13]-CEILING([.$C13]))" office:value-type="float" office:value="1" calcext:value-type="float">
            <text:p>1</text:p>
          </table:table-cell>
          <table:table-cell table:formula="of:=IFERROR(ABS(([.L13]-CEILING([.$C13]))/CEILING([.$C13]));IF([.Q13]&lt;&gt;&quot;*&quot;;[.Q13];&quot;*&quot;))" office:value-type="float" office:value="0.0087719298245614" calcext:value-type="float">
            <text:p>0,01</text:p>
          </table:table-cell>
          <table:table-cell table:formula="of:=IFERROR(ABS(([.M13]-CEILING([.$C13]))/CEILING([.$C13]));IF([.R13]&lt;&gt;&quot;*&quot;;[.R13];&quot;*&quot;))" office:value-type="float" office:value="0.0087719298245614" calcext:value-type="float">
            <text:p>0,01</text:p>
          </table:table-cell>
          <table:table-cell table:formula="of:=IFERROR(ABS(([.N13]-CEILING([.$C13]))/CEILING([.$C13]));IF([.S13]&lt;&gt;&quot;*&quot;;[.S13];&quot;*&quot;))" office:value-type="float" office:value="0.0087719298245614" calcext:value-type="float">
            <text:p>0,01</text:p>
          </table:table-cell>
          <table:table-cell table:formula="of:=IFERROR(ABS(([.O13]-CEILING([.$C13]))/CEILING([.$C13]));IF([.T13]&lt;&gt;&quot;*&quot;;[.T13];&quot;*&quot;))" office:value-type="float" office:value="0.0087719298245614" calcext:value-type="float">
            <text:p>0,01</text:p>
          </table:table-cell>
          <table:table-cell table:formula="of:=IF([.L13]=[.$P13];1;&quot;&quot;)" office:value-type="float" office:value="1" calcext:value-type="float">
            <text:p>1</text:p>
          </table:table-cell>
          <table:table-cell table:formula="of:=IF([.M13]=[.$P13];1;&quot;&quot;)" office:value-type="float" office:value="1" calcext:value-type="float">
            <text:p>1</text:p>
          </table:table-cell>
          <table:table-cell table:formula="of:=IF([.N13]=[.$P13];1;&quot;&quot;)" office:value-type="float" office:value="1" calcext:value-type="float">
            <text:p>1</text:p>
          </table:table-cell>
          <table:table-cell table:formula="of:=IF([.O13]=[.$P1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frac</text:p>
          </table:table-cell>
          <table:table-cell office:value-type="string" calcext:value-type="string">
            <text:p>avg</text:p>
          </table:table-cell>
          <table:table-cell table:formula="of:=ROUND(AVERAGE([.B3:.B300]);1)" office:value-type="float" office:value="2" calcext:value-type="float">
            <text:p>2</text:p>
          </table:table-cell>
          <table:table-cell table:number-columns-repeated="4"/>
          <table:table-cell table:formula="of:=CONCATENATE([.A13];&quot;&amp;&quot;;[.B13];&quot;&amp;&quot;;IF([.E13]=1;CONCATENATE(&quot;\h{&quot;;[.C13];&quot;}&quot;);[.C13]);&quot;&amp;&quot;;[.H13];&quot;&amp;&quot;;IF([.J13]=0;CONCATENATE(&quot;\uu{&quot;;[.I13];&quot;}&quot;);[.I13]);&quot;&amp;&quot;;IF([.L13]=[.P13];CONCATENATE(&quot;\h{&quot;;[.L13];&quot;}&quot;);[.L13]);&quot;&amp;&quot;;IF([.M13]=[.P13];CONCATENATE(&quot;\h{&quot;;[.M13];&quot;}&quot;);[.M13]);&quot;&amp;&quot;;IF([.N13]=[.P13];CONCATENATE(&quot;\h{&quot;;[.N13];&quot;}&quot;);[.N13]);&quot;&amp;&quot;;IF([.O13]=[.P13];CONCATENATE(&quot;\h{&quot;;[.O13];&quot;}&quot;);[.O13]);&quot;\\\hline&quot;)" office:value-type="string" office:string-value="r20-15-750-1&amp;0,38&amp;-114,4&amp;-114&amp;\uu{-114}&amp;\h{-113}&amp;\h{-113}&amp;\h{-113}&amp;\h{-113}\\\hline" calcext:value-type="string">
            <text:p>r20-15-750-1&amp;0,38&amp;-114,4&amp;-114&amp;\uu{-114}&amp;\h{-113}&amp;\h{-113}&amp;\h{-113}&amp;\h{-113}\\\hline</text:p>
          </table:table-cell>
          <table:table-cell table:number-columns-repeated="8"/>
        </table:table-row>
        <table:table-row table:style-name="ro2">
          <table:table-cell table:formula="of:=[$ra.AA13]" office:value-type="string" office:string-value="r20-15-750-2" calcext:value-type="string">
            <text:p>r20-15-750-2</text:p>
          </table:table-cell>
          <table:table-cell table:formula="of:=ROUND([$ra.AB13];2)" office:value-type="float" office:value="0.37" calcext:value-type="float">
            <text:p>0,37</text:p>
          </table:table-cell>
          <table:table-cell table:style-name="ce14" table:formula="of:=ROUND([$ra.AC13];1)" office:value-type="float" office:value="-103" calcext:value-type="float">
            <text:p>-103,0</text:p>
          </table:table-cell>
          <table:table-cell table:style-name="ce12" table:formula="of:=IF([ra.S13]=5;&quot;*&quot;;[ra.I13])" office:value-type="float" office:value="0.469518" calcext:value-type="float">
            <text:p>0,5</text:p>
          </table:table-cell>
          <table:table-cell table:formula="of:=IF([ra.S13]=11;1;&quot;&quot;)">
            <text:p/>
          </table:table-cell>
          <table:table-cell table:style-name="ce23" table:formula="of:=IFERROR(IF([.I14]=0;ABS(CEILING([.C14]));ABS(([.I14]-CEILING([.C14]))/[.I14]));&quot;*&quot;)" office:value-type="float" office:value="0" calcext:value-type="float">
            <text:p>0,00</text:p>
          </table:table-cell>
          <table:table-cell table:style-name="ce23" table:formula="of:=IFERROR([.I14]-CEILING([.C14]);&quot;*&quot;)" office:value-type="float" office:value="0" calcext:value-type="float">
            <text:p>0,00</text:p>
          </table:table-cell>
          <table:table-cell table:style-name="ce12" table:formula="of:=ROUND([exact.J13];1)" office:value-type="float" office:value="-103" calcext:value-type="float">
            <text:p>-103,0</text:p>
          </table:table-cell>
          <table:table-cell table:formula="of:=ROUND([exact.K13];0)" office:value-type="float" office:value="-103" calcext:value-type="float">
            <text:p>-103</text:p>
          </table:table-cell>
          <table:table-cell table:style-name="ce12" table:formula="of:=IF([exact.L13]&lt;1000000;100*[exact.L13];&quot;*&quot;)" office:value-type="float" office:value="0" calcext:value-type="float">
            <text:p>0,0</text:p>
          </table:table-cell>
          <table:table-cell table:style-name="ce12" table:formula="of:=IF([exact.S13]=5;&quot;*&quot;;[exact.I13])" office:value-type="float" office:value="0.688014" calcext:value-type="float">
            <text:p>0,7</text:p>
          </table:table-cell>
          <table:table-cell table:style-name="ce18" table:formula="of:=[$ra.AE13]" office:value-type="float" office:value="-101" calcext:value-type="float">
            <text:p>-101</text:p>
          </table:table-cell>
          <table:table-cell table:style-name="ce18" table:formula="of:=[$'bcpa-t600'.AE13]" office:value-type="float" office:value="-102" calcext:value-type="float">
            <text:p>-102</text:p>
          </table:table-cell>
          <table:table-cell table:style-name="ce18" table:formula="of:=[$'blpl-t300'.AE13]" office:value-type="float" office:value="-102" calcext:value-type="float">
            <text:p>-102</text:p>
          </table:table-cell>
          <table:table-cell table:style-name="ce18" table:formula="of:=[$'sbpl-t300'.AE13]" office:value-type="float" office:value="-101" calcext:value-type="float">
            <text:p>-101</text:p>
          </table:table-cell>
          <table:table-cell table:formula="of:=MIN([.L14:.O14])" office:value-type="float" office:value="-102" calcext:value-type="float">
            <text:p>-102</text:p>
          </table:table-cell>
          <table:table-cell table:formula="of:=ABS([.L14]-CEILING([.$C14]))" office:value-type="float" office:value="2" calcext:value-type="float">
            <text:p>2</text:p>
          </table:table-cell>
          <table:table-cell table:formula="of:=IFERROR(ABS([.M14]-CEILING([.$C14]));&quot;-&quot;)" office:value-type="float" office:value="1" calcext:value-type="float">
            <text:p>1</text:p>
          </table:table-cell>
          <table:table-cell table:formula="of:=ABS([.N14]-CEILING([.$C14]))" office:value-type="float" office:value="1" calcext:value-type="float">
            <text:p>1</text:p>
          </table:table-cell>
          <table:table-cell table:formula="of:=ABS([.O14]-CEILING([.$C14]))" office:value-type="float" office:value="2" calcext:value-type="float">
            <text:p>2</text:p>
          </table:table-cell>
          <table:table-cell table:formula="of:=IFERROR(ABS(([.L14]-CEILING([.$C14]))/CEILING([.$C14]));IF([.Q14]&lt;&gt;&quot;*&quot;;[.Q14];&quot;*&quot;))" office:value-type="float" office:value="0.0194174757281553" calcext:value-type="float">
            <text:p>0,02</text:p>
          </table:table-cell>
          <table:table-cell table:formula="of:=IFERROR(ABS(([.M14]-CEILING([.$C14]))/CEILING([.$C14]));IF([.R14]&lt;&gt;&quot;*&quot;;[.R14];&quot;*&quot;))" office:value-type="float" office:value="0.00970873786407767" calcext:value-type="float">
            <text:p>0,01</text:p>
          </table:table-cell>
          <table:table-cell table:formula="of:=IFERROR(ABS(([.N14]-CEILING([.$C14]))/CEILING([.$C14]));IF([.S14]&lt;&gt;&quot;*&quot;;[.S14];&quot;*&quot;))" office:value-type="float" office:value="0.00970873786407767" calcext:value-type="float">
            <text:p>0,01</text:p>
          </table:table-cell>
          <table:table-cell table:formula="of:=IFERROR(ABS(([.O14]-CEILING([.$C14]))/CEILING([.$C14]));IF([.T14]&lt;&gt;&quot;*&quot;;[.T14];&quot;*&quot;))" office:value-type="float" office:value="0.0194174757281553" calcext:value-type="float">
            <text:p>0,02</text:p>
          </table:table-cell>
          <table:table-cell table:formula="of:=IF([.L14]=[.$P14];1;&quot;&quot;)">
            <text:p/>
          </table:table-cell>
          <table:table-cell table:formula="of:=IF([.M14]=[.$P14];1;&quot;&quot;)" office:value-type="float" office:value="1" calcext:value-type="float">
            <text:p>1</text:p>
          </table:table-cell>
          <table:table-cell table:formula="of:=IF([.N14]=[.$P14];1;&quot;&quot;)" office:value-type="float" office:value="1" calcext:value-type="float">
            <text:p>1</text:p>
          </table:table-cell>
          <table:table-cell table:formula="of:=IF([.O14]=[.$P14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B3:.B300]);1)" office:value-type="float" office:value="2.3" calcext:value-type="float">
            <text:p>2,3</text:p>
          </table:table-cell>
          <table:table-cell table:number-columns-repeated="4"/>
          <table:table-cell table:formula="of:=CONCATENATE([.A14];&quot;&amp;&quot;;[.B14];&quot;&amp;&quot;;IF([.E14]=1;CONCATENATE(&quot;\h{&quot;;[.C14];&quot;}&quot;);[.C14]);&quot;&amp;&quot;;[.H14];&quot;&amp;&quot;;IF([.J14]=0;CONCATENATE(&quot;\uu{&quot;;[.I14];&quot;}&quot;);[.I14]);&quot;&amp;&quot;;IF([.L14]=[.P14];CONCATENATE(&quot;\h{&quot;;[.L14];&quot;}&quot;);[.L14]);&quot;&amp;&quot;;IF([.M14]=[.P14];CONCATENATE(&quot;\h{&quot;;[.M14];&quot;}&quot;);[.M14]);&quot;&amp;&quot;;IF([.N14]=[.P14];CONCATENATE(&quot;\h{&quot;;[.N14];&quot;}&quot;);[.N14]);&quot;&amp;&quot;;IF([.O14]=[.P14];CONCATENATE(&quot;\h{&quot;;[.O14];&quot;}&quot;);[.O14]);&quot;\\\hline&quot;)" office:value-type="string" office:string-value="r20-15-750-2&amp;0,37&amp;-103&amp;-103&amp;\uu{-103}&amp;-101&amp;\h{-102}&amp;\h{-102}&amp;-101\\\hline" calcext:value-type="string">
            <text:p>r20-15-750-2&amp;0,37&amp;-103&amp;-103&amp;\uu{-103}&amp;-101&amp;\h{-102}&amp;\h{-102}&amp;-101\\\hline</text:p>
          </table:table-cell>
          <table:table-cell table:number-columns-repeated="8"/>
        </table:table-row>
        <table:table-row table:style-name="ro2">
          <table:table-cell table:formula="of:=[$ra.AA14]" office:value-type="string" office:string-value="r20-20-250-1" calcext:value-type="string">
            <text:p>r20-20-250-1</text:p>
          </table:table-cell>
          <table:table-cell table:formula="of:=ROUND([$ra.AB14];2)" office:value-type="float" office:value="1.47" calcext:value-type="float">
            <text:p>1,47</text:p>
          </table:table-cell>
          <table:table-cell table:style-name="ce14" table:formula="of:=ROUND([$ra.AC14];1)" office:value-type="float" office:value="-31" calcext:value-type="float">
            <text:p>-31,0</text:p>
          </table:table-cell>
          <table:table-cell table:style-name="ce12" table:formula="of:=IF([ra.S14]=5;&quot;*&quot;;[ra.I14])" office:value-type="float" office:value="0.120943" calcext:value-type="float">
            <text:p>0,1</text:p>
          </table:table-cell>
          <table:table-cell table:formula="of:=IF([ra.S14]=11;1;&quot;&quot;)">
            <text:p/>
          </table:table-cell>
          <table:table-cell table:style-name="ce23" table:formula="of:=IFERROR(IF([.I15]=0;ABS(CEILING([.C15]));ABS(([.I15]-CEILING([.C15]))/[.I15]));&quot;*&quot;)" office:value-type="float" office:value="0.0333333333333333" calcext:value-type="float">
            <text:p>0,03</text:p>
          </table:table-cell>
          <table:table-cell table:style-name="ce23" table:formula="of:=IFERROR([.I15]-CEILING([.C15]);&quot;*&quot;)" office:value-type="float" office:value="1" calcext:value-type="float">
            <text:p>1,00</text:p>
          </table:table-cell>
          <table:table-cell table:style-name="ce12" table:formula="of:=ROUND([exact.J14];1)" office:value-type="float" office:value="-30" calcext:value-type="float">
            <text:p>-30,0</text:p>
          </table:table-cell>
          <table:table-cell table:formula="of:=ROUND([exact.K14];0)" office:value-type="float" office:value="-30" calcext:value-type="float">
            <text:p>-30</text:p>
          </table:table-cell>
          <table:table-cell table:style-name="ce12" table:formula="of:=IF([exact.L14]&lt;1000000;100*[exact.L14];&quot;*&quot;)" office:value-type="float" office:value="0" calcext:value-type="float">
            <text:p>0,0</text:p>
          </table:table-cell>
          <table:table-cell table:style-name="ce12" table:formula="of:=IF([exact.S14]=5;&quot;*&quot;;[exact.I14])" office:value-type="float" office:value="0.148822" calcext:value-type="float">
            <text:p>0,1</text:p>
          </table:table-cell>
          <table:table-cell table:style-name="ce18" table:formula="of:=[$ra.AE14]" office:value-type="float" office:value="-28" calcext:value-type="float">
            <text:p>-28</text:p>
          </table:table-cell>
          <table:table-cell table:style-name="ce18" table:formula="of:=[$'bcpa-t600'.AE14]" office:value-type="float" office:value="-30" calcext:value-type="float">
            <text:p>-30</text:p>
          </table:table-cell>
          <table:table-cell table:style-name="ce18" table:formula="of:=[$'blpl-t300'.AE14]" office:value-type="float" office:value="-29" calcext:value-type="float">
            <text:p>-29</text:p>
          </table:table-cell>
          <table:table-cell table:style-name="ce18" table:formula="of:=[$'sbpl-t300'.AE14]" office:value-type="float" office:value="-28" calcext:value-type="float">
            <text:p>-28</text:p>
          </table:table-cell>
          <table:table-cell table:formula="of:=MIN([.L15:.O15])" office:value-type="float" office:value="-30" calcext:value-type="float">
            <text:p>-30</text:p>
          </table:table-cell>
          <table:table-cell table:formula="of:=ABS([.L15]-CEILING([.$C15]))" office:value-type="float" office:value="3" calcext:value-type="float">
            <text:p>3</text:p>
          </table:table-cell>
          <table:table-cell table:formula="of:=IFERROR(ABS([.M15]-CEILING([.$C15]));&quot;-&quot;)" office:value-type="float" office:value="1" calcext:value-type="float">
            <text:p>1</text:p>
          </table:table-cell>
          <table:table-cell table:formula="of:=ABS([.N15]-CEILING([.$C15]))" office:value-type="float" office:value="2" calcext:value-type="float">
            <text:p>2</text:p>
          </table:table-cell>
          <table:table-cell table:formula="of:=ABS([.O15]-CEILING([.$C15]))" office:value-type="float" office:value="3" calcext:value-type="float">
            <text:p>3</text:p>
          </table:table-cell>
          <table:table-cell table:formula="of:=IFERROR(ABS(([.L15]-CEILING([.$C15]))/CEILING([.$C15]));IF([.Q15]&lt;&gt;&quot;*&quot;;[.Q15];&quot;*&quot;))" office:value-type="float" office:value="0.0967741935483871" calcext:value-type="float">
            <text:p>0,10</text:p>
          </table:table-cell>
          <table:table-cell table:formula="of:=IFERROR(ABS(([.M15]-CEILING([.$C15]))/CEILING([.$C15]));IF([.R15]&lt;&gt;&quot;*&quot;;[.R15];&quot;*&quot;))" office:value-type="float" office:value="0.032258064516129" calcext:value-type="float">
            <text:p>0,03</text:p>
          </table:table-cell>
          <table:table-cell table:formula="of:=IFERROR(ABS(([.N15]-CEILING([.$C15]))/CEILING([.$C15]));IF([.S15]&lt;&gt;&quot;*&quot;;[.S15];&quot;*&quot;))" office:value-type="float" office:value="0.0645161290322581" calcext:value-type="float">
            <text:p>0,06</text:p>
          </table:table-cell>
          <table:table-cell table:formula="of:=IFERROR(ABS(([.O15]-CEILING([.$C15]))/CEILING([.$C15]));IF([.T15]&lt;&gt;&quot;*&quot;;[.T15];&quot;*&quot;))" office:value-type="float" office:value="0.0967741935483871" calcext:value-type="float">
            <text:p>0,10</text:p>
          </table:table-cell>
          <table:table-cell table:formula="of:=IF([.L15]=[.$P15];1;&quot;&quot;)">
            <text:p/>
          </table:table-cell>
          <table:table-cell table:formula="of:=IF([.M15]=[.$P15];1;&quot;&quot;)" office:value-type="float" office:value="1" calcext:value-type="float">
            <text:p>1</text:p>
          </table:table-cell>
          <table:table-cell table:formula="of:=IF([.N15]=[.$P15];1;&quot;&quot;)">
            <text:p/>
          </table:table-cell>
          <table:table-cell table:formula="of:=IF([.O15]=[.$P15];1;&quot;&quot;)">
            <text:p/>
          </table:table-cell>
          <table:table-cell/>
          <table:table-cell office:value-type="string" calcext:value-type="string">
            <text:p>Root time</text:p>
          </table:table-cell>
          <table:table-cell office:value-type="string" calcext:value-type="string">
            <text:p>avg</text:p>
          </table:table-cell>
          <table:table-cell table:formula="of:=ROUND(AVERAGE([.D3:.D300]);1)" office:value-type="float" office:value="0.2" calcext:value-type="float">
            <text:p>0,2</text:p>
          </table:table-cell>
          <table:table-cell table:number-columns-repeated="4"/>
          <table:table-cell table:formula="of:=CONCATENATE([.A15];&quot;&amp;&quot;;[.B15];&quot;&amp;&quot;;IF([.E15]=1;CONCATENATE(&quot;\h{&quot;;[.C15];&quot;}&quot;);[.C15]);&quot;&amp;&quot;;[.H15];&quot;&amp;&quot;;IF([.J15]=0;CONCATENATE(&quot;\uu{&quot;;[.I15];&quot;}&quot;);[.I15]);&quot;&amp;&quot;;IF([.L15]=[.P15];CONCATENATE(&quot;\h{&quot;;[.L15];&quot;}&quot;);[.L15]);&quot;&amp;&quot;;IF([.M15]=[.P15];CONCATENATE(&quot;\h{&quot;;[.M15];&quot;}&quot;);[.M15]);&quot;&amp;&quot;;IF([.N15]=[.P15];CONCATENATE(&quot;\h{&quot;;[.N15];&quot;}&quot;);[.N15]);&quot;&amp;&quot;;IF([.O15]=[.P15];CONCATENATE(&quot;\h{&quot;;[.O15];&quot;}&quot;);[.O15]);&quot;\\\hline&quot;)" office:value-type="string" office:string-value="r20-20-250-1&amp;1,47&amp;-31&amp;-30&amp;\uu{-30}&amp;-28&amp;\h{-30}&amp;-29&amp;-28\\\hline" calcext:value-type="string">
            <text:p>r20-20-250-1&amp;1,47&amp;-31&amp;-30&amp;\uu{-30}&amp;-28&amp;\h{-30}&amp;-29&amp;-28\\\hline</text:p>
          </table:table-cell>
          <table:table-cell table:number-columns-repeated="8"/>
        </table:table-row>
        <table:table-row table:style-name="ro2">
          <table:table-cell table:formula="of:=[$ra.AA15]" office:value-type="string" office:string-value="r20-20-250-2" calcext:value-type="string">
            <text:p>r20-20-250-2</text:p>
          </table:table-cell>
          <table:table-cell table:formula="of:=ROUND([$ra.AB15];2)" office:value-type="float" office:value="1.53" calcext:value-type="float">
            <text:p>1,53</text:p>
          </table:table-cell>
          <table:table-cell table:style-name="ce14" table:formula="of:=ROUND([$ra.AC15];1)" office:value-type="float" office:value="-29" calcext:value-type="float">
            <text:p>-29,0</text:p>
          </table:table-cell>
          <table:table-cell table:style-name="ce12" table:formula="of:=IF([ra.S15]=5;&quot;*&quot;;[ra.I15])" office:value-type="float" office:value="0.189388" calcext:value-type="float">
            <text:p>0,2</text:p>
          </table:table-cell>
          <table:table-cell table:formula="of:=IF([ra.S15]=11;1;&quot;&quot;)">
            <text:p/>
          </table:table-cell>
          <table:table-cell table:style-name="ce23" table:formula="of:=IFERROR(IF([.I16]=0;ABS(CEILING([.C16]));ABS(([.I16]-CEILING([.C16]))/[.I16]));&quot;*&quot;)" office:value-type="float" office:value="0" calcext:value-type="float">
            <text:p>0,00</text:p>
          </table:table-cell>
          <table:table-cell table:style-name="ce23" table:formula="of:=IFERROR([.I16]-CEILING([.C16]);&quot;*&quot;)" office:value-type="float" office:value="0" calcext:value-type="float">
            <text:p>0,00</text:p>
          </table:table-cell>
          <table:table-cell table:style-name="ce12" table:formula="of:=ROUND([exact.J15];1)" office:value-type="float" office:value="-29" calcext:value-type="float">
            <text:p>-29,0</text:p>
          </table:table-cell>
          <table:table-cell table:formula="of:=ROUND([exact.K15];0)" office:value-type="float" office:value="-29" calcext:value-type="float">
            <text:p>-29</text:p>
          </table:table-cell>
          <table:table-cell table:style-name="ce12" table:formula="of:=IF([exact.L15]&lt;1000000;100*[exact.L15];&quot;*&quot;)" office:value-type="float" office:value="0" calcext:value-type="float">
            <text:p>0,0</text:p>
          </table:table-cell>
          <table:table-cell table:style-name="ce12" table:formula="of:=IF([exact.S15]=5;&quot;*&quot;;[exact.I15])" office:value-type="float" office:value="0.785662" calcext:value-type="float">
            <text:p>0,8</text:p>
          </table:table-cell>
          <table:table-cell table:style-name="ce18" table:formula="of:=[$ra.AE15]" office:value-type="float" office:value="-25" calcext:value-type="float">
            <text:p>-25</text:p>
          </table:table-cell>
          <table:table-cell table:style-name="ce18" table:formula="of:=[$'bcpa-t600'.AE15]" office:value-type="float" office:value="-28" calcext:value-type="float">
            <text:p>-28</text:p>
          </table:table-cell>
          <table:table-cell table:style-name="ce18" table:formula="of:=[$'blpl-t300'.AE15]" office:value-type="float" office:value="-27" calcext:value-type="float">
            <text:p>-27</text:p>
          </table:table-cell>
          <table:table-cell table:style-name="ce18" table:formula="of:=[$'sbpl-t300'.AE15]" office:value-type="float" office:value="-25" calcext:value-type="float">
            <text:p>-25</text:p>
          </table:table-cell>
          <table:table-cell table:formula="of:=MIN([.L16:.O16])" office:value-type="float" office:value="-28" calcext:value-type="float">
            <text:p>-28</text:p>
          </table:table-cell>
          <table:table-cell table:formula="of:=ABS([.L16]-CEILING([.$C16]))" office:value-type="float" office:value="4" calcext:value-type="float">
            <text:p>4</text:p>
          </table:table-cell>
          <table:table-cell table:formula="of:=IFERROR(ABS([.M16]-CEILING([.$C16]));&quot;-&quot;)" office:value-type="float" office:value="1" calcext:value-type="float">
            <text:p>1</text:p>
          </table:table-cell>
          <table:table-cell table:formula="of:=ABS([.N16]-CEILING([.$C16]))" office:value-type="float" office:value="2" calcext:value-type="float">
            <text:p>2</text:p>
          </table:table-cell>
          <table:table-cell table:formula="of:=ABS([.O16]-CEILING([.$C16]))" office:value-type="float" office:value="4" calcext:value-type="float">
            <text:p>4</text:p>
          </table:table-cell>
          <table:table-cell table:formula="of:=IFERROR(ABS(([.L16]-CEILING([.$C16]))/CEILING([.$C16]));IF([.Q16]&lt;&gt;&quot;*&quot;;[.Q16];&quot;*&quot;))" office:value-type="float" office:value="0.137931034482759" calcext:value-type="float">
            <text:p>0,14</text:p>
          </table:table-cell>
          <table:table-cell table:formula="of:=IFERROR(ABS(([.M16]-CEILING([.$C16]))/CEILING([.$C16]));IF([.R16]&lt;&gt;&quot;*&quot;;[.R16];&quot;*&quot;))" office:value-type="float" office:value="0.0344827586206897" calcext:value-type="float">
            <text:p>0,03</text:p>
          </table:table-cell>
          <table:table-cell table:formula="of:=IFERROR(ABS(([.N16]-CEILING([.$C16]))/CEILING([.$C16]));IF([.S16]&lt;&gt;&quot;*&quot;;[.S16];&quot;*&quot;))" office:value-type="float" office:value="0.0689655172413793" calcext:value-type="float">
            <text:p>0,07</text:p>
          </table:table-cell>
          <table:table-cell table:formula="of:=IFERROR(ABS(([.O16]-CEILING([.$C16]))/CEILING([.$C16]));IF([.T16]&lt;&gt;&quot;*&quot;;[.T16];&quot;*&quot;))" office:value-type="float" office:value="0.137931034482759" calcext:value-type="float">
            <text:p>0,14</text:p>
          </table:table-cell>
          <table:table-cell table:formula="of:=IF([.L16]=[.$P16];1;&quot;&quot;)">
            <text:p/>
          </table:table-cell>
          <table:table-cell table:formula="of:=IF([.M16]=[.$P16];1;&quot;&quot;)" office:value-type="float" office:value="1" calcext:value-type="float">
            <text:p>1</text:p>
          </table:table-cell>
          <table:table-cell table:formula="of:=IF([.N16]=[.$P16];1;&quot;&quot;)">
            <text:p/>
          </table:table-cell>
          <table:table-cell table:formula="of:=IF([.O16]=[.$P16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D3:.D300]);1)" office:value-type="float" office:value="0.2" calcext:value-type="float">
            <text:p>0,2</text:p>
          </table:table-cell>
          <table:table-cell table:number-columns-repeated="4"/>
          <table:table-cell table:formula="of:=CONCATENATE([.A16];&quot;&amp;&quot;;[.B16];&quot;&amp;&quot;;IF([.E16]=1;CONCATENATE(&quot;\h{&quot;;[.C16];&quot;}&quot;);[.C16]);&quot;&amp;&quot;;[.H16];&quot;&amp;&quot;;IF([.J16]=0;CONCATENATE(&quot;\uu{&quot;;[.I16];&quot;}&quot;);[.I16]);&quot;&amp;&quot;;IF([.L16]=[.P16];CONCATENATE(&quot;\h{&quot;;[.L16];&quot;}&quot;);[.L16]);&quot;&amp;&quot;;IF([.M16]=[.P16];CONCATENATE(&quot;\h{&quot;;[.M16];&quot;}&quot;);[.M16]);&quot;&amp;&quot;;IF([.N16]=[.P16];CONCATENATE(&quot;\h{&quot;;[.N16];&quot;}&quot;);[.N16]);&quot;&amp;&quot;;IF([.O16]=[.P16];CONCATENATE(&quot;\h{&quot;;[.O16];&quot;}&quot;);[.O16]);&quot;\\\hline&quot;)" office:value-type="string" office:string-value="r20-20-250-2&amp;1,53&amp;-29&amp;-29&amp;\uu{-29}&amp;-25&amp;\h{-28}&amp;-27&amp;-25\\\hline" calcext:value-type="string">
            <text:p>r20-20-250-2&amp;1,53&amp;-29&amp;-29&amp;\uu{-29}&amp;-25&amp;\h{-28}&amp;-27&amp;-25\\\hline</text:p>
          </table:table-cell>
          <table:table-cell table:number-columns-repeated="8"/>
        </table:table-row>
        <table:table-row table:style-name="ro2">
          <table:table-cell table:formula="of:=[$ra.AA16]" office:value-type="string" office:string-value="r20-20-500-1" calcext:value-type="string">
            <text:p>r20-20-500-1</text:p>
          </table:table-cell>
          <table:table-cell table:formula="of:=ROUND([$ra.AB16];2)" office:value-type="float" office:value="0.76" calcext:value-type="float">
            <text:p>0,76</text:p>
          </table:table-cell>
          <table:table-cell table:style-name="ce14" table:formula="of:=ROUND([$ra.AC16];1)" office:value-type="float" office:value="-68.1" calcext:value-type="float">
            <text:p>-68,1</text:p>
          </table:table-cell>
          <table:table-cell table:style-name="ce12" table:formula="of:=IF([ra.S16]=5;&quot;*&quot;;[ra.I16])" office:value-type="float" office:value="0.293276" calcext:value-type="float">
            <text:p>0,3</text:p>
          </table:table-cell>
          <table:table-cell table:formula="of:=IF([ra.S16]=11;1;&quot;&quot;)">
            <text:p/>
          </table:table-cell>
          <table:table-cell table:style-name="ce23" table:formula="of:=IFERROR(IF([.I17]=0;ABS(CEILING([.C17]));ABS(([.I17]-CEILING([.C17]))/[.I17]));&quot;*&quot;)" office:value-type="float" office:value="0" calcext:value-type="float">
            <text:p>0,00</text:p>
          </table:table-cell>
          <table:table-cell table:style-name="ce23" table:formula="of:=IFERROR([.I17]-CEILING([.C17]);&quot;*&quot;)" office:value-type="float" office:value="0" calcext:value-type="float">
            <text:p>0,00</text:p>
          </table:table-cell>
          <table:table-cell table:style-name="ce12" table:formula="of:=ROUND([exact.J16];1)" office:value-type="float" office:value="-68" calcext:value-type="float">
            <text:p>-68,0</text:p>
          </table:table-cell>
          <table:table-cell table:formula="of:=ROUND([exact.K16];0)" office:value-type="float" office:value="-68" calcext:value-type="float">
            <text:p>-68</text:p>
          </table:table-cell>
          <table:table-cell table:style-name="ce12" table:formula="of:=IF([exact.L16]&lt;1000000;100*[exact.L16];&quot;*&quot;)" office:value-type="float" office:value="0" calcext:value-type="float">
            <text:p>0,0</text:p>
          </table:table-cell>
          <table:table-cell table:style-name="ce12" table:formula="of:=IF([exact.S16]=5;&quot;*&quot;;[exact.I16])" office:value-type="float" office:value="9.907956" calcext:value-type="float">
            <text:p>9,9</text:p>
          </table:table-cell>
          <table:table-cell table:style-name="ce18" table:formula="of:=[$ra.AE16]" office:value-type="float" office:value="-65" calcext:value-type="float">
            <text:p>-65</text:p>
          </table:table-cell>
          <table:table-cell table:style-name="ce18" table:formula="of:=[$'bcpa-t600'.AE16]" office:value-type="float" office:value="-67" calcext:value-type="float">
            <text:p>-67</text:p>
          </table:table-cell>
          <table:table-cell table:style-name="ce18" table:formula="of:=[$'blpl-t300'.AE16]" office:value-type="float" office:value="-66" calcext:value-type="float">
            <text:p>-66</text:p>
          </table:table-cell>
          <table:table-cell table:style-name="ce18" table:formula="of:=[$'sbpl-t300'.AE16]" office:value-type="float" office:value="-65" calcext:value-type="float">
            <text:p>-65</text:p>
          </table:table-cell>
          <table:table-cell table:formula="of:=MIN([.L17:.O17])" office:value-type="float" office:value="-67" calcext:value-type="float">
            <text:p>-67</text:p>
          </table:table-cell>
          <table:table-cell table:formula="of:=ABS([.L17]-CEILING([.$C17]))" office:value-type="float" office:value="3" calcext:value-type="float">
            <text:p>3</text:p>
          </table:table-cell>
          <table:table-cell table:formula="of:=IFERROR(ABS([.M17]-CEILING([.$C17]));&quot;-&quot;)" office:value-type="float" office:value="1" calcext:value-type="float">
            <text:p>1</text:p>
          </table:table-cell>
          <table:table-cell table:formula="of:=ABS([.N17]-CEILING([.$C17]))" office:value-type="float" office:value="2" calcext:value-type="float">
            <text:p>2</text:p>
          </table:table-cell>
          <table:table-cell table:formula="of:=ABS([.O17]-CEILING([.$C17]))" office:value-type="float" office:value="3" calcext:value-type="float">
            <text:p>3</text:p>
          </table:table-cell>
          <table:table-cell table:formula="of:=IFERROR(ABS(([.L17]-CEILING([.$C17]))/CEILING([.$C17]));IF([.Q17]&lt;&gt;&quot;*&quot;;[.Q17];&quot;*&quot;))" office:value-type="float" office:value="0.0441176470588235" calcext:value-type="float">
            <text:p>0,04</text:p>
          </table:table-cell>
          <table:table-cell table:formula="of:=IFERROR(ABS(([.M17]-CEILING([.$C17]))/CEILING([.$C17]));IF([.R17]&lt;&gt;&quot;*&quot;;[.R17];&quot;*&quot;))" office:value-type="float" office:value="0.0147058823529412" calcext:value-type="float">
            <text:p>0,01</text:p>
          </table:table-cell>
          <table:table-cell table:formula="of:=IFERROR(ABS(([.N17]-CEILING([.$C17]))/CEILING([.$C17]));IF([.S17]&lt;&gt;&quot;*&quot;;[.S17];&quot;*&quot;))" office:value-type="float" office:value="0.0294117647058823" calcext:value-type="float">
            <text:p>0,03</text:p>
          </table:table-cell>
          <table:table-cell table:formula="of:=IFERROR(ABS(([.O17]-CEILING([.$C17]))/CEILING([.$C17]));IF([.T17]&lt;&gt;&quot;*&quot;;[.T17];&quot;*&quot;))" office:value-type="float" office:value="0.0441176470588235" calcext:value-type="float">
            <text:p>0,04</text:p>
          </table:table-cell>
          <table:table-cell table:formula="of:=IF([.L17]=[.$P17];1;&quot;&quot;)">
            <text:p/>
          </table:table-cell>
          <table:table-cell table:formula="of:=IF([.M17]=[.$P17];1;&quot;&quot;)" office:value-type="float" office:value="1" calcext:value-type="float">
            <text:p>1</text:p>
          </table:table-cell>
          <table:table-cell table:formula="of:=IF([.N17]=[.$P17];1;&quot;&quot;)">
            <text:p/>
          </table:table-cell>
          <table:table-cell table:formula="of:=IF([.O17]=[.$P17];1;&quot;&quot;)">
            <text:p/>
          </table:table-cell>
          <table:table-cell/>
          <table:table-cell office:value-type="string" calcext:value-type="string">
            <text:p>B&amp;Btime</text:p>
          </table:table-cell>
          <table:table-cell office:value-type="string" calcext:value-type="string">
            <text:p>avg</text:p>
          </table:table-cell>
          <table:table-cell table:style-name="ce25" table:formula="of:=IFERROR(ROUND(AVERAGE([.K3:.K300]);1);&quot;*&quot;)" office:value-type="float" office:value="28.8" calcext:value-type="float">
            <text:p>28,8</text:p>
          </table:table-cell>
          <table:table-cell table:number-columns-repeated="4"/>
          <table:table-cell table:formula="of:=CONCATENATE([.A17];&quot;&amp;&quot;;[.B17];&quot;&amp;&quot;;IF([.E17]=1;CONCATENATE(&quot;\h{&quot;;[.C17];&quot;}&quot;);[.C17]);&quot;&amp;&quot;;[.H17];&quot;&amp;&quot;;IF([.J17]=0;CONCATENATE(&quot;\uu{&quot;;[.I17];&quot;}&quot;);[.I17]);&quot;&amp;&quot;;IF([.L17]=[.P17];CONCATENATE(&quot;\h{&quot;;[.L17];&quot;}&quot;);[.L17]);&quot;&amp;&quot;;IF([.M17]=[.P17];CONCATENATE(&quot;\h{&quot;;[.M17];&quot;}&quot;);[.M17]);&quot;&amp;&quot;;IF([.N17]=[.P17];CONCATENATE(&quot;\h{&quot;;[.N17];&quot;}&quot;);[.N17]);&quot;&amp;&quot;;IF([.O17]=[.P17];CONCATENATE(&quot;\h{&quot;;[.O17];&quot;}&quot;);[.O17]);&quot;\\\hline&quot;)" office:value-type="string" office:string-value="r20-20-500-1&amp;0,76&amp;-68,1&amp;-68&amp;\uu{-68}&amp;-65&amp;\h{-67}&amp;-66&amp;-65\\\hline" calcext:value-type="string">
            <text:p>r20-20-500-1&amp;0,76&amp;-68,1&amp;-68&amp;\uu{-68}&amp;-65&amp;\h{-67}&amp;-66&amp;-65\\\hline</text:p>
          </table:table-cell>
          <table:table-cell table:number-columns-repeated="8"/>
        </table:table-row>
        <table:table-row table:style-name="ro2">
          <table:table-cell table:formula="of:=[$ra.AA17]" office:value-type="string" office:string-value="r20-20-500-2" calcext:value-type="string">
            <text:p>r20-20-500-2</text:p>
          </table:table-cell>
          <table:table-cell table:formula="of:=ROUND([$ra.AB17];2)" office:value-type="float" office:value="0.75" calcext:value-type="float">
            <text:p>0,75</text:p>
          </table:table-cell>
          <table:table-cell table:style-name="ce14" table:formula="of:=ROUND([$ra.AC17];1)" office:value-type="float" office:value="-57.9" calcext:value-type="float">
            <text:p>-57,9</text:p>
          </table:table-cell>
          <table:table-cell table:style-name="ce12" table:formula="of:=IF([ra.S17]=5;&quot;*&quot;;[ra.I17])" office:value-type="float" office:value="0.359493" calcext:value-type="float">
            <text:p>0,4</text:p>
          </table:table-cell>
          <table:table-cell table:formula="of:=IF([ra.S17]=11;1;&quot;&quot;)">
            <text:p/>
          </table:table-cell>
          <table:table-cell table:style-name="ce23" table:formula="of:=IFERROR(IF([.I18]=0;ABS(CEILING([.C18]));ABS(([.I18]-CEILING([.C18]))/[.I18]));&quot;*&quot;)" office:value-type="float" office:value="0" calcext:value-type="float">
            <text:p>0,00</text:p>
          </table:table-cell>
          <table:table-cell table:style-name="ce23" table:formula="of:=IFERROR([.I18]-CEILING([.C18]);&quot;*&quot;)" office:value-type="float" office:value="0" calcext:value-type="float">
            <text:p>0,00</text:p>
          </table:table-cell>
          <table:table-cell table:style-name="ce12" table:formula="of:=ROUND([exact.J17];1)" office:value-type="float" office:value="-57" calcext:value-type="float">
            <text:p>-57,0</text:p>
          </table:table-cell>
          <table:table-cell table:formula="of:=ROUND([exact.K17];0)" office:value-type="float" office:value="-57" calcext:value-type="float">
            <text:p>-57</text:p>
          </table:table-cell>
          <table:table-cell table:style-name="ce12" table:formula="of:=IF([exact.L17]&lt;1000000;100*[exact.L17];&quot;*&quot;)" office:value-type="float" office:value="0" calcext:value-type="float">
            <text:p>0,0</text:p>
          </table:table-cell>
          <table:table-cell table:style-name="ce12" table:formula="of:=IF([exact.S17]=5;&quot;*&quot;;[exact.I17])" office:value-type="float" office:value="0.309925" calcext:value-type="float">
            <text:p>0,3</text:p>
          </table:table-cell>
          <table:table-cell table:style-name="ce18" table:formula="of:=[$ra.AE17]" office:value-type="float" office:value="-56" calcext:value-type="float">
            <text:p>-56</text:p>
          </table:table-cell>
          <table:table-cell table:style-name="ce18" table:formula="of:=[$'bcpa-t600'.AE17]" office:value-type="float" office:value="-57" calcext:value-type="float">
            <text:p>-57</text:p>
          </table:table-cell>
          <table:table-cell table:style-name="ce18" table:formula="of:=[$'blpl-t300'.AE17]" office:value-type="float" office:value="-56" calcext:value-type="float">
            <text:p>-56</text:p>
          </table:table-cell>
          <table:table-cell table:style-name="ce18" table:formula="of:=[$'sbpl-t300'.AE17]" office:value-type="float" office:value="-56" calcext:value-type="float">
            <text:p>-56</text:p>
          </table:table-cell>
          <table:table-cell table:formula="of:=MIN([.L18:.O18])" office:value-type="float" office:value="-57" calcext:value-type="float">
            <text:p>-57</text:p>
          </table:table-cell>
          <table:table-cell table:formula="of:=ABS([.L18]-CEILING([.$C18]))" office:value-type="float" office:value="1" calcext:value-type="float">
            <text:p>1</text:p>
          </table:table-cell>
          <table:table-cell table:formula="of:=IFERROR(ABS([.M18]-CEILING([.$C18]));&quot;-&quot;)" office:value-type="float" office:value="0" calcext:value-type="float">
            <text:p>0</text:p>
          </table:table-cell>
          <table:table-cell table:formula="of:=ABS([.N18]-CEILING([.$C18]))" office:value-type="float" office:value="1" calcext:value-type="float">
            <text:p>1</text:p>
          </table:table-cell>
          <table:table-cell table:formula="of:=ABS([.O18]-CEILING([.$C18]))" office:value-type="float" office:value="1" calcext:value-type="float">
            <text:p>1</text:p>
          </table:table-cell>
          <table:table-cell table:formula="of:=IFERROR(ABS(([.L18]-CEILING([.$C18]))/CEILING([.$C18]));IF([.Q18]&lt;&gt;&quot;*&quot;;[.Q18];&quot;*&quot;))" office:value-type="float" office:value="0.0175438596491228" calcext:value-type="float">
            <text:p>0,02</text:p>
          </table:table-cell>
          <table:table-cell table:formula="of:=IFERROR(ABS(([.M18]-CEILING([.$C18]))/CEILING([.$C18]));IF([.R18]&lt;&gt;&quot;*&quot;;[.R18];&quot;*&quot;))" office:value-type="float" office:value="0" calcext:value-type="float">
            <text:p>0,00</text:p>
          </table:table-cell>
          <table:table-cell table:formula="of:=IFERROR(ABS(([.N18]-CEILING([.$C18]))/CEILING([.$C18]));IF([.S18]&lt;&gt;&quot;*&quot;;[.S18];&quot;*&quot;))" office:value-type="float" office:value="0.0175438596491228" calcext:value-type="float">
            <text:p>0,02</text:p>
          </table:table-cell>
          <table:table-cell table:formula="of:=IFERROR(ABS(([.O18]-CEILING([.$C18]))/CEILING([.$C18]));IF([.T18]&lt;&gt;&quot;*&quot;;[.T18];&quot;*&quot;))" office:value-type="float" office:value="0.0175438596491228" calcext:value-type="float">
            <text:p>0,02</text:p>
          </table:table-cell>
          <table:table-cell table:formula="of:=IF([.L18]=[.$P18];1;&quot;&quot;)">
            <text:p/>
          </table:table-cell>
          <table:table-cell table:formula="of:=IF([.M18]=[.$P18];1;&quot;&quot;)" office:value-type="float" office:value="1" calcext:value-type="float">
            <text:p>1</text:p>
          </table:table-cell>
          <table:table-cell table:formula="of:=IF([.N18]=[.$P18];1;&quot;&quot;)">
            <text:p/>
          </table:table-cell>
          <table:table-cell table:formula="of:=IF([.O18]=[.$P18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style-name="ce25" table:formula="of:=IFERROR(ROUND(STDEV([.K3:.K300]);1);&quot;*&quot;)" office:value-type="float" office:value="124.7" calcext:value-type="float">
            <text:p>124,7</text:p>
          </table:table-cell>
          <table:table-cell table:number-columns-repeated="4"/>
          <table:table-cell table:formula="of:=CONCATENATE([.A18];&quot;&amp;&quot;;[.B18];&quot;&amp;&quot;;IF([.E18]=1;CONCATENATE(&quot;\h{&quot;;[.C18];&quot;}&quot;);[.C18]);&quot;&amp;&quot;;[.H18];&quot;&amp;&quot;;IF([.J18]=0;CONCATENATE(&quot;\uu{&quot;;[.I18];&quot;}&quot;);[.I18]);&quot;&amp;&quot;;IF([.L18]=[.P18];CONCATENATE(&quot;\h{&quot;;[.L18];&quot;}&quot;);[.L18]);&quot;&amp;&quot;;IF([.M18]=[.P18];CONCATENATE(&quot;\h{&quot;;[.M18];&quot;}&quot;);[.M18]);&quot;&amp;&quot;;IF([.N18]=[.P18];CONCATENATE(&quot;\h{&quot;;[.N18];&quot;}&quot;);[.N18]);&quot;&amp;&quot;;IF([.O18]=[.P18];CONCATENATE(&quot;\h{&quot;;[.O18];&quot;}&quot;);[.O18]);&quot;\\\hline&quot;)" office:value-type="string" office:string-value="r20-20-500-2&amp;0,75&amp;-57,9&amp;-57&amp;\uu{-57}&amp;-56&amp;\h{-57}&amp;-56&amp;-56\\\hline" calcext:value-type="string">
            <text:p>r20-20-500-2&amp;0,75&amp;-57,9&amp;-57&amp;\uu{-57}&amp;-56&amp;\h{-57}&amp;-56&amp;-56\\\hline</text:p>
          </table:table-cell>
          <table:table-cell table:number-columns-repeated="8"/>
        </table:table-row>
        <table:table-row table:style-name="ro2">
          <table:table-cell table:formula="of:=[$ra.AA18]" office:value-type="string" office:string-value="r20-20-750-1" calcext:value-type="string">
            <text:p>r20-20-750-1</text:p>
          </table:table-cell>
          <table:table-cell table:formula="of:=ROUND([$ra.AB18];2)" office:value-type="float" office:value="0.49" calcext:value-type="float">
            <text:p>0,49</text:p>
          </table:table-cell>
          <table:table-cell table:style-name="ce14" table:formula="of:=ROUND([$ra.AC18];1)" office:value-type="float" office:value="-100" calcext:value-type="float">
            <text:p>-100,0</text:p>
          </table:table-cell>
          <table:table-cell table:style-name="ce12" table:formula="of:=IF([ra.S18]=5;&quot;*&quot;;[ra.I18])" office:value-type="float" office:value="0.51126" calcext:value-type="float">
            <text:p>0,5</text:p>
          </table:table-cell>
          <table:table-cell table:formula="of:=IF([ra.S18]=11;1;&quot;&quot;)">
            <text:p/>
          </table:table-cell>
          <table:table-cell table:style-name="ce23" table:formula="of:=IFERROR(IF([.I19]=0;ABS(CEILING([.C19]));ABS(([.I19]-CEILING([.C19]))/[.I19]));&quot;*&quot;)" office:value-type="float" office:value="0" calcext:value-type="float">
            <text:p>0,00</text:p>
          </table:table-cell>
          <table:table-cell table:style-name="ce23" table:formula="of:=IFERROR([.I19]-CEILING([.C19]);&quot;*&quot;)" office:value-type="float" office:value="0" calcext:value-type="float">
            <text:p>0,00</text:p>
          </table:table-cell>
          <table:table-cell table:style-name="ce12" table:formula="of:=ROUND([exact.J18];1)" office:value-type="float" office:value="-100" calcext:value-type="float">
            <text:p>-100,0</text:p>
          </table:table-cell>
          <table:table-cell table:formula="of:=ROUND([exact.K18];0)" office:value-type="float" office:value="-100" calcext:value-type="float">
            <text:p>-100</text:p>
          </table:table-cell>
          <table:table-cell table:style-name="ce12" table:formula="of:=IF([exact.L18]&lt;1000000;100*[exact.L18];&quot;*&quot;)" office:value-type="float" office:value="0" calcext:value-type="float">
            <text:p>0,0</text:p>
          </table:table-cell>
          <table:table-cell table:style-name="ce12" table:formula="of:=IF([exact.S18]=5;&quot;*&quot;;[exact.I18])" office:value-type="float" office:value="3.069468" calcext:value-type="float">
            <text:p>3,1</text:p>
          </table:table-cell>
          <table:table-cell table:style-name="ce18" table:formula="of:=[$ra.AE18]" office:value-type="float" office:value="-99" calcext:value-type="float">
            <text:p>-99</text:p>
          </table:table-cell>
          <table:table-cell table:style-name="ce18" table:formula="of:=[$'bcpa-t600'.AE18]" office:value-type="float" office:value="-99" calcext:value-type="float">
            <text:p>-99</text:p>
          </table:table-cell>
          <table:table-cell table:style-name="ce18" table:formula="of:=[$'blpl-t300'.AE18]" office:value-type="float" office:value="-99" calcext:value-type="float">
            <text:p>-99</text:p>
          </table:table-cell>
          <table:table-cell table:style-name="ce18" table:formula="of:=[$'sbpl-t300'.AE18]" office:value-type="float" office:value="-99" calcext:value-type="float">
            <text:p>-99</text:p>
          </table:table-cell>
          <table:table-cell table:formula="of:=MIN([.L19:.O19])" office:value-type="float" office:value="-99" calcext:value-type="float">
            <text:p>-99</text:p>
          </table:table-cell>
          <table:table-cell table:formula="of:=ABS([.L19]-CEILING([.$C19]))" office:value-type="float" office:value="1" calcext:value-type="float">
            <text:p>1</text:p>
          </table:table-cell>
          <table:table-cell table:formula="of:=IFERROR(ABS([.M19]-CEILING([.$C19]));&quot;-&quot;)" office:value-type="float" office:value="1" calcext:value-type="float">
            <text:p>1</text:p>
          </table:table-cell>
          <table:table-cell table:formula="of:=ABS([.N19]-CEILING([.$C19]))" office:value-type="float" office:value="1" calcext:value-type="float">
            <text:p>1</text:p>
          </table:table-cell>
          <table:table-cell table:formula="of:=ABS([.O19]-CEILING([.$C19]))" office:value-type="float" office:value="1" calcext:value-type="float">
            <text:p>1</text:p>
          </table:table-cell>
          <table:table-cell table:formula="of:=IFERROR(ABS(([.L19]-CEILING([.$C19]))/CEILING([.$C19]));IF([.Q19]&lt;&gt;&quot;*&quot;;[.Q19];&quot;*&quot;))" office:value-type="float" office:value="0.01" calcext:value-type="float">
            <text:p>0,01</text:p>
          </table:table-cell>
          <table:table-cell table:formula="of:=IFERROR(ABS(([.M19]-CEILING([.$C19]))/CEILING([.$C19]));IF([.R19]&lt;&gt;&quot;*&quot;;[.R19];&quot;*&quot;))" office:value-type="float" office:value="0.01" calcext:value-type="float">
            <text:p>0,01</text:p>
          </table:table-cell>
          <table:table-cell table:formula="of:=IFERROR(ABS(([.N19]-CEILING([.$C19]))/CEILING([.$C19]));IF([.S19]&lt;&gt;&quot;*&quot;;[.S19];&quot;*&quot;))" office:value-type="float" office:value="0.01" calcext:value-type="float">
            <text:p>0,01</text:p>
          </table:table-cell>
          <table:table-cell table:formula="of:=IFERROR(ABS(([.O19]-CEILING([.$C19]))/CEILING([.$C19]));IF([.T19]&lt;&gt;&quot;*&quot;;[.T19];&quot;*&quot;))" office:value-type="float" office:value="0.01" calcext:value-type="float">
            <text:p>0,01</text:p>
          </table:table-cell>
          <table:table-cell table:formula="of:=IF([.L19]=[.$P19];1;&quot;&quot;)" office:value-type="float" office:value="1" calcext:value-type="float">
            <text:p>1</text:p>
          </table:table-cell>
          <table:table-cell table:formula="of:=IF([.M19]=[.$P19];1;&quot;&quot;)" office:value-type="float" office:value="1" calcext:value-type="float">
            <text:p>1</text:p>
          </table:table-cell>
          <table:table-cell table:formula="of:=IF([.N19]=[.$P19];1;&quot;&quot;)" office:value-type="float" office:value="1" calcext:value-type="float">
            <text:p>1</text:p>
          </table:table-cell>
          <table:table-cell table:formula="of:=IF([.O19]=[.$P19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</text:p>
          </table:table-cell>
          <table:table-cell office:value-type="string" calcext:value-type="string">
            <text:p>avg</text:p>
          </table:table-cell>
          <table:table-cell table:formula="of:=ROUND(AVERAGE([.J3:.J300]);2)" office:value-type="float" office:value="0.6" calcext:value-type="float">
            <text:p>0,6</text:p>
          </table:table-cell>
          <table:table-cell table:number-columns-repeated="4"/>
          <table:table-cell table:formula="of:=CONCATENATE([.A19];&quot;&amp;&quot;;[.B19];&quot;&amp;&quot;;IF([.E19]=1;CONCATENATE(&quot;\h{&quot;;[.C19];&quot;}&quot;);[.C19]);&quot;&amp;&quot;;[.H19];&quot;&amp;&quot;;IF([.J19]=0;CONCATENATE(&quot;\uu{&quot;;[.I19];&quot;}&quot;);[.I19]);&quot;&amp;&quot;;IF([.L19]=[.P19];CONCATENATE(&quot;\h{&quot;;[.L19];&quot;}&quot;);[.L19]);&quot;&amp;&quot;;IF([.M19]=[.P19];CONCATENATE(&quot;\h{&quot;;[.M19];&quot;}&quot;);[.M19]);&quot;&amp;&quot;;IF([.N19]=[.P19];CONCATENATE(&quot;\h{&quot;;[.N19];&quot;}&quot;);[.N19]);&quot;&amp;&quot;;IF([.O19]=[.P19];CONCATENATE(&quot;\h{&quot;;[.O19];&quot;}&quot;);[.O19]);&quot;\\\hline&quot;)" office:value-type="string" office:string-value="r20-20-750-1&amp;0,49&amp;-100&amp;-100&amp;\uu{-100}&amp;\h{-99}&amp;\h{-99}&amp;\h{-99}&amp;\h{-99}\\\hline" calcext:value-type="string">
            <text:p>r20-20-750-1&amp;0,49&amp;-100&amp;-100&amp;\uu{-100}&amp;\h{-99}&amp;\h{-99}&amp;\h{-99}&amp;\h{-99}\\\hline</text:p>
          </table:table-cell>
          <table:table-cell table:number-columns-repeated="8"/>
        </table:table-row>
        <table:table-row table:style-name="ro2">
          <table:table-cell table:formula="of:=[$ra.AA19]" office:value-type="string" office:string-value="r20-20-750-2" calcext:value-type="string">
            <text:p>r20-20-750-2</text:p>
          </table:table-cell>
          <table:table-cell table:formula="of:=ROUND([$ra.AB19];2)" office:value-type="float" office:value="0.51" calcext:value-type="float">
            <text:p>0,51</text:p>
          </table:table-cell>
          <table:table-cell table:style-name="ce14" table:formula="of:=ROUND([$ra.AC19];1)" office:value-type="float" office:value="-87.8" calcext:value-type="float">
            <text:p>-87,8</text:p>
          </table:table-cell>
          <table:table-cell table:style-name="ce12" table:formula="of:=IF([ra.S19]=5;&quot;*&quot;;[ra.I19])" office:value-type="float" office:value="0.502227" calcext:value-type="float">
            <text:p>0,5</text:p>
          </table:table-cell>
          <table:table-cell table:formula="of:=IF([ra.S19]=11;1;&quot;&quot;)">
            <text:p/>
          </table:table-cell>
          <table:table-cell table:style-name="ce23" table:formula="of:=IFERROR(IF([.I20]=0;ABS(CEILING([.C20]));ABS(([.I20]-CEILING([.C20]))/[.I20]));&quot;*&quot;)" office:value-type="float" office:value="0" calcext:value-type="float">
            <text:p>0,00</text:p>
          </table:table-cell>
          <table:table-cell table:style-name="ce23" table:formula="of:=IFERROR([.I20]-CEILING([.C20]);&quot;*&quot;)" office:value-type="float" office:value="0" calcext:value-type="float">
            <text:p>0,00</text:p>
          </table:table-cell>
          <table:table-cell table:style-name="ce12" table:formula="of:=ROUND([exact.J19];1)" office:value-type="float" office:value="-87" calcext:value-type="float">
            <text:p>-87,0</text:p>
          </table:table-cell>
          <table:table-cell table:formula="of:=ROUND([exact.K19];0)" office:value-type="float" office:value="-87" calcext:value-type="float">
            <text:p>-87</text:p>
          </table:table-cell>
          <table:table-cell table:style-name="ce12" table:formula="of:=IF([exact.L19]&lt;1000000;100*[exact.L19];&quot;*&quot;)" office:value-type="float" office:value="0" calcext:value-type="float">
            <text:p>0,0</text:p>
          </table:table-cell>
          <table:table-cell table:style-name="ce12" table:formula="of:=IF([exact.S19]=5;&quot;*&quot;;[exact.I19])" office:value-type="float" office:value="0.533312" calcext:value-type="float">
            <text:p>0,5</text:p>
          </table:table-cell>
          <table:table-cell table:style-name="ce18" table:formula="of:=[$ra.AE19]" office:value-type="float" office:value="-86" calcext:value-type="float">
            <text:p>-86</text:p>
          </table:table-cell>
          <table:table-cell table:style-name="ce18" table:formula="of:=[$'bcpa-t600'.AE19]" office:value-type="float" office:value="-87" calcext:value-type="float">
            <text:p>-87</text:p>
          </table:table-cell>
          <table:table-cell table:style-name="ce18" table:formula="of:=[$'blpl-t300'.AE19]" office:value-type="float" office:value="-86" calcext:value-type="float">
            <text:p>-86</text:p>
          </table:table-cell>
          <table:table-cell table:style-name="ce18" table:formula="of:=[$'sbpl-t300'.AE19]" office:value-type="float" office:value="-86" calcext:value-type="float">
            <text:p>-86</text:p>
          </table:table-cell>
          <table:table-cell table:formula="of:=MIN([.L20:.O20])" office:value-type="float" office:value="-87" calcext:value-type="float">
            <text:p>-87</text:p>
          </table:table-cell>
          <table:table-cell table:formula="of:=ABS([.L20]-CEILING([.$C20]))" office:value-type="float" office:value="1" calcext:value-type="float">
            <text:p>1</text:p>
          </table:table-cell>
          <table:table-cell table:formula="of:=IFERROR(ABS([.M20]-CEILING([.$C20]));&quot;-&quot;)" office:value-type="float" office:value="0" calcext:value-type="float">
            <text:p>0</text:p>
          </table:table-cell>
          <table:table-cell table:formula="of:=ABS([.N20]-CEILING([.$C20]))" office:value-type="float" office:value="1" calcext:value-type="float">
            <text:p>1</text:p>
          </table:table-cell>
          <table:table-cell table:formula="of:=ABS([.O20]-CEILING([.$C20]))" office:value-type="float" office:value="1" calcext:value-type="float">
            <text:p>1</text:p>
          </table:table-cell>
          <table:table-cell table:formula="of:=IFERROR(ABS(([.L20]-CEILING([.$C20]))/CEILING([.$C20]));IF([.Q20]&lt;&gt;&quot;*&quot;;[.Q20];&quot;*&quot;))" office:value-type="float" office:value="0.0114942528735632" calcext:value-type="float">
            <text:p>0,01</text:p>
          </table:table-cell>
          <table:table-cell table:formula="of:=IFERROR(ABS(([.M20]-CEILING([.$C20]))/CEILING([.$C20]));IF([.R20]&lt;&gt;&quot;*&quot;;[.R20];&quot;*&quot;))" office:value-type="float" office:value="0" calcext:value-type="float">
            <text:p>0,00</text:p>
          </table:table-cell>
          <table:table-cell table:formula="of:=IFERROR(ABS(([.N20]-CEILING([.$C20]))/CEILING([.$C20]));IF([.S20]&lt;&gt;&quot;*&quot;;[.S20];&quot;*&quot;))" office:value-type="float" office:value="0.0114942528735632" calcext:value-type="float">
            <text:p>0,01</text:p>
          </table:table-cell>
          <table:table-cell table:formula="of:=IFERROR(ABS(([.O20]-CEILING([.$C20]))/CEILING([.$C20]));IF([.T20]&lt;&gt;&quot;*&quot;;[.T20];&quot;*&quot;))" office:value-type="float" office:value="0.0114942528735632" calcext:value-type="float">
            <text:p>0,01</text:p>
          </table:table-cell>
          <table:table-cell table:formula="of:=IF([.L20]=[.$P20];1;&quot;&quot;)">
            <text:p/>
          </table:table-cell>
          <table:table-cell table:formula="of:=IF([.M20]=[.$P20];1;&quot;&quot;)" office:value-type="float" office:value="1" calcext:value-type="float">
            <text:p>1</text:p>
          </table:table-cell>
          <table:table-cell table:formula="of:=IF([.N20]=[.$P20];1;&quot;&quot;)">
            <text:p/>
          </table:table-cell>
          <table:table-cell table:formula="of:=IF([.O20]=[.$P20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J3:.J300]);2)" office:value-type="float" office:value="1.26" calcext:value-type="float">
            <text:p>1,26</text:p>
          </table:table-cell>
          <table:table-cell table:number-columns-repeated="4"/>
          <table:table-cell table:formula="of:=CONCATENATE([.A20];&quot;&amp;&quot;;[.B20];&quot;&amp;&quot;;IF([.E20]=1;CONCATENATE(&quot;\h{&quot;;[.C20];&quot;}&quot;);[.C20]);&quot;&amp;&quot;;[.H20];&quot;&amp;&quot;;IF([.J20]=0;CONCATENATE(&quot;\uu{&quot;;[.I20];&quot;}&quot;);[.I20]);&quot;&amp;&quot;;IF([.L20]=[.P20];CONCATENATE(&quot;\h{&quot;;[.L20];&quot;}&quot;);[.L20]);&quot;&amp;&quot;;IF([.M20]=[.P20];CONCATENATE(&quot;\h{&quot;;[.M20];&quot;}&quot;);[.M20]);&quot;&amp;&quot;;IF([.N20]=[.P20];CONCATENATE(&quot;\h{&quot;;[.N20];&quot;}&quot;);[.N20]);&quot;&amp;&quot;;IF([.O20]=[.P20];CONCATENATE(&quot;\h{&quot;;[.O20];&quot;}&quot;);[.O20]);&quot;\\\hline&quot;)" office:value-type="string" office:string-value="r20-20-750-2&amp;0,51&amp;-87,8&amp;-87&amp;\uu{-87}&amp;-86&amp;\h{-87}&amp;-86&amp;-86\\\hline" calcext:value-type="string">
            <text:p>r20-20-750-2&amp;0,51&amp;-87,8&amp;-87&amp;\uu{-87}&amp;-86&amp;\h{-87}&amp;-86&amp;-86\\\hline</text:p>
          </table:table-cell>
          <table:table-cell table:number-columns-repeated="8"/>
        </table:table-row>
        <table:table-row table:style-name="ro2">
          <table:table-cell table:formula="of:=[$ra.AA20]" office:value-type="string" office:string-value="r20-25-250-1" calcext:value-type="string">
            <text:p>r20-25-250-1</text:p>
          </table:table-cell>
          <table:table-cell table:formula="of:=ROUND([$ra.AB20];2)" office:value-type="float" office:value="1.91" calcext:value-type="float">
            <text:p>1,91</text:p>
          </table:table-cell>
          <table:table-cell table:style-name="ce14" table:formula="of:=ROUND([$ra.AC20];1)" office:value-type="float" office:value="-28.3" calcext:value-type="float">
            <text:p>-28,3</text:p>
          </table:table-cell>
          <table:table-cell table:style-name="ce12" table:formula="of:=IF([ra.S20]=5;&quot;*&quot;;[ra.I20])" office:value-type="float" office:value="0.155343" calcext:value-type="float">
            <text:p>0,2</text:p>
          </table:table-cell>
          <table:table-cell table:formula="of:=IF([ra.S20]=11;1;&quot;&quot;)">
            <text:p/>
          </table:table-cell>
          <table:table-cell table:style-name="ce23" table:formula="of:=IFERROR(IF([.I21]=0;ABS(CEILING([.C21]));ABS(([.I21]-CEILING([.C21]))/[.I21]));&quot;*&quot;)" office:value-type="float" office:value="0" calcext:value-type="float">
            <text:p>0,00</text:p>
          </table:table-cell>
          <table:table-cell table:style-name="ce23" table:formula="of:=IFERROR([.I21]-CEILING([.C21]);&quot;*&quot;)" office:value-type="float" office:value="0" calcext:value-type="float">
            <text:p>0,00</text:p>
          </table:table-cell>
          <table:table-cell table:style-name="ce12" table:formula="of:=ROUND([exact.J20];1)" office:value-type="float" office:value="-28" calcext:value-type="float">
            <text:p>-28,0</text:p>
          </table:table-cell>
          <table:table-cell table:formula="of:=ROUND([exact.K20];0)" office:value-type="float" office:value="-28" calcext:value-type="float">
            <text:p>-28</text:p>
          </table:table-cell>
          <table:table-cell table:style-name="ce12" table:formula="of:=IF([exact.L20]&lt;1000000;100*[exact.L20];&quot;*&quot;)" office:value-type="float" office:value="0" calcext:value-type="float">
            <text:p>0,0</text:p>
          </table:table-cell>
          <table:table-cell table:style-name="ce12" table:formula="of:=IF([exact.S20]=5;&quot;*&quot;;[exact.I20])" office:value-type="float" office:value="30.108433" calcext:value-type="float">
            <text:p>30,1</text:p>
          </table:table-cell>
          <table:table-cell table:style-name="ce18" table:formula="of:=[$ra.AE20]" office:value-type="float" office:value="-26" calcext:value-type="float">
            <text:p>-26</text:p>
          </table:table-cell>
          <table:table-cell table:style-name="ce18" table:formula="of:=[$'bcpa-t600'.AE20]" office:value-type="float" office:value="-27" calcext:value-type="float">
            <text:p>-27</text:p>
          </table:table-cell>
          <table:table-cell table:style-name="ce18" table:formula="of:=[$'blpl-t300'.AE20]" office:value-type="float" office:value="-26" calcext:value-type="float">
            <text:p>-26</text:p>
          </table:table-cell>
          <table:table-cell table:style-name="ce18" table:formula="of:=[$'sbpl-t300'.AE20]" office:value-type="float" office:value="-26" calcext:value-type="float">
            <text:p>-26</text:p>
          </table:table-cell>
          <table:table-cell table:formula="of:=MIN([.L21:.O21])" office:value-type="float" office:value="-27" calcext:value-type="float">
            <text:p>-27</text:p>
          </table:table-cell>
          <table:table-cell table:formula="of:=ABS([.L21]-CEILING([.$C21]))" office:value-type="float" office:value="2" calcext:value-type="float">
            <text:p>2</text:p>
          </table:table-cell>
          <table:table-cell table:formula="of:=IFERROR(ABS([.M21]-CEILING([.$C21]));&quot;-&quot;)" office:value-type="float" office:value="1" calcext:value-type="float">
            <text:p>1</text:p>
          </table:table-cell>
          <table:table-cell table:formula="of:=ABS([.N21]-CEILING([.$C21]))" office:value-type="float" office:value="2" calcext:value-type="float">
            <text:p>2</text:p>
          </table:table-cell>
          <table:table-cell table:formula="of:=ABS([.O21]-CEILING([.$C21]))" office:value-type="float" office:value="2" calcext:value-type="float">
            <text:p>2</text:p>
          </table:table-cell>
          <table:table-cell table:formula="of:=IFERROR(ABS(([.L21]-CEILING([.$C21]))/CEILING([.$C21]));IF([.Q21]&lt;&gt;&quot;*&quot;;[.Q21];&quot;*&quot;))" office:value-type="float" office:value="0.0714285714285714" calcext:value-type="float">
            <text:p>0,07</text:p>
          </table:table-cell>
          <table:table-cell table:formula="of:=IFERROR(ABS(([.M21]-CEILING([.$C21]))/CEILING([.$C21]));IF([.R21]&lt;&gt;&quot;*&quot;;[.R21];&quot;*&quot;))" office:value-type="float" office:value="0.0357142857142857" calcext:value-type="float">
            <text:p>0,04</text:p>
          </table:table-cell>
          <table:table-cell table:formula="of:=IFERROR(ABS(([.N21]-CEILING([.$C21]))/CEILING([.$C21]));IF([.S21]&lt;&gt;&quot;*&quot;;[.S21];&quot;*&quot;))" office:value-type="float" office:value="0.0714285714285714" calcext:value-type="float">
            <text:p>0,07</text:p>
          </table:table-cell>
          <table:table-cell table:formula="of:=IFERROR(ABS(([.O21]-CEILING([.$C21]))/CEILING([.$C21]));IF([.T21]&lt;&gt;&quot;*&quot;;[.T21];&quot;*&quot;))" office:value-type="float" office:value="0.0714285714285714" calcext:value-type="float">
            <text:p>0,07</text:p>
          </table:table-cell>
          <table:table-cell table:formula="of:=IF([.L21]=[.$P21];1;&quot;&quot;)">
            <text:p/>
          </table:table-cell>
          <table:table-cell table:formula="of:=IF([.M21]=[.$P21];1;&quot;&quot;)" office:value-type="float" office:value="1" calcext:value-type="float">
            <text:p>1</text:p>
          </table:table-cell>
          <table:table-cell table:formula="of:=IF([.N21]=[.$P21];1;&quot;&quot;)">
            <text:p/>
          </table:table-cell>
          <table:table-cell table:formula="of:=IF([.O21]=[.$P21];1;&quot;&quot;)">
            <text:p/>
          </table:table-cell>
          <table:table-cell/>
          <table:table-cell office:value-type="string" calcext:value-type="string">
            <text:p>%opt</text:p>
          </table:table-cell>
          <table:table-cell office:value-type="string" calcext:value-type="string">
            <text:p>B&amp;B</text:p>
          </table:table-cell>
          <table:table-cell table:formula="of:=ROUND(100*COUNTIF([.J3:.J300];0)/[.AE6];1)" office:value-type="float" office:value="75" calcext:value-type="float">
            <text:p>75</text:p>
          </table:table-cell>
          <table:table-cell table:number-columns-repeated="4"/>
          <table:table-cell table:formula="of:=CONCATENATE([.A21];&quot;&amp;&quot;;[.B21];&quot;&amp;&quot;;IF([.E21]=1;CONCATENATE(&quot;\h{&quot;;[.C21];&quot;}&quot;);[.C21]);&quot;&amp;&quot;;[.H21];&quot;&amp;&quot;;IF([.J21]=0;CONCATENATE(&quot;\uu{&quot;;[.I21];&quot;}&quot;);[.I21]);&quot;&amp;&quot;;IF([.L21]=[.P21];CONCATENATE(&quot;\h{&quot;;[.L21];&quot;}&quot;);[.L21]);&quot;&amp;&quot;;IF([.M21]=[.P21];CONCATENATE(&quot;\h{&quot;;[.M21];&quot;}&quot;);[.M21]);&quot;&amp;&quot;;IF([.N21]=[.P21];CONCATENATE(&quot;\h{&quot;;[.N21];&quot;}&quot;);[.N21]);&quot;&amp;&quot;;IF([.O21]=[.P21];CONCATENATE(&quot;\h{&quot;;[.O21];&quot;}&quot;);[.O21]);&quot;\\\hline&quot;)" office:value-type="string" office:string-value="r20-25-250-1&amp;1,91&amp;-28,3&amp;-28&amp;\uu{-28}&amp;-26&amp;\h{-27}&amp;-26&amp;-26\\\hline" calcext:value-type="string">
            <text:p>r20-25-250-1&amp;1,91&amp;-28,3&amp;-28&amp;\uu{-28}&amp;-26&amp;\h{-27}&amp;-26&amp;-26\\\hline</text:p>
          </table:table-cell>
          <table:table-cell table:number-columns-repeated="8"/>
        </table:table-row>
        <table:table-row table:style-name="ro2">
          <table:table-cell table:formula="of:=[$ra.AA21]" office:value-type="string" office:string-value="r20-25-250-2" calcext:value-type="string">
            <text:p>r20-25-250-2</text:p>
          </table:table-cell>
          <table:table-cell table:formula="of:=ROUND([$ra.AB21];2)" office:value-type="float" office:value="1.87" calcext:value-type="float">
            <text:p>1,87</text:p>
          </table:table-cell>
          <table:table-cell table:style-name="ce14" table:formula="of:=ROUND([$ra.AC21];1)" office:value-type="float" office:value="-24.4" calcext:value-type="float">
            <text:p>-24,4</text:p>
          </table:table-cell>
          <table:table-cell table:style-name="ce12" table:formula="of:=IF([ra.S21]=5;&quot;*&quot;;[ra.I21])" office:value-type="float" office:value="0.172034" calcext:value-type="float">
            <text:p>0,2</text:p>
          </table:table-cell>
          <table:table-cell table:formula="of:=IF([ra.S21]=11;1;&quot;&quot;)">
            <text:p/>
          </table:table-cell>
          <table:table-cell table:style-name="ce23" table:formula="of:=IFERROR(IF([.I22]=0;ABS(CEILING([.C22]));ABS(([.I22]-CEILING([.C22]))/[.I22]));&quot;*&quot;)" office:value-type="float" office:value="0" calcext:value-type="float">
            <text:p>0,00</text:p>
          </table:table-cell>
          <table:table-cell table:style-name="ce23" table:formula="of:=IFERROR([.I22]-CEILING([.C22]);&quot;*&quot;)" office:value-type="float" office:value="0" calcext:value-type="float">
            <text:p>0,00</text:p>
          </table:table-cell>
          <table:table-cell table:style-name="ce12" table:formula="of:=ROUND([exact.J21];1)" office:value-type="float" office:value="-24" calcext:value-type="float">
            <text:p>-24,0</text:p>
          </table:table-cell>
          <table:table-cell table:formula="of:=ROUND([exact.K21];0)" office:value-type="float" office:value="-24" calcext:value-type="float">
            <text:p>-24</text:p>
          </table:table-cell>
          <table:table-cell table:style-name="ce12" table:formula="of:=IF([exact.L21]&lt;1000000;100*[exact.L21];&quot;*&quot;)" office:value-type="float" office:value="0" calcext:value-type="float">
            <text:p>0,0</text:p>
          </table:table-cell>
          <table:table-cell table:style-name="ce12" table:formula="of:=IF([exact.S21]=5;&quot;*&quot;;[exact.I21])" office:value-type="float" office:value="29.622121" calcext:value-type="float">
            <text:p>29,6</text:p>
          </table:table-cell>
          <table:table-cell table:style-name="ce18" table:formula="of:=[$ra.AE21]" office:value-type="float" office:value="-22" calcext:value-type="float">
            <text:p>-22</text:p>
          </table:table-cell>
          <table:table-cell table:style-name="ce18" table:formula="of:=[$'bcpa-t600'.AE21]" office:value-type="float" office:value="-23" calcext:value-type="float">
            <text:p>-23</text:p>
          </table:table-cell>
          <table:table-cell table:style-name="ce18" table:formula="of:=[$'blpl-t300'.AE21]" office:value-type="float" office:value="-23" calcext:value-type="float">
            <text:p>-23</text:p>
          </table:table-cell>
          <table:table-cell table:style-name="ce18" table:formula="of:=[$'sbpl-t300'.AE21]" office:value-type="float" office:value="-22" calcext:value-type="float">
            <text:p>-22</text:p>
          </table:table-cell>
          <table:table-cell table:formula="of:=MIN([.L22:.O22])" office:value-type="float" office:value="-23" calcext:value-type="float">
            <text:p>-23</text:p>
          </table:table-cell>
          <table:table-cell table:formula="of:=ABS([.L22]-CEILING([.$C22]))" office:value-type="float" office:value="2" calcext:value-type="float">
            <text:p>2</text:p>
          </table:table-cell>
          <table:table-cell table:formula="of:=IFERROR(ABS([.M22]-CEILING([.$C22]));&quot;-&quot;)" office:value-type="float" office:value="1" calcext:value-type="float">
            <text:p>1</text:p>
          </table:table-cell>
          <table:table-cell table:formula="of:=ABS([.N22]-CEILING([.$C22]))" office:value-type="float" office:value="1" calcext:value-type="float">
            <text:p>1</text:p>
          </table:table-cell>
          <table:table-cell table:formula="of:=ABS([.O22]-CEILING([.$C22]))" office:value-type="float" office:value="2" calcext:value-type="float">
            <text:p>2</text:p>
          </table:table-cell>
          <table:table-cell table:formula="of:=IFERROR(ABS(([.L22]-CEILING([.$C22]))/CEILING([.$C22]));IF([.Q22]&lt;&gt;&quot;*&quot;;[.Q22];&quot;*&quot;))" office:value-type="float" office:value="0.0833333333333333" calcext:value-type="float">
            <text:p>0,08</text:p>
          </table:table-cell>
          <table:table-cell table:formula="of:=IFERROR(ABS(([.M22]-CEILING([.$C22]))/CEILING([.$C22]));IF([.R22]&lt;&gt;&quot;*&quot;;[.R22];&quot;*&quot;))" office:value-type="float" office:value="0.0416666666666667" calcext:value-type="float">
            <text:p>0,04</text:p>
          </table:table-cell>
          <table:table-cell table:formula="of:=IFERROR(ABS(([.N22]-CEILING([.$C22]))/CEILING([.$C22]));IF([.S22]&lt;&gt;&quot;*&quot;;[.S22];&quot;*&quot;))" office:value-type="float" office:value="0.0416666666666667" calcext:value-type="float">
            <text:p>0,04</text:p>
          </table:table-cell>
          <table:table-cell table:formula="of:=IFERROR(ABS(([.O22]-CEILING([.$C22]))/CEILING([.$C22]));IF([.T22]&lt;&gt;&quot;*&quot;;[.T22];&quot;*&quot;))" office:value-type="float" office:value="0.0833333333333333" calcext:value-type="float">
            <text:p>0,08</text:p>
          </table:table-cell>
          <table:table-cell table:formula="of:=IF([.L22]=[.$P22];1;&quot;&quot;)">
            <text:p/>
          </table:table-cell>
          <table:table-cell table:formula="of:=IF([.M22]=[.$P22];1;&quot;&quot;)" office:value-type="float" office:value="1" calcext:value-type="float">
            <text:p>1</text:p>
          </table:table-cell>
          <table:table-cell table:formula="of:=IF([.N22]=[.$P22];1;&quot;&quot;)" office:value-type="float" office:value="1" calcext:value-type="float">
            <text:p>1</text:p>
          </table:table-cell>
          <table:table-cell table:formula="of:=IF([.O22]=[.$P22];1;&quot;&quot;)">
            <text:p/>
          </table:table-cell>
          <table:table-cell table:number-columns-repeated="2"/>
          <table:table-cell office:value-type="string" calcext:value-type="string">
            <text:p>root</text:p>
          </table:table-cell>
          <table:table-cell table:formula="of:=ROUND(100*COUNT([.E3:.E300])/[.AE6];1)" office:value-type="float" office:value="3.3" calcext:value-type="float">
            <text:p>3,3</text:p>
          </table:table-cell>
          <table:table-cell table:number-columns-repeated="4"/>
          <table:table-cell table:formula="of:=CONCATENATE([.A22];&quot;&amp;&quot;;[.B22];&quot;&amp;&quot;;IF([.E22]=1;CONCATENATE(&quot;\h{&quot;;[.C22];&quot;}&quot;);[.C22]);&quot;&amp;&quot;;[.H22];&quot;&amp;&quot;;IF([.J22]=0;CONCATENATE(&quot;\uu{&quot;;[.I22];&quot;}&quot;);[.I22]);&quot;&amp;&quot;;IF([.L22]=[.P22];CONCATENATE(&quot;\h{&quot;;[.L22];&quot;}&quot;);[.L22]);&quot;&amp;&quot;;IF([.M22]=[.P22];CONCATENATE(&quot;\h{&quot;;[.M22];&quot;}&quot;);[.M22]);&quot;&amp;&quot;;IF([.N22]=[.P22];CONCATENATE(&quot;\h{&quot;;[.N22];&quot;}&quot;);[.N22]);&quot;&amp;&quot;;IF([.O22]=[.P22];CONCATENATE(&quot;\h{&quot;;[.O22];&quot;}&quot;);[.O22]);&quot;\\\hline&quot;)" office:value-type="string" office:string-value="r20-25-250-2&amp;1,87&amp;-24,4&amp;-24&amp;\uu{-24}&amp;-22&amp;\h{-23}&amp;\h{-23}&amp;-22\\\hline" calcext:value-type="string">
            <text:p>r20-25-250-2&amp;1,87&amp;-24,4&amp;-24&amp;\uu{-24}&amp;-22&amp;\h{-23}&amp;\h{-23}&amp;-22\\\hline</text:p>
          </table:table-cell>
          <table:table-cell table:number-columns-repeated="8"/>
        </table:table-row>
        <table:table-row table:style-name="ro2">
          <table:table-cell table:formula="of:=[$ra.AA22]" office:value-type="string" office:string-value="r20-25-500-1" calcext:value-type="string">
            <text:p>r20-25-500-1</text:p>
          </table:table-cell>
          <table:table-cell table:formula="of:=ROUND([$ra.AB22];2)" office:value-type="float" office:value="0.96" calcext:value-type="float">
            <text:p>0,96</text:p>
          </table:table-cell>
          <table:table-cell table:style-name="ce14" table:formula="of:=ROUND([$ra.AC22];1)" office:value-type="float" office:value="-58.8" calcext:value-type="float">
            <text:p>-58,8</text:p>
          </table:table-cell>
          <table:table-cell table:style-name="ce12" table:formula="of:=IF([ra.S22]=5;&quot;*&quot;;[ra.I22])" office:value-type="float" office:value="0.330529" calcext:value-type="float">
            <text:p>0,3</text:p>
          </table:table-cell>
          <table:table-cell table:formula="of:=IF([ra.S22]=11;1;&quot;&quot;)">
            <text:p/>
          </table:table-cell>
          <table:table-cell table:style-name="ce23" table:formula="of:=IFERROR(IF([.I23]=0;ABS(CEILING([.C23]));ABS(([.I23]-CEILING([.C23]))/[.I23]));&quot;*&quot;)" office:value-type="float" office:value="0" calcext:value-type="float">
            <text:p>0,00</text:p>
          </table:table-cell>
          <table:table-cell table:style-name="ce23" table:formula="of:=IFERROR([.I23]-CEILING([.C23]);&quot;*&quot;)" office:value-type="float" office:value="0" calcext:value-type="float">
            <text:p>0,00</text:p>
          </table:table-cell>
          <table:table-cell table:style-name="ce12" table:formula="of:=ROUND([exact.J22];1)" office:value-type="float" office:value="-58" calcext:value-type="float">
            <text:p>-58,0</text:p>
          </table:table-cell>
          <table:table-cell table:formula="of:=ROUND([exact.K22];0)" office:value-type="float" office:value="-58" calcext:value-type="float">
            <text:p>-58</text:p>
          </table:table-cell>
          <table:table-cell table:style-name="ce12" table:formula="of:=IF([exact.L22]&lt;1000000;100*[exact.L22];&quot;*&quot;)" office:value-type="float" office:value="0" calcext:value-type="float">
            <text:p>0,0</text:p>
          </table:table-cell>
          <table:table-cell table:style-name="ce12" table:formula="of:=IF([exact.S22]=5;&quot;*&quot;;[exact.I22])" office:value-type="float" office:value="0.460915" calcext:value-type="float">
            <text:p>0,5</text:p>
          </table:table-cell>
          <table:table-cell table:style-name="ce18" table:formula="of:=[$ra.AE22]" office:value-type="float" office:value="-56" calcext:value-type="float">
            <text:p>-56</text:p>
          </table:table-cell>
          <table:table-cell table:style-name="ce18" table:formula="of:=[$'bcpa-t600'.AE22]" office:value-type="float" office:value="-58" calcext:value-type="float">
            <text:p>-58</text:p>
          </table:table-cell>
          <table:table-cell table:style-name="ce18" table:formula="of:=[$'blpl-t300'.AE22]" office:value-type="float" office:value="-56" calcext:value-type="float">
            <text:p>-56</text:p>
          </table:table-cell>
          <table:table-cell table:style-name="ce18" table:formula="of:=[$'sbpl-t300'.AE22]" office:value-type="float" office:value="-56" calcext:value-type="float">
            <text:p>-56</text:p>
          </table:table-cell>
          <table:table-cell table:formula="of:=MIN([.L23:.O23])" office:value-type="float" office:value="-58" calcext:value-type="float">
            <text:p>-58</text:p>
          </table:table-cell>
          <table:table-cell table:formula="of:=ABS([.L23]-CEILING([.$C23]))" office:value-type="float" office:value="2" calcext:value-type="float">
            <text:p>2</text:p>
          </table:table-cell>
          <table:table-cell table:formula="of:=IFERROR(ABS([.M23]-CEILING([.$C23]));&quot;-&quot;)" office:value-type="float" office:value="0" calcext:value-type="float">
            <text:p>0</text:p>
          </table:table-cell>
          <table:table-cell table:formula="of:=ABS([.N23]-CEILING([.$C23]))" office:value-type="float" office:value="2" calcext:value-type="float">
            <text:p>2</text:p>
          </table:table-cell>
          <table:table-cell table:formula="of:=ABS([.O23]-CEILING([.$C23]))" office:value-type="float" office:value="2" calcext:value-type="float">
            <text:p>2</text:p>
          </table:table-cell>
          <table:table-cell table:formula="of:=IFERROR(ABS(([.L23]-CEILING([.$C23]))/CEILING([.$C23]));IF([.Q23]&lt;&gt;&quot;*&quot;;[.Q23];&quot;*&quot;))" office:value-type="float" office:value="0.0344827586206897" calcext:value-type="float">
            <text:p>0,03</text:p>
          </table:table-cell>
          <table:table-cell table:formula="of:=IFERROR(ABS(([.M23]-CEILING([.$C23]))/CEILING([.$C23]));IF([.R23]&lt;&gt;&quot;*&quot;;[.R23];&quot;*&quot;))" office:value-type="float" office:value="0" calcext:value-type="float">
            <text:p>0,00</text:p>
          </table:table-cell>
          <table:table-cell table:formula="of:=IFERROR(ABS(([.N23]-CEILING([.$C23]))/CEILING([.$C23]));IF([.S23]&lt;&gt;&quot;*&quot;;[.S23];&quot;*&quot;))" office:value-type="float" office:value="0.0344827586206897" calcext:value-type="float">
            <text:p>0,03</text:p>
          </table:table-cell>
          <table:table-cell table:formula="of:=IFERROR(ABS(([.O23]-CEILING([.$C23]))/CEILING([.$C23]));IF([.T23]&lt;&gt;&quot;*&quot;;[.T23];&quot;*&quot;))" office:value-type="float" office:value="0.0344827586206897" calcext:value-type="float">
            <text:p>0,03</text:p>
          </table:table-cell>
          <table:table-cell table:formula="of:=IF([.L23]=[.$P23];1;&quot;&quot;)">
            <text:p/>
          </table:table-cell>
          <table:table-cell table:formula="of:=IF([.M23]=[.$P23];1;&quot;&quot;)" office:value-type="float" office:value="1" calcext:value-type="float">
            <text:p>1</text:p>
          </table:table-cell>
          <table:table-cell table:formula="of:=IF([.N23]=[.$P23];1;&quot;&quot;)">
            <text:p/>
          </table:table-cell>
          <table:table-cell table:formula="of:=IF([.O23]=[.$P23];1;&quot;&quot;)">
            <text:p/>
          </table:table-cell>
          <table:table-cell/>
          <table:table-cell office:value-type="string" calcext:value-type="string">
            <text:p>gap root</text:p>
          </table:table-cell>
          <table:table-cell office:value-type="string" calcext:value-type="string">
            <text:p>avg</text:p>
          </table:table-cell>
          <table:table-cell table:formula="of:=ROUND(AVERAGE([.F3:.F300]);2)" office:value-type="float" office:value="0.01" calcext:value-type="float">
            <text:p>0,01</text:p>
          </table:table-cell>
          <table:table-cell table:number-columns-repeated="4"/>
          <table:table-cell table:formula="of:=CONCATENATE([.A23];&quot;&amp;&quot;;[.B23];&quot;&amp;&quot;;IF([.E23]=1;CONCATENATE(&quot;\h{&quot;;[.C23];&quot;}&quot;);[.C23]);&quot;&amp;&quot;;[.H23];&quot;&amp;&quot;;IF([.J23]=0;CONCATENATE(&quot;\uu{&quot;;[.I23];&quot;}&quot;);[.I23]);&quot;&amp;&quot;;IF([.L23]=[.P23];CONCATENATE(&quot;\h{&quot;;[.L23];&quot;}&quot;);[.L23]);&quot;&amp;&quot;;IF([.M23]=[.P23];CONCATENATE(&quot;\h{&quot;;[.M23];&quot;}&quot;);[.M23]);&quot;&amp;&quot;;IF([.N23]=[.P23];CONCATENATE(&quot;\h{&quot;;[.N23];&quot;}&quot;);[.N23]);&quot;&amp;&quot;;IF([.O23]=[.P23];CONCATENATE(&quot;\h{&quot;;[.O23];&quot;}&quot;);[.O23]);&quot;\\\hline&quot;)" office:value-type="string" office:string-value="r20-25-500-1&amp;0,96&amp;-58,8&amp;-58&amp;\uu{-58}&amp;-56&amp;\h{-58}&amp;-56&amp;-56\\\hline" calcext:value-type="string">
            <text:p>r20-25-500-1&amp;0,96&amp;-58,8&amp;-58&amp;\uu{-58}&amp;-56&amp;\h{-58}&amp;-56&amp;-56\\\hline</text:p>
          </table:table-cell>
          <table:table-cell table:number-columns-repeated="8"/>
        </table:table-row>
        <table:table-row table:style-name="ro2">
          <table:table-cell table:formula="of:=[$ra.AA23]" office:value-type="string" office:string-value="r20-25-500-2" calcext:value-type="string">
            <text:p>r20-25-500-2</text:p>
          </table:table-cell>
          <table:table-cell table:formula="of:=ROUND([$ra.AB23];2)" office:value-type="float" office:value="0.96" calcext:value-type="float">
            <text:p>0,96</text:p>
          </table:table-cell>
          <table:table-cell table:style-name="ce14" table:formula="of:=ROUND([$ra.AC23];1)" office:value-type="float" office:value="-53.6" calcext:value-type="float">
            <text:p>-53,6</text:p>
          </table:table-cell>
          <table:table-cell table:style-name="ce12" table:formula="of:=IF([ra.S23]=5;&quot;*&quot;;[ra.I23])" office:value-type="float" office:value="0.362162" calcext:value-type="float">
            <text:p>0,4</text:p>
          </table:table-cell>
          <table:table-cell table:formula="of:=IF([ra.S23]=11;1;&quot;&quot;)">
            <text:p/>
          </table:table-cell>
          <table:table-cell table:style-name="ce23" table:formula="of:=IFERROR(IF([.I24]=0;ABS(CEILING([.C24]));ABS(([.I24]-CEILING([.C24]))/[.I24]));&quot;*&quot;)" office:value-type="float" office:value="0" calcext:value-type="float">
            <text:p>0,00</text:p>
          </table:table-cell>
          <table:table-cell table:style-name="ce23" table:formula="of:=IFERROR([.I24]-CEILING([.C24]);&quot;*&quot;)" office:value-type="float" office:value="0" calcext:value-type="float">
            <text:p>0,00</text:p>
          </table:table-cell>
          <table:table-cell table:style-name="ce12" table:formula="of:=ROUND([exact.J23];1)" office:value-type="float" office:value="-53" calcext:value-type="float">
            <text:p>-53,0</text:p>
          </table:table-cell>
          <table:table-cell table:formula="of:=ROUND([exact.K23];0)" office:value-type="float" office:value="-53" calcext:value-type="float">
            <text:p>-53</text:p>
          </table:table-cell>
          <table:table-cell table:style-name="ce12" table:formula="of:=IF([exact.L23]&lt;1000000;100*[exact.L23];&quot;*&quot;)" office:value-type="float" office:value="0" calcext:value-type="float">
            <text:p>0,0</text:p>
          </table:table-cell>
          <table:table-cell table:style-name="ce12" table:formula="of:=IF([exact.S23]=5;&quot;*&quot;;[exact.I23])" office:value-type="float" office:value="9.646571" calcext:value-type="float">
            <text:p>9,6</text:p>
          </table:table-cell>
          <table:table-cell table:style-name="ce18" table:formula="of:=[$ra.AE23]" office:value-type="float" office:value="-50" calcext:value-type="float">
            <text:p>-50</text:p>
          </table:table-cell>
          <table:table-cell table:style-name="ce18" table:formula="of:=[$'bcpa-t600'.AE23]" office:value-type="float" office:value="-52" calcext:value-type="float">
            <text:p>-52</text:p>
          </table:table-cell>
          <table:table-cell table:style-name="ce18" table:formula="of:=[$'blpl-t300'.AE23]" office:value-type="float" office:value="-51" calcext:value-type="float">
            <text:p>-51</text:p>
          </table:table-cell>
          <table:table-cell table:style-name="ce18" table:formula="of:=[$'sbpl-t300'.AE23]" office:value-type="float" office:value="-50" calcext:value-type="float">
            <text:p>-50</text:p>
          </table:table-cell>
          <table:table-cell table:formula="of:=MIN([.L24:.O24])" office:value-type="float" office:value="-52" calcext:value-type="float">
            <text:p>-52</text:p>
          </table:table-cell>
          <table:table-cell table:formula="of:=ABS([.L24]-CEILING([.$C24]))" office:value-type="float" office:value="3" calcext:value-type="float">
            <text:p>3</text:p>
          </table:table-cell>
          <table:table-cell table:formula="of:=IFERROR(ABS([.M24]-CEILING([.$C24]));&quot;-&quot;)" office:value-type="float" office:value="1" calcext:value-type="float">
            <text:p>1</text:p>
          </table:table-cell>
          <table:table-cell table:formula="of:=ABS([.N24]-CEILING([.$C24]))" office:value-type="float" office:value="2" calcext:value-type="float">
            <text:p>2</text:p>
          </table:table-cell>
          <table:table-cell table:formula="of:=ABS([.O24]-CEILING([.$C24]))" office:value-type="float" office:value="3" calcext:value-type="float">
            <text:p>3</text:p>
          </table:table-cell>
          <table:table-cell table:formula="of:=IFERROR(ABS(([.L24]-CEILING([.$C24]))/CEILING([.$C24]));IF([.Q24]&lt;&gt;&quot;*&quot;;[.Q24];&quot;*&quot;))" office:value-type="float" office:value="0.0566037735849057" calcext:value-type="float">
            <text:p>0,06</text:p>
          </table:table-cell>
          <table:table-cell table:formula="of:=IFERROR(ABS(([.M24]-CEILING([.$C24]))/CEILING([.$C24]));IF([.R24]&lt;&gt;&quot;*&quot;;[.R24];&quot;*&quot;))" office:value-type="float" office:value="0.0188679245283019" calcext:value-type="float">
            <text:p>0,02</text:p>
          </table:table-cell>
          <table:table-cell table:formula="of:=IFERROR(ABS(([.N24]-CEILING([.$C24]))/CEILING([.$C24]));IF([.S24]&lt;&gt;&quot;*&quot;;[.S24];&quot;*&quot;))" office:value-type="float" office:value="0.0377358490566038" calcext:value-type="float">
            <text:p>0,04</text:p>
          </table:table-cell>
          <table:table-cell table:formula="of:=IFERROR(ABS(([.O24]-CEILING([.$C24]))/CEILING([.$C24]));IF([.T24]&lt;&gt;&quot;*&quot;;[.T24];&quot;*&quot;))" office:value-type="float" office:value="0.0566037735849057" calcext:value-type="float">
            <text:p>0,06</text:p>
          </table:table-cell>
          <table:table-cell table:formula="of:=IF([.L24]=[.$P24];1;&quot;&quot;)">
            <text:p/>
          </table:table-cell>
          <table:table-cell table:formula="of:=IF([.M24]=[.$P24];1;&quot;&quot;)" office:value-type="float" office:value="1" calcext:value-type="float">
            <text:p>1</text:p>
          </table:table-cell>
          <table:table-cell table:formula="of:=IF([.N24]=[.$P24];1;&quot;&quot;)">
            <text:p/>
          </table:table-cell>
          <table:table-cell table:formula="of:=IF([.O24]=[.$P24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F3:.F300]);2)" office:value-type="float" office:value="0.01" calcext:value-type="float">
            <text:p>0,01</text:p>
          </table:table-cell>
          <table:table-cell table:number-columns-repeated="4"/>
          <table:table-cell table:formula="of:=CONCATENATE([.A24];&quot;&amp;&quot;;[.B24];&quot;&amp;&quot;;IF([.E24]=1;CONCATENATE(&quot;\h{&quot;;[.C24];&quot;}&quot;);[.C24]);&quot;&amp;&quot;;[.H24];&quot;&amp;&quot;;IF([.J24]=0;CONCATENATE(&quot;\uu{&quot;;[.I24];&quot;}&quot;);[.I24]);&quot;&amp;&quot;;IF([.L24]=[.P24];CONCATENATE(&quot;\h{&quot;;[.L24];&quot;}&quot;);[.L24]);&quot;&amp;&quot;;IF([.M24]=[.P24];CONCATENATE(&quot;\h{&quot;;[.M24];&quot;}&quot;);[.M24]);&quot;&amp;&quot;;IF([.N24]=[.P24];CONCATENATE(&quot;\h{&quot;;[.N24];&quot;}&quot;);[.N24]);&quot;&amp;&quot;;IF([.O24]=[.P24];CONCATENATE(&quot;\h{&quot;;[.O24];&quot;}&quot;);[.O24]);&quot;\\\hline&quot;)" office:value-type="string" office:string-value="r20-25-500-2&amp;0,96&amp;-53,6&amp;-53&amp;\uu{-53}&amp;-50&amp;\h{-52}&amp;-51&amp;-50\\\hline" calcext:value-type="string">
            <text:p>r20-25-500-2&amp;0,96&amp;-53,6&amp;-53&amp;\uu{-53}&amp;-50&amp;\h{-52}&amp;-51&amp;-50\\\hline</text:p>
          </table:table-cell>
          <table:table-cell table:number-columns-repeated="8"/>
        </table:table-row>
        <table:table-row table:style-name="ro2">
          <table:table-cell table:formula="of:=[$ra.AA24]" office:value-type="string" office:string-value="r20-25-750-1" calcext:value-type="string">
            <text:p>r20-25-750-1</text:p>
          </table:table-cell>
          <table:table-cell table:formula="of:=ROUND([$ra.AB24];2)" office:value-type="float" office:value="0.65" calcext:value-type="float">
            <text:p>0,65</text:p>
          </table:table-cell>
          <table:table-cell table:style-name="ce14" table:formula="of:=ROUND([$ra.AC24];1)" office:value-type="float" office:value="-86.4" calcext:value-type="float">
            <text:p>-86,4</text:p>
          </table:table-cell>
          <table:table-cell table:style-name="ce12" table:formula="of:=IF([ra.S24]=5;&quot;*&quot;;[ra.I24])" office:value-type="float" office:value="0.614585" calcext:value-type="float">
            <text:p>0,6</text:p>
          </table:table-cell>
          <table:table-cell table:formula="of:=IF([ra.S24]=11;1;&quot;&quot;)">
            <text:p/>
          </table:table-cell>
          <table:table-cell table:style-name="ce23" table:formula="of:=IFERROR(IF([.I25]=0;ABS(CEILING([.C25]));ABS(([.I25]-CEILING([.C25]))/[.I25]));&quot;*&quot;)" office:value-type="float" office:value="0" calcext:value-type="float">
            <text:p>0,00</text:p>
          </table:table-cell>
          <table:table-cell table:style-name="ce23" table:formula="of:=IFERROR([.I25]-CEILING([.C25]);&quot;*&quot;)" office:value-type="float" office:value="0" calcext:value-type="float">
            <text:p>0,00</text:p>
          </table:table-cell>
          <table:table-cell table:style-name="ce12" table:formula="of:=ROUND([exact.J24];1)" office:value-type="float" office:value="-86" calcext:value-type="float">
            <text:p>-86,0</text:p>
          </table:table-cell>
          <table:table-cell table:formula="of:=ROUND([exact.K24];0)" office:value-type="float" office:value="-86" calcext:value-type="float">
            <text:p>-86</text:p>
          </table:table-cell>
          <table:table-cell table:style-name="ce12" table:formula="of:=IF([exact.L24]&lt;1000000;100*[exact.L24];&quot;*&quot;)" office:value-type="float" office:value="0" calcext:value-type="float">
            <text:p>0,0</text:p>
          </table:table-cell>
          <table:table-cell table:style-name="ce12" table:formula="of:=IF([exact.S24]=5;&quot;*&quot;;[exact.I24])" office:value-type="float" office:value="0.718653" calcext:value-type="float">
            <text:p>0,7</text:p>
          </table:table-cell>
          <table:table-cell table:style-name="ce18" table:formula="of:=[$ra.AE24]" office:value-type="float" office:value="-83" calcext:value-type="float">
            <text:p>-83</text:p>
          </table:table-cell>
          <table:table-cell table:style-name="ce18" table:formula="of:=[$'bcpa-t600'.AE24]" office:value-type="float" office:value="-86" calcext:value-type="float">
            <text:p>-86</text:p>
          </table:table-cell>
          <table:table-cell table:style-name="ce18" table:formula="of:=[$'blpl-t300'.AE24]" office:value-type="float" office:value="-84" calcext:value-type="float">
            <text:p>-84</text:p>
          </table:table-cell>
          <table:table-cell table:style-name="ce18" table:formula="of:=[$'sbpl-t300'.AE24]" office:value-type="float" office:value="-83" calcext:value-type="float">
            <text:p>-83</text:p>
          </table:table-cell>
          <table:table-cell table:formula="of:=MIN([.L25:.O25])" office:value-type="float" office:value="-86" calcext:value-type="float">
            <text:p>-86</text:p>
          </table:table-cell>
          <table:table-cell table:formula="of:=ABS([.L25]-CEILING([.$C25]))" office:value-type="float" office:value="3" calcext:value-type="float">
            <text:p>3</text:p>
          </table:table-cell>
          <table:table-cell table:formula="of:=IFERROR(ABS([.M25]-CEILING([.$C25]));&quot;-&quot;)" office:value-type="float" office:value="0" calcext:value-type="float">
            <text:p>0</text:p>
          </table:table-cell>
          <table:table-cell table:formula="of:=ABS([.N25]-CEILING([.$C25]))" office:value-type="float" office:value="2" calcext:value-type="float">
            <text:p>2</text:p>
          </table:table-cell>
          <table:table-cell table:formula="of:=ABS([.O25]-CEILING([.$C25]))" office:value-type="float" office:value="3" calcext:value-type="float">
            <text:p>3</text:p>
          </table:table-cell>
          <table:table-cell table:formula="of:=IFERROR(ABS(([.L25]-CEILING([.$C25]))/CEILING([.$C25]));IF([.Q25]&lt;&gt;&quot;*&quot;;[.Q25];&quot;*&quot;))" office:value-type="float" office:value="0.0348837209302326" calcext:value-type="float">
            <text:p>0,03</text:p>
          </table:table-cell>
          <table:table-cell table:formula="of:=IFERROR(ABS(([.M25]-CEILING([.$C25]))/CEILING([.$C25]));IF([.R25]&lt;&gt;&quot;*&quot;;[.R25];&quot;*&quot;))" office:value-type="float" office:value="0" calcext:value-type="float">
            <text:p>0,00</text:p>
          </table:table-cell>
          <table:table-cell table:formula="of:=IFERROR(ABS(([.N25]-CEILING([.$C25]))/CEILING([.$C25]));IF([.S25]&lt;&gt;&quot;*&quot;;[.S25];&quot;*&quot;))" office:value-type="float" office:value="0.0232558139534884" calcext:value-type="float">
            <text:p>0,02</text:p>
          </table:table-cell>
          <table:table-cell table:formula="of:=IFERROR(ABS(([.O25]-CEILING([.$C25]))/CEILING([.$C25]));IF([.T25]&lt;&gt;&quot;*&quot;;[.T25];&quot;*&quot;))" office:value-type="float" office:value="0.0348837209302326" calcext:value-type="float">
            <text:p>0,03</text:p>
          </table:table-cell>
          <table:table-cell table:formula="of:=IF([.L25]=[.$P25];1;&quot;&quot;)">
            <text:p/>
          </table:table-cell>
          <table:table-cell table:formula="of:=IF([.M25]=[.$P25];1;&quot;&quot;)" office:value-type="float" office:value="1" calcext:value-type="float">
            <text:p>1</text:p>
          </table:table-cell>
          <table:table-cell table:formula="of:=IF([.N25]=[.$P25];1;&quot;&quot;)">
            <text:p/>
          </table:table-cell>
          <table:table-cell table:formula="of:=IF([.O25]=[.$P25];1;&quot;&quot;)">
            <text:p/>
          </table:table-cell>
          <table:table-cell/>
          <table:table-cell office:value-type="string" calcext:value-type="string">
            <text:p>dist root</text:p>
          </table:table-cell>
          <table:table-cell office:value-type="string" calcext:value-type="string">
            <text:p>avg</text:p>
          </table:table-cell>
          <table:table-cell table:formula="of:=ROUND(AVERAGE([.G3:.G300]);1)" office:value-type="float" office:value="0.4" calcext:value-type="float">
            <text:p>0,4</text:p>
          </table:table-cell>
          <table:table-cell table:number-columns-repeated="4"/>
          <table:table-cell table:formula="of:=CONCATENATE([.A25];&quot;&amp;&quot;;[.B25];&quot;&amp;&quot;;IF([.E25]=1;CONCATENATE(&quot;\h{&quot;;[.C25];&quot;}&quot;);[.C25]);&quot;&amp;&quot;;[.H25];&quot;&amp;&quot;;IF([.J25]=0;CONCATENATE(&quot;\uu{&quot;;[.I25];&quot;}&quot;);[.I25]);&quot;&amp;&quot;;IF([.L25]=[.P25];CONCATENATE(&quot;\h{&quot;;[.L25];&quot;}&quot;);[.L25]);&quot;&amp;&quot;;IF([.M25]=[.P25];CONCATENATE(&quot;\h{&quot;;[.M25];&quot;}&quot;);[.M25]);&quot;&amp;&quot;;IF([.N25]=[.P25];CONCATENATE(&quot;\h{&quot;;[.N25];&quot;}&quot;);[.N25]);&quot;&amp;&quot;;IF([.O25]=[.P25];CONCATENATE(&quot;\h{&quot;;[.O25];&quot;}&quot;);[.O25]);&quot;\\\hline&quot;)" office:value-type="string" office:string-value="r20-25-750-1&amp;0,65&amp;-86,4&amp;-86&amp;\uu{-86}&amp;-83&amp;\h{-86}&amp;-84&amp;-83\\\hline" calcext:value-type="string">
            <text:p>r20-25-750-1&amp;0,65&amp;-86,4&amp;-86&amp;\uu{-86}&amp;-83&amp;\h{-86}&amp;-84&amp;-83\\\hline</text:p>
          </table:table-cell>
          <table:table-cell table:number-columns-repeated="8"/>
        </table:table-row>
        <table:table-row table:style-name="ro2">
          <table:table-cell table:formula="of:=[$ra.AA25]" office:value-type="string" office:string-value="r20-25-750-2" calcext:value-type="string">
            <text:p>r20-25-750-2</text:p>
          </table:table-cell>
          <table:table-cell table:formula="of:=ROUND([$ra.AB25];2)" office:value-type="float" office:value="0.64" calcext:value-type="float">
            <text:p>0,64</text:p>
          </table:table-cell>
          <table:table-cell table:style-name="ce14" table:formula="of:=ROUND([$ra.AC25];1)" office:value-type="float" office:value="-77.1" calcext:value-type="float">
            <text:p>-77,1</text:p>
          </table:table-cell>
          <table:table-cell table:style-name="ce12" table:formula="of:=IF([ra.S25]=5;&quot;*&quot;;[ra.I25])" office:value-type="float" office:value="0.771748" calcext:value-type="float">
            <text:p>0,8</text:p>
          </table:table-cell>
          <table:table-cell table:formula="of:=IF([ra.S25]=11;1;&quot;&quot;)">
            <text:p/>
          </table:table-cell>
          <table:table-cell table:style-name="ce23" table:formula="of:=IFERROR(IF([.I26]=0;ABS(CEILING([.C26]));ABS(([.I26]-CEILING([.C26]))/[.I26]));&quot;*&quot;)" office:value-type="float" office:value="0" calcext:value-type="float">
            <text:p>0,00</text:p>
          </table:table-cell>
          <table:table-cell table:style-name="ce23" table:formula="of:=IFERROR([.I26]-CEILING([.C26]);&quot;*&quot;)" office:value-type="float" office:value="0" calcext:value-type="float">
            <text:p>0,00</text:p>
          </table:table-cell>
          <table:table-cell table:style-name="ce12" table:formula="of:=ROUND([exact.J25];1)" office:value-type="float" office:value="-77" calcext:value-type="float">
            <text:p>-77,0</text:p>
          </table:table-cell>
          <table:table-cell table:formula="of:=ROUND([exact.K25];0)" office:value-type="float" office:value="-77" calcext:value-type="float">
            <text:p>-77</text:p>
          </table:table-cell>
          <table:table-cell table:style-name="ce12" table:formula="of:=IF([exact.L25]&lt;1000000;100*[exact.L25];&quot;*&quot;)" office:value-type="float" office:value="0" calcext:value-type="float">
            <text:p>0,0</text:p>
          </table:table-cell>
          <table:table-cell table:style-name="ce12" table:formula="of:=IF([exact.S25]=5;&quot;*&quot;;[exact.I25])" office:value-type="float" office:value="254.874917" calcext:value-type="float">
            <text:p>254,9</text:p>
          </table:table-cell>
          <table:table-cell table:style-name="ce18" table:formula="of:=[$ra.AE25]" office:value-type="float" office:value="-74" calcext:value-type="float">
            <text:p>-74</text:p>
          </table:table-cell>
          <table:table-cell table:style-name="ce18" table:formula="of:=[$'bcpa-t600'.AE25]" office:value-type="float" office:value="-76" calcext:value-type="float">
            <text:p>-76</text:p>
          </table:table-cell>
          <table:table-cell table:style-name="ce18" table:formula="of:=[$'blpl-t300'.AE25]" office:value-type="float" office:value="-74" calcext:value-type="float">
            <text:p>-74</text:p>
          </table:table-cell>
          <table:table-cell table:style-name="ce18" table:formula="of:=[$'sbpl-t300'.AE25]" office:value-type="float" office:value="-74" calcext:value-type="float">
            <text:p>-74</text:p>
          </table:table-cell>
          <table:table-cell table:formula="of:=MIN([.L26:.O26])" office:value-type="float" office:value="-76" calcext:value-type="float">
            <text:p>-76</text:p>
          </table:table-cell>
          <table:table-cell table:formula="of:=ABS([.L26]-CEILING([.$C26]))" office:value-type="float" office:value="3" calcext:value-type="float">
            <text:p>3</text:p>
          </table:table-cell>
          <table:table-cell table:formula="of:=IFERROR(ABS([.M26]-CEILING([.$C26]));&quot;-&quot;)" office:value-type="float" office:value="1" calcext:value-type="float">
            <text:p>1</text:p>
          </table:table-cell>
          <table:table-cell table:formula="of:=ABS([.N26]-CEILING([.$C26]))" office:value-type="float" office:value="3" calcext:value-type="float">
            <text:p>3</text:p>
          </table:table-cell>
          <table:table-cell table:formula="of:=ABS([.O26]-CEILING([.$C26]))" office:value-type="float" office:value="3" calcext:value-type="float">
            <text:p>3</text:p>
          </table:table-cell>
          <table:table-cell table:formula="of:=IFERROR(ABS(([.L26]-CEILING([.$C26]))/CEILING([.$C26]));IF([.Q26]&lt;&gt;&quot;*&quot;;[.Q26];&quot;*&quot;))" office:value-type="float" office:value="0.038961038961039" calcext:value-type="float">
            <text:p>0,04</text:p>
          </table:table-cell>
          <table:table-cell table:formula="of:=IFERROR(ABS(([.M26]-CEILING([.$C26]))/CEILING([.$C26]));IF([.R26]&lt;&gt;&quot;*&quot;;[.R26];&quot;*&quot;))" office:value-type="float" office:value="0.012987012987013" calcext:value-type="float">
            <text:p>0,01</text:p>
          </table:table-cell>
          <table:table-cell table:formula="of:=IFERROR(ABS(([.N26]-CEILING([.$C26]))/CEILING([.$C26]));IF([.S26]&lt;&gt;&quot;*&quot;;[.S26];&quot;*&quot;))" office:value-type="float" office:value="0.038961038961039" calcext:value-type="float">
            <text:p>0,04</text:p>
          </table:table-cell>
          <table:table-cell table:formula="of:=IFERROR(ABS(([.O26]-CEILING([.$C26]))/CEILING([.$C26]));IF([.T26]&lt;&gt;&quot;*&quot;;[.T26];&quot;*&quot;))" office:value-type="float" office:value="0.038961038961039" calcext:value-type="float">
            <text:p>0,04</text:p>
          </table:table-cell>
          <table:table-cell table:formula="of:=IF([.L26]=[.$P26];1;&quot;&quot;)">
            <text:p/>
          </table:table-cell>
          <table:table-cell table:formula="of:=IF([.M26]=[.$P26];1;&quot;&quot;)" office:value-type="float" office:value="1" calcext:value-type="float">
            <text:p>1</text:p>
          </table:table-cell>
          <table:table-cell table:formula="of:=IF([.N26]=[.$P26];1;&quot;&quot;)">
            <text:p/>
          </table:table-cell>
          <table:table-cell table:formula="of:=IF([.O26]=[.$P26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G3:.G300]);1)" office:value-type="float" office:value="0.6" calcext:value-type="float">
            <text:p>0,6</text:p>
          </table:table-cell>
          <table:table-cell table:number-columns-repeated="4"/>
          <table:table-cell table:formula="of:=CONCATENATE([.A26];&quot;&amp;&quot;;[.B26];&quot;&amp;&quot;;IF([.E26]=1;CONCATENATE(&quot;\h{&quot;;[.C26];&quot;}&quot;);[.C26]);&quot;&amp;&quot;;[.H26];&quot;&amp;&quot;;IF([.J26]=0;CONCATENATE(&quot;\uu{&quot;;[.I26];&quot;}&quot;);[.I26]);&quot;&amp;&quot;;IF([.L26]=[.P26];CONCATENATE(&quot;\h{&quot;;[.L26];&quot;}&quot;);[.L26]);&quot;&amp;&quot;;IF([.M26]=[.P26];CONCATENATE(&quot;\h{&quot;;[.M26];&quot;}&quot;);[.M26]);&quot;&amp;&quot;;IF([.N26]=[.P26];CONCATENATE(&quot;\h{&quot;;[.N26];&quot;}&quot;);[.N26]);&quot;&amp;&quot;;IF([.O26]=[.P26];CONCATENATE(&quot;\h{&quot;;[.O26];&quot;}&quot;);[.O26]);&quot;\\\hline&quot;)" office:value-type="string" office:string-value="r20-25-750-2&amp;0,64&amp;-77,1&amp;-77&amp;\uu{-77}&amp;-74&amp;\h{-76}&amp;-74&amp;-74\\\hline" calcext:value-type="string">
            <text:p>r20-25-750-2&amp;0,64&amp;-77,1&amp;-77&amp;\uu{-77}&amp;-74&amp;\h{-76}&amp;-74&amp;-74\\\hline</text:p>
          </table:table-cell>
          <table:table-cell table:number-columns-repeated="8"/>
        </table:table-row>
        <table:table-row table:style-name="ro2">
          <table:table-cell table:formula="of:=[$ra.AA26]" office:value-type="string" office:string-value="r20-5-250-1" calcext:value-type="string">
            <text:p>r20-5-250-1</text:p>
          </table:table-cell>
          <table:table-cell table:formula="of:=ROUND([$ra.AB26];2)" office:value-type="float" office:value="0.18" calcext:value-type="float">
            <text:p>0,18</text:p>
          </table:table-cell>
          <table:table-cell table:style-name="ce14" table:formula="of:=ROUND([$ra.AC26];1)" office:value-type="float" office:value="-67.8" calcext:value-type="float">
            <text:p>-67,8</text:p>
          </table:table-cell>
          <table:table-cell table:style-name="ce12" table:formula="of:=IF([ra.S26]=5;&quot;*&quot;;[ra.I26])" office:value-type="float" office:value="0.032541" calcext:value-type="float">
            <text:p>0,0</text:p>
          </table:table-cell>
          <table:table-cell table:formula="of:=IF([ra.S26]=11;1;&quot;&quot;)">
            <text:p/>
          </table:table-cell>
          <table:table-cell table:style-name="ce23" table:formula="of:=IFERROR(IF([.I27]=0;ABS(CEILING([.C27]));ABS(([.I27]-CEILING([.C27]))/[.I27]));&quot;*&quot;)" office:value-type="float" office:value="0" calcext:value-type="float">
            <text:p>0,00</text:p>
          </table:table-cell>
          <table:table-cell table:style-name="ce23" table:formula="of:=IFERROR([.I27]-CEILING([.C27]);&quot;*&quot;)" office:value-type="float" office:value="0" calcext:value-type="float">
            <text:p>0,00</text:p>
          </table:table-cell>
          <table:table-cell table:style-name="ce12" table:formula="of:=ROUND([exact.J26];1)" office:value-type="float" office:value="-67" calcext:value-type="float">
            <text:p>-67,0</text:p>
          </table:table-cell>
          <table:table-cell table:formula="of:=ROUND([exact.K26];0)" office:value-type="float" office:value="-67" calcext:value-type="float">
            <text:p>-67</text:p>
          </table:table-cell>
          <table:table-cell table:style-name="ce12" table:formula="of:=IF([exact.L26]&lt;1000000;100*[exact.L26];&quot;*&quot;)" office:value-type="float" office:value="0" calcext:value-type="float">
            <text:p>0,0</text:p>
          </table:table-cell>
          <table:table-cell table:style-name="ce12" table:formula="of:=IF([exact.S26]=5;&quot;*&quot;;[exact.I26])" office:value-type="float" office:value="0.049866" calcext:value-type="float">
            <text:p>0,0</text:p>
          </table:table-cell>
          <table:table-cell table:style-name="ce18" table:formula="of:=[$ra.AE26]" office:value-type="float" office:value="-67" calcext:value-type="float">
            <text:p>-67</text:p>
          </table:table-cell>
          <table:table-cell table:style-name="ce18" table:formula="of:=[$'bcpa-t600'.AE26]" office:value-type="float" office:value="-67" calcext:value-type="float">
            <text:p>-67</text:p>
          </table:table-cell>
          <table:table-cell table:style-name="ce18" table:formula="of:=[$'blpl-t300'.AE26]" office:value-type="float" office:value="-67" calcext:value-type="float">
            <text:p>-67</text:p>
          </table:table-cell>
          <table:table-cell table:style-name="ce18" table:formula="of:=[$'sbpl-t300'.AE26]" office:value-type="float" office:value="-67" calcext:value-type="float">
            <text:p>-67</text:p>
          </table:table-cell>
          <table:table-cell table:formula="of:=MIN([.L27:.O27])" office:value-type="float" office:value="-67" calcext:value-type="float">
            <text:p>-67</text:p>
          </table:table-cell>
          <table:table-cell table:formula="of:=ABS([.L27]-CEILING([.$C27]))" office:value-type="float" office:value="0" calcext:value-type="float">
            <text:p>0</text:p>
          </table:table-cell>
          <table:table-cell table:formula="of:=IFERROR(ABS([.M27]-CEILING([.$C27]));&quot;-&quot;)" office:value-type="float" office:value="0" calcext:value-type="float">
            <text:p>0</text:p>
          </table:table-cell>
          <table:table-cell table:formula="of:=ABS([.N27]-CEILING([.$C27]))" office:value-type="float" office:value="0" calcext:value-type="float">
            <text:p>0</text:p>
          </table:table-cell>
          <table:table-cell table:formula="of:=ABS([.O27]-CEILING([.$C27]))" office:value-type="float" office:value="0" calcext:value-type="float">
            <text:p>0</text:p>
          </table:table-cell>
          <table:table-cell table:formula="of:=IFERROR(ABS(([.L27]-CEILING([.$C27]))/CEILING([.$C27]));IF([.Q27]&lt;&gt;&quot;*&quot;;[.Q27];&quot;*&quot;))" office:value-type="float" office:value="0" calcext:value-type="float">
            <text:p>0,00</text:p>
          </table:table-cell>
          <table:table-cell table:formula="of:=IFERROR(ABS(([.M27]-CEILING([.$C27]))/CEILING([.$C27]));IF([.R27]&lt;&gt;&quot;*&quot;;[.R27];&quot;*&quot;))" office:value-type="float" office:value="0" calcext:value-type="float">
            <text:p>0,00</text:p>
          </table:table-cell>
          <table:table-cell table:formula="of:=IFERROR(ABS(([.N27]-CEILING([.$C27]))/CEILING([.$C27]));IF([.S27]&lt;&gt;&quot;*&quot;;[.S27];&quot;*&quot;))" office:value-type="float" office:value="0" calcext:value-type="float">
            <text:p>0,00</text:p>
          </table:table-cell>
          <table:table-cell table:formula="of:=IFERROR(ABS(([.O27]-CEILING([.$C27]))/CEILING([.$C27]));IF([.T27]&lt;&gt;&quot;*&quot;;[.T27];&quot;*&quot;))" office:value-type="float" office:value="0" calcext:value-type="float">
            <text:p>0,00</text:p>
          </table:table-cell>
          <table:table-cell table:formula="of:=IF([.L27]=[.$P27];1;&quot;&quot;)" office:value-type="float" office:value="1" calcext:value-type="float">
            <text:p>1</text:p>
          </table:table-cell>
          <table:table-cell table:formula="of:=IF([.M27]=[.$P27];1;&quot;&quot;)" office:value-type="float" office:value="1" calcext:value-type="float">
            <text:p>1</text:p>
          </table:table-cell>
          <table:table-cell table:formula="of:=IF([.N27]=[.$P27];1;&quot;&quot;)" office:value-type="float" office:value="1" calcext:value-type="float">
            <text:p>1</text:p>
          </table:table-cell>
          <table:table-cell table:formula="of:=IF([.O27]=[.$P27];1;&quot;&quot;)" office:value-type="float" office:value="1" calcext:value-type="float">
            <text:p>1</text:p>
          </table:table-cell>
          <table:table-cell table:number-columns-repeated="8"/>
          <table:table-cell table:formula="of:=CONCATENATE([.A27];&quot;&amp;&quot;;[.B27];&quot;&amp;&quot;;IF([.E27]=1;CONCATENATE(&quot;\h{&quot;;[.C27];&quot;}&quot;);[.C27]);&quot;&amp;&quot;;[.H27];&quot;&amp;&quot;;IF([.J27]=0;CONCATENATE(&quot;\uu{&quot;;[.I27];&quot;}&quot;);[.I27]);&quot;&amp;&quot;;IF([.L27]=[.P27];CONCATENATE(&quot;\h{&quot;;[.L27];&quot;}&quot;);[.L27]);&quot;&amp;&quot;;IF([.M27]=[.P27];CONCATENATE(&quot;\h{&quot;;[.M27];&quot;}&quot;);[.M27]);&quot;&amp;&quot;;IF([.N27]=[.P27];CONCATENATE(&quot;\h{&quot;;[.N27];&quot;}&quot;);[.N27]);&quot;&amp;&quot;;IF([.O27]=[.P27];CONCATENATE(&quot;\h{&quot;;[.O27];&quot;}&quot;);[.O27]);&quot;\\\hline&quot;)" office:value-type="string" office:string-value="r20-5-250-1&amp;0,18&amp;-67,8&amp;-67&amp;\uu{-67}&amp;\h{-67}&amp;\h{-67}&amp;\h{-67}&amp;\h{-67}\\\hline" calcext:value-type="string">
            <text:p>r20-5-250-1&amp;0,18&amp;-67,8&amp;-67&amp;\uu{-67}&amp;\h{-67}&amp;\h{-67}&amp;\h{-67}&amp;\h{-67}\\\hline</text:p>
          </table:table-cell>
          <table:table-cell table:number-columns-repeated="8"/>
        </table:table-row>
        <table:table-row table:style-name="ro2">
          <table:table-cell table:formula="of:=[$ra.AA27]" office:value-type="string" office:string-value="r20-5-250-2" calcext:value-type="string">
            <text:p>r20-5-250-2</text:p>
          </table:table-cell>
          <table:table-cell table:formula="of:=ROUND([$ra.AB27];2)" office:value-type="float" office:value="0.34" calcext:value-type="float">
            <text:p>0,34</text:p>
          </table:table-cell>
          <table:table-cell table:style-name="ce14" table:formula="of:=ROUND([$ra.AC27];1)" office:value-type="float" office:value="-63.2" calcext:value-type="float">
            <text:p>-63,2</text:p>
          </table:table-cell>
          <table:table-cell table:style-name="ce12" table:formula="of:=IF([ra.S27]=5;&quot;*&quot;;[ra.I27])" office:value-type="float" office:value="0.039672" calcext:value-type="float">
            <text:p>0,0</text:p>
          </table:table-cell>
          <table:table-cell table:formula="of:=IF([ra.S27]=11;1;&quot;&quot;)">
            <text:p/>
          </table:table-cell>
          <table:table-cell table:style-name="ce23" table:formula="of:=IFERROR(IF([.I28]=0;ABS(CEILING([.C28]));ABS(([.I28]-CEILING([.C28]))/[.I28]));&quot;*&quot;)" office:value-type="float" office:value="0" calcext:value-type="float">
            <text:p>0,00</text:p>
          </table:table-cell>
          <table:table-cell table:style-name="ce23" table:formula="of:=IFERROR([.I28]-CEILING([.C28]);&quot;*&quot;)" office:value-type="float" office:value="0" calcext:value-type="float">
            <text:p>0,00</text:p>
          </table:table-cell>
          <table:table-cell table:style-name="ce12" table:formula="of:=ROUND([exact.J27];1)" office:value-type="float" office:value="-63" calcext:value-type="float">
            <text:p>-63,0</text:p>
          </table:table-cell>
          <table:table-cell table:formula="of:=ROUND([exact.K27];0)" office:value-type="float" office:value="-63" calcext:value-type="float">
            <text:p>-63</text:p>
          </table:table-cell>
          <table:table-cell table:style-name="ce12" table:formula="of:=IF([exact.L27]&lt;1000000;100*[exact.L27];&quot;*&quot;)" office:value-type="float" office:value="0" calcext:value-type="float">
            <text:p>0,0</text:p>
          </table:table-cell>
          <table:table-cell table:style-name="ce12" table:formula="of:=IF([exact.S27]=5;&quot;*&quot;;[exact.I27])" office:value-type="float" office:value="0.046844" calcext:value-type="float">
            <text:p>0,0</text:p>
          </table:table-cell>
          <table:table-cell table:style-name="ce18" table:formula="of:=[$ra.AE27]" office:value-type="float" office:value="-62" calcext:value-type="float">
            <text:p>-62</text:p>
          </table:table-cell>
          <table:table-cell table:style-name="ce18" table:formula="of:=[$'bcpa-t600'.AE27]" office:value-type="float" office:value="-63" calcext:value-type="float">
            <text:p>-63</text:p>
          </table:table-cell>
          <table:table-cell table:style-name="ce18" table:formula="of:=[$'blpl-t300'.AE27]" office:value-type="float" office:value="-62" calcext:value-type="float">
            <text:p>-62</text:p>
          </table:table-cell>
          <table:table-cell table:style-name="ce18" table:formula="of:=[$'sbpl-t300'.AE27]" office:value-type="float" office:value="-62" calcext:value-type="float">
            <text:p>-62</text:p>
          </table:table-cell>
          <table:table-cell table:formula="of:=MIN([.L28:.O28])" office:value-type="float" office:value="-63" calcext:value-type="float">
            <text:p>-63</text:p>
          </table:table-cell>
          <table:table-cell table:formula="of:=ABS([.L28]-CEILING([.$C28]))" office:value-type="float" office:value="1" calcext:value-type="float">
            <text:p>1</text:p>
          </table:table-cell>
          <table:table-cell table:formula="of:=IFERROR(ABS([.M28]-CEILING([.$C28]));&quot;-&quot;)" office:value-type="float" office:value="0" calcext:value-type="float">
            <text:p>0</text:p>
          </table:table-cell>
          <table:table-cell table:formula="of:=ABS([.N28]-CEILING([.$C28]))" office:value-type="float" office:value="1" calcext:value-type="float">
            <text:p>1</text:p>
          </table:table-cell>
          <table:table-cell table:formula="of:=ABS([.O28]-CEILING([.$C28]))" office:value-type="float" office:value="1" calcext:value-type="float">
            <text:p>1</text:p>
          </table:table-cell>
          <table:table-cell table:formula="of:=IFERROR(ABS(([.L28]-CEILING([.$C28]))/CEILING([.$C28]));IF([.Q28]&lt;&gt;&quot;*&quot;;[.Q28];&quot;*&quot;))" office:value-type="float" office:value="0.0158730158730159" calcext:value-type="float">
            <text:p>0,02</text:p>
          </table:table-cell>
          <table:table-cell table:formula="of:=IFERROR(ABS(([.M28]-CEILING([.$C28]))/CEILING([.$C28]));IF([.R28]&lt;&gt;&quot;*&quot;;[.R28];&quot;*&quot;))" office:value-type="float" office:value="0" calcext:value-type="float">
            <text:p>0,00</text:p>
          </table:table-cell>
          <table:table-cell table:formula="of:=IFERROR(ABS(([.N28]-CEILING([.$C28]))/CEILING([.$C28]));IF([.S28]&lt;&gt;&quot;*&quot;;[.S28];&quot;*&quot;))" office:value-type="float" office:value="0.0158730158730159" calcext:value-type="float">
            <text:p>0,02</text:p>
          </table:table-cell>
          <table:table-cell table:formula="of:=IFERROR(ABS(([.O28]-CEILING([.$C28]))/CEILING([.$C28]));IF([.T28]&lt;&gt;&quot;*&quot;;[.T28];&quot;*&quot;))" office:value-type="float" office:value="0.0158730158730159" calcext:value-type="float">
            <text:p>0,02</text:p>
          </table:table-cell>
          <table:table-cell table:formula="of:=IF([.L28]=[.$P28];1;&quot;&quot;)">
            <text:p/>
          </table:table-cell>
          <table:table-cell table:formula="of:=IF([.M28]=[.$P28];1;&quot;&quot;)" office:value-type="float" office:value="1" calcext:value-type="float">
            <text:p>1</text:p>
          </table:table-cell>
          <table:table-cell table:formula="of:=IF([.N28]=[.$P28];1;&quot;&quot;)">
            <text:p/>
          </table:table-cell>
          <table:table-cell table:formula="of:=IF([.O28]=[.$P28];1;&quot;&quot;)">
            <text:p/>
          </table:table-cell>
          <table:table-cell table:number-columns-repeated="8"/>
          <table:table-cell table:formula="of:=CONCATENATE([.A28];&quot;&amp;&quot;;[.B28];&quot;&amp;&quot;;IF([.E28]=1;CONCATENATE(&quot;\h{&quot;;[.C28];&quot;}&quot;);[.C28]);&quot;&amp;&quot;;[.H28];&quot;&amp;&quot;;IF([.J28]=0;CONCATENATE(&quot;\uu{&quot;;[.I28];&quot;}&quot;);[.I28]);&quot;&amp;&quot;;IF([.L28]=[.P28];CONCATENATE(&quot;\h{&quot;;[.L28];&quot;}&quot;);[.L28]);&quot;&amp;&quot;;IF([.M28]=[.P28];CONCATENATE(&quot;\h{&quot;;[.M28];&quot;}&quot;);[.M28]);&quot;&amp;&quot;;IF([.N28]=[.P28];CONCATENATE(&quot;\h{&quot;;[.N28];&quot;}&quot;);[.N28]);&quot;&amp;&quot;;IF([.O28]=[.P28];CONCATENATE(&quot;\h{&quot;;[.O28];&quot;}&quot;);[.O28]);&quot;\\\hline&quot;)" office:value-type="string" office:string-value="r20-5-250-2&amp;0,34&amp;-63,2&amp;-63&amp;\uu{-63}&amp;-62&amp;\h{-63}&amp;-62&amp;-62\\\hline" calcext:value-type="string">
            <text:p>r20-5-250-2&amp;0,34&amp;-63,2&amp;-63&amp;\uu{-63}&amp;-62&amp;\h{-63}&amp;-62&amp;-62\\\hline</text:p>
          </table:table-cell>
          <table:table-cell table:number-columns-repeated="8"/>
        </table:table-row>
        <table:table-row table:style-name="ro2">
          <table:table-cell table:formula="of:=[$ra.AA28]" office:value-type="string" office:string-value="r20-5-500-1" calcext:value-type="string">
            <text:p>r20-5-500-1</text:p>
          </table:table-cell>
          <table:table-cell table:formula="of:=ROUND([$ra.AB28];2)" office:value-type="float" office:value="0.09" calcext:value-type="float">
            <text:p>0,09</text:p>
          </table:table-cell>
          <table:table-cell table:style-name="ce14" table:formula="of:=ROUND([$ra.AC28];1)" office:value-type="float" office:value="-135.2" calcext:value-type="float">
            <text:p>-135,2</text:p>
          </table:table-cell>
          <table:table-cell table:style-name="ce12" table:formula="of:=IF([ra.S28]=5;&quot;*&quot;;[ra.I28])" office:value-type="float" office:value="0.05955" calcext:value-type="float">
            <text:p>0,1</text:p>
          </table:table-cell>
          <table:table-cell table:formula="of:=IF([ra.S28]=11;1;&quot;&quot;)">
            <text:p/>
          </table:table-cell>
          <table:table-cell table:style-name="ce23" table:formula="of:=IFERROR(IF([.I29]=0;ABS(CEILING([.C29]));ABS(([.I29]-CEILING([.C29]))/[.I29]));&quot;*&quot;)" office:value-type="float" office:value="0" calcext:value-type="float">
            <text:p>0,00</text:p>
          </table:table-cell>
          <table:table-cell table:style-name="ce23" table:formula="of:=IFERROR([.I29]-CEILING([.C29]);&quot;*&quot;)" office:value-type="float" office:value="0" calcext:value-type="float">
            <text:p>0,00</text:p>
          </table:table-cell>
          <table:table-cell table:style-name="ce12" table:formula="of:=ROUND([exact.J28];1)" office:value-type="float" office:value="-135" calcext:value-type="float">
            <text:p>-135,0</text:p>
          </table:table-cell>
          <table:table-cell table:formula="of:=ROUND([exact.K28];0)" office:value-type="float" office:value="-135" calcext:value-type="float">
            <text:p>-135</text:p>
          </table:table-cell>
          <table:table-cell table:style-name="ce12" table:formula="of:=IF([exact.L28]&lt;1000000;100*[exact.L28];&quot;*&quot;)" office:value-type="float" office:value="0" calcext:value-type="float">
            <text:p>0,0</text:p>
          </table:table-cell>
          <table:table-cell table:style-name="ce12" table:formula="of:=IF([exact.S28]=5;&quot;*&quot;;[exact.I28])" office:value-type="float" office:value="0.111869" calcext:value-type="float">
            <text:p>0,1</text:p>
          </table:table-cell>
          <table:table-cell table:style-name="ce18" table:formula="of:=[$ra.AE28]" office:value-type="float" office:value="-135" calcext:value-type="float">
            <text:p>-135</text:p>
          </table:table-cell>
          <table:table-cell table:style-name="ce18" table:formula="of:=[$'bcpa-t600'.AE28]" office:value-type="float" office:value="-135" calcext:value-type="float">
            <text:p>-135</text:p>
          </table:table-cell>
          <table:table-cell table:style-name="ce18" table:formula="of:=[$'blpl-t300'.AE28]" office:value-type="float" office:value="-135" calcext:value-type="float">
            <text:p>-135</text:p>
          </table:table-cell>
          <table:table-cell table:style-name="ce18" table:formula="of:=[$'sbpl-t300'.AE28]" office:value-type="float" office:value="-135" calcext:value-type="float">
            <text:p>-135</text:p>
          </table:table-cell>
          <table:table-cell table:formula="of:=MIN([.L29:.O29])" office:value-type="float" office:value="-135" calcext:value-type="float">
            <text:p>-135</text:p>
          </table:table-cell>
          <table:table-cell table:formula="of:=ABS([.L29]-CEILING([.$C29]))" office:value-type="float" office:value="0" calcext:value-type="float">
            <text:p>0</text:p>
          </table:table-cell>
          <table:table-cell table:formula="of:=IFERROR(ABS([.M29]-CEILING([.$C29]));&quot;-&quot;)" office:value-type="float" office:value="0" calcext:value-type="float">
            <text:p>0</text:p>
          </table:table-cell>
          <table:table-cell table:formula="of:=ABS([.N29]-CEILING([.$C29]))" office:value-type="float" office:value="0" calcext:value-type="float">
            <text:p>0</text:p>
          </table:table-cell>
          <table:table-cell table:formula="of:=ABS([.O29]-CEILING([.$C29]))" office:value-type="float" office:value="0" calcext:value-type="float">
            <text:p>0</text:p>
          </table:table-cell>
          <table:table-cell table:formula="of:=IFERROR(ABS(([.L29]-CEILING([.$C29]))/CEILING([.$C29]));IF([.Q29]&lt;&gt;&quot;*&quot;;[.Q29];&quot;*&quot;))" office:value-type="float" office:value="0" calcext:value-type="float">
            <text:p>0,00</text:p>
          </table:table-cell>
          <table:table-cell table:formula="of:=IFERROR(ABS(([.M29]-CEILING([.$C29]))/CEILING([.$C29]));IF([.R29]&lt;&gt;&quot;*&quot;;[.R29];&quot;*&quot;))" office:value-type="float" office:value="0" calcext:value-type="float">
            <text:p>0,00</text:p>
          </table:table-cell>
          <table:table-cell table:formula="of:=IFERROR(ABS(([.N29]-CEILING([.$C29]))/CEILING([.$C29]));IF([.S29]&lt;&gt;&quot;*&quot;;[.S29];&quot;*&quot;))" office:value-type="float" office:value="0" calcext:value-type="float">
            <text:p>0,00</text:p>
          </table:table-cell>
          <table:table-cell table:formula="of:=IFERROR(ABS(([.O29]-CEILING([.$C29]))/CEILING([.$C29]));IF([.T29]&lt;&gt;&quot;*&quot;;[.T29];&quot;*&quot;))" office:value-type="float" office:value="0" calcext:value-type="float">
            <text:p>0,00</text:p>
          </table:table-cell>
          <table:table-cell table:formula="of:=IF([.L29]=[.$P29];1;&quot;&quot;)" office:value-type="float" office:value="1" calcext:value-type="float">
            <text:p>1</text:p>
          </table:table-cell>
          <table:table-cell table:formula="of:=IF([.M29]=[.$P29];1;&quot;&quot;)" office:value-type="float" office:value="1" calcext:value-type="float">
            <text:p>1</text:p>
          </table:table-cell>
          <table:table-cell table:formula="of:=IF([.N29]=[.$P29];1;&quot;&quot;)" office:value-type="float" office:value="1" calcext:value-type="float">
            <text:p>1</text:p>
          </table:table-cell>
          <table:table-cell table:formula="of:=IF([.O29]=[.$P29];1;&quot;&quot;)" office:value-type="float" office:value="1" calcext:value-type="float">
            <text:p>1</text:p>
          </table:table-cell>
          <table:table-cell table:number-columns-repeated="8"/>
          <table:table-cell table:formula="of:=CONCATENATE([.A29];&quot;&amp;&quot;;[.B29];&quot;&amp;&quot;;IF([.E29]=1;CONCATENATE(&quot;\h{&quot;;[.C29];&quot;}&quot;);[.C29]);&quot;&amp;&quot;;[.H29];&quot;&amp;&quot;;IF([.J29]=0;CONCATENATE(&quot;\uu{&quot;;[.I29];&quot;}&quot;);[.I29]);&quot;&amp;&quot;;IF([.L29]=[.P29];CONCATENATE(&quot;\h{&quot;;[.L29];&quot;}&quot;);[.L29]);&quot;&amp;&quot;;IF([.M29]=[.P29];CONCATENATE(&quot;\h{&quot;;[.M29];&quot;}&quot;);[.M29]);&quot;&amp;&quot;;IF([.N29]=[.P29];CONCATENATE(&quot;\h{&quot;;[.N29];&quot;}&quot;);[.N29]);&quot;&amp;&quot;;IF([.O29]=[.P29];CONCATENATE(&quot;\h{&quot;;[.O29];&quot;}&quot;);[.O29]);&quot;\\\hline&quot;)" office:value-type="string" office:string-value="r20-5-500-1&amp;0,09&amp;-135,2&amp;-135&amp;\uu{-135}&amp;\h{-135}&amp;\h{-135}&amp;\h{-135}&amp;\h{-135}\\\hline" calcext:value-type="string">
            <text:p>r20-5-500-1&amp;0,09&amp;-135,2&amp;-135&amp;\uu{-135}&amp;\h{-135}&amp;\h{-135}&amp;\h{-135}&amp;\h{-135}\\\hline</text:p>
          </table:table-cell>
          <table:table-cell table:number-columns-repeated="8"/>
        </table:table-row>
        <table:table-row table:style-name="ro2">
          <table:table-cell table:formula="of:=[$ra.AA29]" office:value-type="string" office:string-value="r20-5-500-2" calcext:value-type="string">
            <text:p>r20-5-500-2</text:p>
          </table:table-cell>
          <table:table-cell table:formula="of:=ROUND([$ra.AB29];2)" office:value-type="float" office:value="0.09" calcext:value-type="float">
            <text:p>0,09</text:p>
          </table:table-cell>
          <table:table-cell table:style-name="ce14" table:formula="of:=ROUND([$ra.AC29];1)" office:value-type="float" office:value="-128.2" calcext:value-type="float">
            <text:p>-128,2</text:p>
          </table:table-cell>
          <table:table-cell table:style-name="ce12" table:formula="of:=IF([ra.S29]=5;&quot;*&quot;;[ra.I29])" office:value-type="float" office:value="0.060626" calcext:value-type="float">
            <text:p>0,1</text:p>
          </table:table-cell>
          <table:table-cell table:formula="of:=IF([ra.S29]=11;1;&quot;&quot;)">
            <text:p/>
          </table:table-cell>
          <table:table-cell table:style-name="ce23" table:formula="of:=IFERROR(IF([.I30]=0;ABS(CEILING([.C30]));ABS(([.I30]-CEILING([.C30]))/[.I30]));&quot;*&quot;)" office:value-type="float" office:value="0" calcext:value-type="float">
            <text:p>0,00</text:p>
          </table:table-cell>
          <table:table-cell table:style-name="ce23" table:formula="of:=IFERROR([.I30]-CEILING([.C30]);&quot;*&quot;)" office:value-type="float" office:value="0" calcext:value-type="float">
            <text:p>0,00</text:p>
          </table:table-cell>
          <table:table-cell table:style-name="ce12" table:formula="of:=ROUND([exact.J29];1)" office:value-type="float" office:value="-128" calcext:value-type="float">
            <text:p>-128,0</text:p>
          </table:table-cell>
          <table:table-cell table:formula="of:=ROUND([exact.K29];0)" office:value-type="float" office:value="-128" calcext:value-type="float">
            <text:p>-128</text:p>
          </table:table-cell>
          <table:table-cell table:style-name="ce12" table:formula="of:=IF([exact.L29]&lt;1000000;100*[exact.L29];&quot;*&quot;)" office:value-type="float" office:value="0" calcext:value-type="float">
            <text:p>0,0</text:p>
          </table:table-cell>
          <table:table-cell table:style-name="ce12" table:formula="of:=IF([exact.S29]=5;&quot;*&quot;;[exact.I29])" office:value-type="float" office:value="0.093722" calcext:value-type="float">
            <text:p>0,1</text:p>
          </table:table-cell>
          <table:table-cell table:style-name="ce18" table:formula="of:=[$ra.AE29]" office:value-type="float" office:value="-128" calcext:value-type="float">
            <text:p>-128</text:p>
          </table:table-cell>
          <table:table-cell table:style-name="ce18" table:formula="of:=[$'bcpa-t600'.AE29]" office:value-type="float" office:value="-128" calcext:value-type="float">
            <text:p>-128</text:p>
          </table:table-cell>
          <table:table-cell table:style-name="ce18" table:formula="of:=[$'blpl-t300'.AE29]" office:value-type="float" office:value="-128" calcext:value-type="float">
            <text:p>-128</text:p>
          </table:table-cell>
          <table:table-cell table:style-name="ce18" table:formula="of:=[$'sbpl-t300'.AE29]" office:value-type="float" office:value="-128" calcext:value-type="float">
            <text:p>-128</text:p>
          </table:table-cell>
          <table:table-cell table:formula="of:=MIN([.L30:.O30])" office:value-type="float" office:value="-128" calcext:value-type="float">
            <text:p>-128</text:p>
          </table:table-cell>
          <table:table-cell table:formula="of:=ABS([.L30]-CEILING([.$C30]))" office:value-type="float" office:value="0" calcext:value-type="float">
            <text:p>0</text:p>
          </table:table-cell>
          <table:table-cell table:formula="of:=IFERROR(ABS([.M30]-CEILING([.$C30]));&quot;-&quot;)" office:value-type="float" office:value="0" calcext:value-type="float">
            <text:p>0</text:p>
          </table:table-cell>
          <table:table-cell table:formula="of:=ABS([.N30]-CEILING([.$C30]))" office:value-type="float" office:value="0" calcext:value-type="float">
            <text:p>0</text:p>
          </table:table-cell>
          <table:table-cell table:formula="of:=ABS([.O30]-CEILING([.$C30]))" office:value-type="float" office:value="0" calcext:value-type="float">
            <text:p>0</text:p>
          </table:table-cell>
          <table:table-cell table:formula="of:=IFERROR(ABS(([.L30]-CEILING([.$C30]))/CEILING([.$C30]));IF([.Q30]&lt;&gt;&quot;*&quot;;[.Q30];&quot;*&quot;))" office:value-type="float" office:value="0" calcext:value-type="float">
            <text:p>0,00</text:p>
          </table:table-cell>
          <table:table-cell table:formula="of:=IFERROR(ABS(([.M30]-CEILING([.$C30]))/CEILING([.$C30]));IF([.R30]&lt;&gt;&quot;*&quot;;[.R30];&quot;*&quot;))" office:value-type="float" office:value="0" calcext:value-type="float">
            <text:p>0,00</text:p>
          </table:table-cell>
          <table:table-cell table:formula="of:=IFERROR(ABS(([.N30]-CEILING([.$C30]))/CEILING([.$C30]));IF([.S30]&lt;&gt;&quot;*&quot;;[.S30];&quot;*&quot;))" office:value-type="float" office:value="0" calcext:value-type="float">
            <text:p>0,00</text:p>
          </table:table-cell>
          <table:table-cell table:formula="of:=IFERROR(ABS(([.O30]-CEILING([.$C30]))/CEILING([.$C30]));IF([.T30]&lt;&gt;&quot;*&quot;;[.T30];&quot;*&quot;))" office:value-type="float" office:value="0" calcext:value-type="float">
            <text:p>0,00</text:p>
          </table:table-cell>
          <table:table-cell table:formula="of:=IF([.L30]=[.$P30];1;&quot;&quot;)" office:value-type="float" office:value="1" calcext:value-type="float">
            <text:p>1</text:p>
          </table:table-cell>
          <table:table-cell table:formula="of:=IF([.M30]=[.$P30];1;&quot;&quot;)" office:value-type="float" office:value="1" calcext:value-type="float">
            <text:p>1</text:p>
          </table:table-cell>
          <table:table-cell table:formula="of:=IF([.N30]=[.$P30];1;&quot;&quot;)" office:value-type="float" office:value="1" calcext:value-type="float">
            <text:p>1</text:p>
          </table:table-cell>
          <table:table-cell table:formula="of:=IF([.O30]=[.$P30];1;&quot;&quot;)" office:value-type="float" office:value="1" calcext:value-type="float">
            <text:p>1</text:p>
          </table:table-cell>
          <table:table-cell table:number-columns-repeated="8"/>
          <table:table-cell table:formula="of:=CONCATENATE([.A30];&quot;&amp;&quot;;[.B30];&quot;&amp;&quot;;IF([.E30]=1;CONCATENATE(&quot;\h{&quot;;[.C30];&quot;}&quot;);[.C30]);&quot;&amp;&quot;;[.H30];&quot;&amp;&quot;;IF([.J30]=0;CONCATENATE(&quot;\uu{&quot;;[.I30];&quot;}&quot;);[.I30]);&quot;&amp;&quot;;IF([.L30]=[.P30];CONCATENATE(&quot;\h{&quot;;[.L30];&quot;}&quot;);[.L30]);&quot;&amp;&quot;;IF([.M30]=[.P30];CONCATENATE(&quot;\h{&quot;;[.M30];&quot;}&quot;);[.M30]);&quot;&amp;&quot;;IF([.N30]=[.P30];CONCATENATE(&quot;\h{&quot;;[.N30];&quot;}&quot;);[.N30]);&quot;&amp;&quot;;IF([.O30]=[.P30];CONCATENATE(&quot;\h{&quot;;[.O30];&quot;}&quot;);[.O30]);&quot;\\\hline&quot;)" office:value-type="string" office:string-value="r20-5-500-2&amp;0,09&amp;-128,2&amp;-128&amp;\uu{-128}&amp;\h{-128}&amp;\h{-128}&amp;\h{-128}&amp;\h{-128}\\\hline" calcext:value-type="string">
            <text:p>r20-5-500-2&amp;0,09&amp;-128,2&amp;-128&amp;\uu{-128}&amp;\h{-128}&amp;\h{-128}&amp;\h{-128}&amp;\h{-128}\\\hline</text:p>
          </table:table-cell>
          <table:table-cell table:number-columns-repeated="8"/>
        </table:table-row>
        <table:table-row table:style-name="ro2">
          <table:table-cell table:formula="of:=[$ra.AA30]" office:value-type="string" office:string-value="r20-5-750-1" calcext:value-type="string">
            <text:p>r20-5-750-1</text:p>
          </table:table-cell>
          <table:table-cell table:formula="of:=ROUND([$ra.AB30];2)" office:value-type="float" office:value="0" calcext:value-type="float">
            <text:p>0</text:p>
          </table:table-cell>
          <table:table-cell table:style-name="ce14" table:formula="of:=ROUND([$ra.AC30];1)" office:value-type="float" office:value="-204" calcext:value-type="float">
            <text:p>-204,0</text:p>
          </table:table-cell>
          <table:table-cell table:style-name="ce12" table:formula="of:=IF([ra.S30]=5;&quot;*&quot;;[ra.I30])" office:value-type="float" office:value="0.074069" calcext:value-type="float">
            <text:p>0,1</text:p>
          </table:table-cell>
          <table:table-cell table:formula="of:=IF([ra.S30]=11;1;&quot;&quot;)" office:value-type="float" office:value="1" calcext:value-type="float">
            <text:p>1</text:p>
          </table:table-cell>
          <table:table-cell table:style-name="ce23" table:formula="of:=IFERROR(IF([.I31]=0;ABS(CEILING([.C31]));ABS(([.I31]-CEILING([.C31]))/[.I31]));&quot;*&quot;)" office:value-type="float" office:value="0" calcext:value-type="float">
            <text:p>0,00</text:p>
          </table:table-cell>
          <table:table-cell table:style-name="ce23" table:formula="of:=IFERROR([.I31]-CEILING([.C31]);&quot;*&quot;)" office:value-type="float" office:value="0" calcext:value-type="float">
            <text:p>0,00</text:p>
          </table:table-cell>
          <table:table-cell table:style-name="ce12" table:formula="of:=ROUND([exact.J30];1)" office:value-type="float" office:value="-204" calcext:value-type="float">
            <text:p>-204,0</text:p>
          </table:table-cell>
          <table:table-cell table:formula="of:=ROUND([exact.K30];0)" office:value-type="float" office:value="-204" calcext:value-type="float">
            <text:p>-204</text:p>
          </table:table-cell>
          <table:table-cell table:style-name="ce12" table:formula="of:=IF([exact.L30]&lt;1000000;100*[exact.L30];&quot;*&quot;)" office:value-type="float" office:value="0" calcext:value-type="float">
            <text:p>0,0</text:p>
          </table:table-cell>
          <table:table-cell table:style-name="ce12" table:formula="of:=IF([exact.S30]=5;&quot;*&quot;;[exact.I30])" office:value-type="float" office:value="0.258745" calcext:value-type="float">
            <text:p>0,3</text:p>
          </table:table-cell>
          <table:table-cell table:style-name="ce18" table:formula="of:=[$ra.AE30]" office:value-type="float" office:value="-204" calcext:value-type="float">
            <text:p>-204</text:p>
          </table:table-cell>
          <table:table-cell table:style-name="ce18" table:formula="of:=[$'bcpa-t600'.AE30]" office:value-type="float" office:value="-204" calcext:value-type="float">
            <text:p>-204</text:p>
          </table:table-cell>
          <table:table-cell table:style-name="ce18" table:formula="of:=[$'blpl-t300'.AE30]" office:value-type="float" office:value="-204" calcext:value-type="float">
            <text:p>-204</text:p>
          </table:table-cell>
          <table:table-cell table:style-name="ce18" table:formula="of:=[$'sbpl-t300'.AE30]" office:value-type="float" office:value="-204" calcext:value-type="float">
            <text:p>-204</text:p>
          </table:table-cell>
          <table:table-cell table:formula="of:=MIN([.L31:.O31])" office:value-type="float" office:value="-204" calcext:value-type="float">
            <text:p>-204</text:p>
          </table:table-cell>
          <table:table-cell table:formula="of:=ABS([.L31]-CEILING([.$C31]))" office:value-type="float" office:value="0" calcext:value-type="float">
            <text:p>0</text:p>
          </table:table-cell>
          <table:table-cell table:formula="of:=IFERROR(ABS([.M31]-CEILING([.$C31]));&quot;-&quot;)" office:value-type="float" office:value="0" calcext:value-type="float">
            <text:p>0</text:p>
          </table:table-cell>
          <table:table-cell table:formula="of:=ABS([.N31]-CEILING([.$C31]))" office:value-type="float" office:value="0" calcext:value-type="float">
            <text:p>0</text:p>
          </table:table-cell>
          <table:table-cell table:formula="of:=ABS([.O31]-CEILING([.$C31]))" office:value-type="float" office:value="0" calcext:value-type="float">
            <text:p>0</text:p>
          </table:table-cell>
          <table:table-cell table:formula="of:=IFERROR(ABS(([.L31]-CEILING([.$C31]))/CEILING([.$C31]));IF([.Q31]&lt;&gt;&quot;*&quot;;[.Q31];&quot;*&quot;))" office:value-type="float" office:value="0" calcext:value-type="float">
            <text:p>0,00</text:p>
          </table:table-cell>
          <table:table-cell table:formula="of:=IFERROR(ABS(([.M31]-CEILING([.$C31]))/CEILING([.$C31]));IF([.R31]&lt;&gt;&quot;*&quot;;[.R31];&quot;*&quot;))" office:value-type="float" office:value="0" calcext:value-type="float">
            <text:p>0,00</text:p>
          </table:table-cell>
          <table:table-cell table:formula="of:=IFERROR(ABS(([.N31]-CEILING([.$C31]))/CEILING([.$C31]));IF([.S31]&lt;&gt;&quot;*&quot;;[.S31];&quot;*&quot;))" office:value-type="float" office:value="0" calcext:value-type="float">
            <text:p>0,00</text:p>
          </table:table-cell>
          <table:table-cell table:formula="of:=IFERROR(ABS(([.O31]-CEILING([.$C31]))/CEILING([.$C31]));IF([.T31]&lt;&gt;&quot;*&quot;;[.T31];&quot;*&quot;))" office:value-type="float" office:value="0" calcext:value-type="float">
            <text:p>0,00</text:p>
          </table:table-cell>
          <table:table-cell table:formula="of:=IF([.L31]=[.$P31];1;&quot;&quot;)" office:value-type="float" office:value="1" calcext:value-type="float">
            <text:p>1</text:p>
          </table:table-cell>
          <table:table-cell table:formula="of:=IF([.M31]=[.$P31];1;&quot;&quot;)" office:value-type="float" office:value="1" calcext:value-type="float">
            <text:p>1</text:p>
          </table:table-cell>
          <table:table-cell table:formula="of:=IF([.N31]=[.$P31];1;&quot;&quot;)" office:value-type="float" office:value="1" calcext:value-type="float">
            <text:p>1</text:p>
          </table:table-cell>
          <table:table-cell table:formula="of:=IF([.O31]=[.$P31];1;&quot;&quot;)" office:value-type="float" office:value="1" calcext:value-type="float">
            <text:p>1</text:p>
          </table:table-cell>
          <table:table-cell table:number-columns-repeated="8"/>
          <table:table-cell table:formula="of:=CONCATENATE([.A31];&quot;&amp;&quot;;[.B31];&quot;&amp;&quot;;IF([.E31]=1;CONCATENATE(&quot;\h{&quot;;[.C31];&quot;}&quot;);[.C31]);&quot;&amp;&quot;;[.H31];&quot;&amp;&quot;;IF([.J31]=0;CONCATENATE(&quot;\uu{&quot;;[.I31];&quot;}&quot;);[.I31]);&quot;&amp;&quot;;IF([.L31]=[.P31];CONCATENATE(&quot;\h{&quot;;[.L31];&quot;}&quot;);[.L31]);&quot;&amp;&quot;;IF([.M31]=[.P31];CONCATENATE(&quot;\h{&quot;;[.M31];&quot;}&quot;);[.M31]);&quot;&amp;&quot;;IF([.N31]=[.P31];CONCATENATE(&quot;\h{&quot;;[.N31];&quot;}&quot;);[.N31]);&quot;&amp;&quot;;IF([.O31]=[.P31];CONCATENATE(&quot;\h{&quot;;[.O31];&quot;}&quot;);[.O31]);&quot;\\\hline&quot;)" office:value-type="string" office:string-value="r20-5-750-1&amp;0&amp;\h{-204}&amp;-204&amp;\uu{-204}&amp;\h{-204}&amp;\h{-204}&amp;\h{-204}&amp;\h{-204}\\\hline" calcext:value-type="string">
            <text:p>r20-5-750-1&amp;0&amp;\h{-204}&amp;-204&amp;\uu{-204}&amp;\h{-204}&amp;\h{-204}&amp;\h{-204}&amp;\h{-204}\\\hline</text:p>
          </table:table-cell>
          <table:table-cell table:number-columns-repeated="8"/>
        </table:table-row>
        <table:table-row table:style-name="ro2">
          <table:table-cell table:formula="of:=[$ra.AA31]" office:value-type="string" office:string-value="r20-5-750-2" calcext:value-type="string">
            <text:p>r20-5-750-2</text:p>
          </table:table-cell>
          <table:table-cell table:formula="of:=ROUND([$ra.AB31];2)" office:value-type="float" office:value="0.07" calcext:value-type="float">
            <text:p>0,07</text:p>
          </table:table-cell>
          <table:table-cell table:style-name="ce14" table:formula="of:=ROUND([$ra.AC31];1)" office:value-type="float" office:value="-191" calcext:value-type="float">
            <text:p>-191,0</text:p>
          </table:table-cell>
          <table:table-cell table:style-name="ce12" table:formula="of:=IF([ra.S31]=5;&quot;*&quot;;[ra.I31])" office:value-type="float" office:value="0.092604" calcext:value-type="float">
            <text:p>0,1</text:p>
          </table:table-cell>
          <table:table-cell table:formula="of:=IF([ra.S31]=11;1;&quot;&quot;)">
            <text:p/>
          </table:table-cell>
          <table:table-cell table:style-name="ce23" table:formula="of:=IFERROR(IF([.I32]=0;ABS(CEILING([.C32]));ABS(([.I32]-CEILING([.C32]))/[.I32]));&quot;*&quot;)" office:value-type="float" office:value="0" calcext:value-type="float">
            <text:p>0,00</text:p>
          </table:table-cell>
          <table:table-cell table:style-name="ce23" table:formula="of:=IFERROR([.I32]-CEILING([.C32]);&quot;*&quot;)" office:value-type="float" office:value="0" calcext:value-type="float">
            <text:p>0,00</text:p>
          </table:table-cell>
          <table:table-cell table:style-name="ce12" table:formula="of:=ROUND([exact.J31];1)" office:value-type="float" office:value="-191" calcext:value-type="float">
            <text:p>-191,0</text:p>
          </table:table-cell>
          <table:table-cell table:formula="of:=ROUND([exact.K31];0)" office:value-type="float" office:value="-191" calcext:value-type="float">
            <text:p>-191</text:p>
          </table:table-cell>
          <table:table-cell table:style-name="ce12" table:formula="of:=IF([exact.L31]&lt;1000000;100*[exact.L31];&quot;*&quot;)" office:value-type="float" office:value="0" calcext:value-type="float">
            <text:p>0,0</text:p>
          </table:table-cell>
          <table:table-cell table:style-name="ce12" table:formula="of:=IF([exact.S31]=5;&quot;*&quot;;[exact.I31])" office:value-type="float" office:value="0.141024" calcext:value-type="float">
            <text:p>0,1</text:p>
          </table:table-cell>
          <table:table-cell table:style-name="ce18" table:formula="of:=[$ra.AE31]" office:value-type="float" office:value="-190" calcext:value-type="float">
            <text:p>-190</text:p>
          </table:table-cell>
          <table:table-cell table:style-name="ce18" table:formula="of:=[$'bcpa-t600'.AE31]" office:value-type="float" office:value="-190" calcext:value-type="float">
            <text:p>-190</text:p>
          </table:table-cell>
          <table:table-cell table:style-name="ce18" table:formula="of:=[$'blpl-t300'.AE31]" office:value-type="float" office:value="-190" calcext:value-type="float">
            <text:p>-190</text:p>
          </table:table-cell>
          <table:table-cell table:style-name="ce18" table:formula="of:=[$'sbpl-t300'.AE31]" office:value-type="float" office:value="-190" calcext:value-type="float">
            <text:p>-190</text:p>
          </table:table-cell>
          <table:table-cell table:formula="of:=MIN([.L32:.O32])" office:value-type="float" office:value="-190" calcext:value-type="float">
            <text:p>-190</text:p>
          </table:table-cell>
          <table:table-cell table:formula="of:=ABS([.L32]-CEILING([.$C32]))" office:value-type="float" office:value="1" calcext:value-type="float">
            <text:p>1</text:p>
          </table:table-cell>
          <table:table-cell table:formula="of:=IFERROR(ABS([.M32]-CEILING([.$C32]));&quot;-&quot;)" office:value-type="float" office:value="1" calcext:value-type="float">
            <text:p>1</text:p>
          </table:table-cell>
          <table:table-cell table:formula="of:=ABS([.N32]-CEILING([.$C32]))" office:value-type="float" office:value="1" calcext:value-type="float">
            <text:p>1</text:p>
          </table:table-cell>
          <table:table-cell table:formula="of:=ABS([.O32]-CEILING([.$C32]))" office:value-type="float" office:value="1" calcext:value-type="float">
            <text:p>1</text:p>
          </table:table-cell>
          <table:table-cell table:formula="of:=IFERROR(ABS(([.L32]-CEILING([.$C32]))/CEILING([.$C32]));IF([.Q32]&lt;&gt;&quot;*&quot;;[.Q32];&quot;*&quot;))" office:value-type="float" office:value="0.00523560209424084" calcext:value-type="float">
            <text:p>0,01</text:p>
          </table:table-cell>
          <table:table-cell table:formula="of:=IFERROR(ABS(([.M32]-CEILING([.$C32]))/CEILING([.$C32]));IF([.R32]&lt;&gt;&quot;*&quot;;[.R32];&quot;*&quot;))" office:value-type="float" office:value="0.00523560209424084" calcext:value-type="float">
            <text:p>0,01</text:p>
          </table:table-cell>
          <table:table-cell table:formula="of:=IFERROR(ABS(([.N32]-CEILING([.$C32]))/CEILING([.$C32]));IF([.S32]&lt;&gt;&quot;*&quot;;[.S32];&quot;*&quot;))" office:value-type="float" office:value="0.00523560209424084" calcext:value-type="float">
            <text:p>0,01</text:p>
          </table:table-cell>
          <table:table-cell table:formula="of:=IFERROR(ABS(([.O32]-CEILING([.$C32]))/CEILING([.$C32]));IF([.T32]&lt;&gt;&quot;*&quot;;[.T32];&quot;*&quot;))" office:value-type="float" office:value="0.00523560209424084" calcext:value-type="float">
            <text:p>0,01</text:p>
          </table:table-cell>
          <table:table-cell table:formula="of:=IF([.L32]=[.$P32];1;&quot;&quot;)" office:value-type="float" office:value="1" calcext:value-type="float">
            <text:p>1</text:p>
          </table:table-cell>
          <table:table-cell table:formula="of:=IF([.M32]=[.$P32];1;&quot;&quot;)" office:value-type="float" office:value="1" calcext:value-type="float">
            <text:p>1</text:p>
          </table:table-cell>
          <table:table-cell table:formula="of:=IF([.N32]=[.$P32];1;&quot;&quot;)" office:value-type="float" office:value="1" calcext:value-type="float">
            <text:p>1</text:p>
          </table:table-cell>
          <table:table-cell table:formula="of:=IF([.O32]=[.$P32];1;&quot;&quot;)" office:value-type="float" office:value="1" calcext:value-type="float">
            <text:p>1</text:p>
          </table:table-cell>
          <table:table-cell table:number-columns-repeated="8"/>
          <table:table-cell table:formula="of:=CONCATENATE([.A32];&quot;&amp;&quot;;[.B32];&quot;&amp;&quot;;IF([.E32]=1;CONCATENATE(&quot;\h{&quot;;[.C32];&quot;}&quot;);[.C32]);&quot;&amp;&quot;;[.H32];&quot;&amp;&quot;;IF([.J32]=0;CONCATENATE(&quot;\uu{&quot;;[.I32];&quot;}&quot;);[.I32]);&quot;&amp;&quot;;IF([.L32]=[.P32];CONCATENATE(&quot;\h{&quot;;[.L32];&quot;}&quot;);[.L32]);&quot;&amp;&quot;;IF([.M32]=[.P32];CONCATENATE(&quot;\h{&quot;;[.M32];&quot;}&quot;);[.M32]);&quot;&amp;&quot;;IF([.N32]=[.P32];CONCATENATE(&quot;\h{&quot;;[.N32];&quot;}&quot;);[.N32]);&quot;&amp;&quot;;IF([.O32]=[.P32];CONCATENATE(&quot;\h{&quot;;[.O32];&quot;}&quot;);[.O32]);&quot;\\\hline&quot;)" office:value-type="string" office:string-value="r20-5-750-2&amp;0,07&amp;-191&amp;-191&amp;\uu{-191}&amp;\h{-190}&amp;\h{-190}&amp;\h{-190}&amp;\h{-190}\\\hline" calcext:value-type="string">
            <text:p>r20-5-750-2&amp;0,07&amp;-191&amp;-191&amp;\uu{-191}&amp;\h{-190}&amp;\h{-190}&amp;\h{-190}&amp;\h{-190}\\\hline</text:p>
          </table:table-cell>
          <table:table-cell table:number-columns-repeated="8"/>
        </table:table-row>
        <table:table-row table:style-name="ro2">
          <table:table-cell table:formula="of:=[$ra.AA32]" office:value-type="string" office:string-value="r4-10-250-1" calcext:value-type="string">
            <text:p>r4-10-250-1</text:p>
          </table:table-cell>
          <table:table-cell table:formula="of:=ROUND([$ra.AB32];2)" office:value-type="float" office:value="3.66" calcext:value-type="float">
            <text:p>3,66</text:p>
          </table:table-cell>
          <table:table-cell table:style-name="ce14" table:formula="of:=ROUND([$ra.AC32];1)" office:value-type="float" office:value="-52.1" calcext:value-type="float">
            <text:p>-52,1</text:p>
          </table:table-cell>
          <table:table-cell table:style-name="ce12" table:formula="of:=IF([ra.S32]=5;&quot;*&quot;;[ra.I32])" office:value-type="float" office:value="0.035674" calcext:value-type="float">
            <text:p>0,0</text:p>
          </table:table-cell>
          <table:table-cell table:formula="of:=IF([ra.S32]=11;1;&quot;&quot;)">
            <text:p/>
          </table:table-cell>
          <table:table-cell table:style-name="ce23" table:formula="of:=IFERROR(IF([.I33]=0;ABS(CEILING([.C33]));ABS(([.I33]-CEILING([.C33]))/[.I33]));&quot;*&quot;)" office:value-type="float" office:value="0" calcext:value-type="float">
            <text:p>0,00</text:p>
          </table:table-cell>
          <table:table-cell table:style-name="ce23" table:formula="of:=IFERROR([.I33]-CEILING([.C33]);&quot;*&quot;)" office:value-type="float" office:value="0" calcext:value-type="float">
            <text:p>0,00</text:p>
          </table:table-cell>
          <table:table-cell table:style-name="ce12" table:formula="of:=ROUND([exact.J32];1)" office:value-type="float" office:value="-52" calcext:value-type="float">
            <text:p>-52,0</text:p>
          </table:table-cell>
          <table:table-cell table:formula="of:=ROUND([exact.K32];0)" office:value-type="float" office:value="-52" calcext:value-type="float">
            <text:p>-52</text:p>
          </table:table-cell>
          <table:table-cell table:style-name="ce12" table:formula="of:=IF([exact.L32]&lt;1000000;100*[exact.L32];&quot;*&quot;)" office:value-type="float" office:value="0" calcext:value-type="float">
            <text:p>0,0</text:p>
          </table:table-cell>
          <table:table-cell table:style-name="ce12" table:formula="of:=IF([exact.S32]=5;&quot;*&quot;;[exact.I32])" office:value-type="float" office:value="2.068574" calcext:value-type="float">
            <text:p>2,1</text:p>
          </table:table-cell>
          <table:table-cell table:style-name="ce18" table:formula="of:=[$ra.AE32]" office:value-type="float" office:value="-50" calcext:value-type="float">
            <text:p>-50</text:p>
          </table:table-cell>
          <table:table-cell table:style-name="ce18" table:formula="of:=[$'bcpa-t600'.AE32]" office:value-type="float" office:value="-51" calcext:value-type="float">
            <text:p>-51</text:p>
          </table:table-cell>
          <table:table-cell table:style-name="ce18" table:formula="of:=[$'blpl-t300'.AE32]" office:value-type="float" office:value="-51" calcext:value-type="float">
            <text:p>-51</text:p>
          </table:table-cell>
          <table:table-cell table:style-name="ce18" table:formula="of:=[$'sbpl-t300'.AE32]" office:value-type="float" office:value="-51" calcext:value-type="float">
            <text:p>-51</text:p>
          </table:table-cell>
          <table:table-cell table:formula="of:=MIN([.L33:.O33])" office:value-type="float" office:value="-51" calcext:value-type="float">
            <text:p>-51</text:p>
          </table:table-cell>
          <table:table-cell table:formula="of:=ABS([.L33]-CEILING([.$C33]))" office:value-type="float" office:value="2" calcext:value-type="float">
            <text:p>2</text:p>
          </table:table-cell>
          <table:table-cell table:formula="of:=IFERROR(ABS([.M33]-CEILING([.$C33]));&quot;-&quot;)" office:value-type="float" office:value="1" calcext:value-type="float">
            <text:p>1</text:p>
          </table:table-cell>
          <table:table-cell table:formula="of:=ABS([.N33]-CEILING([.$C33]))" office:value-type="float" office:value="1" calcext:value-type="float">
            <text:p>1</text:p>
          </table:table-cell>
          <table:table-cell table:formula="of:=ABS([.O33]-CEILING([.$C33]))" office:value-type="float" office:value="1" calcext:value-type="float">
            <text:p>1</text:p>
          </table:table-cell>
          <table:table-cell table:formula="of:=IFERROR(ABS(([.L33]-CEILING([.$C33]))/CEILING([.$C33]));IF([.Q33]&lt;&gt;&quot;*&quot;;[.Q33];&quot;*&quot;))" office:value-type="float" office:value="0.0384615384615385" calcext:value-type="float">
            <text:p>0,04</text:p>
          </table:table-cell>
          <table:table-cell table:formula="of:=IFERROR(ABS(([.M33]-CEILING([.$C33]))/CEILING([.$C33]));IF([.R33]&lt;&gt;&quot;*&quot;;[.R33];&quot;*&quot;))" office:value-type="float" office:value="0.0192307692307692" calcext:value-type="float">
            <text:p>0,02</text:p>
          </table:table-cell>
          <table:table-cell table:formula="of:=IFERROR(ABS(([.N33]-CEILING([.$C33]))/CEILING([.$C33]));IF([.S33]&lt;&gt;&quot;*&quot;;[.S33];&quot;*&quot;))" office:value-type="float" office:value="0.0192307692307692" calcext:value-type="float">
            <text:p>0,02</text:p>
          </table:table-cell>
          <table:table-cell table:formula="of:=IFERROR(ABS(([.O33]-CEILING([.$C33]))/CEILING([.$C33]));IF([.T33]&lt;&gt;&quot;*&quot;;[.T33];&quot;*&quot;))" office:value-type="float" office:value="0.0192307692307692" calcext:value-type="float">
            <text:p>0,02</text:p>
          </table:table-cell>
          <table:table-cell table:formula="of:=IF([.L33]=[.$P33];1;&quot;&quot;)">
            <text:p/>
          </table:table-cell>
          <table:table-cell table:formula="of:=IF([.M33]=[.$P33];1;&quot;&quot;)" office:value-type="float" office:value="1" calcext:value-type="float">
            <text:p>1</text:p>
          </table:table-cell>
          <table:table-cell table:formula="of:=IF([.N33]=[.$P33];1;&quot;&quot;)" office:value-type="float" office:value="1" calcext:value-type="float">
            <text:p>1</text:p>
          </table:table-cell>
          <table:table-cell table:formula="of:=IF([.O33]=[.$P33];1;&quot;&quot;)" office:value-type="float" office:value="1" calcext:value-type="float">
            <text:p>1</text:p>
          </table:table-cell>
          <table:table-cell table:number-columns-repeated="8"/>
          <table:table-cell table:formula="of:=CONCATENATE([.A33];&quot;&amp;&quot;;[.B33];&quot;&amp;&quot;;IF([.E33]=1;CONCATENATE(&quot;\h{&quot;;[.C33];&quot;}&quot;);[.C33]);&quot;&amp;&quot;;[.H33];&quot;&amp;&quot;;IF([.J33]=0;CONCATENATE(&quot;\uu{&quot;;[.I33];&quot;}&quot;);[.I33]);&quot;&amp;&quot;;IF([.L33]=[.P33];CONCATENATE(&quot;\h{&quot;;[.L33];&quot;}&quot;);[.L33]);&quot;&amp;&quot;;IF([.M33]=[.P33];CONCATENATE(&quot;\h{&quot;;[.M33];&quot;}&quot;);[.M33]);&quot;&amp;&quot;;IF([.N33]=[.P33];CONCATENATE(&quot;\h{&quot;;[.N33];&quot;}&quot;);[.N33]);&quot;&amp;&quot;;IF([.O33]=[.P33];CONCATENATE(&quot;\h{&quot;;[.O33];&quot;}&quot;);[.O33]);&quot;\\\hline&quot;)" office:value-type="string" office:string-value="r4-10-250-1&amp;3,66&amp;-52,1&amp;-52&amp;\uu{-52}&amp;-50&amp;\h{-51}&amp;\h{-51}&amp;\h{-51}\\\hline" calcext:value-type="string">
            <text:p>r4-10-250-1&amp;3,66&amp;-52,1&amp;-52&amp;\uu{-52}&amp;-50&amp;\h{-51}&amp;\h{-51}&amp;\h{-51}\\\hline</text:p>
          </table:table-cell>
          <table:table-cell table:number-columns-repeated="8"/>
        </table:table-row>
        <table:table-row table:style-name="ro2">
          <table:table-cell table:formula="of:=[$ra.AA33]" office:value-type="string" office:string-value="r4-10-250-2" calcext:value-type="string">
            <text:p>r4-10-250-2</text:p>
          </table:table-cell>
          <table:table-cell table:formula="of:=ROUND([$ra.AB33];2)" office:value-type="float" office:value="3.75" calcext:value-type="float">
            <text:p>3,75</text:p>
          </table:table-cell>
          <table:table-cell table:style-name="ce14" table:formula="of:=ROUND([$ra.AC33];1)" office:value-type="float" office:value="-47.7" calcext:value-type="float">
            <text:p>-47,7</text:p>
          </table:table-cell>
          <table:table-cell table:style-name="ce12" table:formula="of:=IF([ra.S33]=5;&quot;*&quot;;[ra.I33])" office:value-type="float" office:value="0.03564" calcext:value-type="float">
            <text:p>0,0</text:p>
          </table:table-cell>
          <table:table-cell table:formula="of:=IF([ra.S33]=11;1;&quot;&quot;)">
            <text:p/>
          </table:table-cell>
          <table:table-cell table:style-name="ce23" table:formula="of:=IFERROR(IF([.I34]=0;ABS(CEILING([.C34]));ABS(([.I34]-CEILING([.C34]))/[.I34]));&quot;*&quot;)" office:value-type="float" office:value="0" calcext:value-type="float">
            <text:p>0,00</text:p>
          </table:table-cell>
          <table:table-cell table:style-name="ce23" table:formula="of:=IFERROR([.I34]-CEILING([.C34]);&quot;*&quot;)" office:value-type="float" office:value="0" calcext:value-type="float">
            <text:p>0,00</text:p>
          </table:table-cell>
          <table:table-cell table:style-name="ce12" table:formula="of:=ROUND([exact.J33];1)" office:value-type="float" office:value="-47" calcext:value-type="float">
            <text:p>-47,0</text:p>
          </table:table-cell>
          <table:table-cell table:formula="of:=ROUND([exact.K33];0)" office:value-type="float" office:value="-47" calcext:value-type="float">
            <text:p>-47</text:p>
          </table:table-cell>
          <table:table-cell table:style-name="ce12" table:formula="of:=IF([exact.L33]&lt;1000000;100*[exact.L33];&quot;*&quot;)" office:value-type="float" office:value="0" calcext:value-type="float">
            <text:p>0,0</text:p>
          </table:table-cell>
          <table:table-cell table:style-name="ce12" table:formula="of:=IF([exact.S33]=5;&quot;*&quot;;[exact.I33])" office:value-type="float" office:value="0.06407" calcext:value-type="float">
            <text:p>0,1</text:p>
          </table:table-cell>
          <table:table-cell table:style-name="ce18" table:formula="of:=[$ra.AE33]" office:value-type="float" office:value="-47" calcext:value-type="float">
            <text:p>-47</text:p>
          </table:table-cell>
          <table:table-cell table:style-name="ce18" table:formula="of:=[$'bcpa-t600'.AE33]" office:value-type="float" office:value="-47" calcext:value-type="float">
            <text:p>-47</text:p>
          </table:table-cell>
          <table:table-cell table:style-name="ce18" table:formula="of:=[$'blpl-t300'.AE33]" office:value-type="float" office:value="-47" calcext:value-type="float">
            <text:p>-47</text:p>
          </table:table-cell>
          <table:table-cell table:style-name="ce18" table:formula="of:=[$'sbpl-t300'.AE33]" office:value-type="float" office:value="-47" calcext:value-type="float">
            <text:p>-47</text:p>
          </table:table-cell>
          <table:table-cell table:formula="of:=MIN([.L34:.O34])" office:value-type="float" office:value="-47" calcext:value-type="float">
            <text:p>-47</text:p>
          </table:table-cell>
          <table:table-cell table:formula="of:=ABS([.L34]-CEILING([.$C34]))" office:value-type="float" office:value="0" calcext:value-type="float">
            <text:p>0</text:p>
          </table:table-cell>
          <table:table-cell table:formula="of:=IFERROR(ABS([.M34]-CEILING([.$C34]));&quot;-&quot;)" office:value-type="float" office:value="0" calcext:value-type="float">
            <text:p>0</text:p>
          </table:table-cell>
          <table:table-cell table:formula="of:=ABS([.N34]-CEILING([.$C34]))" office:value-type="float" office:value="0" calcext:value-type="float">
            <text:p>0</text:p>
          </table:table-cell>
          <table:table-cell table:formula="of:=ABS([.O34]-CEILING([.$C34]))" office:value-type="float" office:value="0" calcext:value-type="float">
            <text:p>0</text:p>
          </table:table-cell>
          <table:table-cell table:formula="of:=IFERROR(ABS(([.L34]-CEILING([.$C34]))/CEILING([.$C34]));IF([.Q34]&lt;&gt;&quot;*&quot;;[.Q34];&quot;*&quot;))" office:value-type="float" office:value="0" calcext:value-type="float">
            <text:p>0,00</text:p>
          </table:table-cell>
          <table:table-cell table:formula="of:=IFERROR(ABS(([.M34]-CEILING([.$C34]))/CEILING([.$C34]));IF([.R34]&lt;&gt;&quot;*&quot;;[.R34];&quot;*&quot;))" office:value-type="float" office:value="0" calcext:value-type="float">
            <text:p>0,00</text:p>
          </table:table-cell>
          <table:table-cell table:formula="of:=IFERROR(ABS(([.N34]-CEILING([.$C34]))/CEILING([.$C34]));IF([.S34]&lt;&gt;&quot;*&quot;;[.S34];&quot;*&quot;))" office:value-type="float" office:value="0" calcext:value-type="float">
            <text:p>0,00</text:p>
          </table:table-cell>
          <table:table-cell table:formula="of:=IFERROR(ABS(([.O34]-CEILING([.$C34]))/CEILING([.$C34]));IF([.T34]&lt;&gt;&quot;*&quot;;[.T34];&quot;*&quot;))" office:value-type="float" office:value="0" calcext:value-type="float">
            <text:p>0,00</text:p>
          </table:table-cell>
          <table:table-cell table:formula="of:=IF([.L34]=[.$P34];1;&quot;&quot;)" office:value-type="float" office:value="1" calcext:value-type="float">
            <text:p>1</text:p>
          </table:table-cell>
          <table:table-cell table:formula="of:=IF([.M34]=[.$P34];1;&quot;&quot;)" office:value-type="float" office:value="1" calcext:value-type="float">
            <text:p>1</text:p>
          </table:table-cell>
          <table:table-cell table:formula="of:=IF([.N34]=[.$P34];1;&quot;&quot;)" office:value-type="float" office:value="1" calcext:value-type="float">
            <text:p>1</text:p>
          </table:table-cell>
          <table:table-cell table:formula="of:=IF([.O34]=[.$P34];1;&quot;&quot;)" office:value-type="float" office:value="1" calcext:value-type="float">
            <text:p>1</text:p>
          </table:table-cell>
          <table:table-cell table:number-columns-repeated="8"/>
          <table:table-cell table:formula="of:=CONCATENATE([.A34];&quot;&amp;&quot;;[.B34];&quot;&amp;&quot;;IF([.E34]=1;CONCATENATE(&quot;\h{&quot;;[.C34];&quot;}&quot;);[.C34]);&quot;&amp;&quot;;[.H34];&quot;&amp;&quot;;IF([.J34]=0;CONCATENATE(&quot;\uu{&quot;;[.I34];&quot;}&quot;);[.I34]);&quot;&amp;&quot;;IF([.L34]=[.P34];CONCATENATE(&quot;\h{&quot;;[.L34];&quot;}&quot;);[.L34]);&quot;&amp;&quot;;IF([.M34]=[.P34];CONCATENATE(&quot;\h{&quot;;[.M34];&quot;}&quot;);[.M34]);&quot;&amp;&quot;;IF([.N34]=[.P34];CONCATENATE(&quot;\h{&quot;;[.N34];&quot;}&quot;);[.N34]);&quot;&amp;&quot;;IF([.O34]=[.P34];CONCATENATE(&quot;\h{&quot;;[.O34];&quot;}&quot;);[.O34]);&quot;\\\hline&quot;)" office:value-type="string" office:string-value="r4-10-250-2&amp;3,75&amp;-47,7&amp;-47&amp;\uu{-47}&amp;\h{-47}&amp;\h{-47}&amp;\h{-47}&amp;\h{-47}\\\hline" calcext:value-type="string">
            <text:p>r4-10-250-2&amp;3,75&amp;-47,7&amp;-47&amp;\uu{-47}&amp;\h{-47}&amp;\h{-47}&amp;\h{-47}&amp;\h{-47}\\\hline</text:p>
          </table:table-cell>
          <table:table-cell table:number-columns-repeated="8"/>
        </table:table-row>
        <table:table-row table:style-name="ro2">
          <table:table-cell table:formula="of:=[$ra.AA34]" office:value-type="string" office:string-value="r4-10-500-1" calcext:value-type="string">
            <text:p>r4-10-500-1</text:p>
          </table:table-cell>
          <table:table-cell table:formula="of:=ROUND([$ra.AB34];2)" office:value-type="float" office:value="1.89" calcext:value-type="float">
            <text:p>1,89</text:p>
          </table:table-cell>
          <table:table-cell table:style-name="ce14" table:formula="of:=ROUND([$ra.AC34];1)" office:value-type="float" office:value="-114.8" calcext:value-type="float">
            <text:p>-114,8</text:p>
          </table:table-cell>
          <table:table-cell table:style-name="ce12" table:formula="of:=IF([ra.S34]=5;&quot;*&quot;;[ra.I34])" office:value-type="float" office:value="0.078547" calcext:value-type="float">
            <text:p>0,1</text:p>
          </table:table-cell>
          <table:table-cell table:formula="of:=IF([ra.S34]=11;1;&quot;&quot;)">
            <text:p/>
          </table:table-cell>
          <table:table-cell table:style-name="ce23" table:formula="of:=IFERROR(IF([.I35]=0;ABS(CEILING([.C35]));ABS(([.I35]-CEILING([.C35]))/[.I35]));&quot;*&quot;)" office:value-type="float" office:value="0" calcext:value-type="float">
            <text:p>0,00</text:p>
          </table:table-cell>
          <table:table-cell table:style-name="ce23" table:formula="of:=IFERROR([.I35]-CEILING([.C35]);&quot;*&quot;)" office:value-type="float" office:value="0" calcext:value-type="float">
            <text:p>0,00</text:p>
          </table:table-cell>
          <table:table-cell table:style-name="ce12" table:formula="of:=ROUND([exact.J34];1)" office:value-type="float" office:value="-114" calcext:value-type="float">
            <text:p>-114,0</text:p>
          </table:table-cell>
          <table:table-cell table:formula="of:=ROUND([exact.K34];0)" office:value-type="float" office:value="-114" calcext:value-type="float">
            <text:p>-114</text:p>
          </table:table-cell>
          <table:table-cell table:style-name="ce12" table:formula="of:=IF([exact.L34]&lt;1000000;100*[exact.L34];&quot;*&quot;)" office:value-type="float" office:value="0" calcext:value-type="float">
            <text:p>0,0</text:p>
          </table:table-cell>
          <table:table-cell table:style-name="ce12" table:formula="of:=IF([exact.S34]=5;&quot;*&quot;;[exact.I34])" office:value-type="float" office:value="0.123507" calcext:value-type="float">
            <text:p>0,1</text:p>
          </table:table-cell>
          <table:table-cell table:style-name="ce18" table:formula="of:=[$ra.AE34]" office:value-type="float" office:value="-112" calcext:value-type="float">
            <text:p>-112</text:p>
          </table:table-cell>
          <table:table-cell table:style-name="ce18" table:formula="of:=[$'bcpa-t600'.AE34]" office:value-type="float" office:value="-114" calcext:value-type="float">
            <text:p>-114</text:p>
          </table:table-cell>
          <table:table-cell table:style-name="ce18" table:formula="of:=[$'blpl-t300'.AE34]" office:value-type="float" office:value="-113" calcext:value-type="float">
            <text:p>-113</text:p>
          </table:table-cell>
          <table:table-cell table:style-name="ce18" table:formula="of:=[$'sbpl-t300'.AE34]" office:value-type="float" office:value="-113" calcext:value-type="float">
            <text:p>-113</text:p>
          </table:table-cell>
          <table:table-cell table:formula="of:=MIN([.L35:.O35])" office:value-type="float" office:value="-114" calcext:value-type="float">
            <text:p>-114</text:p>
          </table:table-cell>
          <table:table-cell table:formula="of:=ABS([.L35]-CEILING([.$C35]))" office:value-type="float" office:value="2" calcext:value-type="float">
            <text:p>2</text:p>
          </table:table-cell>
          <table:table-cell table:formula="of:=IFERROR(ABS([.M35]-CEILING([.$C35]));&quot;-&quot;)" office:value-type="float" office:value="0" calcext:value-type="float">
            <text:p>0</text:p>
          </table:table-cell>
          <table:table-cell table:formula="of:=ABS([.N35]-CEILING([.$C35]))" office:value-type="float" office:value="1" calcext:value-type="float">
            <text:p>1</text:p>
          </table:table-cell>
          <table:table-cell table:formula="of:=ABS([.O35]-CEILING([.$C35]))" office:value-type="float" office:value="1" calcext:value-type="float">
            <text:p>1</text:p>
          </table:table-cell>
          <table:table-cell table:formula="of:=IFERROR(ABS(([.L35]-CEILING([.$C35]))/CEILING([.$C35]));IF([.Q35]&lt;&gt;&quot;*&quot;;[.Q35];&quot;*&quot;))" office:value-type="float" office:value="0.0175438596491228" calcext:value-type="float">
            <text:p>0,02</text:p>
          </table:table-cell>
          <table:table-cell table:formula="of:=IFERROR(ABS(([.M35]-CEILING([.$C35]))/CEILING([.$C35]));IF([.R35]&lt;&gt;&quot;*&quot;;[.R35];&quot;*&quot;))" office:value-type="float" office:value="0" calcext:value-type="float">
            <text:p>0,00</text:p>
          </table:table-cell>
          <table:table-cell table:formula="of:=IFERROR(ABS(([.N35]-CEILING([.$C35]))/CEILING([.$C35]));IF([.S35]&lt;&gt;&quot;*&quot;;[.S35];&quot;*&quot;))" office:value-type="float" office:value="0.0087719298245614" calcext:value-type="float">
            <text:p>0,01</text:p>
          </table:table-cell>
          <table:table-cell table:formula="of:=IFERROR(ABS(([.O35]-CEILING([.$C35]))/CEILING([.$C35]));IF([.T35]&lt;&gt;&quot;*&quot;;[.T35];&quot;*&quot;))" office:value-type="float" office:value="0.0087719298245614" calcext:value-type="float">
            <text:p>0,01</text:p>
          </table:table-cell>
          <table:table-cell table:formula="of:=IF([.L35]=[.$P35];1;&quot;&quot;)">
            <text:p/>
          </table:table-cell>
          <table:table-cell table:formula="of:=IF([.M35]=[.$P35];1;&quot;&quot;)" office:value-type="float" office:value="1" calcext:value-type="float">
            <text:p>1</text:p>
          </table:table-cell>
          <table:table-cell table:formula="of:=IF([.N35]=[.$P35];1;&quot;&quot;)">
            <text:p/>
          </table:table-cell>
          <table:table-cell table:formula="of:=IF([.O35]=[.$P35];1;&quot;&quot;)">
            <text:p/>
          </table:table-cell>
          <table:table-cell table:number-columns-repeated="8"/>
          <table:table-cell table:formula="of:=CONCATENATE([.A35];&quot;&amp;&quot;;[.B35];&quot;&amp;&quot;;IF([.E35]=1;CONCATENATE(&quot;\h{&quot;;[.C35];&quot;}&quot;);[.C35]);&quot;&amp;&quot;;[.H35];&quot;&amp;&quot;;IF([.J35]=0;CONCATENATE(&quot;\uu{&quot;;[.I35];&quot;}&quot;);[.I35]);&quot;&amp;&quot;;IF([.L35]=[.P35];CONCATENATE(&quot;\h{&quot;;[.L35];&quot;}&quot;);[.L35]);&quot;&amp;&quot;;IF([.M35]=[.P35];CONCATENATE(&quot;\h{&quot;;[.M35];&quot;}&quot;);[.M35]);&quot;&amp;&quot;;IF([.N35]=[.P35];CONCATENATE(&quot;\h{&quot;;[.N35];&quot;}&quot;);[.N35]);&quot;&amp;&quot;;IF([.O35]=[.P35];CONCATENATE(&quot;\h{&quot;;[.O35];&quot;}&quot;);[.O35]);&quot;\\\hline&quot;)" office:value-type="string" office:string-value="r4-10-500-1&amp;1,89&amp;-114,8&amp;-114&amp;\uu{-114}&amp;-112&amp;\h{-114}&amp;-113&amp;-113\\\hline" calcext:value-type="string">
            <text:p>r4-10-500-1&amp;1,89&amp;-114,8&amp;-114&amp;\uu{-114}&amp;-112&amp;\h{-114}&amp;-113&amp;-113\\\hline</text:p>
          </table:table-cell>
          <table:table-cell table:number-columns-repeated="8"/>
        </table:table-row>
        <table:table-row table:style-name="ro2">
          <table:table-cell table:formula="of:=[$ra.AA35]" office:value-type="string" office:string-value="r4-10-500-2" calcext:value-type="string">
            <text:p>r4-10-500-2</text:p>
          </table:table-cell>
          <table:table-cell table:formula="of:=ROUND([$ra.AB35];2)" office:value-type="float" office:value="1.89" calcext:value-type="float">
            <text:p>1,89</text:p>
          </table:table-cell>
          <table:table-cell table:style-name="ce14" table:formula="of:=ROUND([$ra.AC35];1)" office:value-type="float" office:value="-95.7" calcext:value-type="float">
            <text:p>-95,7</text:p>
          </table:table-cell>
          <table:table-cell table:style-name="ce12" table:formula="of:=IF([ra.S35]=5;&quot;*&quot;;[ra.I35])" office:value-type="float" office:value="0.059488" calcext:value-type="float">
            <text:p>0,1</text:p>
          </table:table-cell>
          <table:table-cell table:formula="of:=IF([ra.S35]=11;1;&quot;&quot;)">
            <text:p/>
          </table:table-cell>
          <table:table-cell table:style-name="ce23" table:formula="of:=IFERROR(IF([.I36]=0;ABS(CEILING([.C36]));ABS(([.I36]-CEILING([.C36]))/[.I36]));&quot;*&quot;)" office:value-type="float" office:value="0" calcext:value-type="float">
            <text:p>0,00</text:p>
          </table:table-cell>
          <table:table-cell table:style-name="ce23" table:formula="of:=IFERROR([.I36]-CEILING([.C36]);&quot;*&quot;)" office:value-type="float" office:value="0" calcext:value-type="float">
            <text:p>0,00</text:p>
          </table:table-cell>
          <table:table-cell table:style-name="ce12" table:formula="of:=ROUND([exact.J35];1)" office:value-type="float" office:value="-95" calcext:value-type="float">
            <text:p>-95,0</text:p>
          </table:table-cell>
          <table:table-cell table:formula="of:=ROUND([exact.K35];0)" office:value-type="float" office:value="-95" calcext:value-type="float">
            <text:p>-95</text:p>
          </table:table-cell>
          <table:table-cell table:style-name="ce12" table:formula="of:=IF([exact.L35]&lt;1000000;100*[exact.L35];&quot;*&quot;)" office:value-type="float" office:value="0" calcext:value-type="float">
            <text:p>0,0</text:p>
          </table:table-cell>
          <table:table-cell table:style-name="ce12" table:formula="of:=IF([exact.S35]=5;&quot;*&quot;;[exact.I35])" office:value-type="float" office:value="0.091936" calcext:value-type="float">
            <text:p>0,1</text:p>
          </table:table-cell>
          <table:table-cell table:style-name="ce18" table:formula="of:=[$ra.AE35]" office:value-type="float" office:value="-94" calcext:value-type="float">
            <text:p>-94</text:p>
          </table:table-cell>
          <table:table-cell table:style-name="ce18" table:formula="of:=[$'bcpa-t600'.AE35]" office:value-type="float" office:value="-94" calcext:value-type="float">
            <text:p>-94</text:p>
          </table:table-cell>
          <table:table-cell table:style-name="ce18" table:formula="of:=[$'blpl-t300'.AE35]" office:value-type="float" office:value="-94" calcext:value-type="float">
            <text:p>-94</text:p>
          </table:table-cell>
          <table:table-cell table:style-name="ce18" table:formula="of:=[$'sbpl-t300'.AE35]" office:value-type="float" office:value="-94" calcext:value-type="float">
            <text:p>-94</text:p>
          </table:table-cell>
          <table:table-cell table:formula="of:=MIN([.L36:.O36])" office:value-type="float" office:value="-94" calcext:value-type="float">
            <text:p>-94</text:p>
          </table:table-cell>
          <table:table-cell table:formula="of:=ABS([.L36]-CEILING([.$C36]))" office:value-type="float" office:value="1" calcext:value-type="float">
            <text:p>1</text:p>
          </table:table-cell>
          <table:table-cell table:formula="of:=IFERROR(ABS([.M36]-CEILING([.$C36]));&quot;-&quot;)" office:value-type="float" office:value="1" calcext:value-type="float">
            <text:p>1</text:p>
          </table:table-cell>
          <table:table-cell table:formula="of:=ABS([.N36]-CEILING([.$C36]))" office:value-type="float" office:value="1" calcext:value-type="float">
            <text:p>1</text:p>
          </table:table-cell>
          <table:table-cell table:formula="of:=ABS([.O36]-CEILING([.$C36]))" office:value-type="float" office:value="1" calcext:value-type="float">
            <text:p>1</text:p>
          </table:table-cell>
          <table:table-cell table:formula="of:=IFERROR(ABS(([.L36]-CEILING([.$C36]))/CEILING([.$C36]));IF([.Q36]&lt;&gt;&quot;*&quot;;[.Q36];&quot;*&quot;))" office:value-type="float" office:value="0.0105263157894737" calcext:value-type="float">
            <text:p>0,01</text:p>
          </table:table-cell>
          <table:table-cell table:formula="of:=IFERROR(ABS(([.M36]-CEILING([.$C36]))/CEILING([.$C36]));IF([.R36]&lt;&gt;&quot;*&quot;;[.R36];&quot;*&quot;))" office:value-type="float" office:value="0.0105263157894737" calcext:value-type="float">
            <text:p>0,01</text:p>
          </table:table-cell>
          <table:table-cell table:formula="of:=IFERROR(ABS(([.N36]-CEILING([.$C36]))/CEILING([.$C36]));IF([.S36]&lt;&gt;&quot;*&quot;;[.S36];&quot;*&quot;))" office:value-type="float" office:value="0.0105263157894737" calcext:value-type="float">
            <text:p>0,01</text:p>
          </table:table-cell>
          <table:table-cell table:formula="of:=IFERROR(ABS(([.O36]-CEILING([.$C36]))/CEILING([.$C36]));IF([.T36]&lt;&gt;&quot;*&quot;;[.T36];&quot;*&quot;))" office:value-type="float" office:value="0.0105263157894737" calcext:value-type="float">
            <text:p>0,01</text:p>
          </table:table-cell>
          <table:table-cell table:formula="of:=IF([.L36]=[.$P36];1;&quot;&quot;)" office:value-type="float" office:value="1" calcext:value-type="float">
            <text:p>1</text:p>
          </table:table-cell>
          <table:table-cell table:formula="of:=IF([.M36]=[.$P36];1;&quot;&quot;)" office:value-type="float" office:value="1" calcext:value-type="float">
            <text:p>1</text:p>
          </table:table-cell>
          <table:table-cell table:formula="of:=IF([.N36]=[.$P36];1;&quot;&quot;)" office:value-type="float" office:value="1" calcext:value-type="float">
            <text:p>1</text:p>
          </table:table-cell>
          <table:table-cell table:formula="of:=IF([.O36]=[.$P36];1;&quot;&quot;)" office:value-type="float" office:value="1" calcext:value-type="float">
            <text:p>1</text:p>
          </table:table-cell>
          <table:table-cell table:number-columns-repeated="8"/>
          <table:table-cell table:formula="of:=CONCATENATE([.A36];&quot;&amp;&quot;;[.B36];&quot;&amp;&quot;;IF([.E36]=1;CONCATENATE(&quot;\h{&quot;;[.C36];&quot;}&quot;);[.C36]);&quot;&amp;&quot;;[.H36];&quot;&amp;&quot;;IF([.J36]=0;CONCATENATE(&quot;\uu{&quot;;[.I36];&quot;}&quot;);[.I36]);&quot;&amp;&quot;;IF([.L36]=[.P36];CONCATENATE(&quot;\h{&quot;;[.L36];&quot;}&quot;);[.L36]);&quot;&amp;&quot;;IF([.M36]=[.P36];CONCATENATE(&quot;\h{&quot;;[.M36];&quot;}&quot;);[.M36]);&quot;&amp;&quot;;IF([.N36]=[.P36];CONCATENATE(&quot;\h{&quot;;[.N36];&quot;}&quot;);[.N36]);&quot;&amp;&quot;;IF([.O36]=[.P36];CONCATENATE(&quot;\h{&quot;;[.O36];&quot;}&quot;);[.O36]);&quot;\\\hline&quot;)" office:value-type="string" office:string-value="r4-10-500-2&amp;1,89&amp;-95,7&amp;-95&amp;\uu{-95}&amp;\h{-94}&amp;\h{-94}&amp;\h{-94}&amp;\h{-94}\\\hline" calcext:value-type="string">
            <text:p>r4-10-500-2&amp;1,89&amp;-95,7&amp;-95&amp;\uu{-95}&amp;\h{-94}&amp;\h{-94}&amp;\h{-94}&amp;\h{-94}\\\hline</text:p>
          </table:table-cell>
          <table:table-cell table:number-columns-repeated="8"/>
        </table:table-row>
        <table:table-row table:style-name="ro2">
          <table:table-cell table:formula="of:=[$ra.AA36]" office:value-type="string" office:string-value="r4-10-750-1" calcext:value-type="string">
            <text:p>r4-10-750-1</text:p>
          </table:table-cell>
          <table:table-cell table:formula="of:=ROUND([$ra.AB36];2)" office:value-type="float" office:value="1.26" calcext:value-type="float">
            <text:p>1,26</text:p>
          </table:table-cell>
          <table:table-cell table:style-name="ce14" table:formula="of:=ROUND([$ra.AC36];1)" office:value-type="float" office:value="-165.2" calcext:value-type="float">
            <text:p>-165,2</text:p>
          </table:table-cell>
          <table:table-cell table:style-name="ce12" table:formula="of:=IF([ra.S36]=5;&quot;*&quot;;[ra.I36])" office:value-type="float" office:value="0.155831" calcext:value-type="float">
            <text:p>0,2</text:p>
          </table:table-cell>
          <table:table-cell table:formula="of:=IF([ra.S36]=11;1;&quot;&quot;)">
            <text:p/>
          </table:table-cell>
          <table:table-cell table:style-name="ce23" table:formula="of:=IFERROR(IF([.I37]=0;ABS(CEILING([.C37]));ABS(([.I37]-CEILING([.C37]))/[.I37]));&quot;*&quot;)" office:value-type="float" office:value="0" calcext:value-type="float">
            <text:p>0,00</text:p>
          </table:table-cell>
          <table:table-cell table:style-name="ce23" table:formula="of:=IFERROR([.I37]-CEILING([.C37]);&quot;*&quot;)" office:value-type="float" office:value="0" calcext:value-type="float">
            <text:p>0,00</text:p>
          </table:table-cell>
          <table:table-cell table:style-name="ce12" table:formula="of:=ROUND([exact.J36];1)" office:value-type="float" office:value="-165" calcext:value-type="float">
            <text:p>-165,0</text:p>
          </table:table-cell>
          <table:table-cell table:formula="of:=ROUND([exact.K36];0)" office:value-type="float" office:value="-165" calcext:value-type="float">
            <text:p>-165</text:p>
          </table:table-cell>
          <table:table-cell table:style-name="ce12" table:formula="of:=IF([exact.L36]&lt;1000000;100*[exact.L36];&quot;*&quot;)" office:value-type="float" office:value="0" calcext:value-type="float">
            <text:p>0,0</text:p>
          </table:table-cell>
          <table:table-cell table:style-name="ce12" table:formula="of:=IF([exact.S36]=5;&quot;*&quot;;[exact.I36])" office:value-type="float" office:value="13.28875" calcext:value-type="float">
            <text:p>13,3</text:p>
          </table:table-cell>
          <table:table-cell table:style-name="ce18" table:formula="of:=[$ra.AE36]" office:value-type="float" office:value="-163" calcext:value-type="float">
            <text:p>-163</text:p>
          </table:table-cell>
          <table:table-cell table:style-name="ce18" table:formula="of:=[$'bcpa-t600'.AE36]" office:value-type="float" office:value="-164" calcext:value-type="float">
            <text:p>-164</text:p>
          </table:table-cell>
          <table:table-cell table:style-name="ce18" table:formula="of:=[$'blpl-t300'.AE36]" office:value-type="float" office:value="-164" calcext:value-type="float">
            <text:p>-164</text:p>
          </table:table-cell>
          <table:table-cell table:style-name="ce18" table:formula="of:=[$'sbpl-t300'.AE36]" office:value-type="float" office:value="-164" calcext:value-type="float">
            <text:p>-164</text:p>
          </table:table-cell>
          <table:table-cell table:formula="of:=MIN([.L37:.O37])" office:value-type="float" office:value="-164" calcext:value-type="float">
            <text:p>-164</text:p>
          </table:table-cell>
          <table:table-cell table:formula="of:=ABS([.L37]-CEILING([.$C37]))" office:value-type="float" office:value="2" calcext:value-type="float">
            <text:p>2</text:p>
          </table:table-cell>
          <table:table-cell table:formula="of:=IFERROR(ABS([.M37]-CEILING([.$C37]));&quot;-&quot;)" office:value-type="float" office:value="1" calcext:value-type="float">
            <text:p>1</text:p>
          </table:table-cell>
          <table:table-cell table:formula="of:=ABS([.N37]-CEILING([.$C37]))" office:value-type="float" office:value="1" calcext:value-type="float">
            <text:p>1</text:p>
          </table:table-cell>
          <table:table-cell table:formula="of:=ABS([.O37]-CEILING([.$C37]))" office:value-type="float" office:value="1" calcext:value-type="float">
            <text:p>1</text:p>
          </table:table-cell>
          <table:table-cell table:formula="of:=IFERROR(ABS(([.L37]-CEILING([.$C37]))/CEILING([.$C37]));IF([.Q37]&lt;&gt;&quot;*&quot;;[.Q37];&quot;*&quot;))" office:value-type="float" office:value="0.0121212121212121" calcext:value-type="float">
            <text:p>0,01</text:p>
          </table:table-cell>
          <table:table-cell table:formula="of:=IFERROR(ABS(([.M37]-CEILING([.$C37]))/CEILING([.$C37]));IF([.R37]&lt;&gt;&quot;*&quot;;[.R37];&quot;*&quot;))" office:value-type="float" office:value="0.00606060606060606" calcext:value-type="float">
            <text:p>0,01</text:p>
          </table:table-cell>
          <table:table-cell table:formula="of:=IFERROR(ABS(([.N37]-CEILING([.$C37]))/CEILING([.$C37]));IF([.S37]&lt;&gt;&quot;*&quot;;[.S37];&quot;*&quot;))" office:value-type="float" office:value="0.00606060606060606" calcext:value-type="float">
            <text:p>0,01</text:p>
          </table:table-cell>
          <table:table-cell table:formula="of:=IFERROR(ABS(([.O37]-CEILING([.$C37]))/CEILING([.$C37]));IF([.T37]&lt;&gt;&quot;*&quot;;[.T37];&quot;*&quot;))" office:value-type="float" office:value="0.00606060606060606" calcext:value-type="float">
            <text:p>0,01</text:p>
          </table:table-cell>
          <table:table-cell table:formula="of:=IF([.L37]=[.$P37];1;&quot;&quot;)">
            <text:p/>
          </table:table-cell>
          <table:table-cell table:formula="of:=IF([.M37]=[.$P37];1;&quot;&quot;)" office:value-type="float" office:value="1" calcext:value-type="float">
            <text:p>1</text:p>
          </table:table-cell>
          <table:table-cell table:formula="of:=IF([.N37]=[.$P37];1;&quot;&quot;)" office:value-type="float" office:value="1" calcext:value-type="float">
            <text:p>1</text:p>
          </table:table-cell>
          <table:table-cell table:formula="of:=IF([.O37]=[.$P37];1;&quot;&quot;)" office:value-type="float" office:value="1" calcext:value-type="float">
            <text:p>1</text:p>
          </table:table-cell>
          <table:table-cell table:number-columns-repeated="8"/>
          <table:table-cell table:formula="of:=CONCATENATE([.A37];&quot;&amp;&quot;;[.B37];&quot;&amp;&quot;;IF([.E37]=1;CONCATENATE(&quot;\h{&quot;;[.C37];&quot;}&quot;);[.C37]);&quot;&amp;&quot;;[.H37];&quot;&amp;&quot;;IF([.J37]=0;CONCATENATE(&quot;\uu{&quot;;[.I37];&quot;}&quot;);[.I37]);&quot;&amp;&quot;;IF([.L37]=[.P37];CONCATENATE(&quot;\h{&quot;;[.L37];&quot;}&quot;);[.L37]);&quot;&amp;&quot;;IF([.M37]=[.P37];CONCATENATE(&quot;\h{&quot;;[.M37];&quot;}&quot;);[.M37]);&quot;&amp;&quot;;IF([.N37]=[.P37];CONCATENATE(&quot;\h{&quot;;[.N37];&quot;}&quot;);[.N37]);&quot;&amp;&quot;;IF([.O37]=[.P37];CONCATENATE(&quot;\h{&quot;;[.O37];&quot;}&quot;);[.O37]);&quot;\\\hline&quot;)" office:value-type="string" office:string-value="r4-10-750-1&amp;1,26&amp;-165,2&amp;-165&amp;\uu{-165}&amp;-163&amp;\h{-164}&amp;\h{-164}&amp;\h{-164}\\\hline" calcext:value-type="string">
            <text:p>r4-10-750-1&amp;1,26&amp;-165,2&amp;-165&amp;\uu{-165}&amp;-163&amp;\h{-164}&amp;\h{-164}&amp;\h{-164}\\\hline</text:p>
          </table:table-cell>
          <table:table-cell table:number-columns-repeated="8"/>
        </table:table-row>
        <table:table-row table:style-name="ro2">
          <table:table-cell table:formula="of:=[$ra.AA37]" office:value-type="string" office:string-value="r4-10-750-2" calcext:value-type="string">
            <text:p>r4-10-750-2</text:p>
          </table:table-cell>
          <table:table-cell table:formula="of:=ROUND([$ra.AB37];2)" office:value-type="float" office:value="1.26" calcext:value-type="float">
            <text:p>1,26</text:p>
          </table:table-cell>
          <table:table-cell table:style-name="ce14" table:formula="of:=ROUND([$ra.AC37];1)" office:value-type="float" office:value="-146" calcext:value-type="float">
            <text:p>-146,0</text:p>
          </table:table-cell>
          <table:table-cell table:style-name="ce12" table:formula="of:=IF([ra.S37]=5;&quot;*&quot;;[ra.I37])" office:value-type="float" office:value="0.151131" calcext:value-type="float">
            <text:p>0,2</text:p>
          </table:table-cell>
          <table:table-cell table:formula="of:=IF([ra.S37]=11;1;&quot;&quot;)">
            <text:p/>
          </table:table-cell>
          <table:table-cell table:style-name="ce23" table:formula="of:=IFERROR(IF([.I38]=0;ABS(CEILING([.C38]));ABS(([.I38]-CEILING([.C38]))/[.I38]));&quot;*&quot;)" office:value-type="float" office:value="0" calcext:value-type="float">
            <text:p>0,00</text:p>
          </table:table-cell>
          <table:table-cell table:style-name="ce23" table:formula="of:=IFERROR([.I38]-CEILING([.C38]);&quot;*&quot;)" office:value-type="float" office:value="0" calcext:value-type="float">
            <text:p>0,00</text:p>
          </table:table-cell>
          <table:table-cell table:style-name="ce12" table:formula="of:=ROUND([exact.J37];1)" office:value-type="float" office:value="-146" calcext:value-type="float">
            <text:p>-146,0</text:p>
          </table:table-cell>
          <table:table-cell table:formula="of:=ROUND([exact.K37];0)" office:value-type="float" office:value="-146" calcext:value-type="float">
            <text:p>-146</text:p>
          </table:table-cell>
          <table:table-cell table:style-name="ce12" table:formula="of:=IF([exact.L37]&lt;1000000;100*[exact.L37];&quot;*&quot;)" office:value-type="float" office:value="0" calcext:value-type="float">
            <text:p>0,0</text:p>
          </table:table-cell>
          <table:table-cell table:style-name="ce12" table:formula="of:=IF([exact.S37]=5;&quot;*&quot;;[exact.I37])" office:value-type="float" office:value="0.393645" calcext:value-type="float">
            <text:p>0,4</text:p>
          </table:table-cell>
          <table:table-cell table:style-name="ce18" table:formula="of:=[$ra.AE37]" office:value-type="float" office:value="-144" calcext:value-type="float">
            <text:p>-144</text:p>
          </table:table-cell>
          <table:table-cell table:style-name="ce18" table:formula="of:=[$'bcpa-t600'.AE37]" office:value-type="float" office:value="-145" calcext:value-type="float">
            <text:p>-145</text:p>
          </table:table-cell>
          <table:table-cell table:style-name="ce18" table:formula="of:=[$'blpl-t300'.AE37]" office:value-type="float" office:value="-144" calcext:value-type="float">
            <text:p>-144</text:p>
          </table:table-cell>
          <table:table-cell table:style-name="ce18" table:formula="of:=[$'sbpl-t300'.AE37]" office:value-type="float" office:value="-145" calcext:value-type="float">
            <text:p>-145</text:p>
          </table:table-cell>
          <table:table-cell table:formula="of:=MIN([.L38:.O38])" office:value-type="float" office:value="-145" calcext:value-type="float">
            <text:p>-145</text:p>
          </table:table-cell>
          <table:table-cell table:formula="of:=ABS([.L38]-CEILING([.$C38]))" office:value-type="float" office:value="2" calcext:value-type="float">
            <text:p>2</text:p>
          </table:table-cell>
          <table:table-cell table:formula="of:=IFERROR(ABS([.M38]-CEILING([.$C38]));&quot;-&quot;)" office:value-type="float" office:value="1" calcext:value-type="float">
            <text:p>1</text:p>
          </table:table-cell>
          <table:table-cell table:formula="of:=ABS([.N38]-CEILING([.$C38]))" office:value-type="float" office:value="2" calcext:value-type="float">
            <text:p>2</text:p>
          </table:table-cell>
          <table:table-cell table:formula="of:=ABS([.O38]-CEILING([.$C38]))" office:value-type="float" office:value="1" calcext:value-type="float">
            <text:p>1</text:p>
          </table:table-cell>
          <table:table-cell table:formula="of:=IFERROR(ABS(([.L38]-CEILING([.$C38]))/CEILING([.$C38]));IF([.Q38]&lt;&gt;&quot;*&quot;;[.Q38];&quot;*&quot;))" office:value-type="float" office:value="0.0136986301369863" calcext:value-type="float">
            <text:p>0,01</text:p>
          </table:table-cell>
          <table:table-cell table:formula="of:=IFERROR(ABS(([.M38]-CEILING([.$C38]))/CEILING([.$C38]));IF([.R38]&lt;&gt;&quot;*&quot;;[.R38];&quot;*&quot;))" office:value-type="float" office:value="0.00684931506849315" calcext:value-type="float">
            <text:p>0,01</text:p>
          </table:table-cell>
          <table:table-cell table:formula="of:=IFERROR(ABS(([.N38]-CEILING([.$C38]))/CEILING([.$C38]));IF([.S38]&lt;&gt;&quot;*&quot;;[.S38];&quot;*&quot;))" office:value-type="float" office:value="0.0136986301369863" calcext:value-type="float">
            <text:p>0,01</text:p>
          </table:table-cell>
          <table:table-cell table:formula="of:=IFERROR(ABS(([.O38]-CEILING([.$C38]))/CEILING([.$C38]));IF([.T38]&lt;&gt;&quot;*&quot;;[.T38];&quot;*&quot;))" office:value-type="float" office:value="0.00684931506849315" calcext:value-type="float">
            <text:p>0,01</text:p>
          </table:table-cell>
          <table:table-cell table:formula="of:=IF([.L38]=[.$P38];1;&quot;&quot;)">
            <text:p/>
          </table:table-cell>
          <table:table-cell table:formula="of:=IF([.M38]=[.$P38];1;&quot;&quot;)" office:value-type="float" office:value="1" calcext:value-type="float">
            <text:p>1</text:p>
          </table:table-cell>
          <table:table-cell table:formula="of:=IF([.N38]=[.$P38];1;&quot;&quot;)">
            <text:p/>
          </table:table-cell>
          <table:table-cell table:formula="of:=IF([.O38]=[.$P38];1;&quot;&quot;)" office:value-type="float" office:value="1" calcext:value-type="float">
            <text:p>1</text:p>
          </table:table-cell>
          <table:table-cell table:number-columns-repeated="8"/>
          <table:table-cell table:formula="of:=CONCATENATE([.A38];&quot;&amp;&quot;;[.B38];&quot;&amp;&quot;;IF([.E38]=1;CONCATENATE(&quot;\h{&quot;;[.C38];&quot;}&quot;);[.C38]);&quot;&amp;&quot;;[.H38];&quot;&amp;&quot;;IF([.J38]=0;CONCATENATE(&quot;\uu{&quot;;[.I38];&quot;}&quot;);[.I38]);&quot;&amp;&quot;;IF([.L38]=[.P38];CONCATENATE(&quot;\h{&quot;;[.L38];&quot;}&quot;);[.L38]);&quot;&amp;&quot;;IF([.M38]=[.P38];CONCATENATE(&quot;\h{&quot;;[.M38];&quot;}&quot;);[.M38]);&quot;&amp;&quot;;IF([.N38]=[.P38];CONCATENATE(&quot;\h{&quot;;[.N38];&quot;}&quot;);[.N38]);&quot;&amp;&quot;;IF([.O38]=[.P38];CONCATENATE(&quot;\h{&quot;;[.O38];&quot;}&quot;);[.O38]);&quot;\\\hline&quot;)" office:value-type="string" office:string-value="r4-10-750-2&amp;1,26&amp;-146&amp;-146&amp;\uu{-146}&amp;-144&amp;\h{-145}&amp;-144&amp;\h{-145}\\\hline" calcext:value-type="string">
            <text:p>r4-10-750-2&amp;1,26&amp;-146&amp;-146&amp;\uu{-146}&amp;-144&amp;\h{-145}&amp;-144&amp;\h{-145}\\\hline</text:p>
          </table:table-cell>
          <table:table-cell table:number-columns-repeated="8"/>
        </table:table-row>
        <table:table-row table:style-name="ro2">
          <table:table-cell table:formula="of:=[$ra.AA38]" office:value-type="string" office:string-value="r4-15-250-1" calcext:value-type="string">
            <text:p>r4-15-250-1</text:p>
          </table:table-cell>
          <table:table-cell table:formula="of:=ROUND([$ra.AB38];2)" office:value-type="float" office:value="5.7" calcext:value-type="float">
            <text:p>5,7</text:p>
          </table:table-cell>
          <table:table-cell table:style-name="ce14" table:formula="of:=ROUND([$ra.AC38];1)" office:value-type="float" office:value="-42.6" calcext:value-type="float">
            <text:p>-42,6</text:p>
          </table:table-cell>
          <table:table-cell table:style-name="ce12" table:formula="of:=IF([ra.S38]=5;&quot;*&quot;;[ra.I38])" office:value-type="float" office:value="0.062222" calcext:value-type="float">
            <text:p>0,1</text:p>
          </table:table-cell>
          <table:table-cell table:formula="of:=IF([ra.S38]=11;1;&quot;&quot;)">
            <text:p/>
          </table:table-cell>
          <table:table-cell table:style-name="ce23" table:formula="of:=IFERROR(IF([.I39]=0;ABS(CEILING([.C39]));ABS(([.I39]-CEILING([.C39]))/[.I39]));&quot;*&quot;)" office:value-type="float" office:value="0.024390243902439" calcext:value-type="float">
            <text:p>0,02</text:p>
          </table:table-cell>
          <table:table-cell table:style-name="ce23" table:formula="of:=IFERROR([.I39]-CEILING([.C39]);&quot;*&quot;)" office:value-type="float" office:value="1" calcext:value-type="float">
            <text:p>1,00</text:p>
          </table:table-cell>
          <table:table-cell table:style-name="ce12" table:formula="of:=ROUND([exact.J38];1)" office:value-type="float" office:value="-42" calcext:value-type="float">
            <text:p>-42,0</text:p>
          </table:table-cell>
          <table:table-cell table:formula="of:=ROUND([exact.K38];0)" office:value-type="float" office:value="-41" calcext:value-type="float">
            <text:p>-41</text:p>
          </table:table-cell>
          <table:table-cell table:style-name="ce12" table:formula="of:=IF([exact.L38]&lt;1000000;100*[exact.L38];&quot;*&quot;)" office:value-type="float" office:value="2.439" calcext:value-type="float">
            <text:p>2,4</text:p>
          </table:table-cell>
          <table:table-cell table:style-name="ce12" table:formula="of:=IF([exact.S38]=5;&quot;*&quot;;[exact.I38])" office:value-type="string" office:string-value="*" calcext:value-type="string">
            <text:p>*</text:p>
          </table:table-cell>
          <table:table-cell table:style-name="ce18" table:formula="of:=[$ra.AE38]" office:value-type="float" office:value="-39" calcext:value-type="float">
            <text:p>-39</text:p>
          </table:table-cell>
          <table:table-cell table:style-name="ce18" table:formula="of:=[$'bcpa-t600'.AE38]" office:value-type="float" office:value="-41" calcext:value-type="float">
            <text:p>-41</text:p>
          </table:table-cell>
          <table:table-cell table:style-name="ce18" table:formula="of:=[$'blpl-t300'.AE38]" office:value-type="float" office:value="-40" calcext:value-type="float">
            <text:p>-40</text:p>
          </table:table-cell>
          <table:table-cell table:style-name="ce18" table:formula="of:=[$'sbpl-t300'.AE38]" office:value-type="float" office:value="-40" calcext:value-type="float">
            <text:p>-40</text:p>
          </table:table-cell>
          <table:table-cell table:formula="of:=MIN([.L39:.O39])" office:value-type="float" office:value="-41" calcext:value-type="float">
            <text:p>-41</text:p>
          </table:table-cell>
          <table:table-cell table:formula="of:=ABS([.L39]-CEILING([.$C39]))" office:value-type="float" office:value="3" calcext:value-type="float">
            <text:p>3</text:p>
          </table:table-cell>
          <table:table-cell table:formula="of:=IFERROR(ABS([.M39]-CEILING([.$C39]));&quot;-&quot;)" office:value-type="float" office:value="1" calcext:value-type="float">
            <text:p>1</text:p>
          </table:table-cell>
          <table:table-cell table:formula="of:=ABS([.N39]-CEILING([.$C39]))" office:value-type="float" office:value="2" calcext:value-type="float">
            <text:p>2</text:p>
          </table:table-cell>
          <table:table-cell table:formula="of:=ABS([.O39]-CEILING([.$C39]))" office:value-type="float" office:value="2" calcext:value-type="float">
            <text:p>2</text:p>
          </table:table-cell>
          <table:table-cell table:formula="of:=IFERROR(ABS(([.L39]-CEILING([.$C39]))/CEILING([.$C39]));IF([.Q39]&lt;&gt;&quot;*&quot;;[.Q39];&quot;*&quot;))" office:value-type="float" office:value="0.0714285714285714" calcext:value-type="float">
            <text:p>0,07</text:p>
          </table:table-cell>
          <table:table-cell table:formula="of:=IFERROR(ABS(([.M39]-CEILING([.$C39]))/CEILING([.$C39]));IF([.R39]&lt;&gt;&quot;*&quot;;[.R39];&quot;*&quot;))" office:value-type="float" office:value="0.0238095238095238" calcext:value-type="float">
            <text:p>0,02</text:p>
          </table:table-cell>
          <table:table-cell table:formula="of:=IFERROR(ABS(([.N39]-CEILING([.$C39]))/CEILING([.$C39]));IF([.S39]&lt;&gt;&quot;*&quot;;[.S39];&quot;*&quot;))" office:value-type="float" office:value="0.0476190476190476" calcext:value-type="float">
            <text:p>0,05</text:p>
          </table:table-cell>
          <table:table-cell table:formula="of:=IFERROR(ABS(([.O39]-CEILING([.$C39]))/CEILING([.$C39]));IF([.T39]&lt;&gt;&quot;*&quot;;[.T39];&quot;*&quot;))" office:value-type="float" office:value="0.0476190476190476" calcext:value-type="float">
            <text:p>0,05</text:p>
          </table:table-cell>
          <table:table-cell table:formula="of:=IF([.L39]=[.$P39];1;&quot;&quot;)">
            <text:p/>
          </table:table-cell>
          <table:table-cell table:formula="of:=IF([.M39]=[.$P39];1;&quot;&quot;)" office:value-type="float" office:value="1" calcext:value-type="float">
            <text:p>1</text:p>
          </table:table-cell>
          <table:table-cell table:formula="of:=IF([.N39]=[.$P39];1;&quot;&quot;)">
            <text:p/>
          </table:table-cell>
          <table:table-cell table:formula="of:=IF([.O39]=[.$P39];1;&quot;&quot;)">
            <text:p/>
          </table:table-cell>
          <table:table-cell table:number-columns-repeated="8"/>
          <table:table-cell table:formula="of:=CONCATENATE([.A39];&quot;&amp;&quot;;[.B39];&quot;&amp;&quot;;IF([.E39]=1;CONCATENATE(&quot;\h{&quot;;[.C39];&quot;}&quot;);[.C39]);&quot;&amp;&quot;;[.H39];&quot;&amp;&quot;;IF([.J39]=0;CONCATENATE(&quot;\uu{&quot;;[.I39];&quot;}&quot;);[.I39]);&quot;&amp;&quot;;IF([.L39]=[.P39];CONCATENATE(&quot;\h{&quot;;[.L39];&quot;}&quot;);[.L39]);&quot;&amp;&quot;;IF([.M39]=[.P39];CONCATENATE(&quot;\h{&quot;;[.M39];&quot;}&quot;);[.M39]);&quot;&amp;&quot;;IF([.N39]=[.P39];CONCATENATE(&quot;\h{&quot;;[.N39];&quot;}&quot;);[.N39]);&quot;&amp;&quot;;IF([.O39]=[.P39];CONCATENATE(&quot;\h{&quot;;[.O39];&quot;}&quot;);[.O39]);&quot;\\\hline&quot;)" office:value-type="string" office:string-value="r4-15-250-1&amp;5,7&amp;-42,6&amp;-42&amp;-41&amp;-39&amp;\h{-41}&amp;-40&amp;-40\\\hline" calcext:value-type="string">
            <text:p>r4-15-250-1&amp;5,7&amp;-42,6&amp;-42&amp;-41&amp;-39&amp;\h{-41}&amp;-40&amp;-40\\\hline</text:p>
          </table:table-cell>
          <table:table-cell table:number-columns-repeated="8"/>
        </table:table-row>
        <table:table-row table:style-name="ro2">
          <table:table-cell table:formula="of:=[$ra.AA39]" office:value-type="string" office:string-value="r4-15-250-2" calcext:value-type="string">
            <text:p>r4-15-250-2</text:p>
          </table:table-cell>
          <table:table-cell table:formula="of:=ROUND([$ra.AB39];2)" office:value-type="float" office:value="5.7" calcext:value-type="float">
            <text:p>5,7</text:p>
          </table:table-cell>
          <table:table-cell table:style-name="ce14" table:formula="of:=ROUND([$ra.AC39];1)" office:value-type="float" office:value="-39" calcext:value-type="float">
            <text:p>-39,0</text:p>
          </table:table-cell>
          <table:table-cell table:style-name="ce12" table:formula="of:=IF([ra.S39]=5;&quot;*&quot;;[ra.I39])" office:value-type="float" office:value="0.04311" calcext:value-type="float">
            <text:p>0,0</text:p>
          </table:table-cell>
          <table:table-cell table:formula="of:=IF([ra.S39]=11;1;&quot;&quot;)">
            <text:p/>
          </table:table-cell>
          <table:table-cell table:style-name="ce23" table:formula="of:=IFERROR(IF([.I40]=0;ABS(CEILING([.C40]));ABS(([.I40]-CEILING([.C40]))/[.I40]));&quot;*&quot;)" office:value-type="float" office:value="0.0263157894736842" calcext:value-type="float">
            <text:p>0,03</text:p>
          </table:table-cell>
          <table:table-cell table:style-name="ce23" table:formula="of:=IFERROR([.I40]-CEILING([.C40]);&quot;*&quot;)" office:value-type="float" office:value="1" calcext:value-type="float">
            <text:p>1,00</text:p>
          </table:table-cell>
          <table:table-cell table:style-name="ce12" table:formula="of:=ROUND([exact.J39];1)" office:value-type="float" office:value="-38" calcext:value-type="float">
            <text:p>-38,0</text:p>
          </table:table-cell>
          <table:table-cell table:formula="of:=ROUND([exact.K39];0)" office:value-type="float" office:value="-38" calcext:value-type="float">
            <text:p>-38</text:p>
          </table:table-cell>
          <table:table-cell table:style-name="ce12" table:formula="of:=IF([exact.L39]&lt;1000000;100*[exact.L39];&quot;*&quot;)" office:value-type="float" office:value="0" calcext:value-type="float">
            <text:p>0,0</text:p>
          </table:table-cell>
          <table:table-cell table:style-name="ce12" table:formula="of:=IF([exact.S39]=5;&quot;*&quot;;[exact.I39])" office:value-type="float" office:value="5.277551" calcext:value-type="float">
            <text:p>5,3</text:p>
          </table:table-cell>
          <table:table-cell table:style-name="ce18" table:formula="of:=[$ra.AE39]" office:value-type="float" office:value="-35" calcext:value-type="float">
            <text:p>-35</text:p>
          </table:table-cell>
          <table:table-cell table:style-name="ce18" table:formula="of:=[$'bcpa-t600'.AE39]" office:value-type="float" office:value="-37" calcext:value-type="float">
            <text:p>-37</text:p>
          </table:table-cell>
          <table:table-cell table:style-name="ce18" table:formula="of:=[$'blpl-t300'.AE39]" office:value-type="float" office:value="-36" calcext:value-type="float">
            <text:p>-36</text:p>
          </table:table-cell>
          <table:table-cell table:style-name="ce18" table:formula="of:=[$'sbpl-t300'.AE39]" office:value-type="float" office:value="-36" calcext:value-type="float">
            <text:p>-36</text:p>
          </table:table-cell>
          <table:table-cell table:formula="of:=MIN([.L40:.O40])" office:value-type="float" office:value="-37" calcext:value-type="float">
            <text:p>-37</text:p>
          </table:table-cell>
          <table:table-cell table:formula="of:=ABS([.L40]-CEILING([.$C40]))" office:value-type="float" office:value="4" calcext:value-type="float">
            <text:p>4</text:p>
          </table:table-cell>
          <table:table-cell table:formula="of:=IFERROR(ABS([.M40]-CEILING([.$C40]));&quot;-&quot;)" office:value-type="float" office:value="2" calcext:value-type="float">
            <text:p>2</text:p>
          </table:table-cell>
          <table:table-cell table:formula="of:=ABS([.N40]-CEILING([.$C40]))" office:value-type="float" office:value="3" calcext:value-type="float">
            <text:p>3</text:p>
          </table:table-cell>
          <table:table-cell table:formula="of:=ABS([.O40]-CEILING([.$C40]))" office:value-type="float" office:value="3" calcext:value-type="float">
            <text:p>3</text:p>
          </table:table-cell>
          <table:table-cell table:formula="of:=IFERROR(ABS(([.L40]-CEILING([.$C40]))/CEILING([.$C40]));IF([.Q40]&lt;&gt;&quot;*&quot;;[.Q40];&quot;*&quot;))" office:value-type="float" office:value="0.102564102564103" calcext:value-type="float">
            <text:p>0,10</text:p>
          </table:table-cell>
          <table:table-cell table:formula="of:=IFERROR(ABS(([.M40]-CEILING([.$C40]))/CEILING([.$C40]));IF([.R40]&lt;&gt;&quot;*&quot;;[.R40];&quot;*&quot;))" office:value-type="float" office:value="0.0512820512820513" calcext:value-type="float">
            <text:p>0,05</text:p>
          </table:table-cell>
          <table:table-cell table:formula="of:=IFERROR(ABS(([.N40]-CEILING([.$C40]))/CEILING([.$C40]));IF([.S40]&lt;&gt;&quot;*&quot;;[.S40];&quot;*&quot;))" office:value-type="float" office:value="0.0769230769230769" calcext:value-type="float">
            <text:p>0,08</text:p>
          </table:table-cell>
          <table:table-cell table:formula="of:=IFERROR(ABS(([.O40]-CEILING([.$C40]))/CEILING([.$C40]));IF([.T40]&lt;&gt;&quot;*&quot;;[.T40];&quot;*&quot;))" office:value-type="float" office:value="0.0769230769230769" calcext:value-type="float">
            <text:p>0,08</text:p>
          </table:table-cell>
          <table:table-cell table:formula="of:=IF([.L40]=[.$P40];1;&quot;&quot;)">
            <text:p/>
          </table:table-cell>
          <table:table-cell table:formula="of:=IF([.M40]=[.$P40];1;&quot;&quot;)" office:value-type="float" office:value="1" calcext:value-type="float">
            <text:p>1</text:p>
          </table:table-cell>
          <table:table-cell table:formula="of:=IF([.N40]=[.$P40];1;&quot;&quot;)">
            <text:p/>
          </table:table-cell>
          <table:table-cell table:formula="of:=IF([.O40]=[.$P40];1;&quot;&quot;)">
            <text:p/>
          </table:table-cell>
          <table:table-cell table:number-columns-repeated="8"/>
          <table:table-cell table:formula="of:=CONCATENATE([.A40];&quot;&amp;&quot;;[.B40];&quot;&amp;&quot;;IF([.E40]=1;CONCATENATE(&quot;\h{&quot;;[.C40];&quot;}&quot;);[.C40]);&quot;&amp;&quot;;[.H40];&quot;&amp;&quot;;IF([.J40]=0;CONCATENATE(&quot;\uu{&quot;;[.I40];&quot;}&quot;);[.I40]);&quot;&amp;&quot;;IF([.L40]=[.P40];CONCATENATE(&quot;\h{&quot;;[.L40];&quot;}&quot;);[.L40]);&quot;&amp;&quot;;IF([.M40]=[.P40];CONCATENATE(&quot;\h{&quot;;[.M40];&quot;}&quot;);[.M40]);&quot;&amp;&quot;;IF([.N40]=[.P40];CONCATENATE(&quot;\h{&quot;;[.N40];&quot;}&quot;);[.N40]);&quot;&amp;&quot;;IF([.O40]=[.P40];CONCATENATE(&quot;\h{&quot;;[.O40];&quot;}&quot;);[.O40]);&quot;\\\hline&quot;)" office:value-type="string" office:string-value="r4-15-250-2&amp;5,7&amp;-39&amp;-38&amp;\uu{-38}&amp;-35&amp;\h{-37}&amp;-36&amp;-36\\\hline" calcext:value-type="string">
            <text:p>r4-15-250-2&amp;5,7&amp;-39&amp;-38&amp;\uu{-38}&amp;-35&amp;\h{-37}&amp;-36&amp;-36\\\hline</text:p>
          </table:table-cell>
          <table:table-cell table:number-columns-repeated="8"/>
        </table:table-row>
        <table:table-row table:style-name="ro2">
          <table:table-cell table:formula="of:=[$ra.AA40]" office:value-type="string" office:string-value="r4-15-500-1" calcext:value-type="string">
            <text:p>r4-15-500-1</text:p>
          </table:table-cell>
          <table:table-cell table:formula="of:=ROUND([$ra.AB40];2)" office:value-type="float" office:value="2.88" calcext:value-type="float">
            <text:p>2,88</text:p>
          </table:table-cell>
          <table:table-cell table:style-name="ce14" table:formula="of:=ROUND([$ra.AC40];1)" office:value-type="float" office:value="-87.7" calcext:value-type="float">
            <text:p>-87,7</text:p>
          </table:table-cell>
          <table:table-cell table:style-name="ce12" table:formula="of:=IF([ra.S40]=5;&quot;*&quot;;[ra.I40])" office:value-type="float" office:value="0.086324" calcext:value-type="float">
            <text:p>0,1</text:p>
          </table:table-cell>
          <table:table-cell table:formula="of:=IF([ra.S40]=11;1;&quot;&quot;)">
            <text:p/>
          </table:table-cell>
          <table:table-cell table:style-name="ce23" table:formula="of:=IFERROR(IF([.I41]=0;ABS(CEILING([.C41]));ABS(([.I41]-CEILING([.C41]))/[.I41]));&quot;*&quot;)" office:value-type="float" office:value="0.0116279069767442" calcext:value-type="float">
            <text:p>0,01</text:p>
          </table:table-cell>
          <table:table-cell table:style-name="ce23" table:formula="of:=IFERROR([.I41]-CEILING([.C41]);&quot;*&quot;)" office:value-type="float" office:value="1" calcext:value-type="float">
            <text:p>1,00</text:p>
          </table:table-cell>
          <table:table-cell table:style-name="ce12" table:formula="of:=ROUND([exact.J40];1)" office:value-type="float" office:value="-87" calcext:value-type="float">
            <text:p>-87,0</text:p>
          </table:table-cell>
          <table:table-cell table:formula="of:=ROUND([exact.K40];0)" office:value-type="float" office:value="-86" calcext:value-type="float">
            <text:p>-86</text:p>
          </table:table-cell>
          <table:table-cell table:style-name="ce12" table:formula="of:=IF([exact.L40]&lt;1000000;100*[exact.L40];&quot;*&quot;)" office:value-type="float" office:value="1.1628" calcext:value-type="float">
            <text:p>1,2</text:p>
          </table:table-cell>
          <table:table-cell table:style-name="ce12" table:formula="of:=IF([exact.S40]=5;&quot;*&quot;;[exact.I40])" office:value-type="string" office:string-value="*" calcext:value-type="string">
            <text:p>*</text:p>
          </table:table-cell>
          <table:table-cell table:style-name="ce18" table:formula="of:=[$ra.AE40]" office:value-type="float" office:value="-85" calcext:value-type="float">
            <text:p>-85</text:p>
          </table:table-cell>
          <table:table-cell table:style-name="ce18" table:formula="of:=[$'bcpa-t600'.AE40]" office:value-type="float" office:value="-86" calcext:value-type="float">
            <text:p>-86</text:p>
          </table:table-cell>
          <table:table-cell table:style-name="ce18" table:formula="of:=[$'blpl-t300'.AE40]" office:value-type="float" office:value="-86" calcext:value-type="float">
            <text:p>-86</text:p>
          </table:table-cell>
          <table:table-cell table:style-name="ce18" table:formula="of:=[$'sbpl-t300'.AE40]" office:value-type="float" office:value="-86" calcext:value-type="float">
            <text:p>-86</text:p>
          </table:table-cell>
          <table:table-cell table:formula="of:=MIN([.L41:.O41])" office:value-type="float" office:value="-86" calcext:value-type="float">
            <text:p>-86</text:p>
          </table:table-cell>
          <table:table-cell table:formula="of:=ABS([.L41]-CEILING([.$C41]))" office:value-type="float" office:value="2" calcext:value-type="float">
            <text:p>2</text:p>
          </table:table-cell>
          <table:table-cell table:formula="of:=IFERROR(ABS([.M41]-CEILING([.$C41]));&quot;-&quot;)" office:value-type="float" office:value="1" calcext:value-type="float">
            <text:p>1</text:p>
          </table:table-cell>
          <table:table-cell table:formula="of:=ABS([.N41]-CEILING([.$C41]))" office:value-type="float" office:value="1" calcext:value-type="float">
            <text:p>1</text:p>
          </table:table-cell>
          <table:table-cell table:formula="of:=ABS([.O41]-CEILING([.$C41]))" office:value-type="float" office:value="1" calcext:value-type="float">
            <text:p>1</text:p>
          </table:table-cell>
          <table:table-cell table:formula="of:=IFERROR(ABS(([.L41]-CEILING([.$C41]))/CEILING([.$C41]));IF([.Q41]&lt;&gt;&quot;*&quot;;[.Q41];&quot;*&quot;))" office:value-type="float" office:value="0.0229885057471264" calcext:value-type="float">
            <text:p>0,02</text:p>
          </table:table-cell>
          <table:table-cell table:formula="of:=IFERROR(ABS(([.M41]-CEILING([.$C41]))/CEILING([.$C41]));IF([.R41]&lt;&gt;&quot;*&quot;;[.R41];&quot;*&quot;))" office:value-type="float" office:value="0.0114942528735632" calcext:value-type="float">
            <text:p>0,01</text:p>
          </table:table-cell>
          <table:table-cell table:formula="of:=IFERROR(ABS(([.N41]-CEILING([.$C41]))/CEILING([.$C41]));IF([.S41]&lt;&gt;&quot;*&quot;;[.S41];&quot;*&quot;))" office:value-type="float" office:value="0.0114942528735632" calcext:value-type="float">
            <text:p>0,01</text:p>
          </table:table-cell>
          <table:table-cell table:formula="of:=IFERROR(ABS(([.O41]-CEILING([.$C41]))/CEILING([.$C41]));IF([.T41]&lt;&gt;&quot;*&quot;;[.T41];&quot;*&quot;))" office:value-type="float" office:value="0.0114942528735632" calcext:value-type="float">
            <text:p>0,01</text:p>
          </table:table-cell>
          <table:table-cell table:formula="of:=IF([.L41]=[.$P41];1;&quot;&quot;)">
            <text:p/>
          </table:table-cell>
          <table:table-cell table:formula="of:=IF([.M41]=[.$P41];1;&quot;&quot;)" office:value-type="float" office:value="1" calcext:value-type="float">
            <text:p>1</text:p>
          </table:table-cell>
          <table:table-cell table:formula="of:=IF([.N41]=[.$P41];1;&quot;&quot;)" office:value-type="float" office:value="1" calcext:value-type="float">
            <text:p>1</text:p>
          </table:table-cell>
          <table:table-cell table:style-name="ce25" table:formula="of:=IF([.O41]=[.$P41];1;&quot;&quot;)" office:value-type="float" office:value="1" calcext:value-type="float">
            <text:p>1</text:p>
          </table:table-cell>
          <table:table-cell table:number-columns-repeated="8"/>
          <table:table-cell table:formula="of:=CONCATENATE([.A41];&quot;&amp;&quot;;[.B41];&quot;&amp;&quot;;IF([.E41]=1;CONCATENATE(&quot;\h{&quot;;[.C41];&quot;}&quot;);[.C41]);&quot;&amp;&quot;;[.H41];&quot;&amp;&quot;;IF([.J41]=0;CONCATENATE(&quot;\uu{&quot;;[.I41];&quot;}&quot;);[.I41]);&quot;&amp;&quot;;IF([.L41]=[.P41];CONCATENATE(&quot;\h{&quot;;[.L41];&quot;}&quot;);[.L41]);&quot;&amp;&quot;;IF([.M41]=[.P41];CONCATENATE(&quot;\h{&quot;;[.M41];&quot;}&quot;);[.M41]);&quot;&amp;&quot;;IF([.N41]=[.P41];CONCATENATE(&quot;\h{&quot;;[.N41];&quot;}&quot;);[.N41]);&quot;&amp;&quot;;IF([.O41]=[.P41];CONCATENATE(&quot;\h{&quot;;[.O41];&quot;}&quot;);[.O41]);&quot;\\\hline&quot;)" office:value-type="string" office:string-value="r4-15-500-1&amp;2,88&amp;-87,7&amp;-87&amp;-86&amp;-85&amp;\h{-86}&amp;\h{-86}&amp;\h{-86}\\\hline" calcext:value-type="string">
            <text:p>r4-15-500-1&amp;2,88&amp;-87,7&amp;-87&amp;-86&amp;-85&amp;\h{-86}&amp;\h{-86}&amp;\h{-86}\\\hline</text:p>
          </table:table-cell>
          <table:table-cell table:number-columns-repeated="8"/>
        </table:table-row>
        <table:table-row table:style-name="ro2">
          <table:table-cell table:formula="of:=[$ra.AA41]" office:value-type="string" office:string-value="r4-15-500-2" calcext:value-type="string">
            <text:p>r4-15-500-2</text:p>
          </table:table-cell>
          <table:table-cell table:formula="of:=ROUND([$ra.AB41];2)" office:value-type="float" office:value="2.88" calcext:value-type="float">
            <text:p>2,88</text:p>
          </table:table-cell>
          <table:table-cell table:style-name="ce14" table:formula="of:=ROUND([$ra.AC41];1)" office:value-type="float" office:value="-80.5" calcext:value-type="float">
            <text:p>-80,5</text:p>
          </table:table-cell>
          <table:table-cell table:style-name="ce12" table:formula="of:=IF([ra.S41]=5;&quot;*&quot;;[ra.I41])" office:value-type="float" office:value="0.077433" calcext:value-type="float">
            <text:p>0,1</text:p>
          </table:table-cell>
          <table:table-cell table:formula="of:=IF([ra.S41]=11;1;&quot;&quot;)">
            <text:p/>
          </table:table-cell>
          <table:table-cell table:style-name="ce23" table:formula="of:=IFERROR(IF([.I42]=0;ABS(CEILING([.C42]));ABS(([.I42]-CEILING([.C42]))/[.I42]));&quot;*&quot;)" office:value-type="float" office:value="0.0126582278481013" calcext:value-type="float">
            <text:p>0,01</text:p>
          </table:table-cell>
          <table:table-cell table:style-name="ce23" table:formula="of:=IFERROR([.I42]-CEILING([.C42]);&quot;*&quot;)" office:value-type="float" office:value="1" calcext:value-type="float">
            <text:p>1,00</text:p>
          </table:table-cell>
          <table:table-cell table:style-name="ce12" table:formula="of:=ROUND([exact.J41];1)" office:value-type="float" office:value="-80.4" calcext:value-type="float">
            <text:p>-80,4</text:p>
          </table:table-cell>
          <table:table-cell table:formula="of:=ROUND([exact.K41];0)" office:value-type="float" office:value="-79" calcext:value-type="float">
            <text:p>-79</text:p>
          </table:table-cell>
          <table:table-cell table:style-name="ce12" table:formula="of:=IF([exact.L41]&lt;1000000;100*[exact.L41];&quot;*&quot;)" office:value-type="float" office:value="1.8016" calcext:value-type="float">
            <text:p>1,8</text:p>
          </table:table-cell>
          <table:table-cell table:style-name="ce12" table:formula="of:=IF([exact.S41]=5;&quot;*&quot;;[exact.I41])" office:value-type="string" office:string-value="*" calcext:value-type="string">
            <text:p>*</text:p>
          </table:table-cell>
          <table:table-cell table:style-name="ce18" table:formula="of:=[$ra.AE41]" office:value-type="float" office:value="-76" calcext:value-type="float">
            <text:p>-76</text:p>
          </table:table-cell>
          <table:table-cell table:style-name="ce18" table:formula="of:=[$'bcpa-t600'.AE41]" office:value-type="float" office:value="-79" calcext:value-type="float">
            <text:p>-79</text:p>
          </table:table-cell>
          <table:table-cell table:style-name="ce18" table:formula="of:=[$'blpl-t300'.AE41]" office:value-type="float" office:value="-78" calcext:value-type="float">
            <text:p>-78</text:p>
          </table:table-cell>
          <table:table-cell table:style-name="ce18" table:formula="of:=[$'sbpl-t300'.AE41]" office:value-type="float" office:value="-78" calcext:value-type="float">
            <text:p>-78</text:p>
          </table:table-cell>
          <table:table-cell table:formula="of:=MIN([.L42:.O42])" office:value-type="float" office:value="-79" calcext:value-type="float">
            <text:p>-79</text:p>
          </table:table-cell>
          <table:table-cell table:formula="of:=ABS([.L42]-CEILING([.$C42]))" office:value-type="float" office:value="4" calcext:value-type="float">
            <text:p>4</text:p>
          </table:table-cell>
          <table:table-cell table:formula="of:=IFERROR(ABS([.M42]-CEILING([.$C42]));&quot;-&quot;)" office:value-type="float" office:value="1" calcext:value-type="float">
            <text:p>1</text:p>
          </table:table-cell>
          <table:table-cell table:formula="of:=ABS([.N42]-CEILING([.$C42]))" office:value-type="float" office:value="2" calcext:value-type="float">
            <text:p>2</text:p>
          </table:table-cell>
          <table:table-cell table:formula="of:=ABS([.O42]-CEILING([.$C42]))" office:value-type="float" office:value="2" calcext:value-type="float">
            <text:p>2</text:p>
          </table:table-cell>
          <table:table-cell table:formula="of:=IFERROR(ABS(([.L42]-CEILING([.$C42]))/CEILING([.$C42]));IF([.Q42]&lt;&gt;&quot;*&quot;;[.Q42];&quot;*&quot;))" office:value-type="float" office:value="0.05" calcext:value-type="float">
            <text:p>0,05</text:p>
          </table:table-cell>
          <table:table-cell table:formula="of:=IFERROR(ABS(([.M42]-CEILING([.$C42]))/CEILING([.$C42]));IF([.R42]&lt;&gt;&quot;*&quot;;[.R42];&quot;*&quot;))" office:value-type="float" office:value="0.0125" calcext:value-type="float">
            <text:p>0,01</text:p>
          </table:table-cell>
          <table:table-cell table:formula="of:=IFERROR(ABS(([.N42]-CEILING([.$C42]))/CEILING([.$C42]));IF([.S42]&lt;&gt;&quot;*&quot;;[.S42];&quot;*&quot;))" office:value-type="float" office:value="0.025" calcext:value-type="float">
            <text:p>0,03</text:p>
          </table:table-cell>
          <table:table-cell table:formula="of:=IFERROR(ABS(([.O42]-CEILING([.$C42]))/CEILING([.$C42]));IF([.T42]&lt;&gt;&quot;*&quot;;[.T42];&quot;*&quot;))" office:value-type="float" office:value="0.025" calcext:value-type="float">
            <text:p>0,03</text:p>
          </table:table-cell>
          <table:table-cell table:formula="of:=IF([.L42]=[.$P42];1;&quot;&quot;)">
            <text:p/>
          </table:table-cell>
          <table:table-cell table:formula="of:=IF([.M42]=[.$P42];1;&quot;&quot;)" office:value-type="float" office:value="1" calcext:value-type="float">
            <text:p>1</text:p>
          </table:table-cell>
          <table:table-cell table:formula="of:=IF([.N42]=[.$P42];1;&quot;&quot;)">
            <text:p/>
          </table:table-cell>
          <table:table-cell table:formula="of:=IF([.O42]=[.$P42];1;&quot;&quot;)">
            <text:p/>
          </table:table-cell>
          <table:table-cell table:number-columns-repeated="8"/>
          <table:table-cell table:formula="of:=CONCATENATE([.A42];&quot;&amp;&quot;;[.B42];&quot;&amp;&quot;;IF([.E42]=1;CONCATENATE(&quot;\h{&quot;;[.C42];&quot;}&quot;);[.C42]);&quot;&amp;&quot;;[.H42];&quot;&amp;&quot;;IF([.J42]=0;CONCATENATE(&quot;\uu{&quot;;[.I42];&quot;}&quot;);[.I42]);&quot;&amp;&quot;;IF([.L42]=[.P42];CONCATENATE(&quot;\h{&quot;;[.L42];&quot;}&quot;);[.L42]);&quot;&amp;&quot;;IF([.M42]=[.P42];CONCATENATE(&quot;\h{&quot;;[.M42];&quot;}&quot;);[.M42]);&quot;&amp;&quot;;IF([.N42]=[.P42];CONCATENATE(&quot;\h{&quot;;[.N42];&quot;}&quot;);[.N42]);&quot;&amp;&quot;;IF([.O42]=[.P42];CONCATENATE(&quot;\h{&quot;;[.O42];&quot;}&quot;);[.O42]);&quot;\\\hline&quot;)" office:value-type="string" office:string-value="r4-15-500-2&amp;2,88&amp;-80,5&amp;-80,4&amp;-79&amp;-76&amp;\h{-79}&amp;-78&amp;-78\\\hline" calcext:value-type="string">
            <text:p>r4-15-500-2&amp;2,88&amp;-80,5&amp;-80,4&amp;-79&amp;-76&amp;\h{-79}&amp;-78&amp;-78\\\hline</text:p>
          </table:table-cell>
          <table:table-cell table:number-columns-repeated="8"/>
        </table:table-row>
        <table:table-row table:style-name="ro2">
          <table:table-cell table:formula="of:=[$ra.AA42]" office:value-type="string" office:string-value="r4-15-750-1" calcext:value-type="string">
            <text:p>r4-15-750-1</text:p>
          </table:table-cell>
          <table:table-cell table:formula="of:=ROUND([$ra.AB42];2)" office:value-type="float" office:value="1.89" calcext:value-type="float">
            <text:p>1,89</text:p>
          </table:table-cell>
          <table:table-cell table:style-name="ce14" table:formula="of:=ROUND([$ra.AC42];1)" office:value-type="float" office:value="-137.1" calcext:value-type="float">
            <text:p>-137,1</text:p>
          </table:table-cell>
          <table:table-cell table:style-name="ce12" table:formula="of:=IF([ra.S42]=5;&quot;*&quot;;[ra.I42])" office:value-type="float" office:value="0.15652" calcext:value-type="float">
            <text:p>0,2</text:p>
          </table:table-cell>
          <table:table-cell table:formula="of:=IF([ra.S42]=11;1;&quot;&quot;)">
            <text:p/>
          </table:table-cell>
          <table:table-cell table:style-name="ce23" table:formula="of:=IFERROR(IF([.I43]=0;ABS(CEILING([.C43]));ABS(([.I43]-CEILING([.C43]))/[.I43]));&quot;*&quot;)" office:value-type="float" office:value="0.00735294117647059" calcext:value-type="float">
            <text:p>0,01</text:p>
          </table:table-cell>
          <table:table-cell table:style-name="ce23" table:formula="of:=IFERROR([.I43]-CEILING([.C43]);&quot;*&quot;)" office:value-type="float" office:value="1" calcext:value-type="float">
            <text:p>1,00</text:p>
          </table:table-cell>
          <table:table-cell table:style-name="ce12" table:formula="of:=ROUND([exact.J42];1)" office:value-type="float" office:value="-137" calcext:value-type="float">
            <text:p>-137,0</text:p>
          </table:table-cell>
          <table:table-cell table:formula="of:=ROUND([exact.K42];0)" office:value-type="float" office:value="-136" calcext:value-type="float">
            <text:p>-136</text:p>
          </table:table-cell>
          <table:table-cell table:style-name="ce12" table:formula="of:=IF([exact.L42]&lt;1000000;100*[exact.L42];&quot;*&quot;)" office:value-type="float" office:value="0.7353" calcext:value-type="float">
            <text:p>0,7</text:p>
          </table:table-cell>
          <table:table-cell table:style-name="ce12" table:formula="of:=IF([exact.S42]=5;&quot;*&quot;;[exact.I42])" office:value-type="string" office:string-value="*" calcext:value-type="string">
            <text:p>*</text:p>
          </table:table-cell>
          <table:table-cell table:style-name="ce18" table:formula="of:=[$ra.AE42]" office:value-type="float" office:value="-134" calcext:value-type="float">
            <text:p>-134</text:p>
          </table:table-cell>
          <table:table-cell table:style-name="ce18" table:formula="of:=[$'bcpa-t600'.AE42]" office:value-type="float" office:value="-136" calcext:value-type="float">
            <text:p>-136</text:p>
          </table:table-cell>
          <table:table-cell table:style-name="ce18" table:formula="of:=[$'blpl-t300'.AE42]" office:value-type="float" office:value="-135" calcext:value-type="float">
            <text:p>-135</text:p>
          </table:table-cell>
          <table:table-cell table:style-name="ce18" table:formula="of:=[$'sbpl-t300'.AE42]" office:value-type="float" office:value="-135" calcext:value-type="float">
            <text:p>-135</text:p>
          </table:table-cell>
          <table:table-cell table:formula="of:=MIN([.L43:.O43])" office:value-type="float" office:value="-136" calcext:value-type="float">
            <text:p>-136</text:p>
          </table:table-cell>
          <table:table-cell table:formula="of:=ABS([.L43]-CEILING([.$C43]))" office:value-type="float" office:value="3" calcext:value-type="float">
            <text:p>3</text:p>
          </table:table-cell>
          <table:table-cell table:formula="of:=IFERROR(ABS([.M43]-CEILING([.$C43]));&quot;-&quot;)" office:value-type="float" office:value="1" calcext:value-type="float">
            <text:p>1</text:p>
          </table:table-cell>
          <table:table-cell table:formula="of:=ABS([.N43]-CEILING([.$C43]))" office:value-type="float" office:value="2" calcext:value-type="float">
            <text:p>2</text:p>
          </table:table-cell>
          <table:table-cell table:formula="of:=ABS([.O43]-CEILING([.$C43]))" office:value-type="float" office:value="2" calcext:value-type="float">
            <text:p>2</text:p>
          </table:table-cell>
          <table:table-cell table:formula="of:=IFERROR(ABS(([.L43]-CEILING([.$C43]))/CEILING([.$C43]));IF([.Q43]&lt;&gt;&quot;*&quot;;[.Q43];&quot;*&quot;))" office:value-type="float" office:value="0.0218978102189781" calcext:value-type="float">
            <text:p>0,02</text:p>
          </table:table-cell>
          <table:table-cell table:formula="of:=IFERROR(ABS(([.M43]-CEILING([.$C43]))/CEILING([.$C43]));IF([.R43]&lt;&gt;&quot;*&quot;;[.R43];&quot;*&quot;))" office:value-type="float" office:value="0.0072992700729927" calcext:value-type="float">
            <text:p>0,01</text:p>
          </table:table-cell>
          <table:table-cell table:formula="of:=IFERROR(ABS(([.N43]-CEILING([.$C43]))/CEILING([.$C43]));IF([.S43]&lt;&gt;&quot;*&quot;;[.S43];&quot;*&quot;))" office:value-type="float" office:value="0.0145985401459854" calcext:value-type="float">
            <text:p>0,01</text:p>
          </table:table-cell>
          <table:table-cell table:formula="of:=IFERROR(ABS(([.O43]-CEILING([.$C43]))/CEILING([.$C43]));IF([.T43]&lt;&gt;&quot;*&quot;;[.T43];&quot;*&quot;))" office:value-type="float" office:value="0.0145985401459854" calcext:value-type="float">
            <text:p>0,01</text:p>
          </table:table-cell>
          <table:table-cell table:formula="of:=IF([.L43]=[.$P43];1;&quot;&quot;)">
            <text:p/>
          </table:table-cell>
          <table:table-cell table:formula="of:=IF([.M43]=[.$P43];1;&quot;&quot;)" office:value-type="float" office:value="1" calcext:value-type="float">
            <text:p>1</text:p>
          </table:table-cell>
          <table:table-cell table:formula="of:=IF([.N43]=[.$P43];1;&quot;&quot;)">
            <text:p/>
          </table:table-cell>
          <table:table-cell table:formula="of:=IF([.O43]=[.$P43];1;&quot;&quot;)">
            <text:p/>
          </table:table-cell>
          <table:table-cell table:number-columns-repeated="8"/>
          <table:table-cell table:formula="of:=CONCATENATE([.A43];&quot;&amp;&quot;;[.B43];&quot;&amp;&quot;;IF([.E43]=1;CONCATENATE(&quot;\h{&quot;;[.C43];&quot;}&quot;);[.C43]);&quot;&amp;&quot;;[.H43];&quot;&amp;&quot;;IF([.J43]=0;CONCATENATE(&quot;\uu{&quot;;[.I43];&quot;}&quot;);[.I43]);&quot;&amp;&quot;;IF([.L43]=[.P43];CONCATENATE(&quot;\h{&quot;;[.L43];&quot;}&quot;);[.L43]);&quot;&amp;&quot;;IF([.M43]=[.P43];CONCATENATE(&quot;\h{&quot;;[.M43];&quot;}&quot;);[.M43]);&quot;&amp;&quot;;IF([.N43]=[.P43];CONCATENATE(&quot;\h{&quot;;[.N43];&quot;}&quot;);[.N43]);&quot;&amp;&quot;;IF([.O43]=[.P43];CONCATENATE(&quot;\h{&quot;;[.O43];&quot;}&quot;);[.O43]);&quot;\\\hline&quot;)" office:value-type="string" office:string-value="r4-15-750-1&amp;1,89&amp;-137,1&amp;-137&amp;-136&amp;-134&amp;\h{-136}&amp;-135&amp;-135\\\hline" calcext:value-type="string">
            <text:p>r4-15-750-1&amp;1,89&amp;-137,1&amp;-137&amp;-136&amp;-134&amp;\h{-136}&amp;-135&amp;-135\\\hline</text:p>
          </table:table-cell>
          <table:table-cell table:number-columns-repeated="8"/>
        </table:table-row>
        <table:table-row table:style-name="ro2">
          <table:table-cell table:formula="of:=[$ra.AA43]" office:value-type="string" office:string-value="r4-15-750-2" calcext:value-type="string">
            <text:p>r4-15-750-2</text:p>
          </table:table-cell>
          <table:table-cell table:formula="of:=ROUND([$ra.AB43];2)" office:value-type="float" office:value="1.92" calcext:value-type="float">
            <text:p>1,92</text:p>
          </table:table-cell>
          <table:table-cell table:style-name="ce14" table:formula="of:=ROUND([$ra.AC43];1)" office:value-type="float" office:value="-120.7" calcext:value-type="float">
            <text:p>-120,7</text:p>
          </table:table-cell>
          <table:table-cell table:style-name="ce12" table:formula="of:=IF([ra.S43]=5;&quot;*&quot;;[ra.I43])" office:value-type="float" office:value="0.20785" calcext:value-type="float">
            <text:p>0,2</text:p>
          </table:table-cell>
          <table:table-cell table:formula="of:=IF([ra.S43]=11;1;&quot;&quot;)">
            <text:p/>
          </table:table-cell>
          <table:table-cell table:style-name="ce23" table:formula="of:=IFERROR(IF([.I44]=0;ABS(CEILING([.C44]));ABS(([.I44]-CEILING([.C44]))/[.I44]));&quot;*&quot;)" office:value-type="float" office:value="0" calcext:value-type="float">
            <text:p>0,00</text:p>
          </table:table-cell>
          <table:table-cell table:style-name="ce23" table:formula="of:=IFERROR([.I44]-CEILING([.C44]);&quot;*&quot;)" office:value-type="float" office:value="0" calcext:value-type="float">
            <text:p>0,00</text:p>
          </table:table-cell>
          <table:table-cell table:style-name="ce12" table:formula="of:=ROUND([exact.J43];1)" office:value-type="float" office:value="-120" calcext:value-type="float">
            <text:p>-120,0</text:p>
          </table:table-cell>
          <table:table-cell table:formula="of:=ROUND([exact.K43];0)" office:value-type="float" office:value="-120" calcext:value-type="float">
            <text:p>-120</text:p>
          </table:table-cell>
          <table:table-cell table:style-name="ce12" table:formula="of:=IF([exact.L43]&lt;1000000;100*[exact.L43];&quot;*&quot;)" office:value-type="float" office:value="0" calcext:value-type="float">
            <text:p>0,0</text:p>
          </table:table-cell>
          <table:table-cell table:style-name="ce12" table:formula="of:=IF([exact.S43]=5;&quot;*&quot;;[exact.I43])" office:value-type="float" office:value="125.272783" calcext:value-type="float">
            <text:p>125,3</text:p>
          </table:table-cell>
          <table:table-cell table:style-name="ce18" table:formula="of:=[$ra.AE43]" office:value-type="float" office:value="-116" calcext:value-type="float">
            <text:p>-116</text:p>
          </table:table-cell>
          <table:table-cell table:style-name="ce18" table:formula="of:=[$'bcpa-t600'.AE43]" office:value-type="float" office:value="-119" calcext:value-type="float">
            <text:p>-119</text:p>
          </table:table-cell>
          <table:table-cell table:style-name="ce18" table:formula="of:=[$'blpl-t300'.AE43]" office:value-type="float" office:value="-118" calcext:value-type="float">
            <text:p>-118</text:p>
          </table:table-cell>
          <table:table-cell table:style-name="ce18" table:formula="of:=[$'sbpl-t300'.AE43]" office:value-type="float" office:value="-118" calcext:value-type="float">
            <text:p>-118</text:p>
          </table:table-cell>
          <table:table-cell table:formula="of:=MIN([.L44:.O44])" office:value-type="float" office:value="-119" calcext:value-type="float">
            <text:p>-119</text:p>
          </table:table-cell>
          <table:table-cell table:formula="of:=ABS([.L44]-CEILING([.$C44]))" office:value-type="float" office:value="4" calcext:value-type="float">
            <text:p>4</text:p>
          </table:table-cell>
          <table:table-cell table:formula="of:=IFERROR(ABS([.M44]-CEILING([.$C44]));&quot;-&quot;)" office:value-type="float" office:value="1" calcext:value-type="float">
            <text:p>1</text:p>
          </table:table-cell>
          <table:table-cell table:formula="of:=ABS([.N44]-CEILING([.$C44]))" office:value-type="float" office:value="2" calcext:value-type="float">
            <text:p>2</text:p>
          </table:table-cell>
          <table:table-cell table:formula="of:=ABS([.O44]-CEILING([.$C44]))" office:value-type="float" office:value="2" calcext:value-type="float">
            <text:p>2</text:p>
          </table:table-cell>
          <table:table-cell table:formula="of:=IFERROR(ABS(([.L44]-CEILING([.$C44]))/CEILING([.$C44]));IF([.Q44]&lt;&gt;&quot;*&quot;;[.Q44];&quot;*&quot;))" office:value-type="float" office:value="0.0333333333333333" calcext:value-type="float">
            <text:p>0,03</text:p>
          </table:table-cell>
          <table:table-cell table:formula="of:=IFERROR(ABS(([.M44]-CEILING([.$C44]))/CEILING([.$C44]));IF([.R44]&lt;&gt;&quot;*&quot;;[.R44];&quot;*&quot;))" office:value-type="float" office:value="0.00833333333333333" calcext:value-type="float">
            <text:p>0,01</text:p>
          </table:table-cell>
          <table:table-cell table:formula="of:=IFERROR(ABS(([.N44]-CEILING([.$C44]))/CEILING([.$C44]));IF([.S44]&lt;&gt;&quot;*&quot;;[.S44];&quot;*&quot;))" office:value-type="float" office:value="0.0166666666666667" calcext:value-type="float">
            <text:p>0,02</text:p>
          </table:table-cell>
          <table:table-cell table:formula="of:=IFERROR(ABS(([.O44]-CEILING([.$C44]))/CEILING([.$C44]));IF([.T44]&lt;&gt;&quot;*&quot;;[.T44];&quot;*&quot;))" office:value-type="float" office:value="0.0166666666666667" calcext:value-type="float">
            <text:p>0,02</text:p>
          </table:table-cell>
          <table:table-cell table:formula="of:=IF([.L44]=[.$P44];1;&quot;&quot;)">
            <text:p/>
          </table:table-cell>
          <table:table-cell table:formula="of:=IF([.M44]=[.$P44];1;&quot;&quot;)" office:value-type="float" office:value="1" calcext:value-type="float">
            <text:p>1</text:p>
          </table:table-cell>
          <table:table-cell table:formula="of:=IF([.N44]=[.$P44];1;&quot;&quot;)">
            <text:p/>
          </table:table-cell>
          <table:table-cell table:formula="of:=IF([.O44]=[.$P44];1;&quot;&quot;)">
            <text:p/>
          </table:table-cell>
          <table:table-cell table:number-columns-repeated="8"/>
          <table:table-cell table:formula="of:=CONCATENATE([.A44];&quot;&amp;&quot;;[.B44];&quot;&amp;&quot;;IF([.E44]=1;CONCATENATE(&quot;\h{&quot;;[.C44];&quot;}&quot;);[.C44]);&quot;&amp;&quot;;[.H44];&quot;&amp;&quot;;IF([.J44]=0;CONCATENATE(&quot;\uu{&quot;;[.I44];&quot;}&quot;);[.I44]);&quot;&amp;&quot;;IF([.L44]=[.P44];CONCATENATE(&quot;\h{&quot;;[.L44];&quot;}&quot;);[.L44]);&quot;&amp;&quot;;IF([.M44]=[.P44];CONCATENATE(&quot;\h{&quot;;[.M44];&quot;}&quot;);[.M44]);&quot;&amp;&quot;;IF([.N44]=[.P44];CONCATENATE(&quot;\h{&quot;;[.N44];&quot;}&quot;);[.N44]);&quot;&amp;&quot;;IF([.O44]=[.P44];CONCATENATE(&quot;\h{&quot;;[.O44];&quot;}&quot;);[.O44]);&quot;\\\hline&quot;)" office:value-type="string" office:string-value="r4-15-750-2&amp;1,92&amp;-120,7&amp;-120&amp;\uu{-120}&amp;-116&amp;\h{-119}&amp;-118&amp;-118\\\hline" calcext:value-type="string">
            <text:p>r4-15-750-2&amp;1,92&amp;-120,7&amp;-120&amp;\uu{-120}&amp;-116&amp;\h{-119}&amp;-118&amp;-118\\\hline</text:p>
          </table:table-cell>
          <table:table-cell table:number-columns-repeated="8"/>
        </table:table-row>
        <table:table-row table:style-name="ro2">
          <table:table-cell table:formula="of:=[$ra.AA44]" office:value-type="string" office:string-value="r4-20-250-1" calcext:value-type="string">
            <text:p>r4-20-250-1</text:p>
          </table:table-cell>
          <table:table-cell table:formula="of:=ROUND([$ra.AB44];2)" office:value-type="float" office:value="7.63" calcext:value-type="float">
            <text:p>7,63</text:p>
          </table:table-cell>
          <table:table-cell table:style-name="ce14" table:formula="of:=ROUND([$ra.AC44];1)" office:value-type="float" office:value="-37.6" calcext:value-type="float">
            <text:p>-37,6</text:p>
          </table:table-cell>
          <table:table-cell table:style-name="ce12" table:formula="of:=IF([ra.S44]=5;&quot;*&quot;;[ra.I44])" office:value-type="float" office:value="0.066822" calcext:value-type="float">
            <text:p>0,1</text:p>
          </table:table-cell>
          <table:table-cell table:formula="of:=IF([ra.S44]=11;1;&quot;&quot;)">
            <text:p/>
          </table:table-cell>
          <table:table-cell table:style-name="ce23" table:formula="of:=IFERROR(IF([.I45]=0;ABS(CEILING([.C45]));ABS(([.I45]-CEILING([.C45]))/[.I45]));&quot;*&quot;)" office:value-type="float" office:value="0.0277777777777778" calcext:value-type="float">
            <text:p>0,03</text:p>
          </table:table-cell>
          <table:table-cell table:style-name="ce23" table:formula="of:=IFERROR([.I45]-CEILING([.C45]);&quot;*&quot;)" office:value-type="float" office:value="1" calcext:value-type="float">
            <text:p>1,00</text:p>
          </table:table-cell>
          <table:table-cell table:style-name="ce12" table:formula="of:=ROUND([exact.J44];1)" office:value-type="float" office:value="-37" calcext:value-type="float">
            <text:p>-37,0</text:p>
          </table:table-cell>
          <table:table-cell table:formula="of:=ROUND([exact.K44];0)" office:value-type="float" office:value="-36" calcext:value-type="float">
            <text:p>-36</text:p>
          </table:table-cell>
          <table:table-cell table:style-name="ce12" table:formula="of:=IF([exact.L44]&lt;1000000;100*[exact.L44];&quot;*&quot;)" office:value-type="float" office:value="2.7778" calcext:value-type="float">
            <text:p>2,8</text:p>
          </table:table-cell>
          <table:table-cell table:style-name="ce12" table:formula="of:=IF([exact.S44]=5;&quot;*&quot;;[exact.I44])" office:value-type="string" office:string-value="*" calcext:value-type="string">
            <text:p>*</text:p>
          </table:table-cell>
          <table:table-cell table:style-name="ce18" table:formula="of:=[$ra.AE44]" office:value-type="float" office:value="-33" calcext:value-type="float">
            <text:p>-33</text:p>
          </table:table-cell>
          <table:table-cell table:style-name="ce18" table:formula="of:=[$'bcpa-t600'.AE44]" office:value-type="float" office:value="-36" calcext:value-type="float">
            <text:p>-36</text:p>
          </table:table-cell>
          <table:table-cell table:style-name="ce18" table:formula="of:=[$'blpl-t300'.AE44]" office:value-type="float" office:value="-35" calcext:value-type="float">
            <text:p>-35</text:p>
          </table:table-cell>
          <table:table-cell table:style-name="ce18" table:formula="of:=[$'sbpl-t300'.AE44]" office:value-type="float" office:value="-34" calcext:value-type="float">
            <text:p>-34</text:p>
          </table:table-cell>
          <table:table-cell table:formula="of:=MIN([.L45:.O45])" office:value-type="float" office:value="-36" calcext:value-type="float">
            <text:p>-36</text:p>
          </table:table-cell>
          <table:table-cell table:formula="of:=ABS([.L45]-CEILING([.$C45]))" office:value-type="float" office:value="4" calcext:value-type="float">
            <text:p>4</text:p>
          </table:table-cell>
          <table:table-cell table:formula="of:=IFERROR(ABS([.M45]-CEILING([.$C45]));&quot;-&quot;)" office:value-type="float" office:value="1" calcext:value-type="float">
            <text:p>1</text:p>
          </table:table-cell>
          <table:table-cell table:formula="of:=ABS([.N45]-CEILING([.$C45]))" office:value-type="float" office:value="2" calcext:value-type="float">
            <text:p>2</text:p>
          </table:table-cell>
          <table:table-cell table:formula="of:=ABS([.O45]-CEILING([.$C45]))" office:value-type="float" office:value="3" calcext:value-type="float">
            <text:p>3</text:p>
          </table:table-cell>
          <table:table-cell table:formula="of:=IFERROR(ABS(([.L45]-CEILING([.$C45]))/CEILING([.$C45]));IF([.Q45]&lt;&gt;&quot;*&quot;;[.Q45];&quot;*&quot;))" office:value-type="float" office:value="0.108108108108108" calcext:value-type="float">
            <text:p>0,11</text:p>
          </table:table-cell>
          <table:table-cell table:formula="of:=IFERROR(ABS(([.M45]-CEILING([.$C45]))/CEILING([.$C45]));IF([.R45]&lt;&gt;&quot;*&quot;;[.R45];&quot;*&quot;))" office:value-type="float" office:value="0.027027027027027" calcext:value-type="float">
            <text:p>0,03</text:p>
          </table:table-cell>
          <table:table-cell table:formula="of:=IFERROR(ABS(([.N45]-CEILING([.$C45]))/CEILING([.$C45]));IF([.S45]&lt;&gt;&quot;*&quot;;[.S45];&quot;*&quot;))" office:value-type="float" office:value="0.0540540540540541" calcext:value-type="float">
            <text:p>0,05</text:p>
          </table:table-cell>
          <table:table-cell table:formula="of:=IFERROR(ABS(([.O45]-CEILING([.$C45]))/CEILING([.$C45]));IF([.T45]&lt;&gt;&quot;*&quot;;[.T45];&quot;*&quot;))" office:value-type="float" office:value="0.0810810810810811" calcext:value-type="float">
            <text:p>0,08</text:p>
          </table:table-cell>
          <table:table-cell table:formula="of:=IF([.L45]=[.$P45];1;&quot;&quot;)">
            <text:p/>
          </table:table-cell>
          <table:table-cell table:formula="of:=IF([.M45]=[.$P45];1;&quot;&quot;)" office:value-type="float" office:value="1" calcext:value-type="float">
            <text:p>1</text:p>
          </table:table-cell>
          <table:table-cell table:formula="of:=IF([.N45]=[.$P45];1;&quot;&quot;)">
            <text:p/>
          </table:table-cell>
          <table:table-cell table:formula="of:=IF([.O45]=[.$P45];1;&quot;&quot;)">
            <text:p/>
          </table:table-cell>
          <table:table-cell table:number-columns-repeated="8"/>
          <table:table-cell table:formula="of:=CONCATENATE([.A45];&quot;&amp;&quot;;[.B45];&quot;&amp;&quot;;IF([.E45]=1;CONCATENATE(&quot;\h{&quot;;[.C45];&quot;}&quot;);[.C45]);&quot;&amp;&quot;;[.H45];&quot;&amp;&quot;;IF([.J45]=0;CONCATENATE(&quot;\uu{&quot;;[.I45];&quot;}&quot;);[.I45]);&quot;&amp;&quot;;IF([.L45]=[.P45];CONCATENATE(&quot;\h{&quot;;[.L45];&quot;}&quot;);[.L45]);&quot;&amp;&quot;;IF([.M45]=[.P45];CONCATENATE(&quot;\h{&quot;;[.M45];&quot;}&quot;);[.M45]);&quot;&amp;&quot;;IF([.N45]=[.P45];CONCATENATE(&quot;\h{&quot;;[.N45];&quot;}&quot;);[.N45]);&quot;&amp;&quot;;IF([.O45]=[.P45];CONCATENATE(&quot;\h{&quot;;[.O45];&quot;}&quot;);[.O45]);&quot;\\\hline&quot;)" office:value-type="string" office:string-value="r4-20-250-1&amp;7,63&amp;-37,6&amp;-37&amp;-36&amp;-33&amp;\h{-36}&amp;-35&amp;-34\\\hline" calcext:value-type="string">
            <text:p>r4-20-250-1&amp;7,63&amp;-37,6&amp;-37&amp;-36&amp;-33&amp;\h{-36}&amp;-35&amp;-34\\\hline</text:p>
          </table:table-cell>
          <table:table-cell table:number-columns-repeated="8"/>
        </table:table-row>
        <table:table-row table:style-name="ro2">
          <table:table-cell table:formula="of:=[$ra.AA45]" office:value-type="string" office:string-value="r4-20-250-2" calcext:value-type="string">
            <text:p>r4-20-250-2</text:p>
          </table:table-cell>
          <table:table-cell table:formula="of:=ROUND([$ra.AB45];2)" office:value-type="float" office:value="7.63" calcext:value-type="float">
            <text:p>7,63</text:p>
          </table:table-cell>
          <table:table-cell table:style-name="ce14" table:formula="of:=ROUND([$ra.AC45];1)" office:value-type="float" office:value="-33.9" calcext:value-type="float">
            <text:p>-33,9</text:p>
          </table:table-cell>
          <table:table-cell table:style-name="ce12" table:formula="of:=IF([ra.S45]=5;&quot;*&quot;;[ra.I45])" office:value-type="float" office:value="0.052859" calcext:value-type="float">
            <text:p>0,1</text:p>
          </table:table-cell>
          <table:table-cell table:formula="of:=IF([ra.S45]=11;1;&quot;&quot;)">
            <text:p/>
          </table:table-cell>
          <table:table-cell table:style-name="ce23" table:formula="of:=IFERROR(IF([.I46]=0;ABS(CEILING([.C46]));ABS(([.I46]-CEILING([.C46]))/[.I46]));&quot;*&quot;)" office:value-type="float" office:value="0" calcext:value-type="float">
            <text:p>0,00</text:p>
          </table:table-cell>
          <table:table-cell table:style-name="ce23" table:formula="of:=IFERROR([.I46]-CEILING([.C46]);&quot;*&quot;)" office:value-type="float" office:value="0" calcext:value-type="float">
            <text:p>0,00</text:p>
          </table:table-cell>
          <table:table-cell table:style-name="ce12" table:formula="of:=ROUND([exact.J45];1)" office:value-type="float" office:value="-33" calcext:value-type="float">
            <text:p>-33,0</text:p>
          </table:table-cell>
          <table:table-cell table:formula="of:=ROUND([exact.K45];0)" office:value-type="float" office:value="-33" calcext:value-type="float">
            <text:p>-33</text:p>
          </table:table-cell>
          <table:table-cell table:style-name="ce12" table:formula="of:=IF([exact.L45]&lt;1000000;100*[exact.L45];&quot;*&quot;)" office:value-type="float" office:value="0" calcext:value-type="float">
            <text:p>0,0</text:p>
          </table:table-cell>
          <table:table-cell table:style-name="ce12" table:formula="of:=IF([exact.S45]=5;&quot;*&quot;;[exact.I45])" office:value-type="float" office:value="798.853588" calcext:value-type="float">
            <text:p>798,9</text:p>
          </table:table-cell>
          <table:table-cell table:style-name="ce18" table:formula="of:=[$ra.AE45]" office:value-type="float" office:value="-30" calcext:value-type="float">
            <text:p>-30</text:p>
          </table:table-cell>
          <table:table-cell table:style-name="ce18" table:formula="of:=[$'bcpa-t600'.AE45]" office:value-type="float" office:value="-32" calcext:value-type="float">
            <text:p>-32</text:p>
          </table:table-cell>
          <table:table-cell table:style-name="ce18" table:formula="of:=[$'blpl-t300'.AE45]" office:value-type="float" office:value="-31" calcext:value-type="float">
            <text:p>-31</text:p>
          </table:table-cell>
          <table:table-cell table:style-name="ce18" table:formula="of:=[$'sbpl-t300'.AE45]" office:value-type="float" office:value="-30" calcext:value-type="float">
            <text:p>-30</text:p>
          </table:table-cell>
          <table:table-cell table:formula="of:=MIN([.L46:.O46])" office:value-type="float" office:value="-32" calcext:value-type="float">
            <text:p>-32</text:p>
          </table:table-cell>
          <table:table-cell table:formula="of:=ABS([.L46]-CEILING([.$C46]))" office:value-type="float" office:value="3" calcext:value-type="float">
            <text:p>3</text:p>
          </table:table-cell>
          <table:table-cell table:formula="of:=IFERROR(ABS([.M46]-CEILING([.$C46]));&quot;-&quot;)" office:value-type="float" office:value="1" calcext:value-type="float">
            <text:p>1</text:p>
          </table:table-cell>
          <table:table-cell table:formula="of:=ABS([.N46]-CEILING([.$C46]))" office:value-type="float" office:value="2" calcext:value-type="float">
            <text:p>2</text:p>
          </table:table-cell>
          <table:table-cell table:formula="of:=ABS([.O46]-CEILING([.$C46]))" office:value-type="float" office:value="3" calcext:value-type="float">
            <text:p>3</text:p>
          </table:table-cell>
          <table:table-cell table:formula="of:=IFERROR(ABS(([.L46]-CEILING([.$C46]))/CEILING([.$C46]));IF([.Q46]&lt;&gt;&quot;*&quot;;[.Q46];&quot;*&quot;))" office:value-type="float" office:value="0.0909090909090909" calcext:value-type="float">
            <text:p>0,09</text:p>
          </table:table-cell>
          <table:table-cell table:formula="of:=IFERROR(ABS(([.M46]-CEILING([.$C46]))/CEILING([.$C46]));IF([.R46]&lt;&gt;&quot;*&quot;;[.R46];&quot;*&quot;))" office:value-type="float" office:value="0.0303030303030303" calcext:value-type="float">
            <text:p>0,03</text:p>
          </table:table-cell>
          <table:table-cell table:formula="of:=IFERROR(ABS(([.N46]-CEILING([.$C46]))/CEILING([.$C46]));IF([.S46]&lt;&gt;&quot;*&quot;;[.S46];&quot;*&quot;))" office:value-type="float" office:value="0.0606060606060606" calcext:value-type="float">
            <text:p>0,06</text:p>
          </table:table-cell>
          <table:table-cell table:formula="of:=IFERROR(ABS(([.O46]-CEILING([.$C46]))/CEILING([.$C46]));IF([.T46]&lt;&gt;&quot;*&quot;;[.T46];&quot;*&quot;))" office:value-type="float" office:value="0.0909090909090909" calcext:value-type="float">
            <text:p>0,09</text:p>
          </table:table-cell>
          <table:table-cell table:formula="of:=IF([.L46]=[.$P46];1;&quot;&quot;)">
            <text:p/>
          </table:table-cell>
          <table:table-cell table:formula="of:=IF([.M46]=[.$P46];1;&quot;&quot;)" office:value-type="float" office:value="1" calcext:value-type="float">
            <text:p>1</text:p>
          </table:table-cell>
          <table:table-cell table:formula="of:=IF([.N46]=[.$P46];1;&quot;&quot;)">
            <text:p/>
          </table:table-cell>
          <table:table-cell table:formula="of:=IF([.O46]=[.$P46];1;&quot;&quot;)">
            <text:p/>
          </table:table-cell>
          <table:table-cell table:number-columns-repeated="8"/>
          <table:table-cell table:formula="of:=CONCATENATE([.A46];&quot;&amp;&quot;;[.B46];&quot;&amp;&quot;;IF([.E46]=1;CONCATENATE(&quot;\h{&quot;;[.C46];&quot;}&quot;);[.C46]);&quot;&amp;&quot;;[.H46];&quot;&amp;&quot;;IF([.J46]=0;CONCATENATE(&quot;\uu{&quot;;[.I46];&quot;}&quot;);[.I46]);&quot;&amp;&quot;;IF([.L46]=[.P46];CONCATENATE(&quot;\h{&quot;;[.L46];&quot;}&quot;);[.L46]);&quot;&amp;&quot;;IF([.M46]=[.P46];CONCATENATE(&quot;\h{&quot;;[.M46];&quot;}&quot;);[.M46]);&quot;&amp;&quot;;IF([.N46]=[.P46];CONCATENATE(&quot;\h{&quot;;[.N46];&quot;}&quot;);[.N46]);&quot;&amp;&quot;;IF([.O46]=[.P46];CONCATENATE(&quot;\h{&quot;;[.O46];&quot;}&quot;);[.O46]);&quot;\\\hline&quot;)" office:value-type="string" office:string-value="r4-20-250-2&amp;7,63&amp;-33,9&amp;-33&amp;\uu{-33}&amp;-30&amp;\h{-32}&amp;-31&amp;-30\\\hline" calcext:value-type="string">
            <text:p>r4-20-250-2&amp;7,63&amp;-33,9&amp;-33&amp;\uu{-33}&amp;-30&amp;\h{-32}&amp;-31&amp;-30\\\hline</text:p>
          </table:table-cell>
          <table:table-cell table:number-columns-repeated="8"/>
        </table:table-row>
        <table:table-row table:style-name="ro2">
          <table:table-cell table:formula="of:=[$ra.AA46]" office:value-type="string" office:string-value="r4-20-500-1" calcext:value-type="string">
            <text:p>r4-20-500-1</text:p>
          </table:table-cell>
          <table:table-cell table:formula="of:=ROUND([$ra.AB46];2)" office:value-type="float" office:value="3.86" calcext:value-type="float">
            <text:p>3,86</text:p>
          </table:table-cell>
          <table:table-cell table:style-name="ce14" table:formula="of:=ROUND([$ra.AC46];1)" office:value-type="float" office:value="-76.6" calcext:value-type="float">
            <text:p>-76,6</text:p>
          </table:table-cell>
          <table:table-cell table:style-name="ce12" table:formula="of:=IF([ra.S46]=5;&quot;*&quot;;[ra.I46])" office:value-type="float" office:value="0.189793" calcext:value-type="float">
            <text:p>0,2</text:p>
          </table:table-cell>
          <table:table-cell table:formula="of:=IF([ra.S46]=11;1;&quot;&quot;)">
            <text:p/>
          </table:table-cell>
          <table:table-cell table:style-name="ce23" table:formula="of:=IFERROR(IF([.I47]=0;ABS(CEILING([.C47]));ABS(([.I47]-CEILING([.C47]))/[.I47]));&quot;*&quot;)" office:value-type="float" office:value="0.0133333333333333" calcext:value-type="float">
            <text:p>0,01</text:p>
          </table:table-cell>
          <table:table-cell table:style-name="ce23" table:formula="of:=IFERROR([.I47]-CEILING([.C47]);&quot;*&quot;)" office:value-type="float" office:value="1" calcext:value-type="float">
            <text:p>1,00</text:p>
          </table:table-cell>
          <table:table-cell table:style-name="ce12" table:formula="of:=ROUND([exact.J46];1)" office:value-type="float" office:value="-76" calcext:value-type="float">
            <text:p>-76,0</text:p>
          </table:table-cell>
          <table:table-cell table:formula="of:=ROUND([exact.K46];0)" office:value-type="float" office:value="-75" calcext:value-type="float">
            <text:p>-75</text:p>
          </table:table-cell>
          <table:table-cell table:style-name="ce12" table:formula="of:=IF([exact.L46]&lt;1000000;100*[exact.L46];&quot;*&quot;)" office:value-type="float" office:value="1.3333" calcext:value-type="float">
            <text:p>1,3</text:p>
          </table:table-cell>
          <table:table-cell table:style-name="ce12" table:formula="of:=IF([exact.S46]=5;&quot;*&quot;;[exact.I46])" office:value-type="string" office:string-value="*" calcext:value-type="string">
            <text:p>*</text:p>
          </table:table-cell>
          <table:table-cell table:style-name="ce18" table:formula="of:=[$ra.AE46]" office:value-type="float" office:value="-74" calcext:value-type="float">
            <text:p>-74</text:p>
          </table:table-cell>
          <table:table-cell table:style-name="ce18" table:formula="of:=[$'bcpa-t600'.AE46]" office:value-type="float" office:value="-75" calcext:value-type="float">
            <text:p>-75</text:p>
          </table:table-cell>
          <table:table-cell table:style-name="ce18" table:formula="of:=[$'blpl-t300'.AE46]" office:value-type="float" office:value="-74" calcext:value-type="float">
            <text:p>-74</text:p>
          </table:table-cell>
          <table:table-cell table:style-name="ce18" table:formula="of:=[$'sbpl-t300'.AE46]" office:value-type="float" office:value="-74" calcext:value-type="float">
            <text:p>-74</text:p>
          </table:table-cell>
          <table:table-cell table:formula="of:=MIN([.L47:.O47])" office:value-type="float" office:value="-75" calcext:value-type="float">
            <text:p>-75</text:p>
          </table:table-cell>
          <table:table-cell table:formula="of:=ABS([.L47]-CEILING([.$C47]))" office:value-type="float" office:value="2" calcext:value-type="float">
            <text:p>2</text:p>
          </table:table-cell>
          <table:table-cell table:formula="of:=IFERROR(ABS([.M47]-CEILING([.$C47]));&quot;-&quot;)" office:value-type="float" office:value="1" calcext:value-type="float">
            <text:p>1</text:p>
          </table:table-cell>
          <table:table-cell table:formula="of:=ABS([.N47]-CEILING([.$C47]))" office:value-type="float" office:value="2" calcext:value-type="float">
            <text:p>2</text:p>
          </table:table-cell>
          <table:table-cell table:formula="of:=ABS([.O47]-CEILING([.$C47]))" office:value-type="float" office:value="2" calcext:value-type="float">
            <text:p>2</text:p>
          </table:table-cell>
          <table:table-cell table:formula="of:=IFERROR(ABS(([.L47]-CEILING([.$C47]))/CEILING([.$C47]));IF([.Q47]&lt;&gt;&quot;*&quot;;[.Q47];&quot;*&quot;))" office:value-type="float" office:value="0.0263157894736842" calcext:value-type="float">
            <text:p>0,03</text:p>
          </table:table-cell>
          <table:table-cell table:formula="of:=IFERROR(ABS(([.M47]-CEILING([.$C47]))/CEILING([.$C47]));IF([.R47]&lt;&gt;&quot;*&quot;;[.R47];&quot;*&quot;))" office:value-type="float" office:value="0.0131578947368421" calcext:value-type="float">
            <text:p>0,01</text:p>
          </table:table-cell>
          <table:table-cell table:formula="of:=IFERROR(ABS(([.N47]-CEILING([.$C47]))/CEILING([.$C47]));IF([.S47]&lt;&gt;&quot;*&quot;;[.S47];&quot;*&quot;))" office:value-type="float" office:value="0.0263157894736842" calcext:value-type="float">
            <text:p>0,03</text:p>
          </table:table-cell>
          <table:table-cell table:formula="of:=IFERROR(ABS(([.O47]-CEILING([.$C47]))/CEILING([.$C47]));IF([.T47]&lt;&gt;&quot;*&quot;;[.T47];&quot;*&quot;))" office:value-type="float" office:value="0.0263157894736842" calcext:value-type="float">
            <text:p>0,03</text:p>
          </table:table-cell>
          <table:table-cell table:formula="of:=IF([.L47]=[.$P47];1;&quot;&quot;)">
            <text:p/>
          </table:table-cell>
          <table:table-cell table:formula="of:=IF([.M47]=[.$P47];1;&quot;&quot;)" office:value-type="float" office:value="1" calcext:value-type="float">
            <text:p>1</text:p>
          </table:table-cell>
          <table:table-cell table:formula="of:=IF([.N47]=[.$P47];1;&quot;&quot;)">
            <text:p/>
          </table:table-cell>
          <table:table-cell table:formula="of:=IF([.O47]=[.$P47];1;&quot;&quot;)">
            <text:p/>
          </table:table-cell>
          <table:table-cell table:number-columns-repeated="8"/>
          <table:table-cell table:formula="of:=CONCATENATE([.A47];&quot;&amp;&quot;;[.B47];&quot;&amp;&quot;;IF([.E47]=1;CONCATENATE(&quot;\h{&quot;;[.C47];&quot;}&quot;);[.C47]);&quot;&amp;&quot;;[.H47];&quot;&amp;&quot;;IF([.J47]=0;CONCATENATE(&quot;\uu{&quot;;[.I47];&quot;}&quot;);[.I47]);&quot;&amp;&quot;;IF([.L47]=[.P47];CONCATENATE(&quot;\h{&quot;;[.L47];&quot;}&quot;);[.L47]);&quot;&amp;&quot;;IF([.M47]=[.P47];CONCATENATE(&quot;\h{&quot;;[.M47];&quot;}&quot;);[.M47]);&quot;&amp;&quot;;IF([.N47]=[.P47];CONCATENATE(&quot;\h{&quot;;[.N47];&quot;}&quot;);[.N47]);&quot;&amp;&quot;;IF([.O47]=[.P47];CONCATENATE(&quot;\h{&quot;;[.O47];&quot;}&quot;);[.O47]);&quot;\\\hline&quot;)" office:value-type="string" office:string-value="r4-20-500-1&amp;3,86&amp;-76,6&amp;-76&amp;-75&amp;-74&amp;\h{-75}&amp;-74&amp;-74\\\hline" calcext:value-type="string">
            <text:p>r4-20-500-1&amp;3,86&amp;-76,6&amp;-76&amp;-75&amp;-74&amp;\h{-75}&amp;-74&amp;-74\\\hline</text:p>
          </table:table-cell>
          <table:table-cell table:number-columns-repeated="8"/>
        </table:table-row>
        <table:table-row table:style-name="ro2">
          <table:table-cell table:formula="of:=[$ra.AA47]" office:value-type="string" office:string-value="r4-20-500-2" calcext:value-type="string">
            <text:p>r4-20-500-2</text:p>
          </table:table-cell>
          <table:table-cell table:formula="of:=ROUND([$ra.AB47];2)" office:value-type="float" office:value="3.86" calcext:value-type="float">
            <text:p>3,86</text:p>
          </table:table-cell>
          <table:table-cell table:style-name="ce14" table:formula="of:=ROUND([$ra.AC47];1)" office:value-type="float" office:value="-65.8" calcext:value-type="float">
            <text:p>-65,8</text:p>
          </table:table-cell>
          <table:table-cell table:style-name="ce12" table:formula="of:=IF([ra.S47]=5;&quot;*&quot;;[ra.I47])" office:value-type="float" office:value="0.105145" calcext:value-type="float">
            <text:p>0,1</text:p>
          </table:table-cell>
          <table:table-cell table:formula="of:=IF([ra.S47]=11;1;&quot;&quot;)">
            <text:p/>
          </table:table-cell>
          <table:table-cell table:style-name="ce23" table:formula="of:=IFERROR(IF([.I48]=0;ABS(CEILING([.C48]));ABS(([.I48]-CEILING([.C48]))/[.I48]));&quot;*&quot;)" office:value-type="float" office:value="0.015625" calcext:value-type="float">
            <text:p>0,02</text:p>
          </table:table-cell>
          <table:table-cell table:style-name="ce23" table:formula="of:=IFERROR([.I48]-CEILING([.C48]);&quot;*&quot;)" office:value-type="float" office:value="1" calcext:value-type="float">
            <text:p>1,00</text:p>
          </table:table-cell>
          <table:table-cell table:style-name="ce12" table:formula="of:=ROUND([exact.J47];1)" office:value-type="float" office:value="-65" calcext:value-type="float">
            <text:p>-65,0</text:p>
          </table:table-cell>
          <table:table-cell table:formula="of:=ROUND([exact.K47];0)" office:value-type="float" office:value="-64" calcext:value-type="float">
            <text:p>-64</text:p>
          </table:table-cell>
          <table:table-cell table:style-name="ce12" table:formula="of:=IF([exact.L47]&lt;1000000;100*[exact.L47];&quot;*&quot;)" office:value-type="float" office:value="1.5625" calcext:value-type="float">
            <text:p>1,6</text:p>
          </table:table-cell>
          <table:table-cell table:style-name="ce12" table:formula="of:=IF([exact.S47]=5;&quot;*&quot;;[exact.I47])" office:value-type="string" office:string-value="*" calcext:value-type="string">
            <text:p>*</text:p>
          </table:table-cell>
          <table:table-cell table:style-name="ce18" table:formula="of:=[$ra.AE47]" office:value-type="float" office:value="-63" calcext:value-type="float">
            <text:p>-63</text:p>
          </table:table-cell>
          <table:table-cell table:style-name="ce18" table:formula="of:=[$'bcpa-t600'.AE47]" office:value-type="float" office:value="-64" calcext:value-type="float">
            <text:p>-64</text:p>
          </table:table-cell>
          <table:table-cell table:style-name="ce18" table:formula="of:=[$'blpl-t300'.AE47]" office:value-type="float" office:value="-63" calcext:value-type="float">
            <text:p>-63</text:p>
          </table:table-cell>
          <table:table-cell table:style-name="ce18" table:formula="of:=[$'sbpl-t300'.AE47]" office:value-type="float" office:value="-63" calcext:value-type="float">
            <text:p>-63</text:p>
          </table:table-cell>
          <table:table-cell table:formula="of:=MIN([.L48:.O48])" office:value-type="float" office:value="-64" calcext:value-type="float">
            <text:p>-64</text:p>
          </table:table-cell>
          <table:table-cell table:formula="of:=ABS([.L48]-CEILING([.$C48]))" office:value-type="float" office:value="2" calcext:value-type="float">
            <text:p>2</text:p>
          </table:table-cell>
          <table:table-cell table:formula="of:=IFERROR(ABS([.M48]-CEILING([.$C48]));&quot;-&quot;)" office:value-type="float" office:value="1" calcext:value-type="float">
            <text:p>1</text:p>
          </table:table-cell>
          <table:table-cell table:formula="of:=ABS([.N48]-CEILING([.$C48]))" office:value-type="float" office:value="2" calcext:value-type="float">
            <text:p>2</text:p>
          </table:table-cell>
          <table:table-cell table:formula="of:=ABS([.O48]-CEILING([.$C48]))" office:value-type="float" office:value="2" calcext:value-type="float">
            <text:p>2</text:p>
          </table:table-cell>
          <table:table-cell table:formula="of:=IFERROR(ABS(([.L48]-CEILING([.$C48]))/CEILING([.$C48]));IF([.Q48]&lt;&gt;&quot;*&quot;;[.Q48];&quot;*&quot;))" office:value-type="float" office:value="0.0307692307692308" calcext:value-type="float">
            <text:p>0,03</text:p>
          </table:table-cell>
          <table:table-cell table:formula="of:=IFERROR(ABS(([.M48]-CEILING([.$C48]))/CEILING([.$C48]));IF([.R48]&lt;&gt;&quot;*&quot;;[.R48];&quot;*&quot;))" office:value-type="float" office:value="0.0153846153846154" calcext:value-type="float">
            <text:p>0,02</text:p>
          </table:table-cell>
          <table:table-cell table:formula="of:=IFERROR(ABS(([.N48]-CEILING([.$C48]))/CEILING([.$C48]));IF([.S48]&lt;&gt;&quot;*&quot;;[.S48];&quot;*&quot;))" office:value-type="float" office:value="0.0307692307692308" calcext:value-type="float">
            <text:p>0,03</text:p>
          </table:table-cell>
          <table:table-cell table:formula="of:=IFERROR(ABS(([.O48]-CEILING([.$C48]))/CEILING([.$C48]));IF([.T48]&lt;&gt;&quot;*&quot;;[.T48];&quot;*&quot;))" office:value-type="float" office:value="0.0307692307692308" calcext:value-type="float">
            <text:p>0,03</text:p>
          </table:table-cell>
          <table:table-cell table:formula="of:=IF([.L48]=[.$P48];1;&quot;&quot;)">
            <text:p/>
          </table:table-cell>
          <table:table-cell table:formula="of:=IF([.M48]=[.$P48];1;&quot;&quot;)" office:value-type="float" office:value="1" calcext:value-type="float">
            <text:p>1</text:p>
          </table:table-cell>
          <table:table-cell table:formula="of:=IF([.N48]=[.$P48];1;&quot;&quot;)">
            <text:p/>
          </table:table-cell>
          <table:table-cell table:formula="of:=IF([.O48]=[.$P48];1;&quot;&quot;)">
            <text:p/>
          </table:table-cell>
          <table:table-cell table:number-columns-repeated="8"/>
          <table:table-cell table:formula="of:=CONCATENATE([.A48];&quot;&amp;&quot;;[.B48];&quot;&amp;&quot;;IF([.E48]=1;CONCATENATE(&quot;\h{&quot;;[.C48];&quot;}&quot;);[.C48]);&quot;&amp;&quot;;[.H48];&quot;&amp;&quot;;IF([.J48]=0;CONCATENATE(&quot;\uu{&quot;;[.I48];&quot;}&quot;);[.I48]);&quot;&amp;&quot;;IF([.L48]=[.P48];CONCATENATE(&quot;\h{&quot;;[.L48];&quot;}&quot;);[.L48]);&quot;&amp;&quot;;IF([.M48]=[.P48];CONCATENATE(&quot;\h{&quot;;[.M48];&quot;}&quot;);[.M48]);&quot;&amp;&quot;;IF([.N48]=[.P48];CONCATENATE(&quot;\h{&quot;;[.N48];&quot;}&quot;);[.N48]);&quot;&amp;&quot;;IF([.O48]=[.P48];CONCATENATE(&quot;\h{&quot;;[.O48];&quot;}&quot;);[.O48]);&quot;\\\hline&quot;)" office:value-type="string" office:string-value="r4-20-500-2&amp;3,86&amp;-65,8&amp;-65&amp;-64&amp;-63&amp;\h{-64}&amp;-63&amp;-63\\\hline" calcext:value-type="string">
            <text:p>r4-20-500-2&amp;3,86&amp;-65,8&amp;-65&amp;-64&amp;-63&amp;\h{-64}&amp;-63&amp;-63\\\hline</text:p>
          </table:table-cell>
          <table:table-cell table:number-columns-repeated="8"/>
        </table:table-row>
        <table:table-row table:style-name="ro2">
          <table:table-cell table:formula="of:=[$ra.AA48]" office:value-type="string" office:string-value="r4-20-750-1" calcext:value-type="string">
            <text:p>r4-20-750-1</text:p>
          </table:table-cell>
          <table:table-cell table:formula="of:=ROUND([$ra.AB48];2)" office:value-type="float" office:value="2.55" calcext:value-type="float">
            <text:p>2,55</text:p>
          </table:table-cell>
          <table:table-cell table:style-name="ce14" table:formula="of:=ROUND([$ra.AC48];1)" office:value-type="float" office:value="-119.3" calcext:value-type="float">
            <text:p>-119,3</text:p>
          </table:table-cell>
          <table:table-cell table:style-name="ce12" table:formula="of:=IF([ra.S48]=5;&quot;*&quot;;[ra.I48])" office:value-type="float" office:value="0.229297" calcext:value-type="float">
            <text:p>0,2</text:p>
          </table:table-cell>
          <table:table-cell table:formula="of:=IF([ra.S48]=11;1;&quot;&quot;)">
            <text:p/>
          </table:table-cell>
          <table:table-cell table:style-name="ce23" table:formula="of:=IFERROR(IF([.I49]=0;ABS(CEILING([.C49]));ABS(([.I49]-CEILING([.C49]))/[.I49]));&quot;*&quot;)" office:value-type="float" office:value="0.0170940170940171" calcext:value-type="float">
            <text:p>0,02</text:p>
          </table:table-cell>
          <table:table-cell table:style-name="ce23" table:formula="of:=IFERROR([.I49]-CEILING([.C49]);&quot;*&quot;)" office:value-type="float" office:value="2" calcext:value-type="float">
            <text:p>2,00</text:p>
          </table:table-cell>
          <table:table-cell table:style-name="ce12" table:formula="of:=ROUND([exact.J48];1)" office:value-type="float" office:value="-119.3" calcext:value-type="float">
            <text:p>-119,3</text:p>
          </table:table-cell>
          <table:table-cell table:formula="of:=ROUND([exact.K48];0)" office:value-type="float" office:value="-117" calcext:value-type="float">
            <text:p>-117</text:p>
          </table:table-cell>
          <table:table-cell table:style-name="ce12" table:formula="of:=IF([exact.L48]&lt;1000000;100*[exact.L48];&quot;*&quot;)" office:value-type="float" office:value="1.9391" calcext:value-type="float">
            <text:p>1,9</text:p>
          </table:table-cell>
          <table:table-cell table:style-name="ce12" table:formula="of:=IF([exact.S48]=5;&quot;*&quot;;[exact.I48])" office:value-type="string" office:string-value="*" calcext:value-type="string">
            <text:p>*</text:p>
          </table:table-cell>
          <table:table-cell table:style-name="ce18" table:formula="of:=[$ra.AE48]" office:value-type="float" office:value="-114" calcext:value-type="float">
            <text:p>-114</text:p>
          </table:table-cell>
          <table:table-cell table:style-name="ce18" table:formula="of:=[$'bcpa-t600'.AE48]" office:value-type="float" office:value="-118" calcext:value-type="float">
            <text:p>-118</text:p>
          </table:table-cell>
          <table:table-cell table:style-name="ce18" table:formula="of:=[$'blpl-t300'.AE48]" office:value-type="float" office:value="-115" calcext:value-type="float">
            <text:p>-115</text:p>
          </table:table-cell>
          <table:table-cell table:style-name="ce18" table:formula="of:=[$'sbpl-t300'.AE48]" office:value-type="float" office:value="-116" calcext:value-type="float">
            <text:p>-116</text:p>
          </table:table-cell>
          <table:table-cell table:formula="of:=MIN([.L49:.O49])" office:value-type="float" office:value="-118" calcext:value-type="float">
            <text:p>-118</text:p>
          </table:table-cell>
          <table:table-cell table:formula="of:=ABS([.L49]-CEILING([.$C49]))" office:value-type="float" office:value="5" calcext:value-type="float">
            <text:p>5</text:p>
          </table:table-cell>
          <table:table-cell table:formula="of:=IFERROR(ABS([.M49]-CEILING([.$C49]));&quot;-&quot;)" office:value-type="float" office:value="1" calcext:value-type="float">
            <text:p>1</text:p>
          </table:table-cell>
          <table:table-cell table:formula="of:=ABS([.N49]-CEILING([.$C49]))" office:value-type="float" office:value="4" calcext:value-type="float">
            <text:p>4</text:p>
          </table:table-cell>
          <table:table-cell table:formula="of:=ABS([.O49]-CEILING([.$C49]))" office:value-type="float" office:value="3" calcext:value-type="float">
            <text:p>3</text:p>
          </table:table-cell>
          <table:table-cell table:formula="of:=IFERROR(ABS(([.L49]-CEILING([.$C49]))/CEILING([.$C49]));IF([.Q49]&lt;&gt;&quot;*&quot;;[.Q49];&quot;*&quot;))" office:value-type="float" office:value="0.0420168067226891" calcext:value-type="float">
            <text:p>0,04</text:p>
          </table:table-cell>
          <table:table-cell table:formula="of:=IFERROR(ABS(([.M49]-CEILING([.$C49]))/CEILING([.$C49]));IF([.R49]&lt;&gt;&quot;*&quot;;[.R49];&quot;*&quot;))" office:value-type="float" office:value="0.00840336134453782" calcext:value-type="float">
            <text:p>0,01</text:p>
          </table:table-cell>
          <table:table-cell table:formula="of:=IFERROR(ABS(([.N49]-CEILING([.$C49]))/CEILING([.$C49]));IF([.S49]&lt;&gt;&quot;*&quot;;[.S49];&quot;*&quot;))" office:value-type="float" office:value="0.0336134453781513" calcext:value-type="float">
            <text:p>0,03</text:p>
          </table:table-cell>
          <table:table-cell table:formula="of:=IFERROR(ABS(([.O49]-CEILING([.$C49]))/CEILING([.$C49]));IF([.T49]&lt;&gt;&quot;*&quot;;[.T49];&quot;*&quot;))" office:value-type="float" office:value="0.0252100840336134" calcext:value-type="float">
            <text:p>0,03</text:p>
          </table:table-cell>
          <table:table-cell table:formula="of:=IF([.L49]=[.$P49];1;&quot;&quot;)">
            <text:p/>
          </table:table-cell>
          <table:table-cell table:formula="of:=IF([.M49]=[.$P49];1;&quot;&quot;)" office:value-type="float" office:value="1" calcext:value-type="float">
            <text:p>1</text:p>
          </table:table-cell>
          <table:table-cell table:formula="of:=IF([.N49]=[.$P49];1;&quot;&quot;)">
            <text:p/>
          </table:table-cell>
          <table:table-cell table:formula="of:=IF([.O49]=[.$P49];1;&quot;&quot;)">
            <text:p/>
          </table:table-cell>
          <table:table-cell table:number-columns-repeated="8"/>
          <table:table-cell table:formula="of:=CONCATENATE([.A49];&quot;&amp;&quot;;[.B49];&quot;&amp;&quot;;IF([.E49]=1;CONCATENATE(&quot;\h{&quot;;[.C49];&quot;}&quot;);[.C49]);&quot;&amp;&quot;;[.H49];&quot;&amp;&quot;;IF([.J49]=0;CONCATENATE(&quot;\uu{&quot;;[.I49];&quot;}&quot;);[.I49]);&quot;&amp;&quot;;IF([.L49]=[.P49];CONCATENATE(&quot;\h{&quot;;[.L49];&quot;}&quot;);[.L49]);&quot;&amp;&quot;;IF([.M49]=[.P49];CONCATENATE(&quot;\h{&quot;;[.M49];&quot;}&quot;);[.M49]);&quot;&amp;&quot;;IF([.N49]=[.P49];CONCATENATE(&quot;\h{&quot;;[.N49];&quot;}&quot;);[.N49]);&quot;&amp;&quot;;IF([.O49]=[.P49];CONCATENATE(&quot;\h{&quot;;[.O49];&quot;}&quot;);[.O49]);&quot;\\\hline&quot;)" office:value-type="string" office:string-value="r4-20-750-1&amp;2,55&amp;-119,3&amp;-119,3&amp;-117&amp;-114&amp;\h{-118}&amp;-115&amp;-116\\\hline" calcext:value-type="string">
            <text:p>r4-20-750-1&amp;2,55&amp;-119,3&amp;-119,3&amp;-117&amp;-114&amp;\h{-118}&amp;-115&amp;-116\\\hline</text:p>
          </table:table-cell>
          <table:table-cell table:number-columns-repeated="8"/>
        </table:table-row>
        <table:table-row table:style-name="ro2">
          <table:table-cell table:formula="of:=[$ra.AA49]" office:value-type="string" office:string-value="r4-20-750-2" calcext:value-type="string">
            <text:p>r4-20-750-2</text:p>
          </table:table-cell>
          <table:table-cell table:formula="of:=ROUND([$ra.AB49];2)" office:value-type="float" office:value="2.58" calcext:value-type="float">
            <text:p>2,58</text:p>
          </table:table-cell>
          <table:table-cell table:style-name="ce14" table:formula="of:=ROUND([$ra.AC49];1)" office:value-type="float" office:value="-105.7" calcext:value-type="float">
            <text:p>-105,7</text:p>
          </table:table-cell>
          <table:table-cell table:style-name="ce12" table:formula="of:=IF([ra.S49]=5;&quot;*&quot;;[ra.I49])" office:value-type="float" office:value="0.18257" calcext:value-type="float">
            <text:p>0,2</text:p>
          </table:table-cell>
          <table:table-cell table:formula="of:=IF([ra.S49]=11;1;&quot;&quot;)">
            <text:p/>
          </table:table-cell>
          <table:table-cell table:style-name="ce23" table:formula="of:=IFERROR(IF([.I50]=0;ABS(CEILING([.C50]));ABS(([.I50]-CEILING([.C50]))/[.I50]));&quot;*&quot;)" office:value-type="float" office:value="0.00961538461538462" calcext:value-type="float">
            <text:p>0,01</text:p>
          </table:table-cell>
          <table:table-cell table:style-name="ce23" table:formula="of:=IFERROR([.I50]-CEILING([.C50]);&quot;*&quot;)" office:value-type="float" office:value="1" calcext:value-type="float">
            <text:p>1,00</text:p>
          </table:table-cell>
          <table:table-cell table:style-name="ce12" table:formula="of:=ROUND([exact.J49];1)" office:value-type="float" office:value="-105.7" calcext:value-type="float">
            <text:p>-105,7</text:p>
          </table:table-cell>
          <table:table-cell table:formula="of:=ROUND([exact.K49];0)" office:value-type="float" office:value="-104" calcext:value-type="float">
            <text:p>-104</text:p>
          </table:table-cell>
          <table:table-cell table:style-name="ce12" table:formula="of:=IF([exact.L49]&lt;1000000;100*[exact.L49];&quot;*&quot;)" office:value-type="float" office:value="1.6291" calcext:value-type="float">
            <text:p>1,6</text:p>
          </table:table-cell>
          <table:table-cell table:style-name="ce12" table:formula="of:=IF([exact.S49]=5;&quot;*&quot;;[exact.I49])" office:value-type="string" office:string-value="*" calcext:value-type="string">
            <text:p>*</text:p>
          </table:table-cell>
          <table:table-cell table:style-name="ce18" table:formula="of:=[$ra.AE49]" office:value-type="float" office:value="-101" calcext:value-type="float">
            <text:p>-101</text:p>
          </table:table-cell>
          <table:table-cell table:style-name="ce18" table:formula="of:=[$'bcpa-t600'.AE49]" office:value-type="float" office:value="-104" calcext:value-type="float">
            <text:p>-104</text:p>
          </table:table-cell>
          <table:table-cell table:style-name="ce18" table:formula="of:=[$'blpl-t300'.AE49]" office:value-type="float" office:value="-103" calcext:value-type="float">
            <text:p>-103</text:p>
          </table:table-cell>
          <table:table-cell table:style-name="ce18" table:formula="of:=[$'sbpl-t300'.AE49]" office:value-type="float" office:value="-102" calcext:value-type="float">
            <text:p>-102</text:p>
          </table:table-cell>
          <table:table-cell table:formula="of:=MIN([.L50:.O50])" office:value-type="float" office:value="-104" calcext:value-type="float">
            <text:p>-104</text:p>
          </table:table-cell>
          <table:table-cell table:formula="of:=ABS([.L50]-CEILING([.$C50]))" office:value-type="float" office:value="4" calcext:value-type="float">
            <text:p>4</text:p>
          </table:table-cell>
          <table:table-cell table:formula="of:=IFERROR(ABS([.M50]-CEILING([.$C50]));&quot;-&quot;)" office:value-type="float" office:value="1" calcext:value-type="float">
            <text:p>1</text:p>
          </table:table-cell>
          <table:table-cell table:formula="of:=ABS([.N50]-CEILING([.$C50]))" office:value-type="float" office:value="2" calcext:value-type="float">
            <text:p>2</text:p>
          </table:table-cell>
          <table:table-cell table:formula="of:=ABS([.O50]-CEILING([.$C50]))" office:value-type="float" office:value="3" calcext:value-type="float">
            <text:p>3</text:p>
          </table:table-cell>
          <table:table-cell table:formula="of:=IFERROR(ABS(([.L50]-CEILING([.$C50]))/CEILING([.$C50]));IF([.Q50]&lt;&gt;&quot;*&quot;;[.Q50];&quot;*&quot;))" office:value-type="float" office:value="0.0380952380952381" calcext:value-type="float">
            <text:p>0,04</text:p>
          </table:table-cell>
          <table:table-cell table:formula="of:=IFERROR(ABS(([.M50]-CEILING([.$C50]))/CEILING([.$C50]));IF([.R50]&lt;&gt;&quot;*&quot;;[.R50];&quot;*&quot;))" office:value-type="float" office:value="0.00952380952380952" calcext:value-type="float">
            <text:p>0,01</text:p>
          </table:table-cell>
          <table:table-cell table:formula="of:=IFERROR(ABS(([.N50]-CEILING([.$C50]))/CEILING([.$C50]));IF([.S50]&lt;&gt;&quot;*&quot;;[.S50];&quot;*&quot;))" office:value-type="float" office:value="0.0190476190476191" calcext:value-type="float">
            <text:p>0,02</text:p>
          </table:table-cell>
          <table:table-cell table:formula="of:=IFERROR(ABS(([.O50]-CEILING([.$C50]))/CEILING([.$C50]));IF([.T50]&lt;&gt;&quot;*&quot;;[.T50];&quot;*&quot;))" office:value-type="float" office:value="0.0285714285714286" calcext:value-type="float">
            <text:p>0,03</text:p>
          </table:table-cell>
          <table:table-cell table:formula="of:=IF([.L50]=[.$P50];1;&quot;&quot;)">
            <text:p/>
          </table:table-cell>
          <table:table-cell table:formula="of:=IF([.M50]=[.$P50];1;&quot;&quot;)" office:value-type="float" office:value="1" calcext:value-type="float">
            <text:p>1</text:p>
          </table:table-cell>
          <table:table-cell table:formula="of:=IF([.N50]=[.$P50];1;&quot;&quot;)">
            <text:p/>
          </table:table-cell>
          <table:table-cell table:formula="of:=IF([.O50]=[.$P50];1;&quot;&quot;)">
            <text:p/>
          </table:table-cell>
          <table:table-cell table:number-columns-repeated="8"/>
          <table:table-cell table:formula="of:=CONCATENATE([.A50];&quot;&amp;&quot;;[.B50];&quot;&amp;&quot;;IF([.E50]=1;CONCATENATE(&quot;\h{&quot;;[.C50];&quot;}&quot;);[.C50]);&quot;&amp;&quot;;[.H50];&quot;&amp;&quot;;IF([.J50]=0;CONCATENATE(&quot;\uu{&quot;;[.I50];&quot;}&quot;);[.I50]);&quot;&amp;&quot;;IF([.L50]=[.P50];CONCATENATE(&quot;\h{&quot;;[.L50];&quot;}&quot;);[.L50]);&quot;&amp;&quot;;IF([.M50]=[.P50];CONCATENATE(&quot;\h{&quot;;[.M50];&quot;}&quot;);[.M50]);&quot;&amp;&quot;;IF([.N50]=[.P50];CONCATENATE(&quot;\h{&quot;;[.N50];&quot;}&quot;);[.N50]);&quot;&amp;&quot;;IF([.O50]=[.P50];CONCATENATE(&quot;\h{&quot;;[.O50];&quot;}&quot;);[.O50]);&quot;\\\hline&quot;)" office:value-type="string" office:string-value="r4-20-750-2&amp;2,58&amp;-105,7&amp;-105,7&amp;-104&amp;-101&amp;\h{-104}&amp;-103&amp;-102\\\hline" calcext:value-type="string">
            <text:p>r4-20-750-2&amp;2,58&amp;-105,7&amp;-105,7&amp;-104&amp;-101&amp;\h{-104}&amp;-103&amp;-102\\\hline</text:p>
          </table:table-cell>
          <table:table-cell table:number-columns-repeated="8"/>
        </table:table-row>
        <table:table-row table:style-name="ro2">
          <table:table-cell table:formula="of:=[$ra.AA50]" office:value-type="string" office:string-value="r4-25-250-1" calcext:value-type="string">
            <text:p>r4-25-250-1</text:p>
          </table:table-cell>
          <table:table-cell table:formula="of:=ROUND([$ra.AB50];2)" office:value-type="float" office:value="9.44" calcext:value-type="float">
            <text:p>9,44</text:p>
          </table:table-cell>
          <table:table-cell table:style-name="ce14" table:formula="of:=ROUND([$ra.AC50];1)" office:value-type="float" office:value="-34.4" calcext:value-type="float">
            <text:p>-34,4</text:p>
          </table:table-cell>
          <table:table-cell table:style-name="ce12" table:formula="of:=IF([ra.S50]=5;&quot;*&quot;;[ra.I50])" office:value-type="float" office:value="0.099865" calcext:value-type="float">
            <text:p>0,1</text:p>
          </table:table-cell>
          <table:table-cell table:formula="of:=IF([ra.S50]=11;1;&quot;&quot;)">
            <text:p/>
          </table:table-cell>
          <table:table-cell table:style-name="ce23" table:formula="of:=IFERROR(IF([.I51]=0;ABS(CEILING([.C51]));ABS(([.I51]-CEILING([.C51]))/[.I51]));&quot;*&quot;)" office:value-type="float" office:value="0.0625" calcext:value-type="float">
            <text:p>0,06</text:p>
          </table:table-cell>
          <table:table-cell table:style-name="ce23" table:formula="of:=IFERROR([.I51]-CEILING([.C51]);&quot;*&quot;)" office:value-type="float" office:value="2" calcext:value-type="float">
            <text:p>2,00</text:p>
          </table:table-cell>
          <table:table-cell table:style-name="ce12" table:formula="of:=ROUND([exact.J50];1)" office:value-type="float" office:value="-34" calcext:value-type="float">
            <text:p>-34,0</text:p>
          </table:table-cell>
          <table:table-cell table:formula="of:=ROUND([exact.K50];0)" office:value-type="float" office:value="-32" calcext:value-type="float">
            <text:p>-32</text:p>
          </table:table-cell>
          <table:table-cell table:style-name="ce12" table:formula="of:=IF([exact.L50]&lt;1000000;100*[exact.L50];&quot;*&quot;)" office:value-type="float" office:value="6.25" calcext:value-type="float">
            <text:p>6,3</text:p>
          </table:table-cell>
          <table:table-cell table:style-name="ce12" table:formula="of:=IF([exact.S50]=5;&quot;*&quot;;[exact.I50])" office:value-type="string" office:string-value="*" calcext:value-type="string">
            <text:p>*</text:p>
          </table:table-cell>
          <table:table-cell table:style-name="ce18" table:formula="of:=[$ra.AE50]" office:value-type="float" office:value="-29" calcext:value-type="float">
            <text:p>-29</text:p>
          </table:table-cell>
          <table:table-cell table:style-name="ce18" table:formula="of:=[$'bcpa-t600'.AE50]" office:value-type="float" office:value="-32" calcext:value-type="float">
            <text:p>-32</text:p>
          </table:table-cell>
          <table:table-cell table:style-name="ce18" table:formula="of:=[$'blpl-t300'.AE50]" office:value-type="float" office:value="-30" calcext:value-type="float">
            <text:p>-30</text:p>
          </table:table-cell>
          <table:table-cell table:style-name="ce18" table:formula="of:=[$'sbpl-t300'.AE50]" office:value-type="float" office:value="-30" calcext:value-type="float">
            <text:p>-30</text:p>
          </table:table-cell>
          <table:table-cell table:formula="of:=MIN([.L51:.O51])" office:value-type="float" office:value="-32" calcext:value-type="float">
            <text:p>-32</text:p>
          </table:table-cell>
          <table:table-cell table:formula="of:=ABS([.L51]-CEILING([.$C51]))" office:value-type="float" office:value="5" calcext:value-type="float">
            <text:p>5</text:p>
          </table:table-cell>
          <table:table-cell table:formula="of:=IFERROR(ABS([.M51]-CEILING([.$C51]));&quot;-&quot;)" office:value-type="float" office:value="2" calcext:value-type="float">
            <text:p>2</text:p>
          </table:table-cell>
          <table:table-cell table:formula="of:=ABS([.N51]-CEILING([.$C51]))" office:value-type="float" office:value="4" calcext:value-type="float">
            <text:p>4</text:p>
          </table:table-cell>
          <table:table-cell table:formula="of:=ABS([.O51]-CEILING([.$C51]))" office:value-type="float" office:value="4" calcext:value-type="float">
            <text:p>4</text:p>
          </table:table-cell>
          <table:table-cell table:formula="of:=IFERROR(ABS(([.L51]-CEILING([.$C51]))/CEILING([.$C51]));IF([.Q51]&lt;&gt;&quot;*&quot;;[.Q51];&quot;*&quot;))" office:value-type="float" office:value="0.147058823529412" calcext:value-type="float">
            <text:p>0,15</text:p>
          </table:table-cell>
          <table:table-cell table:formula="of:=IFERROR(ABS(([.M51]-CEILING([.$C51]))/CEILING([.$C51]));IF([.R51]&lt;&gt;&quot;*&quot;;[.R51];&quot;*&quot;))" office:value-type="float" office:value="0.0588235294117647" calcext:value-type="float">
            <text:p>0,06</text:p>
          </table:table-cell>
          <table:table-cell table:formula="of:=IFERROR(ABS(([.N51]-CEILING([.$C51]))/CEILING([.$C51]));IF([.S51]&lt;&gt;&quot;*&quot;;[.S51];&quot;*&quot;))" office:value-type="float" office:value="0.117647058823529" calcext:value-type="float">
            <text:p>0,12</text:p>
          </table:table-cell>
          <table:table-cell table:formula="of:=IFERROR(ABS(([.O51]-CEILING([.$C51]))/CEILING([.$C51]));IF([.T51]&lt;&gt;&quot;*&quot;;[.T51];&quot;*&quot;))" office:value-type="float" office:value="0.117647058823529" calcext:value-type="float">
            <text:p>0,12</text:p>
          </table:table-cell>
          <table:table-cell table:formula="of:=IF([.L51]=[.$P51];1;&quot;&quot;)">
            <text:p/>
          </table:table-cell>
          <table:table-cell table:formula="of:=IF([.M51]=[.$P51];1;&quot;&quot;)" office:value-type="float" office:value="1" calcext:value-type="float">
            <text:p>1</text:p>
          </table:table-cell>
          <table:table-cell table:formula="of:=IF([.N51]=[.$P51];1;&quot;&quot;)">
            <text:p/>
          </table:table-cell>
          <table:table-cell table:formula="of:=IF([.O51]=[.$P51];1;&quot;&quot;)">
            <text:p/>
          </table:table-cell>
          <table:table-cell table:number-columns-repeated="8"/>
          <table:table-cell table:formula="of:=CONCATENATE([.A51];&quot;&amp;&quot;;[.B51];&quot;&amp;&quot;;IF([.E51]=1;CONCATENATE(&quot;\h{&quot;;[.C51];&quot;}&quot;);[.C51]);&quot;&amp;&quot;;[.H51];&quot;&amp;&quot;;IF([.J51]=0;CONCATENATE(&quot;\uu{&quot;;[.I51];&quot;}&quot;);[.I51]);&quot;&amp;&quot;;IF([.L51]=[.P51];CONCATENATE(&quot;\h{&quot;;[.L51];&quot;}&quot;);[.L51]);&quot;&amp;&quot;;IF([.M51]=[.P51];CONCATENATE(&quot;\h{&quot;;[.M51];&quot;}&quot;);[.M51]);&quot;&amp;&quot;;IF([.N51]=[.P51];CONCATENATE(&quot;\h{&quot;;[.N51];&quot;}&quot;);[.N51]);&quot;&amp;&quot;;IF([.O51]=[.P51];CONCATENATE(&quot;\h{&quot;;[.O51];&quot;}&quot;);[.O51]);&quot;\\\hline&quot;)" office:value-type="string" office:string-value="r4-25-250-1&amp;9,44&amp;-34,4&amp;-34&amp;-32&amp;-29&amp;\h{-32}&amp;-30&amp;-30\\\hline" calcext:value-type="string">
            <text:p>r4-25-250-1&amp;9,44&amp;-34,4&amp;-34&amp;-32&amp;-29&amp;\h{-32}&amp;-30&amp;-30\\\hline</text:p>
          </table:table-cell>
          <table:table-cell table:number-columns-repeated="8"/>
        </table:table-row>
        <table:table-row table:style-name="ro2">
          <table:table-cell table:formula="of:=[$ra.AA51]" office:value-type="string" office:string-value="r4-25-250-2" calcext:value-type="string">
            <text:p>r4-25-250-2</text:p>
          </table:table-cell>
          <table:table-cell table:formula="of:=ROUND([$ra.AB51];2)" office:value-type="float" office:value="9.25" calcext:value-type="float">
            <text:p>9,25</text:p>
          </table:table-cell>
          <table:table-cell table:style-name="ce14" table:formula="of:=ROUND([$ra.AC51];1)" office:value-type="float" office:value="-28.7" calcext:value-type="float">
            <text:p>-28,7</text:p>
          </table:table-cell>
          <table:table-cell table:style-name="ce12" table:formula="of:=IF([ra.S51]=5;&quot;*&quot;;[ra.I51])" office:value-type="float" office:value="0.138687" calcext:value-type="float">
            <text:p>0,1</text:p>
          </table:table-cell>
          <table:table-cell table:formula="of:=IF([ra.S51]=11;1;&quot;&quot;)">
            <text:p/>
          </table:table-cell>
          <table:table-cell table:style-name="ce23" table:formula="of:=IFERROR(IF([.I52]=0;ABS(CEILING([.C52]));ABS(([.I52]-CEILING([.C52]))/[.I52]));&quot;*&quot;)" office:value-type="float" office:value="0.037037037037037" calcext:value-type="float">
            <text:p>0,04</text:p>
          </table:table-cell>
          <table:table-cell table:style-name="ce23" table:formula="of:=IFERROR([.I52]-CEILING([.C52]);&quot;*&quot;)" office:value-type="float" office:value="1" calcext:value-type="float">
            <text:p>1,00</text:p>
          </table:table-cell>
          <table:table-cell table:style-name="ce12" table:formula="of:=ROUND([exact.J51];1)" office:value-type="float" office:value="-28.2" calcext:value-type="float">
            <text:p>-28,2</text:p>
          </table:table-cell>
          <table:table-cell table:formula="of:=ROUND([exact.K51];0)" office:value-type="float" office:value="-27" calcext:value-type="float">
            <text:p>-27</text:p>
          </table:table-cell>
          <table:table-cell table:style-name="ce12" table:formula="of:=IF([exact.L51]&lt;1000000;100*[exact.L51];&quot;*&quot;)" office:value-type="float" office:value="4.623" calcext:value-type="float">
            <text:p>4,6</text:p>
          </table:table-cell>
          <table:table-cell table:style-name="ce12" table:formula="of:=IF([exact.S51]=5;&quot;*&quot;;[exact.I51])" office:value-type="string" office:string-value="*" calcext:value-type="string">
            <text:p>*</text:p>
          </table:table-cell>
          <table:table-cell table:style-name="ce18" table:formula="of:=[$ra.AE51]" office:value-type="float" office:value="-25" calcext:value-type="float">
            <text:p>-25</text:p>
          </table:table-cell>
          <table:table-cell table:style-name="ce18" table:formula="of:=[$'bcpa-t600'.AE51]" office:value-type="float" office:value="-27" calcext:value-type="float">
            <text:p>-27</text:p>
          </table:table-cell>
          <table:table-cell table:style-name="ce18" table:formula="of:=[$'blpl-t300'.AE51]" office:value-type="float" office:value="-25" calcext:value-type="float">
            <text:p>-25</text:p>
          </table:table-cell>
          <table:table-cell table:style-name="ce18" table:formula="of:=[$'sbpl-t300'.AE51]" office:value-type="float" office:value="-25" calcext:value-type="float">
            <text:p>-25</text:p>
          </table:table-cell>
          <table:table-cell table:formula="of:=MIN([.L52:.O52])" office:value-type="float" office:value="-27" calcext:value-type="float">
            <text:p>-27</text:p>
          </table:table-cell>
          <table:table-cell table:formula="of:=ABS([.L52]-CEILING([.$C52]))" office:value-type="float" office:value="3" calcext:value-type="float">
            <text:p>3</text:p>
          </table:table-cell>
          <table:table-cell table:formula="of:=IFERROR(ABS([.M52]-CEILING([.$C52]));&quot;-&quot;)" office:value-type="float" office:value="1" calcext:value-type="float">
            <text:p>1</text:p>
          </table:table-cell>
          <table:table-cell table:formula="of:=ABS([.N52]-CEILING([.$C52]))" office:value-type="float" office:value="3" calcext:value-type="float">
            <text:p>3</text:p>
          </table:table-cell>
          <table:table-cell table:formula="of:=ABS([.O52]-CEILING([.$C52]))" office:value-type="float" office:value="3" calcext:value-type="float">
            <text:p>3</text:p>
          </table:table-cell>
          <table:table-cell table:formula="of:=IFERROR(ABS(([.L52]-CEILING([.$C52]))/CEILING([.$C52]));IF([.Q52]&lt;&gt;&quot;*&quot;;[.Q52];&quot;*&quot;))" office:value-type="float" office:value="0.107142857142857" calcext:value-type="float">
            <text:p>0,11</text:p>
          </table:table-cell>
          <table:table-cell table:formula="of:=IFERROR(ABS(([.M52]-CEILING([.$C52]))/CEILING([.$C52]));IF([.R52]&lt;&gt;&quot;*&quot;;[.R52];&quot;*&quot;))" office:value-type="float" office:value="0.0357142857142857" calcext:value-type="float">
            <text:p>0,04</text:p>
          </table:table-cell>
          <table:table-cell table:formula="of:=IFERROR(ABS(([.N52]-CEILING([.$C52]))/CEILING([.$C52]));IF([.S52]&lt;&gt;&quot;*&quot;;[.S52];&quot;*&quot;))" office:value-type="float" office:value="0.107142857142857" calcext:value-type="float">
            <text:p>0,11</text:p>
          </table:table-cell>
          <table:table-cell table:formula="of:=IFERROR(ABS(([.O52]-CEILING([.$C52]))/CEILING([.$C52]));IF([.T52]&lt;&gt;&quot;*&quot;;[.T52];&quot;*&quot;))" office:value-type="float" office:value="0.107142857142857" calcext:value-type="float">
            <text:p>0,11</text:p>
          </table:table-cell>
          <table:table-cell table:formula="of:=IF([.L52]=[.$P52];1;&quot;&quot;)">
            <text:p/>
          </table:table-cell>
          <table:table-cell table:formula="of:=IF([.M52]=[.$P52];1;&quot;&quot;)" office:value-type="float" office:value="1" calcext:value-type="float">
            <text:p>1</text:p>
          </table:table-cell>
          <table:table-cell table:formula="of:=IF([.N52]=[.$P52];1;&quot;&quot;)">
            <text:p/>
          </table:table-cell>
          <table:table-cell table:formula="of:=IF([.O52]=[.$P52];1;&quot;&quot;)">
            <text:p/>
          </table:table-cell>
          <table:table-cell table:number-columns-repeated="8"/>
          <table:table-cell table:formula="of:=CONCATENATE([.A52];&quot;&amp;&quot;;[.B52];&quot;&amp;&quot;;IF([.E52]=1;CONCATENATE(&quot;\h{&quot;;[.C52];&quot;}&quot;);[.C52]);&quot;&amp;&quot;;[.H52];&quot;&amp;&quot;;IF([.J52]=0;CONCATENATE(&quot;\uu{&quot;;[.I52];&quot;}&quot;);[.I52]);&quot;&amp;&quot;;IF([.L52]=[.P52];CONCATENATE(&quot;\h{&quot;;[.L52];&quot;}&quot;);[.L52]);&quot;&amp;&quot;;IF([.M52]=[.P52];CONCATENATE(&quot;\h{&quot;;[.M52];&quot;}&quot;);[.M52]);&quot;&amp;&quot;;IF([.N52]=[.P52];CONCATENATE(&quot;\h{&quot;;[.N52];&quot;}&quot;);[.N52]);&quot;&amp;&quot;;IF([.O52]=[.P52];CONCATENATE(&quot;\h{&quot;;[.O52];&quot;}&quot;);[.O52]);&quot;\\\hline&quot;)" office:value-type="string" office:string-value="r4-25-250-2&amp;9,25&amp;-28,7&amp;-28,2&amp;-27&amp;-25&amp;\h{-27}&amp;-25&amp;-25\\\hline" calcext:value-type="string">
            <text:p>r4-25-250-2&amp;9,25&amp;-28,7&amp;-28,2&amp;-27&amp;-25&amp;\h{-27}&amp;-25&amp;-25\\\hline</text:p>
          </table:table-cell>
          <table:table-cell table:number-columns-repeated="8"/>
        </table:table-row>
        <table:table-row table:style-name="ro2">
          <table:table-cell table:formula="of:=[$ra.AA52]" office:value-type="string" office:string-value="r4-25-500-1" calcext:value-type="string">
            <text:p>r4-25-500-1</text:p>
          </table:table-cell>
          <table:table-cell table:formula="of:=ROUND([$ra.AB52];2)" office:value-type="float" office:value="4.64" calcext:value-type="float">
            <text:p>4,64</text:p>
          </table:table-cell>
          <table:table-cell table:style-name="ce14" table:formula="of:=ROUND([$ra.AC52];1)" office:value-type="float" office:value="-69.9" calcext:value-type="float">
            <text:p>-69,9</text:p>
          </table:table-cell>
          <table:table-cell table:style-name="ce12" table:formula="of:=IF([ra.S52]=5;&quot;*&quot;;[ra.I52])" office:value-type="float" office:value="0.216864" calcext:value-type="float">
            <text:p>0,2</text:p>
          </table:table-cell>
          <table:table-cell table:formula="of:=IF([ra.S52]=11;1;&quot;&quot;)">
            <text:p/>
          </table:table-cell>
          <table:table-cell table:style-name="ce23" table:formula="of:=IFERROR(IF([.I53]=0;ABS(CEILING([.C53]));ABS(([.I53]-CEILING([.C53]))/[.I53]));&quot;*&quot;)" office:value-type="float" office:value="0.0147058823529412" calcext:value-type="float">
            <text:p>0,01</text:p>
          </table:table-cell>
          <table:table-cell table:style-name="ce23" table:formula="of:=IFERROR([.I53]-CEILING([.C53]);&quot;*&quot;)" office:value-type="float" office:value="1" calcext:value-type="float">
            <text:p>1,00</text:p>
          </table:table-cell>
          <table:table-cell table:style-name="ce12" table:formula="of:=ROUND([exact.J52];1)" office:value-type="float" office:value="-69.8" calcext:value-type="float">
            <text:p>-69,8</text:p>
          </table:table-cell>
          <table:table-cell table:formula="of:=ROUND([exact.K52];0)" office:value-type="float" office:value="-68" calcext:value-type="float">
            <text:p>-68</text:p>
          </table:table-cell>
          <table:table-cell table:style-name="ce12" table:formula="of:=IF([exact.L52]&lt;1000000;100*[exact.L52];&quot;*&quot;)" office:value-type="float" office:value="2.6613" calcext:value-type="float">
            <text:p>2,7</text:p>
          </table:table-cell>
          <table:table-cell table:style-name="ce12" table:formula="of:=IF([exact.S52]=5;&quot;*&quot;;[exact.I52])" office:value-type="string" office:string-value="*" calcext:value-type="string">
            <text:p>*</text:p>
          </table:table-cell>
          <table:table-cell table:style-name="ce18" table:formula="of:=[$ra.AE52]" office:value-type="float" office:value="-65" calcext:value-type="float">
            <text:p>-65</text:p>
          </table:table-cell>
          <table:table-cell table:style-name="ce18" table:formula="of:=[$'bcpa-t600'.AE52]" office:value-type="float" office:value="-68" calcext:value-type="float">
            <text:p>-68</text:p>
          </table:table-cell>
          <table:table-cell table:style-name="ce18" table:formula="of:=[$'blpl-t300'.AE52]" office:value-type="float" office:value="-66" calcext:value-type="float">
            <text:p>-66</text:p>
          </table:table-cell>
          <table:table-cell table:style-name="ce18" table:formula="of:=[$'sbpl-t300'.AE52]" office:value-type="float" office:value="-66" calcext:value-type="float">
            <text:p>-66</text:p>
          </table:table-cell>
          <table:table-cell table:formula="of:=MIN([.L53:.O53])" office:value-type="float" office:value="-68" calcext:value-type="float">
            <text:p>-68</text:p>
          </table:table-cell>
          <table:table-cell table:formula="of:=ABS([.L53]-CEILING([.$C53]))" office:value-type="float" office:value="4" calcext:value-type="float">
            <text:p>4</text:p>
          </table:table-cell>
          <table:table-cell table:formula="of:=IFERROR(ABS([.M53]-CEILING([.$C53]));&quot;-&quot;)" office:value-type="float" office:value="1" calcext:value-type="float">
            <text:p>1</text:p>
          </table:table-cell>
          <table:table-cell table:formula="of:=ABS([.N53]-CEILING([.$C53]))" office:value-type="float" office:value="3" calcext:value-type="float">
            <text:p>3</text:p>
          </table:table-cell>
          <table:table-cell table:formula="of:=ABS([.O53]-CEILING([.$C53]))" office:value-type="float" office:value="3" calcext:value-type="float">
            <text:p>3</text:p>
          </table:table-cell>
          <table:table-cell table:formula="of:=IFERROR(ABS(([.L53]-CEILING([.$C53]))/CEILING([.$C53]));IF([.Q53]&lt;&gt;&quot;*&quot;;[.Q53];&quot;*&quot;))" office:value-type="float" office:value="0.0579710144927536" calcext:value-type="float">
            <text:p>0,06</text:p>
          </table:table-cell>
          <table:table-cell table:formula="of:=IFERROR(ABS(([.M53]-CEILING([.$C53]))/CEILING([.$C53]));IF([.R53]&lt;&gt;&quot;*&quot;;[.R53];&quot;*&quot;))" office:value-type="float" office:value="0.0144927536231884" calcext:value-type="float">
            <text:p>0,01</text:p>
          </table:table-cell>
          <table:table-cell table:formula="of:=IFERROR(ABS(([.N53]-CEILING([.$C53]))/CEILING([.$C53]));IF([.S53]&lt;&gt;&quot;*&quot;;[.S53];&quot;*&quot;))" office:value-type="float" office:value="0.0434782608695652" calcext:value-type="float">
            <text:p>0,04</text:p>
          </table:table-cell>
          <table:table-cell table:formula="of:=IFERROR(ABS(([.O53]-CEILING([.$C53]))/CEILING([.$C53]));IF([.T53]&lt;&gt;&quot;*&quot;;[.T53];&quot;*&quot;))" office:value-type="float" office:value="0.0434782608695652" calcext:value-type="float">
            <text:p>0,04</text:p>
          </table:table-cell>
          <table:table-cell table:formula="of:=IF([.L53]=[.$P53];1;&quot;&quot;)">
            <text:p/>
          </table:table-cell>
          <table:table-cell table:formula="of:=IF([.M53]=[.$P53];1;&quot;&quot;)" office:value-type="float" office:value="1" calcext:value-type="float">
            <text:p>1</text:p>
          </table:table-cell>
          <table:table-cell table:formula="of:=IF([.N53]=[.$P53];1;&quot;&quot;)">
            <text:p/>
          </table:table-cell>
          <table:table-cell table:formula="of:=IF([.O53]=[.$P53];1;&quot;&quot;)">
            <text:p/>
          </table:table-cell>
          <table:table-cell table:number-columns-repeated="8"/>
          <table:table-cell table:formula="of:=CONCATENATE([.A53];&quot;&amp;&quot;;[.B53];&quot;&amp;&quot;;IF([.E53]=1;CONCATENATE(&quot;\h{&quot;;[.C53];&quot;}&quot;);[.C53]);&quot;&amp;&quot;;[.H53];&quot;&amp;&quot;;IF([.J53]=0;CONCATENATE(&quot;\uu{&quot;;[.I53];&quot;}&quot;);[.I53]);&quot;&amp;&quot;;IF([.L53]=[.P53];CONCATENATE(&quot;\h{&quot;;[.L53];&quot;}&quot;);[.L53]);&quot;&amp;&quot;;IF([.M53]=[.P53];CONCATENATE(&quot;\h{&quot;;[.M53];&quot;}&quot;);[.M53]);&quot;&amp;&quot;;IF([.N53]=[.P53];CONCATENATE(&quot;\h{&quot;;[.N53];&quot;}&quot;);[.N53]);&quot;&amp;&quot;;IF([.O53]=[.P53];CONCATENATE(&quot;\h{&quot;;[.O53];&quot;}&quot;);[.O53]);&quot;\\\hline&quot;)" office:value-type="string" office:string-value="r4-25-500-1&amp;4,64&amp;-69,9&amp;-69,8&amp;-68&amp;-65&amp;\h{-68}&amp;-66&amp;-66\\\hline" calcext:value-type="string">
            <text:p>r4-25-500-1&amp;4,64&amp;-69,9&amp;-69,8&amp;-68&amp;-65&amp;\h{-68}&amp;-66&amp;-66\\\hline</text:p>
          </table:table-cell>
          <table:table-cell table:number-columns-repeated="8"/>
        </table:table-row>
        <table:table-row table:style-name="ro2">
          <table:table-cell table:formula="of:=[$ra.AA53]" office:value-type="string" office:string-value="r4-25-500-2" calcext:value-type="string">
            <text:p>r4-25-500-2</text:p>
          </table:table-cell>
          <table:table-cell table:formula="of:=ROUND([$ra.AB53];2)" office:value-type="float" office:value="4.83" calcext:value-type="float">
            <text:p>4,83</text:p>
          </table:table-cell>
          <table:table-cell table:style-name="ce14" table:formula="of:=ROUND([$ra.AC53];1)" office:value-type="float" office:value="-58.4" calcext:value-type="float">
            <text:p>-58,4</text:p>
          </table:table-cell>
          <table:table-cell table:style-name="ce12" table:formula="of:=IF([ra.S53]=5;&quot;*&quot;;[ra.I53])" office:value-type="float" office:value="0.190701" calcext:value-type="float">
            <text:p>0,2</text:p>
          </table:table-cell>
          <table:table-cell table:formula="of:=IF([ra.S53]=11;1;&quot;&quot;)">
            <text:p/>
          </table:table-cell>
          <table:table-cell table:style-name="ce23" table:formula="of:=IFERROR(IF([.I54]=0;ABS(CEILING([.C54]));ABS(([.I54]-CEILING([.C54]))/[.I54]));&quot;*&quot;)" office:value-type="float" office:value="0.0175438596491228" calcext:value-type="float">
            <text:p>0,02</text:p>
          </table:table-cell>
          <table:table-cell table:style-name="ce23" table:formula="of:=IFERROR([.I54]-CEILING([.C54]);&quot;*&quot;)" office:value-type="float" office:value="1" calcext:value-type="float">
            <text:p>1,00</text:p>
          </table:table-cell>
          <table:table-cell table:style-name="ce12" table:formula="of:=ROUND([exact.J53];1)" office:value-type="float" office:value="-58.3" calcext:value-type="float">
            <text:p>-58,3</text:p>
          </table:table-cell>
          <table:table-cell table:formula="of:=ROUND([exact.K53];0)" office:value-type="float" office:value="-57" calcext:value-type="float">
            <text:p>-57</text:p>
          </table:table-cell>
          <table:table-cell table:style-name="ce12" table:formula="of:=IF([exact.L53]&lt;1000000;100*[exact.L53];&quot;*&quot;)" office:value-type="float" office:value="2.2816" calcext:value-type="float">
            <text:p>2,3</text:p>
          </table:table-cell>
          <table:table-cell table:style-name="ce12" table:formula="of:=IF([exact.S53]=5;&quot;*&quot;;[exact.I53])" office:value-type="string" office:string-value="*" calcext:value-type="string">
            <text:p>*</text:p>
          </table:table-cell>
          <table:table-cell table:style-name="ce18" table:formula="of:=[$ra.AE53]" office:value-type="float" office:value="-54" calcext:value-type="float">
            <text:p>-54</text:p>
          </table:table-cell>
          <table:table-cell table:style-name="ce18" table:formula="of:=[$'bcpa-t600'.AE53]" office:value-type="float" office:value="-57" calcext:value-type="float">
            <text:p>-57</text:p>
          </table:table-cell>
          <table:table-cell table:style-name="ce18" table:formula="of:=[$'blpl-t300'.AE53]" office:value-type="float" office:value="-56" calcext:value-type="float">
            <text:p>-56</text:p>
          </table:table-cell>
          <table:table-cell table:style-name="ce18" table:formula="of:=[$'sbpl-t300'.AE53]" office:value-type="float" office:value="-54" calcext:value-type="float">
            <text:p>-54</text:p>
          </table:table-cell>
          <table:table-cell table:formula="of:=MIN([.L54:.O54])" office:value-type="float" office:value="-57" calcext:value-type="float">
            <text:p>-57</text:p>
          </table:table-cell>
          <table:table-cell table:formula="of:=ABS([.L54]-CEILING([.$C54]))" office:value-type="float" office:value="4" calcext:value-type="float">
            <text:p>4</text:p>
          </table:table-cell>
          <table:table-cell table:formula="of:=IFERROR(ABS([.M54]-CEILING([.$C54]));&quot;-&quot;)" office:value-type="float" office:value="1" calcext:value-type="float">
            <text:p>1</text:p>
          </table:table-cell>
          <table:table-cell table:formula="of:=ABS([.N54]-CEILING([.$C54]))" office:value-type="float" office:value="2" calcext:value-type="float">
            <text:p>2</text:p>
          </table:table-cell>
          <table:table-cell table:formula="of:=ABS([.O54]-CEILING([.$C54]))" office:value-type="float" office:value="4" calcext:value-type="float">
            <text:p>4</text:p>
          </table:table-cell>
          <table:table-cell table:formula="of:=IFERROR(ABS(([.L54]-CEILING([.$C54]))/CEILING([.$C54]));IF([.Q54]&lt;&gt;&quot;*&quot;;[.Q54];&quot;*&quot;))" office:value-type="float" office:value="0.0689655172413793" calcext:value-type="float">
            <text:p>0,07</text:p>
          </table:table-cell>
          <table:table-cell table:formula="of:=IFERROR(ABS(([.M54]-CEILING([.$C54]))/CEILING([.$C54]));IF([.R54]&lt;&gt;&quot;*&quot;;[.R54];&quot;*&quot;))" office:value-type="float" office:value="0.0172413793103448" calcext:value-type="float">
            <text:p>0,02</text:p>
          </table:table-cell>
          <table:table-cell table:formula="of:=IFERROR(ABS(([.N54]-CEILING([.$C54]))/CEILING([.$C54]));IF([.S54]&lt;&gt;&quot;*&quot;;[.S54];&quot;*&quot;))" office:value-type="float" office:value="0.0344827586206897" calcext:value-type="float">
            <text:p>0,03</text:p>
          </table:table-cell>
          <table:table-cell table:formula="of:=IFERROR(ABS(([.O54]-CEILING([.$C54]))/CEILING([.$C54]));IF([.T54]&lt;&gt;&quot;*&quot;;[.T54];&quot;*&quot;))" office:value-type="float" office:value="0.0689655172413793" calcext:value-type="float">
            <text:p>0,07</text:p>
          </table:table-cell>
          <table:table-cell table:formula="of:=IF([.L54]=[.$P54];1;&quot;&quot;)">
            <text:p/>
          </table:table-cell>
          <table:table-cell table:formula="of:=IF([.M54]=[.$P54];1;&quot;&quot;)" office:value-type="float" office:value="1" calcext:value-type="float">
            <text:p>1</text:p>
          </table:table-cell>
          <table:table-cell table:formula="of:=IF([.N54]=[.$P54];1;&quot;&quot;)">
            <text:p/>
          </table:table-cell>
          <table:table-cell table:formula="of:=IF([.O54]=[.$P54];1;&quot;&quot;)">
            <text:p/>
          </table:table-cell>
          <table:table-cell table:number-columns-repeated="8"/>
          <table:table-cell table:formula="of:=CONCATENATE([.A54];&quot;&amp;&quot;;[.B54];&quot;&amp;&quot;;IF([.E54]=1;CONCATENATE(&quot;\h{&quot;;[.C54];&quot;}&quot;);[.C54]);&quot;&amp;&quot;;[.H54];&quot;&amp;&quot;;IF([.J54]=0;CONCATENATE(&quot;\uu{&quot;;[.I54];&quot;}&quot;);[.I54]);&quot;&amp;&quot;;IF([.L54]=[.P54];CONCATENATE(&quot;\h{&quot;;[.L54];&quot;}&quot;);[.L54]);&quot;&amp;&quot;;IF([.M54]=[.P54];CONCATENATE(&quot;\h{&quot;;[.M54];&quot;}&quot;);[.M54]);&quot;&amp;&quot;;IF([.N54]=[.P54];CONCATENATE(&quot;\h{&quot;;[.N54];&quot;}&quot;);[.N54]);&quot;&amp;&quot;;IF([.O54]=[.P54];CONCATENATE(&quot;\h{&quot;;[.O54];&quot;}&quot;);[.O54]);&quot;\\\hline&quot;)" office:value-type="string" office:string-value="r4-25-500-2&amp;4,83&amp;-58,4&amp;-58,3&amp;-57&amp;-54&amp;\h{-57}&amp;-56&amp;-54\\\hline" calcext:value-type="string">
            <text:p>r4-25-500-2&amp;4,83&amp;-58,4&amp;-58,3&amp;-57&amp;-54&amp;\h{-57}&amp;-56&amp;-54\\\hline</text:p>
          </table:table-cell>
          <table:table-cell table:number-columns-repeated="8"/>
        </table:table-row>
        <table:table-row table:style-name="ro2">
          <table:table-cell table:formula="of:=[$ra.AA54]" office:value-type="string" office:string-value="r4-25-750-1" calcext:value-type="string">
            <text:p>r4-25-750-1</text:p>
          </table:table-cell>
          <table:table-cell table:formula="of:=ROUND([$ra.AB54];2)" office:value-type="float" office:value="3.2" calcext:value-type="float">
            <text:p>3,2</text:p>
          </table:table-cell>
          <table:table-cell table:style-name="ce14" table:formula="of:=ROUND([$ra.AC54];1)" office:value-type="float" office:value="-103.3" calcext:value-type="float">
            <text:p>-103,3</text:p>
          </table:table-cell>
          <table:table-cell table:style-name="ce12" table:formula="of:=IF([ra.S54]=5;&quot;*&quot;;[ra.I54])" office:value-type="float" office:value="0.201954" calcext:value-type="float">
            <text:p>0,2</text:p>
          </table:table-cell>
          <table:table-cell table:formula="of:=IF([ra.S54]=11;1;&quot;&quot;)">
            <text:p/>
          </table:table-cell>
          <table:table-cell table:style-name="ce23" table:formula="of:=IFERROR(IF([.I55]=0;ABS(CEILING([.C55]));ABS(([.I55]-CEILING([.C55]))/[.I55]));&quot;*&quot;)" office:value-type="float" office:value="0.0198019801980198" calcext:value-type="float">
            <text:p>0,02</text:p>
          </table:table-cell>
          <table:table-cell table:style-name="ce23" table:formula="of:=IFERROR([.I55]-CEILING([.C55]);&quot;*&quot;)" office:value-type="float" office:value="2" calcext:value-type="float">
            <text:p>2,00</text:p>
          </table:table-cell>
          <table:table-cell table:style-name="ce12" table:formula="of:=ROUND([exact.J54];1)" office:value-type="float" office:value="-103.2" calcext:value-type="float">
            <text:p>-103,2</text:p>
          </table:table-cell>
          <table:table-cell table:formula="of:=ROUND([exact.K54];0)" office:value-type="float" office:value="-101" calcext:value-type="float">
            <text:p>-101</text:p>
          </table:table-cell>
          <table:table-cell table:style-name="ce12" table:formula="of:=IF([exact.L54]&lt;1000000;100*[exact.L54];&quot;*&quot;)" office:value-type="float" office:value="2.2141" calcext:value-type="float">
            <text:p>2,2</text:p>
          </table:table-cell>
          <table:table-cell table:style-name="ce12" table:formula="of:=IF([exact.S54]=5;&quot;*&quot;;[exact.I54])" office:value-type="string" office:string-value="*" calcext:value-type="string">
            <text:p>*</text:p>
          </table:table-cell>
          <table:table-cell table:style-name="ce18" table:formula="of:=[$ra.AE54]" office:value-type="float" office:value="-98" calcext:value-type="float">
            <text:p>-98</text:p>
          </table:table-cell>
          <table:table-cell table:style-name="ce18" table:formula="of:=[$'bcpa-t600'.AE54]" office:value-type="float" office:value="-101" calcext:value-type="float">
            <text:p>-101</text:p>
          </table:table-cell>
          <table:table-cell table:style-name="ce18" table:formula="of:=[$'blpl-t300'.AE54]" office:value-type="float" office:value="-100" calcext:value-type="float">
            <text:p>-100</text:p>
          </table:table-cell>
          <table:table-cell table:style-name="ce18" table:formula="of:=[$'sbpl-t300'.AE54]" office:value-type="float" office:value="-99" calcext:value-type="float">
            <text:p>-99</text:p>
          </table:table-cell>
          <table:table-cell table:formula="of:=MIN([.L55:.O55])" office:value-type="float" office:value="-101" calcext:value-type="float">
            <text:p>-101</text:p>
          </table:table-cell>
          <table:table-cell table:formula="of:=ABS([.L55]-CEILING([.$C55]))" office:value-type="float" office:value="5" calcext:value-type="float">
            <text:p>5</text:p>
          </table:table-cell>
          <table:table-cell table:formula="of:=IFERROR(ABS([.M55]-CEILING([.$C55]));&quot;-&quot;)" office:value-type="float" office:value="2" calcext:value-type="float">
            <text:p>2</text:p>
          </table:table-cell>
          <table:table-cell table:formula="of:=ABS([.N55]-CEILING([.$C55]))" office:value-type="float" office:value="3" calcext:value-type="float">
            <text:p>3</text:p>
          </table:table-cell>
          <table:table-cell table:formula="of:=ABS([.O55]-CEILING([.$C55]))" office:value-type="float" office:value="4" calcext:value-type="float">
            <text:p>4</text:p>
          </table:table-cell>
          <table:table-cell table:formula="of:=IFERROR(ABS(([.L55]-CEILING([.$C55]))/CEILING([.$C55]));IF([.Q55]&lt;&gt;&quot;*&quot;;[.Q55];&quot;*&quot;))" office:value-type="float" office:value="0.0485436893203883" calcext:value-type="float">
            <text:p>0,05</text:p>
          </table:table-cell>
          <table:table-cell table:formula="of:=IFERROR(ABS(([.M55]-CEILING([.$C55]))/CEILING([.$C55]));IF([.R55]&lt;&gt;&quot;*&quot;;[.R55];&quot;*&quot;))" office:value-type="float" office:value="0.0194174757281553" calcext:value-type="float">
            <text:p>0,02</text:p>
          </table:table-cell>
          <table:table-cell table:formula="of:=IFERROR(ABS(([.N55]-CEILING([.$C55]))/CEILING([.$C55]));IF([.S55]&lt;&gt;&quot;*&quot;;[.S55];&quot;*&quot;))" office:value-type="float" office:value="0.029126213592233" calcext:value-type="float">
            <text:p>0,03</text:p>
          </table:table-cell>
          <table:table-cell table:formula="of:=IFERROR(ABS(([.O55]-CEILING([.$C55]))/CEILING([.$C55]));IF([.T55]&lt;&gt;&quot;*&quot;;[.T55];&quot;*&quot;))" office:value-type="float" office:value="0.0388349514563107" calcext:value-type="float">
            <text:p>0,04</text:p>
          </table:table-cell>
          <table:table-cell table:formula="of:=IF([.L55]=[.$P55];1;&quot;&quot;)">
            <text:p/>
          </table:table-cell>
          <table:table-cell table:formula="of:=IF([.M55]=[.$P55];1;&quot;&quot;)" office:value-type="float" office:value="1" calcext:value-type="float">
            <text:p>1</text:p>
          </table:table-cell>
          <table:table-cell table:formula="of:=IF([.N55]=[.$P55];1;&quot;&quot;)">
            <text:p/>
          </table:table-cell>
          <table:table-cell table:formula="of:=IF([.O55]=[.$P55];1;&quot;&quot;)">
            <text:p/>
          </table:table-cell>
          <table:table-cell table:number-columns-repeated="8"/>
          <table:table-cell table:formula="of:=CONCATENATE([.A55];&quot;&amp;&quot;;[.B55];&quot;&amp;&quot;;IF([.E55]=1;CONCATENATE(&quot;\h{&quot;;[.C55];&quot;}&quot;);[.C55]);&quot;&amp;&quot;;[.H55];&quot;&amp;&quot;;IF([.J55]=0;CONCATENATE(&quot;\uu{&quot;;[.I55];&quot;}&quot;);[.I55]);&quot;&amp;&quot;;IF([.L55]=[.P55];CONCATENATE(&quot;\h{&quot;;[.L55];&quot;}&quot;);[.L55]);&quot;&amp;&quot;;IF([.M55]=[.P55];CONCATENATE(&quot;\h{&quot;;[.M55];&quot;}&quot;);[.M55]);&quot;&amp;&quot;;IF([.N55]=[.P55];CONCATENATE(&quot;\h{&quot;;[.N55];&quot;}&quot;);[.N55]);&quot;&amp;&quot;;IF([.O55]=[.P55];CONCATENATE(&quot;\h{&quot;;[.O55];&quot;}&quot;);[.O55]);&quot;\\\hline&quot;)" office:value-type="string" office:string-value="r4-25-750-1&amp;3,2&amp;-103,3&amp;-103,2&amp;-101&amp;-98&amp;\h{-101}&amp;-100&amp;-99\\\hline" calcext:value-type="string">
            <text:p>r4-25-750-1&amp;3,2&amp;-103,3&amp;-103,2&amp;-101&amp;-98&amp;\h{-101}&amp;-100&amp;-99\\\hline</text:p>
          </table:table-cell>
          <table:table-cell table:number-columns-repeated="8"/>
        </table:table-row>
        <table:table-row table:style-name="ro2">
          <table:table-cell table:formula="of:=[$ra.AA55]" office:value-type="string" office:string-value="r4-25-750-2" calcext:value-type="string">
            <text:p>r4-25-750-2</text:p>
          </table:table-cell>
          <table:table-cell table:formula="of:=ROUND([$ra.AB55];2)" office:value-type="float" office:value="3.17" calcext:value-type="float">
            <text:p>3,17</text:p>
          </table:table-cell>
          <table:table-cell table:style-name="ce14" table:formula="of:=ROUND([$ra.AC55];1)" office:value-type="float" office:value="-90.6" calcext:value-type="float">
            <text:p>-90,6</text:p>
          </table:table-cell>
          <table:table-cell table:style-name="ce12" table:formula="of:=IF([ra.S55]=5;&quot;*&quot;;[ra.I55])" office:value-type="float" office:value="0.27485" calcext:value-type="float">
            <text:p>0,3</text:p>
          </table:table-cell>
          <table:table-cell table:formula="of:=IF([ra.S55]=11;1;&quot;&quot;)">
            <text:p/>
          </table:table-cell>
          <table:table-cell table:style-name="ce23" table:formula="of:=IFERROR(IF([.I56]=0;ABS(CEILING([.C56]));ABS(([.I56]-CEILING([.C56]))/[.I56]));&quot;*&quot;)" office:value-type="float" office:value="0.0227272727272727" calcext:value-type="float">
            <text:p>0,02</text:p>
          </table:table-cell>
          <table:table-cell table:style-name="ce23" table:formula="of:=IFERROR([.I56]-CEILING([.C56]);&quot;*&quot;)" office:value-type="float" office:value="2" calcext:value-type="float">
            <text:p>2,00</text:p>
          </table:table-cell>
          <table:table-cell table:style-name="ce12" table:formula="of:=ROUND([exact.J55];1)" office:value-type="float" office:value="-90.5" calcext:value-type="float">
            <text:p>-90,5</text:p>
          </table:table-cell>
          <table:table-cell table:formula="of:=ROUND([exact.K55];0)" office:value-type="float" office:value="-88" calcext:value-type="float">
            <text:p>-88</text:p>
          </table:table-cell>
          <table:table-cell table:style-name="ce12" table:formula="of:=IF([exact.L55]&lt;1000000;100*[exact.L55];&quot;*&quot;)" office:value-type="float" office:value="2.884" calcext:value-type="float">
            <text:p>2,9</text:p>
          </table:table-cell>
          <table:table-cell table:style-name="ce12" table:formula="of:=IF([exact.S55]=5;&quot;*&quot;;[exact.I55])" office:value-type="string" office:string-value="*" calcext:value-type="string">
            <text:p>*</text:p>
          </table:table-cell>
          <table:table-cell table:style-name="ce18" table:formula="of:=[$ra.AE55]" office:value-type="float" office:value="-85" calcext:value-type="float">
            <text:p>-85</text:p>
          </table:table-cell>
          <table:table-cell table:style-name="ce18" table:formula="of:=[$'bcpa-t600'.AE55]" office:value-type="float" office:value="-89" calcext:value-type="float">
            <text:p>-89</text:p>
          </table:table-cell>
          <table:table-cell table:style-name="ce18" table:formula="of:=[$'blpl-t300'.AE55]" office:value-type="float" office:value="-87" calcext:value-type="float">
            <text:p>-87</text:p>
          </table:table-cell>
          <table:table-cell table:style-name="ce18" table:formula="of:=[$'sbpl-t300'.AE55]" office:value-type="float" office:value="-86" calcext:value-type="float">
            <text:p>-86</text:p>
          </table:table-cell>
          <table:table-cell table:formula="of:=MIN([.L56:.O56])" office:value-type="float" office:value="-89" calcext:value-type="float">
            <text:p>-89</text:p>
          </table:table-cell>
          <table:table-cell table:formula="of:=ABS([.L56]-CEILING([.$C56]))" office:value-type="float" office:value="5" calcext:value-type="float">
            <text:p>5</text:p>
          </table:table-cell>
          <table:table-cell table:formula="of:=IFERROR(ABS([.M56]-CEILING([.$C56]));&quot;-&quot;)" office:value-type="float" office:value="1" calcext:value-type="float">
            <text:p>1</text:p>
          </table:table-cell>
          <table:table-cell table:formula="of:=ABS([.N56]-CEILING([.$C56]))" office:value-type="float" office:value="3" calcext:value-type="float">
            <text:p>3</text:p>
          </table:table-cell>
          <table:table-cell table:formula="of:=ABS([.O56]-CEILING([.$C56]))" office:value-type="float" office:value="4" calcext:value-type="float">
            <text:p>4</text:p>
          </table:table-cell>
          <table:table-cell table:formula="of:=IFERROR(ABS(([.L56]-CEILING([.$C56]))/CEILING([.$C56]));IF([.Q56]&lt;&gt;&quot;*&quot;;[.Q56];&quot;*&quot;))" office:value-type="float" office:value="0.0555555555555556" calcext:value-type="float">
            <text:p>0,06</text:p>
          </table:table-cell>
          <table:table-cell table:formula="of:=IFERROR(ABS(([.M56]-CEILING([.$C56]))/CEILING([.$C56]));IF([.R56]&lt;&gt;&quot;*&quot;;[.R56];&quot;*&quot;))" office:value-type="float" office:value="0.0111111111111111" calcext:value-type="float">
            <text:p>0,01</text:p>
          </table:table-cell>
          <table:table-cell table:formula="of:=IFERROR(ABS(([.N56]-CEILING([.$C56]))/CEILING([.$C56]));IF([.S56]&lt;&gt;&quot;*&quot;;[.S56];&quot;*&quot;))" office:value-type="float" office:value="0.0333333333333333" calcext:value-type="float">
            <text:p>0,03</text:p>
          </table:table-cell>
          <table:table-cell table:formula="of:=IFERROR(ABS(([.O56]-CEILING([.$C56]))/CEILING([.$C56]));IF([.T56]&lt;&gt;&quot;*&quot;;[.T56];&quot;*&quot;))" office:value-type="float" office:value="0.0444444444444444" calcext:value-type="float">
            <text:p>0,04</text:p>
          </table:table-cell>
          <table:table-cell table:formula="of:=IF([.L56]=[.$P56];1;&quot;&quot;)">
            <text:p/>
          </table:table-cell>
          <table:table-cell table:formula="of:=IF([.M56]=[.$P56];1;&quot;&quot;)" office:value-type="float" office:value="1" calcext:value-type="float">
            <text:p>1</text:p>
          </table:table-cell>
          <table:table-cell table:formula="of:=IF([.N56]=[.$P56];1;&quot;&quot;)">
            <text:p/>
          </table:table-cell>
          <table:table-cell table:formula="of:=IF([.O56]=[.$P56];1;&quot;&quot;)">
            <text:p/>
          </table:table-cell>
          <table:table-cell table:number-columns-repeated="8"/>
          <table:table-cell table:formula="of:=CONCATENATE([.A56];&quot;&amp;&quot;;[.B56];&quot;&amp;&quot;;IF([.E56]=1;CONCATENATE(&quot;\h{&quot;;[.C56];&quot;}&quot;);[.C56]);&quot;&amp;&quot;;[.H56];&quot;&amp;&quot;;IF([.J56]=0;CONCATENATE(&quot;\uu{&quot;;[.I56];&quot;}&quot;);[.I56]);&quot;&amp;&quot;;IF([.L56]=[.P56];CONCATENATE(&quot;\h{&quot;;[.L56];&quot;}&quot;);[.L56]);&quot;&amp;&quot;;IF([.M56]=[.P56];CONCATENATE(&quot;\h{&quot;;[.M56];&quot;}&quot;);[.M56]);&quot;&amp;&quot;;IF([.N56]=[.P56];CONCATENATE(&quot;\h{&quot;;[.N56];&quot;}&quot;);[.N56]);&quot;&amp;&quot;;IF([.O56]=[.P56];CONCATENATE(&quot;\h{&quot;;[.O56];&quot;}&quot;);[.O56]);&quot;\\\hline&quot;)" office:value-type="string" office:string-value="r4-25-750-2&amp;3,17&amp;-90,6&amp;-90,5&amp;-88&amp;-85&amp;\h{-89}&amp;-87&amp;-86\\\hline" calcext:value-type="string">
            <text:p>r4-25-750-2&amp;3,17&amp;-90,6&amp;-90,5&amp;-88&amp;-85&amp;\h{-89}&amp;-87&amp;-86\\\hline</text:p>
          </table:table-cell>
          <table:table-cell table:number-columns-repeated="8"/>
        </table:table-row>
        <table:table-row table:style-name="ro2">
          <table:table-cell table:formula="of:=[$ra.AA56]" office:value-type="string" office:string-value="r4-5-250-1" calcext:value-type="string">
            <text:p>r4-5-250-1</text:p>
          </table:table-cell>
          <table:table-cell table:formula="of:=ROUND([$ra.AB56];2)" office:value-type="float" office:value="1.59" calcext:value-type="float">
            <text:p>1,59</text:p>
          </table:table-cell>
          <table:table-cell table:style-name="ce14" table:formula="of:=ROUND([$ra.AC56];1)" office:value-type="float" office:value="-81.8" calcext:value-type="float">
            <text:p>-81,8</text:p>
          </table:table-cell>
          <table:table-cell table:style-name="ce12" table:formula="of:=IF([ra.S56]=5;&quot;*&quot;;[ra.I56])" office:value-type="float" office:value="0.021444" calcext:value-type="float">
            <text:p>0,0</text:p>
          </table:table-cell>
          <table:table-cell table:formula="of:=IF([ra.S56]=11;1;&quot;&quot;)">
            <text:p/>
          </table:table-cell>
          <table:table-cell table:style-name="ce23" table:formula="of:=IFERROR(IF([.I57]=0;ABS(CEILING([.C57]));ABS(([.I57]-CEILING([.C57]))/[.I57]));&quot;*&quot;)" office:value-type="float" office:value="0" calcext:value-type="float">
            <text:p>0,00</text:p>
          </table:table-cell>
          <table:table-cell table:style-name="ce23" table:formula="of:=IFERROR([.I57]-CEILING([.C57]);&quot;*&quot;)" office:value-type="float" office:value="0" calcext:value-type="float">
            <text:p>0,00</text:p>
          </table:table-cell>
          <table:table-cell table:style-name="ce12" table:formula="of:=ROUND([exact.J56];1)" office:value-type="float" office:value="-81" calcext:value-type="float">
            <text:p>-81,0</text:p>
          </table:table-cell>
          <table:table-cell table:formula="of:=ROUND([exact.K56];0)" office:value-type="float" office:value="-81" calcext:value-type="float">
            <text:p>-81</text:p>
          </table:table-cell>
          <table:table-cell table:style-name="ce12" table:formula="of:=IF([exact.L56]&lt;1000000;100*[exact.L56];&quot;*&quot;)" office:value-type="float" office:value="0" calcext:value-type="float">
            <text:p>0,0</text:p>
          </table:table-cell>
          <table:table-cell table:style-name="ce12" table:formula="of:=IF([exact.S56]=5;&quot;*&quot;;[exact.I56])" office:value-type="float" office:value="0.046948" calcext:value-type="float">
            <text:p>0,0</text:p>
          </table:table-cell>
          <table:table-cell table:style-name="ce18" table:formula="of:=[$ra.AE56]" office:value-type="float" office:value="-80" calcext:value-type="float">
            <text:p>-80</text:p>
          </table:table-cell>
          <table:table-cell table:style-name="ce18" table:formula="of:=[$'bcpa-t600'.AE56]" office:value-type="float" office:value="-81" calcext:value-type="float">
            <text:p>-81</text:p>
          </table:table-cell>
          <table:table-cell table:style-name="ce18" table:formula="of:=[$'blpl-t300'.AE56]" office:value-type="float" office:value="-81" calcext:value-type="float">
            <text:p>-81</text:p>
          </table:table-cell>
          <table:table-cell table:style-name="ce18" table:formula="of:=[$'sbpl-t300'.AE56]" office:value-type="float" office:value="-81" calcext:value-type="float">
            <text:p>-81</text:p>
          </table:table-cell>
          <table:table-cell table:formula="of:=MIN([.L57:.O57])" office:value-type="float" office:value="-81" calcext:value-type="float">
            <text:p>-81</text:p>
          </table:table-cell>
          <table:table-cell table:formula="of:=ABS([.L57]-CEILING([.$C57]))" office:value-type="float" office:value="1" calcext:value-type="float">
            <text:p>1</text:p>
          </table:table-cell>
          <table:table-cell table:formula="of:=IFERROR(ABS([.M57]-CEILING([.$C57]));&quot;-&quot;)" office:value-type="float" office:value="0" calcext:value-type="float">
            <text:p>0</text:p>
          </table:table-cell>
          <table:table-cell table:formula="of:=ABS([.N57]-CEILING([.$C57]))" office:value-type="float" office:value="0" calcext:value-type="float">
            <text:p>0</text:p>
          </table:table-cell>
          <table:table-cell table:formula="of:=ABS([.O57]-CEILING([.$C57]))" office:value-type="float" office:value="0" calcext:value-type="float">
            <text:p>0</text:p>
          </table:table-cell>
          <table:table-cell table:formula="of:=IFERROR(ABS(([.L57]-CEILING([.$C57]))/CEILING([.$C57]));IF([.Q57]&lt;&gt;&quot;*&quot;;[.Q57];&quot;*&quot;))" office:value-type="float" office:value="0.0123456790123457" calcext:value-type="float">
            <text:p>0,01</text:p>
          </table:table-cell>
          <table:table-cell table:formula="of:=IFERROR(ABS(([.M57]-CEILING([.$C57]))/CEILING([.$C57]));IF([.R57]&lt;&gt;&quot;*&quot;;[.R57];&quot;*&quot;))" office:value-type="float" office:value="0" calcext:value-type="float">
            <text:p>0,00</text:p>
          </table:table-cell>
          <table:table-cell table:formula="of:=IFERROR(ABS(([.N57]-CEILING([.$C57]))/CEILING([.$C57]));IF([.S57]&lt;&gt;&quot;*&quot;;[.S57];&quot;*&quot;))" office:value-type="float" office:value="0" calcext:value-type="float">
            <text:p>0,00</text:p>
          </table:table-cell>
          <table:table-cell table:formula="of:=IFERROR(ABS(([.O57]-CEILING([.$C57]))/CEILING([.$C57]));IF([.T57]&lt;&gt;&quot;*&quot;;[.T57];&quot;*&quot;))" office:value-type="float" office:value="0" calcext:value-type="float">
            <text:p>0,00</text:p>
          </table:table-cell>
          <table:table-cell table:formula="of:=IF([.L57]=[.$P57];1;&quot;&quot;)">
            <text:p/>
          </table:table-cell>
          <table:table-cell table:formula="of:=IF([.M57]=[.$P57];1;&quot;&quot;)" office:value-type="float" office:value="1" calcext:value-type="float">
            <text:p>1</text:p>
          </table:table-cell>
          <table:table-cell table:formula="of:=IF([.N57]=[.$P57];1;&quot;&quot;)" office:value-type="float" office:value="1" calcext:value-type="float">
            <text:p>1</text:p>
          </table:table-cell>
          <table:table-cell table:formula="of:=IF([.O57]=[.$P57];1;&quot;&quot;)" office:value-type="float" office:value="1" calcext:value-type="float">
            <text:p>1</text:p>
          </table:table-cell>
          <table:table-cell table:number-columns-repeated="8"/>
          <table:table-cell table:formula="of:=CONCATENATE([.A57];&quot;&amp;&quot;;[.B57];&quot;&amp;&quot;;IF([.E57]=1;CONCATENATE(&quot;\h{&quot;;[.C57];&quot;}&quot;);[.C57]);&quot;&amp;&quot;;[.H57];&quot;&amp;&quot;;IF([.J57]=0;CONCATENATE(&quot;\uu{&quot;;[.I57];&quot;}&quot;);[.I57]);&quot;&amp;&quot;;IF([.L57]=[.P57];CONCATENATE(&quot;\h{&quot;;[.L57];&quot;}&quot;);[.L57]);&quot;&amp;&quot;;IF([.M57]=[.P57];CONCATENATE(&quot;\h{&quot;;[.M57];&quot;}&quot;);[.M57]);&quot;&amp;&quot;;IF([.N57]=[.P57];CONCATENATE(&quot;\h{&quot;;[.N57];&quot;}&quot;);[.N57]);&quot;&amp;&quot;;IF([.O57]=[.P57];CONCATENATE(&quot;\h{&quot;;[.O57];&quot;}&quot;);[.O57]);&quot;\\\hline&quot;)" office:value-type="string" office:string-value="r4-5-250-1&amp;1,59&amp;-81,8&amp;-81&amp;\uu{-81}&amp;-80&amp;\h{-81}&amp;\h{-81}&amp;\h{-81}\\\hline" calcext:value-type="string">
            <text:p>r4-5-250-1&amp;1,59&amp;-81,8&amp;-81&amp;\uu{-81}&amp;-80&amp;\h{-81}&amp;\h{-81}&amp;\h{-81}\\\hline</text:p>
          </table:table-cell>
          <table:table-cell table:number-columns-repeated="8"/>
        </table:table-row>
        <table:table-row table:style-name="ro2">
          <table:table-cell table:formula="of:=[$ra.AA57]" office:value-type="string" office:string-value="r4-5-250-2" calcext:value-type="string">
            <text:p>r4-5-250-2</text:p>
          </table:table-cell>
          <table:table-cell table:formula="of:=ROUND([$ra.AB57];2)" office:value-type="float" office:value="1.79" calcext:value-type="float">
            <text:p>1,79</text:p>
          </table:table-cell>
          <table:table-cell table:style-name="ce14" table:formula="of:=ROUND([$ra.AC57];1)" office:value-type="float" office:value="-70.4" calcext:value-type="float">
            <text:p>-70,4</text:p>
          </table:table-cell>
          <table:table-cell table:style-name="ce12" table:formula="of:=IF([ra.S57]=5;&quot;*&quot;;[ra.I57])" office:value-type="float" office:value="0.019815" calcext:value-type="float">
            <text:p>0,0</text:p>
          </table:table-cell>
          <table:table-cell table:formula="of:=IF([ra.S57]=11;1;&quot;&quot;)">
            <text:p/>
          </table:table-cell>
          <table:table-cell table:style-name="ce23" table:formula="of:=IFERROR(IF([.I58]=0;ABS(CEILING([.C58]));ABS(([.I58]-CEILING([.C58]))/[.I58]));&quot;*&quot;)" office:value-type="float" office:value="0" calcext:value-type="float">
            <text:p>0,00</text:p>
          </table:table-cell>
          <table:table-cell table:style-name="ce23" table:formula="of:=IFERROR([.I58]-CEILING([.C58]);&quot;*&quot;)" office:value-type="float" office:value="0" calcext:value-type="float">
            <text:p>0,00</text:p>
          </table:table-cell>
          <table:table-cell table:style-name="ce12" table:formula="of:=ROUND([exact.J57];1)" office:value-type="float" office:value="-70" calcext:value-type="float">
            <text:p>-70,0</text:p>
          </table:table-cell>
          <table:table-cell table:formula="of:=ROUND([exact.K57];0)" office:value-type="float" office:value="-70" calcext:value-type="float">
            <text:p>-70</text:p>
          </table:table-cell>
          <table:table-cell table:style-name="ce12" table:formula="of:=IF([exact.L57]&lt;1000000;100*[exact.L57];&quot;*&quot;)" office:value-type="float" office:value="0" calcext:value-type="float">
            <text:p>0,0</text:p>
          </table:table-cell>
          <table:table-cell table:style-name="ce12" table:formula="of:=IF([exact.S57]=5;&quot;*&quot;;[exact.I57])" office:value-type="float" office:value="0.056916" calcext:value-type="float">
            <text:p>0,1</text:p>
          </table:table-cell>
          <table:table-cell table:style-name="ce18" table:formula="of:=[$ra.AE57]" office:value-type="float" office:value="-69" calcext:value-type="float">
            <text:p>-69</text:p>
          </table:table-cell>
          <table:table-cell table:style-name="ce18" table:formula="of:=[$'bcpa-t600'.AE57]" office:value-type="float" office:value="-69" calcext:value-type="float">
            <text:p>-69</text:p>
          </table:table-cell>
          <table:table-cell table:style-name="ce18" table:formula="of:=[$'blpl-t300'.AE57]" office:value-type="float" office:value="-69" calcext:value-type="float">
            <text:p>-69</text:p>
          </table:table-cell>
          <table:table-cell table:style-name="ce18" table:formula="of:=[$'sbpl-t300'.AE57]" office:value-type="float" office:value="-69" calcext:value-type="float">
            <text:p>-69</text:p>
          </table:table-cell>
          <table:table-cell table:formula="of:=MIN([.L58:.O58])" office:value-type="float" office:value="-69" calcext:value-type="float">
            <text:p>-69</text:p>
          </table:table-cell>
          <table:table-cell table:formula="of:=ABS([.L58]-CEILING([.$C58]))" office:value-type="float" office:value="1" calcext:value-type="float">
            <text:p>1</text:p>
          </table:table-cell>
          <table:table-cell table:formula="of:=IFERROR(ABS([.M58]-CEILING([.$C58]));&quot;-&quot;)" office:value-type="float" office:value="1" calcext:value-type="float">
            <text:p>1</text:p>
          </table:table-cell>
          <table:table-cell table:formula="of:=ABS([.N58]-CEILING([.$C58]))" office:value-type="float" office:value="1" calcext:value-type="float">
            <text:p>1</text:p>
          </table:table-cell>
          <table:table-cell table:formula="of:=ABS([.O58]-CEILING([.$C58]))" office:value-type="float" office:value="1" calcext:value-type="float">
            <text:p>1</text:p>
          </table:table-cell>
          <table:table-cell table:formula="of:=IFERROR(ABS(([.L58]-CEILING([.$C58]))/CEILING([.$C58]));IF([.Q58]&lt;&gt;&quot;*&quot;;[.Q58];&quot;*&quot;))" office:value-type="float" office:value="0.0142857142857143" calcext:value-type="float">
            <text:p>0,01</text:p>
          </table:table-cell>
          <table:table-cell table:formula="of:=IFERROR(ABS(([.M58]-CEILING([.$C58]))/CEILING([.$C58]));IF([.R58]&lt;&gt;&quot;*&quot;;[.R58];&quot;*&quot;))" office:value-type="float" office:value="0.0142857142857143" calcext:value-type="float">
            <text:p>0,01</text:p>
          </table:table-cell>
          <table:table-cell table:formula="of:=IFERROR(ABS(([.N58]-CEILING([.$C58]))/CEILING([.$C58]));IF([.S58]&lt;&gt;&quot;*&quot;;[.S58];&quot;*&quot;))" office:value-type="float" office:value="0.0142857142857143" calcext:value-type="float">
            <text:p>0,01</text:p>
          </table:table-cell>
          <table:table-cell table:formula="of:=IFERROR(ABS(([.O58]-CEILING([.$C58]))/CEILING([.$C58]));IF([.T58]&lt;&gt;&quot;*&quot;;[.T58];&quot;*&quot;))" office:value-type="float" office:value="0.0142857142857143" calcext:value-type="float">
            <text:p>0,01</text:p>
          </table:table-cell>
          <table:table-cell table:formula="of:=IF([.L58]=[.$P58];1;&quot;&quot;)" office:value-type="float" office:value="1" calcext:value-type="float">
            <text:p>1</text:p>
          </table:table-cell>
          <table:table-cell table:formula="of:=IF([.M58]=[.$P58];1;&quot;&quot;)" office:value-type="float" office:value="1" calcext:value-type="float">
            <text:p>1</text:p>
          </table:table-cell>
          <table:table-cell table:formula="of:=IF([.N58]=[.$P58];1;&quot;&quot;)" office:value-type="float" office:value="1" calcext:value-type="float">
            <text:p>1</text:p>
          </table:table-cell>
          <table:table-cell table:formula="of:=IF([.O58]=[.$P58];1;&quot;&quot;)" office:value-type="float" office:value="1" calcext:value-type="float">
            <text:p>1</text:p>
          </table:table-cell>
          <table:table-cell table:number-columns-repeated="8"/>
          <table:table-cell table:formula="of:=CONCATENATE([.A58];&quot;&amp;&quot;;[.B58];&quot;&amp;&quot;;IF([.E58]=1;CONCATENATE(&quot;\h{&quot;;[.C58];&quot;}&quot;);[.C58]);&quot;&amp;&quot;;[.H58];&quot;&amp;&quot;;IF([.J58]=0;CONCATENATE(&quot;\uu{&quot;;[.I58];&quot;}&quot;);[.I58]);&quot;&amp;&quot;;IF([.L58]=[.P58];CONCATENATE(&quot;\h{&quot;;[.L58];&quot;}&quot;);[.L58]);&quot;&amp;&quot;;IF([.M58]=[.P58];CONCATENATE(&quot;\h{&quot;;[.M58];&quot;}&quot;);[.M58]);&quot;&amp;&quot;;IF([.N58]=[.P58];CONCATENATE(&quot;\h{&quot;;[.N58];&quot;}&quot;);[.N58]);&quot;&amp;&quot;;IF([.O58]=[.P58];CONCATENATE(&quot;\h{&quot;;[.O58];&quot;}&quot;);[.O58]);&quot;\\\hline&quot;)" office:value-type="string" office:string-value="r4-5-250-2&amp;1,79&amp;-70,4&amp;-70&amp;\uu{-70}&amp;\h{-69}&amp;\h{-69}&amp;\h{-69}&amp;\h{-69}\\\hline" calcext:value-type="string">
            <text:p>r4-5-250-2&amp;1,79&amp;-70,4&amp;-70&amp;\uu{-70}&amp;\h{-69}&amp;\h{-69}&amp;\h{-69}&amp;\h{-69}\\\hline</text:p>
          </table:table-cell>
          <table:table-cell table:number-columns-repeated="8"/>
        </table:table-row>
        <table:table-row table:style-name="ro2">
          <table:table-cell table:formula="of:=[$ra.AA58]" office:value-type="string" office:string-value="r4-5-500-1" calcext:value-type="string">
            <text:p>r4-5-500-1</text:p>
          </table:table-cell>
          <table:table-cell table:formula="of:=ROUND([$ra.AB58];2)" office:value-type="float" office:value="0.85" calcext:value-type="float">
            <text:p>0,85</text:p>
          </table:table-cell>
          <table:table-cell table:style-name="ce14" table:formula="of:=ROUND([$ra.AC58];1)" office:value-type="float" office:value="-147.6" calcext:value-type="float">
            <text:p>-147,6</text:p>
          </table:table-cell>
          <table:table-cell table:style-name="ce12" table:formula="of:=IF([ra.S58]=5;&quot;*&quot;;[ra.I58])" office:value-type="float" office:value="0.044602" calcext:value-type="float">
            <text:p>0,0</text:p>
          </table:table-cell>
          <table:table-cell table:formula="of:=IF([ra.S58]=11;1;&quot;&quot;)">
            <text:p/>
          </table:table-cell>
          <table:table-cell table:style-name="ce23" table:formula="of:=IFERROR(IF([.I59]=0;ABS(CEILING([.C59]));ABS(([.I59]-CEILING([.C59]))/[.I59]));&quot;*&quot;)" office:value-type="float" office:value="0" calcext:value-type="float">
            <text:p>0,00</text:p>
          </table:table-cell>
          <table:table-cell table:style-name="ce23" table:formula="of:=IFERROR([.I59]-CEILING([.C59]);&quot;*&quot;)" office:value-type="float" office:value="0" calcext:value-type="float">
            <text:p>0,00</text:p>
          </table:table-cell>
          <table:table-cell table:style-name="ce12" table:formula="of:=ROUND([exact.J58];1)" office:value-type="float" office:value="-147" calcext:value-type="float">
            <text:p>-147,0</text:p>
          </table:table-cell>
          <table:table-cell table:formula="of:=ROUND([exact.K58];0)" office:value-type="float" office:value="-147" calcext:value-type="float">
            <text:p>-147</text:p>
          </table:table-cell>
          <table:table-cell table:style-name="ce12" table:formula="of:=IF([exact.L58]&lt;1000000;100*[exact.L58];&quot;*&quot;)" office:value-type="float" office:value="0" calcext:value-type="float">
            <text:p>0,0</text:p>
          </table:table-cell>
          <table:table-cell table:style-name="ce12" table:formula="of:=IF([exact.S58]=5;&quot;*&quot;;[exact.I58])" office:value-type="float" office:value="0.070951" calcext:value-type="float">
            <text:p>0,1</text:p>
          </table:table-cell>
          <table:table-cell table:style-name="ce18" table:formula="of:=[$ra.AE58]" office:value-type="float" office:value="-147" calcext:value-type="float">
            <text:p>-147</text:p>
          </table:table-cell>
          <table:table-cell table:style-name="ce18" table:formula="of:=[$'bcpa-t600'.AE58]" office:value-type="float" office:value="-147" calcext:value-type="float">
            <text:p>-147</text:p>
          </table:table-cell>
          <table:table-cell table:style-name="ce18" table:formula="of:=[$'blpl-t300'.AE58]" office:value-type="float" office:value="-147" calcext:value-type="float">
            <text:p>-147</text:p>
          </table:table-cell>
          <table:table-cell table:style-name="ce18" table:formula="of:=[$'sbpl-t300'.AE58]" office:value-type="float" office:value="-147" calcext:value-type="float">
            <text:p>-147</text:p>
          </table:table-cell>
          <table:table-cell table:formula="of:=MIN([.L59:.O59])" office:value-type="float" office:value="-147" calcext:value-type="float">
            <text:p>-147</text:p>
          </table:table-cell>
          <table:table-cell table:formula="of:=ABS([.L59]-CEILING([.$C59]))" office:value-type="float" office:value="0" calcext:value-type="float">
            <text:p>0</text:p>
          </table:table-cell>
          <table:table-cell table:formula="of:=IFERROR(ABS([.M59]-CEILING([.$C59]));&quot;-&quot;)" office:value-type="float" office:value="0" calcext:value-type="float">
            <text:p>0</text:p>
          </table:table-cell>
          <table:table-cell table:formula="of:=ABS([.N59]-CEILING([.$C59]))" office:value-type="float" office:value="0" calcext:value-type="float">
            <text:p>0</text:p>
          </table:table-cell>
          <table:table-cell table:formula="of:=ABS([.O59]-CEILING([.$C59]))" office:value-type="float" office:value="0" calcext:value-type="float">
            <text:p>0</text:p>
          </table:table-cell>
          <table:table-cell table:formula="of:=IFERROR(ABS(([.L59]-CEILING([.$C59]))/CEILING([.$C59]));IF([.Q59]&lt;&gt;&quot;*&quot;;[.Q59];&quot;*&quot;))" office:value-type="float" office:value="0" calcext:value-type="float">
            <text:p>0,00</text:p>
          </table:table-cell>
          <table:table-cell table:formula="of:=IFERROR(ABS(([.M59]-CEILING([.$C59]))/CEILING([.$C59]));IF([.R59]&lt;&gt;&quot;*&quot;;[.R59];&quot;*&quot;))" office:value-type="float" office:value="0" calcext:value-type="float">
            <text:p>0,00</text:p>
          </table:table-cell>
          <table:table-cell table:formula="of:=IFERROR(ABS(([.N59]-CEILING([.$C59]))/CEILING([.$C59]));IF([.S59]&lt;&gt;&quot;*&quot;;[.S59];&quot;*&quot;))" office:value-type="float" office:value="0" calcext:value-type="float">
            <text:p>0,00</text:p>
          </table:table-cell>
          <table:table-cell table:formula="of:=IFERROR(ABS(([.O59]-CEILING([.$C59]))/CEILING([.$C59]));IF([.T59]&lt;&gt;&quot;*&quot;;[.T59];&quot;*&quot;))" office:value-type="float" office:value="0" calcext:value-type="float">
            <text:p>0,00</text:p>
          </table:table-cell>
          <table:table-cell table:formula="of:=IF([.L59]=[.$P59];1;&quot;&quot;)" office:value-type="float" office:value="1" calcext:value-type="float">
            <text:p>1</text:p>
          </table:table-cell>
          <table:table-cell table:formula="of:=IF([.M59]=[.$P59];1;&quot;&quot;)" office:value-type="float" office:value="1" calcext:value-type="float">
            <text:p>1</text:p>
          </table:table-cell>
          <table:table-cell table:formula="of:=IF([.N59]=[.$P59];1;&quot;&quot;)" office:value-type="float" office:value="1" calcext:value-type="float">
            <text:p>1</text:p>
          </table:table-cell>
          <table:table-cell table:formula="of:=IF([.O59]=[.$P59];1;&quot;&quot;)" office:value-type="float" office:value="1" calcext:value-type="float">
            <text:p>1</text:p>
          </table:table-cell>
          <table:table-cell table:number-columns-repeated="8"/>
          <table:table-cell table:formula="of:=CONCATENATE([.A59];&quot;&amp;&quot;;[.B59];&quot;&amp;&quot;;IF([.E59]=1;CONCATENATE(&quot;\h{&quot;;[.C59];&quot;}&quot;);[.C59]);&quot;&amp;&quot;;[.H59];&quot;&amp;&quot;;IF([.J59]=0;CONCATENATE(&quot;\uu{&quot;;[.I59];&quot;}&quot;);[.I59]);&quot;&amp;&quot;;IF([.L59]=[.P59];CONCATENATE(&quot;\h{&quot;;[.L59];&quot;}&quot;);[.L59]);&quot;&amp;&quot;;IF([.M59]=[.P59];CONCATENATE(&quot;\h{&quot;;[.M59];&quot;}&quot;);[.M59]);&quot;&amp;&quot;;IF([.N59]=[.P59];CONCATENATE(&quot;\h{&quot;;[.N59];&quot;}&quot;);[.N59]);&quot;&amp;&quot;;IF([.O59]=[.P59];CONCATENATE(&quot;\h{&quot;;[.O59];&quot;}&quot;);[.O59]);&quot;\\\hline&quot;)" office:value-type="string" office:string-value="r4-5-500-1&amp;0,85&amp;-147,6&amp;-147&amp;\uu{-147}&amp;\h{-147}&amp;\h{-147}&amp;\h{-147}&amp;\h{-147}\\\hline" calcext:value-type="string">
            <text:p>r4-5-500-1&amp;0,85&amp;-147,6&amp;-147&amp;\uu{-147}&amp;\h{-147}&amp;\h{-147}&amp;\h{-147}&amp;\h{-147}\\\hline</text:p>
          </table:table-cell>
          <table:table-cell table:number-columns-repeated="8"/>
        </table:table-row>
        <table:table-row table:style-name="ro2">
          <table:table-cell table:formula="of:=[$ra.AA59]" office:value-type="string" office:string-value="r4-5-500-2" calcext:value-type="string">
            <text:p>r4-5-500-2</text:p>
          </table:table-cell>
          <table:table-cell table:formula="of:=ROUND([$ra.AB59];2)" office:value-type="float" office:value="0.5" calcext:value-type="float">
            <text:p>0,5</text:p>
          </table:table-cell>
          <table:table-cell table:style-name="ce14" table:formula="of:=ROUND([$ra.AC59];1)" office:value-type="float" office:value="-135.6" calcext:value-type="float">
            <text:p>-135,6</text:p>
          </table:table-cell>
          <table:table-cell table:style-name="ce12" table:formula="of:=IF([ra.S59]=5;&quot;*&quot;;[ra.I59])" office:value-type="float" office:value="0.033997" calcext:value-type="float">
            <text:p>0,0</text:p>
          </table:table-cell>
          <table:table-cell table:formula="of:=IF([ra.S59]=11;1;&quot;&quot;)">
            <text:p/>
          </table:table-cell>
          <table:table-cell table:style-name="ce23" table:formula="of:=IFERROR(IF([.I60]=0;ABS(CEILING([.C60]));ABS(([.I60]-CEILING([.C60]))/[.I60]));&quot;*&quot;)" office:value-type="float" office:value="0" calcext:value-type="float">
            <text:p>0,00</text:p>
          </table:table-cell>
          <table:table-cell table:style-name="ce23" table:formula="of:=IFERROR([.I60]-CEILING([.C60]);&quot;*&quot;)" office:value-type="float" office:value="0" calcext:value-type="float">
            <text:p>0,00</text:p>
          </table:table-cell>
          <table:table-cell table:style-name="ce12" table:formula="of:=ROUND([exact.J59];1)" office:value-type="float" office:value="-135" calcext:value-type="float">
            <text:p>-135,0</text:p>
          </table:table-cell>
          <table:table-cell table:formula="of:=ROUND([exact.K59];0)" office:value-type="float" office:value="-135" calcext:value-type="float">
            <text:p>-135</text:p>
          </table:table-cell>
          <table:table-cell table:style-name="ce12" table:formula="of:=IF([exact.L59]&lt;1000000;100*[exact.L59];&quot;*&quot;)" office:value-type="float" office:value="0" calcext:value-type="float">
            <text:p>0,0</text:p>
          </table:table-cell>
          <table:table-cell table:style-name="ce12" table:formula="of:=IF([exact.S59]=5;&quot;*&quot;;[exact.I59])" office:value-type="float" office:value="0.06919" calcext:value-type="float">
            <text:p>0,1</text:p>
          </table:table-cell>
          <table:table-cell table:style-name="ce18" table:formula="of:=[$ra.AE59]" office:value-type="float" office:value="-135" calcext:value-type="float">
            <text:p>-135</text:p>
          </table:table-cell>
          <table:table-cell table:style-name="ce18" table:formula="of:=[$'bcpa-t600'.AE59]" office:value-type="float" office:value="-135" calcext:value-type="float">
            <text:p>-135</text:p>
          </table:table-cell>
          <table:table-cell table:style-name="ce18" table:formula="of:=[$'blpl-t300'.AE59]" office:value-type="float" office:value="-135" calcext:value-type="float">
            <text:p>-135</text:p>
          </table:table-cell>
          <table:table-cell table:style-name="ce18" table:formula="of:=[$'sbpl-t300'.AE59]" office:value-type="float" office:value="-135" calcext:value-type="float">
            <text:p>-135</text:p>
          </table:table-cell>
          <table:table-cell table:formula="of:=MIN([.L60:.O60])" office:value-type="float" office:value="-135" calcext:value-type="float">
            <text:p>-135</text:p>
          </table:table-cell>
          <table:table-cell table:formula="of:=ABS([.L60]-CEILING([.$C60]))" office:value-type="float" office:value="0" calcext:value-type="float">
            <text:p>0</text:p>
          </table:table-cell>
          <table:table-cell table:formula="of:=IFERROR(ABS([.M60]-CEILING([.$C60]));&quot;-&quot;)" office:value-type="float" office:value="0" calcext:value-type="float">
            <text:p>0</text:p>
          </table:table-cell>
          <table:table-cell table:formula="of:=ABS([.N60]-CEILING([.$C60]))" office:value-type="float" office:value="0" calcext:value-type="float">
            <text:p>0</text:p>
          </table:table-cell>
          <table:table-cell table:formula="of:=ABS([.O60]-CEILING([.$C60]))" office:value-type="float" office:value="0" calcext:value-type="float">
            <text:p>0</text:p>
          </table:table-cell>
          <table:table-cell table:formula="of:=IFERROR(ABS(([.L60]-CEILING([.$C60]))/CEILING([.$C60]));IF([.Q60]&lt;&gt;&quot;*&quot;;[.Q60];&quot;*&quot;))" office:value-type="float" office:value="0" calcext:value-type="float">
            <text:p>0,00</text:p>
          </table:table-cell>
          <table:table-cell table:formula="of:=IFERROR(ABS(([.M60]-CEILING([.$C60]))/CEILING([.$C60]));IF([.R60]&lt;&gt;&quot;*&quot;;[.R60];&quot;*&quot;))" office:value-type="float" office:value="0" calcext:value-type="float">
            <text:p>0,00</text:p>
          </table:table-cell>
          <table:table-cell table:formula="of:=IFERROR(ABS(([.N60]-CEILING([.$C60]))/CEILING([.$C60]));IF([.S60]&lt;&gt;&quot;*&quot;;[.S60];&quot;*&quot;))" office:value-type="float" office:value="0" calcext:value-type="float">
            <text:p>0,00</text:p>
          </table:table-cell>
          <table:table-cell table:formula="of:=IFERROR(ABS(([.O60]-CEILING([.$C60]))/CEILING([.$C60]));IF([.T60]&lt;&gt;&quot;*&quot;;[.T60];&quot;*&quot;))" office:value-type="float" office:value="0" calcext:value-type="float">
            <text:p>0,00</text:p>
          </table:table-cell>
          <table:table-cell table:formula="of:=IF([.L60]=[.$P60];1;&quot;&quot;)" office:value-type="float" office:value="1" calcext:value-type="float">
            <text:p>1</text:p>
          </table:table-cell>
          <table:table-cell table:formula="of:=IF([.M60]=[.$P60];1;&quot;&quot;)" office:value-type="float" office:value="1" calcext:value-type="float">
            <text:p>1</text:p>
          </table:table-cell>
          <table:table-cell table:formula="of:=IF([.N60]=[.$P60];1;&quot;&quot;)" office:value-type="float" office:value="1" calcext:value-type="float">
            <text:p>1</text:p>
          </table:table-cell>
          <table:table-cell table:formula="of:=IF([.O60]=[.$P60];1;&quot;&quot;)" office:value-type="float" office:value="1" calcext:value-type="float">
            <text:p>1</text:p>
          </table:table-cell>
          <table:table-cell table:number-columns-repeated="8"/>
          <table:table-cell table:formula="of:=CONCATENATE([.A60];&quot;&amp;&quot;;[.B60];&quot;&amp;&quot;;IF([.E60]=1;CONCATENATE(&quot;\h{&quot;;[.C60];&quot;}&quot;);[.C60]);&quot;&amp;&quot;;[.H60];&quot;&amp;&quot;;IF([.J60]=0;CONCATENATE(&quot;\uu{&quot;;[.I60];&quot;}&quot;);[.I60]);&quot;&amp;&quot;;IF([.L60]=[.P60];CONCATENATE(&quot;\h{&quot;;[.L60];&quot;}&quot;);[.L60]);&quot;&amp;&quot;;IF([.M60]=[.P60];CONCATENATE(&quot;\h{&quot;;[.M60];&quot;}&quot;);[.M60]);&quot;&amp;&quot;;IF([.N60]=[.P60];CONCATENATE(&quot;\h{&quot;;[.N60];&quot;}&quot;);[.N60]);&quot;&amp;&quot;;IF([.O60]=[.P60];CONCATENATE(&quot;\h{&quot;;[.O60];&quot;}&quot;);[.O60]);&quot;\\\hline&quot;)" office:value-type="string" office:string-value="r4-5-500-2&amp;0,5&amp;-135,6&amp;-135&amp;\uu{-135}&amp;\h{-135}&amp;\h{-135}&amp;\h{-135}&amp;\h{-135}\\\hline" calcext:value-type="string">
            <text:p>r4-5-500-2&amp;0,5&amp;-135,6&amp;-135&amp;\uu{-135}&amp;\h{-135}&amp;\h{-135}&amp;\h{-135}&amp;\h{-135}\\\hline</text:p>
          </table:table-cell>
          <table:table-cell table:number-columns-repeated="8"/>
        </table:table-row>
        <table:table-row table:style-name="ro2">
          <table:table-cell table:formula="of:=[$ra.AA60]" office:value-type="string" office:string-value="r4-5-750-1" calcext:value-type="string">
            <text:p>r4-5-750-1</text:p>
          </table:table-cell>
          <table:table-cell table:formula="of:=ROUND([$ra.AB60];2)" office:value-type="float" office:value="0.6" calcext:value-type="float">
            <text:p>0,6</text:p>
          </table:table-cell>
          <table:table-cell table:style-name="ce14" table:formula="of:=ROUND([$ra.AC60];1)" office:value-type="float" office:value="-233.2" calcext:value-type="float">
            <text:p>-233,2</text:p>
          </table:table-cell>
          <table:table-cell table:style-name="ce12" table:formula="of:=IF([ra.S60]=5;&quot;*&quot;;[ra.I60])" office:value-type="float" office:value="0.07689" calcext:value-type="float">
            <text:p>0,1</text:p>
          </table:table-cell>
          <table:table-cell table:formula="of:=IF([ra.S60]=11;1;&quot;&quot;)">
            <text:p/>
          </table:table-cell>
          <table:table-cell table:style-name="ce23" table:formula="of:=IFERROR(IF([.I61]=0;ABS(CEILING([.C61]));ABS(([.I61]-CEILING([.C61]))/[.I61]));&quot;*&quot;)" office:value-type="float" office:value="0" calcext:value-type="float">
            <text:p>0,00</text:p>
          </table:table-cell>
          <table:table-cell table:style-name="ce23" table:formula="of:=IFERROR([.I61]-CEILING([.C61]);&quot;*&quot;)" office:value-type="float" office:value="0" calcext:value-type="float">
            <text:p>0,00</text:p>
          </table:table-cell>
          <table:table-cell table:style-name="ce12" table:formula="of:=ROUND([exact.J60];1)" office:value-type="float" office:value="-233" calcext:value-type="float">
            <text:p>-233,0</text:p>
          </table:table-cell>
          <table:table-cell table:formula="of:=ROUND([exact.K60];0)" office:value-type="float" office:value="-233" calcext:value-type="float">
            <text:p>-233</text:p>
          </table:table-cell>
          <table:table-cell table:style-name="ce12" table:formula="of:=IF([exact.L60]&lt;1000000;100*[exact.L60];&quot;*&quot;)" office:value-type="float" office:value="0" calcext:value-type="float">
            <text:p>0,0</text:p>
          </table:table-cell>
          <table:table-cell table:style-name="ce12" table:formula="of:=IF([exact.S60]=5;&quot;*&quot;;[exact.I60])" office:value-type="float" office:value="0.222377" calcext:value-type="float">
            <text:p>0,2</text:p>
          </table:table-cell>
          <table:table-cell table:style-name="ce18" table:formula="of:=[$ra.AE60]" office:value-type="float" office:value="-232" calcext:value-type="float">
            <text:p>-232</text:p>
          </table:table-cell>
          <table:table-cell table:style-name="ce18" table:formula="of:=[$'bcpa-t600'.AE60]" office:value-type="float" office:value="-232" calcext:value-type="float">
            <text:p>-232</text:p>
          </table:table-cell>
          <table:table-cell table:style-name="ce18" table:formula="of:=[$'blpl-t300'.AE60]" office:value-type="float" office:value="-232" calcext:value-type="float">
            <text:p>-232</text:p>
          </table:table-cell>
          <table:table-cell table:style-name="ce18" table:formula="of:=[$'sbpl-t300'.AE60]" office:value-type="float" office:value="-232" calcext:value-type="float">
            <text:p>-232</text:p>
          </table:table-cell>
          <table:table-cell table:formula="of:=MIN([.L61:.O61])" office:value-type="float" office:value="-232" calcext:value-type="float">
            <text:p>-232</text:p>
          </table:table-cell>
          <table:table-cell table:formula="of:=ABS([.L61]-CEILING([.$C61]))" office:value-type="float" office:value="1" calcext:value-type="float">
            <text:p>1</text:p>
          </table:table-cell>
          <table:table-cell table:formula="of:=IFERROR(ABS([.M61]-CEILING([.$C61]));&quot;-&quot;)" office:value-type="float" office:value="1" calcext:value-type="float">
            <text:p>1</text:p>
          </table:table-cell>
          <table:table-cell table:formula="of:=ABS([.N61]-CEILING([.$C61]))" office:value-type="float" office:value="1" calcext:value-type="float">
            <text:p>1</text:p>
          </table:table-cell>
          <table:table-cell table:formula="of:=ABS([.O61]-CEILING([.$C61]))" office:value-type="float" office:value="1" calcext:value-type="float">
            <text:p>1</text:p>
          </table:table-cell>
          <table:table-cell table:formula="of:=IFERROR(ABS(([.L61]-CEILING([.$C61]))/CEILING([.$C61]));IF([.Q61]&lt;&gt;&quot;*&quot;;[.Q61];&quot;*&quot;))" office:value-type="float" office:value="0.00429184549356223" calcext:value-type="float">
            <text:p>0,00</text:p>
          </table:table-cell>
          <table:table-cell table:formula="of:=IFERROR(ABS(([.M61]-CEILING([.$C61]))/CEILING([.$C61]));IF([.R61]&lt;&gt;&quot;*&quot;;[.R61];&quot;*&quot;))" office:value-type="float" office:value="0.00429184549356223" calcext:value-type="float">
            <text:p>0,00</text:p>
          </table:table-cell>
          <table:table-cell table:formula="of:=IFERROR(ABS(([.N61]-CEILING([.$C61]))/CEILING([.$C61]));IF([.S61]&lt;&gt;&quot;*&quot;;[.S61];&quot;*&quot;))" office:value-type="float" office:value="0.00429184549356223" calcext:value-type="float">
            <text:p>0,00</text:p>
          </table:table-cell>
          <table:table-cell table:formula="of:=IFERROR(ABS(([.O61]-CEILING([.$C61]))/CEILING([.$C61]));IF([.T61]&lt;&gt;&quot;*&quot;;[.T61];&quot;*&quot;))" office:value-type="float" office:value="0.00429184549356223" calcext:value-type="float">
            <text:p>0,00</text:p>
          </table:table-cell>
          <table:table-cell table:formula="of:=IF([.L61]=[.$P61];1;&quot;&quot;)" office:value-type="float" office:value="1" calcext:value-type="float">
            <text:p>1</text:p>
          </table:table-cell>
          <table:table-cell table:formula="of:=IF([.M61]=[.$P61];1;&quot;&quot;)" office:value-type="float" office:value="1" calcext:value-type="float">
            <text:p>1</text:p>
          </table:table-cell>
          <table:table-cell table:formula="of:=IF([.N61]=[.$P61];1;&quot;&quot;)" office:value-type="float" office:value="1" calcext:value-type="float">
            <text:p>1</text:p>
          </table:table-cell>
          <table:table-cell table:formula="of:=IF([.O61]=[.$P61];1;&quot;&quot;)" office:value-type="float" office:value="1" calcext:value-type="float">
            <text:p>1</text:p>
          </table:table-cell>
          <table:table-cell table:number-columns-repeated="8"/>
          <table:table-cell table:formula="of:=CONCATENATE([.A61];&quot;&amp;&quot;;[.B61];&quot;&amp;&quot;;IF([.E61]=1;CONCATENATE(&quot;\h{&quot;;[.C61];&quot;}&quot;);[.C61]);&quot;&amp;&quot;;[.H61];&quot;&amp;&quot;;IF([.J61]=0;CONCATENATE(&quot;\uu{&quot;;[.I61];&quot;}&quot;);[.I61]);&quot;&amp;&quot;;IF([.L61]=[.P61];CONCATENATE(&quot;\h{&quot;;[.L61];&quot;}&quot;);[.L61]);&quot;&amp;&quot;;IF([.M61]=[.P61];CONCATENATE(&quot;\h{&quot;;[.M61];&quot;}&quot;);[.M61]);&quot;&amp;&quot;;IF([.N61]=[.P61];CONCATENATE(&quot;\h{&quot;;[.N61];&quot;}&quot;);[.N61]);&quot;&amp;&quot;;IF([.O61]=[.P61];CONCATENATE(&quot;\h{&quot;;[.O61];&quot;}&quot;);[.O61]);&quot;\\\hline&quot;)" office:value-type="string" office:string-value="r4-5-750-1&amp;0,6&amp;-233,2&amp;-233&amp;\uu{-233}&amp;\h{-232}&amp;\h{-232}&amp;\h{-232}&amp;\h{-232}\\\hline" calcext:value-type="string">
            <text:p>r4-5-750-1&amp;0,6&amp;-233,2&amp;-233&amp;\uu{-233}&amp;\h{-232}&amp;\h{-232}&amp;\h{-232}&amp;\h{-232}\\\hline</text:p>
          </table:table-cell>
          <table:table-cell table:number-columns-repeated="8"/>
        </table:table-row>
        <table:table-row table:style-name="ro2">
          <table:table-cell table:formula="of:=[$ra.AA61]" office:value-type="string" office:string-value="r4-5-750-2" calcext:value-type="string">
            <text:p>r4-5-750-2</text:p>
          </table:table-cell>
          <table:table-cell table:formula="of:=ROUND([$ra.AB61];2)" office:value-type="float" office:value="0.6" calcext:value-type="float">
            <text:p>0,6</text:p>
          </table:table-cell>
          <table:table-cell table:style-name="ce14" table:formula="of:=ROUND([$ra.AC61];1)" office:value-type="float" office:value="-200.8" calcext:value-type="float">
            <text:p>-200,8</text:p>
          </table:table-cell>
          <table:table-cell table:style-name="ce12" table:formula="of:=IF([ra.S61]=5;&quot;*&quot;;[ra.I61])" office:value-type="float" office:value="0.067684" calcext:value-type="float">
            <text:p>0,1</text:p>
          </table:table-cell>
          <table:table-cell table:formula="of:=IF([ra.S61]=11;1;&quot;&quot;)">
            <text:p/>
          </table:table-cell>
          <table:table-cell table:style-name="ce23" table:formula="of:=IFERROR(IF([.I62]=0;ABS(CEILING([.C62]));ABS(([.I62]-CEILING([.C62]))/[.I62]));&quot;*&quot;)" office:value-type="float" office:value="0" calcext:value-type="float">
            <text:p>0,00</text:p>
          </table:table-cell>
          <table:table-cell table:style-name="ce23" table:formula="of:=IFERROR([.I62]-CEILING([.C62]);&quot;*&quot;)" office:value-type="float" office:value="0" calcext:value-type="float">
            <text:p>0,00</text:p>
          </table:table-cell>
          <table:table-cell table:style-name="ce12" table:formula="of:=ROUND([exact.J61];1)" office:value-type="float" office:value="-200" calcext:value-type="float">
            <text:p>-200,0</text:p>
          </table:table-cell>
          <table:table-cell table:formula="of:=ROUND([exact.K61];0)" office:value-type="float" office:value="-200" calcext:value-type="float">
            <text:p>-200</text:p>
          </table:table-cell>
          <table:table-cell table:style-name="ce12" table:formula="of:=IF([exact.L61]&lt;1000000;100*[exact.L61];&quot;*&quot;)" office:value-type="float" office:value="0" calcext:value-type="float">
            <text:p>0,0</text:p>
          </table:table-cell>
          <table:table-cell table:style-name="ce12" table:formula="of:=IF([exact.S61]=5;&quot;*&quot;;[exact.I61])" office:value-type="float" office:value="0.12491" calcext:value-type="float">
            <text:p>0,1</text:p>
          </table:table-cell>
          <table:table-cell table:style-name="ce18" table:formula="of:=[$ra.AE61]" office:value-type="float" office:value="-200" calcext:value-type="float">
            <text:p>-200</text:p>
          </table:table-cell>
          <table:table-cell table:style-name="ce18" table:formula="of:=[$'bcpa-t600'.AE61]" office:value-type="float" office:value="-200" calcext:value-type="float">
            <text:p>-200</text:p>
          </table:table-cell>
          <table:table-cell table:style-name="ce18" table:formula="of:=[$'blpl-t300'.AE61]" office:value-type="float" office:value="-200" calcext:value-type="float">
            <text:p>-200</text:p>
          </table:table-cell>
          <table:table-cell table:style-name="ce18" table:formula="of:=[$'sbpl-t300'.AE61]" office:value-type="float" office:value="-200" calcext:value-type="float">
            <text:p>-200</text:p>
          </table:table-cell>
          <table:table-cell table:formula="of:=MIN([.L62:.O62])" office:value-type="float" office:value="-200" calcext:value-type="float">
            <text:p>-200</text:p>
          </table:table-cell>
          <table:table-cell table:formula="of:=ABS([.L62]-CEILING([.$C62]))" office:value-type="float" office:value="0" calcext:value-type="float">
            <text:p>0</text:p>
          </table:table-cell>
          <table:table-cell table:formula="of:=IFERROR(ABS([.M62]-CEILING([.$C62]));&quot;-&quot;)" office:value-type="float" office:value="0" calcext:value-type="float">
            <text:p>0</text:p>
          </table:table-cell>
          <table:table-cell table:formula="of:=ABS([.N62]-CEILING([.$C62]))" office:value-type="float" office:value="0" calcext:value-type="float">
            <text:p>0</text:p>
          </table:table-cell>
          <table:table-cell table:formula="of:=ABS([.O62]-CEILING([.$C62]))" office:value-type="float" office:value="0" calcext:value-type="float">
            <text:p>0</text:p>
          </table:table-cell>
          <table:table-cell table:formula="of:=IFERROR(ABS(([.L62]-CEILING([.$C62]))/CEILING([.$C62]));IF([.Q62]&lt;&gt;&quot;*&quot;;[.Q62];&quot;*&quot;))" office:value-type="float" office:value="0" calcext:value-type="float">
            <text:p>0,00</text:p>
          </table:table-cell>
          <table:table-cell table:formula="of:=IFERROR(ABS(([.M62]-CEILING([.$C62]))/CEILING([.$C62]));IF([.R62]&lt;&gt;&quot;*&quot;;[.R62];&quot;*&quot;))" office:value-type="float" office:value="0" calcext:value-type="float">
            <text:p>0,00</text:p>
          </table:table-cell>
          <table:table-cell table:formula="of:=IFERROR(ABS(([.N62]-CEILING([.$C62]))/CEILING([.$C62]));IF([.S62]&lt;&gt;&quot;*&quot;;[.S62];&quot;*&quot;))" office:value-type="float" office:value="0" calcext:value-type="float">
            <text:p>0,00</text:p>
          </table:table-cell>
          <table:table-cell table:formula="of:=IFERROR(ABS(([.O62]-CEILING([.$C62]))/CEILING([.$C62]));IF([.T62]&lt;&gt;&quot;*&quot;;[.T62];&quot;*&quot;))" office:value-type="float" office:value="0" calcext:value-type="float">
            <text:p>0,00</text:p>
          </table:table-cell>
          <table:table-cell table:formula="of:=IF([.L62]=[.$P62];1;&quot;&quot;)" office:value-type="float" office:value="1" calcext:value-type="float">
            <text:p>1</text:p>
          </table:table-cell>
          <table:table-cell table:formula="of:=IF([.M62]=[.$P62];1;&quot;&quot;)" office:value-type="float" office:value="1" calcext:value-type="float">
            <text:p>1</text:p>
          </table:table-cell>
          <table:table-cell table:formula="of:=IF([.N62]=[.$P62];1;&quot;&quot;)" office:value-type="float" office:value="1" calcext:value-type="float">
            <text:p>1</text:p>
          </table:table-cell>
          <table:table-cell table:formula="of:=IF([.O62]=[.$P62];1;&quot;&quot;)" office:value-type="float" office:value="1" calcext:value-type="float">
            <text:p>1</text:p>
          </table:table-cell>
          <table:table-cell table:number-columns-repeated="8"/>
          <table:table-cell table:formula="of:=CONCATENATE([.A62];&quot;&amp;&quot;;[.B62];&quot;&amp;&quot;;IF([.E62]=1;CONCATENATE(&quot;\h{&quot;;[.C62];&quot;}&quot;);[.C62]);&quot;&amp;&quot;;[.H62];&quot;&amp;&quot;;IF([.J62]=0;CONCATENATE(&quot;\uu{&quot;;[.I62];&quot;}&quot;);[.I62]);&quot;&amp;&quot;;IF([.L62]=[.P62];CONCATENATE(&quot;\h{&quot;;[.L62];&quot;}&quot;);[.L62]);&quot;&amp;&quot;;IF([.M62]=[.P62];CONCATENATE(&quot;\h{&quot;;[.M62];&quot;}&quot;);[.M62]);&quot;&amp;&quot;;IF([.N62]=[.P62];CONCATENATE(&quot;\h{&quot;;[.N62];&quot;}&quot;);[.N62]);&quot;&amp;&quot;;IF([.O62]=[.P62];CONCATENATE(&quot;\h{&quot;;[.O62];&quot;}&quot;);[.O62]);&quot;\\\hline&quot;)" office:value-type="string" office:string-value="r4-5-750-2&amp;0,6&amp;-200,8&amp;-200&amp;\uu{-200}&amp;\h{-200}&amp;\h{-200}&amp;\h{-200}&amp;\h{-200}\\\hline" calcext:value-type="string">
            <text:p>r4-5-750-2&amp;0,6&amp;-200,8&amp;-200&amp;\uu{-200}&amp;\h{-200}&amp;\h{-200}&amp;\h{-200}&amp;\h{-200}\\\hline</text:p>
          </table:table-cell>
          <table:table-cell table:number-columns-repeated="8"/>
        </table:table-row>
        <table:table-row table:style-name="ro1" table:number-rows-repeated="239">
          <table:table-cell table:number-columns-repeated="11"/>
          <table:table-cell table:style-name="ce18" table:number-columns-repeated="4"/>
          <table:table-cell table:number-columns-repeated="30"/>
        </table:table-row>
        <table:table-row table:style-name="ro1" table:number-rows-repeated="1048274">
          <table:table-cell table:number-columns-repeated="45"/>
        </table:table-row>
        <table:table-row table:style-name="ro1">
          <table:table-cell table:number-columns-repeated="45"/>
        </table:table-row>
        <calcext:conditional-formats>
          <calcext:conditional-format calcext:target-range-address="resumo.L3:resumo.O301">
            <calcext:condition calcext:apply-style-name="destaque" calcext:value="=[.$P3]" calcext:base-cell-address="resumo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staque" style:family="table-cell" style:parent-style-name="Default">
      <style:text-properties fo:color="#0000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2:21:12.231821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1:44:15.918432998</meta:creation-date>
    <dc:date>2021-02-10T23:16:57.509551841</dc:date>
    <meta:editing-duration>PT6H9M58S</meta:editing-duration>
    <meta:editing-cycles>34</meta:editing-cycles>
    <meta:generator>LibreOffice/6.1.5.2$Linux_X86_64 LibreOffice_project/10$Build-2</meta:generator>
    <meta:document-statistic meta:table-count="6" meta:cell-count="12072" meta:object-count="0"/>
  </office:meta>
</office:document-meta>
</file>